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ova" svg:font-family="'Arial Nova'" style:font-family-generic="system" style:font-pitch="variable"/>
    <style:font-face style:name="Arial Nova1" svg:font-family="'Arial Nova', 'Arial Nova_MSFontService'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Courier New" svg:font-family="'Courier New'" style:font-adornments="Normal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D Digi Kyokasho NK-B" svg:font-family="'UD Digi Kyokasho NK-B'" style:font-family-generic="roman" style:font-pitch="variable"/>
    <style:font-face style:name="UD Digi Kyokasho NK-B1" svg:font-family="'UD Digi Kyokasho NK-B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Ficha-Básico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Ficha-Básico.A" style:family="table-column">
      <style:table-column-properties style:column-width="2.602cm"/>
    </style:style>
    <style:style style:name="Ficha-Básico.B" style:family="table-column">
      <style:table-column-properties style:column-width="5.239cm"/>
    </style:style>
    <style:style style:name="Ficha-Básico.C" style:family="table-column">
      <style:table-column-properties style:column-width="4.157cm"/>
    </style:style>
    <style:style style:name="Ficha-Básico.D" style:family="table-column">
      <style:table-column-properties style:column-width="5.002cm"/>
    </style:style>
    <style:style style:name="Ficha-Básico.1" style:family="table-row">
      <style:table-row-properties style:min-row-height="0.529cm" fo:background-color="transparent" fo:keep-together="auto">
        <style:background-image/>
      </style:table-row-properties>
    </style:style>
    <style:style style:name="Ficha-Básico.A1" style:family="table-cell">
      <style:table-cell-properties style:vertical-align="middle" fo:background-color="#f5f5f5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Ficha-Básico.B1" style:family="table-cell">
      <style:table-cell-properties style:vertical-align="middle" fo:background-color="#ffffff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Ficha-Básico.D1" style:family="table-cell">
      <style:table-cell-properties style:vertical-align="middle" fo:background-color="#ffffff" fo:padding="0.199cm" fo:border="0.05pt solid #f5f5f5" style:writing-mode="lr-tb">
        <style:background-image/>
      </style:table-cell-properties>
    </style:style>
    <style:style style:name="Ficha-Básico.2" style:family="table-row">
      <style:table-row-properties style:min-row-height="0.191cm" fo:background-color="transparent" fo:keep-together="auto">
        <style:background-image/>
      </style:table-row-properties>
    </style:style>
    <style:style style:name="Ficha-Básico.A2" style:family="table-cell">
      <style:table-cell-properties style:vertical-align="middle" fo:background-color="#f5f5f5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Ficha-Básico.B2" style:family="table-cell">
      <style:table-cell-properties style:vertical-align="middle" fo:background-color="#ffffff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Ficha-Básico.D2" style:family="table-cell">
      <style:table-cell-properties style:vertical-align="middle" fo:background-color="#ffffff" fo:padding="0.19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Ficha-Atributos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Ficha-Atributos.A" style:family="table-column">
      <style:table-column-properties style:column-width="3.307cm"/>
    </style:style>
    <style:style style:name="Ficha-Atributos.B" style:family="table-column">
      <style:table-column-properties style:column-width="2.267cm"/>
    </style:style>
    <style:style style:name="Ficha-Atributos.C" style:family="table-column">
      <style:table-column-properties style:column-width="3.93cm"/>
    </style:style>
    <style:style style:name="Ficha-Atributos.D" style:family="table-column">
      <style:table-column-properties style:column-width="1.836cm"/>
    </style:style>
    <style:style style:name="Ficha-Atributos.E" style:family="table-column">
      <style:table-column-properties style:column-width="3.256cm"/>
    </style:style>
    <style:style style:name="Ficha-Atributos.F" style:family="table-column">
      <style:table-column-properties style:column-width="2.404cm"/>
    </style:style>
    <style:style style:name="Ficha-Atributos.1" style:family="table-row">
      <style:table-row-properties style:min-row-height="0.529cm" fo:background-color="transparent" fo:keep-together="auto">
        <style:background-image/>
      </style:table-row-properties>
    </style:style>
    <style:style style:name="Ficha-Atributos.A1" style:family="table-cell">
      <style:table-cell-properties style:vertical-align="middle" fo:background-color="#f5f5f5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Ficha-Atributos.B1" style:family="table-cell">
      <style:table-cell-properties style:vertical-align="middle" fo:background-color="#ffffff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Ficha-Atributos.F1" style:family="table-cell">
      <style:table-cell-properties style:vertical-align="middle" fo:background-color="#ffffff" fo:padding="0.199cm" fo:border="0.05pt solid #f5f5f5" style:writing-mode="lr-tb">
        <style:background-image/>
      </style:table-cell-properties>
    </style:style>
    <style:style style:name="Ficha-Atributos.A2" style:family="table-cell">
      <style:table-cell-properties style:vertical-align="middle" fo:background-color="#f5f5f5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Ficha-Atributos.B2" style:family="table-cell">
      <style:table-cell-properties style:vertical-align="middle" fo:background-color="#ffffff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Ficha-Atributos.F2" style:family="table-cell">
      <style:table-cell-properties style:vertical-align="middle" fo:background-color="#ffffff" fo:padding="0.19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Ficha-Habilidades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Ficha-Habilidades.A" style:family="table-column">
      <style:table-column-properties style:column-width="4.3cm"/>
    </style:style>
    <style:style style:name="Ficha-Habilidades.B" style:family="table-column">
      <style:table-column-properties style:column-width="0.903cm"/>
    </style:style>
    <style:style style:name="Ficha-Habilidades.C" style:family="table-column">
      <style:table-column-properties style:column-width="5.006cm"/>
    </style:style>
    <style:style style:name="Ficha-Habilidades.D" style:family="table-column">
      <style:table-column-properties style:column-width="0.882cm"/>
    </style:style>
    <style:style style:name="Ficha-Habilidades.E" style:family="table-column">
      <style:table-column-properties style:column-width="5.004cm"/>
    </style:style>
    <style:style style:name="Ficha-Habilidades.F" style:family="table-column">
      <style:table-column-properties style:column-width="0.905cm"/>
    </style:style>
    <style:style style:name="Ficha-Habilidades.1" style:family="table-row">
      <style:table-row-properties style:min-row-height="0.529cm" fo:background-color="transparent" fo:keep-together="auto">
        <style:background-image/>
      </style:table-row-properties>
    </style:style>
    <style:style style:name="Ficha-Habilidades.A1" style:family="table-cell">
      <style:table-cell-properties style:vertical-align="middle" fo:background-color="#f5f5f5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Ficha-Habilidades.B1" style:family="table-cell">
      <style:table-cell-properties style:vertical-align="middle" fo:background-color="#ffffff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Ficha-Habilidades.F1" style:family="table-cell">
      <style:table-cell-properties style:vertical-align="middle" fo:background-color="#ffffff" fo:padding="0.199cm" fo:border="0.05pt solid #f5f5f5" style:writing-mode="lr-tb">
        <style:background-image/>
      </style:table-cell-properties>
    </style:style>
    <style:style style:name="Ficha-Habilidades.A2" style:family="table-cell">
      <style:table-cell-properties style:vertical-align="middle" fo:background-color="#f5f5f5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Ficha-Habilidades.B2" style:family="table-cell">
      <style:table-cell-properties style:vertical-align="middle" fo:background-color="#ffffff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Ficha-Habilidades.F2" style:family="table-cell">
      <style:table-cell-properties style:vertical-align="middle" fo:background-color="#ffffff" fo:padding="0.19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Ficha-Habilidades.5" style:family="table-row">
      <style:table-row-properties style:min-row-height="1.058cm" fo:background-color="transparent" fo:keep-together="auto">
        <style:background-image/>
      </style:table-row-properties>
    </style:style>
    <style:style style:name="Ficha-Habilidades.8" style:family="table-row">
      <style:table-row-properties style:min-row-height="0.609cm" fo:background-color="transparent" fo:keep-together="auto">
        <style:background-image/>
      </style:table-row-properties>
    </style:style>
    <style:style style:name="Ficha-Condicoes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Ficha-Condicoes.A" style:family="table-column">
      <style:table-column-properties style:column-width="6.197cm"/>
    </style:style>
    <style:style style:name="Ficha-Condicoes.B" style:family="table-column">
      <style:table-column-properties style:column-width="2.91cm"/>
    </style:style>
    <style:style style:name="Ficha-Condicoes.C" style:family="table-column">
      <style:table-column-properties style:column-width="5.242cm"/>
    </style:style>
    <style:style style:name="Ficha-Condicoes.D" style:family="table-column">
      <style:table-column-properties style:column-width="2.651cm"/>
    </style:style>
    <style:style style:name="Ficha-Condicoes.1" style:family="table-row">
      <style:table-row-properties style:min-row-height="0.529cm" fo:background-color="transparent" fo:keep-together="auto">
        <style:background-image/>
      </style:table-row-properties>
    </style:style>
    <style:style style:name="Ficha-Condicoes.A1" style:family="table-cell">
      <style:table-cell-properties style:vertical-align="middle" fo:background-color="#f5f5f5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Ficha-Condicoes.B1" style:family="table-cell">
      <style:table-cell-properties style:vertical-align="middle" fo:background-color="#ffffff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Ficha-Condicoes.D1" style:family="table-cell">
      <style:table-cell-properties style:vertical-align="middle" fo:background-color="#ffffff" fo:padding="0.199cm" fo:border="0.05pt solid #f5f5f5" style:writing-mode="lr-tb">
        <style:background-image/>
      </style:table-cell-properties>
    </style:style>
    <style:style style:name="Ficha-Condicoes.A2" style:family="table-cell">
      <style:table-cell-properties style:vertical-align="middle" fo:background-color="#f5f5f5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Ficha-Condicoes.B2" style:family="table-cell">
      <style:table-cell-properties style:vertical-align="middle" fo:background-color="#ffffff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Ficha-Condicoes.D2" style:family="table-cell">
      <style:table-cell-properties style:vertical-align="middle" fo:background-color="#ffffff" fo:padding="0.19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8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8.A" style:family="table-column">
      <style:table-column-properties style:column-width="8.5cm"/>
    </style:style>
    <style:style style:name="Tabela8.1" style:family="table-row">
      <style:table-row-properties style:min-row-height="0.529cm" fo:background-color="transparent" fo:keep-together="auto">
        <style:background-image/>
      </style:table-row-properties>
    </style:style>
    <style:style style:name="Tabela8.A1" style:family="table-cell">
      <style:table-cell-properties style:vertical-align="middle" fo:background-color="#f5f5f5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Tabela8.B1" style:family="table-cell">
      <style:table-cell-properties style:vertical-align="middle" fo:background-color="#f5f5f5" fo:padding="0.199cm" fo:border="0.05pt solid #f5f5f5" style:writing-mode="lr-tb">
        <style:background-image/>
      </style:table-cell-properties>
    </style:style>
    <style:style style:name="Tabela8.A2" style:family="table-cell">
      <style:table-cell-properties style:vertical-align="middle" fo:background-color="#ffffff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Tabela8.B2" style:family="table-cell">
      <style:table-cell-properties style:vertical-align="middle" fo:background-color="#ffffff" fo:padding="0.19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5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5.A" style:family="table-column">
      <style:table-column-properties style:column-width="8.5cm"/>
    </style:style>
    <style:style style:name="Tabela5.1" style:family="table-row">
      <style:table-row-properties style:min-row-height="0.529cm" fo:background-color="transparent" fo:keep-together="auto">
        <style:background-image/>
      </style:table-row-properties>
    </style:style>
    <style:style style:name="Tabela5.A1" style:family="table-cell">
      <style:table-cell-properties style:vertical-align="middle" fo:background-color="#f5f5f5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Tabela5.B1" style:family="table-cell">
      <style:table-cell-properties style:vertical-align="middle" fo:background-color="#f5f5f5" fo:padding="0.199cm" fo:border="0.05pt solid #f5f5f5" style:writing-mode="lr-tb">
        <style:background-image/>
      </style:table-cell-properties>
    </style:style>
    <style:style style:name="Tabela5.A2" style:family="table-cell">
      <style:table-cell-properties style:vertical-align="middle" fo:background-color="#ffffff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Tabela5.B2" style:family="table-cell">
      <style:table-cell-properties style:vertical-align="middle" fo:background-color="#ffffff" fo:padding="0.19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6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6.A" style:family="table-column">
      <style:table-column-properties style:column-width="8.5cm"/>
    </style:style>
    <style:style style:name="Tabela6.1" style:family="table-row">
      <style:table-row-properties style:min-row-height="0.529cm"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#f5f5f5" fo:padding="0.19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Tabela6.B1" style:family="table-cell">
      <style:table-cell-properties style:vertical-align="middle" fo:background-color="#f5f5f5" fo:padding="0.199cm" fo:border="0.05pt solid #f5f5f5" style:writing-mode="lr-tb">
        <style:background-image/>
      </style:table-cell-properties>
    </style:style>
    <style:style style:name="Tabela6.2" style:family="table-row">
      <style:table-row-properties style:min-row-height="0.115cm" fo:background-color="transparent" fo:keep-together="auto">
        <style:background-image/>
      </style:table-row-properties>
    </style:style>
    <style:style style:name="Tabela6.A2" style:family="table-cell">
      <style:table-cell-properties style:vertical-align="middle" fo:background-color="#ffffff" fo:padding="0.199cm" fo:border-left="0.05pt solid #f5f5f5" fo:border-right="none" fo:border-top="none" fo:border-bottom="0.05pt solid #f5f5f5" style:writing-mode="lr-tb">
        <style:background-image/>
      </style:table-cell-properties>
    </style:style>
    <style:style style:name="Tabela6.B2" style:family="table-cell">
      <style:table-cell-properties style:vertical-align="middle" fo:background-color="#ffffff" fo:padding="0.19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9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9.A" style:family="table-column">
      <style:table-column-properties style:column-width="17cm"/>
    </style:style>
    <style:style style:name="Tabela9.1" style:family="table-row">
      <style:table-row-properties style:min-row-height="0.529cm" fo:background-color="transparent" fo:keep-together="auto">
        <style:background-image/>
      </style:table-row-properties>
    </style:style>
    <style:style style:name="Tabela9.A1" style:family="table-cell">
      <style:table-cell-properties style:vertical-align="middle" fo:background-color="#f5f5f5" fo:padding="0.199cm" fo:border="0.05pt solid #f5f5f5" style:writing-mode="lr-tb">
        <style:background-image/>
      </style:table-cell-properties>
    </style:style>
    <style:style style:name="Tabela9.A2" style:family="table-cell">
      <style:table-cell-properties style:vertical-align="middle" fo:background-color="#ffffff" fo:padding="0.19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26" style:family="table">
      <style:table-properties style:width="17cm" table:align="center" fo:background-color="transparent">
        <style:background-image/>
      </style:table-properties>
    </style:style>
    <style:style style:name="Tabela26.A" style:family="table-column">
      <style:table-column-properties style:column-width="4.101cm"/>
    </style:style>
    <style:style style:name="Tabela26.B" style:family="table-column">
      <style:table-column-properties style:column-width="12.899cm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style:vertical-align="middle" fo:background-color="#f5f5f5" fo:padding="0.101cm" fo:border-left="0.05pt solid #ffffff" fo:border-right="none" fo:border-top="0.05pt solid #ffffff" fo:border-bottom="0.05pt solid #ffffff">
        <style:background-image/>
      </style:table-cell-properties>
    </style:style>
    <style:style style:name="Tabela26.B1" style:family="table-cell">
      <style:table-cell-properties style:vertical-align="middle" fo:background-color="#f5f5f5" fo:padding="0.101cm" fo:border="0.05pt solid #ffffff">
        <style:background-image/>
      </style:table-cell-properties>
    </style:style>
    <style:style style:name="Tabela26.A2" style:family="table-cell">
      <style:table-cell-properties style:vertical-align="middle" fo:background-color="#ffffff" fo:padding="0.101cm" fo:border-left="0.05pt solid #ffffff" fo:border-right="none" fo:border-top="none" fo:border-bottom="0.05pt solid #ffffff">
        <style:background-image/>
      </style:table-cell-properties>
    </style:style>
    <style:style style:name="Tabela26.B2" style:family="table-cell">
      <style:table-cell-properties style:vertical-align="middle" fo:background-color="#ffffff" fo:padding="0.101cm" fo:border-left="0.05pt solid #ffffff" fo:border-right="0.05pt solid #ffffff" fo:border-top="none" fo:border-bottom="0.05pt solid #ffffff">
        <style:background-image/>
      </style:table-cell-properties>
    </style:style>
    <style:style style:name="Tabela26.A3" style:family="table-cell">
      <style:table-cell-properties style:vertical-align="middle" fo:background-color="#f5f5f5" fo:padding="0.101cm" fo:border-left="0.05pt solid #ffffff" fo:border-right="none" fo:border-top="none" fo:border-bottom="0.05pt solid #ffffff">
        <style:background-image/>
      </style:table-cell-properties>
    </style:style>
    <style:style style:name="Tabela26.B3" style:family="table-cell">
      <style:table-cell-properties style:vertical-align="middle" fo:background-color="#f5f5f5" fo:padding="0.101cm" fo:border-left="0.05pt solid #ffffff" fo:border-right="0.05pt solid #ffffff" fo:border-top="none" fo:border-bottom="0.05pt solid #ffffff">
        <style:background-image/>
      </style:table-cell-properties>
    </style:style>
    <style:style style:name="Tabela26.4" style:family="table-row">
      <style:table-row-properties style:min-row-height="1.083cm" fo:background-color="transparent">
        <style:background-image/>
      </style:table-row-properties>
    </style:style>
    <style:style style:name="Tabela27" style:family="table">
      <style:table-properties style:width="17cm" fo:margin-top="0cm" fo:margin-bottom="0cm" table:align="center" fo:background-color="transparent">
        <style:background-image/>
      </style:table-properties>
    </style:style>
    <style:style style:name="Tabela27.A" style:family="table-column">
      <style:table-column-properties style:column-width="4.219cm"/>
    </style:style>
    <style:style style:name="Tabela27.B" style:family="table-column">
      <style:table-column-properties style:column-width="12.781cm"/>
    </style:style>
    <style:style style:name="Tabela27.1" style:family="table-row">
      <style:table-row-properties style:min-row-height="1.263cm" fo:background-color="transparent" fo:keep-together="auto">
        <style:background-image/>
      </style:table-row-properties>
    </style:style>
    <style:style style:name="Tabela27.A1" style:family="table-cell">
      <style:table-cell-properties style:vertical-align="middle" fo:background-color="#f5f5f5" fo:padding="0.101cm" fo:border-left="0.05pt solid #f5f5f5" fo:border-right="none" fo:border-top="0.05pt solid #f5f5f5" fo:border-bottom="0.05pt solid #f5f5f5">
        <style:background-image/>
      </style:table-cell-properties>
    </style:style>
    <style:style style:name="Tabela27.B1" style:family="table-cell">
      <style:table-cell-properties style:vertical-align="middle" fo:background-color="#f5f5f5" fo:padding="0.101cm" fo:border="0.05pt solid #f5f5f5">
        <style:background-image/>
      </style:table-cell-properties>
    </style:style>
    <style:style style:name="Tabela27.A2" style:family="table-cell">
      <style:table-cell-properties style:vertical-align="middle" fo:background-color="#ffffff" fo:padding="0.101cm" fo:border-left="0.05pt solid #f5f5f5" fo:border-right="none" fo:border-top="none" fo:border-bottom="0.05pt solid #f5f5f5">
        <style:background-image/>
      </style:table-cell-properties>
    </style:style>
    <style:style style:name="Tabela27.B2" style:family="table-cell">
      <style:table-cell-properties style:vertical-align="middle" fo:background-color="#ffffff" fo:padding="0.101cm" fo:border-left="0.05pt solid #f5f5f5" fo:border-right="0.05pt solid #f5f5f5" fo:border-top="none" fo:border-bottom="0.05pt solid #f5f5f5">
        <style:background-image/>
      </style:table-cell-properties>
    </style:style>
    <style:style style:name="Tabela27.A3" style:family="table-cell">
      <style:table-cell-properties style:vertical-align="middle" fo:background-color="#f5f5f5" fo:padding="0.101cm" fo:border-left="0.05pt solid #f5f5f5" fo:border-right="none" fo:border-top="none" fo:border-bottom="0.05pt solid #f5f5f5">
        <style:background-image/>
      </style:table-cell-properties>
    </style:style>
    <style:style style:name="Tabela27.B3" style:family="table-cell">
      <style:table-cell-properties style:vertical-align="middle" fo:background-color="#f5f5f5" fo:padding="0.101cm" fo:border-left="0.05pt solid #f5f5f5" fo:border-right="0.05pt solid #f5f5f5" fo:border-top="none" fo:border-bottom="0.05pt solid #f5f5f5">
        <style:background-image/>
      </style:table-cell-properties>
    </style:style>
    <style:style style:name="Tabela28" style:family="table">
      <style:table-properties style:width="17cm" table:align="center" fo:background-color="transparent" style:may-break-between-rows="true" table:border-model="collapsing">
        <style:background-image/>
      </style:table-properties>
    </style:style>
    <style:style style:name="Tabela28.A" style:family="table-column">
      <style:table-column-properties style:column-width="5.212cm"/>
    </style:style>
    <style:style style:name="Tabela28.B" style:family="table-column">
      <style:table-column-properties style:column-width="11.788cm"/>
    </style:style>
    <style:style style:name="Tabela28.1" style:family="table-row">
      <style:table-row-properties style:row-height="0.7cm" fo:background-color="transparent" fo:keep-together="auto">
        <style:background-image/>
      </style:table-row-properties>
    </style:style>
    <style:style style:name="Tabela28.A1" style:family="table-cell">
      <style:table-cell-properties style:vertical-align="middle" fo:background-color="#f5f5f5" fo:padding="0cm" fo:border-left="0.05pt solid #f5f5f5" fo:border-right="none" fo:border-top="0.05pt solid #f5f5f5" fo:border-bottom="0.05pt solid #f5f5f5" style:writing-mode="page">
        <style:background-image/>
      </style:table-cell-properties>
    </style:style>
    <style:style style:name="Tabela28.B1" style:family="table-cell">
      <style:table-cell-properties style:vertical-align="middle" fo:background-color="#f5f5f5" fo:padding="0cm" fo:border="0.05pt solid #f5f5f5" style:writing-mode="page">
        <style:background-image/>
      </style:table-cell-properties>
    </style:style>
    <style:style style:name="Tabela28.A2" style:family="table-cell">
      <style:table-cell-properties style:vertical-align="middle" fo:background-color="#ffffff" fo:padding="0cm" fo:border-left="0.05pt solid #f5f5f5" fo:border-right="none" fo:border-top="none" fo:border-bottom="0.05pt solid #f5f5f5" style:writing-mode="page">
        <style:background-image/>
      </style:table-cell-properties>
    </style:style>
    <style:style style:name="Tabela28.B2" style:family="table-cell">
      <style:table-cell-properties style:vertical-align="middle" fo:background-color="#ffffff" fo:padding="0cm" fo:border-left="0.05pt solid #f5f5f5" fo:border-right="0.05pt solid #f5f5f5" fo:border-top="none" fo:border-bottom="0.05pt solid #f5f5f5" style:writing-mode="page">
        <style:background-image/>
      </style:table-cell-properties>
    </style:style>
    <style:style style:name="Tabela28.A3" style:family="table-cell">
      <style:table-cell-properties style:vertical-align="middle" fo:background-color="#f5f5f5" fo:padding="0cm" fo:border-left="0.05pt solid #f5f5f5" fo:border-right="none" fo:border-top="none" fo:border-bottom="0.05pt solid #f5f5f5" style:writing-mode="page">
        <style:background-image/>
      </style:table-cell-properties>
    </style:style>
    <style:style style:name="Tabela28.B3" style:family="table-cell">
      <style:table-cell-properties style:vertical-align="middle" fo:background-color="#f5f5f5" fo:padding="0cm" fo:border-left="0.05pt solid #f5f5f5" fo:border-right="0.05pt solid #f5f5f5" fo:border-top="none" fo:border-bottom="0.05pt solid #f5f5f5" style:writing-mode="page">
        <style:background-image/>
      </style:table-cell-properties>
    </style:style>
    <style:style style:name="Tabela29" style:family="table">
      <style:table-properties style:width="17cm" table:align="center" fo:background-color="transparent">
        <style:background-image/>
      </style:table-properties>
    </style:style>
    <style:style style:name="Tabela29.A" style:family="table-column">
      <style:table-column-properties style:column-width="8.5cm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f5f5f5" fo:padding="0.049cm" fo:border-left="0.5pt solid #f5f5f5" fo:border-right="none" fo:border-top="0.5pt solid #f5f5f5" fo:border-bottom="0.5pt solid #f5f5f5">
        <style:background-image/>
      </style:table-cell-properties>
    </style:style>
    <style:style style:name="Tabela29.B1" style:family="table-cell">
      <style:table-cell-properties fo:background-color="#f5f5f5" fo:padding="0.049cm" fo:border="0.5pt solid #f5f5f5">
        <style:background-image/>
      </style:table-cell-properties>
    </style:style>
    <style:style style:name="Tabela29.A2" style:family="table-cell">
      <style:table-cell-properties fo:background-color="#ffffff" fo:padding="0.049cm" fo:border-left="0.5pt solid #f5f5f5" fo:border-right="none" fo:border-top="none" fo:border-bottom="0.5pt solid #f5f5f5">
        <style:background-image/>
      </style:table-cell-properties>
    </style:style>
    <style:style style:name="Tabela29.B2" style:family="table-cell">
      <style:table-cell-properties fo:background-color="#ffffff" fo:padding="0.049cm" fo:border-left="0.5pt solid #f5f5f5" fo:border-right="0.5pt solid #f5f5f5" fo:border-top="none" fo:border-bottom="0.5pt solid #f5f5f5">
        <style:background-image/>
      </style:table-cell-properties>
    </style:style>
    <style:style style:name="Tabela29.A3" style:family="table-cell">
      <style:table-cell-properties fo:background-color="#f5f5f5" fo:padding="0.049cm" fo:border-left="0.5pt solid #f5f5f5" fo:border-right="none" fo:border-top="none" fo:border-bottom="0.5pt solid #f5f5f5">
        <style:background-image/>
      </style:table-cell-properties>
    </style:style>
    <style:style style:name="Tabela29.B3" style:family="table-cell">
      <style:table-cell-properties fo:background-color="#f5f5f5" fo:padding="0.049cm" fo:border-left="0.5pt solid #f5f5f5" fo:border-right="0.5pt solid #f5f5f5" fo:border-top="none" fo:border-bottom="0.5pt solid #f5f5f5">
        <style:background-image/>
      </style:table-cell-properties>
    </style:style>
    <style:style style:name="Tabela30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30.A" style:family="table-column">
      <style:table-column-properties style:column-width="5.821cm"/>
    </style:style>
    <style:style style:name="Tabela30.B" style:family="table-column">
      <style:table-column-properties style:column-width="4.212cm"/>
    </style:style>
    <style:style style:name="Tabela30.C" style:family="table-column">
      <style:table-column-properties style:column-width="6.967cm"/>
    </style:style>
    <style:style style:name="Tabela30.1" style:family="table-row">
      <style:table-row-properties style:min-row-height="0.529cm" fo:background-color="transparent" fo:keep-together="auto">
        <style:background-image/>
      </style:table-row-properties>
    </style:style>
    <style:style style:name="Tabela30.A1" style:family="table-cell">
      <style:table-cell-properties style:vertical-align="" fo:background-color="#f5f5f5" fo:padding="0.01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Tabela30.C1" style:family="table-cell">
      <style:table-cell-properties style:vertical-align="" fo:background-color="#f5f5f5" fo:padding="0.019cm" fo:border="0.05pt solid #f5f5f5" style:writing-mode="lr-tb">
        <style:background-image/>
      </style:table-cell-properties>
    </style:style>
    <style:style style:name="Tabela30.2" style:family="table-row">
      <style:table-row-properties fo:background-color="transparent" fo:keep-together="auto">
        <style:background-image/>
      </style:table-row-properties>
    </style:style>
    <style:style style:name="Tabela30.A2" style:family="table-cell">
      <style:table-cell-properties style:vertical-align="" fo:background-color="#ffffff" fo:padding="0.019cm" fo:border-left="0.05pt solid #f5f5f5" fo:border-right="none" fo:border-top="none" fo:border-bottom="0.05pt solid #f5f5f5" style:writing-mode="lr-tb">
        <style:background-image/>
      </style:table-cell-properties>
    </style:style>
    <style:style style:name="Tabela30.C2" style:family="table-cell">
      <style:table-cell-properties style:vertical-align="" fo:background-color="#ffffff" fo:padding="0.01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30.3" style:family="table-row">
      <style:table-row-properties fo:background-color="transparent" fo:keep-together="auto">
        <style:background-image/>
      </style:table-row-properties>
    </style:style>
    <style:style style:name="Tabela30.A3" style:family="table-cell">
      <style:table-cell-properties style:vertical-align="" fo:background-color="#f5f5f5" fo:padding="0.019cm" fo:border-left="0.05pt solid #f5f5f5" fo:border-right="none" fo:border-top="none" fo:border-bottom="0.05pt solid #f5f5f5" style:writing-mode="lr-tb">
        <style:background-image/>
      </style:table-cell-properties>
    </style:style>
    <style:style style:name="Tabela30.C3" style:family="table-cell">
      <style:table-cell-properties style:vertical-align="" fo:background-color="#f5f5f5" fo:padding="0.01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30.4" style:family="table-row">
      <style:table-row-properties fo:background-color="transparent" fo:keep-together="auto">
        <style:background-image/>
      </style:table-row-properties>
    </style:style>
    <style:style style:name="Tabela30.6" style:family="table-row">
      <style:table-row-properties fo:background-color="transparent" fo:keep-together="auto">
        <style:background-image/>
      </style:table-row-properties>
    </style:style>
    <style:style style:name="Tabela30.7" style:family="table-row">
      <style:table-row-properties style:min-row-height="0.162cm" fo:background-color="transparent" fo:keep-together="auto">
        <style:background-image/>
      </style:table-row-properties>
    </style:style>
    <style:style style:name="Tabela35" style:family="table">
      <style:table-properties style:width="17cm" table:align="center" fo:background-color="transparent">
        <style:background-image/>
      </style:table-properties>
    </style:style>
    <style:style style:name="Tabela35.A" style:family="table-column">
      <style:table-column-properties style:column-width="17cm"/>
    </style:style>
    <style:style style:name="Tabela35.1" style:family="table-row">
      <style:table-row-properties fo:background-color="transparent">
        <style:background-image/>
      </style:table-row-properties>
    </style:style>
    <style:style style:name="Tabela35.A1" style:family="table-cell">
      <style:table-cell-properties fo:background-color="#f5f5f5" fo:padding="0.097cm" fo:border="0.05pt solid #ffffff">
        <style:background-image/>
      </style:table-cell-properties>
    </style:style>
    <style:style style:name="Tabela35.A2" style:family="table-cell">
      <style:table-cell-properties fo:background-color="#ffffff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ela35.A3" style:family="table-cell">
      <style:table-cell-properties fo:background-color="#f5f5f5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ela34" style:family="table">
      <style:table-properties style:width="17cm" table:align="center" fo:background-color="transparent">
        <style:background-image/>
      </style:table-properties>
    </style:style>
    <style:style style:name="Tabela34.A" style:family="table-column">
      <style:table-column-properties style:column-width="5.099cm"/>
    </style:style>
    <style:style style:name="Tabela34.B" style:family="table-column">
      <style:table-column-properties style:column-width="11.901cm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f5f5f5" fo:padding="0.097cm" fo:border-left="0.05pt solid #f5f5f5" fo:border-right="none" fo:border-top="0.05pt solid #f5f5f5" fo:border-bottom="0.05pt solid #f5f5f5">
        <style:background-image/>
      </style:table-cell-properties>
    </style:style>
    <style:style style:name="Tabela34.B1" style:family="table-cell">
      <style:table-cell-properties fo:background-color="#f5f5f5" fo:padding="0.097cm" fo:border="0.05pt solid #f5f5f5">
        <style:background-image/>
      </style:table-cell-properties>
    </style:style>
    <style:style style:name="Tabela34.A2" style:family="table-cell">
      <style:table-cell-properties fo:background-color="#ffffff" fo:padding="0.097cm" fo:border-left="0.05pt solid #f5f5f5" fo:border-right="none" fo:border-top="none" fo:border-bottom="0.05pt solid #f5f5f5">
        <style:background-image/>
      </style:table-cell-properties>
    </style:style>
    <style:style style:name="Tabela34.B2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4.A3" style:family="table-cell">
      <style:table-cell-properties fo:background-color="#f5f5f5" fo:padding="0.097cm" fo:border-left="0.05pt solid #f5f5f5" fo:border-right="none" fo:border-top="none" fo:border-bottom="0.05pt solid #f5f5f5">
        <style:background-image/>
      </style:table-cell-properties>
    </style:style>
    <style:style style:name="Tabela34.B3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25" style:family="table">
      <style:table-properties style:width="17cm" table:align="center" fo:background-color="transparent" style:writing-mode="lr-tb">
        <style:background-image/>
      </style:table-properties>
    </style:style>
    <style:style style:name="Tabela25.A" style:family="table-column">
      <style:table-column-properties style:column-width="3.007cm"/>
    </style:style>
    <style:style style:name="Tabela25.B" style:family="table-column">
      <style:table-column-properties style:column-width="9.804cm"/>
    </style:style>
    <style:style style:name="Tabela25.C" style:family="table-column">
      <style:table-column-properties style:column-width="4.189cm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f5f5f5" fo:padding="0.097cm" fo:border-left="0.05pt solid #f5f5f5" fo:border-right="none" fo:border-top="0.05pt solid #f5f5f5" fo:border-bottom="0.05pt solid #f5f5f5">
        <style:background-image/>
      </style:table-cell-properties>
    </style:style>
    <style:style style:name="Tabela25.C1" style:family="table-cell">
      <style:table-cell-properties fo:background-color="#f5f5f5" fo:padding="0.097cm" fo:border="0.05pt solid #f5f5f5">
        <style:background-image/>
      </style:table-cell-properties>
    </style:style>
    <style:style style:name="Tabela25.A2" style:family="table-cell">
      <style:table-cell-properties style:vertical-align="middle" fo:background-color="#ffffff" fo:padding="0.097cm" fo:border-left="0.05pt solid #f5f5f5" fo:border-right="none" fo:border-top="none" fo:border-bottom="0.05pt solid #f5f5f5">
        <style:background-image/>
      </style:table-cell-properties>
    </style:style>
    <style:style style:name="Tabela25.C2" style:family="table-cell">
      <style:table-cell-properties style:vertical-align="middle"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25.A3" style:family="table-cell">
      <style:table-cell-properties style:vertical-align="middle" fo:background-color="#f5f5f5" fo:padding="0.097cm" fo:border-left="0.05pt solid #f5f5f5" fo:border-right="none" fo:border-top="none" fo:border-bottom="0.05pt solid #f5f5f5">
        <style:background-image/>
      </style:table-cell-properties>
    </style:style>
    <style:style style:name="Tabela25.C3" style:family="table-cell">
      <style:table-cell-properties style:vertical-align="middle"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2" style:family="table">
      <style:table-properties style:width="17cm" table:align="center" fo:background-color="transparent" style:writing-mode="lr-tb">
        <style:background-image/>
      </style:table-properties>
    </style:style>
    <style:style style:name="Tabela32.A" style:family="table-column">
      <style:table-column-properties style:column-width="3.103cm"/>
    </style:style>
    <style:style style:name="Tabela32.B" style:family="table-column">
      <style:table-column-properties style:column-width="13.898cm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f5f5f5" fo:padding="0.097cm" fo:border-left="0.05pt solid #f5f5f5" fo:border-right="none" fo:border-top="0.05pt solid #f5f5f5" fo:border-bottom="0.05pt solid #f5f5f5">
        <style:background-image/>
      </style:table-cell-properties>
    </style:style>
    <style:style style:name="Tabela32.B1" style:family="table-cell">
      <style:table-cell-properties fo:background-color="#f5f5f5" fo:padding="0.097cm" fo:border="0.05pt solid #f5f5f5">
        <style:background-image/>
      </style:table-cell-properties>
    </style:style>
    <style:style style:name="Tabela32.A2" style:family="table-cell">
      <style:table-cell-properties fo:background-color="#ffffff" fo:padding="0.097cm" fo:border-left="0.05pt solid #f5f5f5" fo:border-right="none" fo:border-top="none" fo:border-bottom="0.05pt solid #f5f5f5">
        <style:background-image/>
      </style:table-cell-properties>
    </style:style>
    <style:style style:name="Tabela32.B2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2.A3" style:family="table-cell">
      <style:table-cell-properties fo:background-color="#f5f5f5" fo:padding="0.097cm" fo:border-left="0.05pt solid #f5f5f5" fo:border-right="none" fo:border-top="none" fo:border-bottom="0.05pt solid #f5f5f5">
        <style:background-image/>
      </style:table-cell-properties>
    </style:style>
    <style:style style:name="Tabela32.B3" style:family="table-cell">
      <style:table-cell-properties style:vertical-align="middle"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2.B4" style:family="table-cell">
      <style:table-cell-properties style:vertical-align="middle"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6" style:family="table">
      <style:table-properties style:width="17cm" table:align="center" fo:background-color="transparent" style:writing-mode="lr-tb">
        <style:background-image/>
      </style:table-properties>
    </style:style>
    <style:style style:name="Tabela36.A" style:family="table-column">
      <style:table-column-properties style:column-width="17cm"/>
    </style:style>
    <style:style style:name="Tabela36.1" style:family="table-row">
      <style:table-row-properties style:min-row-height="0.794cm" fo:background-color="transparent">
        <style:background-image/>
      </style:table-row-properties>
    </style:style>
    <style:style style:name="Tabela36.A1" style:family="table-cell">
      <style:table-cell-properties fo:background-color="#f5f5f5" fo:padding="0.097cm" fo:border="0.05pt solid #f5f5f5">
        <style:background-image/>
      </style:table-cell-properties>
    </style:style>
    <style:style style:name="Tabela36.2" style:family="table-row">
      <style:table-row-properties fo:background-color="transparent">
        <style:background-image/>
      </style:table-row-properties>
    </style:style>
    <style:style style:name="Tabela36.A2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3" style:family="table">
      <style:table-properties style:width="17cm" table:align="center" fo:background-color="transparent" style:writing-mode="lr-tb">
        <style:background-image/>
      </style:table-properties>
    </style:style>
    <style:style style:name="Tabela33.A" style:family="table-column">
      <style:table-column-properties style:column-width="3.103cm"/>
    </style:style>
    <style:style style:name="Tabela33.B" style:family="table-column">
      <style:table-column-properties style:column-width="13.898cm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f5f5f5" fo:padding="0.097cm" fo:border-left="0.05pt solid #f5f5f5" fo:border-right="none" fo:border-top="0.05pt solid #f5f5f5" fo:border-bottom="0.05pt solid #f5f5f5">
        <style:background-image/>
      </style:table-cell-properties>
    </style:style>
    <style:style style:name="Tabela33.B1" style:family="table-cell">
      <style:table-cell-properties fo:background-color="#f5f5f5" fo:padding="0.097cm" fo:border="0.05pt solid #f5f5f5">
        <style:background-image/>
      </style:table-cell-properties>
    </style:style>
    <style:style style:name="Tabela33.A2" style:family="table-cell">
      <style:table-cell-properties fo:background-color="#ffffff" fo:padding="0.097cm" fo:border-left="0.05pt solid #f5f5f5" fo:border-right="none" fo:border-top="none" fo:border-bottom="0.05pt solid #f5f5f5">
        <style:background-image/>
      </style:table-cell-properties>
    </style:style>
    <style:style style:name="Tabela33.B2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3.A3" style:family="table-cell">
      <style:table-cell-properties fo:background-color="#f5f5f5" fo:padding="0.097cm" fo:border-left="0.05pt solid #f5f5f5" fo:border-right="none" fo:border-top="none" fo:border-bottom="0.05pt solid #f5f5f5">
        <style:background-image/>
      </style:table-cell-properties>
    </style:style>
    <style:style style:name="Tabela33.B3" style:family="table-cell">
      <style:table-cell-properties style:vertical-align="middle"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3.B4" style:family="table-cell">
      <style:table-cell-properties style:vertical-align="middle"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7" style:family="table">
      <style:table-properties style:width="17cm" table:align="center" fo:background-color="transparent" style:writing-mode="lr-tb">
        <style:background-image/>
      </style:table-properties>
    </style:style>
    <style:style style:name="Tabela37.A" style:family="table-column">
      <style:table-column-properties style:column-width="3.007cm"/>
    </style:style>
    <style:style style:name="Tabela37.B" style:family="table-column">
      <style:table-column-properties style:column-width="2.704cm"/>
    </style:style>
    <style:style style:name="Tabela37.C" style:family="table-column">
      <style:table-column-properties style:column-width="3.593cm"/>
    </style:style>
    <style:style style:name="Tabela37.D" style:family="table-column">
      <style:table-column-properties style:column-width="4.286cm"/>
    </style:style>
    <style:style style:name="Tabela37.E" style:family="table-column">
      <style:table-column-properties style:column-width="3.41cm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f5f5f5" fo:padding="0.097cm" fo:border="0.05pt solid #f5f5f5">
        <style:background-image/>
      </style:table-cell-properties>
    </style:style>
    <style:style style:name="Tabela37.A2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7.A3" style:family="table-cell">
      <style:table-cell-properties fo:background-color="#f5f5f5" fo:padding="0.097cm" fo:border-left="0.05pt solid #f5f5f5" fo:border-right="none" fo:border-top="0.05pt solid #f5f5f5" fo:border-bottom="0.05pt solid #f5f5f5">
        <style:background-image/>
      </style:table-cell-properties>
    </style:style>
    <style:style style:name="Tabela37.4" style:family="table-row">
      <style:table-row-properties style:min-row-height="0.878cm" fo:background-color="transparent">
        <style:background-image/>
      </style:table-row-properties>
    </style:style>
    <style:style style:name="Tabela37.A4" style:family="table-cell">
      <style:table-cell-properties fo:background-color="#ffffff" fo:padding="0.097cm" fo:border-left="0.05pt solid #f5f5f5" fo:border-right="none" fo:border-top="none" fo:border-bottom="0.05pt solid #f5f5f5">
        <style:background-image/>
      </style:table-cell-properties>
    </style:style>
    <style:style style:name="Tabela38" style:family="table">
      <style:table-properties style:width="17cm" table:align="center" fo:background-color="transparent" style:writing-mode="lr-tb">
        <style:background-image/>
      </style:table-properties>
    </style:style>
    <style:style style:name="Tabela38.A" style:family="table-column">
      <style:table-column-properties style:column-width="2.693cm"/>
    </style:style>
    <style:style style:name="Tabela38.B" style:family="table-column">
      <style:table-column-properties style:column-width="14.307cm"/>
    </style:style>
    <style:style style:name="Tabela38.1" style:family="table-row">
      <style:table-row-properties fo:background-color="transparent">
        <style:background-image/>
      </style:table-row-properties>
    </style:style>
    <style:style style:name="Tabela38.A1" style:family="table-cell">
      <style:table-cell-properties fo:background-color="#f5f5f5" fo:padding="0.097cm" fo:border-left="0.05pt solid #f5f5f5" fo:border-right="none" fo:border-top="0.05pt solid #f5f5f5" fo:border-bottom="0.05pt solid #f5f5f5">
        <style:background-image/>
      </style:table-cell-properties>
    </style:style>
    <style:style style:name="Tabela38.B1" style:family="table-cell">
      <style:table-cell-properties fo:background-color="#f5f5f5" fo:padding="0.097cm" fo:border="0.05pt solid #f5f5f5">
        <style:background-image/>
      </style:table-cell-properties>
    </style:style>
    <style:style style:name="Tabela38.A2" style:family="table-cell">
      <style:table-cell-properties fo:background-color="#ffffff" fo:padding="0.097cm" fo:border-left="0.05pt solid #f5f5f5" fo:border-right="none" fo:border-top="none" fo:border-bottom="0.05pt solid #f5f5f5">
        <style:background-image/>
      </style:table-cell-properties>
    </style:style>
    <style:style style:name="Tabela38.B2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38.A3" style:family="table-cell">
      <style:table-cell-properties fo:background-color="#f5f5f5" fo:padding="0.097cm" fo:border-left="0.05pt solid #f5f5f5" fo:border-right="none" fo:border-top="none" fo:border-bottom="0.05pt solid #f5f5f5">
        <style:background-image/>
      </style:table-cell-properties>
    </style:style>
    <style:style style:name="Tabela38.B3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41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41.A" style:family="table-column">
      <style:table-column-properties style:column-width="2.718cm"/>
    </style:style>
    <style:style style:name="Tabela41.B" style:family="table-column">
      <style:table-column-properties style:column-width="7.094cm"/>
    </style:style>
    <style:style style:name="Tabela41.C" style:family="table-column">
      <style:table-column-properties style:column-width="7.188cm"/>
    </style:style>
    <style:style style:name="Tabela41.1" style:family="table-row">
      <style:table-row-properties style:min-row-height="0.529cm" fo:background-color="transparent" fo:keep-together="auto">
        <style:background-image/>
      </style:table-row-properties>
    </style:style>
    <style:style style:name="Tabela41.A1" style:family="table-cell">
      <style:table-cell-properties style:vertical-align="" fo:background-color="#f5f5f5" fo:padding="0.01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Tabela41.C1" style:family="table-cell">
      <style:table-cell-properties style:vertical-align="" fo:background-color="#f5f5f5" fo:padding="0.019cm" fo:border="0.05pt solid #f5f5f5" style:writing-mode="lr-tb">
        <style:background-image/>
      </style:table-cell-properties>
    </style:style>
    <style:style style:name="Tabela41.2" style:family="table-row">
      <style:table-row-properties fo:background-color="transparent" fo:keep-together="auto">
        <style:background-image/>
      </style:table-row-properties>
    </style:style>
    <style:style style:name="Tabela41.A2" style:family="table-cell">
      <style:table-cell-properties style:vertical-align="" fo:background-color="#ffffff" fo:padding="0.019cm" fo:border-left="0.05pt solid #f5f5f5" fo:border-right="none" fo:border-top="none" fo:border-bottom="0.05pt solid #f5f5f5" style:writing-mode="lr-tb">
        <style:background-image/>
      </style:table-cell-properties>
    </style:style>
    <style:style style:name="Tabela41.C2" style:family="table-cell">
      <style:table-cell-properties style:vertical-align="" fo:background-color="#ffffff" fo:padding="0.01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41.3" style:family="table-row">
      <style:table-row-properties fo:background-color="transparent" fo:keep-together="auto">
        <style:background-image/>
      </style:table-row-properties>
    </style:style>
    <style:style style:name="Tabela41.A3" style:family="table-cell">
      <style:table-cell-properties style:vertical-align="" fo:background-color="#f5f5f5" fo:padding="0.019cm" fo:border-left="0.05pt solid #f5f5f5" fo:border-right="none" fo:border-top="none" fo:border-bottom="0.05pt solid #f5f5f5" style:writing-mode="lr-tb">
        <style:background-image/>
      </style:table-cell-properties>
    </style:style>
    <style:style style:name="Tabela41.C3" style:family="table-cell">
      <style:table-cell-properties style:vertical-align="" fo:background-color="#f5f5f5" fo:padding="0.01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41.4" style:family="table-row">
      <style:table-row-properties fo:background-color="transparent" fo:keep-together="auto">
        <style:background-image/>
      </style:table-row-properties>
    </style:style>
    <style:style style:name="Tabela41.5" style:family="table-row">
      <style:table-row-properties fo:background-color="transparent" fo:keep-together="auto">
        <style:background-image/>
      </style:table-row-properties>
    </style:style>
    <style:style style:name="Tabela41.6" style:family="table-row">
      <style:table-row-properties fo:background-color="transparent" fo:keep-together="auto">
        <style:background-image/>
      </style:table-row-properties>
    </style:style>
    <style:style style:name="Tabela41.7" style:family="table-row">
      <style:table-row-properties fo:background-color="transparent" fo:keep-together="auto">
        <style:background-image/>
      </style:table-row-properties>
    </style:style>
    <style:style style:name="Tabela41.9" style:family="table-row">
      <style:table-row-properties fo:background-color="transparent" fo:keep-together="auto">
        <style:background-image/>
      </style:table-row-properties>
    </style:style>
    <style:style style:name="Tabela13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13.A" style:family="table-column">
      <style:table-column-properties style:column-width="5.114cm"/>
    </style:style>
    <style:style style:name="Tabela13.B" style:family="table-column">
      <style:table-column-properties style:column-width="1.804cm"/>
    </style:style>
    <style:style style:name="Tabela13.C" style:family="table-column">
      <style:table-column-properties style:column-width="10.082cm"/>
    </style:style>
    <style:style style:name="Tabela13.1" style:family="table-row">
      <style:table-row-properties style:min-row-height="0.385cm" fo:background-color="transparent" fo:keep-together="auto">
        <style:background-image/>
      </style:table-row-properties>
    </style:style>
    <style:style style:name="Tabela13.A1" style:family="table-cell">
      <style:table-cell-properties style:vertical-align="middle" fo:background-color="#f5f5f5" fo:padding="0.101cm" fo:border-left="0.75pt solid #f5f5f5" fo:border-right="none" fo:border-top="0.75pt solid #f5f5f5" fo:border-bottom="0.75pt solid #f5f5f5" style:writing-mode="lr-tb">
        <style:background-image/>
      </style:table-cell-properties>
    </style:style>
    <style:style style:name="Tabela13.C1" style:family="table-cell">
      <style:table-cell-properties style:vertical-align="middle" fo:background-color="#f5f5f5" fo:padding="0.101cm" fo:border="0.75pt solid #f5f5f5" style:writing-mode="lr-tb">
        <style:background-image/>
      </style:table-cell-properties>
    </style:style>
    <style:style style:name="Tabela13.2" style:family="table-row">
      <style:table-row-properties style:min-row-height="0.192cm" fo:background-color="transparent" fo:keep-together="auto">
        <style:background-image/>
      </style:table-row-properties>
    </style:style>
    <style:style style:name="Tabela13.A2" style:family="table-cell">
      <style:table-cell-properties style:vertical-align="middle" fo:background-color="#ffffff" fo:padding="0.101cm" fo:border-left="0.75pt solid #f5f5f5" fo:border-right="none" fo:border-top="none" fo:border-bottom="0.75pt solid #f5f5f5" style:writing-mode="lr-tb">
        <style:background-image/>
      </style:table-cell-properties>
    </style:style>
    <style:style style:name="Tabela13.C2" style:family="table-cell">
      <style:table-cell-properties style:vertical-align="middle" fo:background-color="#ffffff" fo:padding="0.101cm" fo:border-left="0.75pt solid #f5f5f5" fo:border-right="0.75pt solid #f5f5f5" fo:border-top="none" fo:border-bottom="0.75pt solid #f5f5f5" style:writing-mode="lr-tb">
        <style:background-image/>
      </style:table-cell-properties>
    </style:style>
    <style:style style:name="Tabela13.3" style:family="table-row">
      <style:table-row-properties style:min-row-height="0.635cm" fo:background-color="transparent" fo:keep-together="auto">
        <style:background-image/>
      </style:table-row-properties>
    </style:style>
    <style:style style:name="Tabela13.A3" style:family="table-cell">
      <style:table-cell-properties style:vertical-align="middle" fo:background-color="#f5f5f5" fo:padding="0.101cm" fo:border-left="0.75pt solid #f5f5f5" fo:border-right="none" fo:border-top="none" fo:border-bottom="0.75pt solid #f5f5f5" style:writing-mode="lr-tb">
        <style:background-image/>
      </style:table-cell-properties>
    </style:style>
    <style:style style:name="Tabela13.C3" style:family="table-cell">
      <style:table-cell-properties style:vertical-align="middle" fo:background-color="#f5f5f5" fo:padding="0.101cm" fo:border-left="0.75pt solid #f5f5f5" fo:border-right="0.75pt solid #f5f5f5" fo:border-top="none" fo:border-bottom="0.75pt solid #f5f5f5" style:writing-mode="lr-tb">
        <style:background-image/>
      </style:table-cell-properties>
    </style:style>
    <style:style style:name="Tabela13.4" style:family="table-row">
      <style:table-row-properties style:min-row-height="0.529cm" fo:background-color="transparent" fo:keep-together="auto">
        <style:background-image/>
      </style:table-row-properties>
    </style:style>
    <style:style style:name="Tabela13.22" style:family="table-row">
      <style:table-row-properties style:min-row-height="0.104cm" fo:background-color="transparent" fo:keep-together="auto">
        <style:background-image/>
      </style:table-row-properties>
    </style:style>
    <style:style style:name="Tabela15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15.A" style:family="table-column">
      <style:table-column-properties style:column-width="5.114cm"/>
    </style:style>
    <style:style style:name="Tabela15.B" style:family="table-column">
      <style:table-column-properties style:column-width="1.804cm"/>
    </style:style>
    <style:style style:name="Tabela15.C" style:family="table-column">
      <style:table-column-properties style:column-width="10.082cm"/>
    </style:style>
    <style:style style:name="Tabela15.1" style:family="table-row">
      <style:table-row-properties style:min-row-height="0.529cm" fo:background-color="transparent" fo:keep-together="auto">
        <style:background-image/>
      </style:table-row-properties>
    </style:style>
    <style:style style:name="Tabela15.A1" style:family="table-cell">
      <style:table-cell-properties style:vertical-align="middle" fo:background-color="#f5f5f5" fo:padding="0.101cm" fo:border-left="0.75pt solid #f5f5f5" fo:border-right="none" fo:border-top="0.75pt solid #f5f5f5" fo:border-bottom="0.75pt solid #f5f5f5" style:writing-mode="lr-tb">
        <style:background-image/>
      </style:table-cell-properties>
    </style:style>
    <style:style style:name="Tabela15.C1" style:family="table-cell">
      <style:table-cell-properties style:vertical-align="middle" fo:background-color="#f5f5f5" fo:padding="0.101cm" fo:border="0.75pt solid #f5f5f5" style:writing-mode="lr-tb">
        <style:background-image/>
      </style:table-cell-properties>
    </style:style>
    <style:style style:name="Tabela15.A2" style:family="table-cell">
      <style:table-cell-properties style:vertical-align="middle" fo:background-color="#ffffff" fo:padding="0.101cm" fo:border-left="0.75pt solid #f5f5f5" fo:border-right="none" fo:border-top="none" fo:border-bottom="0.75pt solid #f5f5f5" style:writing-mode="lr-tb">
        <style:background-image/>
      </style:table-cell-properties>
    </style:style>
    <style:style style:name="Tabela15.C2" style:family="table-cell">
      <style:table-cell-properties style:vertical-align="middle" fo:background-color="#ffffff" fo:padding="0.101cm" fo:border-left="0.75pt solid #f5f5f5" fo:border-right="0.75pt solid #f5f5f5" fo:border-top="none" fo:border-bottom="0.75pt solid #f5f5f5" style:writing-mode="lr-tb">
        <style:background-image/>
      </style:table-cell-properties>
    </style:style>
    <style:style style:name="Tabela15.A3" style:family="table-cell">
      <style:table-cell-properties style:vertical-align="middle" fo:background-color="#f5f5f5" fo:padding="0.101cm" fo:border-left="0.75pt solid #f5f5f5" fo:border-right="none" fo:border-top="none" fo:border-bottom="0.75pt solid #f5f5f5" style:writing-mode="lr-tb">
        <style:background-image/>
      </style:table-cell-properties>
    </style:style>
    <style:style style:name="Tabela15.C3" style:family="table-cell">
      <style:table-cell-properties style:vertical-align="middle" fo:background-color="#f5f5f5" fo:padding="0.101cm" fo:border-left="0.75pt solid #f5f5f5" fo:border-right="0.75pt solid #f5f5f5" fo:border-top="none" fo:border-bottom="0.75pt solid #f5f5f5" style:writing-mode="lr-tb">
        <style:background-image/>
      </style:table-cell-properties>
    </style:style>
    <style:style style:name="Tabela15.11" style:family="table-row">
      <style:table-row-properties style:min-row-height="0.314cm" fo:background-color="transparent" fo:keep-together="auto">
        <style:background-image/>
      </style:table-row-properties>
    </style:style>
    <style:style style:name="Tabela15.21" style:family="table-row">
      <style:table-row-properties style:min-row-height="0.129cm" fo:background-color="transparent" fo:keep-together="auto">
        <style:background-image/>
      </style:table-row-properties>
    </style:style>
    <style:style style:name="Tabela17" style:family="table">
      <style:table-properties style:width="16.02cm" fo:margin-top="0cm" fo:margin-bottom="0cm" table:align="center" fo:background-color="transparent" style:writing-mode="lr-tb">
        <style:background-image/>
      </style:table-properties>
    </style:style>
    <style:style style:name="Tabela17.A" style:family="table-column">
      <style:table-column-properties style:column-width="4.819cm"/>
    </style:style>
    <style:style style:name="Tabela17.B" style:family="table-column">
      <style:table-column-properties style:column-width="1.699cm"/>
    </style:style>
    <style:style style:name="Tabela17.C" style:family="table-column">
      <style:table-column-properties style:column-width="9.502cm"/>
    </style:style>
    <style:style style:name="Tabela17.1" style:family="table-row">
      <style:table-row-properties style:min-row-height="0.529cm" fo:background-color="transparent" fo:keep-together="auto">
        <style:background-image/>
      </style:table-row-properties>
    </style:style>
    <style:style style:name="Tabela17.A1" style:family="table-cell">
      <style:table-cell-properties style:vertical-align="middle" fo:background-color="#f5f5f5" fo:padding="0.101cm" fo:border-left="0.75pt solid #f5f5f5" fo:border-right="none" fo:border-top="0.75pt solid #f5f5f5" fo:border-bottom="0.75pt solid #f5f5f5" style:writing-mode="lr-tb">
        <style:background-image/>
      </style:table-cell-properties>
    </style:style>
    <style:style style:name="Tabela17.C1" style:family="table-cell">
      <style:table-cell-properties style:vertical-align="middle" fo:background-color="#f5f5f5" fo:padding="0.101cm" fo:border="0.75pt solid #f5f5f5" style:writing-mode="lr-tb">
        <style:background-image/>
      </style:table-cell-properties>
    </style:style>
    <style:style style:name="Tabela17.A2" style:family="table-cell">
      <style:table-cell-properties style:vertical-align="middle" fo:background-color="#ffffff" fo:padding="0.101cm" fo:border-left="0.75pt solid #f5f5f5" fo:border-right="none" fo:border-top="none" fo:border-bottom="0.75pt solid #f5f5f5" style:writing-mode="lr-tb">
        <style:background-image/>
      </style:table-cell-properties>
    </style:style>
    <style:style style:name="Tabela17.C2" style:family="table-cell">
      <style:table-cell-properties style:vertical-align="middle" fo:background-color="#ffffff" fo:padding="0.101cm" fo:border-left="0.75pt solid #f5f5f5" fo:border-right="0.75pt solid #f5f5f5" fo:border-top="none" fo:border-bottom="0.75pt solid #f5f5f5" style:writing-mode="lr-tb">
        <style:background-image/>
      </style:table-cell-properties>
    </style:style>
    <style:style style:name="Tabela17.A3" style:family="table-cell">
      <style:table-cell-properties style:vertical-align="middle" fo:background-color="#f5f5f5" fo:padding="0.101cm" fo:border-left="0.75pt solid #f5f5f5" fo:border-right="none" fo:border-top="none" fo:border-bottom="0.75pt solid #f5f5f5" style:writing-mode="lr-tb">
        <style:background-image/>
      </style:table-cell-properties>
    </style:style>
    <style:style style:name="Tabela17.C3" style:family="table-cell">
      <style:table-cell-properties style:vertical-align="middle" fo:background-color="#f5f5f5" fo:padding="0.101cm" fo:border-left="0.75pt solid #f5f5f5" fo:border-right="0.75pt solid #f5f5f5" fo:border-top="none" fo:border-bottom="0.75pt solid #f5f5f5" style:writing-mode="lr-tb">
        <style:background-image/>
      </style:table-cell-properties>
    </style:style>
    <style:style style:name="Tabela17.4" style:family="table-row">
      <style:table-row-properties style:min-row-height="0.307cm" fo:background-color="transparent" fo:keep-together="auto">
        <style:background-image/>
      </style:table-row-properties>
    </style:style>
    <style:style style:name="Tabela17.20" style:family="table-row">
      <style:table-row-properties style:min-row-height="0.607cm" fo:background-color="transparent" fo:keep-together="auto">
        <style:background-image/>
      </style:table-row-properties>
    </style:style>
    <style:style style:name="Tabela16" style:family="table">
      <style:table-properties style:width="16.02cm" fo:margin-top="0cm" fo:margin-bottom="0cm" table:align="center" fo:background-color="transparent" style:writing-mode="lr-tb">
        <style:background-image/>
      </style:table-properties>
    </style:style>
    <style:style style:name="Tabela16.A" style:family="table-column">
      <style:table-column-properties style:column-width="4.819cm"/>
    </style:style>
    <style:style style:name="Tabela16.B" style:family="table-column">
      <style:table-column-properties style:column-width="1.699cm"/>
    </style:style>
    <style:style style:name="Tabela16.C" style:family="table-column">
      <style:table-column-properties style:column-width="9.502cm"/>
    </style:style>
    <style:style style:name="Tabela16.1" style:family="table-row">
      <style:table-row-properties style:min-row-height="0.529cm" fo:background-color="transparent" fo:keep-together="auto">
        <style:background-image/>
      </style:table-row-properties>
    </style:style>
    <style:style style:name="Tabela16.A1" style:family="table-cell">
      <style:table-cell-properties style:vertical-align="middle" fo:background-color="#f5f5f5" fo:padding="0.101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Tabela16.C1" style:family="table-cell">
      <style:table-cell-properties style:vertical-align="middle" fo:background-color="#f5f5f5" fo:padding="0.101cm" fo:border="0.05pt solid #f5f5f5" style:writing-mode="lr-tb">
        <style:background-image/>
      </style:table-cell-properties>
    </style:style>
    <style:style style:name="Tabela16.A2" style:family="table-cell">
      <style:table-cell-properties style:vertical-align="middle" fo:background-color="#ffffff" fo:padding="0.101cm" fo:border-left="0.05pt solid #f5f5f5" fo:border-right="none" fo:border-top="none" fo:border-bottom="0.05pt solid #f5f5f5" style:writing-mode="lr-tb">
        <style:background-image/>
      </style:table-cell-properties>
    </style:style>
    <style:style style:name="Tabela16.C2" style:family="table-cell">
      <style:table-cell-properties style:vertical-align="middle" fo:background-color="#ffffff" fo:padding="0.101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16.A3" style:family="table-cell">
      <style:table-cell-properties style:vertical-align="middle" fo:background-color="#f5f5f5" fo:padding="0.101cm" fo:border-left="0.05pt solid #f5f5f5" fo:border-right="none" fo:border-top="none" fo:border-bottom="0.05pt solid #f5f5f5" style:writing-mode="lr-tb">
        <style:background-image/>
      </style:table-cell-properties>
    </style:style>
    <style:style style:name="Tabela16.C3" style:family="table-cell">
      <style:table-cell-properties style:vertical-align="middle" fo:background-color="#f5f5f5" fo:padding="0.101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16.27" style:family="table-row">
      <style:table-row-properties style:min-row-height="0.15cm" fo:background-color="transparent" fo:keep-together="auto">
        <style:background-image/>
      </style:table-row-properties>
    </style:style>
    <style:style style:name="Tabela10" style:family="table">
      <style:table-properties style:width="17cm" fo:margin-top="0cm" fo:margin-bottom="0cm" table:align="center" fo:background-color="transparent" style:may-break-between-rows="true" style:writing-mode="lr-tb" table:border-model="collapsing">
        <style:background-image/>
      </style:table-properties>
    </style:style>
    <style:style style:name="Tabela10.A" style:family="table-column">
      <style:table-column-properties style:column-width="5.664cm"/>
    </style:style>
    <style:style style:name="Tabela10.B" style:family="table-column">
      <style:table-column-properties style:column-width="5.666cm"/>
    </style:style>
    <style:style style:name="Tabela10.C" style:family="table-column">
      <style:table-column-properties style:column-width="3.311cm"/>
    </style:style>
    <style:style style:name="Tabela10.D" style:family="table-column">
      <style:table-column-properties style:column-width="2.36cm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" fo:background-color="#f5f5f5" fo:padding="0.101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Tabela10.D1" style:family="table-cell">
      <style:table-cell-properties style:vertical-align="" fo:background-color="#f5f5f5" fo:padding="0.101cm" fo:border="0.05pt solid #f5f5f5" style:writing-mode="lr-tb">
        <style:background-image/>
      </style:table-cell-properties>
    </style:style>
    <style:style style:name="Tabela10.A2" style:family="table-cell">
      <style:table-cell-properties style:vertical-align="" fo:background-color="#ffffff" fo:padding="0.101cm" fo:border-left="0.05pt solid #f5f5f5" fo:border-right="none" fo:border-top="none" fo:border-bottom="0.05pt solid #f5f5f5" style:writing-mode="lr-tb">
        <style:background-image/>
      </style:table-cell-properties>
    </style:style>
    <style:style style:name="Tabela10.D2" style:family="table-cell">
      <style:table-cell-properties style:vertical-align="" fo:background-color="#ffffff" fo:padding="0.101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10.3" style:family="table-row">
      <style:table-row-properties style:min-row-height="0.534cm" fo:background-color="transparent" fo:keep-together="auto">
        <style:background-image/>
      </style:table-row-properties>
    </style:style>
    <style:style style:name="Tabela10.A3" style:family="table-cell">
      <style:table-cell-properties style:vertical-align="" fo:background-color="#f5f5f5" fo:padding="0.101cm" fo:border-left="0.05pt solid #f5f5f5" fo:border-right="none" fo:border-top="none" fo:border-bottom="0.05pt solid #f5f5f5" style:writing-mode="lr-tb">
        <style:background-image/>
      </style:table-cell-properties>
    </style:style>
    <style:style style:name="Tabela10.D3" style:family="table-cell">
      <style:table-cell-properties style:vertical-align="" fo:background-color="#f5f5f5" fo:padding="0.101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11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11.A" style:family="table-column">
      <style:table-column-properties style:column-width="5.664cm"/>
    </style:style>
    <style:style style:name="Tabela11.B" style:family="table-column">
      <style:table-column-properties style:column-width="5.666cm"/>
    </style:style>
    <style:style style:name="Tabela11.C" style:family="table-column">
      <style:table-column-properties style:column-width="2.835cm"/>
    </style:style>
    <style:style style:name="Tabela11.D" style:family="table-column">
      <style:table-column-properties style:column-width="2.836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f5f5f5" fo:padding-left="0.101cm" fo:padding-right="0.101cm" fo:padding-top="0.101cm" fo:padding-bottom="0.049cm" fo:border-left="0.75pt solid #f5f5f5" fo:border-right="none" fo:border-top="0.75pt solid #f5f5f5" fo:border-bottom="0.75pt solid #f5f5f5" style:writing-mode="lr-tb">
        <style:background-image/>
      </style:table-cell-properties>
    </style:style>
    <style:style style:name="Tabela11.D1" style:family="table-cell">
      <style:table-cell-properties style:vertical-align="" fo:background-color="#f5f5f5" fo:padding-left="0.101cm" fo:padding-right="0.101cm" fo:padding-top="0.101cm" fo:padding-bottom="0.049cm" fo:border="0.75pt solid #f5f5f5" style:writing-mode="lr-tb">
        <style:background-image/>
      </style:table-cell-properties>
    </style:style>
    <style:style style:name="Tabela11.A2" style:family="table-cell">
      <style:table-cell-properties style:vertical-align="" fo:background-color="#ffffff" fo:padding-left="0.101cm" fo:padding-right="0.101cm" fo:padding-top="0.101cm" fo:padding-bottom="0.049cm" fo:border-left="0.75pt solid #f5f5f5" fo:border-right="none" fo:border-top="none" fo:border-bottom="0.75pt solid #f5f5f5" style:writing-mode="lr-tb">
        <style:background-image/>
      </style:table-cell-properties>
    </style:style>
    <style:style style:name="Tabela11.D2" style:family="table-cell">
      <style:table-cell-properties style:vertical-align="" fo:background-color="#ffffff" fo:padding-left="0.101cm" fo:padding-right="0.101cm" fo:padding-top="0.101cm" fo:padding-bottom="0.049cm" fo:border-left="0.75pt solid #f5f5f5" fo:border-right="0.75pt solid #f5f5f5" fo:border-top="none" fo:border-bottom="0.75pt solid #f5f5f5" style:writing-mode="lr-tb">
        <style:background-image/>
      </style:table-cell-properties>
    </style:style>
    <style:style style:name="Tabela11.A3" style:family="table-cell">
      <style:table-cell-properties style:vertical-align="" fo:background-color="#f5f5f5" fo:padding-left="0.101cm" fo:padding-right="0.101cm" fo:padding-top="0.101cm" fo:padding-bottom="0.049cm" fo:border-left="0.75pt solid #f5f5f5" fo:border-right="none" fo:border-top="none" fo:border-bottom="0.75pt solid #f5f5f5" style:writing-mode="lr-tb">
        <style:background-image/>
      </style:table-cell-properties>
    </style:style>
    <style:style style:name="Tabela11.D3" style:family="table-cell">
      <style:table-cell-properties style:vertical-align="" fo:background-color="#f5f5f5" fo:padding-left="0.101cm" fo:padding-right="0.101cm" fo:padding-top="0.101cm" fo:padding-bottom="0.049cm" fo:border-left="0.75pt solid #f5f5f5" fo:border-right="0.75pt solid #f5f5f5" fo:border-top="none" fo:border-bottom="0.75pt solid #f5f5f5" style:writing-mode="lr-tb">
        <style:background-image/>
      </style:table-cell-properties>
    </style:style>
    <style:style style:name="Tabela12" style:family="table">
      <style:table-properties style:width="17cm" fo:margin-top="0cm" fo:margin-bottom="0cm" table:align="center" fo:background-color="transparent" style:writing-mode="lr-tb">
        <style:background-image/>
      </style:table-properties>
    </style:style>
    <style:style style:name="Tabela12.A" style:family="table-column">
      <style:table-column-properties style:column-width="3.935cm"/>
    </style:style>
    <style:style style:name="Tabela12.B" style:family="table-column">
      <style:table-column-properties style:column-width="3.186cm"/>
    </style:style>
    <style:style style:name="Tabela12.C" style:family="table-column">
      <style:table-column-properties style:column-width="3.397cm"/>
    </style:style>
    <style:style style:name="Tabela12.D" style:family="table-column">
      <style:table-column-properties style:column-width="2.249cm"/>
    </style:style>
    <style:style style:name="Tabela12.E" style:family="table-column">
      <style:table-column-properties style:column-width="0.96cm"/>
    </style:style>
    <style:style style:name="Tabela12.F" style:family="table-column">
      <style:table-column-properties style:column-width="3.274cm"/>
    </style:style>
    <style:style style:name="Tabela12.1" style:family="table-row">
      <style:table-row-properties style:min-row-height="1.005cm" fo:background-color="transparent" fo:keep-together="auto">
        <style:background-image/>
      </style:table-row-properties>
    </style:style>
    <style:style style:name="Tabela12.A1" style:family="table-cell">
      <style:table-cell-properties style:vertical-align="middle" fo:background-color="#f5f5f5" fo:padding="0.101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Tabela12.F1" style:family="table-cell">
      <style:table-cell-properties style:vertical-align="middle" fo:background-color="#f5f5f5" fo:padding="0.101cm" fo:border="0.05pt solid #f5f5f5" style:writing-mode="lr-tb">
        <style:background-image/>
      </style:table-cell-properties>
    </style:style>
    <style:style style:name="Tabela12.2" style:family="table-row">
      <style:table-row-properties style:min-row-height="0.582cm" fo:background-color="transparent" fo:keep-together="auto">
        <style:background-image/>
      </style:table-row-properties>
    </style:style>
    <style:style style:name="Tabela12.A2" style:family="table-cell">
      <style:table-cell-properties style:vertical-align="middle" fo:background-color="#ffffff" fo:padding="0.101cm" fo:border-left="0.05pt solid #f5f5f5" fo:border-right="none" fo:border-top="none" fo:border-bottom="0.05pt solid #f5f5f5" style:writing-mode="lr-tb">
        <style:background-image/>
      </style:table-cell-properties>
    </style:style>
    <style:style style:name="Tabela12.F2" style:family="table-cell">
      <style:table-cell-properties style:vertical-align="middle" fo:background-color="#ffffff" fo:padding="0.101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12.3" style:family="table-row">
      <style:table-row-properties style:min-row-height="0.635cm" fo:background-color="transparent" fo:keep-together="auto">
        <style:background-image/>
      </style:table-row-properties>
    </style:style>
    <style:style style:name="Tabela12.A3" style:family="table-cell">
      <style:table-cell-properties style:vertical-align="middle" fo:background-color="#f5f5f5" fo:padding="0.101cm" fo:border-left="0.05pt solid #f5f5f5" fo:border-right="none" fo:border-top="none" fo:border-bottom="0.05pt solid #f5f5f5" style:writing-mode="lr-tb">
        <style:background-image/>
      </style:table-cell-properties>
    </style:style>
    <style:style style:name="Tabela12.F3" style:family="table-cell">
      <style:table-cell-properties style:vertical-align="middle" fo:background-color="#f5f5f5" fo:padding="0.101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12.4" style:family="table-row">
      <style:table-row-properties style:min-row-height="0.529cm" fo:background-color="transparent" fo:keep-together="auto">
        <style:background-image/>
      </style:table-row-properties>
    </style:style>
    <style:style style:name="Tabela19" style:family="table">
      <style:table-properties style:width="17cm" table:align="center" fo:background-color="transparent">
        <style:background-image/>
      </style:table-properties>
    </style:style>
    <style:style style:name="Tabela19.A" style:family="table-column">
      <style:table-column-properties style:column-width="7.876cm"/>
    </style:style>
    <style:style style:name="Tabela19.B" style:family="table-column">
      <style:table-column-properties style:column-width="5.262cm"/>
    </style:style>
    <style:style style:name="Tabela19.C" style:family="table-column">
      <style:table-column-properties style:column-width="3.863cm"/>
    </style:style>
    <style:style style:name="Tabela19.1" style:family="table-row">
      <style:table-row-properties style:min-row-height="0.893cm" fo:background-color="transparent">
        <style:background-image/>
      </style:table-row-properties>
    </style:style>
    <style:style style:name="Tabela19.A1" style:family="table-cell">
      <style:table-cell-properties style:vertical-align="middle" fo:background-color="#f5f5f5" fo:padding-left="0.101cm" fo:padding-right="0.101cm" fo:padding-top="0.101cm" fo:padding-bottom="0.049cm" fo:border-left="0.75pt solid #f5f5f5" fo:border-right="none" fo:border-top="0.75pt solid #f5f5f5" fo:border-bottom="0.75pt solid #f5f5f5">
        <style:background-image/>
      </style:table-cell-properties>
    </style:style>
    <style:style style:name="Tabela19.C1" style:family="table-cell">
      <style:table-cell-properties style:vertical-align="middle" fo:background-color="#f5f5f5" fo:padding-left="0.101cm" fo:padding-right="0.101cm" fo:padding-top="0.101cm" fo:padding-bottom="0.049cm" fo:border="0.75pt solid #f5f5f5">
        <style:background-image/>
      </style:table-cell-properties>
    </style:style>
    <style:style style:name="Tabela19.2" style:family="table-row">
      <style:table-row-properties style:min-row-height="0.787cm" fo:background-color="transparent">
        <style:background-image/>
      </style:table-row-properties>
    </style:style>
    <style:style style:name="Tabela19.A2" style:family="table-cell">
      <style:table-cell-properties style:vertical-align="middle" fo:background-color="#ffffff" fo:padding-left="0.101cm" fo:padding-right="0.101cm" fo:padding-top="0.101cm" fo:padding-bottom="0.049cm" fo:border-left="0.75pt solid #f5f5f5" fo:border-right="none" fo:border-top="none" fo:border-bottom="0.75pt solid #f5f5f5">
        <style:background-image/>
      </style:table-cell-properties>
    </style:style>
    <style:style style:name="Tabela19.C2" style:family="table-cell">
      <style:table-cell-properties style:vertical-align="middle" fo:background-color="#ffffff" fo:padding-left="0.101cm" fo:padding-right="0.101cm" fo:padding-top="0.101cm" fo:padding-bottom="0.049cm" fo:border-left="0.75pt solid #f5f5f5" fo:border-right="0.75pt solid #f5f5f5" fo:border-top="none" fo:border-bottom="0.75pt solid #f5f5f5">
        <style:background-image/>
      </style:table-cell-properties>
    </style:style>
    <style:style style:name="Tabela19.3" style:family="table-row">
      <style:table-row-properties style:min-row-height="0.813cm" fo:background-color="transparent">
        <style:background-image/>
      </style:table-row-properties>
    </style:style>
    <style:style style:name="Tabela19.A3" style:family="table-cell">
      <style:table-cell-properties style:vertical-align="middle" fo:background-color="#f5f5f5" fo:padding-left="0.101cm" fo:padding-right="0.101cm" fo:padding-top="0.101cm" fo:padding-bottom="0.049cm" fo:border-left="0.75pt solid #f5f5f5" fo:border-right="none" fo:border-top="none" fo:border-bottom="0.75pt solid #f5f5f5">
        <style:background-image/>
      </style:table-cell-properties>
    </style:style>
    <style:style style:name="Tabela19.C3" style:family="table-cell">
      <style:table-cell-properties style:vertical-align="middle" fo:background-color="#f5f5f5" fo:padding-left="0.101cm" fo:padding-right="0.101cm" fo:padding-top="0.101cm" fo:padding-bottom="0.049cm" fo:border-left="0.75pt solid #f5f5f5" fo:border-right="0.75pt solid #f5f5f5" fo:border-top="none" fo:border-bottom="0.75pt solid #f5f5f5">
        <style:background-image/>
      </style:table-cell-properties>
    </style:style>
    <style:style style:name="Tabela19.4" style:family="table-row">
      <style:table-row-properties style:min-row-height="0.681cm" fo:background-color="transparent">
        <style:background-image/>
      </style:table-row-properties>
    </style:style>
    <style:style style:name="Tabela22" style:family="table">
      <style:table-properties style:width="17cm" table:align="center" fo:background-color="transparent">
        <style:background-image/>
      </style:table-properties>
    </style:style>
    <style:style style:name="Tabela22.A" style:family="table-column">
      <style:table-column-properties style:column-width="7.876cm"/>
    </style:style>
    <style:style style:name="Tabela22.B" style:family="table-column">
      <style:table-column-properties style:column-width="5.262cm"/>
    </style:style>
    <style:style style:name="Tabela22.C" style:family="table-column">
      <style:table-column-properties style:column-width="3.863cm"/>
    </style:style>
    <style:style style:name="Tabela22.1" style:family="table-row">
      <style:table-row-properties style:min-row-height="0.681cm" fo:background-color="transparent">
        <style:background-image/>
      </style:table-row-properties>
    </style:style>
    <style:style style:name="Tabela22.A1" style:family="table-cell">
      <style:table-cell-properties style:vertical-align="middle" fo:background-color="#f5f5f5" fo:padding="0.101cm" fo:border-left="0.75pt solid #f5f5f5" fo:border-right="none" fo:border-top="0.75pt solid #f5f5f5" fo:border-bottom="0.75pt solid #f5f5f5">
        <style:background-image/>
      </style:table-cell-properties>
    </style:style>
    <style:style style:name="Tabela22.C1" style:family="table-cell">
      <style:table-cell-properties style:vertical-align="middle" fo:background-color="#f5f5f5" fo:padding="0.101cm" fo:border="0.75pt solid #f5f5f5">
        <style:background-image/>
      </style:table-cell-properties>
    </style:style>
    <style:style style:name="Tabela22.A2" style:family="table-cell">
      <style:table-cell-properties style:vertical-align="middle" fo:background-color="#ffffff" fo:padding="0.101cm" fo:border-left="0.75pt solid #f5f5f5" fo:border-right="none" fo:border-top="none" fo:border-bottom="0.75pt solid #f5f5f5">
        <style:background-image/>
      </style:table-cell-properties>
    </style:style>
    <style:style style:name="Tabela22.C2" style:family="table-cell">
      <style:table-cell-properties style:vertical-align="middle" fo:background-color="#ffffff" fo:padding="0.101cm" fo:border-left="0.75pt solid #f5f5f5" fo:border-right="0.75pt solid #f5f5f5" fo:border-top="none" fo:border-bottom="0.75pt solid #f5f5f5">
        <style:background-image/>
      </style:table-cell-properties>
    </style:style>
    <style:style style:name="Tabela22.A3" style:family="table-cell">
      <style:table-cell-properties style:vertical-align="middle" fo:background-color="#f5f5f5" fo:padding="0.101cm" fo:border-left="0.75pt solid #f5f5f5" fo:border-right="none" fo:border-top="none" fo:border-bottom="0.75pt solid #f5f5f5">
        <style:background-image/>
      </style:table-cell-properties>
    </style:style>
    <style:style style:name="Tabela22.C3" style:family="table-cell">
      <style:table-cell-properties style:vertical-align="middle" fo:background-color="#f5f5f5" fo:padding="0.101cm" fo:border-left="0.75pt solid #f5f5f5" fo:border-right="0.75pt solid #f5f5f5" fo:border-top="none" fo:border-bottom="0.75pt solid #f5f5f5">
        <style:background-image/>
      </style:table-cell-properties>
    </style:style>
    <style:style style:name="Tabela22.25" style:family="table-row">
      <style:table-row-properties style:min-row-height="0.707cm" fo:background-color="transparent">
        <style:background-image/>
      </style:table-row-properties>
    </style:style>
    <style:style style:name="Tabela21" style:family="table">
      <style:table-properties style:width="17cm" table:align="center" fo:background-color="transparent">
        <style:background-image/>
      </style:table-properties>
    </style:style>
    <style:style style:name="Tabela21.A" style:family="table-column">
      <style:table-column-properties style:column-width="7.876cm"/>
    </style:style>
    <style:style style:name="Tabela21.B" style:family="table-column">
      <style:table-column-properties style:column-width="5.262cm"/>
    </style:style>
    <style:style style:name="Tabela21.C" style:family="table-column">
      <style:table-column-properties style:column-width="3.863cm"/>
    </style:style>
    <style:style style:name="Tabela21.1" style:family="table-row">
      <style:table-row-properties style:min-row-height="0.787cm" fo:background-color="transparent">
        <style:background-image/>
      </style:table-row-properties>
    </style:style>
    <style:style style:name="Tabela21.A1" style:family="table-cell">
      <style:table-cell-properties style:vertical-align="middle" fo:background-color="#f5f5f5" fo:padding="0.101cm" fo:border-left="0.05pt solid #f5f5f5" fo:border-right="none" fo:border-top="0.05pt solid #f5f5f5" fo:border-bottom="0.05pt solid #f5f5f5">
        <style:background-image/>
      </style:table-cell-properties>
    </style:style>
    <style:style style:name="Tabela21.C1" style:family="table-cell">
      <style:table-cell-properties style:vertical-align="middle" fo:background-color="#f5f5f5" fo:padding="0.101cm" fo:border="0.05pt solid #f5f5f5">
        <style:background-image/>
      </style:table-cell-properties>
    </style:style>
    <style:style style:name="Tabela21.A2" style:family="table-cell">
      <style:table-cell-properties style:vertical-align="middle" fo:background-color="#ffffff" fo:padding="0.101cm" fo:border-left="0.05pt solid #f5f5f5" fo:border-right="none" fo:border-top="none" fo:border-bottom="0.05pt solid #f5f5f5">
        <style:background-image/>
      </style:table-cell-properties>
    </style:style>
    <style:style style:name="Tabela21.C2" style:family="table-cell">
      <style:table-cell-properties style:vertical-align="middle" fo:background-color="#ffffff" fo:padding="0.101cm" fo:border-left="0.05pt solid #f5f5f5" fo:border-right="0.05pt solid #f5f5f5" fo:border-top="none" fo:border-bottom="0.05pt solid #f5f5f5">
        <style:background-image/>
      </style:table-cell-properties>
    </style:style>
    <style:style style:name="Tabela21.A3" style:family="table-cell">
      <style:table-cell-properties style:vertical-align="middle" fo:background-color="#f5f5f5" fo:padding="0.101cm" fo:border-left="0.05pt solid #f5f5f5" fo:border-right="none" fo:border-top="none" fo:border-bottom="0.05pt solid #f5f5f5">
        <style:background-image/>
      </style:table-cell-properties>
    </style:style>
    <style:style style:name="Tabela21.C3" style:family="table-cell">
      <style:table-cell-properties style:vertical-align="middle" fo:background-color="#f5f5f5" fo:padding="0.101cm" fo:border-left="0.05pt solid #f5f5f5" fo:border-right="0.05pt solid #f5f5f5" fo:border-top="none" fo:border-bottom="0.05pt solid #f5f5f5">
        <style:background-image/>
      </style:table-cell-properties>
    </style:style>
    <style:style style:name="Tabela21.4" style:family="table-row">
      <style:table-row-properties style:min-row-height="0.681cm" fo:background-color="transparent">
        <style:background-image/>
      </style:table-row-properties>
    </style:style>
    <style:style style:name="Tabela23" style:family="table">
      <style:table-properties style:width="17cm" table:align="center" fo:background-color="transparent">
        <style:background-image/>
      </style:table-properties>
    </style:style>
    <style:style style:name="Tabela23.A" style:family="table-column">
      <style:table-column-properties style:column-width="7.876cm"/>
    </style:style>
    <style:style style:name="Tabela23.B" style:family="table-column">
      <style:table-column-properties style:column-width="5.262cm"/>
    </style:style>
    <style:style style:name="Tabela23.C" style:family="table-column">
      <style:table-column-properties style:column-width="3.863cm"/>
    </style:style>
    <style:style style:name="Tabela23.1" style:family="table-row">
      <style:table-row-properties style:min-row-height="0.681cm" fo:background-color="transparent">
        <style:background-image/>
      </style:table-row-properties>
    </style:style>
    <style:style style:name="Tabela23.A1" style:family="table-cell">
      <style:table-cell-properties style:vertical-align="middle" fo:background-color="#ffffff" fo:padding="0.101cm" fo:border-left="0.05pt solid #f5f5f5" fo:border-right="none" fo:border-top="0.05pt solid #f5f5f5" fo:border-bottom="0.05pt solid #f5f5f5">
        <style:background-image/>
      </style:table-cell-properties>
    </style:style>
    <style:style style:name="Tabela23.C1" style:family="table-cell">
      <style:table-cell-properties style:vertical-align="middle" fo:background-color="#ffffff" fo:padding="0.101cm" fo:border="0.05pt solid #f5f5f5">
        <style:background-image/>
      </style:table-cell-properties>
    </style:style>
    <style:style style:name="Tabela23.A2" style:family="table-cell">
      <style:table-cell-properties style:vertical-align="middle" fo:background-color="#f5f5f5" fo:padding="0.101cm" fo:border-left="0.05pt solid #f5f5f5" fo:border-right="none" fo:border-top="none" fo:border-bottom="0.05pt solid #f5f5f5">
        <style:background-image/>
      </style:table-cell-properties>
    </style:style>
    <style:style style:name="Tabela23.C2" style:family="table-cell">
      <style:table-cell-properties style:vertical-align="middle" fo:background-color="#f5f5f5" fo:padding="0.101cm" fo:border-left="0.05pt solid #f5f5f5" fo:border-right="0.05pt solid #f5f5f5" fo:border-top="none" fo:border-bottom="0.05pt solid #f5f5f5">
        <style:background-image/>
      </style:table-cell-properties>
    </style:style>
    <style:style style:name="Tabela23.A3" style:family="table-cell">
      <style:table-cell-properties style:vertical-align="middle" fo:background-color="#ffffff" fo:padding="0.101cm" fo:border-left="0.05pt solid #f5f5f5" fo:border-right="none" fo:border-top="none" fo:border-bottom="0.05pt solid #f5f5f5">
        <style:background-image/>
      </style:table-cell-properties>
    </style:style>
    <style:style style:name="Tabela23.C3" style:family="table-cell">
      <style:table-cell-properties style:vertical-align="middle" fo:background-color="#ffffff" fo:padding="0.101cm" fo:border-left="0.05pt solid #f5f5f5" fo:border-right="0.05pt solid #f5f5f5" fo:border-top="none" fo:border-bottom="0.05pt solid #f5f5f5">
        <style:background-image/>
      </style:table-cell-properties>
    </style:style>
    <style:style style:name="Profissoes" style:family="table">
      <style:table-properties style:width="17cm" fo:margin-top="0cm" fo:margin-bottom="0cm" table:align="center" fo:background-color="transparent" style:writing-mode="page">
        <style:background-image/>
      </style:table-properties>
    </style:style>
    <style:style style:name="Profissoes.A" style:family="table-column">
      <style:table-column-properties style:column-width="6.426cm"/>
    </style:style>
    <style:style style:name="Profissoes.B" style:family="table-column">
      <style:table-column-properties style:column-width="10.575cm"/>
    </style:style>
    <style:style style:name="Profissoes.1" style:family="table-row">
      <style:table-row-properties style:min-row-height="0.529cm" fo:keep-together="auto"/>
    </style:style>
    <style:style style:name="Profissoes.A1" style:family="table-cell">
      <style:table-cell-properties style:vertical-align="bottom" fo:background-color="#f5f5f5" fo:padding="0.101cm" fo:border-left="0.05pt solid #f5f5f5" fo:border-right="none" fo:border-top="0.05pt solid #f5f5f5" fo:border-bottom="0.05pt solid #f5f5f5">
        <style:background-image/>
      </style:table-cell-properties>
    </style:style>
    <style:style style:name="Profissoes.B1" style:family="table-cell">
      <style:table-cell-properties style:vertical-align="bottom" fo:background-color="#f5f5f5" fo:padding="0.101cm" fo:border="0.05pt solid #f5f5f5">
        <style:background-image/>
      </style:table-cell-properties>
    </style:style>
    <style:style style:name="Profissoes.A2" style:family="table-cell">
      <style:table-cell-properties style:vertical-align="bottom" fo:background-color="#ffffff" fo:padding="0.101cm" fo:border-left="0.05pt solid #f5f5f5" fo:border-right="none" fo:border-top="none" fo:border-bottom="0.05pt solid #f5f5f5">
        <style:background-image/>
      </style:table-cell-properties>
    </style:style>
    <style:style style:name="Profissoes.B2" style:family="table-cell">
      <style:table-cell-properties style:vertical-align="bottom" fo:background-color="#ffffff" fo:padding="0.101cm" fo:border-left="0.05pt solid #f5f5f5" fo:border-right="0.05pt solid #f5f5f5" fo:border-top="none" fo:border-bottom="0.05pt solid #f5f5f5">
        <style:background-image/>
      </style:table-cell-properties>
    </style:style>
    <style:style style:name="Profissoes.A3" style:family="table-cell">
      <style:table-cell-properties style:vertical-align="bottom" fo:background-color="#f5f5f5" fo:padding="0.101cm" fo:border-left="0.05pt solid #f5f5f5" fo:border-right="none" fo:border-top="none" fo:border-bottom="0.05pt solid #f5f5f5">
        <style:background-image/>
      </style:table-cell-properties>
    </style:style>
    <style:style style:name="Profissoes.B3" style:family="table-cell">
      <style:table-cell-properties style:vertical-align="bottom" fo:background-color="#f5f5f5" fo:padding="0.101cm" fo:border-left="0.05pt solid #f5f5f5" fo:border-right="0.05pt solid #f5f5f5" fo:border-top="none" fo:border-bottom="0.05pt solid #f5f5f5">
        <style:background-image/>
      </style:table-cell-properties>
    </style:style>
    <style:style style:name="Profissoes.7" style:family="table-row">
      <style:table-row-properties style:min-row-height="0.529cm" fo:background-color="transparent" fo:keep-together="auto">
        <style:background-image/>
      </style:table-row-properties>
    </style:style>
    <style:style style:name="Antecedentes_5f_1" style:display-name="Antecedentes_1" style:family="table">
      <style:table-properties style:width="17cm" table:align="center" fo:background-color="transparent">
        <style:background-image/>
      </style:table-properties>
    </style:style>
    <style:style style:name="Antecedentes_5f_1.A" style:display-name="Antecedentes_1.A" style:family="table-column">
      <style:table-column-properties style:column-width="2.445cm"/>
    </style:style>
    <style:style style:name="Antecedentes_5f_1.B" style:display-name="Antecedentes_1.B" style:family="table-column">
      <style:table-column-properties style:column-width="14.556cm"/>
    </style:style>
    <style:style style:name="Antecedentes_5f_1.1" style:display-name="Antecedentes_1.1" style:family="table-row">
      <style:table-row-properties fo:background-color="transparent">
        <style:background-image/>
      </style:table-row-properties>
    </style:style>
    <style:style style:name="Antecedentes_5f_1.A1" style:display-name="Antecedentes_1.A1" style:family="table-cell">
      <style:table-cell-properties style:vertical-align="middle" fo:background-color="#f5f5f5" fo:padding="0.097cm" fo:border-left="0.05pt solid #f5f5f5" fo:border-right="none" fo:border-top="0.05pt solid #f5f5f5" fo:border-bottom="0.05pt solid #f5f5f5">
        <style:background-image/>
      </style:table-cell-properties>
    </style:style>
    <style:style style:name="Antecedentes_5f_1.B1" style:display-name="Antecedentes_1.B1" style:family="table-cell">
      <style:table-cell-properties fo:background-color="#f5f5f5" fo:padding="0.097cm" fo:border="0.05pt solid #f5f5f5">
        <style:background-image/>
      </style:table-cell-properties>
    </style:style>
    <style:style style:name="Antecedentes_5f_1.A2" style:display-name="Antecedentes_1.A2" style:family="table-cell">
      <style:table-cell-properties style:vertical-align="middle" fo:background-color="#f5f5f5" fo:padding="0.097cm" fo:border-left="0.05pt solid #f5f5f5" fo:border-right="none" fo:border-top="none" fo:border-bottom="0.05pt solid #f5f5f5">
        <style:background-image/>
      </style:table-cell-properties>
    </style:style>
    <style:style style:name="Antecedentes_5f_1.B2" style:display-name="Antecedentes_1.B2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3" style:display-name="Antecedentes_1.3" style:family="table-row">
      <style:table-row-properties style:min-row-height="0.596cm"/>
    </style:style>
    <style:style style:name="Antecedentes_5f_1.B3" style:display-name="Antecedentes_1.B3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" style:display-name="Antecedentes_1.B4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" style:display-name="Antecedentes_1.B5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A6" style:display-name="Antecedentes_1.A6" style:family="table-cell">
      <style:table-cell-properties style:vertical-align="middle" fo:background-color="#ffffff" fo:padding="0.097cm" fo:border-left="0.05pt solid #f5f5f5" fo:border-right="none" fo:border-top="none" fo:border-bottom="0.05pt solid #f5f5f5">
        <style:background-image/>
      </style:table-cell-properties>
    </style:style>
    <style:style style:name="Antecedentes_5f_1.B6" style:display-name="Antecedentes_1.B6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" style:display-name="Antecedentes_1.B7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A8" style:display-name="Antecedentes_1.A8" style:family="table-cell">
      <style:table-cell-properties style:vertical-align="middle" fo:padding="0.097cm" fo:border-left="0.05pt solid #f5f5f5" fo:border-right="none" fo:border-top="none" fo:border-bottom="0.05pt solid #f5f5f5"/>
    </style:style>
    <style:style style:name="Antecedentes_5f_1.B8" style:display-name="Antecedentes_1.B8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9" style:display-name="Antecedentes_1.9" style:family="table-row">
      <style:table-row-properties style:min-row-height="0.164cm"/>
    </style:style>
    <style:style style:name="Antecedentes_5f_1.A9" style:display-name="Antecedentes_1.A9" style:family="table-cell">
      <style:table-cell-properties style:vertical-align="middle" fo:padding="0.097cm" fo:border-left="0.05pt solid #f5f5f5" fo:border-right="none" fo:border-top="none" fo:border-bottom="0.05pt solid #f5f5f5"/>
    </style:style>
    <style:style style:name="Antecedentes_5f_1.B9" style:display-name="Antecedentes_1.B9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A10" style:display-name="Antecedentes_1.A10" style:family="table-cell">
      <style:table-cell-properties style:vertical-align="middle" fo:padding="0.097cm" fo:border-left="0.05pt solid #f5f5f5" fo:border-right="none" fo:border-top="none" fo:border-bottom="0.05pt solid #f5f5f5"/>
    </style:style>
    <style:style style:name="Antecedentes_5f_1.B10" style:display-name="Antecedentes_1.B10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" style:display-name="Antecedentes_1.B11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" style:display-name="Antecedentes_1.B12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" style:display-name="Antecedentes_1.B13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" style:display-name="Antecedentes_1.B14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5" style:display-name="Antecedentes_1.B15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6" style:display-name="Antecedentes_1.B16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7" style:display-name="Antecedentes_1.B17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8" style:display-name="Antecedentes_1.B18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19" style:display-name="Antecedentes_1.19" style:family="table-row">
      <style:table-row-properties style:min-row-height="0.194cm"/>
    </style:style>
    <style:style style:name="Antecedentes_5f_1.B19" style:display-name="Antecedentes_1.B19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20" style:display-name="Antecedentes_1.B20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21" style:display-name="Antecedentes_1.21" style:family="table-row">
      <style:table-row-properties style:min-row-height="0.661cm"/>
    </style:style>
    <style:style style:name="Antecedentes_5f_1.B21" style:display-name="Antecedentes_1.B21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22" style:display-name="Antecedentes_1.B22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23" style:display-name="Antecedentes_1.B23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24" style:display-name="Antecedentes_1.B24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25" style:display-name="Antecedentes_1.B25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26" style:display-name="Antecedentes_1.B26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27" style:display-name="Antecedentes_1.B27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28" style:display-name="Antecedentes_1.B28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29" style:display-name="Antecedentes_1.B29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30" style:display-name="Antecedentes_1.B30" style:family="table-cell">
      <style:table-cell-properties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31" style:display-name="Antecedentes_1.B31" style:family="table-cell">
      <style:table-cell-properties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A32" style:display-name="Antecedentes_1.A32" style:family="table-cell">
      <style:table-cell-properties style:vertical-align="middle" fo:background-color="#f5f5f5" fo:padding="0.049cm" fo:border-left="0.05pt solid #f5f5f5" fo:border-right="none" fo:border-top="none" fo:border-bottom="0.05pt solid #f5f5f5">
        <style:background-image/>
      </style:table-cell-properties>
    </style:style>
    <style:style style:name="Antecedentes_5f_1.B32" style:display-name="Antecedentes_1.B3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33" style:display-name="Antecedentes_1.33" style:family="table-row">
      <style:table-row-properties style:min-row-height="0.256cm"/>
    </style:style>
    <style:style style:name="Antecedentes_5f_1.B33" style:display-name="Antecedentes_1.B3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34" style:display-name="Antecedentes_1.B3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35" style:display-name="Antecedentes_1.B3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36" style:display-name="Antecedentes_1.36" style:family="table-row">
      <style:table-row-properties style:min-row-height="0.411cm"/>
    </style:style>
    <style:style style:name="Antecedentes_5f_1.A36" style:display-name="Antecedentes_1.A36" style:family="table-cell">
      <style:table-cell-properties style:vertical-align="middle" fo:background-color="#ffffff" fo:padding="0.049cm" fo:border-left="0.05pt solid #f5f5f5" fo:border-right="none" fo:border-top="none" fo:border-bottom="0.05pt solid #f5f5f5">
        <style:background-image/>
      </style:table-cell-properties>
    </style:style>
    <style:style style:name="Antecedentes_5f_1.B36" style:display-name="Antecedentes_1.B3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37" style:display-name="Antecedentes_1.B3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38" style:display-name="Antecedentes_1.B3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39" style:display-name="Antecedentes_1.B3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0" style:display-name="Antecedentes_1.B4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1" style:display-name="Antecedentes_1.B4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2" style:display-name="Antecedentes_1.B4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3" style:display-name="Antecedentes_1.B4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4" style:display-name="Antecedentes_1.B4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5" style:display-name="Antecedentes_1.B4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6" style:display-name="Antecedentes_1.B4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7" style:display-name="Antecedentes_1.B4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8" style:display-name="Antecedentes_1.B4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49" style:display-name="Antecedentes_1.B4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0" style:display-name="Antecedentes_1.B5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1" style:display-name="Antecedentes_1.B5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2" style:display-name="Antecedentes_1.B5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3" style:display-name="Antecedentes_1.B5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4" style:display-name="Antecedentes_1.B5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5" style:display-name="Antecedentes_1.B5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6" style:display-name="Antecedentes_1.B5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7" style:display-name="Antecedentes_1.B5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8" style:display-name="Antecedentes_1.B5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59" style:display-name="Antecedentes_1.B5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0" style:display-name="Antecedentes_1.B6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1" style:display-name="Antecedentes_1.B6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2" style:display-name="Antecedentes_1.B6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3" style:display-name="Antecedentes_1.B6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4" style:display-name="Antecedentes_1.B6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5" style:display-name="Antecedentes_1.B6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6" style:display-name="Antecedentes_1.B6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7" style:display-name="Antecedentes_1.B6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8" style:display-name="Antecedentes_1.B6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69" style:display-name="Antecedentes_1.B6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0" style:display-name="Antecedentes_1.B7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1" style:display-name="Antecedentes_1.B7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2" style:display-name="Antecedentes_1.B7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3" style:display-name="Antecedentes_1.B7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4" style:display-name="Antecedentes_1.B7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5" style:display-name="Antecedentes_1.B7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6" style:display-name="Antecedentes_1.B7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7" style:display-name="Antecedentes_1.B7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8" style:display-name="Antecedentes_1.B7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79" style:display-name="Antecedentes_1.B7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0" style:display-name="Antecedentes_1.B8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1" style:display-name="Antecedentes_1.B8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2" style:display-name="Antecedentes_1.B8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3" style:display-name="Antecedentes_1.B8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4" style:display-name="Antecedentes_1.B8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5" style:display-name="Antecedentes_1.B8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6" style:display-name="Antecedentes_1.B8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7" style:display-name="Antecedentes_1.B8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8" style:display-name="Antecedentes_1.B8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89" style:display-name="Antecedentes_1.B8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0" style:display-name="Antecedentes_1.B9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1" style:display-name="Antecedentes_1.B9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2" style:display-name="Antecedentes_1.B9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3" style:display-name="Antecedentes_1.B9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4" style:display-name="Antecedentes_1.B9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5" style:display-name="Antecedentes_1.B9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6" style:display-name="Antecedentes_1.B9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7" style:display-name="Antecedentes_1.B9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8" style:display-name="Antecedentes_1.B9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99" style:display-name="Antecedentes_1.B9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0" style:display-name="Antecedentes_1.B10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1" style:display-name="Antecedentes_1.B10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2" style:display-name="Antecedentes_1.B10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3" style:display-name="Antecedentes_1.B10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4" style:display-name="Antecedentes_1.B10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5" style:display-name="Antecedentes_1.B10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6" style:display-name="Antecedentes_1.B10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7" style:display-name="Antecedentes_1.B10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8" style:display-name="Antecedentes_1.B10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09" style:display-name="Antecedentes_1.B10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0" style:display-name="Antecedentes_1.B11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1" style:display-name="Antecedentes_1.B11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2" style:display-name="Antecedentes_1.B11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3" style:display-name="Antecedentes_1.B11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4" style:display-name="Antecedentes_1.B11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5" style:display-name="Antecedentes_1.B11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6" style:display-name="Antecedentes_1.B11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7" style:display-name="Antecedentes_1.B11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8" style:display-name="Antecedentes_1.B11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19" style:display-name="Antecedentes_1.B11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0" style:display-name="Antecedentes_1.B12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1" style:display-name="Antecedentes_1.B12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2" style:display-name="Antecedentes_1.B12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3" style:display-name="Antecedentes_1.B12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4" style:display-name="Antecedentes_1.B12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5" style:display-name="Antecedentes_1.B12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126" style:display-name="Antecedentes_1.126" style:family="table-row">
      <style:table-row-properties style:min-row-height="0.665cm"/>
    </style:style>
    <style:style style:name="Antecedentes_5f_1.B126" style:display-name="Antecedentes_1.B12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7" style:display-name="Antecedentes_1.B12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8" style:display-name="Antecedentes_1.B12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29" style:display-name="Antecedentes_1.B12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0" style:display-name="Antecedentes_1.B13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1" style:display-name="Antecedentes_1.B13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2" style:display-name="Antecedentes_1.B13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3" style:display-name="Antecedentes_1.B13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4" style:display-name="Antecedentes_1.B13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5" style:display-name="Antecedentes_1.B13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6" style:display-name="Antecedentes_1.B13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7" style:display-name="Antecedentes_1.B13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8" style:display-name="Antecedentes_1.B13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39" style:display-name="Antecedentes_1.B13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0" style:display-name="Antecedentes_1.B14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1" style:display-name="Antecedentes_1.B141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2" style:display-name="Antecedentes_1.B14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3" style:display-name="Antecedentes_1.B14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4" style:display-name="Antecedentes_1.B14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5" style:display-name="Antecedentes_1.B14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146" style:display-name="Antecedentes_1.146" style:family="table-row">
      <style:table-row-properties style:min-row-height="0.162cm"/>
    </style:style>
    <style:style style:name="Antecedentes_5f_1.B146" style:display-name="Antecedentes_1.B146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7" style:display-name="Antecedentes_1.B14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8" style:display-name="Antecedentes_1.B14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49" style:display-name="Antecedentes_1.B14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Antecedentes_5f_1.B150" style:display-name="Antecedentes_1.B15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18" style:family="table">
      <style:table-properties style:width="17cm" fo:margin-top="0cm" fo:margin-bottom="0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18.A" style:family="table-column">
      <style:table-column-properties style:column-width="3.103cm"/>
    </style:style>
    <style:style style:name="Tabela18.B" style:family="table-column">
      <style:table-column-properties style:column-width="13.898cm"/>
    </style:style>
    <style:style style:name="Tabela18.1" style:family="table-row">
      <style:table-row-properties style:min-row-height="0.529cm" fo:background-color="transparent" fo:keep-together="auto">
        <style:background-image/>
      </style:table-row-properties>
    </style:style>
    <style:style style:name="Tabela18.A1" style:family="table-cell">
      <style:table-cell-properties style:vertical-align="middle" fo:background-color="#ffffff" fo:padding-left="0.101cm" fo:padding-right="0.101cm" fo:padding-top="0.101cm" fo:padding-bottom="0.049cm" fo:border-left="0.05pt solid #f5f5f5" fo:border-right="none" fo:border-top="0.05pt solid #f5f5f5" fo:border-bottom="0.05pt solid #f5f5f5" style:writing-mode="lr-tb">
        <style:background-image/>
      </style:table-cell-properties>
    </style:style>
    <style:style style:name="Tabela18.B1" style:family="table-cell">
      <style:table-cell-properties style:vertical-align="middle" fo:background-color="#ffffff" fo:padding-left="0.101cm" fo:padding-right="0.101cm" fo:padding-top="0.101cm" fo:padding-bottom="0.049cm" fo:border="0.05pt solid #f5f5f5" style:writing-mode="lr-tb">
        <style:background-image/>
      </style:table-cell-properties>
    </style:style>
    <style:style style:name="Tabela18.A2" style:family="table-cell">
      <style:table-cell-properties style:vertical-align="middle" fo:background-color="#ffffff" fo:padding-left="0.101cm" fo:padding-right="0.101cm" fo:padding-top="0.101cm" fo:padding-bottom="0.049cm" fo:border-left="0.05pt solid #f5f5f5" fo:border-right="none" fo:border-top="none" fo:border-bottom="0.05pt solid #f5f5f5" style:writing-mode="lr-tb">
        <style:background-image/>
      </style:table-cell-properties>
    </style:style>
    <style:style style:name="Tabela18.B2" style:family="table-cell">
      <style:table-cell-properties style:vertical-align="middle" fo:background-color="#ffffff" fo:padding-left="0.101cm" fo:padding-right="0.101cm" fo:padding-top="0.101cm" fo:padding-bottom="0.04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18.A3" style:family="table-cell">
      <style:table-cell-properties style:vertical-align="middle" fo:background-color="#f5f5f5" fo:padding-left="0.101cm" fo:padding-right="0.101cm" fo:padding-top="0.101cm" fo:padding-bottom="0.049cm" fo:border-left="0.05pt solid #f5f5f5" fo:border-right="none" fo:border-top="none" fo:border-bottom="0.05pt solid #f5f5f5" style:writing-mode="lr-tb">
        <style:background-image/>
      </style:table-cell-properties>
    </style:style>
    <style:style style:name="Tabela18.B3" style:family="table-cell">
      <style:table-cell-properties style:vertical-align="middle" fo:background-color="#f5f5f5" fo:padding-left="0.101cm" fo:padding-right="0.101cm" fo:padding-top="0.101cm" fo:padding-bottom="0.049cm" fo:border-left="0.05pt solid #f5f5f5" fo:border-right="0.05pt solid #f5f5f5" fo:border-top="none" fo:border-bottom="0.05pt solid #f5f5f5" style:writing-mode="lr-tb">
        <style:background-image/>
      </style:table-cell-properties>
    </style:style>
    <style:style style:name="Tabela18.30" style:family="table-row">
      <style:table-row-properties style:min-row-height="0.192cm" fo:background-color="transparent" fo:keep-together="auto">
        <style:background-image/>
      </style:table-row-properties>
    </style:style>
    <style:style style:name="Tabela24" style:family="table">
      <style:table-properties style:width="17cm" table:align="center" fo:background-color="transparent">
        <style:background-image/>
      </style:table-properties>
    </style:style>
    <style:style style:name="Tabela24.A" style:family="table-column">
      <style:table-column-properties style:column-width="2.445cm"/>
    </style:style>
    <style:style style:name="Tabela24.B" style:family="table-column">
      <style:table-column-properties style:column-width="14.556cm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style:vertical-align="middle" fo:background-color="#f5f5f5" fo:padding="0.049cm" fo:border-left="0.05pt solid #f5f5f5" fo:border-right="none" fo:border-top="0.05pt solid #f5f5f5" fo:border-bottom="0.05pt solid #f5f5f5">
        <style:background-image/>
      </style:table-cell-properties>
    </style:style>
    <style:style style:name="Tabela24.B1" style:family="table-cell">
      <style:table-cell-properties fo:background-color="#f5f5f5" fo:padding="0.049cm" fo:border="0.05pt solid #f5f5f5">
        <style:background-image/>
      </style:table-cell-properties>
    </style:style>
    <style:style style:name="Tabela24.A2" style:family="table-cell">
      <style:table-cell-properties style:vertical-align="middle" fo:background-color="#f5f5f5" fo:padding="0.049cm" fo:border-left="0.05pt solid #f5f5f5" fo:border-right="none" fo:border-top="none" fo:border-bottom="0.05pt solid #f5f5f5">
        <style:background-image/>
      </style:table-cell-properties>
    </style:style>
    <style:style style:name="Tabela24.B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3" style:family="table-row">
      <style:table-row-properties style:min-row-height="0.168cm"/>
    </style:style>
    <style:style style:name="Tabela24.B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6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A7" style:family="table-cell">
      <style:table-cell-properties style:vertical-align="middle" fo:background-color="#ffffff" fo:padding="0.049cm" fo:border-left="0.05pt solid #f5f5f5" fo:border-right="none" fo:border-top="none" fo:border-bottom="0.05pt solid #f5f5f5">
        <style:background-image/>
      </style:table-cell-properties>
    </style:style>
    <style:style style:name="Tabela24.B7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8" style:family="table-row">
      <style:table-row-properties style:min-row-height="0.134cm"/>
    </style:style>
    <style:style style:name="Tabela24.B8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9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10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11" style:family="table-cell">
      <style:table-cell-properties fo:background-color="#ffffff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12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13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14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15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abela24.B16" style:family="table-cell">
      <style:table-cell-properties fo:background-color="#f5f5f5" fo:padding="0.049cm" fo:border-left="0.05pt solid #f5f5f5" fo:border-right="0.05pt solid #f5f5f5" fo:border-top="none" fo:border-bottom="0.05pt solid #f5f5f5">
        <style:background-image/>
      </style:table-cell-properties>
    </style:style>
    <style:style style:name="Técnicias" style:family="table">
      <style:table-properties style:width="17cm" table:align="center" fo:background-color="transparent">
        <style:background-image/>
      </style:table-properties>
    </style:style>
    <style:style style:name="Técnicias.A" style:family="table-column">
      <style:table-column-properties style:column-width="8.29cm"/>
    </style:style>
    <style:style style:name="Técnicias.B" style:family="table-column">
      <style:table-column-properties style:column-width="8.71cm"/>
    </style:style>
    <style:style style:name="Técnicias.1" style:family="table-row">
      <style:table-row-properties fo:background-color="transparent">
        <style:background-image/>
      </style:table-row-properties>
    </style:style>
    <style:style style:name="Técnicias.A1" style:family="table-cell">
      <style:table-cell-properties style:vertical-align="middle" fo:background-color="#f5f5f5" fo:padding="0.097cm" fo:border-left="0.05pt solid #f5f5f5" fo:border-right="none" fo:border-top="0.05pt solid #f5f5f5" fo:border-bottom="0.05pt solid #f5f5f5">
        <style:background-image/>
      </style:table-cell-properties>
    </style:style>
    <style:style style:name="Técnicias.B1" style:family="table-cell">
      <style:table-cell-properties style:vertical-align="middle" fo:background-color="#f5f5f5" fo:padding="0.097cm" fo:border="0.05pt solid #f5f5f5">
        <style:background-image/>
      </style:table-cell-properties>
    </style:style>
    <style:style style:name="Técnicias.A2" style:family="table-cell">
      <style:table-cell-properties style:vertical-align="middle" fo:background-color="#f5f5f5" fo:padding="0.097cm" fo:border-left="0.05pt solid #f5f5f5" fo:border-right="none" fo:border-top="none" fo:border-bottom="0.05pt solid #f5f5f5">
        <style:background-image/>
      </style:table-cell-properties>
    </style:style>
    <style:style style:name="Técnicias.B2" style:family="table-cell">
      <style:table-cell-properties style:vertical-align="middle" fo:background-color="#f5f5f5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écnicias.A3" style:family="table-cell">
      <style:table-cell-properties style:vertical-align="middle" fo:background-color="#ffffff" fo:padding="0.097cm" fo:border-left="0.05pt solid #f5f5f5" fo:border-right="none" fo:border-top="none" fo:border-bottom="0.05pt solid #f5f5f5">
        <style:background-image/>
      </style:table-cell-properties>
    </style:style>
    <style:style style:name="Técnicias.B3" style:family="table-cell">
      <style:table-cell-properties style:vertical-align="middle"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Tabela1" style:family="table">
      <style:table-properties style:width="17cm" table:align="center" fo:background-color="transparent">
        <style:background-image/>
      </style:table-properties>
    </style:style>
    <style:style style:name="Tabela1.A" style:family="table-column">
      <style:table-column-properties style:column-width="17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background-color="#ffffff" fo:padding="0.097cm" fo:border="0.05pt solid #f5f5f5">
        <style:background-image/>
      </style:table-cell-properties>
    </style:style>
    <style:style style:name="Tabela1.A2" style:family="table-cell">
      <style:table-cell-properties style:vertical-align="middle" fo:background-color="#ffffff" fo:padding="0.097cm" fo:border-left="0.05pt solid #f5f5f5" fo:border-right="0.05pt solid #f5f5f5" fo:border-top="none" fo:border-bottom="0.05pt solid #f5f5f5">
        <style:background-image/>
      </style:table-cell-properties>
    </style:style>
    <style:style style:name="P1" style:family="paragraph" style:parent-style-name="Header">
      <style:text-properties officeooo:paragraph-rsid="00e9a814"/>
    </style:style>
    <style:style style:name="P2" style:family="paragraph" style:parent-style-name="Text_20_body">
      <style:text-properties officeooo:paragraph-rsid="00e9a814"/>
    </style:style>
    <style:style style:name="P3" style:family="paragraph" style:parent-style-name="Footer">
      <style:paragraph-properties fo:text-align="start" style:justify-single-word="false"/>
      <style:text-properties style:font-name="Arial" fo:font-size="16pt" officeooo:paragraph-rsid="00514929" style:font-size-asian="16pt" style:font-size-complex="16pt"/>
    </style:style>
    <style:style style:name="P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6pt" fo:font-weight="bold" officeooo:rsid="004109ed" officeooo:paragraph-rsid="003be2e8" style:font-name-asian="UD Digi Kyokasho NK-B1" style:font-size-asian="16pt" style:font-weight-asian="bold" style:font-name-complex="UD Digi Kyokasho NK-B1" style:font-size-complex="16pt" style:font-weight-complex="bold"/>
    </style:style>
    <style:style style:name="P5" style:family="paragraph" style:parent-style-name="Standard">
      <style:paragraph-properties fo:margin-left="0cm" fo:margin-right="0cm" fo:line-height="107%" fo:text-align="center" style:justify-single-word="false" fo:orphans="0" fo:widows="0" fo:text-indent="0cm" style:auto-text-indent="false" style:writing-mode="lr-tb"/>
      <style:text-properties style:font-name="Arial" fo:font-size="18pt" fo:font-weight="bold" officeooo:rsid="001f2e8f" officeooo:paragraph-rsid="001f2e8f" style:font-name-asian="UD Digi Kyokasho NK-B1" style:font-size-asian="18pt" style:font-weight-asian="bold" style:font-name-complex="UD Digi Kyokasho NK-B1" style:font-size-complex="18pt" style:font-weight-complex="bold"/>
    </style:style>
    <style:style style:name="P6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rsid="001f2e8f" officeooo:paragraph-rsid="001f2e8f" style:font-name-asian="UD Digi Kyokasho NK-B1" style:font-size-asian="18pt" style:font-weight-asian="bold" style:font-name-complex="UD Digi Kyokasho NK-B1" style:font-size-complex="18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8pt" fo:font-weight="bold" officeooo:paragraph-rsid="0021234a" style:font-name-asian="UD Digi Kyokasho NK-B1" style:font-size-asian="18pt" style:font-weight-asian="bold" style:font-name-complex="UD Digi Kyokasho NK-B1" style:font-size-complex="18pt" style:font-weight-complex="bold"/>
    </style:style>
    <style:style style:name="P8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Arial" fo:font-size="18pt" fo:font-weight="bold" officeooo:paragraph-rsid="001f2e8f" style:font-name-asian="UD Digi Kyokasho NK-B1" style:font-size-asian="18pt" style:font-weight-asian="bold" style:font-name-complex="UD Digi Kyokasho NK-B1" style:font-size-complex="18pt" style:font-weight-complex="bold"/>
    </style:style>
    <style:style style:name="P9" style:family="paragraph" style:parent-style-name="Standard">
      <style:paragraph-properties fo:margin-left="0cm" fo:margin-right="0cm" fo:line-height="107%" fo:text-align="center" style:justify-single-word="false" fo:orphans="0" fo:widows="0" fo:text-indent="0cm" style:auto-text-indent="false" style:writing-mode="lr-tb"/>
      <style:text-properties style:font-name="Arial" fo:font-size="18pt" fo:font-weight="bold" officeooo:paragraph-rsid="001f2e8f" style:font-name-asian="UD Digi Kyokasho NK-B1" style:font-size-asian="18pt" style:font-weight-asian="bold" style:font-name-complex="UD Digi Kyokasho NK-B1" style:font-size-complex="18pt" style:font-weight-complex="bold"/>
    </style:style>
    <style:style style:name="P10" style:family="paragraph" style:parent-style-name="Standard">
      <style:paragraph-properties fo:margin-left="0cm" fo:margin-right="0cm" fo:line-height="107%" fo:text-align="center" style:justify-single-word="false" fo:orphans="0" fo:widows="0" fo:text-indent="0cm" style:auto-text-indent="false" style:writing-mode="lr-tb"/>
      <style:text-properties style:font-name="Arial" fo:font-size="18pt" fo:font-weight="bold" style:font-name-asian="UD Digi Kyokasho NK-B1" style:font-size-asian="18pt" style:font-weight-asian="bold" style:font-name-complex="UD Digi Kyokasho NK-B1" style:font-size-complex="18pt" style:font-weight-complex="bold"/>
    </style:style>
    <style:style style:name="P11" style:family="paragraph" style:parent-style-name="Standard">
      <style:paragraph-properties fo:margin-left="0cm" fo:margin-right="0cm" fo:line-height="107%" fo:text-align="center" style:justify-single-word="false" fo:orphans="0" fo:widows="0" fo:text-indent="0cm" style:auto-text-indent="false" style:writing-mode="lr-tb"/>
      <style:text-properties style:font-name="Arial" fo:font-size="18pt" fo:font-weight="bold" officeooo:paragraph-rsid="001db440" style:font-name-asian="UD Digi Kyokasho NK-B1" style:font-size-asian="18pt" style:font-weight-asian="bold" style:font-name-complex="UD Digi Kyokasho NK-B1" style:font-size-complex="18pt" style:font-weight-complex="bold"/>
    </style:style>
    <style:style style:name="P1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paragraph-rsid="001f2e8f" style:font-name-asian="UD Digi Kyokasho NK-B1" style:font-size-asian="18pt" style:font-weight-asian="bold" style:font-name-complex="UD Digi Kyokasho NK-B1" style:font-size-complex="18pt" style:font-weight-complex="bold"/>
    </style:style>
    <style:style style:name="P1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style:font-name-asian="UD Digi Kyokasho NK-B1" style:font-size-asian="18pt" style:font-weight-asian="bold" style:font-name-complex="UD Digi Kyokasho NK-B1" style:font-size-complex="18pt" style:font-weight-complex="bold"/>
    </style:style>
    <style:style style:name="P1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paragraph-rsid="001db440" style:font-name-asian="UD Digi Kyokasho NK-B1" style:font-size-asian="18pt" style:font-weight-asian="bold" style:font-name-complex="UD Digi Kyokasho NK-B1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fo:font-weight="bold" officeooo:rsid="0046a992" officeooo:paragraph-rsid="0046a99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fo:font-weight="bold" officeooo:rsid="0046a992" officeooo:paragraph-rsid="00ab526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rsid="004ac31a" officeooo:paragraph-rsid="00565f2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rsid="004ac31a" officeooo:paragraph-rsid="00729dab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rsid="004ac31a" officeooo:paragraph-rsid="004d5c3b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rsid="004ac31a" officeooo:paragraph-rsid="004ac31a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rsid="004ac31a" officeooo:paragraph-rsid="00e9a814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8pt" fo:font-weight="bold" officeooo:rsid="004ac31a" officeooo:paragraph-rsid="00feb56b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8pt" fo:font-weight="bold" officeooo:rsid="0047f5c0" officeooo:paragraph-rsid="0047f5c0" style:font-size-asian="18pt" style:font-weight-asian="bold" style:font-size-complex="18pt" style:font-weight-complex="bold"/>
    </style:style>
    <style:style style:name="P2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rsid="006eda2b" officeooo:paragraph-rsid="006eda2b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fo:font-weight="bold" officeooo:paragraph-rsid="00364285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paragraph-rsid="003be2e8" style:font-size-asian="18pt" style:font-weight-asian="bold" style:font-size-complex="18pt" style:font-weight-complex="bold"/>
    </style:style>
    <style:style style:name="P27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rsid="005c9159" officeooo:paragraph-rsid="00d256e5" style:font-name-asian="Arial Nova" style:font-size-asian="18pt" style:font-weight-asian="bold" style:font-name-complex="Arial Nova" style:font-size-complex="18pt" style:font-weight-complex="bold"/>
    </style:style>
    <style:style style:name="P28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normal" officeooo:rsid="004ac31a" officeooo:paragraph-rsid="00565f2f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officeooo:paragraph-rsid="00db1072" style:font-size-asian="18pt" style:font-size-complex="18pt"/>
    </style:style>
    <style:style style:name="P3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officeooo:paragraph-rsid="021927e6" style:font-size-asian="18pt" style:font-size-complex="18pt"/>
    </style:style>
    <style:style style:name="P3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officeooo:rsid="021927e6" officeooo:paragraph-rsid="021927e6" style:font-size-asian="18pt" style:font-size-complex="18pt"/>
    </style:style>
    <style:style style:name="P3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weight="bold" officeooo:paragraph-rsid="003be2e8" style:font-weight-asian="bold" style:font-weight-complex="bold"/>
    </style:style>
    <style:style style:name="P33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weight="bold" officeooo:paragraph-rsid="01c2fc6d" style:font-weight-asian="bold" style:font-weight-complex="bold"/>
    </style:style>
    <style:style style:name="P34" style:family="paragraph" style:parent-style-name="Standard">
      <style:text-properties style:font-name="Arial" fo:font-weight="bold" officeooo:paragraph-rsid="003be2e8" style:font-weight-asian="bold" style:font-weight-complex="bold"/>
    </style:style>
    <style:style style:name="P35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fo:font-weight="bold" officeooo:rsid="01030ab6" officeooo:paragraph-rsid="01030ab6" style:font-name-asian="Arial Nova" style:font-weight-asian="bold" style:font-name-complex="Arial Nova" style:font-weight-complex="bold"/>
    </style:style>
    <style:style style:name="P3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fo:font-weight="bold" officeooo:rsid="00d79f24" officeooo:paragraph-rsid="00db1072" style:font-name-asian="Arial Nova" style:font-weight-asian="bold" style:font-name-complex="Arial Nova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7b7ea5" officeooo:paragraph-rsid="007b7ea5"/>
    </style:style>
    <style:style style:name="P38" style:family="paragraph" style:parent-style-name="Table_20_Contents">
      <style:paragraph-properties fo:text-align="center" style:justify-single-word="false"/>
      <style:text-properties style:font-name="Arial" officeooo:rsid="007b7ea5" officeooo:paragraph-rsid="00805617"/>
    </style:style>
    <style:style style:name="P39" style:family="paragraph" style:parent-style-name="Table_20_Contents">
      <style:text-properties style:font-name="Arial" officeooo:rsid="007ba353" officeooo:paragraph-rsid="007e9f1f"/>
    </style:style>
    <style:style style:name="P40" style:family="paragraph" style:parent-style-name="Table_20_Contents">
      <style:paragraph-properties fo:text-align="center" style:justify-single-word="false"/>
      <style:text-properties style:font-name="Arial" officeooo:rsid="007d8a3c" officeooo:paragraph-rsid="00805617"/>
    </style:style>
    <style:style style:name="P41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paragraph-rsid="00aff0c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>
        <style:tab-stops/>
      </style:paragraph-properties>
      <style:text-properties style:font-name="Arial" fo:font-size="12pt" fo:font-weight="normal" officeooo:paragraph-rsid="00feb56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paragraph-rsid="00feb56b" style:font-size-asian="12pt" style:font-weight-asian="normal" style:font-size-complex="12pt" style:font-weight-complex="normal"/>
    </style:style>
    <style:style style:name="P44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6b029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6b0294" style:font-size-asian="12pt" style:font-weight-asian="normal" style:font-size-complex="12pt" style:font-weight-complex="normal"/>
    </style:style>
    <style:style style:name="P46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7abe0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729dab" style:font-size-asian="12pt" style:font-weight-asian="normal" style:font-size-complex="12pt" style:font-weight-complex="normal"/>
    </style:style>
    <style:style style:name="P48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aff0c7" style:font-size-asian="12pt" style:font-weight-asian="normal" style:font-size-complex="12pt" style:font-weight-complex="normal"/>
    </style:style>
    <style:style style:name="P49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a30843" style:font-size-asian="12pt" style:font-weight-asian="normal" style:font-size-complex="12pt" style:font-weight-complex="normal"/>
    </style:style>
    <style:style style:name="P5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a98de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>
        <style:tab-stops/>
      </style:paragraph-properties>
      <style:text-properties style:font-name="Arial" fo:font-size="12pt" fo:font-weight="normal" officeooo:paragraph-rsid="00feb56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paragraph-rsid="00feb56b" style:font-size-asian="12pt" style:font-weight-asian="normal" style:font-size-complex="12pt" style:font-weight-complex="normal"/>
    </style:style>
    <style:style style:name="P54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Arial" fo:font-size="12pt" fo:font-weight="normal" officeooo:paragraph-rsid="0080561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" fo:font-size="12pt" fo:font-weight="normal" officeooo:paragraph-rsid="00a30843" style:font-size-asian="12pt" style:font-weight-asian="normal" style:font-size-complex="12pt" style:font-weight-complex="normal"/>
    </style:style>
    <style:style style:name="P57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a98dec" officeooo:paragraph-rsid="00a98dec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Arial" fo:font-size="12pt" fo:font-weight="normal" officeooo:paragraph-rsid="00d6156d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fo:font-weight="normal" officeooo:rsid="00cabb9a" officeooo:paragraph-rsid="00cabb9a" style:font-size-asian="12pt" style:font-weight-asian="normal" style:font-size-complex="12pt" style:font-weight-complex="normal"/>
    </style:style>
    <style:style style:name="P60" style:family="paragraph" style:parent-style-name="Table_20_Contents">
      <style:text-properties style:font-name="Arial" fo:font-size="12pt" fo:font-weight="normal" officeooo:rsid="00cad8e9" officeooo:paragraph-rsid="00cad8e9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style:font-name="Arial" fo:font-size="12pt" fo:font-weight="normal" officeooo:rsid="00cc0b21" officeooo:paragraph-rsid="00cc0b21" style:font-size-asian="12pt" style:font-weight-asian="normal" style:font-size-complex="12pt" style:font-weight-complex="normal"/>
    </style:style>
    <style:style style:name="P62" style:family="paragraph" style:parent-style-name="Table_20_Contents">
      <style:text-properties style:font-name="Arial" fo:font-size="12pt" fo:font-weight="normal" officeooo:rsid="00cdae14" officeooo:paragraph-rsid="00cdae14" style:font-size-asian="12pt" style:font-weight-asian="normal" style:font-size-complex="12pt" style:font-weight-complex="normal"/>
    </style:style>
    <style:style style:name="P63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7389c0" officeooo:paragraph-rsid="007389c0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rsid="00e68505" officeooo:paragraph-rsid="00feb56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rsid="003be2e8" officeooo:paragraph-rsid="01030ab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rsid="003be2e8" officeooo:paragraph-rsid="0103f697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Arial" fo:font-size="12pt" fo:font-weight="normal" officeooo:rsid="004314ef" officeooo:paragraph-rsid="010f7ff0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Arial" fo:font-size="12pt" fo:font-weight="normal" officeooo:rsid="00c36de8" officeooo:paragraph-rsid="01126f90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style:font-name="Arial" fo:font-size="12pt" fo:font-weight="normal" officeooo:paragraph-rsid="012c06ff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style:font-name="Arial" fo:font-size="12pt" fo:font-weight="normal" officeooo:rsid="0143c704" officeooo:paragraph-rsid="0143c704" style:font-size-asian="12pt" style:font-weight-asian="normal" style:font-size-complex="12pt" style:font-weight-complex="normal"/>
    </style:style>
    <style:style style:name="P7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20c0f0b" officeooo:paragraph-rsid="020c0f0b" style:font-size-asian="12pt" style:font-weight-asian="normal" style:font-size-complex="12pt" style:font-weight-complex="normal"/>
    </style:style>
    <style:style style:name="P72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paragraph-rsid="00805617" style:font-name-asian="Arial Nova" style:font-size-asian="12pt" style:font-weight-asian="normal" style:font-name-complex="Arial Nova" style:font-size-complex="12pt" style:font-weight-complex="normal"/>
    </style:style>
    <style:style style:name="P7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paragraph-rsid="00805617" style:font-name-asian="Arial Nova" style:font-size-asian="12pt" style:font-weight-asian="normal" style:font-name-complex="Arial Nova" style:font-size-complex="12pt" style:font-weight-complex="normal"/>
    </style:style>
    <style:style style:name="P74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6b0294" style:font-name-asian="Arial Nova" style:font-size-asian="12pt" style:font-weight-asian="normal" style:font-name-complex="Arial Nova" style:font-size-complex="12pt" style:font-weight-complex="normal"/>
    </style:style>
    <style:style style:name="P75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7abe08" style:font-name-asian="Arial Nova" style:font-size-asian="12pt" style:font-weight-asian="normal" style:font-name-complex="Arial Nova" style:font-size-complex="12pt" style:font-weight-complex="normal"/>
    </style:style>
    <style:style style:name="P76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77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78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rsid="00729dab" officeooo:paragraph-rsid="00805617" style:font-name-asian="Arial Nova" style:font-size-asian="12pt" style:font-weight-asian="normal" style:font-name-complex="Arial Nova" style:font-size-complex="12pt" style:font-weight-complex="normal"/>
    </style:style>
    <style:style style:name="P79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rsid="00729dab" officeooo:paragraph-rsid="01324550" style:font-name-asian="Arial Nova" style:font-size-asian="12pt" style:font-weight-asian="normal" style:font-name-complex="Arial Nova" style:font-size-complex="12pt" style:font-weight-complex="normal"/>
    </style:style>
    <style:style style:name="P80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rsid="0075018d" officeooo:paragraph-rsid="00805617" style:font-name-asian="Arial Nova" style:font-size-asian="12pt" style:font-weight-asian="normal" style:font-name-complex="Arial Nova" style:font-size-complex="12pt" style:font-weight-complex="normal"/>
    </style:style>
    <style:style style:name="P81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rsid="00761287" officeooo:paragraph-rsid="00805617" style:font-name-asian="Arial Nova" style:font-size-asian="12pt" style:font-weight-asian="normal" style:font-name-complex="Arial Nova" style:font-size-complex="12pt" style:font-weight-complex="normal"/>
    </style:style>
    <style:style style:name="P8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rsid="007389c0" officeooo:paragraph-rsid="00805617" style:font-name-asian="Arial Nova" style:font-size-asian="12pt" style:font-weight-asian="normal" style:font-name-complex="Arial Nova" style:font-size-complex="12pt" style:font-weight-complex="normal"/>
    </style:style>
    <style:style style:name="P83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12dcb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84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85ca7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85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3d810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86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1b7543" officeooo:paragraph-rsid="011b7543" style:font-name-asian="Arial Nova" style:font-size-asian="12pt" style:font-weight-asian="normal" style:font-name-complex="Arial Nova" style:font-size-complex="12pt" style:font-weight-complex="normal"/>
    </style:style>
    <style:style style:name="P87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1d3090" officeooo:paragraph-rsid="011d3090" style:font-name-asian="Arial Nova" style:font-size-asian="12pt" style:font-weight-asian="normal" style:font-name-complex="Arial Nova" style:font-size-complex="12pt" style:font-weight-complex="normal"/>
    </style:style>
    <style:style style:name="P88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rsid="01324550" officeooo:paragraph-rsid="01324550" style:font-name-asian="Arial Nova" style:font-size-asian="12pt" style:font-weight-asian="normal" style:font-name-complex="Arial Nova" style:font-size-complex="12pt" style:font-weight-complex="normal"/>
    </style:style>
    <style:style style:name="P89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5623b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9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5cde5f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9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3df608" officeooo:paragraph-rsid="013df608" style:font-name-asian="Arial Nova" style:font-size-asian="12pt" style:font-weight-asian="normal" style:font-name-complex="Arial Nova" style:font-size-complex="12pt" style:font-weight-complex="normal"/>
    </style:style>
    <style:style style:name="P92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c934b0" officeooo:paragraph-rsid="01542226" style:font-name-asian="Arial Nova" style:font-size-asian="12pt" style:font-weight-asian="normal" style:font-name-complex="Arial Nova" style:font-size-complex="12pt" style:font-weight-complex="normal"/>
    </style:style>
    <style:style style:name="P93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9567d1" officeooo:paragraph-rsid="019567d1" style:font-name-asian="Arial Nova" style:font-size-asian="12pt" style:font-weight-asian="normal" style:font-name-complex="Arial Nova" style:font-size-complex="12pt" style:font-weight-complex="normal"/>
    </style:style>
    <style:style style:name="P94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bde250" officeooo:paragraph-rsid="01bde250" style:font-name-asian="Arial Nova" style:font-size-asian="12pt" style:font-weight-asian="normal" style:font-name-complex="Arial Nova" style:font-size-complex="12pt" style:font-weight-complex="normal"/>
    </style:style>
    <style:style style:name="P95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bde250" officeooo:paragraph-rsid="01dbeb62" style:font-name-asian="Arial Nova" style:font-size-asian="12pt" style:font-weight-asian="normal" style:font-name-complex="Arial Nova" style:font-size-complex="12pt" style:font-weight-complex="normal"/>
    </style:style>
    <style:style style:name="P96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rsid="02102a11" officeooo:paragraph-rsid="02102a11" style:font-name-asian="Arial Nova" style:font-size-asian="12pt" style:font-weight-asian="normal" style:font-name-complex="Arial Nova" style:font-size-complex="12pt" style:font-weight-complex="normal"/>
    </style:style>
    <style:style style:name="P97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rsid="003be2e8" officeooo:paragraph-rsid="00a98dec" style:font-name-asian="UD Digi Kyokasho NK-B1" style:font-size-asian="12pt" style:font-weight-asian="normal" style:font-name-complex="UD Digi Kyokasho NK-B1" style:font-size-complex="12pt" style:font-weight-complex="normal"/>
    </style:style>
    <style:style style:name="P98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officeooo:paragraph-rsid="00aff0c7" style:font-name-asian="Arial Nova" style:font-size-asian="12pt" style:font-name-complex="Arial Nova" style:font-size-complex="12pt"/>
    </style:style>
    <style:style style:name="P9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officeooo:paragraph-rsid="00aff0c7" style:font-name-asian="Arial Nova" style:font-size-asian="12pt" style:font-name-complex="Arial Nova" style:font-size-complex="12pt"/>
    </style:style>
    <style:style style:name="P10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paragraph-rsid="00443292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cm" fo:margin-right="0cm" fo:line-height="107%" fo:text-align="center" style:justify-single-word="false" fo:orphans="0" fo:widows="0" fo:text-indent="0cm" style:auto-text-indent="false" style:writing-mode="lr-tb"/>
      <style:text-properties style:font-name="Arial" fo:font-size="12pt" fo:font-weight="bold" officeooo:paragraph-rsid="001db440" style:font-size-asian="12pt" style:font-weight-asian="bold" style:font-size-complex="12pt" style:font-weight-complex="bold"/>
    </style:style>
    <style:style style:name="P102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paragraph-rsid="00aff0c7" style:font-size-asian="12pt" style:font-weight-asian="bold" style:font-size-complex="12pt" style:font-weight-complex="bold"/>
    </style:style>
    <style:style style:name="P103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07389c0" officeooo:paragraph-rsid="007389c0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0729dab" officeooo:paragraph-rsid="00729dab" style:font-size-asian="12pt" style:font-weight-asian="bold" style:font-size-complex="12pt" style:font-weight-complex="bold"/>
    </style:style>
    <style:style style:name="P105" style:family="paragraph" style:parent-style-name="Standard">
      <style:text-properties style:font-name="Arial" fo:font-size="12pt" fo:font-weight="bold" officeooo:paragraph-rsid="004314ef" style:font-size-asian="12pt" style:font-weight-asian="bold" style:font-size-complex="12pt" style:font-weight-complex="bold"/>
    </style:style>
    <style:style style:name="P106" style:family="paragraph" style:parent-style-name="Standard">
      <style:text-properties style:font-name="Arial" fo:font-size="12pt" fo:font-weight="bold" officeooo:paragraph-rsid="00364285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style:font-name="Arial" fo:font-size="12pt" fo:font-weight="bold" officeooo:paragraph-rsid="00cf89da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style:font-name="Arial" fo:font-size="12pt" fo:font-weight="bold" officeooo:paragraph-rsid="00d12232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111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bold" officeooo:rsid="00c3f523" officeooo:paragraph-rsid="00c3f523" style:font-size-asian="12pt" style:font-weight-asian="bold" style:font-size-complex="12pt" style:font-weight-complex="bold"/>
    </style:style>
    <style:style style:name="P112" style:family="paragraph" style:parent-style-name="Table_20_Contents">
      <style:text-properties style:font-name="Arial" fo:font-size="12pt" fo:font-weight="bold" officeooo:rsid="00c3f523" officeooo:paragraph-rsid="00c3f523" style:font-size-asian="12pt" style:font-weight-asian="bold" style:font-size-complex="12pt" style:font-weight-complex="bold"/>
    </style:style>
    <style:style style:name="P113" style:family="paragraph" style:parent-style-name="Table_20_Contents">
      <style:text-properties style:font-name="Arial" fo:font-size="12pt" fo:font-weight="bold" officeooo:rsid="00c3f523" officeooo:paragraph-rsid="00c5ce99" style:font-size-asian="12pt" style:font-weight-asian="bold" style:font-size-complex="12pt" style:font-weight-complex="bold"/>
    </style:style>
    <style:style style:name="P114" style:family="paragraph" style:parent-style-name="Table_20_Contents">
      <style:text-properties style:font-name="Arial" fo:font-size="12pt" fo:font-weight="bold" officeooo:rsid="00c3f523" officeooo:paragraph-rsid="00c934b0" style:font-size-asian="12pt" style:font-weight-asian="bold" style:font-size-complex="12pt" style:font-weight-complex="bold"/>
    </style:style>
    <style:style style:name="P115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bold" officeooo:rsid="00c934b0" officeooo:paragraph-rsid="00c934b0" style:font-size-asian="12pt" style:font-weight-asian="bold" style:font-size-complex="12pt" style:font-weight-complex="bold"/>
    </style:style>
    <style:style style:name="P116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bold" officeooo:rsid="00cf89da" officeooo:paragraph-rsid="00cf89da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Arial" fo:font-size="12pt" fo:font-weight="bold" officeooo:rsid="00cabb9a" officeooo:paragraph-rsid="00cabb9a" style:font-size-asian="12pt" style:font-weight-asian="bold" style:font-size-complex="12pt" style:font-weight-complex="bold"/>
    </style:style>
    <style:style style:name="P118" style:family="paragraph" style:parent-style-name="Table_20_Contents">
      <style:text-properties style:font-name="Arial" fo:font-size="12pt" fo:font-weight="bold" officeooo:rsid="00cdae14" officeooo:paragraph-rsid="00cdae14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Arial" fo:font-size="12pt" fo:font-weight="bold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center" style:justify-single-word="false"/>
      <style:text-properties style:font-name="Arial" fo:font-size="12pt" fo:font-weight="bold" officeooo:paragraph-rsid="01ba60c0" style:font-size-asian="12pt" style:font-weight-asian="bold" style:font-size-complex="12pt" style:font-weight-complex="bold"/>
    </style:style>
    <style:style style:name="P12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18df257" officeooo:paragraph-rsid="018df257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Arial" fo:font-size="12pt" fo:font-weight="bold" officeooo:rsid="00833e7a" officeooo:paragraph-rsid="01ba60c0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center" style:justify-single-word="false"/>
      <style:text-properties style:font-name="Arial" fo:font-size="12pt" fo:font-weight="bold" officeooo:rsid="0081930b" officeooo:paragraph-rsid="01ba60c0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Arial" fo:font-size="12pt" fo:font-weight="bold" officeooo:rsid="00c146ca" officeooo:paragraph-rsid="01ba60c0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2pt" fo:font-weight="bold" officeooo:rsid="01b70f1e" officeooo:paragraph-rsid="01ba60c0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2pt" fo:font-weight="bold" officeooo:rsid="007b7ea5" officeooo:paragraph-rsid="01ba60c0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2pt" fo:font-weight="bold" officeooo:rsid="01c2fc6d" officeooo:paragraph-rsid="01c2fc6d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center" style:justify-single-word="false"/>
      <style:text-properties style:font-name="Arial" fo:font-size="12pt" fo:font-weight="bold" officeooo:rsid="01c48c77" officeooo:paragraph-rsid="01c48c77" style:font-size-asian="12pt" style:font-weight-asian="bold" style:font-size-complex="12pt" style:font-weight-complex="bold"/>
    </style:style>
    <style:style style:name="P129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20c0f0b" officeooo:paragraph-rsid="020c0f0b" style:font-size-asian="12pt" style:font-weight-asian="bold" style:font-size-complex="12pt" style:font-weight-complex="bold"/>
    </style:style>
    <style:style style:name="P13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20dd38c" officeooo:paragraph-rsid="020dd38c" style:font-size-asian="12pt" style:font-weight-asian="bold" style:font-size-complex="12pt" style:font-weight-complex="bold"/>
    </style:style>
    <style:style style:name="P13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20e2933" officeooo:paragraph-rsid="020e2933" style:font-size-asian="12pt" style:font-weight-asian="bold" style:font-size-complex="12pt" style:font-weight-complex="bold"/>
    </style:style>
    <style:style style:name="P132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2102a11" officeooo:paragraph-rsid="02102a11" style:font-size-asian="12pt" style:font-weight-asian="bold" style:font-size-complex="12pt" style:font-weight-complex="bold"/>
    </style:style>
    <style:style style:name="P133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211bda4" officeooo:paragraph-rsid="0211bda4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font-name="Arial" fo:font-size="12pt" fo:font-weight="bold" officeooo:paragraph-rsid="01ba60c0" style:font-size-asian="12pt" style:font-size-complex="12pt"/>
    </style:style>
    <style:style style:name="P135" style:family="paragraph" style:parent-style-name="Standard">
      <style:paragraph-properties fo:text-align="center" style:justify-single-word="false"/>
      <style:text-properties style:font-name="Arial" fo:font-size="12pt" fo:font-weight="bold" officeooo:rsid="01a491af" officeooo:paragraph-rsid="01ba60c0" style:font-size-asian="12pt" style:font-size-complex="12pt"/>
    </style:style>
    <style:style style:name="P136" style:family="paragraph" style:parent-style-name="Standard">
      <style:paragraph-properties fo:text-align="center" style:justify-single-word="false"/>
      <style:text-properties style:font-name="Arial" fo:font-size="12pt" fo:font-weight="bold" officeooo:rsid="01af8acc" officeooo:paragraph-rsid="01ba60c0" style:font-size-asian="12pt" style:font-size-complex="12pt"/>
    </style:style>
    <style:style style:name="P137" style:family="paragraph" style:parent-style-name="Standard">
      <style:paragraph-properties fo:text-align="center" style:justify-single-word="false"/>
      <style:text-properties style:font-name="Arial" fo:font-size="12pt" fo:font-weight="bold" officeooo:rsid="01c48c77" officeooo:paragraph-rsid="01c48c77" style:font-size-asian="12pt" style:font-size-complex="12pt"/>
    </style:style>
    <style:style style:name="P138" style:family="paragraph" style:parent-style-name="Standard">
      <style:paragraph-properties fo:text-align="center" style:justify-single-word="false"/>
      <style:text-properties style:font-name="Arial" fo:font-size="12pt" fo:font-weight="bold" officeooo:rsid="020c0f0b" officeooo:paragraph-rsid="020c0f0b" style:font-size-asian="12pt" style:font-size-complex="12pt"/>
    </style:style>
    <style:style style:name="P139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07389c0" officeooo:paragraph-rsid="007389c0" style:font-name-asian="Arial Nova" style:font-size-asian="12pt" style:font-weight-asian="bold" style:font-name-complex="Arial Nova" style:font-size-complex="12pt" style:font-weight-complex="bold"/>
    </style:style>
    <style:style style:name="P14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0761287" officeooo:paragraph-rsid="00761287" style:font-name-asian="Arial Nova" style:font-size-asian="12pt" style:font-weight-asian="bold" style:font-name-complex="Arial Nova" style:font-size-complex="12pt" style:font-weight-complex="bold"/>
    </style:style>
    <style:style style:name="P14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0761287" officeooo:paragraph-rsid="00bc8e38" style:font-name-asian="Arial Nova" style:font-size-asian="12pt" style:font-weight-asian="bold" style:font-name-complex="Arial Nova" style:font-size-complex="12pt" style:font-weight-complex="bold"/>
    </style:style>
    <style:style style:name="P142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0761287" officeooo:paragraph-rsid="00c00bd5" style:font-name-asian="Arial Nova" style:font-size-asian="12pt" style:font-weight-asian="bold" style:font-name-complex="Arial Nova" style:font-size-complex="12pt" style:font-weight-complex="bold"/>
    </style:style>
    <style:style style:name="P143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0761287" officeooo:paragraph-rsid="00a30843" style:font-name-asian="Arial Nova" style:font-size-asian="12pt" style:font-weight-asian="bold" style:font-name-complex="Arial Nova" style:font-size-complex="12pt" style:font-weight-complex="bold"/>
    </style:style>
    <style:style style:name="P14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0aff0c7" style:font-name-asian="Arial Nova" style:font-size-asian="10.5pt" style:font-weight-asian="bold" style:font-name-complex="Arial Nova" style:font-size-complex="12pt" style:font-weight-complex="bold"/>
    </style:style>
    <style:style style:name="P14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rsid="005c9159" officeooo:paragraph-rsid="00aff0c7" style:font-name-asian="Arial Nova" style:font-size-asian="10.5pt" style:font-weight-asian="bold" style:font-name-complex="Arial Nova" style:font-size-complex="12pt" style:font-weight-complex="bold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1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style:font-name="Arial" fo:font-size="12pt" fo:font-weight="bold" officeooo:rsid="005c9159" officeooo:paragraph-rsid="00aff0c7" style:font-name-asian="UD Digi Kyokasho NK-B1" style:font-size-asian="12pt" style:font-weight-asian="bold" style:font-name-complex="UD Digi Kyokasho NK-B1" style:font-size-complex="12pt" style:font-weight-complex="bold"/>
    </style:style>
    <style:style style:name="P149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bold" officeooo:rsid="003be2e8" officeooo:paragraph-rsid="01030ab6" style:font-name-asian="UD Digi Kyokasho NK-B1" style:font-size-asian="12pt" style:font-weight-asian="bold" style:font-name-complex="UD Digi Kyokasho NK-B1" style:font-size-complex="12pt" style:font-weight-complex="bold"/>
    </style:style>
    <style:style style:name="P150" style:family="paragraph" style:parent-style-name="Standard">
      <style:paragraph-properties fo:margin-left="0cm" fo:margin-right="0cm" fo:line-height="107%" fo:text-align="center" style:justify-single-word="false" fo:orphans="0" fo:widows="0" fo:text-indent="0cm" style:auto-text-indent="false" style:writing-mode="lr-tb"/>
      <style:text-properties style:font-name="Arial" fo:font-size="12pt" fo:font-weight="bold" officeooo:paragraph-rsid="001db440" style:font-name-asian="UD Digi Kyokasho NK-B1" style:font-size-asian="10.5pt" style:font-weight-asian="bold" style:font-name-complex="UD Digi Kyokasho NK-B1" style:font-size-complex="12pt" style:font-weight-complex="bold"/>
    </style:style>
    <style:style style:name="P15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01db440" style:font-name-asian="UD Digi Kyokasho NK-B1" style:font-size-asian="10.5pt" style:font-weight-asian="bold" style:font-name-complex="UD Digi Kyokasho NK-B1" style:font-size-complex="12pt" style:font-weight-complex="bold"/>
    </style:style>
    <style:style style:name="P15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rsid="001f2e8f" officeooo:paragraph-rsid="001f2e8f" style:font-name-asian="UD Digi Kyokasho NK-B1" style:font-size-asian="10.5pt" style:font-weight-asian="bold" style:font-name-complex="UD Digi Kyokasho NK-B1" style:font-size-complex="12pt" style:font-weight-complex="bold"/>
    </style:style>
    <style:style style:name="P153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0cf2d4b" style:font-size-asian="10.5pt" style:font-weight-asian="bold" style:font-size-complex="12pt" style:font-weight-complex="bold"/>
    </style:style>
    <style:style style:name="P154" style:family="paragraph" style:parent-style-name="Standard">
      <style:text-properties style:font-name="Arial" fo:font-size="12pt" officeooo:paragraph-rsid="006b0294" style:font-size-asian="12pt" style:font-size-complex="12pt"/>
    </style:style>
    <style:style style:name="P155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>
        <style:tab-stops/>
      </style:paragraph-properties>
      <style:text-properties style:font-name="Arial" fo:font-size="12pt" officeooo:paragraph-rsid="00feb56b" style:font-size-asian="12pt" style:font-size-complex="12pt"/>
    </style:style>
    <style:style style:name="P156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officeooo:paragraph-rsid="00feb56b" style:font-size-asian="12pt" style:font-size-complex="12pt"/>
    </style:style>
    <style:style style:name="P157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officeooo:paragraph-rsid="00feb56b" style:font-size-asian="12pt" style:font-size-complex="12pt"/>
    </style:style>
    <style:style style:name="P158" style:family="paragraph" style:parent-style-name="Text_20_body">
      <style:paragraph-properties fo:text-align="center" style:justify-single-word="false"/>
      <style:text-properties style:font-name="Arial" fo:font-size="12pt" officeooo:rsid="01a62e43" officeooo:paragraph-rsid="01a62e43" style:font-size-asian="12pt" style:font-size-complex="12pt"/>
    </style:style>
    <style:style style:name="P15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officeooo:paragraph-rsid="00db1072" style:font-size-asian="10.5pt" style:font-size-complex="12pt"/>
    </style:style>
    <style:style style:name="P160" style:family="paragraph" style:parent-style-name="Table_20_Contents">
      <style:text-properties style:font-name="Arial" officeooo:paragraph-rsid="006fa8b0"/>
    </style:style>
    <style:style style:name="P161" style:family="paragraph" style:parent-style-name="Table_20_Contents">
      <style:text-properties style:font-name="Arial" officeooo:paragraph-rsid="00729dab"/>
    </style:style>
    <style:style style:name="P162" style:family="paragraph" style:parent-style-name="Table_20_Contents">
      <style:text-properties style:font-name="Arial" officeooo:paragraph-rsid="0070f5e5"/>
    </style:style>
    <style:style style:name="P163" style:family="paragraph" style:parent-style-name="Table_20_Contents">
      <style:paragraph-properties fo:text-align="start" style:justify-single-word="false"/>
      <style:text-properties style:font-name="Arial" officeooo:paragraph-rsid="0070f5e5"/>
    </style:style>
    <style:style style:name="P164" style:family="paragraph" style:parent-style-name="Table_20_Contents">
      <style:paragraph-properties fo:text-align="start" style:justify-single-word="false"/>
      <style:text-properties style:font-name="Arial"/>
    </style:style>
    <style:style style:name="P165" style:family="paragraph" style:parent-style-name="Standard">
      <style:paragraph-properties fo:text-align="start" style:justify-single-word="false">
        <style:tab-stops/>
      </style:paragraph-properties>
      <style:text-properties style:font-name="Arial" officeooo:paragraph-rsid="00c55ae6"/>
    </style:style>
    <style:style style:name="P166" style:family="paragraph" style:parent-style-name="Standard">
      <style:paragraph-properties fo:text-align="start" style:justify-single-word="false">
        <style:tab-stops/>
      </style:paragraph-properties>
      <style:text-properties style:font-name="Arial" officeooo:paragraph-rsid="011468dd"/>
    </style:style>
    <style:style style:name="P167" style:family="paragraph" style:parent-style-name="Standard">
      <style:paragraph-properties fo:text-align="start" style:justify-single-word="false">
        <style:tab-stops/>
      </style:paragraph-properties>
      <style:text-properties style:font-name="Arial" officeooo:paragraph-rsid="012a6ee7"/>
    </style:style>
    <style:style style:name="P168" style:family="paragraph" style:parent-style-name="Standard">
      <style:paragraph-properties fo:text-align="start" style:justify-single-word="false">
        <style:tab-stops/>
      </style:paragraph-properties>
      <style:text-properties style:font-name="Arial" officeooo:paragraph-rsid="014263f2"/>
    </style:style>
    <style:style style:name="P169" style:family="paragraph" style:parent-style-name="Standard">
      <style:paragraph-properties fo:text-align="start" style:justify-single-word="false">
        <style:tab-stops/>
      </style:paragraph-properties>
      <style:text-properties style:font-name="Arial" officeooo:paragraph-rsid="0143c704"/>
    </style:style>
    <style:style style:name="P170" style:family="paragraph" style:parent-style-name="Standard">
      <style:paragraph-properties fo:text-align="start" style:justify-single-word="false">
        <style:tab-stops/>
      </style:paragraph-properties>
      <style:text-properties style:font-name="Arial" officeooo:paragraph-rsid="014aa962"/>
    </style:style>
    <style:style style:name="P171" style:family="paragraph" style:parent-style-name="Standard">
      <style:paragraph-properties fo:text-align="start" style:justify-single-word="false"/>
      <style:text-properties style:font-name="Arial" officeooo:paragraph-rsid="00c7b20f"/>
    </style:style>
    <style:style style:name="P172" style:family="paragraph" style:parent-style-name="Standard">
      <style:text-properties style:font-name="Arial" fo:font-weight="normal" officeooo:paragraph-rsid="00364285" style:font-weight-asian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Arial" fo:font-weight="normal" officeooo:paragraph-rsid="00aff0c7" style:font-weight-asian="normal" style:font-weight-complex="normal"/>
    </style:style>
    <style:style style:name="P174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style:font-name="Arial" fo:font-weight="normal" officeooo:paragraph-rsid="00270ca4" style:font-weight-asian="normal" style:font-weight-complex="normal"/>
    </style:style>
    <style:style style:name="P175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style:font-name="Arial" fo:font-weight="normal" officeooo:paragraph-rsid="00efd0ab" style:font-weight-asian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Arial" fo:font-weight="normal" officeooo:rsid="00aff0c7" officeooo:paragraph-rsid="00aff0c7" style:font-weight-asian="normal" style:font-weight-complex="normal"/>
    </style:style>
    <style:style style:name="P177" style:family="paragraph" style:parent-style-name="Standard">
      <style:text-properties style:font-name="Arial" fo:font-weight="normal" officeooo:rsid="00aff0c7" officeooo:paragraph-rsid="00364285" style:font-weight-asian="normal" style:font-weight-complex="normal"/>
    </style:style>
    <style:style style:name="P178" style:family="paragraph" style:parent-style-name="Standard">
      <style:paragraph-properties fo:margin-top="0cm" fo:margin-bottom="0cm" style:contextual-spacing="false"/>
      <style:text-properties style:font-name="Arial" fo:font-weight="normal" officeooo:rsid="00aff0c7" style:font-weight-asian="normal" style:font-weight-complex="normal"/>
    </style:style>
    <style:style style:name="P179" style:family="paragraph" style:parent-style-name="Standard">
      <style:paragraph-properties fo:margin-top="0cm" fo:margin-bottom="0cm" style:contextual-spacing="false"/>
      <style:text-properties style:font-name="Arial" fo:font-weight="normal" officeooo:rsid="00aff0c7" officeooo:paragraph-rsid="01049fe2" style:font-weight-asian="normal" style:font-weight-complex="normal"/>
    </style:style>
    <style:style style:name="P180" style:family="paragraph" style:parent-style-name="Standard">
      <style:paragraph-properties fo:text-align="center" style:justify-single-word="false"/>
      <style:text-properties style:font-name="Arial" fo:font-weight="normal" officeooo:paragraph-rsid="00f51e23" style:font-weight-asian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Arial" fo:font-size="24pt" fo:font-weight="bold" officeooo:paragraph-rsid="00d256e5" style:font-size-asian="24pt" style:font-weight-asian="bold" style:font-size-complex="24pt" style:font-weight-complex="bold"/>
    </style:style>
    <style:style style:name="P182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officeooo:paragraph-rsid="00c55ae6"/>
    </style:style>
    <style:style style:name="P183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officeooo:paragraph-rsid="00c7b20f"/>
    </style:style>
    <style:style style:name="P184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officeooo:paragraph-rsid="00cad8e9"/>
    </style:style>
    <style:style style:name="P185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officeooo:paragraph-rsid="00cf89da"/>
    </style:style>
    <style:style style:name="P18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/>
    </style:style>
    <style:style style:name="P187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officeooo:paragraph-rsid="00aff0c7"/>
    </style:style>
    <style:style style:name="P188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" officeooo:paragraph-rsid="00aff0c7"/>
    </style:style>
    <style:style style:name="P189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officeooo:paragraph-rsid="01542226"/>
    </style:style>
    <style:style style:name="P19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officeooo:paragraph-rsid="0184ff7f"/>
    </style:style>
    <style:style style:name="P191" style:family="paragraph" style:parent-style-name="Standard">
      <style:paragraph-properties fo:text-align="start" style:justify-single-word="false"/>
      <style:text-properties style:font-name="Arial" officeooo:rsid="00ab5261" officeooo:paragraph-rsid="00ab5261"/>
    </style:style>
    <style:style style:name="P192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4pt" officeooo:rsid="00c55ae6" officeooo:paragraph-rsid="00c55ae6" style:font-size-asian="14pt" style:font-size-complex="14pt"/>
    </style:style>
    <style:style style:name="P193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4pt" officeooo:rsid="00c5ce99" officeooo:paragraph-rsid="00c5ce99" style:font-size-asian="14pt" style:font-size-complex="14pt"/>
    </style:style>
    <style:style style:name="P194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fo:font-size="14pt" officeooo:rsid="0138bd66" officeooo:paragraph-rsid="0138bd66" style:font-size-asian="14pt" style:font-size-complex="14pt"/>
    </style:style>
    <style:style style:name="P195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4pt" officeooo:paragraph-rsid="014ddab1" style:font-size-asian="14pt" style:font-size-complex="14pt"/>
    </style:style>
    <style:style style:name="P196" style:family="paragraph" style:parent-style-name="List_20_Paragraph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4pt" officeooo:paragraph-rsid="01695cb9" style:font-size-asian="14pt" style:font-size-complex="14pt"/>
    </style:style>
    <style:style style:name="P197" style:family="paragraph" style:parent-style-name="Table_20_Contents">
      <style:paragraph-properties fo:text-align="start" style:justify-single-word="false"/>
      <style:text-properties style:font-name="Arial" fo:font-size="14pt" officeooo:rsid="015264ab" officeooo:paragraph-rsid="015a8de9" style:font-size-asian="14pt" style:font-size-complex="14pt"/>
    </style:style>
    <style:style style:name="P198" style:family="paragraph" style:parent-style-name="Table_20_Contents">
      <style:paragraph-properties fo:text-align="start" style:justify-single-word="false"/>
      <style:text-properties style:font-name="Arial" fo:font-size="14pt" officeooo:rsid="015264ab" officeooo:paragraph-rsid="015264ab" style:font-size-asian="14pt" style:font-size-complex="14pt"/>
    </style:style>
    <style:style style:name="P199" style:family="paragraph" style:parent-style-name="Table_20_Contents">
      <style:paragraph-properties fo:text-align="start" style:justify-single-word="false"/>
      <style:text-properties style:font-name="Arial" fo:font-size="14pt" officeooo:paragraph-rsid="015264ab" style:font-size-asian="14pt" style:font-size-complex="14pt"/>
    </style:style>
    <style:style style:name="P200" style:family="paragraph" style:parent-style-name="Table_20_Contents">
      <style:paragraph-properties fo:text-align="start" style:justify-single-word="false"/>
      <style:text-properties style:font-name="Arial" fo:font-size="14pt" officeooo:paragraph-rsid="015a8bde" style:font-size-asian="14pt" style:font-size-complex="14pt"/>
    </style:style>
    <style:style style:name="P201" style:family="paragraph" style:parent-style-name="Table_20_Contents">
      <style:paragraph-properties fo:text-align="start" style:justify-single-word="false"/>
      <style:text-properties style:font-name="Arial" fo:font-size="14pt" officeooo:paragraph-rsid="015c5942" style:font-size-asian="14pt" style:font-size-complex="14pt"/>
    </style:style>
    <style:style style:name="P202" style:family="paragraph" style:parent-style-name="Table_20_Contents">
      <style:paragraph-properties fo:text-align="start" style:justify-single-word="false"/>
      <style:text-properties style:font-name="Arial" fo:font-size="14pt" officeooo:paragraph-rsid="016002b9" style:font-size-asian="14pt" style:font-size-complex="14pt"/>
    </style:style>
    <style:style style:name="P203" style:family="paragraph" style:parent-style-name="Table_20_Contents">
      <style:paragraph-properties fo:text-align="start" style:justify-single-word="false"/>
      <style:text-properties style:font-name="Arial" fo:font-size="14pt" officeooo:paragraph-rsid="0162940e" style:font-size-asian="14pt" style:font-size-complex="14pt"/>
    </style:style>
    <style:style style:name="P204" style:family="paragraph" style:parent-style-name="Table_20_Contents">
      <style:paragraph-properties fo:text-align="start" style:justify-single-word="false"/>
      <style:text-properties style:font-name="Arial" fo:font-size="14pt" officeooo:paragraph-rsid="01695cb9" style:font-size-asian="14pt" style:font-size-complex="14pt"/>
    </style:style>
    <style:style style:name="P205" style:family="paragraph" style:parent-style-name="Table_20_Contents">
      <style:paragraph-properties fo:text-align="start" style:justify-single-word="false"/>
      <style:text-properties style:font-name="Arial" fo:font-size="14pt" officeooo:paragraph-rsid="016c95d6" style:font-size-asian="14pt" style:font-size-complex="14pt"/>
    </style:style>
    <style:style style:name="P206" style:family="paragraph" style:parent-style-name="Table_20_Contents">
      <style:paragraph-properties fo:text-align="start" style:justify-single-word="false"/>
      <style:text-properties style:font-name="Arial" fo:font-size="14pt" officeooo:paragraph-rsid="016e751d" style:font-size-asian="14pt" style:font-size-complex="14pt"/>
    </style:style>
    <style:style style:name="P207" style:family="paragraph" style:parent-style-name="Table_20_Contents">
      <style:paragraph-properties fo:text-align="start" style:justify-single-word="false"/>
      <style:text-properties style:font-name="Arial" fo:font-size="14pt" officeooo:paragraph-rsid="0171144a" style:font-size-asian="14pt" style:font-size-complex="14pt"/>
    </style:style>
    <style:style style:name="P208" style:family="paragraph" style:parent-style-name="Table_20_Contents">
      <style:paragraph-properties fo:text-align="start" style:justify-single-word="false"/>
      <style:text-properties style:font-name="Arial" fo:font-size="14pt" officeooo:paragraph-rsid="01754bcc" style:font-size-asian="14pt" style:font-size-complex="14pt"/>
    </style:style>
    <style:style style:name="P209" style:family="paragraph" style:parent-style-name="Table_20_Contents">
      <style:paragraph-properties fo:text-align="start" style:justify-single-word="false"/>
      <style:text-properties style:font-name="Arial" fo:font-size="14pt" officeooo:paragraph-rsid="0177c958" style:font-size-asian="14pt" style:font-size-complex="14pt"/>
    </style:style>
    <style:style style:name="P210" style:family="paragraph" style:parent-style-name="Table_20_Contents">
      <style:paragraph-properties fo:text-align="start" style:justify-single-word="false"/>
      <style:text-properties style:font-name="Arial" fo:font-size="14pt" officeooo:paragraph-rsid="017e0ab7" style:font-size-asian="14pt" style:font-size-complex="14pt"/>
    </style:style>
    <style:style style:name="P211" style:family="paragraph" style:parent-style-name="Table_20_Contents">
      <style:paragraph-properties fo:text-align="start" style:justify-single-word="false"/>
      <style:text-properties style:font-name="Arial" fo:font-size="14pt" officeooo:paragraph-rsid="017f7a4b" style:font-size-asian="14pt" style:font-size-complex="14pt"/>
    </style:style>
    <style:style style:name="P212" style:family="paragraph" style:parent-style-name="Table_20_Contents">
      <style:paragraph-properties fo:text-align="start" style:justify-single-word="false"/>
      <style:text-properties style:font-name="Arial" fo:font-size="14pt" officeooo:paragraph-rsid="01814341" style:font-size-asian="14pt" style:font-size-complex="14pt"/>
    </style:style>
    <style:style style:name="P213" style:family="paragraph" style:parent-style-name="Table_20_Contents">
      <style:paragraph-properties fo:text-align="start" style:justify-single-word="false"/>
      <style:text-properties style:font-name="Arial" fo:font-size="14pt" officeooo:paragraph-rsid="01814fa6" style:font-size-asian="14pt" style:font-size-complex="14pt"/>
    </style:style>
    <style:style style:name="P214" style:family="paragraph" style:parent-style-name="Table_20_Contents">
      <style:paragraph-properties fo:text-align="start" style:justify-single-word="false"/>
      <style:text-properties style:font-name="Arial" fo:font-size="14pt" officeooo:paragraph-rsid="018b550a" style:font-size-asian="14pt" style:font-size-complex="14pt"/>
    </style:style>
    <style:style style:name="P215" style:family="paragraph" style:parent-style-name="Table_20_Contents">
      <style:paragraph-properties fo:text-align="start" style:justify-single-word="false"/>
      <style:text-properties style:font-name="Arial" fo:font-size="14pt" officeooo:rsid="014ede1d" officeooo:paragraph-rsid="014ede1d" style:font-size-asian="14pt" style:font-size-complex="14pt"/>
    </style:style>
    <style:style style:name="P216" style:family="paragraph" style:parent-style-name="Table_20_Contents">
      <style:paragraph-properties fo:text-align="start" style:justify-single-word="false"/>
      <style:text-properties style:font-name="Arial" fo:font-size="14pt" officeooo:rsid="016002b9" officeooo:paragraph-rsid="016002b9" style:font-size-asian="14pt" style:font-size-complex="14pt"/>
    </style:style>
    <style:style style:name="P217" style:family="paragraph" style:parent-style-name="Table_20_Contents">
      <style:paragraph-properties fo:text-align="start" style:justify-single-word="false"/>
      <style:text-properties style:font-name="Arial" fo:font-size="14pt" officeooo:rsid="0162940e" officeooo:paragraph-rsid="01639f4b" style:font-size-asian="14pt" style:font-size-complex="14pt"/>
    </style:style>
    <style:style style:name="P218" style:family="paragraph" style:parent-style-name="Table_20_Contents">
      <style:paragraph-properties fo:text-align="start" style:justify-single-word="false"/>
      <style:text-properties style:font-name="Arial" fo:font-size="14pt" officeooo:rsid="0162940e" officeooo:paragraph-rsid="017e0ab7" style:font-size-asian="14pt" style:font-size-complex="14pt"/>
    </style:style>
    <style:style style:name="P219" style:family="paragraph" style:parent-style-name="Table_20_Contents">
      <style:paragraph-properties fo:text-align="start" style:justify-single-word="false"/>
      <style:text-properties style:font-name="Arial" fo:font-size="14pt" officeooo:rsid="01639f4b" officeooo:paragraph-rsid="01639f4b" style:font-size-asian="14pt" style:font-size-complex="14pt"/>
    </style:style>
    <style:style style:name="P220" style:family="paragraph" style:parent-style-name="Table_20_Contents">
      <style:paragraph-properties fo:text-align="start" style:justify-single-word="false"/>
      <style:text-properties style:font-name="Arial" fo:font-size="14pt" officeooo:rsid="016c95d6" officeooo:paragraph-rsid="016c95d6" style:font-size-asian="14pt" style:font-size-complex="14pt"/>
    </style:style>
    <style:style style:name="P221" style:family="paragraph" style:parent-style-name="Table_20_Contents">
      <style:paragraph-properties fo:text-align="start" style:justify-single-word="false"/>
      <style:text-properties style:font-name="Arial" fo:font-size="14pt" officeooo:rsid="016fd389" officeooo:paragraph-rsid="016fd389" style:font-size-asian="14pt" style:font-size-complex="14pt"/>
    </style:style>
    <style:style style:name="P222" style:family="paragraph" style:parent-style-name="Table_20_Contents">
      <style:paragraph-properties fo:text-align="start" style:justify-single-word="false"/>
      <style:text-properties style:font-name="Arial" fo:font-size="14pt" officeooo:rsid="0177c958" officeooo:paragraph-rsid="0177c958" style:font-size-asian="14pt" style:font-size-complex="14pt"/>
    </style:style>
    <style:style style:name="P223" style:family="paragraph" style:parent-style-name="Table_20_Contents">
      <style:paragraph-properties fo:text-align="start" style:justify-single-word="false"/>
      <style:text-properties style:font-name="Arial" fo:font-size="14pt" officeooo:rsid="01814fa6" officeooo:paragraph-rsid="018b550a" style:font-size-asian="14pt" style:font-size-complex="14pt"/>
    </style:style>
    <style:style style:name="P224" style:family="paragraph" style:parent-style-name="Table_20_Contents">
      <style:paragraph-properties fo:text-align="start" style:justify-single-word="false"/>
      <style:text-properties style:font-name="Arial" fo:font-size="14pt" officeooo:rsid="01814fa6" officeooo:paragraph-rsid="01814fa6" style:font-size-asian="14pt" style:font-size-complex="14pt"/>
    </style:style>
    <style:style style:name="P225" style:family="paragraph" style:parent-style-name="Table_20_Contents">
      <style:paragraph-properties fo:text-align="start" style:justify-single-word="false"/>
      <style:text-properties style:font-name="Arial" fo:font-size="14pt" officeooo:rsid="018b550a" officeooo:paragraph-rsid="018b550a" style:font-size-asian="14pt" style:font-size-complex="14pt"/>
    </style:style>
    <style:style style:name="P226" style:family="paragraph" style:parent-style-name="Table_20_Contents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27" style:family="paragraph" style:parent-style-name="Table_20_Contents">
      <style:paragraph-properties fo:text-align="start" style:justify-single-word="false"/>
      <style:text-properties style:font-name="Arial" fo:font-size="14pt" fo:font-weight="bold" officeooo:paragraph-rsid="00bc8e38" style:font-size-asian="14pt" style:font-weight-asian="bold" style:font-size-complex="14pt" style:font-weight-complex="bold"/>
    </style:style>
    <style:style style:name="P228" style:family="paragraph" style:parent-style-name="Table_20_Contents">
      <style:paragraph-properties fo:text-align="start" style:justify-single-word="false"/>
      <style:text-properties style:font-name="Arial" fo:font-size="14pt" fo:font-weight="bold" officeooo:paragraph-rsid="00e40032" style:font-size-asian="14pt" style:font-weight-asian="bold" style:font-size-complex="14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style:font-name="Arial" fo:font-size="14pt" fo:font-weight="bold" officeooo:paragraph-rsid="00feb56b" style:font-size-asian="14pt" style:font-weight-asian="bold" style:font-size-complex="14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feb56b" style:font-size-asian="14pt" style:font-weight-asian="bold" style:font-size-complex="14pt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style:font-name="Arial" fo:font-size="14pt" fo:font-weight="bold" officeooo:rsid="00e68505" officeooo:paragraph-rsid="00feb56b" style:font-size-asian="14pt" style:font-weight-asian="bold" style:font-size-complex="14pt" style:font-weight-complex="bold"/>
    </style:style>
    <style:style style:name="P232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4pt" fo:font-weight="bold" officeooo:paragraph-rsid="00cf2d4b" style:font-size-asian="14pt" style:font-weight-asian="bold" style:font-size-complex="14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style:font-name="Arial" fo:font-size="14pt" fo:font-weight="bold" officeooo:rsid="0155f8a8" officeooo:paragraph-rsid="0155f8a8" style:font-size-asian="14pt" style:font-weight-asian="bold" style:font-size-complex="14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style:font-name="Arial" fo:font-size="14pt" fo:font-weight="bold" officeooo:rsid="01470515" officeooo:paragraph-rsid="0150b6ac" style:font-size-asian="14pt" style:font-weight-asian="bold" style:font-size-complex="14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style:font-name="Arial" fo:font-size="14pt" fo:font-weight="bold" officeooo:rsid="0150b6ac" officeooo:paragraph-rsid="015264ab" style:font-size-asian="14pt" style:font-weight-asian="bold" style:font-size-complex="14pt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style:font-name="Arial" fo:font-size="14pt" fo:font-weight="bold" officeooo:rsid="0150b6ac" officeooo:paragraph-rsid="016c95d6" style:font-size-asian="14pt" style:font-weight-asian="bold" style:font-size-complex="14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style:font-name="Arial" fo:font-size="14pt" fo:font-weight="bold" officeooo:rsid="016002b9" officeooo:paragraph-rsid="0162940e" style:font-size-asian="14pt" style:font-weight-asian="bold" style:font-size-complex="14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style:font-name="Arial" fo:font-size="14pt" fo:font-weight="bold" officeooo:rsid="016fc41f" officeooo:paragraph-rsid="016fc41f" style:font-size-asian="14pt" style:font-weight-asian="bold" style:font-size-complex="14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style:font-name="Arial" fo:font-size="14pt" fo:font-weight="bold" officeooo:rsid="0177c958" officeooo:paragraph-rsid="0177c958" style:font-size-asian="14pt" style:font-weight-asian="bold" style:font-size-complex="14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style:font-name="Arial" fo:font-size="14pt" fo:font-weight="bold" officeooo:rsid="018b550a" officeooo:paragraph-rsid="018b550a" style:font-size-asian="14pt" style:font-weight-asian="bold" style:font-size-complex="14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style:font-name="Arial" fo:font-size="14pt" fo:font-weight="bold" officeooo:rsid="017e0ab7" officeooo:paragraph-rsid="018b550a" style:font-size-asian="14pt" style:font-weight-asian="bold" style:font-size-complex="14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style:font-name="Arial" fo:font-size="14pt" fo:font-weight="normal" officeooo:rsid="014cc867" officeooo:paragraph-rsid="014cc867" style:font-size-asian="14pt" style:font-weight-asian="normal" style:font-size-complex="14pt" style:font-weight-complex="normal"/>
    </style:style>
    <style:style style:name="P243" style:family="paragraph" style:parent-style-name="Table_20_Contents">
      <style:text-properties style:font-name="Arial" officeooo:rsid="00c55ae6" officeooo:paragraph-rsid="00c5ce99"/>
    </style:style>
    <style:style style:name="P244" style:family="paragraph" style:parent-style-name="Table_20_Contents">
      <style:paragraph-properties fo:text-align="start" style:justify-single-word="false"/>
      <style:text-properties style:font-name="Arial" officeooo:rsid="00c55ae6" officeooo:paragraph-rsid="00c55ae6"/>
    </style:style>
    <style:style style:name="P245" style:family="paragraph" style:parent-style-name="Table_20_Contents">
      <style:text-properties style:font-name="Arial" officeooo:rsid="00c55ae6" officeooo:paragraph-rsid="00c934b0"/>
    </style:style>
    <style:style style:name="P246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officeooo:rsid="00c55ae6" officeooo:paragraph-rsid="00c5ce99"/>
    </style:style>
    <style:style style:name="P247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style:font-name-asian="Arial Nova" style:font-name-complex="Arial Nova"/>
    </style:style>
    <style:style style:name="P248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" style:font-name-asian="Arial Nova" style:font-name-complex="Arial Nova"/>
    </style:style>
    <style:style style:name="P249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officeooo:rsid="01016eae" style:font-name-asian="Arial Nova" style:font-name-complex="Arial Nova"/>
    </style:style>
    <style:style style:name="P250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officeooo:rsid="00d79f24" officeooo:paragraph-rsid="00db1072" style:font-name-asian="Arial Nova" style:font-name-complex="Arial Nova"/>
    </style:style>
    <style:style style:name="P251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officeooo:rsid="00e22d0d" officeooo:paragraph-rsid="00e22d0d" style:font-name-asian="Arial Nova" style:font-name-complex="Arial Nova"/>
    </style:style>
    <style:style style:name="P252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" officeooo:rsid="00d91b78" officeooo:paragraph-rsid="00db1072" style:font-name-asian="Arial Nova" style:font-name-complex="Arial Nova"/>
    </style:style>
    <style:style style:name="P253" style:family="paragraph" style:parent-style-name="Standard">
      <style:text-properties style:font-name="Arial" officeooo:paragraph-rsid="00c36de8"/>
    </style:style>
    <style:style style:name="P254" style:family="paragraph" style:parent-style-name="Table_20_Contents">
      <style:text-properties style:font-name="Arial" officeooo:rsid="00c3f523" officeooo:paragraph-rsid="00c5ce99"/>
    </style:style>
    <style:style style:name="P255" style:family="paragraph" style:parent-style-name="Table_20_Contents">
      <style:paragraph-properties fo:text-align="start" style:justify-single-word="false"/>
      <style:text-properties style:font-name="Arial" officeooo:rsid="00c3f523" officeooo:paragraph-rsid="00c3f523"/>
    </style:style>
    <style:style style:name="P256" style:family="paragraph" style:parent-style-name="Table_20_Contents">
      <style:text-properties style:font-name="Arial" officeooo:rsid="00c7b20f" officeooo:paragraph-rsid="00c7b20f"/>
    </style:style>
    <style:style style:name="P257" style:family="paragraph" style:parent-style-name="Table_20_Contents">
      <style:text-properties style:font-name="Arial" officeooo:rsid="00c934b0" officeooo:paragraph-rsid="00c934b0"/>
    </style:style>
    <style:style style:name="P258" style:family="paragraph" style:parent-style-name="Table_20_Contents">
      <style:text-properties style:font-name="Arial" officeooo:rsid="00cf89da" officeooo:paragraph-rsid="00cf89da"/>
    </style:style>
    <style:style style:name="P259" style:family="paragraph" style:parent-style-name="Table_20_Contents">
      <style:text-properties style:font-name="Arial" officeooo:rsid="00d12232" officeooo:paragraph-rsid="00d12232"/>
    </style:style>
    <style:style style:name="P260" style:family="paragraph" style:parent-style-name="Standard">
      <style:paragraph-properties fo:text-align="center" style:justify-single-word="false"/>
      <style:text-properties style:font-name="Arial" officeooo:paragraph-rsid="00f51e23"/>
    </style:style>
    <style:style style:name="P261" style:family="paragraph" style:parent-style-name="Table_20_Contents">
      <style:text-properties style:font-name="Arial" officeooo:rsid="011eeb63" officeooo:paragraph-rsid="011eeb63"/>
    </style:style>
    <style:style style:name="P262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Arial" officeooo:rsid="011eeb63" officeooo:paragraph-rsid="01542226"/>
    </style:style>
    <style:style style:name="P263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officeooo:rsid="00d79f24" officeooo:paragraph-rsid="00db1072"/>
    </style:style>
    <style:style style:name="P264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officeooo:rsid="00d79f24" officeooo:paragraph-rsid="021927e6"/>
    </style:style>
    <style:style style:name="P26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" officeooo:rsid="00d91b78" officeooo:paragraph-rsid="00db1072"/>
    </style:style>
    <style:style style:name="P26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Arial" officeooo:rsid="00d91b78" officeooo:paragraph-rsid="00db1072"/>
    </style:style>
    <style:style style:name="P267" style:family="paragraph" style:parent-style-name="Standard">
      <style:paragraph-properties fo:text-align="start" style:justify-single-word="false">
        <style:tab-stops/>
      </style:paragraph-properties>
      <style:text-properties style:font-name="Arial" officeooo:rsid="01276e42" officeooo:paragraph-rsid="012927d4"/>
    </style:style>
    <style:style style:name="P268" style:family="paragraph" style:parent-style-name="Standard">
      <style:paragraph-properties fo:text-align="start" style:justify-single-word="false">
        <style:tab-stops/>
      </style:paragraph-properties>
      <style:text-properties style:font-name="Arial" officeooo:rsid="012c06ff" officeooo:paragraph-rsid="012c06ff"/>
    </style:style>
    <style:style style:name="P269" style:family="paragraph" style:parent-style-name="Standard">
      <style:text-properties style:font-name="Arial"/>
    </style:style>
    <style:style style:name="P270" style:family="paragraph" style:parent-style-name="Table_20_Contents">
      <style:text-properties style:font-name="Arial" officeooo:rsid="01205653" officeooo:paragraph-rsid="01205653"/>
    </style:style>
    <style:style style:name="P271" style:family="paragraph" style:parent-style-name="Standard">
      <style:text-properties style:font-name="Arial" officeooo:paragraph-rsid="00e68505"/>
    </style:style>
    <style:style style:name="P272" style:family="paragraph" style:parent-style-name="Table_20_Contents">
      <style:text-properties style:font-name="Arial" officeooo:rsid="0184ff7f" officeooo:paragraph-rsid="0184ff7f"/>
    </style:style>
    <style:style style:name="P273" style:family="paragraph" style:parent-style-name="Text_20_body">
      <style:paragraph-properties fo:text-align="center" style:justify-single-word="false"/>
      <style:text-properties style:font-name="Arial" officeooo:rsid="01a62e43" officeooo:paragraph-rsid="01a62e43"/>
    </style:style>
    <style:style style:name="P274" style:family="paragraph" style:parent-style-name="Text_20_body">
      <style:paragraph-properties fo:text-align="center" style:justify-single-word="false"/>
      <style:text-properties style:font-name="Arial" fo:font-size="9pt" officeooo:rsid="01a62e43" officeooo:paragraph-rsid="01a62e43" style:font-size-asian="7.84999990463257pt" style:font-size-complex="9pt"/>
    </style:style>
    <style:style style:name="P275" style:family="paragraph" style:parent-style-name="Standard">
      <style:paragraph-properties fo:text-align="center" style:justify-single-word="false"/>
      <style:text-properties style:font-name="Arial" officeooo:rsid="018df257" officeooo:paragraph-rsid="018df257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paragraph-rsid="009938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paragraph-rsid="0096b7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paragraph-rsid="0097eb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paragraph-rsid="018637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cad8e9" officeooo:paragraph-rsid="0138bd66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paragraph-rsid="00bc8e3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86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0729dab" officeooo:paragraph-rsid="00729dab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000000" loext:opacity="100%" style:font-name="Arial" fo:font-size="12pt" fo:font-weight="normal" officeooo:rsid="003d0dca" officeooo:paragraph-rsid="003d0dca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loext:opacity="100%" style:font-name="Arial" fo:font-size="12pt" fo:font-weight="normal" officeooo:paragraph-rsid="00a98dec" style:font-size-asian="12pt" style:font-weight-asian="normal" style:font-size-complex="12pt" style:font-weight-complex="normal"/>
    </style:style>
    <style:style style:name="P289" style:family="paragraph" style:parent-style-name="Table_20_Contents">
      <style:paragraph-properties fo:text-align="center" style:justify-single-word="false"/>
      <style:text-properties fo:color="#000000" loext:opacity="100%" style:font-name="Arial" fo:font-size="12pt" fo:font-weight="normal" officeooo:rsid="00cabb9a" officeooo:paragraph-rsid="00feb56b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P29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>
        <style:tab-stops/>
      </style:paragraph-properties>
      <style:text-properties fo:color="#000000" loext:opacity="100%" style:font-name="Arial" fo:font-size="12pt" fo:font-weight="normal" officeooo:paragraph-rsid="00feb56b" style:font-name-asian="Arial Nova" style:font-size-asian="12pt" style:font-weight-asian="normal" style:font-name-complex="Arial Nova" style:font-size-complex="12pt" style:font-weight-complex="normal"/>
    </style:style>
    <style:style style:name="P292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000000" loext:opacity="100%" style:font-name="Arial" fo:font-size="12pt" fo:font-weight="normal" officeooo:paragraph-rsid="00feb56b" style:font-name-asian="Arial Nova" style:font-size-asian="12pt" style:font-weight-asian="normal" style:font-name-complex="Arial Nova" style:font-size-complex="12pt" style:font-weight-complex="normal"/>
    </style:style>
    <style:style style:name="P293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000000" loext:opacity="100%" style:font-name="Arial" fo:font-size="12pt" fo:font-weight="normal" officeooo:rsid="00e68505" officeooo:paragraph-rsid="00feb56b" style:font-name-asian="Arial Nova" style:font-size-asian="12pt" style:font-weight-asian="normal" style:font-name-complex="Arial Nova" style:font-size-complex="12pt" style:font-weight-complex="normal"/>
    </style:style>
    <style:style style:name="P294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1bde250" officeooo:paragraph-rsid="01c73948" style:font-name-asian="UD Digi Kyokasho NK-B1" style:font-size-asian="12pt" style:font-weight-asian="normal" style:font-name-complex="UD Digi Kyokasho NK-B1" style:font-size-complex="12pt" style:font-weight-complex="normal"/>
    </style:style>
    <style:style style:name="P295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1bde250" officeooo:paragraph-rsid="01c9e2c0" style:font-name-asian="UD Digi Kyokasho NK-B1" style:font-size-asian="12pt" style:font-weight-asian="normal" style:font-name-complex="UD Digi Kyokasho NK-B1" style:font-size-complex="12pt" style:font-weight-complex="normal"/>
    </style:style>
    <style:style style:name="P296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1bde250" officeooo:paragraph-rsid="01caf851" style:font-name-asian="UD Digi Kyokasho NK-B1" style:font-size-asian="12pt" style:font-weight-asian="normal" style:font-name-complex="UD Digi Kyokasho NK-B1" style:font-size-complex="12pt" style:font-weight-complex="normal"/>
    </style:style>
    <style:style style:name="P297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1bde250" officeooo:paragraph-rsid="01cd1899" style:font-name-asian="UD Digi Kyokasho NK-B1" style:font-size-asian="12pt" style:font-weight-asian="normal" style:font-name-complex="UD Digi Kyokasho NK-B1" style:font-size-complex="12pt" style:font-weight-complex="normal"/>
    </style:style>
    <style:style style:name="P298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1bde250" officeooo:paragraph-rsid="01cfc431" style:font-name-asian="UD Digi Kyokasho NK-B1" style:font-size-asian="12pt" style:font-weight-asian="normal" style:font-name-complex="UD Digi Kyokasho NK-B1" style:font-size-complex="12pt" style:font-weight-complex="normal"/>
    </style:style>
    <style:style style:name="P299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1bde250" officeooo:paragraph-rsid="01d0edd6" style:font-name-asian="UD Digi Kyokasho NK-B1" style:font-size-asian="12pt" style:font-weight-asian="normal" style:font-name-complex="UD Digi Kyokasho NK-B1" style:font-size-complex="12pt" style:font-weight-complex="normal"/>
    </style:style>
    <style:style style:name="P30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1bde250" officeooo:paragraph-rsid="01ddb935" style:font-name-asian="UD Digi Kyokasho NK-B1" style:font-size-asian="12pt" style:font-weight-asian="normal" style:font-name-complex="UD Digi Kyokasho NK-B1" style:font-size-complex="12pt" style:font-weight-complex="normal"/>
    </style:style>
    <style:style style:name="P30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1bde250" officeooo:paragraph-rsid="020c0f0b" style:font-name-asian="UD Digi Kyokasho NK-B1" style:font-size-asian="12pt" style:font-weight-asian="normal" style:font-name-complex="UD Digi Kyokasho NK-B1" style:font-size-complex="12pt" style:font-weight-complex="normal"/>
    </style:style>
    <style:style style:name="P3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2pt" fo:font-weight="bold" officeooo:paragraph-rsid="003be2e8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loext:opacity="100%" style:font-name="Arial" fo:font-size="12pt" fo:font-weight="bold" officeooo:paragraph-rsid="00f02f57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loext:opacity="100%" style:font-name="Arial" fo:font-size="12pt" fo:font-weight="bold" officeooo:rsid="001f2e8f" officeooo:paragraph-rsid="003be2e8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fo:color="#000000" loext:opacity="100%" style:font-name="Arial" fo:font-size="12pt" fo:font-weight="bold" officeooo:paragraph-rsid="001f2e8f" style:font-size-asian="12pt" style:font-weight-asian="bold" style:font-size-complex="12pt" style:font-weight-complex="bold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font-name="Arial" fo:font-size="12pt" fo:font-weight="bold" officeooo:rsid="00cabb9a" officeooo:paragraph-rsid="00feb56b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2pt" fo:font-weight="bold" officeooo:rsid="001f2e8f" officeooo:paragraph-rsid="003be2e8" style:font-name-asian="UD Digi Kyokasho NK-B1" style:font-size-asian="12pt" style:font-weight-asian="bold" style:font-name-complex="UD Digi Kyokasho NK-B1" style:font-size-complex="12pt" style:font-weight-complex="bold"/>
    </style:style>
    <style:style style:name="P30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fo:color="#000000" loext:opacity="100%" style:font-name="Arial" fo:font-size="12pt" fo:font-weight="bold" officeooo:paragraph-rsid="001f2e8f" style:font-name-asian="UD Digi Kyokasho NK-B1" style:font-size-asian="12pt" style:font-weight-asian="bold" style:font-name-complex="UD Digi Kyokasho NK-B1" style:font-size-complex="12pt" style:font-weight-complex="bold"/>
    </style:style>
    <style:style style:name="P3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loext:opacity="100%" style:font-name="Arial" fo:font-size="12pt" fo:font-weight="bold" officeooo:paragraph-rsid="001f2e8f" style:font-name-asian="UD Digi Kyokasho NK-B1" style:font-size-asian="12pt" style:font-weight-asian="bold" style:font-name-complex="UD Digi Kyokasho NK-B1" style:font-size-complex="12pt" style:font-weight-complex="bold"/>
    </style:style>
    <style:style style:name="P3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2pt" fo:font-weight="bold" officeooo:paragraph-rsid="001f2e8f" style:font-name-asian="UD Digi Kyokasho NK-B1" style:font-size-asian="12pt" style:font-weight-asian="bold" style:font-name-complex="UD Digi Kyokasho NK-B1" style:font-size-complex="12pt" style:font-weight-complex="bold"/>
    </style:style>
    <style:style style:name="P3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13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>
        <style:tab-stops/>
      </style:paragraph-properties>
      <style:text-properties fo:color="#000000" loext:opacity="100%" style:font-name="Arial" fo:font-size="12pt" fo:font-weight="bold" officeooo:rsid="006903a8" officeooo:paragraph-rsid="00aff0c7" style:font-name-asian="Arial Nova" style:font-size-asian="12pt" style:font-weight-asian="bold" style:font-name-complex="Arial Nova" style:font-size-complex="12pt" style:font-weight-complex="bold"/>
    </style:style>
    <style:style style:name="P314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officeooo:paragraph-rsid="004d5c3b" style:font-name-asian="Calibri1" style:font-size-asian="12pt" style:font-name-complex="Calibri1" style:font-size-complex="12pt"/>
    </style:style>
    <style:style style:name="P315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style:font-name-asian="Calibri1" style:font-size-asian="12pt" style:font-name-complex="Calibri1" style:font-size-complex="12pt"/>
    </style:style>
    <style:style style:name="P316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>
        <style:tab-stops/>
      </style:paragraph-properties>
      <style:text-properties fo:color="#000000" loext:opacity="100%" style:font-name="Arial" fo:font-size="12pt" officeooo:paragraph-rsid="00feb56b" style:font-name-asian="Arial Nova" style:font-size-asian="12pt" style:font-name-complex="Arial Nova" style:font-size-complex="12pt"/>
    </style:style>
    <style:style style:name="P317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000000" loext:opacity="100%" style:font-name="Arial" fo:font-size="12pt" officeooo:paragraph-rsid="00feb56b" style:font-name-asian="Arial Nova" style:font-size-asian="12pt" style:font-name-complex="Arial Nova" style:font-size-complex="12pt"/>
    </style:style>
    <style:style style:name="P318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000000" loext:opacity="100%" style:font-name="Arial" fo:font-size="12pt" officeooo:rsid="005c9159" officeooo:paragraph-rsid="00feb56b" style:font-name-asian="Arial Nova" style:font-size-asian="12pt" style:font-name-complex="Arial Nova" style:font-size-complex="12pt"/>
    </style:style>
    <style:style style:name="P31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6pt" fo:font-weight="bold" officeooo:rsid="001f2e8f" officeooo:paragraph-rsid="001f2e8f" style:font-name-asian="UD Digi Kyokasho NK-B1" style:font-size-asian="16pt" style:font-weight-asian="bold" style:font-name-complex="UD Digi Kyokasho NK-B1" style:font-size-complex="16pt" style:font-weight-complex="bold"/>
    </style:style>
    <style:style style:name="P32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6pt" fo:font-weight="bold" officeooo:paragraph-rsid="001f2e8f" style:font-name-asian="UD Digi Kyokasho NK-B1" style:font-size-asian="16pt" style:font-weight-asian="bold" style:font-name-complex="UD Digi Kyokasho NK-B1" style:font-size-complex="16pt" style:font-weight-complex="bold"/>
    </style:style>
    <style:style style:name="P32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6pt" fo:font-weight="bold" officeooo:rsid="001f2e8f" officeooo:paragraph-rsid="001f2e8f" style:font-size-asian="16pt" style:font-weight-asian="bold" style:font-size-complex="16pt" style:font-weight-complex="bold"/>
    </style:style>
    <style:style style:name="P32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6pt" fo:font-weight="bold" officeooo:paragraph-rsid="001f2e8f" style:font-size-asian="16pt" style:font-weight-asian="bold" style:font-size-complex="16pt" style:font-weight-complex="bold"/>
    </style:style>
    <style:style style:name="P323" style:family="paragraph" style:parent-style-name="Standard">
      <style:paragraph-properties fo:text-align="start" style:justify-single-word="false"/>
      <style:text-properties fo:color="#000000" loext:opacity="100%" style:font-name="Arial" fo:font-weight="normal" officeooo:paragraph-rsid="00aff0c7" style:font-name-asian="UD Digi Kyokasho NK-B1" style:font-weight-asian="normal" style:font-name-complex="UD Digi Kyokasho NK-B1" style:font-weight-complex="normal"/>
    </style:style>
    <style:style style:name="P324" style:family="paragraph" style:parent-style-name="Table_20_Contents">
      <style:text-properties fo:color="#000000" loext:opacity="100%" style:font-name="Arial" fo:font-size="14pt" officeooo:rsid="00cf89da" officeooo:paragraph-rsid="00cf89da" style:font-size-asian="14pt" style:font-size-complex="14pt"/>
    </style:style>
    <style:style style:name="P325" style:family="paragraph" style:parent-style-name="Table_20_Contents">
      <style:text-properties fo:color="#000000" loext:opacity="100%" style:font-name="Arial" fo:font-size="14pt" officeooo:rsid="00cf89da" officeooo:paragraph-rsid="017ab34e" style:font-size-asian="14pt" style:font-size-complex="14pt"/>
    </style:style>
    <style:style style:name="P326" style:family="paragraph" style:parent-style-name="Table_20_Contents">
      <style:text-properties fo:color="#000000" loext:opacity="100%" style:font-name="Arial" fo:font-size="14pt" officeooo:rsid="00cf2d4b" officeooo:paragraph-rsid="00cf2d4b" style:font-size-asian="14pt" style:font-size-complex="14pt"/>
    </style:style>
    <style:style style:name="P327" style:family="paragraph" style:parent-style-name="Table_20_Contents">
      <style:text-properties fo:color="#000000" loext:opacity="100%" style:font-name="Arial" fo:font-size="14pt" officeooo:rsid="00cf2d4b" officeooo:paragraph-rsid="00e22d0d" style:font-size-asian="14pt" style:font-size-complex="14pt"/>
    </style:style>
    <style:style style:name="P328" style:family="paragraph" style:parent-style-name="Standard">
      <style:text-properties officeooo:paragraph-rsid="008c0d91"/>
    </style:style>
    <style:style style:name="P329" style:family="paragraph" style:parent-style-name="Text_20_body">
      <style:paragraph-properties fo:margin-top="0cm" fo:margin-bottom="0cm" style:contextual-spacing="false" fo:text-align="center" style:justify-single-word="false" fo:orphans="0" fo:widows="0"/>
      <style:text-properties fo:font-variant="normal" fo:text-transform="none" style:font-name="Arial" fo:font-size="18pt" fo:language="pt" fo:country="BR" fo:font-style="normal" fo:font-weight="bold" officeooo:paragraph-rsid="0094d1b4" style:font-size-asian="18pt" style:font-size-complex="18pt"/>
    </style:style>
    <style:style style:name="P330" style:family="paragraph" style:parent-style-name="Text_20_body">
      <style:paragraph-properties fo:margin-top="0cm" fo:margin-bottom="0cm" style:contextual-spacing="false" fo:text-align="center" style:justify-single-word="false" fo:orphans="0" fo:widows="0"/>
      <style:text-properties fo:font-variant="normal" fo:text-transform="none" style:font-name="Arial" fo:font-size="18pt" fo:language="pt" fo:country="BR" fo:font-style="normal" fo:font-weight="bold" officeooo:paragraph-rsid="00e8e0c5" style:font-size-asian="18pt" style:font-size-complex="18pt"/>
    </style:style>
    <style:style style:name="P331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style:font-name="Arial" fo:font-size="18pt" fo:font-style="normal" fo:font-weight="normal" officeooo:paragraph-rsid="008aef91" style:font-size-asian="18pt" style:font-weight-asian="normal" style:font-size-complex="18pt" style:font-weight-complex="normal"/>
    </style:style>
    <style:style style:name="P33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variant="normal" fo:text-transform="none" style:font-name="Arial" fo:font-size="12pt" fo:language="pt" fo:country="BR" fo:font-style="normal" fo:font-weight="bold" officeooo:rsid="009413fe" officeooo:paragraph-rsid="00565f2f" style:font-size-asian="12pt" style:font-size-complex="12pt"/>
    </style:style>
    <style:style style:name="P333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style:font-name="Arial" fo:font-size="12pt" fo:language="pt" fo:country="BR" fo:font-style="normal" fo:font-weight="bold" officeooo:rsid="009413fe" officeooo:paragraph-rsid="00565f2f" style:font-size-asian="12pt" style:font-size-complex="12pt"/>
    </style:style>
    <style:style style:name="P334" style:family="paragraph" style:parent-style-name="Standard">
      <style:text-properties fo:font-variant="normal" fo:text-transform="none" style:font-name="Arial" fo:font-size="12pt" fo:language="pt" fo:country="BR" fo:font-style="normal" fo:font-weight="bold" officeooo:paragraph-rsid="006b0294" style:font-size-asian="12pt" style:font-size-complex="12pt"/>
    </style:style>
    <style:style style:name="P335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language="pt" fo:country="BR" fo:font-style="normal" fo:font-weight="bold" officeooo:rsid="01a2b068" officeooo:paragraph-rsid="01ba60c0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language="pt" fo:country="BR" fo:font-style="normal" fo:font-weight="bold" officeooo:rsid="01af8acc" officeooo:paragraph-rsid="01ba60c0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language="pt" fo:country="BR" fo:font-style="normal" fo:font-weight="bold" officeooo:rsid="01a491af" officeooo:paragraph-rsid="01ba60c0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language="pt" fo:country="BR" fo:font-style="normal" fo:font-weight="bold" officeooo:rsid="01b70f1e" officeooo:paragraph-rsid="01ba60c0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language="pt" fo:country="BR" fo:font-style="normal" fo:font-weight="bold" officeooo:rsid="01c13736" officeooo:paragraph-rsid="01c13736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language="pt" fo:country="BR" fo:font-style="normal" fo:font-weight="bold" officeooo:rsid="01c648bf" officeooo:paragraph-rsid="01c648bf" style:font-size-asian="12pt" style:font-weight-asian="bold" style:font-size-complex="12pt" style:font-weight-complex="bold"/>
    </style:style>
    <style:style style:name="P341" style:family="paragraph" style:parent-style-name="Text_20_body">
      <style:paragraph-properties fo:margin-top="0cm" fo:margin-bottom="0cm" style:contextual-spacing="false" fo:text-align="center" style:justify-single-word="false" fo:orphans="0" fo:widows="0"/>
      <style:text-properties fo:font-variant="normal" fo:text-transform="none" style:font-name="Arial" fo:font-size="12pt" fo:language="pt" fo:country="BR" fo:font-style="normal" fo:font-weight="bold" officeooo:paragraph-rsid="00e8e0c5" style:font-size-asian="10.5pt" style:font-size-complex="12pt"/>
    </style:style>
    <style:style style:name="P342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style:font-name="Arial" fo:font-size="12pt" fo:language="pt" fo:country="BR" fo:font-style="normal" fo:font-weight="normal" officeooo:paragraph-rsid="00efd0ab" style:font-size-asian="12pt" style:font-weight-asian="normal" style:font-size-complex="12pt" style:font-weight-complex="normal"/>
    </style:style>
    <style:style style:name="P343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style:font-name="Arial" fo:font-size="12pt" fo:font-style="normal" fo:font-weight="normal" officeooo:paragraph-rsid="008aef91" style:font-size-asian="12pt" style:font-weight-asian="normal" style:font-size-complex="12pt" style:font-weight-complex="normal"/>
    </style:style>
    <style:style style:name="P344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style:font-name="Arial" fo:font-size="12pt" fo:font-style="normal" fo:font-weight="normal" officeooo:paragraph-rsid="00e8e0c5" style:font-size-asian="12pt" style:font-weight-asian="normal" style:font-size-complex="12pt" style:font-weight-complex="normal"/>
    </style:style>
    <style:style style:name="P345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fo:color="#000000" loext:opacity="100%" style:font-name="Arial" fo:font-size="12pt" fo:language="pt" fo:country="BR" fo:font-style="normal" fo:font-weight="bold" officeooo:paragraph-rsid="008aef91" style:font-name-asian="UD Digi Kyokasho NK-B1" style:font-size-asian="12pt" style:font-weight-asian="bold" style:font-name-complex="UD Digi Kyokasho NK-B1" style:font-size-complex="12pt" style:font-weight-complex="bold"/>
    </style:style>
    <style:style style:name="P346" style:family="paragraph" style:parent-style-name="Text_20_body">
      <style:text-properties fo:font-variant="normal" fo:text-transform="none" style:font-name="Arial Nova1" fo:font-size="12pt" fo:font-style="normal" fo:font-weight="normal"/>
    </style:style>
    <style:style style:name="P347" style:family="paragraph" style:parent-style-name="Text_20_body">
      <style:text-properties fo:font-variant="normal" fo:text-transform="none" style:font-name="Arial Nova1" fo:font-size="12pt" fo:font-style="normal" fo:font-weight="normal" officeooo:paragraph-rsid="01b35eac"/>
    </style:style>
    <style:style style:name="P348" style:family="paragraph" style:parent-style-name="Standard">
      <style:text-properties fo:font-variant="normal" fo:text-transform="none" style:font-name="Arial Nova1" fo:font-size="12pt" fo:font-style="normal" fo:font-weight="normal" officeooo:paragraph-rsid="01ba60c0"/>
    </style:style>
    <style:style style:name="P349" style:family="paragraph" style:parent-style-name="Text_20_body">
      <style:text-properties fo:font-variant="normal" fo:text-transform="none" style:font-name="Arial Nova1" fo:font-size="12pt" fo:font-style="normal" fo:font-weight="normal" officeooo:rsid="01c2fc6d" officeooo:paragraph-rsid="01c2fc6d"/>
    </style:style>
    <style:style style:name="P350" style:family="paragraph" style:parent-style-name="Text_20_body">
      <style:text-properties fo:font-variant="normal" fo:text-transform="none" style:font-name="Arial Nova1" fo:font-size="12pt" fo:font-style="normal" fo:font-weight="bold" officeooo:rsid="01c2fc6d" officeooo:paragraph-rsid="01c8d56d" style:font-weight-asian="bold" style:font-weight-complex="bold"/>
    </style:style>
    <style:style style:name="P351" style:family="paragraph" style:parent-style-name="Standard">
      <style:text-properties officeooo:paragraph-rsid="0070f5e5"/>
    </style:style>
    <style:style style:name="P352" style:family="paragraph" style:parent-style-name="Standard">
      <style:paragraph-properties fo:text-align="center" style:justify-single-word="false"/>
      <style:text-properties fo:font-size="18pt" officeooo:paragraph-rsid="006fa8b0" style:font-size-asian="18pt" style:font-size-complex="18pt"/>
    </style:style>
    <style:style style:name="P353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weight="normal" officeooo:paragraph-rsid="0025c02e" style:font-weight-asian="normal" style:font-weight-complex="normal"/>
    </style:style>
    <style:style style:name="P35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c0000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55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color="#c00000" loext:opacity="100%" style:font-name="Arial" fo:font-size="12pt" fo:font-weight="bold" officeooo:rsid="00685ca7" officeooo:paragraph-rsid="00aff0c7" style:font-size-asian="12pt" style:font-weight-asian="bold" style:font-size-complex="12pt" style:font-weight-complex="bold"/>
    </style:style>
    <style:style style:name="P356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officeooo:paragraph-rsid="00761287"/>
    </style:style>
    <style:style style:name="P357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officeooo:paragraph-rsid="007abe08"/>
    </style:style>
    <style:style style:name="P35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7abe08"/>
    </style:style>
    <style:style style:name="P35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71b443"/>
    </style:style>
    <style:style style:name="P36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70f5e5"/>
    </style:style>
    <style:style style:name="P36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feb56b"/>
    </style:style>
    <style:style style:name="P362" style:family="paragraph" style:parent-style-name="List_20_Paragraph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cdae14"/>
    </style:style>
    <style:style style:name="P363" style:family="paragraph" style:parent-style-name="Standard">
      <style:paragraph-properties fo:margin-left="0.635cm" fo:margin-right="0cm" fo:line-height="107%" fo:text-align="center" style:justify-single-word="false" fo:text-indent="0cm" style:auto-text-indent="false" style:writing-mode="lr-tb"/>
      <style:text-properties officeooo:paragraph-rsid="00cdae14"/>
    </style:style>
    <style:style style:name="P36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>
        <style:tab-stops/>
      </style:paragraph-properties>
      <style:text-properties officeooo:paragraph-rsid="021927e6"/>
    </style:style>
    <style:style style:name="P365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officeooo:paragraph-rsid="00cf2d4b"/>
    </style:style>
    <style:style style:name="P366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officeooo:paragraph-rsid="00cdae14"/>
    </style:style>
    <style:style style:name="P367" style:family="paragraph" style:parent-style-name="Standard">
      <style:paragraph-properties fo:text-align="start" style:justify-single-word="false"/>
      <style:text-properties officeooo:paragraph-rsid="0047f5c0"/>
    </style:style>
    <style:style style:name="P368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officeooo:paragraph-rsid="0025c02e"/>
    </style:style>
    <style:style style:name="P36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7030a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7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ffc00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7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ffc00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7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4471c4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7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4471c4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7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b05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7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833c0b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376" style:family="paragraph" style:parent-style-name="Standard">
      <style:text-properties officeooo:paragraph-rsid="00565f2f"/>
    </style:style>
    <style:style style:name="P377" style:family="paragraph" style:parent-style-name="Standard">
      <style:paragraph-properties fo:text-align="center" style:justify-single-word="false"/>
      <style:text-properties officeooo:paragraph-rsid="00565f2f"/>
    </style:style>
    <style:style style:name="P378" style:family="paragraph" style:parent-style-name="Text_20_body">
      <style:paragraph-properties fo:text-align="center" style:justify-single-word="false"/>
    </style:style>
    <style:style style:name="P379" style:family="paragraph" style:parent-style-name="Standard">
      <style:text-properties officeooo:paragraph-rsid="004d5c3b"/>
    </style:style>
    <style:style style:name="P380" style:family="paragraph" style:parent-style-name="Standard">
      <style:text-properties officeooo:paragraph-rsid="001f2e8f"/>
    </style:style>
    <style:style style:name="P38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538135" loext:opacity="100%" style:font-name="Arial" fo:font-size="12pt" fo:font-weight="normal" officeooo:rsid="005e4dfa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38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538135" loext:opacity="100%" style:font-name="Arial" fo:font-size="12pt" fo:font-weight="bold" officeooo:rsid="005e4dfa" officeooo:paragraph-rsid="00aff0c7" style:font-name-asian="Arial Nova" style:font-size-asian="12pt" style:font-weight-asian="bold" style:font-name-complex="Arial Nova" style:font-size-complex="12pt" style:font-weight-complex="bold"/>
    </style:style>
    <style:style style:name="P38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538135" loext:opacity="100%" style:font-name="Arial" fo:font-size="12pt" fo:font-weight="bold" officeooo:rsid="005c9159" officeooo:paragraph-rsid="00aff0c7" style:font-name-asian="Arial Nova" style:font-size-asian="12pt" style:font-weight-asian="bold" style:font-name-complex="Arial Nova" style:font-size-complex="12pt" style:font-weight-complex="bold"/>
    </style:style>
    <style:style style:name="P384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538135" loext:opacity="100%" style:font-name="Arial" fo:font-size="12pt" fo:font-weight="bold" officeooo:rsid="005c9159" officeooo:paragraph-rsid="00aff0c7" style:font-name-asian="Arial Nova" style:font-size-asian="12pt" style:font-weight-asian="bold" style:font-name-complex="Arial Nova" style:font-size-complex="12pt" style:font-weight-complex="bold"/>
    </style:style>
    <style:style style:name="P38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538135" loext:opacity="100%" style:font-name="Arial" fo:font-size="12pt" fo:font-weight="bold" officeooo:rsid="0064a8db" officeooo:paragraph-rsid="00aff0c7" style:font-name-asian="Arial Nova" style:font-size-asian="12pt" style:font-weight-asian="bold" style:font-name-complex="Arial Nova" style:font-size-complex="12pt" style:font-weight-complex="bold"/>
    </style:style>
    <style:style style:name="P386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538135" loext:opacity="100%" style:font-name="Arial" fo:font-size="12pt" fo:font-weight="bold" officeooo:rsid="005f3e56" officeooo:paragraph-rsid="00aff0c7" style:font-name-asian="Arial Nova" style:font-size-asian="12pt" style:font-weight-asian="bold" style:font-name-complex="Arial Nova" style:font-size-complex="12pt" style:font-weight-complex="bold"/>
    </style:style>
    <style:style style:name="P387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538135" loext:opacity="100%" style:font-name="Arial" fo:font-size="12pt" fo:font-weight="bold" officeooo:rsid="0065623b" officeooo:paragraph-rsid="00aff0c7" style:font-name-asian="Arial Nova" style:font-size-asian="12pt" style:font-weight-asian="bold" style:font-name-complex="Arial Nova" style:font-size-complex="12pt" style:font-weight-complex="bold"/>
    </style:style>
    <style:style style:name="P388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538135" loext:opacity="100%" style:font-name="Arial" fo:font-size="12pt" fo:font-weight="bold" officeooo:rsid="013df608" officeooo:paragraph-rsid="013df608" style:font-name-asian="Arial Nova" style:font-size-asian="12pt" style:font-weight-asian="bold" style:font-name-complex="Arial Nova" style:font-size-complex="12pt" style:font-weight-complex="bold"/>
    </style:style>
    <style:style style:name="P38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78d04b" loext:opacity="100%" style:font-name="Arial" fo:font-size="12pt" fo:font-weight="normal" officeooo:rsid="005c9159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39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78d04b" loext:opacity="100%" style:font-name="Arial" fo:font-size="12pt" fo:font-weight="bold" officeooo:rsid="005c9159" officeooo:paragraph-rsid="00aff0c7" style:font-name-asian="Arial Nova" style:font-size-asian="12pt" style:font-weight-asian="bold" style:font-name-complex="Arial Nova" style:font-size-complex="12pt" style:font-weight-complex="bold"/>
    </style:style>
    <style:style style:name="P39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78d04b" loext:opacity="100%" style:font-name="Arial" fo:font-size="12pt" fo:font-weight="bold" officeooo:rsid="005c9159" officeooo:paragraph-rsid="00aff0c7" style:font-name-asian="Arial Nova" style:font-size-asian="12pt" style:font-weight-asian="bold" style:font-name-complex="Arial Nova" style:font-size-complex="12pt" style:font-weight-complex="bold"/>
    </style:style>
    <style:style style:name="P392" style:family="paragraph" style:parent-style-name="Standard">
      <style:text-properties officeooo:paragraph-rsid="00c36de8"/>
    </style:style>
    <style:style style:name="P393" style:family="paragraph" style:parent-style-name="Standard">
      <style:text-properties officeooo:paragraph-rsid="00feb56b"/>
    </style:style>
    <style:style style:name="P394" style:family="paragraph" style:parent-style-name="Standard">
      <style:text-properties officeooo:paragraph-rsid="004314ef"/>
    </style:style>
    <style:style style:name="P395" style:family="paragraph" style:parent-style-name="Standard">
      <style:text-properties officeooo:paragraph-rsid="011468dd"/>
    </style:style>
    <style:style style:name="P396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font-size="12pt" officeooo:paragraph-rsid="00db1072" style:font-size-asian="10.5pt" style:font-size-complex="12pt"/>
    </style:style>
    <style:style style:name="P397" style:family="paragraph" style:parent-style-name="Text_20_body">
      <style:text-properties officeooo:paragraph-rsid="01136616"/>
    </style:style>
    <style:style style:name="P398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fo:font-size="14pt" officeooo:paragraph-rsid="0138bd66" style:font-size-asian="14pt" style:font-size-complex="14pt"/>
    </style:style>
    <style:style style:name="P399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00bfff" loext:opacity="100%" style:font-name="Arial" fo:font-size="18pt" fo:font-weight="bold" style:font-name-asian="UD Digi Kyokasho NK-B1" style:font-size-asian="18pt" style:font-weight-asian="bold" style:font-name-complex="UD Digi Kyokasho NK-B1" style:font-size-complex="18pt" style:font-weight-complex="bold"/>
    </style:style>
    <style:style style:name="P400" style:family="paragraph" style:parent-style-name="Table_20_Contents">
      <style:text-properties officeooo:paragraph-rsid="01695cb9"/>
    </style:style>
    <style:style style:name="P401" style:family="paragraph" style:parent-style-name="Standard">
      <style:text-properties officeooo:paragraph-rsid="018b550a"/>
    </style:style>
    <style:style style:name="P402" style:family="paragraph" style:parent-style-name="Standard">
      <style:paragraph-properties fo:text-align="center" style:justify-single-word="false"/>
      <style:text-properties officeooo:rsid="018df257" officeooo:paragraph-rsid="018df257"/>
    </style:style>
    <style:style style:name="P403" style:family="paragraph" style:parent-style-name="Table_20_Contents">
      <style:text-properties style:font-name="Cascadia Code" fo:font-size="18pt" fo:font-weight="normal" officeooo:rsid="007ba353" officeooo:paragraph-rsid="01639f4b" style:font-size-asian="18pt" style:font-weight-asian="normal" style:font-size-complex="18pt" style:font-weight-complex="normal"/>
    </style:style>
    <style:style style:name="P404" style:family="paragraph" style:parent-style-name="Text_20_body">
      <style:paragraph-properties fo:text-align="center" style:justify-single-word="false"/>
      <style:text-properties fo:color="#ffd700" loext:opacity="100%" style:font-name="Arial" fo:font-size="48pt" officeooo:rsid="01a62e43" officeooo:paragraph-rsid="01a62e43" style:font-size-asian="48pt" style:font-size-complex="48pt"/>
    </style:style>
    <style:style style:name="P405" style:family="paragraph" style:parent-style-name="Text_20_body">
      <style:paragraph-properties fo:text-align="center" style:justify-single-word="false"/>
      <style:text-properties fo:color="#ffd700" loext:opacity="100%" style:font-name="Arial" fo:font-size="16pt" fo:font-weight="bold" officeooo:rsid="01a62e43" officeooo:paragraph-rsid="01a62e43" style:font-size-asian="16pt" style:font-weight-asian="bold" style:font-size-complex="16pt" style:font-weight-complex="bold"/>
    </style:style>
    <style:style style:name="P406" style:family="paragraph" style:parent-style-name="Text_20_body">
      <style:paragraph-properties fo:text-align="center" style:justify-single-word="false"/>
      <style:text-properties fo:color="#ffd700" loext:opacity="100%" style:font-name="Arial" fo:font-size="96pt" fo:font-weight="bold" officeooo:rsid="01a62e43" officeooo:paragraph-rsid="01a62e43" style:font-size-asian="96pt" style:font-weight-asian="bold" style:font-size-complex="96pt" style:font-weight-complex="bold"/>
    </style:style>
    <style:style style:name="P407" style:family="paragraph" style:parent-style-name="Text_20_body">
      <style:paragraph-properties fo:text-align="center" style:justify-single-word="false"/>
      <style:text-properties fo:color="#ffd700" loext:opacity="100%" style:font-name="Arial" officeooo:rsid="01a62e43" officeooo:paragraph-rsid="01a62e43"/>
    </style:style>
    <style:style style:name="P408" style:family="paragraph" style:parent-style-name="Standard">
      <style:text-properties officeooo:paragraph-rsid="01ba60c0"/>
    </style:style>
    <style:style style:name="P409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text-line-through-style="none" style:text-line-through-type="none" style:font-name="Arial" fo:font-size="12pt" fo:font-weight="bold" officeooo:rsid="021308a8" officeooo:paragraph-rsid="021308a8" style:font-size-asian="12pt" style:font-weight-asian="bold" style:font-size-complex="12pt" style:font-weight-complex="bold"/>
    </style:style>
    <style:style style:name="P41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text-line-through-style="none" style:text-line-through-type="none" style:font-name="Arial" fo:font-size="12pt" fo:font-weight="bold" officeooo:rsid="021464f2" officeooo:paragraph-rsid="021464f2" style:font-size-asian="12pt" style:font-weight-asian="bold" style:font-size-complex="12pt" style:font-weight-complex="bold"/>
    </style:style>
    <style:style style:name="P411" style:family="paragraph" style:parent-style-name="Heading_20_1" style:list-style-name="">
      <style:paragraph-properties fo:text-align="center" style:justify-single-word="false"/>
      <style:text-properties fo:color="#ffd700" loext:opacity="100%" style:font-name="Arial" fo:font-size="54pt" fo:font-weight="bold" officeooo:rsid="01a62e43" officeooo:paragraph-rsid="01a62e43" style:font-size-asian="54pt" style:font-weight-asian="bold" style:font-size-complex="54pt" style:font-weight-complex="bold"/>
    </style:style>
    <style:style style:name="P412" style:family="paragraph" style:parent-style-name="Heading_20_1">
      <style:text-properties officeooo:paragraph-rsid="00e9a814"/>
    </style:style>
    <style:style style:name="P413" style:family="paragraph" style:parent-style-name="Heading_20_1">
      <style:text-properties officeooo:paragraph-rsid="01400876"/>
    </style:style>
    <style:style style:name="P414" style:family="paragraph" style:parent-style-name="Heading_20_1">
      <style:text-properties officeooo:paragraph-rsid="01136616"/>
    </style:style>
    <style:style style:name="P415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416" style:family="paragraph" style:parent-style-name="Heading_20_1">
      <style:paragraph-properties fo:text-align="center" style:justify-single-word="false"/>
      <style:text-properties fo:font-size="18pt" officeooo:paragraph-rsid="00c36de8" style:font-size-asian="18pt" style:font-size-complex="18pt"/>
    </style:style>
    <style:style style:name="P417" style:family="paragraph" style:parent-style-name="Heading_20_1">
      <style:paragraph-properties fo:text-align="center" style:justify-single-word="false"/>
      <style:text-properties fo:font-size="18pt" officeooo:paragraph-rsid="006fa8b0" style:font-size-asian="18pt" style:font-size-complex="18pt"/>
    </style:style>
    <style:style style:name="P418" style:family="paragraph" style:parent-style-name="Heading_20_1">
      <style:paragraph-properties fo:text-align="start" style:justify-single-word="false"/>
      <style:text-properties fo:font-size="18pt" officeooo:paragraph-rsid="006fa8b0" style:font-size-asian="18pt" style:font-size-complex="18pt"/>
    </style:style>
    <style:style style:name="P419" style:family="paragraph" style:parent-style-name="Heading_20_1">
      <style:paragraph-properties fo:text-align="center" style:justify-single-word="false"/>
      <style:text-properties fo:font-size="18pt" fo:font-weight="bold" officeooo:rsid="00c36de8" officeooo:paragraph-rsid="00c36de8" style:font-name-asian="Arial Nova" style:font-size-asian="18pt" style:font-weight-asian="bold" style:font-name-complex="Arial Nova" style:font-size-complex="18pt" style:font-weight-complex="bold"/>
    </style:style>
    <style:style style:name="P420" style:family="paragraph" style:parent-style-name="Heading_20_1">
      <style:text-properties officeooo:paragraph-rsid="0094d1b4"/>
    </style:style>
    <style:style style:name="P421" style:family="paragraph" style:parent-style-name="Heading_20_1">
      <style:text-properties officeooo:paragraph-rsid="00a8d45e"/>
    </style:style>
    <style:style style:name="P422" style:family="paragraph" style:parent-style-name="Heading_20_1">
      <style:text-properties officeooo:paragraph-rsid="00db6464"/>
    </style:style>
    <style:style style:name="P423" style:family="paragraph" style:parent-style-name="Heading_20_1">
      <style:paragraph-properties fo:text-align="center" style:justify-single-word="false"/>
      <style:text-properties fo:font-variant="normal" fo:text-transform="none" style:font-name="Arial" fo:font-size="18pt" fo:language="pt" fo:country="BR" fo:font-style="normal" fo:font-weight="bold" officeooo:paragraph-rsid="008c0d91" style:font-size-asian="18pt" style:font-size-complex="18pt"/>
    </style:style>
    <style:style style:name="P424" style:family="paragraph" style:parent-style-name="Heading_20_1">
      <style:text-properties officeooo:paragraph-rsid="00c36de8"/>
    </style:style>
    <style:style style:name="P425" style:family="paragraph" style:parent-style-name="Heading_20_1">
      <style:paragraph-properties fo:text-align="center" style:justify-single-word="false"/>
      <style:text-properties fo:color="#000000" loext:opacity="100%" fo:font-size="18pt" officeooo:rsid="00cabb9a" officeooo:paragraph-rsid="00cabb9a" style:font-size-asian="18pt" style:font-size-complex="18pt"/>
    </style:style>
    <style:style style:name="P426" style:family="paragraph" style:parent-style-name="Heading_20_1">
      <style:text-properties fo:font-size="24pt" officeooo:paragraph-rsid="00d79f24" style:font-size-asian="24pt" style:font-size-complex="24pt"/>
    </style:style>
    <style:style style:name="P427" style:family="paragraph" style:parent-style-name="Heading_20_1">
      <style:text-properties fo:font-size="24pt" officeooo:paragraph-rsid="011ebef1" style:font-size-asian="24pt" style:font-size-complex="24pt"/>
    </style:style>
    <style:style style:name="P428" style:family="paragraph" style:parent-style-name="Heading_20_1">
      <style:paragraph-properties fo:text-align="center" style:justify-single-word="false"/>
      <style:text-properties fo:font-size="12pt" fo:font-weight="normal" officeooo:paragraph-rsid="00d79f24" style:font-size-asian="10.5pt" style:font-weight-asian="normal" style:font-size-complex="12pt" style:font-weight-complex="normal"/>
    </style:style>
    <style:style style:name="P429" style:family="paragraph" style:parent-style-name="Heading_20_1">
      <style:paragraph-properties fo:text-align="center" style:justify-single-word="false"/>
      <style:text-properties fo:font-size="12pt" officeooo:paragraph-rsid="011e183f" style:font-size-asian="10.5pt" style:font-size-complex="12pt"/>
    </style:style>
    <style:style style:name="P430" style:family="paragraph" style:parent-style-name="Heading_20_1">
      <style:text-properties officeooo:paragraph-rsid="00d256e5"/>
    </style:style>
    <style:style style:name="P431" style:family="paragraph" style:parent-style-name="Heading_20_1">
      <style:text-properties officeooo:paragraph-rsid="00bc8e38"/>
    </style:style>
    <style:style style:name="P432" style:family="paragraph" style:parent-style-name="Heading_20_1">
      <style:text-properties officeooo:paragraph-rsid="00eb150e"/>
    </style:style>
    <style:style style:name="P433" style:family="paragraph" style:parent-style-name="Heading_20_1">
      <style:paragraph-properties fo:text-align="center" style:justify-single-word="false"/>
      <style:text-properties officeooo:paragraph-rsid="012c2dbb"/>
    </style:style>
    <style:style style:name="P434" style:family="paragraph" style:parent-style-name="Heading_20_1">
      <style:paragraph-properties fo:text-align="center" style:justify-single-word="false"/>
    </style:style>
    <style:style style:name="P435" style:family="paragraph" style:parent-style-name="Heading_20_1">
      <style:paragraph-properties fo:text-align="center" style:justify-single-word="false"/>
      <style:text-properties officeooo:paragraph-rsid="011468dd"/>
    </style:style>
    <style:style style:name="P436" style:family="paragraph" style:parent-style-name="Heading_20_1">
      <style:text-properties officeooo:paragraph-rsid="01470515"/>
    </style:style>
    <style:style style:name="P437" style:family="paragraph" style:parent-style-name="Heading_20_1">
      <style:text-properties style:font-name="Arial" fo:font-size="18pt" fo:font-weight="bold" officeooo:rsid="01470515" officeooo:paragraph-rsid="010023eb" style:font-size-asian="18pt" style:font-weight-asian="bold" style:font-size-complex="18pt" style:font-weight-complex="bold"/>
    </style:style>
    <style:style style:name="P438" style:family="paragraph" style:parent-style-name="List_20_Paragraph" style:list-style-name="WWNum1aaaaa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rsid="00c36de8" officeooo:paragraph-rsid="00cabb9a" style:font-size-asian="12pt" style:font-weight-asian="bold" style:font-size-complex="12pt" style:font-weight-complex="bold"/>
    </style:style>
    <style:style style:name="P439" style:family="paragraph" style:parent-style-name="List_20_Paragraph" style:list-style-name="WWNum1aaaaaaaaaaaaaaaaaaaaaaaaaaaaaaaaaaaaaaaaaaaaaaaaaaaaaaaaaaaaaaaaaaa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bold" officeooo:rsid="00833e7a" officeooo:paragraph-rsid="01ba60c0" style:font-size-asian="12pt" style:font-weight-asian="bold" style:font-size-complex="12pt" style:font-weight-complex="bold"/>
    </style:style>
    <style:style style:name="P440" style:family="paragraph" style:parent-style-name="List_20_Paragraph" style:list-style-name="WWNum1aaaaaaaaaaaaaaaaaaaaaaaaaaaaa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bold" officeooo:rsid="00833e7a" officeooo:paragraph-rsid="01ba60c0" style:font-size-asian="12pt" style:font-weight-asian="bold" style:font-size-complex="12pt" style:font-weight-complex="bold"/>
    </style:style>
    <style:style style:name="P441" style:family="paragraph" style:parent-style-name="List_20_Paragraph" style:list-style-name="WWNum1aaaaaaaaaaaaaaaaaaaaaaaaaaaaaaaaaaaaaaaaaaaaaaaaaaaa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1ba60c0" style:font-size-asian="12pt" style:font-weight-asian="bold" style:font-size-complex="12pt" style:font-weight-complex="bold"/>
    </style:style>
    <style:style style:name="P442" style:family="paragraph" style:parent-style-name="List_20_Paragraph" style:list-style-name="WWNum1aaaaaaaaaaaaaaaaaaaaaaa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1ba60c0" style:font-size-asian="12pt" style:font-weight-asian="bold" style:font-size-complex="12pt" style:font-weight-complex="bold"/>
    </style:style>
    <style:style style:name="P443" style:family="paragraph" style:parent-style-name="List_20_Paragraph" style:list-style-name="WWNum1aaaaaaaaaaaaaaaaaaaaaa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1ba60c0" style:font-size-asian="12pt" style:font-weight-asian="bold" style:font-size-complex="12pt" style:font-weight-complex="bold"/>
    </style:style>
    <style:style style:name="P444" style:family="paragraph" style:parent-style-name="List_20_Paragraph" style:list-style-name="WWNum1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bold" officeooo:paragraph-rsid="01ba60c0" style:font-size-asian="12pt" style:font-weight-asian="bold" style:font-size-complex="12pt" style:font-weight-complex="bold"/>
    </style:style>
    <style:style style:name="P445" style:family="paragraph" style:parent-style-name="List_20_Paragraph" style:list-style-name="WWNum1aaaaaaaaaaaaaaaaaaaaaaa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rsid="01c2fc6d" officeooo:paragraph-rsid="01c2fc6d" style:font-name-asian="Arial Nova" style:font-size-asian="12pt" style:font-weight-asian="bold" style:font-name-complex="Arial Nova" style:font-size-complex="12pt" style:font-weight-complex="bold"/>
    </style:style>
    <style:style style:name="P446" style:family="paragraph" style:parent-style-name="List_20_Paragraph" style:list-style-name="WWNum1aaaaaaaaaaaaaaaaaaaaaaaaaaaaaaaaaaaaaaaaaaaaaaaaaaaa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1ba60c0" style:font-name-asian="Arial Nova" style:font-size-asian="12pt" style:font-weight-asian="bold" style:font-name-complex="Arial Nova" style:font-size-complex="12pt" style:font-weight-complex="bold"/>
    </style:style>
    <style:style style:name="P447" style:family="paragraph" style:parent-style-name="List_20_Paragraph" style:list-style-name="WWNum1aaaaaaaaaaaaaaaaaaaaaaa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1ba60c0" style:font-name-asian="Arial Nova" style:font-size-asian="12pt" style:font-weight-asian="bold" style:font-name-complex="Arial Nova" style:font-size-complex="12pt" style:font-weight-complex="bold"/>
    </style:style>
    <style:style style:name="P448" style:family="paragraph" style:parent-style-name="List_20_Paragraph" style:list-style-name="WWNum1aaaaaaaaaaaaaaaaaaaaaa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1ba60c0" style:font-name-asian="Arial Nova" style:font-size-asian="12pt" style:font-weight-asian="bold" style:font-name-complex="Arial Nova" style:font-size-complex="12pt" style:font-weight-complex="bold"/>
    </style:style>
    <style:style style:name="P449" style:family="paragraph" style:parent-style-name="List_20_Paragraph" style:list-style-name="WWNum1aaaaaaaaaaaaaaaaaaaaaaa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rsid="00833e7a" officeooo:paragraph-rsid="01ba60c0" style:font-name-asian="Arial Nova" style:font-size-asian="12pt" style:font-weight-asian="bold" style:font-name-complex="Arial Nova" style:font-size-complex="12pt" style:font-weight-complex="bold"/>
    </style:style>
    <style:style style:name="P450" style:family="paragraph" style:parent-style-name="List_20_Paragraph" style:list-style-name="WWNum1aaaaa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c36de8" officeooo:paragraph-rsid="00cabb9a" style:font-size-asian="12pt" style:font-weight-asian="normal" style:font-size-complex="12pt" style:font-weight-complex="normal"/>
    </style:style>
    <style:style style:name="P451" style:family="paragraph" style:parent-style-name="List_20_Paragraph" style:list-style-name="WWNum1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paragraph-rsid="00aff0c7" style:font-size-asian="12pt" style:font-weight-asian="normal" style:font-size-complex="12pt" style:font-weight-complex="normal"/>
    </style:style>
    <style:style style:name="P452" style:family="paragraph" style:parent-style-name="List_20_Paragraph" style:list-style-name="WWNum1aaaaaaaaaaaaaaaaaaaaaaaaaaaaaaaaaaaaaaaaaaaaaaaaaaaaaa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paragraph-rsid="01ba60c0" style:font-size-asian="12pt" style:font-weight-asian="normal" style:font-size-complex="12pt" style:font-weight-complex="normal"/>
    </style:style>
    <style:style style:name="P453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aff0c7" style:font-size-asian="12pt" style:font-weight-asian="normal" style:font-size-complex="12pt" style:font-weight-complex="normal"/>
    </style:style>
    <style:style style:name="P454" style:family="paragraph" style:parent-style-name="List_20_Paragraph" style:list-style-name="WWNum1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size-asian="12pt" style:font-weight-asian="normal" style:font-size-complex="12pt" style:font-weight-complex="normal"/>
    </style:style>
    <style:style style:name="P455" style:family="paragraph" style:parent-style-name="List_20_Paragraph" style:list-style-name="WWNum1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size-asian="12pt" style:font-weight-asian="normal" style:font-size-complex="12pt" style:font-weight-complex="normal"/>
    </style:style>
    <style:style style:name="P456" style:family="paragraph" style:parent-style-name="List_20_Paragraph" style:list-style-name="WWNum1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size-asian="12pt" style:font-weight-asian="normal" style:font-size-complex="12pt" style:font-weight-complex="normal"/>
    </style:style>
    <style:style style:name="P457" style:family="paragraph" style:parent-style-name="List_20_Paragraph" style:list-style-name="WWNum1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size-asian="12pt" style:font-weight-asian="normal" style:font-size-complex="12pt" style:font-weight-complex="normal"/>
    </style:style>
    <style:style style:name="P458" style:family="paragraph" style:parent-style-name="List_20_Paragraph" style:list-style-name="WWNum1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paragraph-rsid="007f4c61" style:font-size-asian="12pt" style:font-weight-asian="normal" style:font-size-complex="12pt" style:font-weight-complex="normal"/>
    </style:style>
    <style:style style:name="P459" style:family="paragraph" style:parent-style-name="List_20_Paragraph" style:list-style-name="WWNum1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paragraph-rsid="00805617" style:font-size-asian="12pt" style:font-weight-asian="normal" style:font-size-complex="12pt" style:font-weight-complex="normal"/>
    </style:style>
    <style:style style:name="P460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12dcb" officeooo:paragraph-rsid="00aff0c7" style:font-size-asian="12pt" style:font-weight-asian="normal" style:font-size-complex="12pt" style:font-weight-complex="normal"/>
    </style:style>
    <style:style style:name="P461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12dcb" officeooo:paragraph-rsid="013b7707" style:font-size-asian="12pt" style:font-weight-asian="normal" style:font-size-complex="12pt" style:font-weight-complex="normal"/>
    </style:style>
    <style:style style:name="P462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2ee21" officeooo:paragraph-rsid="00aff0c7" style:font-size-asian="12pt" style:font-weight-asian="normal" style:font-size-complex="12pt" style:font-weight-complex="normal"/>
    </style:style>
    <style:style style:name="P463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74331" officeooo:paragraph-rsid="00aff0c7" style:font-size-asian="12pt" style:font-weight-asian="normal" style:font-size-complex="12pt" style:font-weight-complex="normal"/>
    </style:style>
    <style:style style:name="P464" style:family="paragraph" style:parent-style-name="List_20_Paragraph" style:list-style-name="WWNum1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7d8a3c" officeooo:paragraph-rsid="01ba60c0" style:font-size-asian="12pt" style:font-weight-asian="normal" style:font-size-complex="12pt" style:font-weight-complex="normal"/>
    </style:style>
    <style:style style:name="P465" style:family="paragraph" style:parent-style-name="List_20_Paragraph" style:list-style-name="WWNum1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466" style:family="paragraph" style:parent-style-name="List_20_Paragraph" style:list-style-name="WWNum1aaaaaaaaaaaaaaaaaaaaaaaaaaaaaaaaaaaaaaaaaaaaaaaaaaaaaaa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467" style:family="paragraph" style:parent-style-name="List_20_Paragraph" style:list-style-name="WWNum1aaaaaaaaaaaaaaaaaaaaaaaaaaaaaaaaaaaaaaaaaaaaaaaaaaaaaaaa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468" style:family="paragraph" style:parent-style-name="List_20_Paragraph" style:list-style-name="WWNum1aaaaaaaaaaaaaaaaaaaaaaaaaaaaaaaaaaaaaaaaaaaaaaaaaaaaaaaaa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12pt" fo:font-weight="normal" officeooo:paragraph-rsid="020dd38c" style:font-name-asian="Arial Nova" style:font-size-asian="12pt" style:font-weight-asian="normal" style:font-name-complex="Arial Nova" style:font-size-complex="12pt" style:font-weight-complex="normal"/>
    </style:style>
    <style:style style:name="P469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470" style:family="paragraph" style:parent-style-name="List_20_Paragraph" style:list-style-name="WWNum1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471" style:family="paragraph" style:parent-style-name="List_20_Paragraph" style:list-style-name="WWNum1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f217a9" style:font-name-asian="Arial Nova" style:font-size-asian="12pt" style:font-weight-asian="normal" style:font-name-complex="Arial Nova" style:font-size-complex="12pt" style:font-weight-complex="normal"/>
    </style:style>
    <style:style style:name="P472" style:family="paragraph" style:parent-style-name="List_20_Paragraph" style:list-style-name="WWNum1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20d7584" style:font-name-asian="Arial Nova" style:font-size-asian="12pt" style:font-weight-asian="normal" style:font-name-complex="Arial Nova" style:font-size-complex="12pt" style:font-weight-complex="normal"/>
    </style:style>
    <style:style style:name="P473" style:family="paragraph" style:parent-style-name="List_20_Paragraph" style:list-style-name="WWNum1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474" style:family="paragraph" style:parent-style-name="List_20_Paragraph" style:list-style-name="WWNum1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e6f3cd" style:font-name-asian="Arial Nova" style:font-size-asian="12pt" style:font-weight-asian="normal" style:font-name-complex="Arial Nova" style:font-size-complex="12pt" style:font-weight-complex="normal"/>
    </style:style>
    <style:style style:name="P475" style:family="paragraph" style:parent-style-name="List_20_Paragraph" style:list-style-name="WWNum1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f6c79b" style:font-name-asian="Arial Nova" style:font-size-asian="12pt" style:font-weight-asian="normal" style:font-name-complex="Arial Nova" style:font-size-complex="12pt" style:font-weight-complex="normal"/>
    </style:style>
    <style:style style:name="P476" style:family="paragraph" style:parent-style-name="List_20_Paragraph" style:list-style-name="WWNum1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20dd38c" style:font-name-asian="Arial Nova" style:font-size-asian="12pt" style:font-weight-asian="normal" style:font-name-complex="Arial Nova" style:font-size-complex="12pt" style:font-weight-complex="normal"/>
    </style:style>
    <style:style style:name="P477" style:family="paragraph" style:parent-style-name="List_20_Paragraph" style:list-style-name="WWNum1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20d7584" style:font-name-asian="Arial Nova" style:font-size-asian="12pt" style:font-weight-asian="normal" style:font-name-complex="Arial Nova" style:font-size-complex="12pt" style:font-weight-complex="normal"/>
    </style:style>
    <style:style style:name="P478" style:family="paragraph" style:parent-style-name="List_20_Paragraph" style:list-style-name="WWNum1a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479" style:family="paragraph" style:parent-style-name="List_20_Paragraph" style:list-style-name="WWNum1a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f0ef13" style:font-name-asian="Arial Nova" style:font-size-asian="12pt" style:font-weight-asian="normal" style:font-name-complex="Arial Nova" style:font-size-complex="12pt" style:font-weight-complex="normal"/>
    </style:style>
    <style:style style:name="P480" style:family="paragraph" style:parent-style-name="List_20_Paragraph" style:list-style-name="WWNum1a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f79e37" style:font-name-asian="Arial Nova" style:font-size-asian="12pt" style:font-weight-asian="normal" style:font-name-complex="Arial Nova" style:font-size-complex="12pt" style:font-weight-complex="normal"/>
    </style:style>
    <style:style style:name="P481" style:family="paragraph" style:parent-style-name="List_20_Paragraph" style:list-style-name="WWNum1a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faffe8" style:font-name-asian="Arial Nova" style:font-size-asian="12pt" style:font-weight-asian="normal" style:font-name-complex="Arial Nova" style:font-size-complex="12pt" style:font-weight-complex="normal"/>
    </style:style>
    <style:style style:name="P482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dbeb62" style:font-name-asian="Arial Nova" style:font-size-asian="12pt" style:font-weight-asian="normal" style:font-name-complex="Arial Nova" style:font-size-complex="12pt" style:font-weight-complex="normal"/>
    </style:style>
    <style:style style:name="P483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fbf2ca" style:font-name-asian="Arial Nova" style:font-size-asian="12pt" style:font-weight-asian="normal" style:font-name-complex="Arial Nova" style:font-size-complex="12pt" style:font-weight-complex="normal"/>
    </style:style>
    <style:style style:name="P484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fc4ad4" style:font-name-asian="Arial Nova" style:font-size-asian="12pt" style:font-weight-asian="normal" style:font-name-complex="Arial Nova" style:font-size-complex="12pt" style:font-weight-complex="normal"/>
    </style:style>
    <style:style style:name="P485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202f516" style:font-name-asian="Arial Nova" style:font-size-asian="12pt" style:font-weight-asian="normal" style:font-name-complex="Arial Nova" style:font-size-complex="12pt" style:font-weight-complex="normal"/>
    </style:style>
    <style:style style:name="P486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487" style:family="paragraph" style:parent-style-name="List_20_Paragraph" style:list-style-name="WWNum1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488" style:family="paragraph" style:parent-style-name="List_20_Paragraph" style:list-style-name="WWNum1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209e8b1" style:font-name-asian="Arial Nova" style:font-size-asian="12pt" style:font-weight-asian="normal" style:font-name-complex="Arial Nova" style:font-size-complex="12pt" style:font-weight-complex="normal"/>
    </style:style>
    <style:style style:name="P489" style:family="paragraph" style:parent-style-name="List_20_Paragraph" style:list-style-name="WWNum1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490" style:family="paragraph" style:parent-style-name="List_20_Paragraph" style:list-style-name="WWNum1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491" style:family="paragraph" style:parent-style-name="List_20_Paragraph" style:list-style-name="WWNum1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paragraph-rsid="007f4c61" style:font-name-asian="Arial Nova" style:font-size-asian="12pt" style:font-weight-asian="normal" style:font-name-complex="Arial Nova" style:font-size-complex="12pt" style:font-weight-complex="normal"/>
    </style:style>
    <style:style style:name="P492" style:family="paragraph" style:parent-style-name="List_20_Paragraph" style:list-style-name="WWNum1aaaaa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normal" officeooo:paragraph-rsid="00805617" style:font-name-asian="Arial Nova" style:font-size-asian="12pt" style:font-weight-asian="normal" style:font-name-complex="Arial Nova" style:font-size-complex="12pt" style:font-weight-complex="normal"/>
    </style:style>
    <style:style style:name="P493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12dcb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494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85ca7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495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65623b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496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3e2f96" officeooo:paragraph-rsid="013e2f96" style:font-name-asian="Arial Nova" style:font-size-asian="12pt" style:font-weight-asian="normal" style:font-name-complex="Arial Nova" style:font-size-complex="12pt" style:font-weight-complex="normal"/>
    </style:style>
    <style:style style:name="P497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bde250" officeooo:paragraph-rsid="01da1af3" style:font-name-asian="Arial Nova" style:font-size-asian="12pt" style:font-weight-asian="normal" style:font-name-complex="Arial Nova" style:font-size-complex="12pt" style:font-weight-complex="normal"/>
    </style:style>
    <style:style style:name="P498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bde250" officeooo:paragraph-rsid="01e40a0e" style:font-name-asian="Arial Nova" style:font-size-asian="12pt" style:font-weight-asian="normal" style:font-name-complex="Arial Nova" style:font-size-complex="12pt" style:font-weight-complex="normal"/>
    </style:style>
    <style:style style:name="P499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bde250" officeooo:paragraph-rsid="01bde250" style:font-name-asian="Arial Nova" style:font-size-asian="12pt" style:font-weight-asian="normal" style:font-name-complex="Arial Nova" style:font-size-complex="12pt" style:font-weight-complex="normal"/>
    </style:style>
    <style:style style:name="P500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bde250" officeooo:paragraph-rsid="020c0f0b" style:font-name-asian="Arial Nova" style:font-size-asian="12pt" style:font-weight-asian="normal" style:font-name-complex="Arial Nova" style:font-size-complex="12pt" style:font-weight-complex="normal"/>
    </style:style>
    <style:style style:name="P501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bde250" officeooo:paragraph-rsid="020d7584" style:font-name-asian="Arial Nova" style:font-size-asian="12pt" style:font-weight-asian="normal" style:font-name-complex="Arial Nova" style:font-size-complex="12pt" style:font-weight-complex="normal"/>
    </style:style>
    <style:style style:name="P502" style:family="paragraph" style:parent-style-name="List_20_Paragraph" style:list-style-name="WWNum1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bde250" officeooo:paragraph-rsid="01bde250" style:font-name-asian="Arial Nova" style:font-size-asian="12pt" style:font-weight-asian="normal" style:font-name-complex="Arial Nova" style:font-size-complex="12pt" style:font-weight-complex="normal"/>
    </style:style>
    <style:style style:name="P503" style:family="paragraph" style:parent-style-name="List_20_Paragraph" style:list-style-name="WWNum1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bde250" officeooo:paragraph-rsid="01dbeb62" style:font-name-asian="Arial Nova" style:font-size-asian="12pt" style:font-weight-asian="normal" style:font-name-complex="Arial Nova" style:font-size-complex="12pt" style:font-weight-complex="normal"/>
    </style:style>
    <style:style style:name="P504" style:family="paragraph" style:parent-style-name="List_20_Paragraph" style:list-style-name="WWNum1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1e933f7" officeooo:paragraph-rsid="01e933f7" style:font-name-asian="Arial Nova" style:font-size-asian="12pt" style:font-weight-asian="normal" style:font-name-complex="Arial Nova" style:font-size-complex="12pt" style:font-weight-complex="normal"/>
    </style:style>
    <style:style style:name="P505" style:family="paragraph" style:parent-style-name="List_20_Paragraph" style:list-style-name="WWNum1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7d8a3c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506" style:family="paragraph" style:parent-style-name="List_20_Paragraph" style:list-style-name="WWNum1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20dd38c" officeooo:paragraph-rsid="020dd38c" style:font-name-asian="Arial Nova" style:font-size-asian="12pt" style:font-weight-asian="normal" style:font-name-complex="Arial Nova" style:font-size-complex="12pt" style:font-weight-complex="normal"/>
    </style:style>
    <style:style style:name="P507" style:family="paragraph" style:parent-style-name="List_20_Paragraph" style:list-style-name="WWNum1a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20dd38c" officeooo:paragraph-rsid="020dd38c" style:font-name-asian="Arial Nova" style:font-size-asian="12pt" style:font-weight-asian="normal" style:font-name-complex="Arial Nova" style:font-size-complex="12pt" style:font-weight-complex="normal"/>
    </style:style>
    <style:style style:name="P508" style:family="paragraph" style:parent-style-name="List_20_Paragraph" style:list-style-name="WWNum1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081930b" officeooo:paragraph-rsid="01ba60c0" style:font-name-asian="Arial Nova" style:font-size-asian="12pt" style:font-weight-asian="normal" style:font-name-complex="Arial Nova" style:font-size-complex="12pt" style:font-weight-complex="normal"/>
    </style:style>
    <style:style style:name="P509" style:family="paragraph" style:parent-style-name="List_20_Paragraph" style:list-style-name="WWNum1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20d7584" officeooo:paragraph-rsid="020d7584" style:font-name-asian="Arial Nova" style:font-size-asian="12pt" style:font-weight-asian="normal" style:font-name-complex="Arial Nova" style:font-size-complex="12pt" style:font-weight-complex="normal"/>
    </style:style>
    <style:style style:name="P510" style:family="paragraph" style:parent-style-name="List_20_Paragraph" style:list-style-name="WWNum1aaa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rsid="020d7584" officeooo:paragraph-rsid="020d7584" style:font-name-asian="Arial Nova" style:font-size-asian="12pt" style:font-weight-asian="normal" style:font-name-complex="Arial Nova" style:font-size-complex="12pt" style:font-weight-complex="normal"/>
    </style:style>
    <style:style style:name="P511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size="12pt" fo:font-weight="normal" officeooo:paragraph-rsid="00aff0c7" style:font-name-asian="UD Digi Kyokasho NK-B1" style:font-size-asian="12pt" style:font-weight-asian="normal" style:font-name-complex="UD Digi Kyokasho NK-B1" style:font-size-complex="12pt" style:font-weight-complex="normal"/>
    </style:style>
    <style:style style:name="P512" style:family="paragraph" style:parent-style-name="List_20_Paragraph" style:list-style-name="WWNum3aa">
      <style:paragraph-properties fo:margin-left="0cm" fo:margin-right="0cm" fo:line-height="107%" fo:text-indent="0cm" style:auto-text-indent="false" style:writing-mode="lr-tb"/>
      <style:text-properties style:font-name="Arial" officeooo:paragraph-rsid="01126f90"/>
    </style:style>
    <style:style style:name="P513" style:family="paragraph" style:parent-style-name="List_20_Paragraph" style:list-style-name="WWNum3a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officeooo:paragraph-rsid="00c934b0"/>
    </style:style>
    <style:style style:name="P514" style:family="paragraph" style:parent-style-name="List_20_Paragraph" style:list-style-name="WWNum1aaaaaaaaa">
      <style:paragraph-properties fo:margin-left="0cm" fo:margin-right="0cm" fo:line-height="107%" fo:text-indent="0cm" style:auto-text-indent="false" style:writing-mode="lr-tb"/>
      <style:text-properties style:font-name="Arial" officeooo:paragraph-rsid="007b7ea5"/>
    </style:style>
    <style:style style:name="P515" style:family="paragraph" style:parent-style-name="List_20_Paragraph" style:list-style-name="WWNum1aaaaaaaaa">
      <style:paragraph-properties fo:margin-left="0cm" fo:margin-right="0cm" fo:line-height="107%" fo:text-indent="0cm" style:auto-text-indent="false" style:writing-mode="lr-tb"/>
      <style:text-properties style:font-name="Arial" officeooo:paragraph-rsid="007d8a3c"/>
    </style:style>
    <style:style style:name="P516" style:family="paragraph" style:parent-style-name="List_20_Paragraph" style:list-style-name="WWNum1aaaaaaaaaaaa">
      <style:paragraph-properties fo:margin-left="0cm" fo:margin-right="0cm" fo:line-height="107%" fo:text-indent="0cm" style:auto-text-indent="false" style:writing-mode="lr-tb"/>
      <style:text-properties style:font-name="Arial" officeooo:paragraph-rsid="007e9f1f"/>
    </style:style>
    <style:style style:name="P517" style:family="paragraph" style:parent-style-name="List_20_Paragraph" style:list-style-name="WWNum1aaaaaaaaaaa">
      <style:paragraph-properties fo:margin-left="0cm" fo:margin-right="0cm" fo:line-height="107%" fo:text-indent="0cm" style:auto-text-indent="false" style:writing-mode="lr-tb"/>
      <style:text-properties style:font-name="Arial"/>
    </style:style>
    <style:style style:name="P518" style:family="paragraph" style:parent-style-name="List_20_Paragraph" style:list-style-name="WWNum1aaaaaaaaaa">
      <style:paragraph-properties fo:margin-left="0cm" fo:margin-right="0cm" fo:line-height="107%" fo:text-indent="0cm" style:auto-text-indent="false" style:writing-mode="lr-tb"/>
      <style:text-properties style:font-name="Arial"/>
    </style:style>
    <style:style style:name="P519" style:family="paragraph" style:parent-style-name="List_20_Paragraph" style:list-style-name="WWNum1aaaaaaaaaaaaaaaa">
      <style:paragraph-properties fo:margin-left="0cm" fo:margin-right="0cm" fo:line-height="107%" fo:text-indent="0cm" style:auto-text-indent="false" style:writing-mode="lr-tb"/>
      <style:text-properties style:font-name="Arial" officeooo:paragraph-rsid="007e9f1f"/>
    </style:style>
    <style:style style:name="P520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style:font-name="Arial" fo:font-weight="normal" officeooo:paragraph-rsid="00aff0c7" style:font-weight-asian="normal" style:font-weight-complex="normal"/>
    </style:style>
    <style:style style:name="P521" style:family="paragraph" style:parent-style-name="List_20_Paragraph" style:list-style-name="WWNum1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weight="normal" officeooo:paragraph-rsid="01ba60c0" style:font-weight-asian="normal" style:font-weight-complex="normal"/>
    </style:style>
    <style:style style:name="P522" style:family="paragraph" style:parent-style-name="List_20_Paragraph" style:list-style-name="WWNum1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weight="normal" officeooo:paragraph-rsid="01d52a3d" style:font-weight-asian="normal" style:font-weight-complex="normal"/>
    </style:style>
    <style:style style:name="P523" style:family="paragraph" style:parent-style-name="List_20_Paragraph" style:list-style-name="WWNum1aaaaa">
      <style:paragraph-properties fo:margin-left="0cm" fo:margin-right="0cm" fo:line-height="107%" fo:text-indent="0cm" style:auto-text-indent="false" style:writing-mode="lr-tb"/>
      <style:text-properties style:font-name="Arial" fo:font-weight="normal" officeooo:paragraph-rsid="007abe08" style:font-weight-asian="normal" style:font-weight-complex="normal"/>
    </style:style>
    <style:style style:name="P524" style:family="paragraph" style:parent-style-name="List_20_Paragraph" style:list-style-name="WWNum1aaaaaaaaa">
      <style:paragraph-properties fo:margin-left="0cm" fo:margin-right="0cm" fo:line-height="107%" fo:text-indent="0cm" style:auto-text-indent="false" style:writing-mode="lr-tb"/>
      <style:text-properties style:font-name="Arial" fo:font-weight="normal" officeooo:paragraph-rsid="007b7ea5" style:font-weight-asian="normal" style:font-weight-complex="normal"/>
    </style:style>
    <style:style style:name="P525" style:family="paragraph" style:parent-style-name="List_20_Paragraph" style:list-style-name="WWNum1aaaaaaaaa">
      <style:paragraph-properties fo:margin-left="0cm" fo:margin-right="0cm" fo:line-height="107%" fo:text-indent="0cm" style:auto-text-indent="false" style:writing-mode="lr-tb"/>
      <style:text-properties style:font-name="Arial" fo:font-weight="normal" officeooo:paragraph-rsid="007e9f1f" style:font-weight-asian="normal" style:font-weight-complex="normal"/>
    </style:style>
    <style:style style:name="P526" style:family="paragraph" style:parent-style-name="List_20_Paragraph" style:list-style-name="WWNum1aaaaaaaaa">
      <style:paragraph-properties fo:margin-left="0cm" fo:margin-right="0cm" fo:line-height="107%" fo:text-indent="0cm" style:auto-text-indent="false" style:writing-mode="lr-tb"/>
      <style:text-properties style:font-name="Arial" fo:font-weight="normal" officeooo:rsid="007d8a3c" officeooo:paragraph-rsid="007e9f1f" style:font-weight-asian="normal" style:font-weight-complex="normal"/>
    </style:style>
    <style:style style:name="P527" style:family="paragraph" style:parent-style-name="List_20_Paragraph" style:list-style-name="WWNum1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weight="bold" officeooo:paragraph-rsid="01ba60c0" style:font-weight-asian="bold" style:font-weight-complex="bold"/>
    </style:style>
    <style:style style:name="P528" style:family="paragraph" style:parent-style-name="List_20_Paragraph" style:list-style-name="WWNum1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style:font-name="Arial" fo:font-weight="bold" officeooo:paragraph-rsid="01c8d56d" style:font-weight-asian="bold" style:font-weight-complex="bold"/>
    </style:style>
    <style:style style:name="P529" style:family="paragraph" style:parent-style-name="List_20_Paragraph" style:list-style-name="WWNum1aaaaaaaaaaaaaaaaaaaaaaaaaaaaaa">
      <style:paragraph-properties fo:margin-left="0cm" fo:margin-right="0cm" fo:line-height="107%" fo:text-indent="0cm" style:auto-text-indent="false" style:writing-mode="lr-tb"/>
      <style:text-properties style:font-name="Arial" fo:font-weight="bold" officeooo:paragraph-rsid="01ba60c0" style:font-weight-asian="bold" style:font-weight-complex="bold"/>
    </style:style>
    <style:style style:name="P530" style:family="paragraph" style:parent-style-name="List_20_Paragraph" style:list-style-name="WWNum1aaaaaaaaaaaa">
      <style:paragraph-properties fo:margin-left="0cm" fo:margin-right="0cm" fo:line-height="107%" fo:text-indent="0cm" style:auto-text-indent="false" style:writing-mode="lr-tb"/>
      <style:text-properties style:font-name="Arial" officeooo:rsid="007d8a3c" officeooo:paragraph-rsid="007e9f1f"/>
    </style:style>
    <style:style style:name="P531" style:family="paragraph" style:parent-style-name="List_20_Paragraph" style:list-style-name="WWNum1aaaaaaaaaaaaaaaaa">
      <style:paragraph-properties fo:margin-left="0cm" fo:margin-right="0cm" fo:line-height="107%" fo:text-indent="0cm" style:auto-text-indent="false" style:writing-mode="lr-tb"/>
      <style:text-properties style:font-name="Arial" officeooo:rsid="007d8a3c" officeooo:paragraph-rsid="007e9f1f"/>
    </style:style>
    <style:style style:name="P532" style:family="paragraph" style:parent-style-name="List_20_Paragraph" style:list-style-name="WWNum3aa">
      <style:paragraph-properties fo:margin-left="0cm" fo:margin-right="0cm" fo:line-height="107%" fo:text-indent="0cm" style:auto-text-indent="false" style:writing-mode="lr-tb"/>
      <style:text-properties fo:font-size="14pt" officeooo:paragraph-rsid="00cabb9a" style:font-size-asian="14pt" style:font-size-complex="14pt"/>
    </style:style>
    <style:style style:name="P533" style:family="paragraph" style:parent-style-name="List_20_Paragraph" style:list-style-name="WWNum3aa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c934b0"/>
    </style:style>
    <style:style style:name="P534" style:family="paragraph" style:parent-style-name="List_20_Paragraph" style:list-style-name="WWNum1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officeooo:paragraph-rsid="01c6b27f"/>
    </style:style>
    <style:style style:name="P535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0607f18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536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0612dcb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537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538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065623b" officeooo:paragraph-rsid="011b7543" style:font-name-asian="Arial Nova" style:font-size-asian="12pt" style:font-weight-asian="normal" style:font-name-complex="Arial Nova" style:font-size-complex="12pt" style:font-weight-complex="normal"/>
    </style:style>
    <style:style style:name="P539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0685ca7" officeooo:paragraph-rsid="00aff0c7" style:font-name-asian="Arial Nova" style:font-size-asian="12pt" style:font-weight-asian="normal" style:font-name-complex="Arial Nova" style:font-size-complex="12pt" style:font-weight-complex="normal"/>
    </style:style>
    <style:style style:name="P540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rsid="00685ca7" officeooo:paragraph-rsid="00aff0c7" style:font-size-asian="12pt" style:font-weight-asian="normal" style:font-size-complex="12pt" style:font-weight-complex="normal"/>
    </style:style>
    <style:style style:name="P541" style:family="paragraph" style:parent-style-name="List_20_Paragraph" style:list-style-name="WWNum1aaaaaaaa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normal" officeooo:paragraph-rsid="007d8a3c" style:font-name-asian="UD Digi Kyokasho NK-B1" style:font-size-asian="12pt" style:font-weight-asian="normal" style:font-name-complex="UD Digi Kyokasho NK-B1" style:font-size-complex="12pt" style:font-weight-complex="normal"/>
    </style:style>
    <style:style style:name="P542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officeooo:rsid="00584773" officeooo:paragraph-rsid="00aff0c7" style:font-name-asian="UD Digi Kyokasho NK-B1" style:font-size-asian="12pt" style:font-name-complex="UD Digi Kyokasho NK-B1" style:font-size-complex="12pt"/>
    </style:style>
    <style:style style:name="P543" style:family="paragraph" style:parent-style-name="List_20_Paragraph" style:list-style-name="WWNum1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bold" officeooo:paragraph-rsid="01ba60c0" style:font-name-asian="UD Digi Kyokasho NK-B1" style:font-size-asian="12pt" style:font-weight-asian="bold" style:font-name-complex="UD Digi Kyokasho NK-B1" style:font-size-complex="12pt" style:font-weight-complex="bold"/>
    </style:style>
    <style:style style:name="P544" style:family="paragraph" style:parent-style-name="List_20_Paragraph" style:list-style-name="WWNum1aaaaaaaaaaaaaaaaaaaaaaaaaaaaaaaaaaaaaaaaaaaaaaaaaaaaaaaaaaaaaaaaaaaaa">
      <style:paragraph-properties fo:margin-left="0cm" fo:margin-right="0cm" fo:line-height="107%" fo:text-indent="0cm" style:auto-text-indent="false" style:writing-mode="lr-tb"/>
      <style:text-properties fo:color="#000000" loext:opacity="100%" style:font-name="Arial" fo:font-size="12pt" fo:font-weight="bold" officeooo:rsid="01cafff4" officeooo:paragraph-rsid="01cafff4" style:font-name-asian="UD Digi Kyokasho NK-B1" style:font-size-asian="12pt" style:font-weight-asian="bold" style:font-name-complex="UD Digi Kyokasho NK-B1" style:font-size-complex="12pt" style:font-weight-complex="bold"/>
    </style:style>
    <style:style style:name="P545" style:family="paragraph" style:parent-style-name="List_20_Paragraph" style:list-style-name="WWNum1a">
      <style:paragraph-properties fo:margin-left="0cm" fo:margin-right="0cm" fo:line-height="107%" fo:text-indent="0cm" style:auto-text-indent="false" style:writing-mode="lr-tb"/>
      <style:text-properties fo:font-weight="normal" officeooo:paragraph-rsid="013d16c3" style:font-weight-asian="normal" style:font-weight-complex="normal"/>
    </style:style>
    <style:style style:name="P546" style:family="paragraph" style:parent-style-name="Standard" style:list-style-name="WWNum1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2pt" fo:font-weight="bold" officeooo:paragraph-rsid="00aff0c7" style:font-name-asian="Arial Nova" style:font-size-asian="10.5pt" style:font-weight-asian="bold" style:font-name-complex="Arial Nova" style:font-size-complex="12pt" style:font-weight-complex="bold"/>
    </style:style>
    <style:style style:name="P547" style:family="paragraph" style:parent-style-name="Standard">
      <style:paragraph-properties fo:text-align="center" style:justify-single-word="false"/>
      <style:text-properties style:font-name="Arial" fo:font-size="12pt" fo:font-weight="bold" officeooo:rsid="01c088bf" officeooo:paragraph-rsid="01c088bf" style:font-size-asian="12pt" style:font-size-complex="12pt"/>
    </style:style>
    <style:style style:name="P54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54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P55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2pt" fo:font-weight="bold" officeooo:rsid="019e0b0d" officeooo:paragraph-rsid="019e0b0d" style:font-name-asian="UD Digi Kyokasho NK-B1" style:font-size-asian="12pt" style:font-weight-asian="bold" style:font-name-complex="UD Digi Kyokasho NK-B1" style:font-size-complex="12pt" style:font-weight-complex="bold"/>
    </style:style>
    <style:style style:name="P551" style:family="paragraph" style:parent-style-name="Standard" style:list-style-name="WWNum1a">
      <style:paragraph-properties fo:margin-left="1.27cm" fo:margin-right="0cm" fo:line-height="107%" fo:text-indent="-0.635cm" style:auto-text-indent="false" style:writing-mode="lr-tb"/>
      <style:text-properties style:font-name="Arial" fo:font-size="12pt" officeooo:paragraph-rsid="00aff0c7" style:font-name-asian="Arial Nova" style:font-size-asian="12pt" style:font-name-complex="Arial Nova" style:font-size-complex="12pt"/>
    </style:style>
    <style:style style:name="P552" style:family="paragraph" style:parent-style-name="Standard" style:list-style-name="WWNum1a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Arial" fo:font-size="18pt" fo:font-weight="bold" officeooo:rsid="005c9159" officeooo:paragraph-rsid="00d256e5" style:font-name-asian="Arial Nova" style:font-size-asian="18pt" style:font-weight-asian="bold" style:font-name-complex="Arial Nova" style:font-size-complex="18pt" style:font-weight-complex="bold"/>
    </style:style>
    <style:style style:name="P553" style:family="paragraph" style:parent-style-name="Standard" style:list-style-name="WWNum1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24pt" officeooo:paragraph-rsid="00d256e5" style:font-name-asian="Arial Nova" style:font-size-asian="24pt" style:font-name-complex="Arial Nova" style:font-size-complex="24pt"/>
    </style:style>
    <style:style style:name="P554" style:family="paragraph" style:parent-style-name="Standard" style:list-style-name="WWNum1a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Arial" fo:font-size="24pt" fo:font-weight="bold" officeooo:paragraph-rsid="00aff0c7" style:font-name-asian="Arial Nova" style:font-size-asian="24pt" style:font-weight-asian="bold" style:font-name-complex="Arial Nova" style:font-size-complex="24pt" style:font-weight-complex="bold"/>
    </style:style>
    <style:style style:name="P555" style:family="paragraph" style:parent-style-name="Standard">
      <style:text-properties style:font-name="Arial" fo:font-weight="bold" officeooo:paragraph-rsid="021f86a2" style:font-weight-asian="bold" style:font-weight-complex="bold"/>
    </style:style>
    <style:style style:name="P556" style:family="paragraph" style:parent-style-name="Standard">
      <style:text-properties style:font-name="Arial" fo:font-weight="bold" officeooo:paragraph-rsid="02206536" style:font-weight-asian="bold" style:font-weight-complex="bold"/>
    </style:style>
    <style:style style:name="P55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fo:color="#000000" loext:opacity="100%" style:font-name="Arial" fo:font-size="12pt" fo:font-weight="bold" officeooo:rsid="021c4681" officeooo:paragraph-rsid="021c4681" style:font-name-asian="UD Digi Kyokasho NK-B1" style:font-size-asian="12pt" style:font-weight-asian="bold" style:font-name-complex="UD Digi Kyokasho NK-B1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size="18pt" fo:font-weight="bold" officeooo:rsid="004ac31a" style:font-size-asian="18pt" style:font-weight-asian="bold" style:font-size-complex="18pt" style:font-weight-complex="bold"/>
    </style:style>
    <style:style style:name="T4" style:family="text">
      <style:text-properties style:font-name="Arial" fo:font-size="18pt" fo:font-weight="bold" officeooo:rsid="00565f2f" style:font-size-asian="18pt" style:font-weight-asian="bold" style:font-size-complex="18pt" style:font-weight-complex="bold"/>
    </style:style>
    <style:style style:name="T5" style:family="text">
      <style:text-properties style:font-name="Arial" fo:font-size="18pt" fo:font-weight="bold" officeooo:rsid="006eda2b" style:font-size-asian="18pt" style:font-weight-asian="bold" style:font-size-complex="18pt" style:font-weight-complex="bold"/>
    </style:style>
    <style:style style:name="T6" style:family="text">
      <style:text-properties style:font-name="Arial" fo:font-size="18pt" fo:font-weight="bold" officeooo:rsid="00e9a814" style:font-size-asian="18pt" style:font-weight-asian="bold" style:font-size-complex="18pt" style:font-weight-complex="bold"/>
    </style:style>
    <style:style style:name="T7" style:family="text">
      <style:text-properties style:font-name="Arial" fo:font-size="12pt" fo:font-weight="normal" style:font-name-asian="Arial Nova" style:font-size-asian="12pt" style:font-weight-asian="normal" style:font-name-complex="Arial Nova" style:font-size-complex="12pt" style:font-weight-complex="normal"/>
    </style:style>
    <style:style style:name="T8" style:family="text">
      <style:text-properties style:font-name="Arial" fo:font-size="12pt" fo:font-weight="normal" officeooo:rsid="00761287" style:font-name-asian="Arial Nova" style:font-size-asian="12pt" style:font-weight-asian="normal" style:font-name-complex="Arial Nova" style:font-size-complex="12pt" style:font-weight-complex="normal"/>
    </style:style>
    <style:style style:name="T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7abe08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4314ef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bold" style:font-name-asian="Arial Nova" style:font-size-asian="12pt" style:font-weight-asian="bold" style:font-name-complex="Arial Nova" style:font-size-complex="12pt" style:font-weight-complex="bold"/>
    </style:style>
    <style:style style:name="T13" style:family="text">
      <style:text-properties style:font-name="Arial" fo:font-size="12pt" fo:font-weight="bold" officeooo:rsid="00761287" style:font-name-asian="Arial Nova" style:font-size-asian="12pt" style:font-weight-asian="bold" style:font-name-complex="Arial Nova" style:font-size-complex="12pt" style:font-weight-complex="bold"/>
    </style:style>
    <style:style style:name="T14" style:family="text">
      <style:text-properties style:font-name="Arial" fo:font-size="12pt" fo:font-weight="bold" officeooo:rsid="007abe08" style:font-size-asian="12pt" style:font-weight-asian="bold" style:font-size-complex="12pt" style:font-weight-complex="bold"/>
    </style:style>
    <style:style style:name="T15" style:family="text">
      <style:text-properties style:font-name="Arial" fo:font-size="14pt" style:font-size-asian="14pt" style:font-size-complex="14pt"/>
    </style:style>
    <style:style style:name="T16" style:family="text">
      <style:text-properties style:font-name="Arial" fo:font-size="14pt" officeooo:rsid="01695cb9" style:font-size-asian="14pt" style:font-size-complex="14pt"/>
    </style:style>
    <style:style style:name="T17" style:family="text">
      <style:text-properties style:font-name="Arial" fo:font-size="14pt" fo:font-weight="bold" officeooo:rsid="00cdae14" style:font-size-asian="14pt" style:font-weight-asian="bold" style:font-size-complex="14pt" style:font-weight-complex="bold"/>
    </style:style>
    <style:style style:name="T18" style:family="text">
      <style:text-properties style:font-name="Arial" fo:font-size="14pt" fo:font-weight="bold" officeooo:rsid="004ac31a" style:font-size-asian="14pt" style:font-weight-asian="bold" style:font-size-complex="14pt" style:font-weight-complex="bold"/>
    </style:style>
    <style:style style:name="T19" style:family="text">
      <style:text-properties style:font-name="Arial" fo:font-size="14pt" fo:font-weight="bold" officeooo:rsid="00c7b20f" style:font-name-asian="Arial Nova" style:font-size-asian="14pt" style:font-weight-asian="bold" style:font-name-complex="Arial Nova" style:font-size-complex="14pt" style:font-weight-complex="bold"/>
    </style:style>
    <style:style style:name="T20" style:family="text">
      <style:text-properties style:font-name="Arial" fo:font-size="14pt" fo:font-weight="normal" officeooo:rsid="015264ab" style:font-size-asian="14pt" style:font-weight-asian="normal" style:font-size-complex="14pt" style:font-weight-complex="normal"/>
    </style:style>
    <style:style style:name="T21" style:family="text">
      <style:text-properties style:font-name="Arial" fo:font-size="14pt" fo:font-weight="normal" officeooo:rsid="0162940e" style:font-size-asian="14pt" style:font-weight-asian="normal" style:font-size-complex="14pt" style:font-weight-complex="normal"/>
    </style:style>
    <style:style style:name="T22" style:family="text">
      <style:text-properties style:font-name="Arial" fo:font-size="14pt" fo:font-weight="normal" officeooo:rsid="00c7b20f" style:font-name-asian="Arial Nova" style:font-size-asian="14pt" style:font-weight-asian="normal" style:font-name-complex="Arial Nova" style:font-size-complex="14pt" style:font-weight-complex="normal"/>
    </style:style>
    <style:style style:name="T23" style:family="text">
      <style:text-properties style:font-name="Arial" fo:font-size="14pt" fo:font-weight="normal" officeooo:rsid="0162940e" style:font-name-asian="Arial Nova" style:font-size-asian="14pt" style:font-weight-asian="normal" style:font-name-complex="Arial Nova" style:font-size-complex="14pt" style:font-weight-complex="normal"/>
    </style:style>
    <style:style style:name="T24" style:family="text">
      <style:text-properties style:font-name="Arial" fo:font-size="14pt" fo:font-weight="normal" officeooo:rsid="014ddab1" style:font-name-asian="Arial Nova" style:font-size-asian="14pt" style:font-weight-asian="normal" style:font-name-complex="Arial Nova" style:font-size-complex="14pt" style:font-weight-complex="normal"/>
    </style:style>
    <style:style style:name="T25" style:family="text">
      <style:text-properties style:font-name="Arial" fo:font-weight="bold" officeooo:rsid="00c55ae6" style:font-name-asian="Arial Nova" style:font-weight-asian="bold" style:font-name-complex="Arial Nova" style:font-weight-complex="bold"/>
    </style:style>
    <style:style style:name="T26" style:family="text">
      <style:text-properties style:font-name="Arial" fo:font-weight="bold" officeooo:rsid="00cad8e9" style:font-name-asian="Arial Nova" style:font-weight-asian="bold" style:font-name-complex="Arial Nova" style:font-weight-complex="bold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font-weight="bold" officeooo:rsid="00c36de8" style:font-weight-asian="bold" style:font-weight-complex="bold"/>
    </style:style>
    <style:style style:name="T29" style:family="text">
      <style:text-properties style:font-name="Arial" fo:font-weight="bold" officeooo:rsid="011901b0" style:font-weight-asian="bold" style:font-weight-complex="bold"/>
    </style:style>
    <style:style style:name="T30" style:family="text">
      <style:text-properties style:font-name="Arial" officeooo:rsid="01258c97"/>
    </style:style>
    <style:style style:name="T31" style:family="text">
      <style:text-properties style:font-name="Arial" officeooo:rsid="021927e6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761287" style:font-weight-asian="bold" style:font-weight-complex="bold"/>
    </style:style>
    <style:style style:name="T35" style:family="text">
      <style:text-properties fo:font-weight="bold" officeooo:rsid="007e9f1f" style:font-weight-asian="bold" style:font-weight-complex="bold"/>
    </style:style>
    <style:style style:name="T36" style:family="text">
      <style:text-properties fo:font-weight="bold" officeooo:rsid="00584773" style:font-weight-asian="bold" style:font-weight-complex="bold"/>
    </style:style>
    <style:style style:name="T37" style:family="text">
      <style:text-properties fo:font-weight="bold" officeooo:rsid="001f2e8f" style:font-weight-asian="bold" style:font-weight-complex="bold"/>
    </style:style>
    <style:style style:name="T38" style:family="text">
      <style:text-properties fo:font-weight="bold" officeooo:rsid="00aff0c7" style:font-weight-asian="bold" style:font-weight-complex="bold"/>
    </style:style>
    <style:style style:name="T39" style:family="text">
      <style:text-properties fo:font-weight="bold" officeooo:rsid="00ab5261" style:font-weight-asian="bold" style:font-weight-complex="bold"/>
    </style:style>
    <style:style style:name="T40" style:family="text">
      <style:text-properties fo:font-weight="bold" officeooo:rsid="011156e7" style:font-weight-asian="bold" style:font-weight-complex="bold"/>
    </style:style>
    <style:style style:name="T41" style:family="text">
      <style:text-properties fo:font-weight="bold" officeooo:rsid="011b7543" style:font-weight-asian="bold" style:font-weight-complex="bold"/>
    </style:style>
    <style:style style:name="T42" style:family="text">
      <style:text-properties fo:font-weight="bold" officeooo:rsid="0065623b" style:font-weight-asian="bold" style:font-weight-complex="bold"/>
    </style:style>
    <style:style style:name="T43" style:family="text">
      <style:text-properties fo:font-weight="bold" officeooo:rsid="00c36de8" style:font-weight-asian="bold" style:font-weight-complex="bold"/>
    </style:style>
    <style:style style:name="T44" style:family="text">
      <style:text-properties fo:font-weight="bold" officeooo:rsid="011e183f" style:font-weight-asian="bold" style:font-weight-complex="bold"/>
    </style:style>
    <style:style style:name="T45" style:family="text">
      <style:text-properties fo:font-weight="bold" officeooo:rsid="01400876" style:font-weight-asian="bold" style:font-weight-complex="bold"/>
    </style:style>
    <style:style style:name="T46" style:family="text">
      <style:text-properties fo:font-weight="bold" officeooo:rsid="015264ab" style:font-weight-asian="bold" style:font-weight-complex="bold"/>
    </style:style>
    <style:style style:name="T47" style:family="text">
      <style:text-properties fo:font-weight="bold" officeooo:rsid="01126f90" style:font-weight-asian="bold" style:font-weight-complex="bold"/>
    </style:style>
    <style:style style:name="T48" style:family="text">
      <style:text-properties fo:font-weight="bold" officeooo:rsid="0162940e" style:font-weight-asian="bold" style:font-weight-complex="bold"/>
    </style:style>
    <style:style style:name="T49" style:family="text">
      <style:text-properties fo:font-weight="bold" officeooo:rsid="01639f4b" style:font-weight-asian="bold" style:font-weight-complex="bold"/>
    </style:style>
    <style:style style:name="T50" style:family="text">
      <style:text-properties fo:font-weight="bold" officeooo:rsid="01c8d56d" style:font-weight-asian="bold" style:font-weight-complex="bold"/>
    </style:style>
    <style:style style:name="T51" style:family="text">
      <style:text-properties fo:font-weight="bold" officeooo:rsid="01c9e2c0" style:font-weight-asian="bold" style:font-weight-complex="bold"/>
    </style:style>
    <style:style style:name="T52" style:family="text">
      <style:text-properties fo:font-weight="bold" officeooo:rsid="01caf851" style:font-weight-asian="bold" style:font-weight-complex="bold"/>
    </style:style>
    <style:style style:name="T53" style:family="text">
      <style:text-properties fo:font-weight="bold" officeooo:rsid="01cd1899" style:font-weight-asian="bold" style:font-weight-complex="bold"/>
    </style:style>
    <style:style style:name="T54" style:family="text">
      <style:text-properties fo:font-weight="bold" officeooo:rsid="020c0f0b" style:font-weight-asian="bold" style:font-weight-complex="bold"/>
    </style:style>
    <style:style style:name="T55" style:family="text">
      <style:text-properties fo:font-weight="bold" officeooo:rsid="021927e6" style:font-weight-asian="bold" style:font-weight-complex="bold"/>
    </style:style>
    <style:style style:name="T56" style:family="text">
      <style:text-properties fo:font-weight="bold" style:font-name-asian="Arial Nova" style:font-weight-asian="bold" style:font-name-complex="Arial Nova" style:font-weight-complex="bold"/>
    </style:style>
    <style:style style:name="T57" style:family="text">
      <style:text-properties fo:font-weight="bold" officeooo:rsid="00729dab" style:font-name-asian="Arial Nova" style:font-weight-asian="bold" style:font-name-complex="Arial Nova" style:font-weight-complex="bold"/>
    </style:style>
    <style:style style:name="T58" style:family="text">
      <style:text-properties fo:font-weight="bold" officeooo:rsid="00c36de8" style:font-name-asian="Arial Nova" style:font-weight-asian="bold" style:font-name-complex="Arial Nova" style:font-weight-complex="bold"/>
    </style:style>
    <style:style style:name="T59" style:family="text">
      <style:text-properties fo:font-weight="bold" officeooo:rsid="01126f90" style:font-name-asian="Arial Nova" style:font-weight-asian="bold" style:font-name-complex="Arial Nova" style:font-weight-complex="bold"/>
    </style:style>
    <style:style style:name="T60" style:family="text">
      <style:text-properties fo:font-weight="bold" officeooo:rsid="00c7b20f" style:font-name-asian="Arial Nova" style:font-weight-asian="bold" style:font-name-complex="Arial Nova" style:font-weight-complex="bold"/>
    </style:style>
    <style:style style:name="T61" style:family="text">
      <style:text-properties fo:font-weight="bold" officeooo:rsid="015264ab" style:font-name-asian="Arial Nova" style:font-weight-asian="bold" style:font-name-complex="Arial Nova" style:font-weight-complex="bold"/>
    </style:style>
    <style:style style:name="T62" style:family="text">
      <style:text-properties fo:font-weight="bold" officeooo:rsid="021927e6" style:font-name-asian="Arial Nova" style:font-weight-asian="bold" style:font-name-complex="Arial Nova" style:font-weight-complex="bold"/>
    </style:style>
    <style:style style:name="T63" style:family="text">
      <style:text-properties fo:font-weight="bold" style:font-name-asian="UD Digi Kyokasho NK-B1" style:font-weight-asian="bold" style:font-name-complex="UD Digi Kyokasho NK-B1" style:font-weight-complex="bold"/>
    </style:style>
    <style:style style:name="T64" style:family="text">
      <style:text-properties fo:font-weight="bold" officeooo:rsid="00598680" style:font-name-asian="UD Digi Kyokasho NK-B1" style:font-weight-asian="bold" style:font-name-complex="UD Digi Kyokasho NK-B1" style:font-weight-complex="bold"/>
    </style:style>
    <style:style style:name="T65" style:family="text">
      <style:text-properties fo:color="#00bfff" loext:opacity="100%" style:text-underline-style="none" fo:font-weight="bold" style:font-weight-asian="bold" style:font-weight-complex="bold"/>
    </style:style>
    <style:style style:name="T66" style:family="text">
      <style:text-properties fo:color="#00bfff" loext:opacity="100%" style:text-underline-style="none" fo:font-weight="bold" officeooo:rsid="0043d248" style:font-weight-asian="bold" style:font-weight-complex="bold"/>
    </style:style>
    <style:style style:name="T67" style:family="text">
      <style:text-properties fo:color="#00bfff" loext:opacity="100%" style:text-underline-style="none" fo:font-weight="bold" officeooo:rsid="010e841f" style:font-weight-asian="bold" style:font-weight-complex="bold"/>
    </style:style>
    <style:style style:name="T68" style:family="text">
      <style:text-properties fo:color="#00bfff" loext:opacity="100%" style:text-underline-style="none" fo:font-weight="bold" officeooo:rsid="010f7ff0" style:font-weight-asian="bold" style:font-weight-complex="bold"/>
    </style:style>
    <style:style style:name="T69" style:family="text">
      <style:text-properties fo:color="#00bfff" loext:opacity="100%" style:font-name="Arial" fo:font-size="18pt" style:text-underline-style="none" fo:font-weight="bold" officeooo:rsid="00514929" style:font-size-asian="18pt" style:font-weight-asian="bold" style:font-size-complex="18pt" style:font-weight-complex="bold"/>
    </style:style>
    <style:style style:name="T70" style:family="text">
      <style:text-properties fo:color="#00bfff" loext:opacity="100%" style:font-name="Arial" fo:font-size="18pt" style:text-underline-style="none" fo:font-weight="bold" officeooo:rsid="01400876" style:font-size-asian="18pt" style:font-weight-asian="bold" style:font-size-complex="18pt" style:font-weight-complex="bold"/>
    </style:style>
    <style:style style:name="T71" style:family="text">
      <style:text-properties fo:color="#00bfff" loext:opacity="100%" style:font-name="Arial" fo:font-size="18pt" style:text-underline-style="none" fo:font-weight="bold" officeooo:rsid="004f9b6f" style:font-name-asian="UD Digi Kyokasho NK-B1" style:font-size-asian="18pt" style:font-weight-asian="bold" style:font-name-complex="UD Digi Kyokasho NK-B1" style:font-size-complex="18pt" style:font-weight-complex="bold"/>
    </style:style>
    <style:style style:name="T72" style:family="text">
      <style:text-properties fo:color="#00bfff" loext:opacity="100%" style:font-name="Arial" fo:font-size="18pt" style:text-underline-style="none" fo:font-weight="bold" officeooo:rsid="01400876" style:font-name-asian="UD Digi Kyokasho NK-B1" style:font-size-asian="18pt" style:font-weight-asian="bold" style:font-name-complex="UD Digi Kyokasho NK-B1" style:font-size-complex="18pt" style:font-weight-complex="bold"/>
    </style:style>
    <style:style style:name="T73" style:family="text">
      <style:text-properties fo:color="#00bfff" loext:opacity="100%" style:font-name="Arial" fo:font-size="18pt" style:text-underline-style="none" fo:font-weight="normal" officeooo:rsid="004f9b6f" style:font-name-asian="UD Digi Kyokasho NK-B1" style:font-size-asian="18pt" style:font-weight-asian="normal" style:font-name-complex="UD Digi Kyokasho NK-B1" style:font-size-complex="18pt" style:font-weight-complex="normal"/>
    </style:style>
    <style:style style:name="T74" style:family="text">
      <style:text-properties fo:color="#00bfff" loext:opacity="100%" style:font-name="Arial" fo:font-size="12pt" style:text-underline-style="none" fo:font-weight="bold" style:font-size-asian="12pt" style:font-weight-asian="bold" style:font-size-complex="12pt" style:font-weight-complex="bold"/>
    </style:style>
    <style:style style:name="T75" style:family="text">
      <style:text-properties fo:color="#00bfff" loext:opacity="100%" style:font-name="Arial" fo:font-size="12pt" style:text-underline-style="none" fo:font-weight="bold" officeooo:rsid="00514929" style:font-size-asian="12pt" style:font-weight-asian="bold" style:font-size-complex="12pt" style:font-weight-complex="bold"/>
    </style:style>
    <style:style style:name="T76" style:family="text">
      <style:text-properties fo:color="#00bfff" loext:opacity="100%" style:font-name="Arial" fo:font-size="12pt" style:text-underline-style="none" fo:font-weight="bold" officeooo:rsid="010e841f" style:font-size-asian="12pt" style:font-weight-asian="bold" style:font-size-complex="12pt" style:font-weight-complex="bold"/>
    </style:style>
    <style:style style:name="T77" style:family="text">
      <style:text-properties fo:color="#00bfff" loext:opacity="100%" fo:font-size="18pt" style:text-underline-style="none" fo:font-weight="bold" officeooo:rsid="004f9b6f" style:font-size-asian="15.75pt" style:font-weight-asian="bold" style:font-size-complex="18pt" style:font-weight-complex="bold"/>
    </style:style>
    <style:style style:name="T78" style:family="text">
      <style:text-properties fo:color="#00bfff" loext:opacity="100%" fo:font-size="18pt" style:text-underline-style="none" fo:font-weight="bold" officeooo:rsid="01400876" style:font-size-asian="15.75pt" style:font-weight-asian="bold" style:font-size-complex="18pt" style:font-weight-complex="bold"/>
    </style:style>
    <style:style style:name="T79" style:family="text">
      <style:text-properties fo:color="#00bfff" loext:opacity="100%" fo:font-weight="bold" officeooo:rsid="004f9b6f" style:font-weight-asian="bold" style:font-weight-complex="bold"/>
    </style:style>
    <style:style style:name="T80" style:family="text">
      <style:text-properties fo:color="#00bfff" loext:opacity="100%" fo:font-size="12pt" style:text-underline-style="none" fo:font-weight="bold" officeooo:rsid="004f9b6f" style:font-size-asian="12pt" style:font-weight-asian="bold" style:font-size-complex="12pt" style:font-weight-complex="bold"/>
    </style:style>
    <style:style style:name="T81" style:family="text">
      <style:text-properties fo:color="#00bfff" loext:opacity="100%" fo:font-size="12pt" style:text-underline-style="none" fo:font-weight="bold" officeooo:rsid="01400876" style:font-size-asian="12pt" style:font-weight-asian="bold" style:font-size-complex="12pt" style:font-weight-complex="bold"/>
    </style:style>
    <style:style style:name="T82" style:family="text">
      <style:text-properties fo:color="#00bfff" loext:opacity="100%" fo:language="pt" fo:country="BR" style:text-underline-style="none"/>
    </style:style>
    <style:style style:name="T83" style:family="text">
      <style:text-properties fo:color="#00bfff" loext:opacity="100%" fo:language="pt" fo:country="BR" style:text-underline-style="none" fo:font-weight="bold" style:font-weight-asian="bold" style:font-weight-complex="bold"/>
    </style:style>
    <style:style style:name="T84" style:family="text">
      <style:text-properties fo:color="#00bfff" loext:opacity="100%" fo:language="pt" fo:country="BR" style:text-underline-style="none" fo:font-weight="bold" officeooo:rsid="00e8e0c5" style:font-weight-asian="bold" style:font-weight-complex="bold"/>
    </style:style>
    <style:style style:name="T85" style:family="text">
      <style:text-properties fo:color="#00bfff" loext:opacity="100%" fo:language="pt" fo:country="BR" style:text-underline-style="none" fo:font-weight="bold" officeooo:rsid="00e8e0c5" style:font-name-asian="UD Digi Kyokasho NK-B1" style:font-weight-asian="bold" style:font-name-complex="UD Digi Kyokasho NK-B1" style:font-weight-complex="bold"/>
    </style:style>
    <style:style style:name="T86" style:family="text">
      <style:text-properties fo:color="#00bfff" loext:opacity="100%" fo:language="pt" fo:country="BR" style:text-underline-style="none" officeooo:rsid="00e8e0c5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style:font-name="Arial" fo:font-size="12pt" fo:font-weight="bold" officeooo:rsid="00729dab" style:font-name-asian="Arial Nova" style:font-size-asian="12pt" style:font-weight-asian="bold" style:font-name-complex="Arial Nova" style:font-size-complex="12pt" style:font-weight-complex="bold"/>
    </style:style>
    <style:style style:name="T89" style:family="text">
      <style:text-properties fo:color="#000000" loext:opacity="100%" style:font-name="Arial" fo:font-size="12pt" fo:font-weight="bold" officeooo:rsid="0065623b" style:font-name-asian="Arial Nova" style:font-size-asian="12pt" style:font-weight-asian="bold" style:font-name-complex="Arial Nova" style:font-size-complex="12pt" style:font-weight-complex="bold"/>
    </style:style>
    <style:style style:name="T90" style:family="text">
      <style:text-properties fo:color="#00000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T91" style:family="text">
      <style:text-properties fo:color="#000000" loext:opacity="100%" style:font-name="Arial" fo:font-size="12pt" fo:font-weight="bold" officeooo:rsid="00729dab" style:font-name-asian="UD Digi Kyokasho NK-B1" style:font-size-asian="12pt" style:font-weight-asian="bold" style:font-name-complex="UD Digi Kyokasho NK-B1" style:font-size-complex="12pt" style:font-weight-complex="bold"/>
    </style:style>
    <style:style style:name="T92" style:family="text">
      <style:text-properties fo:color="#000000" loext:opacity="100%" style:font-name="Arial" fo:font-size="12pt" fo:font-weight="bold" officeooo:rsid="007abe08" style:font-name-asian="UD Digi Kyokasho NK-B1" style:font-size-asian="12pt" style:font-weight-asian="bold" style:font-name-complex="UD Digi Kyokasho NK-B1" style:font-size-complex="12pt" style:font-weight-complex="bold"/>
    </style:style>
    <style:style style:name="T93" style:family="text">
      <style:text-properties fo:color="#000000" loext:opacity="100%" style:font-name="Arial" fo:font-size="12pt" fo:font-weight="normal" officeooo:rsid="00729dab" style:font-name-asian="Arial Nova" style:font-size-asian="12pt" style:font-weight-asian="normal" style:font-name-complex="Arial Nova" style:font-size-complex="12pt" style:font-weight-complex="normal"/>
    </style:style>
    <style:style style:name="T94" style:family="text">
      <style:text-properties fo:color="#000000" loext:opacity="100%" style:font-name="Arial" fo:font-size="12pt" fo:font-weight="normal" officeooo:rsid="0065623b" style:font-name-asian="Arial Nova" style:font-size-asian="12pt" style:font-weight-asian="normal" style:font-name-complex="Arial Nova" style:font-size-complex="12pt" style:font-weight-complex="normal"/>
    </style:style>
    <style:style style:name="T95" style:family="text">
      <style:text-properties fo:color="#000000" loext:opacity="100%" style:font-name="Arial" fo:font-size="12pt" fo:font-weight="normal" style:font-name-asian="UD Digi Kyokasho NK-B1" style:font-size-asian="12pt" style:font-weight-asian="normal" style:font-name-complex="UD Digi Kyokasho NK-B1" style:font-size-complex="12pt" style:font-weight-complex="normal"/>
    </style:style>
    <style:style style:name="T96" style:family="text">
      <style:text-properties fo:color="#000000" loext:opacity="100%" style:font-name="Arial" fo:font-size="12pt" fo:font-weight="normal" officeooo:rsid="00729dab" style:font-name-asian="UD Digi Kyokasho NK-B1" style:font-size-asian="12pt" style:font-weight-asian="normal" style:font-name-complex="UD Digi Kyokasho NK-B1" style:font-size-complex="12pt" style:font-weight-complex="normal"/>
    </style:style>
    <style:style style:name="T97" style:family="text">
      <style:text-properties fo:color="#000000" loext:opacity="100%" style:font-name="Arial" fo:font-size="12pt" fo:font-weight="normal" officeooo:rsid="007abe08" style:font-name-asian="UD Digi Kyokasho NK-B1" style:font-size-asian="12pt" style:font-weight-asian="normal" style:font-name-complex="UD Digi Kyokasho NK-B1" style:font-size-complex="12pt" style:font-weight-complex="normal"/>
    </style:style>
    <style:style style:name="T98" style:family="text">
      <style:text-properties fo:color="#000000" loext:opacity="100%" style:text-underline-style="none" officeooo:rsid="0043d248"/>
    </style:style>
    <style:style style:name="T99" style:family="text">
      <style:text-properties fo:color="#000000" loext:opacity="100%" fo:font-weight="bold" style:font-weight-asian="bold" style:font-weight-complex="bold"/>
    </style:style>
    <style:style style:name="T100" style:family="text">
      <style:text-properties fo:color="#000000" loext:opacity="100%" fo:font-weight="bold" officeooo:rsid="001f2e8f" style:font-weight-asian="bold" style:font-weight-complex="bold"/>
    </style:style>
    <style:style style:name="T101" style:family="text">
      <style:text-properties fo:color="#000000" loext:opacity="100%" fo:font-weight="bold" officeooo:rsid="004f9b6f" style:font-weight-asian="bold" style:font-weight-complex="bold"/>
    </style:style>
    <style:style style:name="T102" style:family="text">
      <style:text-properties fo:color="#000000" loext:opacity="100%" fo:font-weight="bold" officeooo:rsid="00f1942b" style:font-weight-asian="bold" style:font-weight-complex="bold"/>
    </style:style>
    <style:style style:name="T103" style:family="text">
      <style:text-properties fo:color="#000000" loext:opacity="100%" fo:font-weight="bold" officeooo:rsid="0065623b" style:font-weight-asian="bold" style:font-weight-complex="bold"/>
    </style:style>
    <style:style style:name="T104" style:family="text">
      <style:text-properties fo:color="#000000" loext:opacity="100%" fo:font-weight="bold" officeooo:rsid="00584773" style:font-weight-asian="bold" style:font-weight-complex="bold"/>
    </style:style>
    <style:style style:name="T105" style:family="text">
      <style:text-properties fo:color="#000000" loext:opacity="100%" fo:font-weight="bold" officeooo:rsid="00674331" style:font-weight-asian="bold" style:font-weight-complex="bold"/>
    </style:style>
    <style:style style:name="T106" style:family="text">
      <style:text-properties fo:color="#000000" loext:opacity="100%" fo:font-weight="bold" officeooo:rsid="013e2f96" style:font-weight-asian="bold" style:font-weight-complex="bold"/>
    </style:style>
    <style:style style:name="T107" style:family="text">
      <style:text-properties fo:color="#000000" loext:opacity="100%" fo:font-weight="bold" style:font-name-asian="UD Digi Kyokasho NK-B1" style:font-weight-asian="bold" style:font-name-complex="UD Digi Kyokasho NK-B1" style:font-weight-complex="bold"/>
    </style:style>
    <style:style style:name="T108" style:family="text">
      <style:text-properties fo:color="#000000" loext:opacity="100%" fo:font-weight="bold" officeooo:rsid="0081930b" style:font-name-asian="UD Digi Kyokasho NK-B1" style:font-weight-asian="bold" style:font-name-complex="UD Digi Kyokasho NK-B1" style:font-weight-complex="bold"/>
    </style:style>
    <style:style style:name="T109" style:family="text">
      <style:text-properties fo:color="#000000" loext:opacity="100%" fo:font-weight="bold" officeooo:rsid="00584773" style:font-name-asian="UD Digi Kyokasho NK-B1" style:font-weight-asian="bold" style:font-name-complex="UD Digi Kyokasho NK-B1" style:font-weight-complex="bold"/>
    </style:style>
    <style:style style:name="T110" style:family="text">
      <style:text-properties fo:color="#000000" loext:opacity="100%" fo:font-weight="bold" officeooo:rsid="0063d810" style:font-name-asian="UD Digi Kyokasho NK-B1" style:font-weight-asian="bold" style:font-name-complex="UD Digi Kyokasho NK-B1" style:font-weight-complex="bold"/>
    </style:style>
    <style:style style:name="T111" style:family="text">
      <style:text-properties fo:color="#000000" loext:opacity="100%" fo:font-weight="bold" officeooo:rsid="001f2e8f" style:font-name-asian="UD Digi Kyokasho NK-B1" style:font-weight-asian="bold" style:font-name-complex="UD Digi Kyokasho NK-B1" style:font-weight-complex="bold"/>
    </style:style>
    <style:style style:name="T112" style:family="text">
      <style:text-properties fo:color="#000000" loext:opacity="100%" fo:font-weight="bold" officeooo:rsid="00598680" style:font-name-asian="UD Digi Kyokasho NK-B1" style:font-weight-asian="bold" style:font-name-complex="UD Digi Kyokasho NK-B1" style:font-weight-complex="bold"/>
    </style:style>
    <style:style style:name="T113" style:family="text">
      <style:text-properties fo:color="#000000" loext:opacity="100%" fo:font-weight="bold" officeooo:rsid="00f02f57" style:font-name-asian="UD Digi Kyokasho NK-B1" style:font-weight-asian="bold" style:font-name-complex="UD Digi Kyokasho NK-B1" style:font-weight-complex="bold"/>
    </style:style>
    <style:style style:name="T114" style:family="text">
      <style:text-properties fo:color="#000000" loext:opacity="100%" fo:font-weight="bold" officeooo:rsid="0065623b" style:font-name-asian="UD Digi Kyokasho NK-B1" style:font-weight-asian="bold" style:font-name-complex="UD Digi Kyokasho NK-B1" style:font-weight-complex="bold"/>
    </style:style>
    <style:style style:name="T115" style:family="text">
      <style:text-properties fo:color="#000000" loext:opacity="100%" fo:font-weight="bold" officeooo:rsid="015264ab" style:font-name-asian="UD Digi Kyokasho NK-B1" style:font-weight-asian="bold" style:font-name-complex="UD Digi Kyokasho NK-B1" style:font-weight-complex="bold"/>
    </style:style>
    <style:style style:name="T116" style:family="text">
      <style:text-properties fo:color="#000000" loext:opacity="100%" fo:font-weight="bold" officeooo:rsid="00584773" style:font-name-asian="Arial Nova" style:font-weight-asian="bold" style:font-name-complex="Arial Nova" style:font-weight-complex="bold"/>
    </style:style>
    <style:style style:name="T117" style:family="text">
      <style:text-properties fo:color="#000000" loext:opacity="100%" fo:font-size="12pt" style:font-name-asian="UD Digi Kyokasho NK-B1" style:font-size-asian="12pt" style:font-name-complex="UD Digi Kyokasho NK-B1" style:font-size-complex="12pt"/>
    </style:style>
    <style:style style:name="T118" style:family="text">
      <style:text-properties fo:color="#000000" loext:opacity="100%" fo:font-size="12pt" officeooo:rsid="00584773" style:font-name-asian="UD Digi Kyokasho NK-B1" style:font-size-asian="12pt" style:font-name-complex="UD Digi Kyokasho NK-B1" style:font-size-complex="12pt"/>
    </style:style>
    <style:style style:name="T119" style:family="text">
      <style:text-properties fo:color="#000000" loext:opacity="100%" fo:font-size="12pt" officeooo:rsid="0063d810" style:font-name-asian="UD Digi Kyokasho NK-B1" style:font-size-asian="12pt" style:font-name-complex="UD Digi Kyokasho NK-B1" style:font-size-complex="12pt"/>
    </style:style>
    <style:style style:name="T120" style:family="text">
      <style:text-properties fo:color="#000000" loext:opacity="100%" fo:font-size="12pt" officeooo:rsid="00729dab" style:font-name-asian="UD Digi Kyokasho NK-B1" style:font-size-asian="12pt" style:font-name-complex="UD Digi Kyokasho NK-B1" style:font-size-complex="12pt"/>
    </style:style>
    <style:style style:name="T121" style:family="text">
      <style:text-properties fo:color="#000000" loext:opacity="100%" fo:font-size="12pt" officeooo:rsid="00f7a837" style:font-name-asian="UD Digi Kyokasho NK-B1" style:font-size-asian="12pt" style:font-name-complex="UD Digi Kyokasho NK-B1" style:font-size-complex="12pt"/>
    </style:style>
    <style:style style:name="T122" style:family="text">
      <style:text-properties fo:color="#000000" loext:opacity="100%" fo:font-size="12pt" officeooo:rsid="019f8f0c" style:font-name-asian="UD Digi Kyokasho NK-B1" style:font-size-asian="12pt" style:font-name-complex="UD Digi Kyokasho NK-B1" style:font-size-complex="12pt"/>
    </style:style>
    <style:style style:name="T123" style:family="text">
      <style:text-properties fo:color="#000000" loext:opacity="100%" fo:font-size="12pt" officeooo:rsid="01cfc431" style:font-name-asian="UD Digi Kyokasho NK-B1" style:font-size-asian="12pt" style:font-name-complex="UD Digi Kyokasho NK-B1" style:font-size-complex="12pt"/>
    </style:style>
    <style:style style:name="T124" style:family="text">
      <style:text-properties fo:color="#000000" loext:opacity="100%" fo:font-size="12pt" officeooo:rsid="01d3d965" style:font-name-asian="UD Digi Kyokasho NK-B1" style:font-size-asian="12pt" style:font-name-complex="UD Digi Kyokasho NK-B1" style:font-size-complex="12pt"/>
    </style:style>
    <style:style style:name="T125" style:family="text">
      <style:text-properties fo:color="#000000" loext:opacity="100%" fo:font-size="12pt" officeooo:rsid="020c0f0b" style:font-name-asian="UD Digi Kyokasho NK-B1" style:font-size-asian="12pt" style:font-name-complex="UD Digi Kyokasho NK-B1" style:font-size-complex="12pt"/>
    </style:style>
    <style:style style:name="T126" style:family="text">
      <style:text-properties fo:color="#000000" loext:opacity="100%" fo:font-size="12pt" style:font-name-asian="Arial Nova" style:font-size-asian="12pt" style:font-name-complex="Arial Nova" style:font-size-complex="12pt"/>
    </style:style>
    <style:style style:name="T127" style:family="text">
      <style:text-properties fo:color="#000000" loext:opacity="100%" fo:font-size="12pt" officeooo:rsid="00f7a837" style:font-name-asian="Arial Nova" style:font-size-asian="12pt" style:font-name-complex="Arial Nova" style:font-size-complex="12pt"/>
    </style:style>
    <style:style style:name="T128" style:family="text">
      <style:text-properties fo:color="#000000" loext:opacity="100%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T129" style:family="text">
      <style:text-properties fo:color="#000000" loext:opacity="100%" fo:font-size="12pt" fo:font-weight="bold" officeooo:rsid="00729dab" style:font-name-asian="UD Digi Kyokasho NK-B1" style:font-size-asian="12pt" style:font-weight-asian="bold" style:font-name-complex="UD Digi Kyokasho NK-B1" style:font-size-complex="12pt" style:font-weight-complex="bold"/>
    </style:style>
    <style:style style:name="T130" style:family="text">
      <style:text-properties fo:color="#000000" loext:opacity="100%" fo:font-size="12pt" fo:font-weight="bold" officeooo:rsid="00c7b20f" style:font-name-asian="UD Digi Kyokasho NK-B1" style:font-size-asian="12pt" style:font-weight-asian="bold" style:font-name-complex="UD Digi Kyokasho NK-B1" style:font-size-complex="12pt" style:font-weight-complex="bold"/>
    </style:style>
    <style:style style:name="T131" style:family="text">
      <style:text-properties fo:color="#000000" loext:opacity="100%" fo:font-size="12pt" fo:font-weight="bold" officeooo:rsid="01d3d965" style:font-name-asian="UD Digi Kyokasho NK-B1" style:font-size-asian="12pt" style:font-weight-asian="bold" style:font-name-complex="UD Digi Kyokasho NK-B1" style:font-size-complex="12pt" style:font-weight-complex="bold"/>
    </style:style>
    <style:style style:name="T132" style:family="text">
      <style:text-properties fo:color="#000000" loext:opacity="100%" fo:font-size="12pt" fo:font-weight="normal" style:font-name-asian="UD Digi Kyokasho NK-B1" style:font-size-asian="12pt" style:font-weight-asian="normal" style:font-name-complex="UD Digi Kyokasho NK-B1" style:font-size-complex="12pt" style:font-weight-complex="normal"/>
    </style:style>
    <style:style style:name="T133" style:family="text">
      <style:text-properties fo:color="#000000" loext:opacity="100%" fo:font-size="12pt" fo:font-weight="normal" officeooo:rsid="00c7b20f" style:font-name-asian="UD Digi Kyokasho NK-B1" style:font-size-asian="12pt" style:font-weight-asian="normal" style:font-name-complex="UD Digi Kyokasho NK-B1" style:font-size-complex="12pt" style:font-weight-complex="normal"/>
    </style:style>
    <style:style style:name="T134" style:family="text">
      <style:text-properties fo:color="#000000" loext:opacity="100%" fo:font-size="12pt" fo:font-weight="normal" officeooo:rsid="00cf89da" style:font-name-asian="UD Digi Kyokasho NK-B1" style:font-size-asian="12pt" style:font-weight-asian="normal" style:font-name-complex="UD Digi Kyokasho NK-B1" style:font-size-complex="12pt" style:font-weight-complex="normal"/>
    </style:style>
    <style:style style:name="T135" style:family="text">
      <style:text-properties fo:color="#000000" loext:opacity="100%" fo:font-size="12pt" fo:font-weight="normal" officeooo:rsid="012c06ff" style:font-name-asian="UD Digi Kyokasho NK-B1" style:font-size-asian="12pt" style:font-weight-asian="normal" style:font-name-complex="UD Digi Kyokasho NK-B1" style:font-size-complex="12pt" style:font-weight-complex="normal"/>
    </style:style>
    <style:style style:name="T136" style:family="text">
      <style:text-properties fo:color="#000000" loext:opacity="100%" fo:font-size="12pt" fo:font-weight="normal" officeooo:rsid="00833e7a" style:font-name-asian="UD Digi Kyokasho NK-B1" style:font-size-asian="12pt" style:font-weight-asian="normal" style:font-name-complex="UD Digi Kyokasho NK-B1" style:font-size-complex="12pt" style:font-weight-complex="normal"/>
    </style:style>
    <style:style style:name="T137" style:family="text">
      <style:text-properties fo:color="#000000" loext:opacity="100%" style:font-name-asian="UD Digi Kyokasho NK-B1" style:font-name-complex="UD Digi Kyokasho NK-B1"/>
    </style:style>
    <style:style style:name="T138" style:family="text">
      <style:text-properties fo:color="#000000" loext:opacity="100%" officeooo:rsid="001f2e8f" style:font-name-asian="UD Digi Kyokasho NK-B1" style:font-name-complex="UD Digi Kyokasho NK-B1"/>
    </style:style>
    <style:style style:name="T139" style:family="text">
      <style:text-properties fo:color="#000000" loext:opacity="100%" officeooo:rsid="00415a80" style:font-name-asian="UD Digi Kyokasho NK-B1" style:font-name-complex="UD Digi Kyokasho NK-B1"/>
    </style:style>
    <style:style style:name="T140" style:family="text">
      <style:text-properties fo:color="#000000" loext:opacity="100%" officeooo:rsid="00584773" style:font-name-asian="UD Digi Kyokasho NK-B1" style:font-name-complex="UD Digi Kyokasho NK-B1"/>
    </style:style>
    <style:style style:name="T141" style:family="text">
      <style:text-properties fo:color="#000000" loext:opacity="100%" officeooo:rsid="005cde5f" style:font-name-asian="UD Digi Kyokasho NK-B1" style:font-name-complex="UD Digi Kyokasho NK-B1"/>
    </style:style>
    <style:style style:name="T142" style:family="text">
      <style:text-properties fo:color="#000000" loext:opacity="100%" officeooo:rsid="00598680" style:font-name-asian="UD Digi Kyokasho NK-B1" style:font-name-complex="UD Digi Kyokasho NK-B1"/>
    </style:style>
    <style:style style:name="T143" style:family="text">
      <style:text-properties fo:color="#000000" loext:opacity="100%" officeooo:rsid="00607f18" style:font-name-asian="UD Digi Kyokasho NK-B1" style:font-name-complex="UD Digi Kyokasho NK-B1"/>
    </style:style>
    <style:style style:name="T144" style:family="text">
      <style:text-properties fo:color="#000000" loext:opacity="100%" officeooo:rsid="00612dcb" style:font-name-asian="UD Digi Kyokasho NK-B1" style:font-name-complex="UD Digi Kyokasho NK-B1"/>
    </style:style>
    <style:style style:name="T145" style:family="text">
      <style:text-properties fo:color="#000000" loext:opacity="100%" officeooo:rsid="0062ee21" style:font-name-asian="UD Digi Kyokasho NK-B1" style:font-name-complex="UD Digi Kyokasho NK-B1"/>
    </style:style>
    <style:style style:name="T146" style:family="text">
      <style:text-properties fo:color="#000000" loext:opacity="100%" officeooo:rsid="00685ca7" style:font-name-asian="UD Digi Kyokasho NK-B1" style:font-name-complex="UD Digi Kyokasho NK-B1"/>
    </style:style>
    <style:style style:name="T147" style:family="text">
      <style:text-properties fo:color="#000000" loext:opacity="100%" officeooo:rsid="0063d810" style:font-name-asian="UD Digi Kyokasho NK-B1" style:font-name-complex="UD Digi Kyokasho NK-B1"/>
    </style:style>
    <style:style style:name="T148" style:family="text">
      <style:text-properties fo:color="#000000" loext:opacity="100%" officeooo:rsid="0064a8db" style:font-name-asian="UD Digi Kyokasho NK-B1" style:font-name-complex="UD Digi Kyokasho NK-B1"/>
    </style:style>
    <style:style style:name="T149" style:family="text">
      <style:text-properties fo:color="#000000" loext:opacity="100%" officeooo:rsid="007b7ea5" style:font-name-asian="UD Digi Kyokasho NK-B1" style:font-name-complex="UD Digi Kyokasho NK-B1"/>
    </style:style>
    <style:style style:name="T150" style:family="text">
      <style:text-properties fo:color="#000000" loext:opacity="100%" officeooo:rsid="003d0dca" style:font-name-asian="UD Digi Kyokasho NK-B1" style:font-name-complex="UD Digi Kyokasho NK-B1"/>
    </style:style>
    <style:style style:name="T151" style:family="text">
      <style:text-properties fo:color="#000000" loext:opacity="100%" officeooo:rsid="003d4b32" style:font-name-asian="UD Digi Kyokasho NK-B1" style:font-name-complex="UD Digi Kyokasho NK-B1"/>
    </style:style>
    <style:style style:name="T152" style:family="text">
      <style:text-properties fo:color="#000000" loext:opacity="100%" officeooo:rsid="00a98dec" style:font-name-asian="UD Digi Kyokasho NK-B1" style:font-name-complex="UD Digi Kyokasho NK-B1"/>
    </style:style>
    <style:style style:name="T153" style:family="text">
      <style:text-properties fo:color="#000000" loext:opacity="100%" officeooo:rsid="00cf89da" style:font-name-asian="UD Digi Kyokasho NK-B1" style:font-name-complex="UD Digi Kyokasho NK-B1"/>
    </style:style>
    <style:style style:name="T154" style:family="text">
      <style:text-properties fo:color="#000000" loext:opacity="100%" officeooo:rsid="00c7b20f" style:font-name-asian="UD Digi Kyokasho NK-B1" style:font-name-complex="UD Digi Kyokasho NK-B1"/>
    </style:style>
    <style:style style:name="T155" style:family="text">
      <style:text-properties fo:color="#000000" loext:opacity="100%" officeooo:rsid="00d12232" style:font-name-asian="UD Digi Kyokasho NK-B1" style:font-name-complex="UD Digi Kyokasho NK-B1"/>
    </style:style>
    <style:style style:name="T156" style:family="text">
      <style:text-properties fo:color="#000000" loext:opacity="100%" officeooo:rsid="00e22d0d" style:font-name-asian="UD Digi Kyokasho NK-B1" style:font-name-complex="UD Digi Kyokasho NK-B1"/>
    </style:style>
    <style:style style:name="T157" style:family="text">
      <style:text-properties fo:color="#000000" loext:opacity="100%" officeooo:rsid="01030ab6" style:font-name-asian="UD Digi Kyokasho NK-B1" style:font-name-complex="UD Digi Kyokasho NK-B1"/>
    </style:style>
    <style:style style:name="T158" style:family="text">
      <style:text-properties fo:color="#000000" loext:opacity="100%" officeooo:rsid="01276e42" style:font-name-asian="UD Digi Kyokasho NK-B1" style:font-name-complex="UD Digi Kyokasho NK-B1"/>
    </style:style>
    <style:style style:name="T159" style:family="text">
      <style:text-properties fo:color="#000000" loext:opacity="100%" officeooo:rsid="012927d4" style:font-name-asian="UD Digi Kyokasho NK-B1" style:font-name-complex="UD Digi Kyokasho NK-B1"/>
    </style:style>
    <style:style style:name="T160" style:family="text">
      <style:text-properties fo:color="#000000" loext:opacity="100%" officeooo:rsid="012c06ff" style:font-name-asian="UD Digi Kyokasho NK-B1" style:font-name-complex="UD Digi Kyokasho NK-B1"/>
    </style:style>
    <style:style style:name="T161" style:family="text">
      <style:text-properties fo:color="#000000" loext:opacity="100%" officeooo:rsid="013e2f96" style:font-name-asian="UD Digi Kyokasho NK-B1" style:font-name-complex="UD Digi Kyokasho NK-B1"/>
    </style:style>
    <style:style style:name="T162" style:family="text">
      <style:text-properties fo:color="#000000" loext:opacity="100%" officeooo:rsid="001f2e8f"/>
    </style:style>
    <style:style style:name="T163" style:family="text">
      <style:text-properties fo:color="#000000" loext:opacity="100%" style:font-name-asian="Arial Nova" style:font-name-complex="Arial Nova"/>
    </style:style>
    <style:style style:name="T164" style:family="text">
      <style:text-properties fo:color="#000000" loext:opacity="100%" officeooo:rsid="004e35e0" style:font-name-asian="Arial Nova" style:font-name-complex="Arial Nova"/>
    </style:style>
    <style:style style:name="T165" style:family="text">
      <style:text-properties fo:color="#000000" loext:opacity="100%" officeooo:rsid="005c9159" style:font-name-asian="Arial Nova" style:font-name-complex="Arial Nova"/>
    </style:style>
    <style:style style:name="T166" style:family="text">
      <style:text-properties fo:color="#000000" loext:opacity="100%" officeooo:rsid="00584773" style:font-name-asian="Arial Nova" style:font-name-complex="Arial Nova"/>
    </style:style>
    <style:style style:name="T167" style:family="text">
      <style:text-properties fo:color="#000000" loext:opacity="100%" officeooo:rsid="005d04da" style:font-name-asian="Arial Nova" style:font-name-complex="Arial Nova"/>
    </style:style>
    <style:style style:name="T168" style:family="text">
      <style:text-properties fo:color="#000000" loext:opacity="100%" officeooo:rsid="00607f18" style:font-name-asian="Arial Nova" style:font-name-complex="Arial Nova"/>
    </style:style>
    <style:style style:name="T169" style:family="text">
      <style:text-properties fo:color="#000000" loext:opacity="100%" officeooo:rsid="00598680" style:font-name-asian="Arial Nova" style:font-name-complex="Arial Nova"/>
    </style:style>
    <style:style style:name="T170" style:family="text">
      <style:text-properties fo:color="#000000" loext:opacity="100%" officeooo:rsid="001f2e8f" style:font-name-asian="Arial Nova" style:font-name-complex="Arial Nova"/>
    </style:style>
    <style:style style:name="T171" style:family="text">
      <style:text-properties fo:color="#000000" loext:opacity="100%" officeooo:rsid="0069e69f" style:font-name-asian="Arial Nova" style:font-name-complex="Arial Nova"/>
    </style:style>
    <style:style style:name="T172" style:family="text">
      <style:text-properties fo:color="#000000" loext:opacity="100%" officeooo:rsid="00c7b20f" style:font-name-asian="Arial Nova" style:font-name-complex="Arial Nova"/>
    </style:style>
    <style:style style:name="T173" style:family="text">
      <style:text-properties fo:color="#000000" loext:opacity="100%" officeooo:rsid="01b8b5f6" style:font-name-asian="Arial Nova" style:font-name-complex="Arial Nova"/>
    </style:style>
    <style:style style:name="T174" style:family="text">
      <style:text-properties fo:color="#000000" loext:opacity="100%" officeooo:rsid="0209e8b1" style:font-name-asian="Arial Nova" style:font-name-complex="Arial Nova"/>
    </style:style>
    <style:style style:name="T175" style:family="text">
      <style:text-properties fo:color="#000000" loext:opacity="100%" officeooo:rsid="003d0dca"/>
    </style:style>
    <style:style style:name="T176" style:family="text">
      <style:text-properties fo:color="#000000" loext:opacity="100%" officeooo:rsid="003d4b32"/>
    </style:style>
    <style:style style:name="T177" style:family="text">
      <style:text-properties fo:color="#000000" loext:opacity="100%" officeooo:rsid="00607f18"/>
    </style:style>
    <style:style style:name="T178" style:family="text">
      <style:text-properties fo:color="#000000" loext:opacity="100%" officeooo:rsid="00612dcb"/>
    </style:style>
    <style:style style:name="T179" style:family="text">
      <style:text-properties fo:color="#000000" loext:opacity="100%" officeooo:rsid="0062ee21"/>
    </style:style>
    <style:style style:name="T180" style:family="text">
      <style:text-properties fo:color="#000000" loext:opacity="100%" officeooo:rsid="00584773"/>
    </style:style>
    <style:style style:name="T181" style:family="text">
      <style:text-properties fo:color="#000000" loext:opacity="100%" officeooo:rsid="0064a8db"/>
    </style:style>
    <style:style style:name="T182" style:family="text">
      <style:text-properties fo:color="#000000" loext:opacity="100%" officeooo:rsid="0065623b"/>
    </style:style>
    <style:style style:name="T183" style:family="text">
      <style:text-properties fo:color="#000000" loext:opacity="100%" officeooo:rsid="006599c9"/>
    </style:style>
    <style:style style:name="T184" style:family="text">
      <style:text-properties fo:color="#000000" loext:opacity="100%" officeooo:rsid="00685ca7"/>
    </style:style>
    <style:style style:name="T185" style:family="text">
      <style:text-properties fo:color="#000000" loext:opacity="100%" officeooo:rsid="0063d810"/>
    </style:style>
    <style:style style:name="T186" style:family="text">
      <style:text-properties fo:color="#000000" loext:opacity="100%" officeooo:rsid="00598680"/>
    </style:style>
    <style:style style:name="T187" style:family="text">
      <style:text-properties fo:color="#000000" loext:opacity="100%" style:font-name="UD Digi Kyokasho NK-B" style:font-name-asian="UD Digi Kyokasho NK-B1" style:font-name-complex="UD Digi Kyokasho NK-B1"/>
    </style:style>
    <style:style style:name="T188" style:family="text">
      <style:text-properties fo:color="#000000" loext:opacity="100%" style:font-name="UD Digi Kyokasho NK-B" fo:font-style="normal" style:font-name-asian="UD Digi Kyokasho NK-B1" style:font-style-asian="normal" style:font-name-complex="UD Digi Kyokasho NK-B1" style:font-style-complex="normal"/>
    </style:style>
    <style:style style:name="T189" style:family="text">
      <style:text-properties fo:color="#000000" loext:opacity="100%" fo:font-weight="normal" style:font-name-asian="UD Digi Kyokasho NK-B1" style:font-weight-asian="normal" style:font-name-complex="UD Digi Kyokasho NK-B1" style:font-weight-complex="normal"/>
    </style:style>
    <style:style style:name="T190" style:family="text">
      <style:text-properties fo:color="#000000" loext:opacity="100%" fo:font-weight="normal" officeooo:rsid="0079920f" style:font-name-asian="UD Digi Kyokasho NK-B1" style:font-weight-asian="normal" style:font-name-complex="UD Digi Kyokasho NK-B1" style:font-weight-complex="normal"/>
    </style:style>
    <style:style style:name="T191" style:family="text">
      <style:text-properties fo:color="#000000" loext:opacity="100%" fo:font-weight="normal" officeooo:rsid="003bf8a4" style:font-name-asian="UD Digi Kyokasho NK-B1" style:font-weight-asian="normal" style:font-name-complex="UD Digi Kyokasho NK-B1" style:font-weight-complex="normal"/>
    </style:style>
    <style:style style:name="T192" style:family="text">
      <style:text-properties fo:color="#000000" loext:opacity="100%" fo:font-weight="normal" officeooo:rsid="00cf89da" style:font-name-asian="UD Digi Kyokasho NK-B1" style:font-weight-asian="normal" style:font-name-complex="UD Digi Kyokasho NK-B1" style:font-weight-complex="normal"/>
    </style:style>
    <style:style style:name="T193" style:family="text">
      <style:text-properties fo:color="#000000" loext:opacity="100%" fo:font-weight="normal" officeooo:rsid="015264ab" style:font-name-asian="UD Digi Kyokasho NK-B1" style:font-weight-asian="normal" style:font-name-complex="UD Digi Kyokasho NK-B1" style:font-weight-complex="normal"/>
    </style:style>
    <style:style style:name="T194" style:family="text">
      <style:text-properties fo:color="#000000" loext:opacity="100%" fo:font-weight="normal" officeooo:rsid="01575853" style:font-name-asian="UD Digi Kyokasho NK-B1" style:font-weight-asian="normal" style:font-name-complex="UD Digi Kyokasho NK-B1" style:font-weight-complex="normal"/>
    </style:style>
    <style:style style:name="T195" style:family="text">
      <style:text-properties fo:color="#000000" loext:opacity="100%" fo:font-weight="normal" officeooo:rsid="015d970d" style:font-name-asian="UD Digi Kyokasho NK-B1" style:font-weight-asian="normal" style:font-name-complex="UD Digi Kyokasho NK-B1" style:font-weight-complex="normal"/>
    </style:style>
    <style:style style:name="T196" style:family="text">
      <style:text-properties fo:color="#000000" loext:opacity="100%" fo:font-weight="normal" officeooo:rsid="016002b9" style:font-name-asian="UD Digi Kyokasho NK-B1" style:font-weight-asian="normal" style:font-name-complex="UD Digi Kyokasho NK-B1" style:font-weight-complex="normal"/>
    </style:style>
    <style:style style:name="T197" style:family="text">
      <style:text-properties fo:color="#000000" loext:opacity="100%" fo:font-weight="normal" officeooo:rsid="018df257" style:font-name-asian="UD Digi Kyokasho NK-B1" style:font-weight-asian="normal" style:font-name-complex="UD Digi Kyokasho NK-B1" style:font-weight-complex="normal"/>
    </style:style>
    <style:style style:name="T198" style:family="text">
      <style:text-properties fo:color="#000000" loext:opacity="100%" fo:font-weight="normal" style:font-weight-asian="normal" style:font-weight-complex="normal"/>
    </style:style>
    <style:style style:name="T199" style:family="text">
      <style:text-properties fo:color="#000000" loext:opacity="100%" fo:font-weight="normal" officeooo:rsid="00778c78" style:font-weight-asian="normal" style:font-weight-complex="normal"/>
    </style:style>
    <style:style style:name="T200" style:family="text">
      <style:text-properties fo:color="#000000" loext:opacity="100%" fo:font-weight="normal" officeooo:rsid="0079920f" style:font-weight-asian="normal" style:font-weight-complex="normal"/>
    </style:style>
    <style:style style:name="T201" style:family="text">
      <style:text-properties fo:color="#000000" loext:opacity="100%" fo:font-weight="normal" officeooo:rsid="001f2e8f" style:font-weight-asian="normal" style:font-weight-complex="normal"/>
    </style:style>
    <style:style style:name="T202" style:family="text">
      <style:text-properties fo:color="#000000" loext:opacity="100%" fo:font-weight="normal" style:font-name-asian="Arial Nova" style:font-weight-asian="normal" style:font-name-complex="Arial Nova" style:font-weight-complex="normal"/>
    </style:style>
    <style:style style:name="T203" style:family="text">
      <style:text-properties fo:color="#000000" loext:opacity="100%" fo:font-weight="normal" officeooo:rsid="00443292" style:font-name-asian="Arial Nova" style:font-weight-asian="normal" style:font-name-complex="Arial Nova" style:font-weight-complex="normal"/>
    </style:style>
    <style:style style:name="T204" style:family="text">
      <style:text-properties fo:color="#000000" loext:opacity="100%" fo:font-weight="normal" officeooo:rsid="00c7b20f" style:font-name-asian="Arial Nova" style:font-weight-asian="normal" style:font-name-complex="Arial Nova" style:font-weight-complex="normal"/>
    </style:style>
    <style:style style:name="T205" style:family="text">
      <style:text-properties fo:color="#000000" loext:opacity="100%" fo:font-weight="normal" officeooo:rsid="00e40032" style:font-name-asian="Arial Nova" style:font-weight-asian="normal" style:font-name-complex="Arial Nova" style:font-weight-complex="normal"/>
    </style:style>
    <style:style style:name="T206" style:family="text">
      <style:text-properties fo:color="#000000" loext:opacity="100%" fo:font-weight="normal" officeooo:rsid="014ddab1" style:font-name-asian="Arial Nova" style:font-weight-asian="normal" style:font-name-complex="Arial Nova" style:font-weight-complex="normal"/>
    </style:style>
    <style:style style:name="T207" style:family="text">
      <style:text-properties fo:color="#000000" loext:opacity="100%" style:text-line-through-style="solid" style:text-line-through-type="single" fo:font-size="12pt" style:font-name-asian="Arial Nova" style:font-size-asian="12pt" style:font-name-complex="Arial Nova" style:font-size-complex="12pt"/>
    </style:style>
    <style:style style:name="T208" style:family="text">
      <style:text-properties fo:color="#000000" loext:opacity="100%" fo:font-style="normal" style:font-name-asian="UD Digi Kyokasho NK-B1" style:font-style-asian="normal" style:font-name-complex="UD Digi Kyokasho NK-B1" style:font-style-complex="normal"/>
    </style:style>
    <style:style style:name="T209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210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name-asian="UD Digi Kyokasho NK-B1" style:font-style-asian="normal" style:font-name-complex="UD Digi Kyokasho NK-B1" style:font-style-complex="normal" style:text-overline-style="none" style:text-overline-color="font-color"/>
    </style:style>
    <style:style style:name="T211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c7b20f" style:font-name-asian="UD Digi Kyokasho NK-B1" style:font-style-asian="normal" style:font-name-complex="UD Digi Kyokasho NK-B1" style:font-style-complex="normal" style:text-overline-style="none" style:text-overline-color="font-color"/>
    </style:style>
    <style:style style:name="T212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cf2d4b" style:font-name-asian="UD Digi Kyokasho NK-B1" style:font-style-asian="normal" style:font-name-complex="UD Digi Kyokasho NK-B1" style:font-style-complex="normal" style:text-overline-style="none" style:text-overline-color="font-color"/>
    </style:style>
    <style:style style:name="T2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c7b20f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c55ae6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39d9c2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4ddab1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6c95d6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5264ab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4ddab1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22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5264ab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22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7e0ab7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22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695cb9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22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c7b20f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22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814341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22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22d0d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22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c7b20f" style:font-name-asian="Arial Nova" style:font-style-asian="normal" style:font-weight-asian="bold" style:font-name-complex="Arial Nova" style:font-style-complex="normal" style:font-weight-complex="bold" style:text-overline-style="none" style:text-overline-color="font-color"/>
    </style:style>
    <style:style style:name="T22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4ea822" style:font-name-asian="Arial Nova" style:font-style-asian="normal" style:font-weight-asian="bold" style:font-name-complex="Arial Nova" style:font-style-complex="normal" style:font-weight-complex="bold" style:text-overline-style="none" style:text-overline-color="font-color"/>
    </style:style>
    <style:style style:name="T22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230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c3f523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23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c7b20f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23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c934b0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23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cad8e9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23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cf2d4b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23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style:font-name-asian="Arial Nova" style:font-size-asian="12pt" style:font-style-asian="normal" style:font-weight-asian="bold" style:font-name-complex="Arial Nova" style:font-size-complex="12pt" style:font-style-complex="normal" style:font-weight-complex="bold" style:text-overline-style="none" style:text-overline-color="font-color"/>
    </style:style>
    <style:style style:name="T23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c36de8" style:font-name-asian="Arial Nova" style:font-size-asian="12pt" style:font-style-asian="normal" style:font-weight-asian="bold" style:font-name-complex="Arial Nova" style:font-size-complex="12pt" style:font-style-complex="normal" style:font-weight-complex="bold" style:text-overline-style="none" style:text-overline-color="font-color"/>
    </style:style>
    <style:style style:name="T23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c7b20f" style:font-name-asian="Arial Nova" style:font-size-asian="12pt" style:font-style-asian="normal" style:font-weight-asian="bold" style:font-name-complex="Arial Nova" style:font-size-complex="12pt" style:font-style-complex="normal" style:font-weight-complex="bold" style:text-overline-style="none" style:text-overline-color="font-color"/>
    </style:style>
    <style:style style:name="T23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1126f90" style:font-name-asian="Arial Nova" style:font-size-asian="12pt" style:font-style-asian="normal" style:font-weight-asian="bold" style:font-name-complex="Arial Nova" style:font-size-complex="12pt" style:font-style-complex="normal" style:font-weight-complex="bold" style:text-overline-style="none" style:text-overline-color="font-color"/>
    </style:style>
    <style:style style:name="T23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40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c3f523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4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c934b0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4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cad8e9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4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c7b20f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4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1eeb63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4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c934b0" style:font-name-asian="Arial Nova" style:font-size-asian="12pt" style:font-style-asian="normal" style:font-weight-asian="normal" style:font-name-complex="Arial Nova" style:font-size-complex="12pt" style:font-style-complex="normal" style:font-weight-complex="normal" style:text-overline-style="none" style:text-overline-color="font-color"/>
    </style:style>
    <style:style style:name="T24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c36de8" style:font-name-asian="Arial Nova" style:font-size-asian="12pt" style:font-style-asian="normal" style:font-weight-asian="normal" style:font-name-complex="Arial Nova" style:font-size-complex="12pt" style:font-style-complex="normal" style:font-weight-complex="normal" style:text-overline-style="none" style:text-overline-color="font-color"/>
    </style:style>
    <style:style style:name="T247" style:family="text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c7b20f" style:font-name-asian="UD Digi Kyokasho NK-B1" style:font-size-asian="14pt" style:font-style-asian="normal" style:font-weight-asian="bold" style:font-name-complex="UD Digi Kyokasho NK-B1" style:font-size-complex="14pt" style:font-style-complex="normal" style:font-weight-complex="bold" style:text-overline-style="none" style:text-overline-color="font-color"/>
    </style:style>
    <style:style style:name="T248" style:family="text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e22d0d" style:font-name-asian="UD Digi Kyokasho NK-B1" style:font-size-asian="14pt" style:font-style-asian="normal" style:font-weight-asian="bold" style:font-name-complex="UD Digi Kyokasho NK-B1" style:font-size-complex="14pt" style:font-style-complex="normal" style:font-weight-complex="bold" style:text-overline-style="none" style:text-overline-color="font-color"/>
    </style:style>
    <style:style style:name="T249" style:family="text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14ddab1" style:font-name-asian="UD Digi Kyokasho NK-B1" style:font-size-asian="14pt" style:font-style-asian="normal" style:font-weight-asian="bold" style:font-name-complex="UD Digi Kyokasho NK-B1" style:font-size-complex="14pt" style:font-style-complex="normal" style:font-weight-complex="bold" style:text-overline-style="none" style:text-overline-color="font-color"/>
    </style:style>
    <style:style style:name="T25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25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4ddab1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25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5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1927e6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5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Arial Nova" style:font-size-asian="12pt" style:font-style-asian="normal" style:font-weight-asian="normal" style:font-name-complex="Arial Nova" style:font-size-complex="12pt" style:font-style-complex="normal" style:font-weight-complex="normal" style:text-overline-style="none" style:text-overline-color="font-color"/>
    </style:style>
    <style:style style:name="T255" style:family="text">
      <style:text-properties fo:color="#000000" loext:opacity="100%" style:text-outline="false" fo:font-style="normal" fo:text-shadow="none" style:text-underline-style="none" fo:font-weight="normal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56" style:family="text">
      <style:text-properties fo:color="#000000" loext:opacity="100%" style:text-outline="false" fo:font-style="normal" fo:text-shadow="none" style:text-underline-style="none" fo:font-weight="normal" officeooo:rsid="00c7b20f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57" style:family="text">
      <style:text-properties fo:color="#000000" loext:opacity="100%" officeooo:rsid="00cabb9a"/>
    </style:style>
    <style:style style:name="T258" style:family="text">
      <style:text-properties fo:color="#000000" loext:opacity="100%" fo:language="pt" fo:country="BR" fo:font-weight="bold" officeooo:rsid="00e8e0c5" style:font-name-asian="UD Digi Kyokasho NK-B1" style:font-weight-asian="bold" style:font-name-complex="UD Digi Kyokasho NK-B1" style:font-weight-complex="bold"/>
    </style:style>
    <style:style style:name="T259" style:family="text">
      <style:text-properties fo:color="#000000" loext:opacity="100%" officeooo:rsid="00f02f57"/>
    </style:style>
    <style:style style:name="T260" style:family="text">
      <style:text-properties fo:color="#000000" loext:opacity="100%" officeooo:rsid="013b7707"/>
    </style:style>
    <style:style style:name="T261" style:family="text">
      <style:text-properties fo:color="#c00000" loext:opacity="100%" style:font-name-asian="UD Digi Kyokasho NK-B1" style:font-name-complex="UD Digi Kyokasho NK-B1"/>
    </style:style>
    <style:style style:name="T262" style:family="text">
      <style:text-properties fo:color="#c00000" loext:opacity="100%" officeooo:rsid="007abe08" style:font-name-asian="UD Digi Kyokasho NK-B1" style:font-name-complex="UD Digi Kyokasho NK-B1"/>
    </style:style>
    <style:style style:name="T263" style:family="text">
      <style:text-properties fo:color="#c00000" loext:opacity="100%" officeooo:rsid="00cf89da" style:font-name-asian="UD Digi Kyokasho NK-B1" style:font-name-complex="UD Digi Kyokasho NK-B1"/>
    </style:style>
    <style:style style:name="T264" style:family="text">
      <style:text-properties fo:color="#c00000" loext:opacity="100%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T265" style:family="text">
      <style:text-properties fo:color="#c00000" loext:opacity="100%" fo:font-size="12pt" fo:font-weight="bold" officeooo:rsid="00cf89da" style:font-name-asian="UD Digi Kyokasho NK-B1" style:font-size-asian="12pt" style:font-weight-asian="bold" style:font-name-complex="UD Digi Kyokasho NK-B1" style:font-size-complex="12pt" style:font-weight-complex="bold"/>
    </style:style>
    <style:style style:name="T266" style:family="text">
      <style:text-properties fo:color="#c00000" loext:opacity="100%" fo:font-size="12pt" style:font-name-asian="UD Digi Kyokasho NK-B1" style:font-size-asian="12pt" style:font-name-complex="UD Digi Kyokasho NK-B1" style:font-size-complex="12pt"/>
    </style:style>
    <style:style style:name="T267" style:family="text">
      <style:text-properties fo:color="#c00000" loext:opacity="100%" style:font-name-asian="Arial Nova" style:font-name-complex="Arial Nova"/>
    </style:style>
    <style:style style:name="T268" style:family="text">
      <style:text-properties fo:color="#c00000" loext:opacity="100%" officeooo:rsid="00612dcb"/>
    </style:style>
    <style:style style:name="T269" style:family="text">
      <style:text-properties fo:color="#c00000" loext:opacity="100%" officeooo:rsid="0065623b"/>
    </style:style>
    <style:style style:name="T270" style:family="text">
      <style:text-properties fo:color="#c00000" loext:opacity="100%" officeooo:rsid="00674331"/>
    </style:style>
    <style:style style:name="T271" style:family="text">
      <style:text-properties fo:color="#c00000" loext:opacity="100%" officeooo:rsid="00685ca7"/>
    </style:style>
    <style:style style:name="T272" style:family="text">
      <style:text-properties fo:color="#c00000" loext:opacity="100%" style:font-name="UD Digi Kyokasho NK-B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T273" style:family="text">
      <style:text-properties fo:color="#c00000" loext:opacity="100%" style:font-name="Arial" fo:font-size="12pt" fo:font-weight="normal" style:font-name-asian="UD Digi Kyokasho NK-B1" style:font-size-asian="12pt" style:font-weight-asian="normal" style:font-name-complex="UD Digi Kyokasho NK-B1" style:font-size-complex="12pt" style:font-weight-complex="normal"/>
    </style:style>
    <style:style style:name="T274" style:family="text">
      <style:text-properties fo:color="#c00000" loext:opacity="100%" style:font-name="Arial" fo:font-size="12pt" fo:font-weight="normal" officeooo:rsid="007abe08" style:font-name-asian="UD Digi Kyokasho NK-B1" style:font-size-asian="12pt" style:font-weight-asian="normal" style:font-name-complex="UD Digi Kyokasho NK-B1" style:font-size-complex="12pt" style:font-weight-complex="normal"/>
    </style:style>
    <style:style style:name="T275" style:family="text">
      <style:text-properties fo:color="#c0000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T276" style:family="text">
      <style:text-properties fo:color="#c00000" loext:opacity="100%" style:font-name="Arial" fo:font-size="12pt" fo:font-weight="bold" officeooo:rsid="007abe08" style:font-name-asian="UD Digi Kyokasho NK-B1" style:font-size-asian="12pt" style:font-weight-asian="bold" style:font-name-complex="UD Digi Kyokasho NK-B1" style:font-size-complex="12pt" style:font-weight-complex="bold"/>
    </style:style>
    <style:style style:name="T277" style:family="text">
      <style:text-properties fo:color="#c00000" loext:opacity="100%" fo:font-weight="normal" style:font-name-asian="UD Digi Kyokasho NK-B1" style:font-weight-asian="normal" style:font-name-complex="UD Digi Kyokasho NK-B1" style:font-weight-complex="normal"/>
    </style:style>
    <style:style style:name="T278" style:family="text">
      <style:text-properties fo:color="#c00000" loext:opacity="100%" fo:font-weight="bold" style:font-name-asian="UD Digi Kyokasho NK-B1" style:font-weight-asian="bold" style:font-name-complex="UD Digi Kyokasho NK-B1" style:font-weight-complex="bold"/>
    </style:style>
    <style:style style:name="T279" style:family="text">
      <style:text-properties fo:color="#c00000" loext:opacity="100%" fo:font-weight="bold" officeooo:rsid="007abe08" style:font-name-asian="UD Digi Kyokasho NK-B1" style:font-weight-asian="bold" style:font-name-complex="UD Digi Kyokasho NK-B1" style:font-weight-complex="bold"/>
    </style:style>
    <style:style style:name="T280" style:family="text">
      <style:text-properties fo:color="#c00000" loext:opacity="100%" fo:language="pt" fo:country="BR" style:font-name-asian="UD Digi Kyokasho NK-B1" style:font-name-complex="UD Digi Kyokasho NK-B1"/>
    </style:style>
    <style:style style:name="T281" style:family="text">
      <style:text-properties fo:color="#c00000" loext:opacity="100%" style:text-outline="false" style:text-line-through-style="none" style:text-line-through-type="none" fo:font-size="12pt" fo:font-style="normal" fo:text-shadow="none" style:text-underline-style="none" fo:font-weight="bold" officeooo:rsid="00c7b20f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282" style:family="text">
      <style:text-properties fo:color="#c00000" loext:opacity="100%" style:text-outline="false" style:text-line-through-style="none" style:text-line-through-type="none" fo:font-size="12pt" fo:font-style="normal" fo:text-shadow="none" style:text-underline-style="none" fo:font-weight="normal" officeooo:rsid="00c7b20f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83" style:family="text">
      <style:text-properties fo:color="#c00000" loext:opacity="100%" style:text-outline="false" style:text-line-through-style="none" style:text-line-through-type="none" fo:font-size="12pt" fo:language="pt" fo:country="BR" fo:font-style="normal" fo:text-shadow="none" style:text-underline-style="none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284" style:family="text">
      <style:text-properties fo:color="#c00000" loext:opacity="100%" style:text-outline="false" style:text-line-through-style="none" style:text-line-through-type="none" fo:font-size="12pt" fo:language="pt" fo:country="BR" fo:font-style="normal" fo:text-shadow="none" style:text-underline-style="none" officeooo:rsid="021f86a2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285" style:family="text">
      <style:text-properties fo:color="#c00000" loext:opacity="100%" style:text-outline="false" style:text-line-through-style="none" style:text-line-through-type="none" fo:font-style="normal" fo:text-shadow="none" style:text-underline-style="none" officeooo:rsid="00c7b20f" style:font-name-asian="UD Digi Kyokasho NK-B1" style:font-style-asian="normal" style:font-name-complex="UD Digi Kyokasho NK-B1" style:font-style-complex="normal" style:text-overline-style="none" style:text-overline-color="font-color"/>
    </style:style>
    <style:style style:name="T286" style:family="text">
      <style:text-properties fo:color="#c00000" loext:opacity="100%" style:text-outline="false" style:text-line-through-style="none" style:text-line-through-type="none" fo:font-style="normal" fo:text-shadow="none" style:text-underline-style="none" fo:font-weight="bold" officeooo:rsid="00c7b20f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287" style:family="text">
      <style:text-properties fo:color="#c00000" loext:opacity="100%" style:text-outline="false" style:text-line-through-style="none" style:text-line-through-type="none" fo:font-style="normal" fo:text-shadow="none" style:text-underline-style="none" fo:font-weight="normal" officeooo:rsid="00c7b20f" style:font-name-asian="UD Digi Kyokasho NK-B1" style:font-style-asian="normal" style:font-weight-asian="normal" style:font-name-complex="UD Digi Kyokasho NK-B1" style:font-style-complex="normal" style:font-weight-complex="normal" style:text-overline-style="none" style:text-overline-color="font-color"/>
    </style:style>
    <style:style style:name="T288" style:family="text">
      <style:text-properties fo:color="#c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c7b20f" style:font-name-asian="UD Digi Kyokasho NK-B1" style:font-size-asian="14pt" style:font-style-asian="normal" style:font-weight-asian="normal" style:font-name-complex="UD Digi Kyokasho NK-B1" style:font-size-complex="14pt" style:font-style-complex="normal" style:font-weight-complex="normal" style:text-overline-style="none" style:text-overline-color="font-color"/>
    </style:style>
    <style:style style:name="T289" style:family="text">
      <style:text-properties fo:color="#c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c7b20f" style:font-name-asian="UD Digi Kyokasho NK-B1" style:font-size-asian="12pt" style:font-style-asian="normal" style:font-weight-asian="normal" style:font-name-complex="UD Digi Kyokasho NK-B1" style:font-size-complex="12pt" style:font-style-complex="normal" style:font-weight-complex="normal" style:text-overline-style="none" style:text-overline-color="font-color"/>
    </style:style>
    <style:style style:name="T290" style:family="text">
      <style:text-properties fo:color="#c00000" loext:opacity="100%" officeooo:rsid="013e2f96"/>
    </style:style>
    <style:style style:name="T291" style:family="text">
      <style:text-properties fo:color="#7030a0" loext:opacity="100%" style:font-name-asian="UD Digi Kyokasho NK-B1" style:font-name-complex="UD Digi Kyokasho NK-B1"/>
    </style:style>
    <style:style style:name="T292" style:family="text">
      <style:text-properties fo:color="#7030a0" loext:opacity="100%" officeooo:rsid="003be2e8" style:font-name-asian="UD Digi Kyokasho NK-B1" style:font-name-complex="UD Digi Kyokasho NK-B1"/>
    </style:style>
    <style:style style:name="T293" style:family="text">
      <style:text-properties fo:color="#7030a0" loext:opacity="100%" officeooo:rsid="001f2e8f" style:font-name-asian="UD Digi Kyokasho NK-B1" style:font-name-complex="UD Digi Kyokasho NK-B1"/>
    </style:style>
    <style:style style:name="T294" style:family="text">
      <style:text-properties fo:color="#7030a0" loext:opacity="100%" officeooo:rsid="008f0683" style:font-name-asian="UD Digi Kyokasho NK-B1" style:font-name-complex="UD Digi Kyokasho NK-B1"/>
    </style:style>
    <style:style style:name="T295" style:family="text">
      <style:text-properties fo:color="#7030a0" loext:opacity="100%" officeooo:rsid="01400876" style:font-name-asian="UD Digi Kyokasho NK-B1" style:font-name-complex="UD Digi Kyokasho NK-B1"/>
    </style:style>
    <style:style style:name="T296" style:family="text">
      <style:text-properties fo:color="#7030a0" loext:opacity="100%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T297" style:family="text">
      <style:text-properties fo:color="#7030a0" loext:opacity="100%" style:font-name="Arial" fo:font-size="12pt" fo:font-weight="bold" style:font-name-asian="UD Digi Kyokasho NK-B1" style:font-size-asian="12pt" style:font-weight-asian="bold" style:font-name-complex="UD Digi Kyokasho NK-B1" style:font-size-complex="12pt" style:font-weight-complex="bold"/>
    </style:style>
    <style:style style:name="T298" style:family="text">
      <style:text-properties fo:color="#7030a0" loext:opacity="100%" style:font-name="Arial" fo:font-size="12pt" fo:font-weight="normal" style:font-name-asian="UD Digi Kyokasho NK-B1" style:font-size-asian="12pt" style:font-weight-asian="normal" style:font-name-complex="UD Digi Kyokasho NK-B1" style:font-size-complex="12pt" style:font-weight-complex="normal"/>
    </style:style>
    <style:style style:name="T299" style:family="text">
      <style:text-properties fo:color="#7030a0" loext:opacity="100%" fo:font-weight="bold" style:font-name-asian="UD Digi Kyokasho NK-B1" style:font-weight-asian="bold" style:font-name-complex="UD Digi Kyokasho NK-B1" style:font-weight-complex="bold"/>
    </style:style>
    <style:style style:name="T300" style:family="text">
      <style:text-properties fo:color="#7030a0" loext:opacity="100%" fo:font-weight="bold" officeooo:rsid="001f2e8f" style:font-name-asian="UD Digi Kyokasho NK-B1" style:font-weight-asian="bold" style:font-name-complex="UD Digi Kyokasho NK-B1" style:font-weight-complex="bold"/>
    </style:style>
    <style:style style:name="T301" style:family="text">
      <style:text-properties fo:color="#7030a0" loext:opacity="100%" fo:font-weight="bold" officeooo:rsid="01400876" style:font-name-asian="UD Digi Kyokasho NK-B1" style:font-weight-asian="bold" style:font-name-complex="UD Digi Kyokasho NK-B1" style:font-weight-complex="bold"/>
    </style:style>
    <style:style style:name="T302" style:family="text">
      <style:text-properties fo:color="#7030a0" loext:opacity="100%" fo:language="pt" fo:country="BR" style:font-name-asian="UD Digi Kyokasho NK-B1" style:font-name-complex="UD Digi Kyokasho NK-B1"/>
    </style:style>
    <style:style style:name="T303" style:family="text">
      <style:text-properties fo:color="#7030a0" loext:opacity="100%" fo:language="pt" fo:country="BR" officeooo:rsid="008f0683" style:font-name-asian="UD Digi Kyokasho NK-B1" style:font-name-complex="UD Digi Kyokasho NK-B1"/>
    </style:style>
    <style:style style:name="T304" style:family="text">
      <style:text-properties fo:color="#7030a0" loext:opacity="100%" style:text-outline="false" style:text-line-through-style="none" style:text-line-through-type="none" fo:font-size="12pt" fo:language="pt" fo:country="BR" fo:font-style="normal" fo:text-shadow="none" style:text-underline-style="none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05" style:family="text">
      <style:text-properties fo:color="#7030a0" loext:opacity="100%" style:text-outline="false" style:text-line-through-style="none" style:text-line-through-type="none" fo:font-size="12pt" fo:language="pt" fo:country="BR" fo:font-style="normal" fo:text-shadow="none" style:text-underline-style="none" officeooo:rsid="008f0683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06" style:family="text">
      <style:text-properties fo:color="#7030a0" loext:opacity="100%" style:text-outline="false" style:text-line-through-style="none" style:text-line-through-type="none" fo:font-size="12pt" fo:language="pt" fo:country="BR" fo:font-style="normal" fo:text-shadow="none" style:text-underline-style="none" officeooo:rsid="021f86a2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07" style:family="text">
      <style:text-properties fo:color="#ffc000" loext:opacity="100%" style:font-name-asian="UD Digi Kyokasho NK-B1" style:font-name-complex="UD Digi Kyokasho NK-B1"/>
    </style:style>
    <style:style style:name="T308" style:family="text">
      <style:text-properties fo:color="#ffc000" loext:opacity="100%" officeooo:rsid="00584773" style:font-name-asian="UD Digi Kyokasho NK-B1" style:font-name-complex="UD Digi Kyokasho NK-B1"/>
    </style:style>
    <style:style style:name="T309" style:family="text">
      <style:text-properties fo:color="#ffc000" loext:opacity="100%" fo:font-size="12pt" style:font-name-asian="UD Digi Kyokasho NK-B1" style:font-size-asian="12pt" style:font-name-complex="UD Digi Kyokasho NK-B1" style:font-size-complex="12pt"/>
    </style:style>
    <style:style style:name="T310" style:family="text">
      <style:text-properties fo:color="#ffc000" loext:opacity="100%" fo:font-size="12pt" officeooo:rsid="00833e7a" style:font-name-asian="UD Digi Kyokasho NK-B1" style:font-size-asian="12pt" style:font-name-complex="UD Digi Kyokasho NK-B1" style:font-size-complex="12pt"/>
    </style:style>
    <style:style style:name="T311" style:family="text">
      <style:text-properties fo:color="#ffc000" loext:opacity="100%" fo:font-weight="bold" style:font-name-asian="UD Digi Kyokasho NK-B1" style:font-weight-asian="bold" style:font-name-complex="UD Digi Kyokasho NK-B1" style:font-weight-complex="bold"/>
    </style:style>
    <style:style style:name="T312" style:family="text">
      <style:text-properties fo:color="#ffc000" loext:opacity="100%" fo:font-weight="bold" officeooo:rsid="00584773" style:font-name-asian="UD Digi Kyokasho NK-B1" style:font-weight-asian="bold" style:font-name-complex="UD Digi Kyokasho NK-B1" style:font-weight-complex="bold"/>
    </style:style>
    <style:style style:name="T313" style:family="text">
      <style:text-properties fo:color="#ffc000" loext:opacity="100%" fo:language="pt" fo:country="BR" style:font-name-asian="UD Digi Kyokasho NK-B1" style:font-name-complex="UD Digi Kyokasho NK-B1"/>
    </style:style>
    <style:style style:name="T314" style:family="text">
      <style:text-properties fo:color="#ffc000" loext:opacity="100%" style:text-outline="false" style:text-line-through-style="none" style:text-line-through-type="none" fo:font-style="normal" fo:text-shadow="none" style:text-underline-style="none" officeooo:rsid="00c7b20f" style:font-name-asian="UD Digi Kyokasho NK-B1" style:font-style-asian="normal" style:font-name-complex="UD Digi Kyokasho NK-B1" style:font-style-complex="normal" style:text-overline-style="none" style:text-overline-color="font-color"/>
    </style:style>
    <style:style style:name="T315" style:family="text">
      <style:text-properties fo:color="#ffc000" loext:opacity="100%" style:text-outline="false" style:text-line-through-style="none" style:text-line-through-type="none" fo:font-size="12pt" fo:language="pt" fo:country="BR" fo:font-style="normal" fo:text-shadow="none" style:text-underline-style="none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16" style:family="text">
      <style:text-properties fo:color="#ffc000" loext:opacity="100%" style:text-outline="false" style:text-line-through-style="none" style:text-line-through-type="none" fo:font-size="12pt" fo:language="pt" fo:country="BR" fo:font-style="normal" fo:text-shadow="none" style:text-underline-style="none" officeooo:rsid="021f86a2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17" style:family="text">
      <style:text-properties fo:color="#4471c4" loext:opacity="100%" style:font-name-asian="UD Digi Kyokasho NK-B1" style:font-name-complex="UD Digi Kyokasho NK-B1"/>
    </style:style>
    <style:style style:name="T318" style:family="text">
      <style:text-properties fo:color="#4471c4" loext:opacity="100%" style:font-name="Arial" fo:font-size="12pt" fo:font-weight="bold" officeooo:rsid="00729dab" style:font-name-asian="UD Digi Kyokasho NK-B1" style:font-size-asian="12pt" style:font-weight-asian="bold" style:font-name-complex="UD Digi Kyokasho NK-B1" style:font-size-complex="12pt" style:font-weight-complex="bold"/>
    </style:style>
    <style:style style:name="T319" style:family="text">
      <style:text-properties fo:color="#4471c4" loext:opacity="100%" fo:font-weight="bold" style:font-name-asian="UD Digi Kyokasho NK-B1" style:font-weight-asian="bold" style:font-name-complex="UD Digi Kyokasho NK-B1" style:font-weight-complex="bold"/>
    </style:style>
    <style:style style:name="T320" style:family="text">
      <style:text-properties fo:color="#4471c4" loext:opacity="100%" fo:font-size="12pt" officeooo:rsid="00833e7a" style:font-name-asian="UD Digi Kyokasho NK-B1" style:font-size-asian="12pt" style:font-name-complex="UD Digi Kyokasho NK-B1" style:font-size-complex="12pt"/>
    </style:style>
    <style:style style:name="T321" style:family="text">
      <style:text-properties fo:color="#00b050" loext:opacity="100%" style:font-name-asian="UD Digi Kyokasho NK-B1" style:font-name-complex="UD Digi Kyokasho NK-B1"/>
    </style:style>
    <style:style style:name="T322" style:family="text">
      <style:text-properties fo:color="#00b050" loext:opacity="100%" officeooo:rsid="00761287" style:font-name-asian="UD Digi Kyokasho NK-B1" style:font-name-complex="UD Digi Kyokasho NK-B1"/>
    </style:style>
    <style:style style:name="T323" style:family="text">
      <style:text-properties fo:color="#00b050" loext:opacity="100%" fo:font-size="12pt" style:font-name-asian="UD Digi Kyokasho NK-B1" style:font-size-asian="12pt" style:font-name-complex="UD Digi Kyokasho NK-B1" style:font-size-complex="12pt"/>
    </style:style>
    <style:style style:name="T324" style:family="text">
      <style:text-properties fo:color="#00b050" loext:opacity="100%" fo:font-size="12pt" fo:font-weight="normal" style:font-name-asian="UD Digi Kyokasho NK-B1" style:font-size-asian="12pt" style:font-weight-asian="normal" style:font-name-complex="UD Digi Kyokasho NK-B1" style:font-size-complex="12pt" style:font-weight-complex="normal"/>
    </style:style>
    <style:style style:name="T325" style:family="text">
      <style:text-properties fo:color="#00b050" loext:opacity="100%" style:font-name="Arial" style:font-name-asian="UD Digi Kyokasho NK-B1" style:font-name-complex="UD Digi Kyokasho NK-B1"/>
    </style:style>
    <style:style style:name="T326" style:family="text">
      <style:text-properties fo:color="#00b050" loext:opacity="100%" style:font-name="Arial" fo:font-weight="bold" style:font-name-asian="UD Digi Kyokasho NK-B1" style:font-weight-asian="bold" style:font-name-complex="UD Digi Kyokasho NK-B1" style:font-weight-complex="bold"/>
    </style:style>
    <style:style style:name="T327" style:family="text">
      <style:text-properties fo:color="#00b050" loext:opacity="100%" fo:language="pt" fo:country="BR" style:font-name-asian="UD Digi Kyokasho NK-B1" style:font-name-complex="UD Digi Kyokasho NK-B1"/>
    </style:style>
    <style:style style:name="T328" style:family="text">
      <style:text-properties fo:color="#00b050" loext:opacity="100%" style:text-outline="false" style:text-line-through-style="none" style:text-line-through-type="none" fo:font-size="12pt" fo:font-style="normal" fo:text-shadow="none" style:text-underline-style="none" fo:font-weight="bold" officeooo:rsid="00c36de8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329" style:family="text">
      <style:text-properties fo:color="#00b050" loext:opacity="100%" style:text-outline="false" style:text-line-through-style="none" style:text-line-through-type="none" fo:font-size="12pt" fo:font-style="normal" fo:text-shadow="none" style:text-underline-style="none" fo:font-weight="bold" officeooo:rsid="00c7b20f" style:font-name-asian="UD Digi Kyokasho NK-B1" style:font-size-asian="12pt" style:font-style-asian="normal" style:font-weight-asian="bold" style:font-name-complex="UD Digi Kyokasho NK-B1" style:font-size-complex="12pt" style:font-style-complex="normal" style:font-weight-complex="bold" style:text-overline-style="none" style:text-overline-color="font-color"/>
    </style:style>
    <style:style style:name="T330" style:family="text">
      <style:text-properties fo:color="#00b050" loext:opacity="100%" style:text-outline="false" style:text-line-through-style="none" style:text-line-through-type="none" fo:font-size="12pt" fo:language="pt" fo:country="BR" fo:font-style="normal" fo:text-shadow="none" style:text-underline-style="none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31" style:family="text">
      <style:text-properties fo:color="#00b050" loext:opacity="100%" style:text-outline="false" style:text-line-through-style="none" style:text-line-through-type="none" fo:font-size="12pt" fo:language="pt" fo:country="BR" fo:font-style="normal" fo:text-shadow="none" style:text-underline-style="none" officeooo:rsid="021f86a2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32" style:family="text">
      <style:text-properties fo:color="#00b050" loext:opacity="100%" style:text-outline="false" style:text-line-through-style="none" style:text-line-through-type="none" fo:font-style="normal" fo:text-shadow="none" style:text-underline-style="none" officeooo:rsid="00c7b20f" style:font-name-asian="UD Digi Kyokasho NK-B1" style:font-style-asian="normal" style:font-name-complex="UD Digi Kyokasho NK-B1" style:font-style-complex="normal" style:text-overline-style="none" style:text-overline-color="font-color"/>
    </style:style>
    <style:style style:name="T333" style:family="text">
      <style:text-properties fo:color="#00b050" loext:opacity="100%" fo:font-weight="normal" officeooo:rsid="00761287" style:font-name-asian="UD Digi Kyokasho NK-B1" style:font-weight-asian="normal" style:font-name-complex="UD Digi Kyokasho NK-B1" style:font-weight-complex="normal"/>
    </style:style>
    <style:style style:name="T334" style:family="text">
      <style:text-properties fo:color="#833c0b" loext:opacity="100%" style:font-name-asian="UD Digi Kyokasho NK-B1" style:font-name-complex="UD Digi Kyokasho NK-B1"/>
    </style:style>
    <style:style style:name="T335" style:family="text">
      <style:text-properties fo:color="#833c0b" loext:opacity="100%" officeooo:rsid="00cf89da" style:font-name-asian="UD Digi Kyokasho NK-B1" style:font-name-complex="UD Digi Kyokasho NK-B1"/>
    </style:style>
    <style:style style:name="T336" style:family="text">
      <style:text-properties fo:color="#833c0b" loext:opacity="100%" fo:font-weight="bold" style:font-name-asian="UD Digi Kyokasho NK-B1" style:font-weight-asian="bold" style:font-name-complex="UD Digi Kyokasho NK-B1" style:font-weight-complex="bold"/>
    </style:style>
    <style:style style:name="T337" style:family="text">
      <style:text-properties fo:color="#833c0b" loext:opacity="100%" fo:language="pt" fo:country="BR" style:font-name-asian="UD Digi Kyokasho NK-B1" style:font-name-complex="UD Digi Kyokasho NK-B1"/>
    </style:style>
    <style:style style:name="T338" style:family="text">
      <style:text-properties fo:color="#833c0b" loext:opacity="100%" fo:font-size="12pt" officeooo:rsid="00833e7a" style:font-name-asian="UD Digi Kyokasho NK-B1" style:font-size-asian="12pt" style:font-name-complex="UD Digi Kyokasho NK-B1" style:font-size-complex="12pt"/>
    </style:style>
    <style:style style:name="T339" style:family="text">
      <style:text-properties fo:color="#833c0b" loext:opacity="100%" style:text-outline="false" style:text-line-through-style="none" style:text-line-through-type="none" fo:font-size="12pt" fo:language="pt" fo:country="BR" fo:font-style="normal" fo:text-shadow="none" style:text-underline-style="none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40" style:family="text">
      <style:text-properties fo:color="#833c0b" loext:opacity="100%" style:text-outline="false" style:text-line-through-style="none" style:text-line-through-type="none" fo:font-size="12pt" fo:language="pt" fo:country="BR" fo:font-style="normal" fo:text-shadow="none" style:text-underline-style="none" officeooo:rsid="02206536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41" style:family="text">
      <style:text-properties fo:color="#0070c0" loext:opacity="100%" style:font-name-asian="UD Digi Kyokasho NK-B1" style:font-name-complex="UD Digi Kyokasho NK-B1"/>
    </style:style>
    <style:style style:name="T342" style:family="text">
      <style:text-properties fo:color="#0070c0" loext:opacity="100%" officeooo:rsid="001f2e8f" style:font-name-asian="UD Digi Kyokasho NK-B1" style:font-name-complex="UD Digi Kyokasho NK-B1"/>
    </style:style>
    <style:style style:name="T343" style:family="text">
      <style:text-properties fo:color="#0070c0" loext:opacity="100%" fo:language="pt" fo:country="BR" officeooo:rsid="001f2e8f" style:font-name-asian="UD Digi Kyokasho NK-B1" style:font-name-complex="UD Digi Kyokasho NK-B1"/>
    </style:style>
    <style:style style:name="T344" style:family="text">
      <style:text-properties fo:color="#0070c0" loext:opacity="100%" fo:font-weight="bold" officeooo:rsid="001f2e8f" style:font-name-asian="UD Digi Kyokasho NK-B1" style:font-weight-asian="bold" style:font-name-complex="UD Digi Kyokasho NK-B1" style:font-weight-complex="bold"/>
    </style:style>
    <style:style style:name="T345" style:family="text">
      <style:text-properties fo:color="#0070c0" loext:opacity="100%" fo:font-weight="bold" officeooo:rsid="01caf851" style:font-weight-asian="bold" style:font-weight-complex="bold"/>
    </style:style>
    <style:style style:name="T346" style:family="text">
      <style:text-properties fo:color="#0070c0" loext:opacity="100%" style:text-outline="false" style:text-line-through-style="none" style:text-line-through-type="none" fo:font-size="12pt" fo:language="pt" fo:country="BR" fo:font-style="normal" fo:text-shadow="none" style:text-underline-style="none" officeooo:rsid="001f2e8f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47" style:family="text">
      <style:text-properties fo:color="#0070c0" loext:opacity="100%" style:text-outline="false" style:text-line-through-style="none" style:text-line-through-type="none" fo:font-size="12pt" fo:language="pt" fo:country="BR" fo:font-style="normal" fo:text-shadow="none" style:text-underline-style="none" officeooo:rsid="021f86a2" style:font-name-asian="UD Digi Kyokasho NK-B1" style:font-size-asian="12pt" style:font-style-asian="normal" style:font-name-complex="UD Digi Kyokasho NK-B1" style:font-size-complex="12pt" style:font-style-complex="normal" style:text-overline-style="none" style:text-overline-color="font-color"/>
    </style:style>
    <style:style style:name="T348" style:family="text">
      <style:text-properties fo:font-size="12pt" fo:language="pt" fo:country="BR" style:font-size-asian="12pt" style:font-size-complex="12pt"/>
    </style:style>
    <style:style style:name="T349" style:family="text">
      <style:text-properties fo:font-size="12pt" fo:language="pt" fo:country="BR" officeooo:rsid="0021eb70" style:font-size-asian="12pt" style:font-size-complex="12pt"/>
    </style:style>
    <style:style style:name="T350" style:family="text">
      <style:text-properties fo:font-size="12pt" style:font-size-asian="12pt" style:font-size-complex="12pt"/>
    </style:style>
    <style:style style:name="T351" style:family="text">
      <style:text-properties fo:font-size="12pt" fo:font-weight="bold" style:font-name-asian="Arial Nova" style:font-size-asian="12pt" style:font-weight-asian="bold" style:font-name-complex="Arial Nova" style:font-size-complex="12pt" style:font-weight-complex="bold"/>
    </style:style>
    <style:style style:name="T352" style:family="text">
      <style:text-properties fo:font-size="12pt" fo:font-weight="bold" officeooo:rsid="007e9f1f" style:font-name-asian="Arial Nova" style:font-size-asian="12pt" style:font-weight-asian="bold" style:font-name-complex="Arial Nova" style:font-size-complex="12pt" style:font-weight-complex="bold"/>
    </style:style>
    <style:style style:name="T353" style:family="text">
      <style:text-properties fo:font-size="12pt" fo:font-weight="bold" officeooo:rsid="00c36de8" style:font-name-asian="Arial Nova" style:font-size-asian="12pt" style:font-weight-asian="bold" style:font-name-complex="Arial Nova" style:font-size-complex="12pt" style:font-weight-complex="bold"/>
    </style:style>
    <style:style style:name="T354" style:family="text">
      <style:text-properties fo:font-size="12pt" fo:font-weight="bold" officeooo:rsid="01126f90" style:font-name-asian="Arial Nova" style:font-size-asian="12pt" style:font-weight-asian="bold" style:font-name-complex="Arial Nova" style:font-size-complex="12pt" style:font-weight-complex="bold"/>
    </style:style>
    <style:style style:name="T355" style:family="text">
      <style:text-properties fo:font-size="12pt" fo:font-weight="bold" officeooo:rsid="01546221" style:font-name-asian="Arial Nova" style:font-size-asian="12pt" style:font-weight-asian="bold" style:font-name-complex="Arial Nova" style:font-size-complex="12pt" style:font-weight-complex="bold"/>
    </style:style>
    <style:style style:name="T356" style:family="text">
      <style:text-properties fo:font-size="12pt" style:font-name-asian="Arial Nova" style:font-size-asian="12pt" style:font-name-complex="Arial Nova" style:font-size-complex="12pt"/>
    </style:style>
    <style:style style:name="T357" style:family="text">
      <style:text-properties fo:font-size="12pt" officeooo:rsid="00729dab" style:font-name-asian="Arial Nova" style:font-size-asian="12pt" style:font-name-complex="Arial Nova" style:font-size-complex="12pt"/>
    </style:style>
    <style:style style:name="T358" style:family="text">
      <style:text-properties fo:font-size="12pt" officeooo:rsid="007b7ea5" style:font-name-asian="Arial Nova" style:font-size-asian="12pt" style:font-name-complex="Arial Nova" style:font-size-complex="12pt"/>
    </style:style>
    <style:style style:name="T359" style:family="text">
      <style:text-properties fo:font-size="12pt" officeooo:rsid="007e9f1f" style:font-name-asian="Arial Nova" style:font-size-asian="12pt" style:font-name-complex="Arial Nova" style:font-size-complex="12pt"/>
    </style:style>
    <style:style style:name="T360" style:family="text">
      <style:text-properties fo:font-size="12pt" officeooo:rsid="00f7a837" style:font-name-asian="Arial Nova" style:font-size-asian="12pt" style:font-name-complex="Arial Nova" style:font-size-complex="12pt"/>
    </style:style>
    <style:style style:name="T361" style:family="text">
      <style:text-properties fo:font-size="12pt" officeooo:rsid="018986fa" style:font-name-asian="Arial Nova" style:font-size-asian="12pt" style:font-name-complex="Arial Nova" style:font-size-complex="12pt"/>
    </style:style>
    <style:style style:name="T362" style:family="text">
      <style:text-properties fo:font-size="12pt" fo:font-weight="normal" officeooo:rsid="007e9f1f" style:font-name-asian="Arial Nova" style:font-size-asian="12pt" style:font-weight-asian="normal" style:font-name-complex="Arial Nova" style:font-size-complex="12pt" style:font-weight-complex="normal"/>
    </style:style>
    <style:style style:name="T363" style:family="text">
      <style:text-properties fo:font-size="12pt" fo:font-weight="normal" officeooo:rsid="00c36de8" style:font-name-asian="Arial Nova" style:font-size-asian="12pt" style:font-weight-asian="normal" style:font-name-complex="Arial Nova" style:font-size-complex="12pt" style:font-weight-complex="normal"/>
    </style:style>
    <style:style style:name="T364" style:family="text">
      <style:text-properties fo:font-size="12pt" fo:font-weight="normal" officeooo:rsid="00c3f523" style:font-name-asian="Arial Nova" style:font-size-asian="12pt" style:font-weight-asian="normal" style:font-name-complex="Arial Nova" style:font-size-complex="12pt" style:font-weight-complex="normal"/>
    </style:style>
    <style:style style:name="T365" style:family="text">
      <style:text-properties fo:font-size="12pt" fo:font-weight="normal" officeooo:rsid="00c7b20f" style:font-name-asian="Arial Nova" style:font-size-asian="12pt" style:font-weight-asian="normal" style:font-name-complex="Arial Nova" style:font-size-complex="12pt" style:font-weight-complex="normal"/>
    </style:style>
    <style:style style:name="T366" style:family="text">
      <style:text-properties fo:font-size="12pt" fo:font-weight="normal" officeooo:rsid="0106f10d" style:font-name-asian="Arial Nova" style:font-size-asian="12pt" style:font-weight-asian="normal" style:font-name-complex="Arial Nova" style:font-size-complex="12pt" style:font-weight-complex="normal"/>
    </style:style>
    <style:style style:name="T367" style:family="text">
      <style:text-properties fo:font-size="12pt" fo:font-weight="normal" officeooo:rsid="01546221" style:font-name-asian="Arial Nova" style:font-size-asian="12pt" style:font-weight-asian="normal" style:font-name-complex="Arial Nova" style:font-size-complex="12pt" style:font-weight-complex="normal"/>
    </style:style>
    <style:style style:name="T368" style:family="text">
      <style:text-properties fo:font-size="12pt" fo:font-weight="normal" style:font-name-asian="UD Digi Kyokasho NK-B1" style:font-size-asian="12pt" style:font-weight-asian="normal" style:font-name-complex="UD Digi Kyokasho NK-B1" style:font-size-complex="12pt" style:font-weight-complex="normal"/>
    </style:style>
    <style:style style:name="T369" style:family="text">
      <style:text-properties fo:font-size="12pt" fo:font-weight="normal" officeooo:rsid="0143c704" style:font-size-asian="12pt" style:font-weight-asian="normal" style:font-size-complex="12pt" style:font-weight-complex="normal"/>
    </style:style>
    <style:style style:name="T370" style:family="text">
      <style:text-properties fo:font-size="12pt" style:font-name-asian="UD Digi Kyokasho NK-B1" style:font-size-asian="12pt" style:font-name-complex="UD Digi Kyokasho NK-B1" style:font-size-complex="12pt"/>
    </style:style>
    <style:style style:name="T371" style:family="text">
      <style:text-properties style:font-name-asian="UD Digi Kyokasho NK-B1" style:font-name-complex="UD Digi Kyokasho NK-B1"/>
    </style:style>
    <style:style style:name="T372" style:family="text">
      <style:text-properties officeooo:rsid="001f2e8f" style:font-name-asian="UD Digi Kyokasho NK-B1" style:font-name-complex="UD Digi Kyokasho NK-B1"/>
    </style:style>
    <style:style style:name="T373" style:family="text">
      <style:text-properties officeooo:rsid="003d0dca" style:font-name-asian="UD Digi Kyokasho NK-B1" style:font-name-complex="UD Digi Kyokasho NK-B1"/>
    </style:style>
    <style:style style:name="T374" style:family="text">
      <style:text-properties officeooo:rsid="003d4b32" style:font-name-asian="UD Digi Kyokasho NK-B1" style:font-name-complex="UD Digi Kyokasho NK-B1"/>
    </style:style>
    <style:style style:name="T375" style:family="text">
      <style:text-properties officeooo:rsid="003f856d" style:font-name-asian="UD Digi Kyokasho NK-B1" style:font-name-complex="UD Digi Kyokasho NK-B1"/>
    </style:style>
    <style:style style:name="T376" style:family="text">
      <style:text-properties officeooo:rsid="00685ca7" style:font-name-asian="UD Digi Kyokasho NK-B1" style:font-name-complex="UD Digi Kyokasho NK-B1"/>
    </style:style>
    <style:style style:name="T377" style:family="text">
      <style:text-properties officeooo:rsid="00f02f57" style:font-name-asian="UD Digi Kyokasho NK-B1" style:font-name-complex="UD Digi Kyokasho NK-B1"/>
    </style:style>
    <style:style style:name="T378" style:family="text">
      <style:text-properties officeooo:rsid="003be2e8" style:font-name-asian="UD Digi Kyokasho NK-B1" style:font-name-complex="UD Digi Kyokasho NK-B1"/>
    </style:style>
    <style:style style:name="T379" style:family="text">
      <style:text-properties officeooo:rsid="00598680" style:font-name-asian="UD Digi Kyokasho NK-B1" style:font-name-complex="UD Digi Kyokasho NK-B1"/>
    </style:style>
    <style:style style:name="T380" style:family="text">
      <style:text-properties officeooo:rsid="00c7b20f" style:font-name-asian="UD Digi Kyokasho NK-B1" style:font-name-complex="UD Digi Kyokasho NK-B1"/>
    </style:style>
    <style:style style:name="T381" style:family="text">
      <style:text-properties officeooo:rsid="00cf89da" style:font-name-asian="UD Digi Kyokasho NK-B1" style:font-name-complex="UD Digi Kyokasho NK-B1"/>
    </style:style>
    <style:style style:name="T382" style:family="text">
      <style:text-properties officeooo:rsid="00cf2d4b" style:font-name-asian="UD Digi Kyokasho NK-B1" style:font-name-complex="UD Digi Kyokasho NK-B1"/>
    </style:style>
    <style:style style:name="T383" style:family="text">
      <style:text-properties fo:language="pt" fo:country="BR"/>
    </style:style>
    <style:style style:name="T384" style:family="text">
      <style:text-properties fo:language="pt" fo:country="BR" officeooo:rsid="0021eb70"/>
    </style:style>
    <style:style style:name="T385" style:family="text">
      <style:text-properties fo:language="pt" fo:country="BR" officeooo:rsid="008aef91"/>
    </style:style>
    <style:style style:name="T386" style:family="text">
      <style:text-properties fo:language="pt" fo:country="BR" officeooo:rsid="00e8e0c5"/>
    </style:style>
    <style:style style:name="T387" style:family="text">
      <style:text-properties fo:language="pt" fo:country="BR" style:text-underline-style="none"/>
    </style:style>
    <style:style style:name="T388" style:family="text">
      <style:text-properties fo:language="pt" fo:country="BR" style:text-underline-style="none" officeooo:rsid="0021eb70"/>
    </style:style>
    <style:style style:name="T389" style:family="text">
      <style:text-properties fo:language="pt" fo:country="BR" style:text-underline-style="none" fo:font-weight="bold" officeooo:rsid="00e8e0c5" style:font-weight-asian="bold" style:font-weight-complex="bold"/>
    </style:style>
    <style:style style:name="T390" style:family="text">
      <style:text-properties fo:language="pt" fo:country="BR" style:text-underline-style="none" officeooo:rsid="010ae61d"/>
    </style:style>
    <style:style style:name="T391" style:family="text">
      <style:text-properties fo:font-variant="normal" fo:text-transform="none" style:font-name="Arial" fo:font-size="12pt" fo:language="pt" fo:country="BR" fo:font-style="normal" style:font-size-asian="12pt" style:font-size-complex="12pt"/>
    </style:style>
    <style:style style:name="T392" style:family="text">
      <style:text-properties fo:font-variant="normal" fo:text-transform="none" style:font-name="Arial" fo:font-size="12pt" fo:language="pt" fo:country="BR" fo:font-style="normal" officeooo:rsid="00ac1b40" style:font-size-asian="12pt" style:font-size-complex="12pt"/>
    </style:style>
    <style:style style:name="T393" style:family="text">
      <style:text-properties fo:font-variant="normal" fo:text-transform="none" style:font-name="Arial" fo:font-size="12pt" fo:language="pt" fo:country="BR" fo:font-style="normal" officeooo:rsid="00deefb0" style:font-size-asian="12pt" style:font-size-complex="12pt"/>
    </style:style>
    <style:style style:name="T394" style:family="text">
      <style:text-properties fo:font-variant="normal" fo:text-transform="none" style:font-name="Arial" fo:font-size="12pt" fo:language="pt" fo:country="BR" fo:font-style="normal" officeooo:rsid="00efd0ab" style:font-size-asian="12pt" style:font-size-complex="12pt"/>
    </style:style>
    <style:style style:name="T395" style:family="text">
      <style:text-properties fo:font-variant="normal" fo:text-transform="none" style:font-name="Arial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T396" style:family="text">
      <style:text-properties fo:font-variant="normal" fo:text-transform="none" style:font-name="Arial" fo:font-size="12pt" fo:language="pt" fo:country="BR" fo:font-style="normal" fo:font-weight="normal" officeooo:rsid="0025c02e" style:font-size-asian="12pt" style:font-weight-asian="normal" style:font-size-complex="12pt" style:font-weight-complex="normal"/>
    </style:style>
    <style:style style:name="T397" style:family="text">
      <style:text-properties fo:font-variant="normal" fo:text-transform="none" fo:color="#000000" loext:opacity="100%" fo:language="pt" fo:country="BR" fo:font-style="normal" fo:font-weight="normal" style:font-name-asian="UD Digi Kyokasho NK-B1" style:font-weight-asian="normal" style:font-name-complex="UD Digi Kyokasho NK-B1" style:font-weight-complex="normal"/>
    </style:style>
    <style:style style:name="T398" style:family="text">
      <style:text-properties fo:font-variant="normal" fo:text-transform="none" fo:color="#000000" loext:opacity="100%" fo:language="pt" fo:country="BR" fo:font-style="normal" fo:font-weight="normal" officeooo:rsid="00789b7f" style:font-name-asian="UD Digi Kyokasho NK-B1" style:font-weight-asian="normal" style:font-name-complex="UD Digi Kyokasho NK-B1" style:font-weight-complex="normal"/>
    </style:style>
    <style:style style:name="T399" style:family="text">
      <style:text-properties fo:font-variant="normal" fo:text-transform="none" fo:color="#000000" loext:opacity="100%" fo:language="pt" fo:country="BR" fo:font-style="normal" fo:font-weight="normal" officeooo:rsid="001aec20" style:font-name-asian="UD Digi Kyokasho NK-B1" style:font-weight-asian="normal" style:font-name-complex="UD Digi Kyokasho NK-B1" style:font-weight-complex="normal"/>
    </style:style>
    <style:style style:name="T400" style:family="text">
      <style:text-properties fo:font-variant="normal" fo:text-transform="none" fo:color="#000000" loext:opacity="100%" fo:font-size="12pt" fo:language="pt" fo:country="BR" fo:font-style="normal" fo:font-weight="normal" style:font-name-asian="UD Digi Kyokasho NK-B1" style:font-size-asian="12pt" style:font-weight-asian="normal" style:font-name-complex="UD Digi Kyokasho NK-B1" style:font-size-complex="12pt" style:font-weight-complex="normal"/>
    </style:style>
    <style:style style:name="T401" style:family="text">
      <style:text-properties fo:font-variant="normal" fo:text-transform="none" fo:color="#000000" loext:opacity="100%" fo:font-size="12pt" fo:language="pt" fo:country="BR" fo:font-style="normal" fo:font-weight="normal" officeooo:rsid="00833e7a" style:font-name-asian="UD Digi Kyokasho NK-B1" style:font-size-asian="12pt" style:font-weight-asian="normal" style:font-name-complex="UD Digi Kyokasho NK-B1" style:font-size-complex="12pt" style:font-weight-complex="normal"/>
    </style:style>
    <style:style style:name="T402" style:family="text">
      <style:text-properties fo:font-variant="normal" fo:text-transform="none" fo:color="#000000" loext:opacity="100%" fo:font-size="12pt" fo:language="pt" fo:country="BR" fo:font-style="normal" fo:font-weight="normal" officeooo:rsid="001aec20" style:font-name-asian="UD Digi Kyokasho NK-B1" style:font-size-asian="12pt" style:font-weight-asian="normal" style:font-name-complex="UD Digi Kyokasho NK-B1" style:font-size-complex="12pt" style:font-weight-complex="normal"/>
    </style:style>
    <style:style style:name="T403" style:family="text">
      <style:text-properties fo:font-variant="normal" fo:text-transform="none" fo:color="#000000" loext:opacity="100%" style:text-line-through-style="none" style:text-line-through-type="none" fo:font-size="12pt" fo:language="pt" fo:country="BR" fo:font-style="normal" style:text-underline-style="none" fo:font-weight="normal" officeooo:rsid="00833e7a" style:text-blinking="false" style:font-name-asian="UD Digi Kyokasho NK-B1" style:font-size-asian="12pt" style:font-weight-asian="normal" style:font-name-complex="UD Digi Kyokasho NK-B1" style:font-size-complex="12pt" style:font-weight-complex="normal"/>
    </style:style>
    <style:style style:name="T404" style:family="text">
      <style:text-properties fo:font-variant="normal" fo:text-transform="none" fo:color="#000000" loext:opacity="100%" style:text-line-through-style="none" style:text-line-through-type="none" fo:font-size="12pt" fo:language="pt" fo:country="BR" fo:font-style="normal" style:text-underline-style="none" fo:font-weight="normal" officeooo:rsid="01c2fc6d" style:text-blinking="false" style:font-name-asian="UD Digi Kyokasho NK-B1" style:font-size-asian="12pt" style:font-weight-asian="normal" style:font-name-complex="UD Digi Kyokasho NK-B1" style:font-size-complex="12pt" style:font-weight-complex="normal"/>
    </style:style>
    <style:style style:name="T405" style:family="text">
      <style:text-properties fo:font-variant="normal" fo:text-transform="none" fo:color="#000000" loext:opacity="100%" style:text-line-through-style="none" style:text-line-through-type="none" fo:font-size="12pt" fo:language="pt" fo:country="BR" fo:font-style="normal" style:text-underline-style="none" officeooo:rsid="00833e7a" style:text-blinking="false" style:font-name-asian="UD Digi Kyokasho NK-B1" style:font-size-asian="12pt" style:font-name-complex="UD Digi Kyokasho NK-B1" style:font-size-complex="12pt"/>
    </style:style>
    <style:style style:name="T406" style:family="text">
      <style:text-properties fo:font-variant="normal" fo:text-transform="none" fo:color="#000000" loext:opacity="100%" style:text-line-through-style="none" style:text-line-through-type="none" fo:language="pt" fo:country="BR" fo:font-style="normal" style:text-underline-style="none" fo:font-weight="normal" style:text-blinking="false" style:font-name-asian="UD Digi Kyokasho NK-B1" style:font-weight-asian="normal" style:font-name-complex="UD Digi Kyokasho NK-B1" style:font-weight-complex="normal"/>
    </style:style>
    <style:style style:name="T407" style:family="text">
      <style:text-properties fo:font-variant="normal" fo:text-transform="none" fo:color="#000000" loext:opacity="100%" style:text-line-through-style="none" style:text-line-through-type="none" fo:language="pt" fo:country="BR" fo:font-style="normal" style:text-underline-style="none" style:text-blinking="false" style:font-name-asian="UD Digi Kyokasho NK-B1" style:font-name-complex="UD Digi Kyokasho NK-B1"/>
    </style:style>
    <style:style style:name="T408" style:family="text">
      <style:text-properties fo:font-variant="normal" fo:text-transform="none" fo:color="#7030a0" loext:opacity="100%" fo:language="pt" fo:country="BR" fo:font-style="normal" style:font-name-asian="UD Digi Kyokasho NK-B1" style:font-name-complex="UD Digi Kyokasho NK-B1"/>
    </style:style>
    <style:style style:name="T409" style:family="text">
      <style:text-properties fo:font-variant="normal" fo:text-transform="none" fo:color="#7030a0" loext:opacity="100%" fo:font-size="12pt" fo:language="pt" fo:country="BR" fo:font-style="normal" fo:font-weight="bold" officeooo:rsid="00761287" style:font-name-asian="UD Digi Kyokasho NK-B1" style:font-size-asian="12pt" style:font-weight-asian="bold" style:font-name-complex="UD Digi Kyokasho NK-B1" style:font-size-complex="12pt" style:font-weight-complex="bold"/>
    </style:style>
    <style:style style:name="T410" style:family="text">
      <style:text-properties fo:font-variant="normal" fo:text-transform="none" fo:color="#7030a0" loext:opacity="100%" fo:font-size="12pt" fo:language="pt" fo:country="BR" fo:font-style="normal" fo:font-weight="bold" officeooo:rsid="01754bcc" style:font-name-asian="UD Digi Kyokasho NK-B1" style:font-size-asian="12pt" style:font-weight-asian="bold" style:font-name-complex="UD Digi Kyokasho NK-B1" style:font-size-complex="12pt" style:font-weight-complex="bold"/>
    </style:style>
    <style:style style:name="T411" style:family="text">
      <style:text-properties fo:font-variant="normal" fo:text-transform="none" fo:color="#7030a0" loext:opacity="100%" style:text-line-through-style="none" style:text-line-through-type="none" fo:font-size="12pt" fo:font-style="normal" style:text-underline-style="none" fo:font-weight="normal" officeooo:rsid="00833e7a" style:text-blinking="false" style:font-name-asian="UD Digi Kyokasho NK-B1" style:font-size-asian="12pt" style:font-name-complex="UD Digi Kyokasho NK-B1" style:font-size-complex="12pt"/>
    </style:style>
    <style:style style:name="T412" style:family="text">
      <style:text-properties fo:font-variant="normal" fo:text-transform="none" fo:color="#7030a0" loext:opacity="100%" style:text-line-through-style="none" style:text-line-through-type="none" fo:font-size="12pt" fo:language="pt" fo:country="BR" fo:font-style="normal" style:text-underline-style="none" officeooo:rsid="00833e7a" style:text-blinking="false" style:font-name-asian="UD Digi Kyokasho NK-B1" style:font-size-asian="12pt" style:font-name-complex="UD Digi Kyokasho NK-B1" style:font-size-complex="12pt"/>
    </style:style>
    <style:style style:name="T413" style:family="text">
      <style:text-properties fo:font-variant="normal" fo:text-transform="none" fo:color="#7030a0" loext:opacity="100%" style:text-line-through-style="none" style:text-line-through-type="none" fo:font-size="12pt" fo:language="pt" fo:country="BR" fo:font-style="normal" style:text-underline-style="none" fo:font-weight="normal" officeooo:rsid="00833e7a" style:text-blinking="false" style:font-name-asian="UD Digi Kyokasho NK-B1" style:font-size-asian="12pt" style:font-name-complex="UD Digi Kyokasho NK-B1" style:font-size-complex="12pt"/>
    </style:style>
    <style:style style:name="T414" style:family="text">
      <style:text-properties fo:font-variant="normal" fo:text-transform="none" fo:color="#4471c4" loext:opacity="100%" fo:language="pt" fo:country="BR" fo:font-style="normal" style:font-name-asian="UD Digi Kyokasho NK-B1" style:font-name-complex="UD Digi Kyokasho NK-B1"/>
    </style:style>
    <style:style style:name="T415" style:family="text">
      <style:text-properties fo:font-variant="normal" fo:text-transform="none" fo:color="#4471c4" loext:opacity="100%" style:text-line-through-style="none" style:text-line-through-type="none" fo:font-size="12pt" fo:language="pt" fo:country="BR" fo:font-style="normal" style:text-underline-style="none" officeooo:rsid="00833e7a" style:text-blinking="false" style:font-name-asian="UD Digi Kyokasho NK-B1" style:font-size-asian="12pt" style:font-name-complex="UD Digi Kyokasho NK-B1" style:font-size-complex="12pt"/>
    </style:style>
    <style:style style:name="T416" style:family="text">
      <style:text-properties fo:font-variant="normal" fo:text-transform="none" fo:color="#4471c4" loext:opacity="100%" style:text-line-through-style="none" style:text-line-through-type="none" fo:language="pt" fo:country="BR" fo:font-style="normal" style:text-underline-style="none" style:text-blinking="false" style:font-name-asian="UD Digi Kyokasho NK-B1" style:font-name-complex="UD Digi Kyokasho NK-B1"/>
    </style:style>
    <style:style style:name="T417" style:family="text">
      <style:text-properties fo:font-variant="normal" fo:text-transform="none" fo:font-size="12pt" fo:language="pt" fo:country="BR" fo:font-style="normal" style:font-size-asian="12pt" style:font-size-complex="12pt"/>
    </style:style>
    <style:style style:name="T418" style:family="text">
      <style:text-properties fo:font-variant="normal" fo:text-transform="none" fo:font-size="12pt" fo:language="pt" fo:country="BR" fo:font-style="normal" officeooo:rsid="0025c02e" style:font-size-asian="12pt" style:font-size-complex="12pt"/>
    </style:style>
    <style:style style:name="T419" style:family="text">
      <style:text-properties fo:font-variant="normal" fo:text-transform="none" fo:font-size="12pt" fo:language="pt" fo:country="BR" fo:font-style="normal" officeooo:rsid="00270ca4" style:font-size-asian="12pt" style:font-size-complex="12pt"/>
    </style:style>
    <style:style style:name="T420" style:family="text">
      <style:text-properties fo:font-variant="normal" fo:text-transform="none" fo:language="pt" fo:country="BR" fo:font-style="normal"/>
    </style:style>
    <style:style style:name="T421" style:family="text">
      <style:text-properties fo:font-variant="normal" fo:text-transform="none" fo:language="pt" fo:country="BR" fo:font-style="normal" officeooo:rsid="019f8f0c"/>
    </style:style>
    <style:style style:name="T422" style:family="text">
      <style:text-properties fo:font-variant="normal" fo:text-transform="none" fo:language="pt" fo:country="BR" fo:font-style="normal" style:font-weight-asian="bold" style:font-weight-complex="bold"/>
    </style:style>
    <style:style style:name="T423" style:family="text">
      <style:text-properties fo:font-variant="normal" fo:text-transform="none" fo:language="pt" fo:country="BR" fo:font-style="normal" officeooo:rsid="00c146ca" style:font-weight-asian="bold" style:font-weight-complex="bold"/>
    </style:style>
    <style:style style:name="T424" style:family="text">
      <style:text-properties fo:font-variant="normal" fo:text-transform="none" fo:language="pt" fo:country="BR" fo:font-style="normal" officeooo:rsid="01a2b068" style:font-weight-asian="bold" style:font-weight-complex="bold"/>
    </style:style>
    <style:style style:name="T425" style:family="text">
      <style:text-properties fo:font-variant="normal" fo:text-transform="none" fo:color="#833c0b" loext:opacity="100%" style:text-line-through-style="none" style:text-line-through-type="none" fo:font-size="12pt" fo:language="pt" fo:country="BR" fo:font-style="normal" style:text-underline-style="none" officeooo:rsid="00833e7a" style:text-blinking="false" style:font-name-asian="UD Digi Kyokasho NK-B1" style:font-size-asian="12pt" style:font-name-complex="UD Digi Kyokasho NK-B1" style:font-size-complex="12pt"/>
    </style:style>
    <style:style style:name="T426" style:family="text">
      <style:text-properties fo:font-variant="normal" fo:text-transform="none" fo:color="#ffc000" loext:opacity="100%" style:text-line-through-style="none" style:text-line-through-type="none" fo:font-size="12pt" fo:language="pt" fo:country="BR" fo:font-style="normal" style:text-underline-style="none" officeooo:rsid="00833e7a" style:text-blinking="false" style:font-name-asian="UD Digi Kyokasho NK-B1" style:font-size-asian="12pt" style:font-name-complex="UD Digi Kyokasho NK-B1" style:font-size-complex="12pt"/>
    </style:style>
    <style:style style:name="T427" style:family="text">
      <style:text-properties fo:font-variant="normal" fo:text-transform="none" fo:color="#ffc000" loext:opacity="100%" style:text-line-through-style="none" style:text-line-through-type="none" fo:language="pt" fo:country="BR" fo:font-style="normal" style:text-underline-style="none" style:text-blinking="false" style:font-name-asian="UD Digi Kyokasho NK-B1" style:font-name-complex="UD Digi Kyokasho NK-B1"/>
    </style:style>
    <style:style style:name="T428" style:family="text">
      <style:text-properties fo:font-variant="normal" fo:text-transform="none" fo:color="#0d0d0d" loext:opacity="100%" style:text-line-through-style="none" style:text-line-through-type="none" fo:font-size="12pt" fo:language="pt" fo:country="BR" fo:font-style="normal" style:text-underline-style="none" fo:font-weight="normal" style:text-blinking="false" style:font-name-asian="UD Digi Kyokasho NK-B1" style:font-size-asian="12pt" style:font-weight-asian="normal" style:font-name-complex="UD Digi Kyokasho NK-B1" style:font-size-complex="12pt" style:font-weight-complex="normal"/>
    </style:style>
    <style:style style:name="T429" style:family="text">
      <style:text-properties fo:font-variant="normal" fo:text-transform="none" fo:color="#0d0d0d" loext:opacity="100%" style:text-line-through-style="none" style:text-line-through-type="none" fo:font-size="12pt" fo:language="pt" fo:country="BR" fo:font-style="normal" style:text-underline-style="none" fo:font-weight="normal" officeooo:rsid="00833e7a" style:text-blinking="false" style:font-name-asian="UD Digi Kyokasho NK-B1" style:font-size-asian="12pt" style:font-weight-asian="normal" style:font-name-complex="UD Digi Kyokasho NK-B1" style:font-size-complex="12pt" style:font-weight-complex="normal"/>
    </style:style>
    <style:style style:name="T430" style:family="text">
      <style:text-properties fo:font-variant="normal" fo:text-transform="none" fo:color="#0d0d0d" loext:opacity="100%" style:text-line-through-style="none" style:text-line-through-type="none" fo:font-size="12pt" fo:language="pt" fo:country="BR" fo:font-style="normal" style:text-underline-style="none" fo:font-weight="normal" officeooo:rsid="01b02f0f" style:text-blinking="false" style:font-name-asian="UD Digi Kyokasho NK-B1" style:font-size-asian="12pt" style:font-weight-asian="normal" style:font-name-complex="UD Digi Kyokasho NK-B1" style:font-size-complex="12pt" style:font-weight-complex="normal"/>
    </style:style>
    <style:style style:name="T431" style:family="text">
      <style:text-properties fo:font-variant="normal" fo:text-transform="none" fo:color="#0d0d0d" loext:opacity="100%" style:text-line-through-style="none" style:text-line-through-type="none" fo:font-size="12pt" fo:language="pt" fo:country="BR" fo:font-style="normal" style:text-underline-style="none" fo:font-weight="normal" officeooo:rsid="001aec20" style:text-blinking="false" style:font-name-asian="UD Digi Kyokasho NK-B1" style:font-size-asian="12pt" style:font-weight-asian="normal" style:font-name-complex="UD Digi Kyokasho NK-B1" style:font-size-complex="12pt" style:font-weight-complex="normal"/>
    </style:style>
    <style:style style:name="T432" style:family="text">
      <style:text-properties fo:font-variant="normal" fo:text-transform="none" fo:color="#0d0d0d" loext:opacity="100%" style:text-line-through-style="none" style:text-line-through-type="none" fo:font-size="12pt" fo:language="pt" fo:country="BR" fo:font-style="normal" style:text-underline-style="none" style:text-blinking="false" style:font-name-asian="UD Digi Kyokasho NK-B1" style:font-size-asian="12pt" style:font-name-complex="UD Digi Kyokasho NK-B1" style:font-size-complex="12pt"/>
    </style:style>
    <style:style style:name="T433" style:family="text">
      <style:text-properties fo:font-variant="normal" fo:text-transform="none" fo:color="#0d0d0d" loext:opacity="100%" style:text-line-through-style="none" style:text-line-through-type="none" fo:font-size="12pt" fo:language="pt" fo:country="BR" fo:font-style="normal" style:text-underline-style="none" officeooo:rsid="00833e7a" style:text-blinking="false" style:font-name-asian="UD Digi Kyokasho NK-B1" style:font-size-asian="12pt" style:font-name-complex="UD Digi Kyokasho NK-B1" style:font-size-complex="12pt"/>
    </style:style>
    <style:style style:name="T434" style:family="text">
      <style:text-properties fo:font-variant="normal" fo:text-transform="none" fo:color="#0d0d0d" loext:opacity="100%" style:text-line-through-style="none" style:text-line-through-type="none" fo:language="pt" fo:country="BR" fo:font-style="normal" style:text-underline-style="none" fo:font-weight="normal" style:text-blinking="false" style:font-name-asian="UD Digi Kyokasho NK-B1" style:font-weight-asian="normal" style:font-name-complex="UD Digi Kyokasho NK-B1" style:font-weight-complex="normal"/>
    </style:style>
    <style:style style:name="T435" style:family="text">
      <style:text-properties fo:font-variant="normal" fo:text-transform="none" fo:color="#0d0d0d" loext:opacity="100%" style:text-line-through-style="none" style:text-line-through-type="none" fo:language="pt" fo:country="BR" fo:font-style="normal" style:text-underline-style="none" style:text-blinking="false" style:font-name-asian="UD Digi Kyokasho NK-B1" style:font-name-complex="UD Digi Kyokasho NK-B1"/>
    </style:style>
    <style:style style:name="T436" style:family="text">
      <style:text-properties fo:font-variant="normal" fo:text-transform="none" fo:color="#00b050" loext:opacity="100%" style:text-line-through-style="none" style:text-line-through-type="none" fo:font-size="12pt" fo:language="pt" fo:country="BR" fo:font-style="normal" style:text-underline-style="none" fo:font-weight="normal" style:text-blinking="false" style:font-name-asian="UD Digi Kyokasho NK-B1" style:font-size-asian="12pt" style:font-weight-asian="normal" style:font-name-complex="UD Digi Kyokasho NK-B1" style:font-size-complex="12pt" style:font-weight-complex="normal"/>
    </style:style>
    <style:style style:name="T437" style:family="text">
      <style:text-properties fo:font-variant="normal" fo:text-transform="none" fo:color="#00b050" loext:opacity="100%" style:text-line-through-style="none" style:text-line-through-type="none" fo:font-size="12pt" fo:language="pt" fo:country="BR" fo:font-style="normal" style:text-underline-style="none" fo:font-weight="normal" officeooo:rsid="00833e7a" style:text-blinking="false" style:font-name-asian="UD Digi Kyokasho NK-B1" style:font-size-asian="12pt" style:font-weight-asian="normal" style:font-name-complex="UD Digi Kyokasho NK-B1" style:font-size-complex="12pt" style:font-weight-complex="normal"/>
    </style:style>
    <style:style style:name="T438" style:family="text">
      <style:text-properties fo:font-variant="normal" fo:text-transform="none" fo:color="#00b050" loext:opacity="100%" style:text-line-through-style="none" style:text-line-through-type="none" fo:font-size="12pt" fo:language="pt" fo:country="BR" fo:font-style="normal" style:text-underline-style="none" style:text-blinking="false" style:font-name-asian="UD Digi Kyokasho NK-B1" style:font-size-asian="12pt" style:font-name-complex="UD Digi Kyokasho NK-B1" style:font-size-complex="12pt"/>
    </style:style>
    <style:style style:name="T439" style:family="text">
      <style:text-properties fo:font-variant="normal" fo:text-transform="none" fo:color="#00b050" loext:opacity="100%" style:text-line-through-style="none" style:text-line-through-type="none" fo:font-size="12pt" fo:language="pt" fo:country="BR" fo:font-style="normal" style:text-underline-style="none" officeooo:rsid="00833e7a" style:text-blinking="false" style:font-name-asian="UD Digi Kyokasho NK-B1" style:font-size-asian="12pt" style:font-name-complex="UD Digi Kyokasho NK-B1" style:font-size-complex="12pt"/>
    </style:style>
    <style:style style:name="T440" style:family="text">
      <style:text-properties fo:font-variant="normal" fo:text-transform="none" fo:color="#00b050" loext:opacity="100%" style:text-line-through-style="none" style:text-line-through-type="none" fo:language="pt" fo:country="BR" fo:font-style="normal" style:text-underline-style="none" fo:font-weight="normal" style:text-blinking="false" style:font-name-asian="UD Digi Kyokasho NK-B1" style:font-weight-asian="normal" style:font-name-complex="UD Digi Kyokasho NK-B1" style:font-weight-complex="normal"/>
    </style:style>
    <style:style style:name="T441" style:family="text">
      <style:text-properties fo:font-variant="normal" fo:text-transform="none" fo:color="#00b050" loext:opacity="100%" style:text-line-through-style="none" style:text-line-through-type="none" fo:language="pt" fo:country="BR" fo:font-style="normal" style:text-underline-style="none" style:text-blinking="false" style:font-name-asian="UD Digi Kyokasho NK-B1" style:font-name-complex="UD Digi Kyokasho NK-B1"/>
    </style:style>
    <style:style style:name="T442" style:family="text">
      <style:text-properties fo:font-variant="normal" fo:text-transform="none" fo:color="#c00000" loext:opacity="100%" style:text-line-through-style="none" style:text-line-through-type="none" fo:font-size="12pt" fo:language="pt" fo:country="BR" fo:font-style="normal" style:text-underline-style="none" style:text-blinking="false" style:font-name-asian="UD Digi Kyokasho NK-B1" style:font-size-asian="12pt" style:font-name-complex="UD Digi Kyokasho NK-B1" style:font-size-complex="12pt"/>
    </style:style>
    <style:style style:name="T443" style:family="text">
      <style:text-properties fo:font-variant="normal" fo:text-transform="none" fo:color="#c00000" loext:opacity="100%" style:text-line-through-style="none" style:text-line-through-type="none" fo:font-size="12pt" fo:language="pt" fo:country="BR" fo:font-style="normal" style:text-underline-style="none" officeooo:rsid="00833e7a" style:text-blinking="false" style:font-name-asian="UD Digi Kyokasho NK-B1" style:font-size-asian="12pt" style:font-name-complex="UD Digi Kyokasho NK-B1" style:font-size-complex="12pt"/>
    </style:style>
    <style:style style:name="T444" style:family="text">
      <style:text-properties fo:font-variant="normal" fo:text-transform="none" fo:color="#c00000" loext:opacity="100%" style:text-line-through-style="none" style:text-line-through-type="none" fo:font-size="12pt" fo:language="pt" fo:country="BR" fo:font-style="normal" style:text-underline-style="none" fo:font-weight="normal" officeooo:rsid="00833e7a" style:text-blinking="false" style:font-name-asian="UD Digi Kyokasho NK-B1" style:font-size-asian="12pt" style:font-weight-asian="normal" style:font-name-complex="UD Digi Kyokasho NK-B1" style:font-size-complex="12pt" style:font-weight-complex="normal"/>
    </style:style>
    <style:style style:name="T445" style:family="text">
      <style:text-properties fo:font-variant="normal" fo:text-transform="none" fo:color="#c00000" loext:opacity="100%" style:text-line-through-style="none" style:text-line-through-type="none" fo:language="pt" fo:country="BR" fo:font-style="normal" style:text-underline-style="none" style:text-blinking="false" style:font-name-asian="UD Digi Kyokasho NK-B1" style:font-name-complex="UD Digi Kyokasho NK-B1"/>
    </style:style>
    <style:style style:name="T446" style:family="text">
      <style:text-properties fo:font-variant="normal" fo:text-transform="none" style:text-line-through-style="none" style:text-line-through-type="none" fo:language="pt" fo:country="BR" fo:font-style="normal" style:text-underline-style="none" officeooo:rsid="00833e7a" style:text-blinking="false"/>
    </style:style>
    <style:style style:name="T447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bold" officeooo:rsid="01caf851" style:text-blinking="false" style:font-weight-asian="bold" style:font-weight-complex="bold"/>
    </style:style>
    <style:style style:name="T448" style:family="text">
      <style:text-properties officeooo:rsid="003be2e8"/>
    </style:style>
    <style:style style:name="T449" style:family="text">
      <style:text-properties style:font-name-asian="Arial Nova" style:font-name-complex="Arial Nova"/>
    </style:style>
    <style:style style:name="T450" style:family="text">
      <style:text-properties officeooo:rsid="00584773" style:font-name-asian="Arial Nova" style:font-name-complex="Arial Nova"/>
    </style:style>
    <style:style style:name="T451" style:family="text">
      <style:text-properties officeooo:rsid="005cde5f" style:font-name-asian="Arial Nova" style:font-name-complex="Arial Nova"/>
    </style:style>
    <style:style style:name="T452" style:family="text">
      <style:text-properties officeooo:rsid="00612dcb" style:font-name-asian="Arial Nova" style:font-name-complex="Arial Nova"/>
    </style:style>
    <style:style style:name="T453" style:family="text">
      <style:text-properties officeooo:rsid="0062ee21" style:font-name-asian="Arial Nova" style:font-name-complex="Arial Nova"/>
    </style:style>
    <style:style style:name="T454" style:family="text">
      <style:text-properties officeooo:rsid="0063d810" style:font-name-asian="Arial Nova" style:font-name-complex="Arial Nova"/>
    </style:style>
    <style:style style:name="T455" style:family="text">
      <style:text-properties officeooo:rsid="0065623b" style:font-name-asian="Arial Nova" style:font-name-complex="Arial Nova"/>
    </style:style>
    <style:style style:name="T456" style:family="text">
      <style:text-properties officeooo:rsid="00685ca7" style:font-name-asian="Arial Nova" style:font-name-complex="Arial Nova"/>
    </style:style>
    <style:style style:name="T457" style:family="text">
      <style:text-properties officeooo:rsid="00729dab" style:font-name-asian="Arial Nova" style:font-name-complex="Arial Nova"/>
    </style:style>
    <style:style style:name="T458" style:family="text">
      <style:text-properties officeooo:rsid="007abe08" style:font-name-asian="Arial Nova" style:font-name-complex="Arial Nova"/>
    </style:style>
    <style:style style:name="T459" style:family="text">
      <style:text-properties officeooo:rsid="007e9f1f" style:font-name-asian="Arial Nova" style:font-name-complex="Arial Nova"/>
    </style:style>
    <style:style style:name="T460" style:family="text">
      <style:text-properties officeooo:rsid="00833e7a" style:font-name-asian="Arial Nova" style:font-name-complex="Arial Nova"/>
    </style:style>
    <style:style style:name="T461" style:family="text">
      <style:text-properties officeooo:rsid="00848833" style:font-name-asian="Arial Nova" style:font-name-complex="Arial Nova"/>
    </style:style>
    <style:style style:name="T462" style:family="text">
      <style:text-properties officeooo:rsid="00aff0c7" style:font-name-asian="Arial Nova" style:font-name-complex="Arial Nova"/>
    </style:style>
    <style:style style:name="T463" style:family="text">
      <style:text-properties officeooo:rsid="00c36de8" style:font-name-asian="Arial Nova" style:font-name-complex="Arial Nova"/>
    </style:style>
    <style:style style:name="T464" style:family="text">
      <style:text-properties officeooo:rsid="00c7b20f" style:font-name-asian="Arial Nova" style:font-name-complex="Arial Nova"/>
    </style:style>
    <style:style style:name="T465" style:family="text">
      <style:text-properties officeooo:rsid="00d91b78" style:font-name-asian="Arial Nova" style:font-name-complex="Arial Nova"/>
    </style:style>
    <style:style style:name="T466" style:family="text">
      <style:text-properties officeooo:rsid="00dc529b" style:font-name-asian="Arial Nova" style:font-name-complex="Arial Nova"/>
    </style:style>
    <style:style style:name="T467" style:family="text">
      <style:text-properties officeooo:rsid="00f0cd92" style:font-name-asian="Arial Nova" style:font-name-complex="Arial Nova"/>
    </style:style>
    <style:style style:name="T468" style:family="text">
      <style:text-properties officeooo:rsid="013dcb00" style:font-name-asian="Arial Nova" style:font-name-complex="Arial Nova"/>
    </style:style>
    <style:style style:name="T469" style:family="text">
      <style:text-properties officeooo:rsid="01126f90" style:font-name-asian="Arial Nova" style:font-name-complex="Arial Nova"/>
    </style:style>
    <style:style style:name="T470" style:family="text">
      <style:text-properties officeooo:rsid="014ea822" style:font-name-asian="Arial Nova" style:font-name-complex="Arial Nova"/>
    </style:style>
    <style:style style:name="T471" style:family="text">
      <style:text-properties officeooo:rsid="014ddab1" style:font-name-asian="Arial Nova" style:font-name-complex="Arial Nova"/>
    </style:style>
    <style:style style:name="T472" style:family="text">
      <style:text-properties officeooo:rsid="015264ab" style:font-name-asian="Arial Nova" style:font-name-complex="Arial Nova"/>
    </style:style>
    <style:style style:name="T473" style:family="text">
      <style:text-properties officeooo:rsid="015a8de9" style:font-name-asian="Arial Nova" style:font-name-complex="Arial Nova"/>
    </style:style>
    <style:style style:name="T474" style:family="text">
      <style:text-properties officeooo:rsid="01639f4b" style:font-name-asian="Arial Nova" style:font-name-complex="Arial Nova"/>
    </style:style>
    <style:style style:name="T475" style:family="text">
      <style:text-properties officeooo:rsid="016c95d6" style:font-name-asian="Arial Nova" style:font-name-complex="Arial Nova"/>
    </style:style>
    <style:style style:name="T476" style:family="text">
      <style:text-properties officeooo:rsid="0150b6ac" style:font-name-asian="Arial Nova" style:font-name-complex="Arial Nova"/>
    </style:style>
    <style:style style:name="T477" style:family="text">
      <style:text-properties officeooo:rsid="01b8b5f6" style:font-name-asian="Arial Nova" style:font-name-complex="Arial Nova"/>
    </style:style>
    <style:style style:name="T478" style:family="text">
      <style:text-properties officeooo:rsid="020dd38c" style:font-name-asian="Arial Nova" style:font-name-complex="Arial Nova"/>
    </style:style>
    <style:style style:name="T479" style:family="text">
      <style:text-properties officeooo:rsid="004314ef"/>
    </style:style>
    <style:style style:name="T480" style:family="text">
      <style:text-properties officeooo:rsid="0043d248"/>
    </style:style>
    <style:style style:name="T481" style:family="text">
      <style:text-properties fo:font-weight="normal" style:font-weight-asian="normal" style:font-weight-complex="normal"/>
    </style:style>
    <style:style style:name="T482" style:family="text">
      <style:text-properties fo:font-weight="normal" officeooo:rsid="00565f2f" style:font-weight-asian="normal" style:font-weight-complex="normal"/>
    </style:style>
    <style:style style:name="T483" style:family="text">
      <style:text-properties fo:font-weight="normal" officeooo:rsid="005c9159" style:font-weight-asian="normal" style:font-weight-complex="normal"/>
    </style:style>
    <style:style style:name="T484" style:family="text">
      <style:text-properties fo:font-weight="normal" officeooo:rsid="00778c78" style:font-weight-asian="normal" style:font-weight-complex="normal"/>
    </style:style>
    <style:style style:name="T485" style:family="text">
      <style:text-properties fo:font-weight="normal" officeooo:rsid="0079920f" style:font-weight-asian="normal" style:font-weight-complex="normal"/>
    </style:style>
    <style:style style:name="T486" style:family="text">
      <style:text-properties fo:font-weight="normal" officeooo:rsid="00789b7f" style:font-weight-asian="normal" style:font-weight-complex="normal"/>
    </style:style>
    <style:style style:name="T487" style:family="text">
      <style:text-properties fo:font-weight="normal" officeooo:rsid="00bc8e38" style:font-weight-asian="normal" style:font-weight-complex="normal"/>
    </style:style>
    <style:style style:name="T488" style:family="text">
      <style:text-properties fo:font-weight="normal" officeooo:rsid="00c3f523" style:font-weight-asian="normal" style:font-weight-complex="normal"/>
    </style:style>
    <style:style style:name="T489" style:family="text">
      <style:text-properties fo:font-weight="normal" officeooo:rsid="010fa649" style:font-weight-asian="normal" style:font-weight-complex="normal"/>
    </style:style>
    <style:style style:name="T490" style:family="text">
      <style:text-properties fo:font-weight="normal" officeooo:rsid="0150b6ac" style:font-weight-asian="normal" style:font-weight-complex="normal"/>
    </style:style>
    <style:style style:name="T491" style:family="text">
      <style:text-properties fo:font-weight="normal" officeooo:rsid="015264ab" style:font-weight-asian="normal" style:font-weight-complex="normal"/>
    </style:style>
    <style:style style:name="T492" style:family="text">
      <style:text-properties fo:font-weight="normal" officeooo:rsid="015c5942" style:font-weight-asian="normal" style:font-weight-complex="normal"/>
    </style:style>
    <style:style style:name="T493" style:family="text">
      <style:text-properties fo:font-weight="normal" officeooo:rsid="0162940e" style:font-weight-asian="normal" style:font-weight-complex="normal"/>
    </style:style>
    <style:style style:name="T494" style:family="text">
      <style:text-properties fo:font-weight="normal" officeooo:rsid="01639f4b" style:font-weight-asian="normal" style:font-weight-complex="normal"/>
    </style:style>
    <style:style style:name="T495" style:family="text">
      <style:text-properties fo:font-weight="normal" officeooo:rsid="0166ac02" style:font-weight-asian="normal" style:font-weight-complex="normal"/>
    </style:style>
    <style:style style:name="T496" style:family="text">
      <style:text-properties fo:font-weight="normal" officeooo:rsid="016a8692" style:font-weight-asian="normal" style:font-weight-complex="normal"/>
    </style:style>
    <style:style style:name="T497" style:family="text">
      <style:text-properties fo:font-weight="normal" officeooo:rsid="016ba17d" style:font-weight-asian="normal" style:font-weight-complex="normal"/>
    </style:style>
    <style:style style:name="T498" style:family="text">
      <style:text-properties fo:font-weight="normal" officeooo:rsid="016c95d6" style:font-weight-asian="normal" style:font-weight-complex="normal"/>
    </style:style>
    <style:style style:name="T499" style:family="text">
      <style:text-properties fo:font-weight="normal" officeooo:rsid="017e0ab7" style:font-weight-asian="normal" style:font-weight-complex="normal"/>
    </style:style>
    <style:style style:name="T500" style:family="text">
      <style:text-properties fo:font-weight="normal" officeooo:rsid="017f7a4b" style:font-weight-asian="normal" style:font-weight-complex="normal"/>
    </style:style>
    <style:style style:name="T501" style:family="text">
      <style:text-properties fo:font-weight="normal" officeooo:rsid="00c5ce99" style:font-weight-asian="normal" style:font-weight-complex="normal"/>
    </style:style>
    <style:style style:name="T502" style:family="text">
      <style:text-properties fo:font-weight="normal" officeooo:rsid="018df257" style:font-weight-asian="normal" style:font-weight-complex="normal"/>
    </style:style>
    <style:style style:name="T503" style:family="text">
      <style:text-properties fo:font-weight="normal" officeooo:rsid="01c9e2c0" style:font-weight-asian="normal" style:font-weight-complex="normal"/>
    </style:style>
    <style:style style:name="T504" style:family="text">
      <style:text-properties fo:font-weight="normal" officeooo:rsid="01cd1899" style:font-weight-asian="normal" style:font-weight-complex="normal"/>
    </style:style>
    <style:style style:name="T505" style:family="text">
      <style:text-properties fo:font-weight="normal" officeooo:rsid="01d3d965" style:font-weight-asian="normal" style:font-weight-complex="normal"/>
    </style:style>
    <style:style style:name="T506" style:family="text">
      <style:text-properties fo:font-weight="normal" officeooo:rsid="01f7deb5" style:font-weight-asian="normal" style:font-weight-complex="normal"/>
    </style:style>
    <style:style style:name="T507" style:family="text">
      <style:text-properties fo:font-weight="normal" style:font-name-asian="Arial Nova" style:font-weight-asian="normal" style:font-name-complex="Arial Nova" style:font-weight-complex="normal"/>
    </style:style>
    <style:style style:name="T508" style:family="text">
      <style:text-properties fo:font-weight="normal" officeooo:rsid="003bf8a4" style:font-name-asian="Arial Nova" style:font-weight-asian="normal" style:font-name-complex="Arial Nova" style:font-weight-complex="normal"/>
    </style:style>
    <style:style style:name="T509" style:family="text">
      <style:text-properties fo:font-weight="normal" officeooo:rsid="00e40032" style:font-name-asian="Arial Nova" style:font-weight-asian="normal" style:font-name-complex="Arial Nova" style:font-weight-complex="normal"/>
    </style:style>
    <style:style style:name="T510" style:family="text">
      <style:text-properties fo:font-weight="normal" officeooo:rsid="00c36de8" style:font-name-asian="Arial Nova" style:font-weight-asian="normal" style:font-name-complex="Arial Nova" style:font-weight-complex="normal"/>
    </style:style>
    <style:style style:name="T511" style:family="text">
      <style:text-properties fo:font-weight="normal" officeooo:rsid="015264ab" style:font-name-asian="Arial Nova" style:font-weight-asian="normal" style:font-name-complex="Arial Nova" style:font-weight-complex="normal"/>
    </style:style>
    <style:style style:name="T512" style:family="text">
      <style:text-properties fo:font-weight="normal" officeooo:rsid="0150b6ac" style:font-name-asian="Arial Nova" style:font-weight-asian="normal" style:font-name-complex="Arial Nova" style:font-weight-complex="normal"/>
    </style:style>
    <style:style style:name="T513" style:family="text">
      <style:text-properties fo:font-weight="normal" officeooo:rsid="014ddab1" style:font-name-asian="Arial Nova" style:font-weight-asian="normal" style:font-name-complex="Arial Nova" style:font-weight-complex="normal"/>
    </style:style>
    <style:style style:name="T514" style:family="text">
      <style:text-properties fo:font-weight="normal" officeooo:rsid="0162940e" style:font-name-asian="Arial Nova" style:font-weight-asian="normal" style:font-name-complex="Arial Nova" style:font-weight-complex="normal"/>
    </style:style>
    <style:style style:name="T515" style:family="text">
      <style:text-properties fo:font-weight="normal" officeooo:rsid="00c7b20f" style:font-name-asian="Arial Nova" style:font-weight-asian="normal" style:font-name-complex="Arial Nova" style:font-weight-complex="normal"/>
    </style:style>
    <style:style style:name="T516" style:family="text">
      <style:text-properties fo:font-weight="normal" officeooo:rsid="01126f90" style:font-name-asian="Arial Nova" style:font-weight-asian="normal" style:font-name-complex="Arial Nova" style:font-weight-complex="normal"/>
    </style:style>
    <style:style style:name="T517" style:family="text">
      <style:text-properties fo:font-weight="normal" officeooo:rsid="01639f4b" style:font-name-asian="Arial Nova" style:font-weight-asian="normal" style:font-name-complex="Arial Nova" style:font-weight-complex="normal"/>
    </style:style>
    <style:style style:name="T518" style:family="text">
      <style:text-properties fo:font-weight="normal" officeooo:rsid="017649b3" style:font-name-asian="Arial Nova" style:font-weight-asian="normal" style:font-name-complex="Arial Nova" style:font-weight-complex="normal"/>
    </style:style>
    <style:style style:name="T519" style:family="text">
      <style:text-properties fo:font-weight="normal" officeooo:rsid="01814fa6" style:font-name-asian="Arial Nova" style:font-weight-asian="normal" style:font-name-complex="Arial Nova" style:font-weight-complex="normal"/>
    </style:style>
    <style:style style:name="T520" style:family="text">
      <style:text-properties fo:font-weight="normal" officeooo:rsid="016fd389" style:font-name-asian="Arial Nova" style:font-weight-asian="normal" style:font-name-complex="Arial Nova" style:font-weight-complex="normal"/>
    </style:style>
    <style:style style:name="T521" style:family="text">
      <style:text-properties fo:font-weight="normal" officeooo:rsid="01575853" style:font-name-asian="Arial Nova" style:font-weight-asian="normal" style:font-name-complex="Arial Nova" style:font-weight-complex="normal"/>
    </style:style>
    <style:style style:name="T522" style:family="text">
      <style:text-properties fo:font-weight="normal" officeooo:rsid="015a8de9" style:font-name-asian="Arial Nova" style:font-weight-asian="normal" style:font-name-complex="Arial Nova" style:font-weight-complex="normal"/>
    </style:style>
    <style:style style:name="T523" style:family="text">
      <style:text-properties fo:font-weight="normal" officeooo:rsid="018b550a" style:font-name-asian="Arial Nova" style:font-weight-asian="normal" style:font-name-complex="Arial Nova" style:font-weight-complex="normal"/>
    </style:style>
    <style:style style:name="T524" style:family="text">
      <style:text-properties fo:font-weight="normal" style:font-name-asian="UD Digi Kyokasho NK-B1" style:font-weight-asian="normal" style:font-name-complex="UD Digi Kyokasho NK-B1" style:font-weight-complex="normal"/>
    </style:style>
    <style:style style:name="T525" style:family="text">
      <style:text-properties fo:font-weight="normal" officeooo:rsid="003bf8a4" style:font-name-asian="UD Digi Kyokasho NK-B1" style:font-weight-asian="normal" style:font-name-complex="UD Digi Kyokasho NK-B1" style:font-weight-complex="normal"/>
    </style:style>
    <style:style style:name="T526" style:family="text">
      <style:text-properties fo:font-weight="normal" officeooo:rsid="00cf89da" style:font-name-asian="UD Digi Kyokasho NK-B1" style:font-weight-asian="normal" style:font-name-complex="UD Digi Kyokasho NK-B1" style:font-weight-complex="normal"/>
    </style:style>
    <style:style style:name="T527" style:family="text">
      <style:text-properties fo:font-weight="normal" officeooo:rsid="00c7b20f" style:font-name-asian="UD Digi Kyokasho NK-B1" style:font-weight-asian="normal" style:font-name-complex="UD Digi Kyokasho NK-B1" style:font-weight-complex="normal"/>
    </style:style>
    <style:style style:name="T528" style:family="text">
      <style:text-properties officeooo:rsid="00565f2f"/>
    </style:style>
    <style:style style:name="T529" style:family="text">
      <style:text-properties fo:color="#538135" loext:opacity="100%"/>
    </style:style>
    <style:style style:name="T530" style:family="text">
      <style:text-properties fo:color="#538135" loext:opacity="100%" officeooo:rsid="005e4dfa"/>
    </style:style>
    <style:style style:name="T531" style:family="text">
      <style:text-properties fo:color="#538135" loext:opacity="100%" officeooo:rsid="005f3e56"/>
    </style:style>
    <style:style style:name="T532" style:family="text">
      <style:text-properties fo:color="#538135" loext:opacity="100%" officeooo:rsid="00607f18"/>
    </style:style>
    <style:style style:name="T533" style:family="text">
      <style:text-properties fo:color="#538135" loext:opacity="100%" officeooo:rsid="00612dcb"/>
    </style:style>
    <style:style style:name="T534" style:family="text">
      <style:text-properties fo:color="#538135" loext:opacity="100%" officeooo:rsid="0062ee21"/>
    </style:style>
    <style:style style:name="T535" style:family="text">
      <style:text-properties fo:color="#538135" loext:opacity="100%" officeooo:rsid="0063d810"/>
    </style:style>
    <style:style style:name="T536" style:family="text">
      <style:text-properties fo:color="#538135" loext:opacity="100%" officeooo:rsid="0064a8db"/>
    </style:style>
    <style:style style:name="T537" style:family="text">
      <style:text-properties fo:color="#538135" loext:opacity="100%" officeooo:rsid="0065623b"/>
    </style:style>
    <style:style style:name="T538" style:family="text">
      <style:text-properties fo:color="#538135" loext:opacity="100%" officeooo:rsid="013b7707"/>
    </style:style>
    <style:style style:name="T539" style:family="text">
      <style:text-properties officeooo:rsid="005c9159"/>
    </style:style>
    <style:style style:name="T540" style:family="text">
      <style:text-properties officeooo:rsid="00584773"/>
    </style:style>
    <style:style style:name="T541" style:family="text">
      <style:text-properties officeooo:rsid="004e35e0"/>
    </style:style>
    <style:style style:name="T542" style:family="text">
      <style:text-properties officeooo:rsid="005cde5f"/>
    </style:style>
    <style:style style:name="T543" style:family="text">
      <style:text-properties officeooo:rsid="00612dcb"/>
    </style:style>
    <style:style style:name="T544" style:family="text">
      <style:text-properties officeooo:rsid="0062ee21"/>
    </style:style>
    <style:style style:name="T545" style:family="text">
      <style:text-properties officeooo:rsid="0063d810"/>
    </style:style>
    <style:style style:name="T546" style:family="text">
      <style:text-properties officeooo:rsid="0067c6ee"/>
    </style:style>
    <style:style style:name="T547" style:family="text">
      <style:text-properties officeooo:rsid="00685ca7"/>
    </style:style>
    <style:style style:name="T548" style:family="text">
      <style:text-properties officeooo:rsid="0069d1a2"/>
    </style:style>
    <style:style style:name="T549" style:family="text">
      <style:text-properties officeooo:rsid="006aaeeb"/>
    </style:style>
    <style:style style:name="T550" style:family="text">
      <style:text-properties officeooo:rsid="00729dab"/>
    </style:style>
    <style:style style:name="T551" style:family="text">
      <style:text-properties officeooo:rsid="007389c0"/>
    </style:style>
    <style:style style:name="T552" style:family="text">
      <style:text-properties officeooo:rsid="00761287"/>
    </style:style>
    <style:style style:name="T553" style:family="text">
      <style:text-properties officeooo:rsid="00778c78"/>
    </style:style>
    <style:style style:name="T554" style:family="text">
      <style:text-properties officeooo:rsid="007abe08"/>
    </style:style>
    <style:style style:name="T555" style:family="text">
      <style:text-properties fo:color="#c45911" loext:opacity="100%" fo:font-size="12pt" fo:font-weight="bold" style:font-name-asian="Arial Nova" style:font-size-asian="12pt" style:font-weight-asian="bold" style:font-name-complex="Arial Nova" style:font-size-complex="12pt" style:font-weight-complex="bold"/>
    </style:style>
    <style:style style:name="T556" style:family="text">
      <style:text-properties officeooo:rsid="007d8a3c"/>
    </style:style>
    <style:style style:name="T557" style:family="text">
      <style:text-properties officeooo:rsid="007e9f1f"/>
    </style:style>
    <style:style style:name="T558" style:family="text">
      <style:text-properties officeooo:rsid="007f4c61"/>
    </style:style>
    <style:style style:name="T559" style:family="text">
      <style:text-properties fo:color="#0d0d0d" loext:opacity="100%" fo:font-size="12pt" style:font-name-asian="UD Digi Kyokasho NK-B1" style:font-size-asian="12pt" style:font-name-complex="UD Digi Kyokasho NK-B1" style:font-size-complex="12pt"/>
    </style:style>
    <style:style style:name="T560" style:family="text">
      <style:text-properties fo:color="#0d0d0d" loext:opacity="100%" fo:font-size="12pt" fo:font-weight="normal" style:font-name-asian="UD Digi Kyokasho NK-B1" style:font-size-asian="12pt" style:font-weight-asian="normal" style:font-name-complex="UD Digi Kyokasho NK-B1" style:font-size-complex="12pt" style:font-weight-complex="normal"/>
    </style:style>
    <style:style style:name="T561" style:family="text">
      <style:text-properties fo:color="#0d0d0d" loext:opacity="100%" style:font-name-asian="UD Digi Kyokasho NK-B1" style:font-name-complex="UD Digi Kyokasho NK-B1"/>
    </style:style>
    <style:style style:name="T562" style:family="text">
      <style:text-properties fo:color="#0d0d0d" loext:opacity="100%" fo:font-weight="normal" style:font-name-asian="UD Digi Kyokasho NK-B1" style:font-weight-asian="normal" style:font-name-complex="UD Digi Kyokasho NK-B1" style:font-weight-complex="normal"/>
    </style:style>
    <style:style style:name="T563" style:family="text">
      <style:text-properties fo:font-style="normal" fo:font-weight="normal" style:font-name-asian="UD Digi Kyokasho NK-B1" style:font-style-asian="normal" style:font-weight-asian="normal" style:font-name-complex="UD Digi Kyokasho NK-B1" style:font-style-complex="normal" style:font-weight-complex="normal"/>
    </style:style>
    <style:style style:name="T564" style:family="text">
      <style:text-properties fo:font-style="normal" officeooo:rsid="0079920f" style:font-style-asian="normal" style:font-style-complex="normal"/>
    </style:style>
    <style:style style:name="T565" style:family="text">
      <style:text-properties officeooo:rsid="008cb150"/>
    </style:style>
    <style:style style:name="T566" style:family="text">
      <style:text-properties officeooo:rsid="009ac7f4"/>
    </style:style>
    <style:style style:name="T567" style:family="text">
      <style:text-properties fo:color="#ffa500" loext:opacity="100%" fo:font-weight="normal" style:font-weight-asian="normal" style:font-weight-complex="normal"/>
    </style:style>
    <style:style style:name="T568" style:family="text">
      <style:text-properties fo:color="#ffa500" loext:opacity="100%" fo:font-weight="normal" officeooo:rsid="001f2e8f" style:font-name-asian="UD Digi Kyokasho NK-B1" style:font-weight-asian="normal" style:font-name-complex="UD Digi Kyokasho NK-B1" style:font-weight-complex="normal"/>
    </style:style>
    <style:style style:name="T569" style:family="text">
      <style:text-properties fo:color="#ffa500" loext:opacity="100%" style:text-outline="false" style:text-line-through-style="none" style:text-line-through-type="none" fo:language="pt" fo:country="BR" fo:font-style="normal" fo:text-shadow="none" style:text-underline-style="none" officeooo:rsid="001f2e8f" style:font-style-asian="normal" style:font-style-complex="normal" style:text-overline-style="none" style:text-overline-color="font-color"/>
    </style:style>
    <style:style style:name="T570" style:family="text">
      <style:text-properties fo:color="#ffa500" loext:opacity="100%" style:text-outline="false" style:text-line-through-style="none" style:text-line-through-type="none" fo:language="pt" fo:country="BR" fo:font-style="normal" fo:text-shadow="none" style:text-underline-style="none" fo:font-weight="normal" officeooo:rsid="001f2e8f" style:font-style-asian="normal" style:font-weight-asian="normal" style:font-style-complex="normal" style:font-weight-complex="normal" style:text-overline-style="none" style:text-overline-color="font-color"/>
    </style:style>
    <style:style style:name="T571" style:family="text">
      <style:text-properties fo:color="#ffa500" loext:opacity="100%" officeooo:rsid="001f2e8f" style:font-name-asian="UD Digi Kyokasho NK-B1" style:font-name-complex="UD Digi Kyokasho NK-B1"/>
    </style:style>
    <style:style style:name="T572" style:family="text">
      <style:text-properties officeooo:rsid="00ab5261"/>
    </style:style>
    <style:style style:name="T573" style:family="text">
      <style:text-properties officeooo:rsid="00aff0c7"/>
    </style:style>
    <style:style style:name="T574" style:family="text">
      <style:text-properties officeooo:rsid="00bc8e38"/>
    </style:style>
    <style:style style:name="T575" style:family="text">
      <style:text-properties officeooo:rsid="00c36de8"/>
    </style:style>
    <style:style style:name="T576" style:family="text">
      <style:text-properties fo:font-size="14pt" fo:font-weight="normal" officeooo:rsid="00c55ae6" style:font-size-asian="14pt" style:font-weight-asian="normal" style:font-size-complex="14pt" style:font-weight-complex="normal"/>
    </style:style>
    <style:style style:name="T577" style:family="text">
      <style:text-properties fo:font-size="14pt" fo:font-weight="normal" officeooo:rsid="00c7b20f" style:font-size-asian="14pt" style:font-weight-asian="normal" style:font-size-complex="14pt" style:font-weight-complex="normal"/>
    </style:style>
    <style:style style:name="T578" style:family="text">
      <style:text-properties fo:font-size="14pt" style:font-size-asian="14pt" style:font-size-complex="14pt"/>
    </style:style>
    <style:style style:name="T579" style:family="text">
      <style:text-properties fo:font-size="14pt" fo:font-weight="bold" officeooo:rsid="00c934b0" style:font-name-asian="Arial Nova" style:font-size-asian="14pt" style:font-weight-asian="bold" style:font-name-complex="Arial Nova" style:font-size-complex="14pt" style:font-weight-complex="bold"/>
    </style:style>
    <style:style style:name="T580" style:family="text">
      <style:text-properties officeooo:rsid="00c934b0"/>
    </style:style>
    <style:style style:name="T581" style:family="text">
      <style:text-properties officeooo:rsid="00cad8e9"/>
    </style:style>
    <style:style style:name="T582" style:family="text">
      <style:text-properties officeooo:rsid="00cc0b21"/>
    </style:style>
    <style:style style:name="T583" style:family="text">
      <style:text-properties officeooo:rsid="00d256e5"/>
    </style:style>
    <style:style style:name="T584" style:family="text">
      <style:text-properties officeooo:rsid="00d6156d"/>
    </style:style>
    <style:style style:name="T585" style:family="text">
      <style:text-properties officeooo:rsid="00d91b78"/>
    </style:style>
    <style:style style:name="T586" style:family="text">
      <style:text-properties officeooo:rsid="00db6464"/>
    </style:style>
    <style:style style:name="T587" style:family="text">
      <style:text-properties officeooo:rsid="00ddd30b"/>
    </style:style>
    <style:style style:name="T588" style:family="text">
      <style:text-properties officeooo:rsid="00df689e"/>
    </style:style>
    <style:style style:name="T589" style:family="text">
      <style:text-properties officeooo:rsid="00e203d1"/>
    </style:style>
    <style:style style:name="T590" style:family="text">
      <style:text-properties style:text-outline="false" style:text-line-through-style="none" style:text-line-through-type="none" fo:font-style="normal" fo:text-shadow="none" style:text-underline-style="none" fo:font-weight="bold" officeooo:rsid="00c7b20f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591" style:family="text">
      <style:text-properties style:text-outline="false" style:text-line-through-style="none" style:text-line-through-type="none" fo:font-style="normal" fo:text-shadow="none" style:text-underline-style="none" fo:font-weight="bold" officeooo:rsid="00e22d0d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592" style:family="text">
      <style:text-properties style:text-outline="false" style:text-line-through-style="none" style:text-line-through-type="none" fo:font-style="normal" fo:text-shadow="none" style:text-underline-style="none" fo:font-weight="bold" officeooo:rsid="017ab34e" style:font-name-asian="UD Digi Kyokasho NK-B1" style:font-style-asian="normal" style:font-weight-asian="bold" style:font-name-complex="UD Digi Kyokasho NK-B1" style:font-style-complex="normal" style:font-weight-complex="bold" style:text-overline-style="none" style:text-overline-color="font-color"/>
    </style:style>
    <style:style style:name="T59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594" style:family="text">
      <style:text-properties style:text-outline="false" style:text-line-through-style="none" style:text-line-through-type="none" fo:font-style="normal" fo:text-shadow="none" style:text-underline-style="none" fo:font-weight="bold" officeooo:rsid="01c73948" style:font-style-asian="normal" style:font-weight-asian="bold" style:font-style-complex="normal" style:font-weight-complex="bold" style:text-overline-style="none" style:text-overline-color="font-color"/>
    </style:style>
    <style:style style:name="T595" style:family="text">
      <style:text-properties style:text-outline="false" style:text-line-through-style="none" style:text-line-through-type="none" fo:font-style="normal" fo:text-shadow="none" style:text-underline-style="none" officeooo:rsid="01c73948" style:font-style-asian="normal" style:font-style-complex="normal" style:text-overline-style="none" style:text-overline-color="font-color"/>
    </style:style>
    <style:style style:name="T596" style:family="text">
      <style:text-properties style:text-outline="false" style:text-line-through-style="none" style:text-line-through-type="none" fo:font-style="normal" fo:text-shadow="none" style:text-underline-style="none" officeooo:rsid="01d264f4" style:font-style-asian="normal" style:font-style-complex="normal" style:text-overline-style="none" style:text-overline-color="font-color"/>
    </style:style>
    <style:style style:name="T597" style:family="text">
      <style:text-properties officeooo:rsid="00e40032"/>
    </style:style>
    <style:style style:name="T598" style:family="text">
      <style:text-properties officeooo:rsid="00e68505"/>
    </style:style>
    <style:style style:name="T599" style:family="text">
      <style:text-properties officeooo:rsid="00e8309d"/>
    </style:style>
    <style:style style:name="T600" style:family="text">
      <style:text-properties officeooo:rsid="00e9a814"/>
    </style:style>
    <style:style style:name="T601" style:family="text">
      <style:text-properties officeooo:rsid="00ac1b40"/>
    </style:style>
    <style:style style:name="T602" style:family="text">
      <style:text-properties officeooo:rsid="00efd0ab"/>
    </style:style>
    <style:style style:name="T603" style:family="text">
      <style:text-properties officeooo:rsid="00f7a837"/>
    </style:style>
    <style:style style:name="T604" style:family="text">
      <style:text-properties officeooo:rsid="010023eb"/>
    </style:style>
    <style:style style:name="T605" style:family="text">
      <style:text-properties officeooo:rsid="010f7ff0"/>
    </style:style>
    <style:style style:name="T606" style:family="text">
      <style:text-properties officeooo:rsid="010fed8a"/>
    </style:style>
    <style:style style:name="T607" style:family="text">
      <style:text-properties officeooo:rsid="011901b0"/>
    </style:style>
    <style:style style:name="T608" style:family="text">
      <style:text-properties fo:font-size="18pt" style:font-size-asian="18pt" style:font-size-complex="18pt"/>
    </style:style>
    <style:style style:name="T609" style:family="text">
      <style:text-properties officeooo:rsid="011eeb63"/>
    </style:style>
    <style:style style:name="T610" style:family="text">
      <style:text-properties officeooo:rsid="01205653"/>
    </style:style>
    <style:style style:name="T611" style:family="text">
      <style:text-properties officeooo:rsid="01258c97"/>
    </style:style>
    <style:style style:name="T612" style:family="text">
      <style:text-properties officeooo:rsid="01276e42"/>
    </style:style>
    <style:style style:name="T613" style:family="text">
      <style:text-properties officeooo:rsid="012927d4"/>
    </style:style>
    <style:style style:name="T614" style:family="text">
      <style:text-properties officeooo:rsid="012a6ee7"/>
    </style:style>
    <style:style style:name="T615" style:family="text">
      <style:text-properties officeooo:rsid="012c2dbb"/>
    </style:style>
    <style:style style:name="T616" style:family="text">
      <style:text-properties officeooo:rsid="01324550"/>
    </style:style>
    <style:style style:name="T617" style:family="text">
      <style:text-properties officeooo:rsid="013e2f96"/>
    </style:style>
    <style:style style:name="T618" style:family="text">
      <style:text-properties officeooo:rsid="013fe421"/>
    </style:style>
    <style:style style:name="T619" style:family="text">
      <style:text-properties officeooo:rsid="01400876"/>
    </style:style>
    <style:style style:name="T620" style:family="text">
      <style:text-properties officeooo:rsid="014263f2"/>
    </style:style>
    <style:style style:name="T621" style:family="text">
      <style:text-properties officeooo:rsid="0143c704"/>
    </style:style>
    <style:style style:name="T622" style:family="text">
      <style:text-properties officeooo:rsid="01470515"/>
    </style:style>
    <style:style style:name="T623" style:family="text">
      <style:text-properties officeooo:rsid="014aa962"/>
    </style:style>
    <style:style style:name="T624" style:family="text">
      <style:text-properties officeooo:rsid="015264ab"/>
    </style:style>
    <style:style style:name="T625" style:family="text">
      <style:text-properties officeooo:rsid="0155f8a8"/>
    </style:style>
    <style:style style:name="T626" style:family="text">
      <style:text-properties officeooo:rsid="01575853"/>
    </style:style>
    <style:style style:name="T627" style:family="text">
      <style:text-properties officeooo:rsid="015a8bde"/>
    </style:style>
    <style:style style:name="T628" style:family="text">
      <style:text-properties officeooo:rsid="015a8de9"/>
    </style:style>
    <style:style style:name="T629" style:family="text">
      <style:text-properties officeooo:rsid="015c5942"/>
    </style:style>
    <style:style style:name="T630" style:family="text">
      <style:text-properties officeooo:rsid="015d970d"/>
    </style:style>
    <style:style style:name="T631" style:family="text">
      <style:text-properties officeooo:rsid="015f6aca"/>
    </style:style>
    <style:style style:name="T632" style:family="text">
      <style:text-properties officeooo:rsid="0162940e"/>
    </style:style>
    <style:style style:name="T633" style:family="text">
      <style:text-properties officeooo:rsid="01639f4b"/>
    </style:style>
    <style:style style:name="T634" style:family="text">
      <style:text-properties officeooo:rsid="00e029a2"/>
    </style:style>
    <style:style style:name="T635" style:family="text">
      <style:text-properties officeooo:rsid="016c95d6"/>
    </style:style>
    <style:style style:name="T636" style:family="text">
      <style:text-properties officeooo:rsid="017292b6"/>
    </style:style>
    <style:style style:name="T637" style:family="text">
      <style:text-properties officeooo:rsid="017975d6"/>
    </style:style>
    <style:style style:name="T638" style:family="text">
      <style:text-properties officeooo:rsid="017c1d9f"/>
    </style:style>
    <style:style style:name="T639" style:family="text">
      <style:text-properties officeooo:rsid="017e0ab7"/>
    </style:style>
    <style:style style:name="T640" style:family="text">
      <style:text-properties officeooo:rsid="01814fa6"/>
    </style:style>
    <style:style style:name="T641" style:family="text">
      <style:text-properties officeooo:rsid="01834572"/>
    </style:style>
    <style:style style:name="T642" style:family="text">
      <style:text-properties officeooo:rsid="01880b8f"/>
    </style:style>
    <style:style style:name="T643" style:family="text">
      <style:text-properties officeooo:rsid="018b550a"/>
    </style:style>
    <style:style style:name="T644" style:family="text">
      <style:text-properties officeooo:rsid="018df257"/>
    </style:style>
    <style:style style:name="T645" style:family="text">
      <style:text-properties officeooo:rsid="019567d1"/>
    </style:style>
    <style:style style:name="T646" style:family="text">
      <style:text-properties officeooo:rsid="019e0b0d"/>
    </style:style>
    <style:style style:name="T647" style:family="text">
      <style:text-properties officeooo:rsid="00c146ca" style:font-weight-asian="bold" style:font-weight-complex="bold"/>
    </style:style>
    <style:style style:name="T648" style:family="text">
      <style:text-properties officeooo:rsid="01c8d56d"/>
    </style:style>
    <style:style style:name="T649" style:family="text">
      <style:text-properties officeooo:rsid="01c9e2c0"/>
    </style:style>
    <style:style style:name="T650" style:family="text">
      <style:text-properties officeooo:rsid="01caf851"/>
    </style:style>
    <style:style style:name="T651" style:family="text">
      <style:text-properties officeooo:rsid="01d264f4"/>
    </style:style>
    <style:style style:name="T652" style:family="text">
      <style:text-properties officeooo:rsid="01da1af3"/>
    </style:style>
    <style:style style:name="T653" style:family="text">
      <style:text-properties officeooo:rsid="01dbeb62"/>
    </style:style>
    <style:style style:name="T654" style:family="text">
      <style:text-properties officeooo:rsid="01ddb935"/>
    </style:style>
    <style:style style:name="T655" style:family="text">
      <style:text-properties officeooo:rsid="01df3671"/>
    </style:style>
    <style:style style:name="T656" style:family="text">
      <style:text-properties officeooo:rsid="01e07f13"/>
    </style:style>
    <style:style style:name="T657" style:family="text">
      <style:text-properties officeooo:rsid="01e0928a"/>
    </style:style>
    <style:style style:name="T658" style:family="text">
      <style:text-properties officeooo:rsid="01e15c5f"/>
    </style:style>
    <style:style style:name="T659" style:family="text">
      <style:text-properties officeooo:rsid="01e1ece7"/>
    </style:style>
    <style:style style:name="T660" style:family="text">
      <style:text-properties officeooo:rsid="01e37001"/>
    </style:style>
    <style:style style:name="T661" style:family="text">
      <style:text-properties officeooo:rsid="01e394e1"/>
    </style:style>
    <style:style style:name="T662" style:family="text">
      <style:text-properties officeooo:rsid="01e550de"/>
    </style:style>
    <style:style style:name="T663" style:family="text">
      <style:text-properties officeooo:rsid="01e6f3cd"/>
    </style:style>
    <style:style style:name="T664" style:family="text">
      <style:text-properties officeooo:rsid="01e86ad8"/>
    </style:style>
    <style:style style:name="T665" style:family="text">
      <style:text-properties officeooo:rsid="01e933f7"/>
    </style:style>
    <style:style style:name="T666" style:family="text">
      <style:text-properties officeooo:rsid="01ecbd2a"/>
    </style:style>
    <style:style style:name="T667" style:family="text">
      <style:text-properties officeooo:rsid="01edde89"/>
    </style:style>
    <style:style style:name="T668" style:family="text">
      <style:text-properties officeooo:rsid="01ef7057"/>
    </style:style>
    <style:style style:name="T669" style:family="text">
      <style:text-properties officeooo:rsid="01f072d6"/>
    </style:style>
    <style:style style:name="T670" style:family="text">
      <style:text-properties officeooo:rsid="01fa51bd"/>
    </style:style>
    <style:style style:name="T671" style:family="text">
      <style:text-properties officeooo:rsid="01fde8b2"/>
    </style:style>
    <style:style style:name="T672" style:family="text">
      <style:text-properties officeooo:rsid="01ffafa0"/>
    </style:style>
    <style:style style:name="T673" style:family="text">
      <style:text-properties officeooo:rsid="02012602"/>
    </style:style>
    <style:style style:name="T674" style:family="text">
      <style:text-properties officeooo:rsid="02020f50"/>
    </style:style>
    <style:style style:name="T675" style:family="text">
      <style:text-properties officeooo:rsid="0202f516"/>
    </style:style>
    <style:style style:name="T676" style:family="text">
      <style:text-properties officeooo:rsid="02052a54"/>
    </style:style>
    <style:style style:name="T677" style:family="text">
      <style:text-properties officeooo:rsid="0206c6eb"/>
    </style:style>
    <style:style style:name="T678" style:family="text">
      <style:text-properties officeooo:rsid="02082999"/>
    </style:style>
    <style:style style:name="T679" style:family="text">
      <style:text-properties officeooo:rsid="0209e8b1"/>
    </style:style>
    <style:style style:name="T680" style:family="text">
      <style:text-properties officeooo:rsid="020a755a"/>
    </style:style>
    <style:style style:name="T681" style:family="text">
      <style:text-properties officeooo:rsid="020c0f0b"/>
    </style:style>
    <style:style style:name="T682" style:family="text">
      <style:text-properties officeooo:rsid="020d7584"/>
    </style:style>
    <style:style style:name="T683" style:family="text">
      <style:text-properties officeooo:rsid="020dd38c"/>
    </style:style>
    <style:style style:name="T684" style:family="text">
      <style:text-properties officeooo:rsid="02102a11"/>
    </style:style>
    <style:style style:name="T685" style:family="text">
      <style:text-properties officeooo:rsid="0211bda4"/>
    </style:style>
    <style:style style:name="T686" style:family="text">
      <style:text-properties officeooo:rsid="02175a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1" text:outline-level="1">M</text:h>
      <text:p text:style-name="P404">Livro do jogador</text:p>
      <text:p text:style-name="P273"/>
      <text:p text:style-name="P273"/>
      <text:p text:style-name="P273"/>
      <text:p text:style-name="P273"/>
      <text:p text:style-name="P406">d20</text:p>
      <text:p text:style-name="P273"/>
      <text:p text:style-name="P407"/>
      <text:p text:style-name="P405">d20 Maestria RPG</text:p>
      <text:p text:style-name="P405">Versão 1.0.0</text:p>
      <text:p text:style-name="P274"/>
      <text:p text:style-name="P158">Escrito por Jopestpe | Maestria</text:p>
      <text:p text:style-name="P158"/>
      <text:h text:style-name="P412" text:outline-level="1" text:is-list-header="true"><text:soft-page-break/>🗃 <text:span text:style-name="T101">Menu</text:span><text:span text:style-name="T79"> </text:span></text:h>
      <text:p text:style-name="P2"/>
      <text:h text:style-name="P412" text:outline-level="1" text:is-list-header="true"><text:a xlink:type="simple" xlink:href="#0.📄Ficha 1🏷️Básico🎛️Atributos📜Habilidades🌡️Condições|outline" text:style-name="Internet_20_link" text:visited-style-name="Visited_20_Internet_20_Link"><text:span text:style-name="T69">📄Ficha </text:span><text:span text:style-name="T70">1</text:span><text:span text:style-name="T75">🏷️Básico🎛️Atributos📜Habilidades🌡️Condições</text:span></text:a></text:h>
      <text:h text:style-name="P412" text:outline-level="1" text:is-list-header="true"><text:a xlink:type="simple" xlink:href="#0.📄Ficha |outline" text:style-name="Internet_20_link" text:visited-style-name="Visited_20_Internet_20_Link"><text:span text:style-name="T69">📄Ficha </text:span><text:span text:style-name="T70">2</text:span><text:span text:style-name="T75">🙃Qualidades &amp; Defeitos🎒Pertences 🧤Equipados📖História</text:span></text:a></text:h>
      <text:h text:style-name="P412" text:outline-level="1" text:is-list-header="true"><text:a xlink:type="simple" xlink:href="#1.📝Fazendo a ficha|outline" text:style-name="Internet_20_link" text:visited-style-name="Visited_20_Internet_20_Link"><text:span text:style-name="T77">📝Fazendo a ficha </text:span><text:span text:style-name="T78">1</text:span><text:span text:style-name="T77">🏷️Básico 🌡️Atributos</text:span></text:a></text:h>
      <text:h text:style-name="P413" text:outline-level="1" text:is-list-header="true"><text:span text:style-name="T73">📝</text:span><text:span text:style-name="T71">Fazendo a ficha </text:span><text:span text:style-name="T72">2 </text:span><text:span text:style-name="T80">📜</text:span><text:span text:style-name="T81">Habilidades </text:span></text:h>
      <text:p text:style-name="P399"><text:span text:style-name="T481">📝</text:span>Fazendo a ficha 3 <text:span text:style-name="T350">🌡️Condições🙃Qualidades &amp; Defeitos 🎒🧤</text:span></text:p>
      <text:p text:style-name="P399"><text:span text:style-name="T481">⚙️</text:span>Sistema 1<text:span text:style-name="T350"> 🎞️Ações 🔺Vantagem &amp;🔻Desvantagem ⚔️Combate</text:span></text:p>
      <text:p text:style-name="P399"><text:span text:style-name="T481">⚙️</text:span>Sistema 2 <text:span text:style-name="T350">🤳Movimentos 🥢Dificuldade 🕹Atividades </text:span></text:p>
      <text:p text:style-name="P399"><text:span text:style-name="T481">⚙️</text:span>Sistema 3<text:span text:style-name="T350">🔫Combate com armas de fogo</text:span></text:p>
      <text:p text:style-name="P399">😐Qualidades &amp; Defeitos 1 🙁Defeitos </text:p>
      <text:p text:style-name="P399">😐Qualidades &amp; Defeitos 2 🙁Defeitos </text:p>
      <text:p text:style-name="P399">😐Qualidades &amp; Defeitos 1 🙂Qualidades</text:p>
      <text:p text:style-name="P399">😐Qualidades &amp; Defeitos 2 🙂Qualidade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414" text:outline-level="1" text:is-list-header="true"><text:soft-page-break/>📄Ficha <text:span text:style-name="T607">1</text:span></text:h>
      <text:p text:style-name="P397"/>
      <text:h text:style-name="P415" text:outline-level="1" text:is-list-header="true">🏷️Básico</text:h>
      <text:p text:style-name="P101"/>
      <table:table table:name="Ficha-Básico" table:style-name="Ficha-Básico">
        <table:table-column table:style-name="Ficha-Básico.A"/>
        <table:table-column table:style-name="Ficha-Básico.B"/>
        <table:table-column table:style-name="Ficha-Básico.C"/>
        <table:table-column table:style-name="Ficha-Básico.D"/>
        <table:table-row table:style-name="Ficha-Básico.1">
          <table:table-cell table:style-name="Ficha-Básico.A1" office:value-type="string">
            <text:p text:style-name="P311">🪪 Nome</text:p>
          </table:table-cell>
          <table:table-cell table:style-name="Ficha-Básico.B1" office:value-type="string">
            <text:p text:style-name="P311"><text:s/></text:p>
          </table:table-cell>
          <table:table-cell table:style-name="Ficha-Básico.A1" office:value-type="string">
            <text:p text:style-name="P311">🚼 Ancestralidade</text:p>
          </table:table-cell>
          <table:table-cell table:style-name="Ficha-Básico.D1" office:value-type="string">
            <text:p text:style-name="P311"><text:s/></text:p>
          </table:table-cell>
        </table:table-row>
        <table:table-row table:style-name="Ficha-Básico.2">
          <table:table-cell table:style-name="Ficha-Básico.A2" office:value-type="string">
            <text:p text:style-name="P312">🎂 Idade</text:p>
          </table:table-cell>
          <table:table-cell table:style-name="Ficha-Básico.B2" office:value-type="string">
            <text:p text:style-name="P312"><text:s/></text:p>
          </table:table-cell>
          <table:table-cell table:style-name="Ficha-Básico.A2" office:value-type="string">
            <text:p text:style-name="P312">💼 Ocupação</text:p>
          </table:table-cell>
          <table:table-cell table:style-name="Ficha-Básico.D2" office:value-type="string">
            <text:p text:style-name="P312"><text:s/></text:p>
          </table:table-cell>
        </table:table-row>
      </table:table>
      <text:p text:style-name="P151"/>
      <text:h text:style-name="P415" text:outline-level="1" text:is-list-header="true">🎛️Atributos</text:h>
      <text:p text:style-name="P14"/>
      <table:table table:name="Ficha-Atributos" table:style-name="Ficha-Atributos">
        <table:table-column table:style-name="Ficha-Atributos.A"/>
        <table:table-column table:style-name="Ficha-Atributos.B"/>
        <table:table-column table:style-name="Ficha-Atributos.C"/>
        <table:table-column table:style-name="Ficha-Atributos.D"/>
        <table:table-column table:style-name="Ficha-Atributos.E"/>
        <table:table-column table:style-name="Ficha-Atributos.F"/>
        <table:table-row table:style-name="Ficha-Atributos.1">
          <table:table-cell table:style-name="Ficha-Atributos.A1" office:value-type="string">
            <text:p text:style-name="P354">💪 Força </text:p>
          </table:table-cell>
          <table:table-cell table:style-name="Ficha-Atributos.B1" office:value-type="string">
            <text:p text:style-name="P354"><text:s/></text:p>
          </table:table-cell>
          <table:table-cell table:style-name="Ficha-Atributos.A1" office:value-type="string">
            <text:p text:style-name="P369">✊ Constituição</text:p>
          </table:table-cell>
          <table:table-cell table:style-name="Ficha-Atributos.B1" office:value-type="string">
            <text:p text:style-name="P371"><text:s/></text:p>
          </table:table-cell>
          <table:table-cell table:style-name="Ficha-Atributos.A1" office:value-type="string">
            <text:p text:style-name="P373">🧠 Intelecto </text:p>
          </table:table-cell>
          <table:table-cell table:style-name="Ficha-Atributos.F1" office:value-type="string">
            <text:p text:style-name="P373"/>
          </table:table-cell>
        </table:table-row>
        <table:table-row table:style-name="Ficha-Atributos.1">
          <table:table-cell table:style-name="Ficha-Atributos.A2" office:value-type="string">
            <text:p text:style-name="P374"><text:span text:style-name="T481">🤹‍♂️ </text:span>Destreza </text:p>
          </table:table-cell>
          <table:table-cell table:style-name="Ficha-Atributos.B2" office:value-type="string">
            <text:p text:style-name="P374"><text:s/></text:p>
          </table:table-cell>
          <table:table-cell table:style-name="Ficha-Atributos.A2" office:value-type="string">
            <text:p text:style-name="P370">🤝 Carisma</text:p>
          </table:table-cell>
          <table:table-cell table:style-name="Ficha-Atributos.B2" office:value-type="string">
            <text:p text:style-name="P372"><text:s/></text:p>
          </table:table-cell>
          <table:table-cell table:style-name="Ficha-Atributos.A2" office:value-type="string">
            <text:p text:style-name="P375">👁️ Percepção </text:p>
          </table:table-cell>
          <table:table-cell table:style-name="Ficha-Atributos.F2" office:value-type="string">
            <text:p text:style-name="P375"/>
          </table:table-cell>
        </table:table-row>
      </table:table>
      <text:p text:style-name="P150"/>
      <text:p text:style-name="P11">📜Habilidades</text:p>
      <text:p text:style-name="P150"/>
      <table:table table:name="Ficha-Habilidades" table:style-name="Ficha-Habilidades">
        <table:table-column table:style-name="Ficha-Habilidades.A"/>
        <table:table-column table:style-name="Ficha-Habilidades.B"/>
        <table:table-column table:style-name="Ficha-Habilidades.C"/>
        <table:table-column table:style-name="Ficha-Habilidades.D"/>
        <table:table-column table:style-name="Ficha-Habilidades.E"/>
        <table:table-column table:style-name="Ficha-Habilidades.F"/>
        <table:table-row table:style-name="Ficha-Habilidades.1">
          <table:table-cell table:style-name="Ficha-Habilidades.A1" office:value-type="string">
            <text:p text:style-name="P107"><text:span text:style-name="T137">🏃Atletismo </text:span><text:span text:style-name="T261">(For)</text:span></text:p>
          </table:table-cell>
          <table:table-cell table:style-name="Ficha-Habilidades.B1" office:value-type="string">
            <text:p text:style-name="P146"><text:s/><text:span text:style-name="T646">0</text:span></text:p>
          </table:table-cell>
          <table:table-cell table:style-name="Ficha-Habilidades.A1" office:value-type="string">
            <text:p text:style-name="P107"><text:span text:style-name="T137">🐕Adestramento </text:span><text:span text:style-name="T307">(Car)</text:span></text:p>
          </table:table-cell>
          <table:table-cell table:style-name="Ficha-Habilidades.B1" office:value-type="string">
            <text:p text:style-name="P146"><text:s/><text:span text:style-name="T646">0</text:span></text:p>
          </table:table-cell>
          <table:table-cell table:style-name="Ficha-Habilidades.A1" office:value-type="string">
            <text:p text:style-name="P107"><text:span text:style-name="T137">🖥️Tecnologia </text:span><text:span text:style-name="T341">(Int)</text:span></text:p>
          </table:table-cell>
          <table:table-cell table:style-name="Ficha-Habilidades.F1" office:value-type="string">
            <text:p text:style-name="P549"><text:span text:style-name="T646">0</text:span></text:p>
          </table:table-cell>
        </table:table-row>
        <table:table-row table:style-name="Ficha-Habilidades.1">
          <table:table-cell table:style-name="Ficha-Habilidades.A2" office:value-type="string">
            <text:p text:style-name="P110"><text:span text:style-name="T137">🤸Acrobacia </text:span><text:span text:style-name="T321">(Des)</text:span></text:p>
          </table:table-cell>
          <table:table-cell table:style-name="Ficha-Habilidades.B2" office:value-type="string">
            <text:p text:style-name="P147"><text:s/><text:span text:style-name="T646">0</text:span></text:p>
          </table:table-cell>
          <table:table-cell table:style-name="Ficha-Habilidades.A2" office:value-type="string">
            <text:p text:style-name="P110"><text:span text:style-name="T137">👻Sobrenatural </text:span><text:span text:style-name="T341">(Int)</text:span></text:p>
          </table:table-cell>
          <table:table-cell table:style-name="Ficha-Habilidades.B2" office:value-type="string">
            <text:p text:style-name="P147"><text:s/><text:span text:style-name="T646">0</text:span></text:p>
          </table:table-cell>
          <table:table-cell table:style-name="Ficha-Habilidades.A2" office:value-type="string">
            <text:p text:style-name="P110"><text:span text:style-name="T137">🩺Medicina </text:span><text:span text:style-name="T341">(Int)</text:span></text:p>
          </table:table-cell>
          <table:table-cell table:style-name="Ficha-Habilidades.F2" office:value-type="string">
            <text:p text:style-name="P548"><text:span text:style-name="T646">0</text:span></text:p>
          </table:table-cell>
        </table:table-row>
        <table:table-row table:style-name="Ficha-Habilidades.1">
          <table:table-cell table:style-name="Ficha-Habilidades.A2" office:value-type="string">
            <text:p text:style-name="P110"><text:span text:style-name="T137">🥊Briga </text:span><text:span text:style-name="T321">(Des)</text:span></text:p>
          </table:table-cell>
          <table:table-cell table:style-name="Ficha-Habilidades.B2" office:value-type="string">
            <text:p text:style-name="P312"><text:s/><text:span text:style-name="T646">0</text:span></text:p>
          </table:table-cell>
          <table:table-cell table:style-name="Ficha-Habilidades.A2" office:value-type="string">
            <text:p text:style-name="P110"><text:span text:style-name="T137">🧰Fabricação </text:span><text:span text:style-name="T341">(Int)</text:span></text:p>
          </table:table-cell>
          <table:table-cell table:style-name="Ficha-Habilidades.B2" office:value-type="string">
            <text:p text:style-name="P147"><text:s/><text:span text:style-name="T646">0</text:span></text:p>
          </table:table-cell>
          <table:table-cell table:style-name="Ficha-Habilidades.A2" office:value-type="string">
            <text:p text:style-name="P110"><text:span text:style-name="T137">🌳Natureza </text:span><text:span text:style-name="T341">(Int)</text:span></text:p>
          </table:table-cell>
          <table:table-cell table:style-name="Ficha-Habilidades.F2" office:value-type="string">
            <text:p text:style-name="P548"><text:span text:style-name="T646">0</text:span></text:p>
          </table:table-cell>
        </table:table-row>
        <table:table-row table:style-name="Ficha-Habilidades.1">
          <table:table-cell table:style-name="Ficha-Habilidades.A2" office:value-type="string">
            <text:p text:style-name="P110"><text:span text:style-name="T137">🤺Reflexo </text:span><text:span text:style-name="T321">(Des) </text:span></text:p>
          </table:table-cell>
          <table:table-cell table:style-name="Ficha-Habilidades.B2" office:value-type="string">
            <text:p text:style-name="P147"><text:s/><text:span text:style-name="T646">0</text:span></text:p>
          </table:table-cell>
          <table:table-cell table:style-name="Ficha-Habilidades.A2" office:value-type="string">
            <text:p text:style-name="P110"><text:span text:style-name="T137">🗣️Influência </text:span><text:span text:style-name="T307">(Car)</text:span></text:p>
          </table:table-cell>
          <table:table-cell table:style-name="Ficha-Habilidades.B2" office:value-type="string">
            <text:p text:style-name="P147"><text:s/><text:span text:style-name="T646">0</text:span></text:p>
          </table:table-cell>
          <table:table-cell table:style-name="Ficha-Habilidades.A2" office:value-type="string">
            <text:p text:style-name="P110"><text:span text:style-name="T137">🥷Furtividade </text:span><text:span text:style-name="T321">(Des)</text:span></text:p>
          </table:table-cell>
          <table:table-cell table:style-name="Ficha-Habilidades.F2" office:value-type="string">
            <text:p text:style-name="P548"><text:span text:style-name="T646">0</text:span></text:p>
          </table:table-cell>
        </table:table-row>
        <table:table-row table:style-name="Ficha-Habilidades.5">
          <table:table-cell table:style-name="Ficha-Habilidades.A2" office:value-type="string">
            <text:p text:style-name="P107"><text:span text:style-name="T137">🗺️Localizar </text:span><text:span text:style-name="T334">(Per) </text:span></text:p>
          </table:table-cell>
          <table:table-cell table:style-name="Ficha-Habilidades.B2" office:value-type="string">
            <text:p text:style-name="P311"><text:s/><text:span text:style-name="T646">0</text:span></text:p>
          </table:table-cell>
          <table:table-cell table:style-name="Ficha-Habilidades.A2" office:value-type="string">
            <text:p text:style-name="P107"><text:span text:style-name="T137">🎓Erudição </text:span><text:span text:style-name="T341">(Int)</text:span></text:p>
          </table:table-cell>
          <table:table-cell table:style-name="Ficha-Habilidades.B2" office:value-type="string">
            <text:p text:style-name="P146"><text:s/><text:span text:style-name="T646">0</text:span></text:p>
          </table:table-cell>
          <table:table-cell table:style-name="Ficha-Habilidades.A2" office:value-type="string">
            <text:p text:style-name="P107"><text:span text:style-name="T137">🧬Ciência </text:span><text:span text:style-name="T341">(Int)</text:span></text:p>
          </table:table-cell>
          <table:table-cell table:style-name="Ficha-Habilidades.F2" office:value-type="string">
            <text:p text:style-name="P549"><text:span text:style-name="T646">0</text:span></text:p>
          </table:table-cell>
        </table:table-row>
        <table:table-row table:style-name="Ficha-Habilidades.1">
          <table:table-cell table:style-name="Ficha-Habilidades.A2" office:value-type="string">
            <text:p text:style-name="P107"><text:span text:style-name="T137">🛞Condução </text:span><text:span text:style-name="T341">(Int)</text:span></text:p>
          </table:table-cell>
          <table:table-cell table:style-name="Ficha-Habilidades.B2" office:value-type="string">
            <text:p text:style-name="P146"><text:s/><text:span text:style-name="T646">0</text:span></text:p>
          </table:table-cell>
          <table:table-cell table:style-name="Ficha-Habilidades.A2" office:value-type="string">
            <text:p text:style-name="P107"><text:span text:style-name="T137">💡Intuição </text:span><text:span text:style-name="T341">(Int)</text:span></text:p>
          </table:table-cell>
          <table:table-cell table:style-name="Ficha-Habilidades.B2" office:value-type="string">
            <text:p text:style-name="P146"><text:s/><text:span text:style-name="T646">0</text:span></text:p>
          </table:table-cell>
          <table:table-cell table:style-name="Ficha-Habilidades.A2" office:value-type="string">
            <text:p text:style-name="P107"><text:span text:style-name="T137">🏋️Fortitude </text:span><text:span text:style-name="T291">(Co</text:span><text:span text:style-name="T294">n</text:span><text:span text:style-name="T291">)</text:span></text:p>
          </table:table-cell>
          <table:table-cell table:style-name="Ficha-Habilidades.F2" office:value-type="string">
            <text:p text:style-name="P549"><text:span text:style-name="T646">0</text:span></text:p>
          </table:table-cell>
        </table:table-row>
        <table:table-row table:style-name="Ficha-Habilidades.1">
          <table:table-cell table:style-name="Ficha-Habilidades.A2" office:value-type="string">
            <text:p text:style-name="P110"><text:span text:style-name="T137">🎯Pontaria </text:span><text:span text:style-name="T321">(Des)</text:span></text:p>
          </table:table-cell>
          <table:table-cell table:style-name="Ficha-Habilidades.B2" office:value-type="string">
            <text:p text:style-name="P147"><text:s/><text:span text:style-name="T646">0</text:span></text:p>
          </table:table-cell>
          <table:table-cell table:style-name="Ficha-Habilidades.A2" office:value-type="string">
            <text:p text:style-name="P110"><text:span text:style-name="T137">🫵Intimidação </text:span><text:span text:style-name="T307">(Car)</text:span></text:p>
          </table:table-cell>
          <table:table-cell table:style-name="Ficha-Habilidades.B2" office:value-type="string">
            <text:p text:style-name="P147"><text:s/><text:span text:style-name="T646">0</text:span></text:p>
          </table:table-cell>
          <table:table-cell table:style-name="Ficha-Habilidades.A2" office:value-type="string">
            <text:p text:style-name="P110"><text:span text:style-name="T137">🎖️Admiração </text:span><text:span text:style-name="T307">(Car)</text:span></text:p>
          </table:table-cell>
          <table:table-cell table:style-name="Ficha-Habilidades.F2" office:value-type="string">
            <text:p text:style-name="P557">0</text:p>
          </table:table-cell>
        </table:table-row>
        <table:table-row table:style-name="Ficha-Habilidades.8">
          <table:table-cell table:style-name="Ficha-Habilidades.A2" office:value-type="string">
            <text:p text:style-name="P107"><text:span text:style-name="T137">🗡️Manuseio </text:span><text:span text:style-name="T321">(Des)</text:span></text:p>
          </table:table-cell>
          <table:table-cell table:style-name="Ficha-Habilidades.B2" office:value-type="string">
            <text:p text:style-name="P146"><text:s/><text:span text:style-name="T646">0</text:span></text:p>
          </table:table-cell>
          <table:table-cell table:style-name="Ficha-Habilidades.A2" office:value-type="string">
            <text:p text:style-name="P107"><text:span text:style-name="T137">🔍Investigação</text:span><text:span text:style-name="T341"> </text:span><text:span text:style-name="T334">(Per)</text:span></text:p>
          </table:table-cell>
          <table:table-cell table:style-name="Ficha-Habilidades.B2" office:value-type="string">
            <text:p text:style-name="P146"><text:s/><text:span text:style-name="T646">0</text:span></text:p>
          </table:table-cell>
          <table:table-cell table:style-name="Ficha-Habilidades.A2" office:value-type="string">
            <text:p text:style-name="P107"><text:span text:style-name="T137">🧗🏻Determinação </text:span><text:span text:style-name="T291">(Co</text:span><text:span text:style-name="T294">n</text:span><text:span text:style-name="T291">)</text:span></text:p>
          </table:table-cell>
          <table:table-cell table:style-name="Ficha-Habilidades.F2" office:value-type="string">
            <text:p text:style-name="P549"><text:span text:style-name="T646">0</text:span> </text:p>
          </table:table-cell>
        </table:table-row>
        <table:table-row table:style-name="Ficha-Habilidades.1">
          <table:table-cell table:style-name="Ficha-Habilidades.A2" office:value-type="string">
            <text:p text:style-name="P107"><text:span text:style-name="T137">🃏Trapacear </text:span><text:span text:style-name="T321">(Des)</text:span></text:p>
          </table:table-cell>
          <table:table-cell table:style-name="Ficha-Habilidades.B2" office:value-type="string">
            <text:p text:style-name="P146"><text:s/><text:span text:style-name="T646">0</text:span></text:p>
          </table:table-cell>
          <table:table-cell table:style-name="Ficha-Habilidades.A2" office:value-type="string">
            <text:p text:style-name="P107"><text:span text:style-name="T137">🎭Atuação </text:span><text:span text:style-name="T307">(Car)</text:span></text:p>
          </table:table-cell>
          <table:table-cell table:style-name="Ficha-Habilidades.B2" office:value-type="string">
            <text:p text:style-name="P146"><text:s/><text:span text:style-name="T646">0</text:span></text:p>
          </table:table-cell>
          <table:table-cell table:style-name="Ficha-Habilidades.A2" office:value-type="string">
            <text:p text:style-name="P107"><text:span text:style-name="T137">🧘Sanidade </text:span><text:span text:style-name="T341">(Int)</text:span></text:p>
          </table:table-cell>
          <table:table-cell table:style-name="Ficha-Habilidades.F2" office:value-type="string">
            <text:p text:style-name="P550">0</text:p>
          </table:table-cell>
        </table:table-row>
      </table:table>
      <text:p text:style-name="P119"/>
      <text:p text:style-name="P6"/>
      <text:p text:style-name="P6">🌡️Condiç<text:span text:style-name="T448">ões</text:span></text:p>
      <text:p text:style-name="P152"/>
      <table:table table:name="Ficha-Condicoes" table:style-name="Ficha-Condicoes">
        <table:table-column table:style-name="Ficha-Condicoes.A"/>
        <table:table-column table:style-name="Ficha-Condicoes.B"/>
        <table:table-column table:style-name="Ficha-Condicoes.C"/>
        <table:table-column table:style-name="Ficha-Condicoes.D"/>
        <table:table-row table:style-name="Ficha-Condicoes.1">
          <table:table-cell table:style-name="Ficha-Condicoes.A1" office:value-type="string">
            <text:p text:style-name="P302">💧<text:span text:style-name="T372">Hidratação </text:span><text:span text:style-name="T377">&amp; Nutrição</text:span></text:p>
          </table:table-cell>
          <table:table-cell table:style-name="Ficha-Condicoes.B1" office:value-type="string">
            <text:p text:style-name="P310"><text:s/></text:p>
          </table:table-cell>
          <table:table-cell table:style-name="Ficha-Condicoes.A1" office:value-type="string">
            <text:p text:style-name="P307"><text:span text:style-name="T481"><text:s/></text:span><text:span text:style-name="T567">⚡ </text:span>Energia </text:p>
          </table:table-cell>
          <table:table-cell table:style-name="Ficha-Condicoes.D1" office:value-type="string">
            <text:p text:style-name="P310"/>
          </table:table-cell>
        </table:table-row>
        <table:table-row table:style-name="Ficha-Condicoes.1">
          <table:table-cell table:style-name="Ficha-Condicoes.A2" office:value-type="string">
            <text:p text:style-name="P304">🩸<text:span text:style-name="T371">Vida </text:span><text:span text:style-name="T292">(Co</text:span><text:span text:style-name="T294">n</text:span><text:span text:style-name="T292">)</text:span></text:p>
          </table:table-cell>
          <table:table-cell table:style-name="Ficha-Condicoes.B2" office:value-type="string">
            <text:p text:style-name="P309"><text:s/></text:p>
          </table:table-cell>
          <table:table-cell table:style-name="Ficha-Condicoes.A2" office:value-type="string">
            <text:p text:style-name="P303"><text:span text:style-name="T293">🧘 </text:span><text:span text:style-name="T372">Sanidade</text:span><text:span text:style-name="T293"> </text:span><text:span text:style-name="T342">(Int)</text:span></text:p>
          </table:table-cell>
          <table:table-cell table:style-name="Ficha-Condicoes.D2" office:value-type="string">
            <text:p text:style-name="P309"/>
          </table:table-cell>
        </table:table-row>
      </table:table>
      <text:h text:style-name="P420" text:outline-level="1" text:is-list-header="true"><text:soft-page-break/>📄Ficha <text:span text:style-name="T607">2</text:span></text:h>
      <text:p text:style-name="P13">🙃Qualidades &amp; Defeitos</text:p>
      <text:p text:style-name="P12"/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P320"><text:s/>Qualidades</text:p>
          </table:table-cell>
          <table:table-cell table:style-name="Tabela8.B1" office:value-type="string">
            <text:p text:style-name="P322">Defeitos</text:p>
          </table:table-cell>
        </table:table-row>
        <table:table-row table:style-name="Tabela8.1">
          <table:table-cell table:style-name="Tabela8.A2" office:value-type="string">
            <text:p text:style-name="P308"><text:s/></text:p>
          </table:table-cell>
          <table:table-cell table:style-name="Tabela8.B2" office:value-type="string">
            <text:p text:style-name="P308"/>
          </table:table-cell>
        </table:table-row>
        <table:table-row table:style-name="Tabela8.1">
          <table:table-cell table:style-name="Tabela8.A2" office:value-type="string">
            <text:p text:style-name="P305"/>
          </table:table-cell>
          <table:table-cell table:style-name="Tabela8.B2" office:value-type="string">
            <text:p text:style-name="P308"/>
          </table:table-cell>
        </table:table-row>
      </table:table>
      <text:p text:style-name="P380"/>
      <text:p text:style-name="P10">🎒Pertences </text:p>
      <text:p text:style-name="P9"/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319">Nome e Quantidade</text:p>
          </table:table-cell>
          <table:table-cell table:style-name="Tabela5.B1" office:value-type="string">
            <text:p text:style-name="P321">Espaço ocupado <text:span text:style-name="T638">e Peso</text:span></text:p>
          </table:table-cell>
        </table:table-row>
        <table:table-row table:style-name="Tabela5.1">
          <table:table-cell table:style-name="Tabela5.A2" office:value-type="string">
            <text:p text:style-name="P308"><text:s/></text:p>
          </table:table-cell>
          <table:table-cell table:style-name="Tabela5.B2" office:value-type="string">
            <text:p text:style-name="P308"/>
          </table:table-cell>
        </table:table-row>
        <table:table-row table:style-name="Tabela5.1">
          <table:table-cell table:style-name="Tabela5.A2" office:value-type="string">
            <text:p text:style-name="P305"/>
          </table:table-cell>
          <table:table-cell table:style-name="Tabela5.B2" office:value-type="string">
            <text:p text:style-name="P308"/>
          </table:table-cell>
        </table:table-row>
      </table:table>
      <text:p text:style-name="P380"/>
      <text:p text:style-name="P5">🧤Equipa<text:span text:style-name="T565">dos</text:span></text:p>
      <text:p text:style-name="P9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319">Nome</text:p>
          </table:table-cell>
          <table:table-cell table:style-name="Tabela6.B1" office:value-type="string">
            <text:p text:style-name="P321">Ação</text:p>
          </table:table-cell>
        </table:table-row>
        <table:table-row table:style-name="Tabela6.2">
          <table:table-cell table:style-name="Tabela6.A2" office:value-type="string">
            <text:p text:style-name="P308"><text:s/></text:p>
          </table:table-cell>
          <table:table-cell table:style-name="Tabela6.B2" office:value-type="string">
            <text:p text:style-name="P308"/>
          </table:table-cell>
        </table:table-row>
        <table:table-row table:style-name="Tabela6.1">
          <table:table-cell table:style-name="Tabela6.A2" office:value-type="string">
            <text:p text:style-name="P305"/>
          </table:table-cell>
          <table:table-cell table:style-name="Tabela6.B2" office:value-type="string">
            <text:p text:style-name="P308"/>
          </table:table-cell>
        </table:table-row>
      </table:table>
      <text:p text:style-name="P9"/>
      <text:p text:style-name="P9">📖História</text:p>
      <text:p text:style-name="P8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7">História do personagem</text:p>
          </table:table-cell>
        </table:table-row>
        <table:table-row table:style-name="Tabela9.1">
          <table:table-cell table:style-name="Tabela9.A2" office:value-type="string">
            <text:p text:style-name="P305"/>
            <text:p text:style-name="P305"/>
            <text:p text:style-name="P305"/>
            <text:p text:style-name="P305"/>
            <text:p text:style-name="P305"/>
            <text:p text:style-name="P305"/>
            <text:p text:style-name="P305"/>
          </table:table-cell>
        </table:table-row>
      </table:table>
      <text:h text:style-name="P421" text:outline-level="1" text:is-list-header="true"><text:soft-page-break/>📝Fazendo a ficha <text:span text:style-name="T607">1</text:span></text:h>
      <text:p text:style-name="P330">🏷️Básico </text:p>
      <text:p text:style-name="P341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45">🪪 Nome</text:p>
          </table:table-cell>
          <table:table-cell table:style-name="Tabela26.B1" office:value-type="string">
            <text:p text:style-name="P331"><text:span text:style-name="T349">Escolha c</text:span><text:span text:style-name="T348">omo te chamam.</text:span></text:p>
          </table:table-cell>
        </table:table-row>
        <table:table-row table:style-name="Tabela26.1">
          <table:table-cell table:style-name="Tabela26.A2" office:value-type="string">
            <text:p text:style-name="P345">🎂 Idade</text:p>
          </table:table-cell>
          <table:table-cell table:style-name="Tabela26.B2" office:value-type="string">
            <text:p text:style-name="P343"><text:span text:style-name="T385">E</text:span><text:span text:style-name="T384">scolha q</text:span><text:span text:style-name="T383">uantos anos você possui.</text:span></text:p>
          </table:table-cell>
        </table:table-row>
        <table:table-row table:style-name="Tabela26.1">
          <table:table-cell table:style-name="Tabela26.A3" office:value-type="string">
            <text:p text:style-name="P345">🚼 Ancestralidade</text:p>
          </table:table-cell>
          <table:table-cell table:style-name="Tabela26.B3" office:value-type="string">
            <text:p text:style-name="P344"><text:span text:style-name="T383">Escolha </text:span><text:span text:style-name="T386">uma </text:span><text:a xlink:type="simple" xlink:href="#11.🚼 Ancestralidades|outline" text:style-name="Internet_20_link" text:visited-style-name="Visited_20_Internet_20_Link"><text:span text:style-name="T85">Ancestralidade</text:span></text:a><text:span text:style-name="T258">.</text:span></text:p>
          </table:table-cell>
        </table:table-row>
        <table:table-row table:style-name="Tabela26.4">
          <table:table-cell table:style-name="Tabela26.A2" office:value-type="string">
            <text:p text:style-name="P345">💼 Ocupação</text:p>
          </table:table-cell>
          <table:table-cell table:style-name="Tabela26.B2" office:value-type="string">
            <text:p text:style-name="P343"><text:span text:style-name="T387">Escolha </text:span><text:span text:style-name="T388">uma</text:span><text:span text:style-name="T82"> </text:span><text:a xlink:type="simple" xlink:href="#10.Classes|outline" text:style-name="Internet_20_link" text:visited-style-name="Visited_20_Internet_20_Link"><text:span text:style-name="T83">Classe</text:span></text:a><text:span text:style-name="T387"> </text:span><text:span text:style-name="T390">ou</text:span><text:span text:style-name="T86"> </text:span><text:a xlink:type="simple" xlink:href="#10.Profissões |outline" text:style-name="Internet_20_link" text:visited-style-name="Visited_20_Internet_20_Link"><text:span text:style-name="T84">Profissão</text:span></text:a><text:span text:style-name="T389">.</text:span></text:p>
          </table:table-cell>
        </table:table-row>
      </table:table>
      <text:p text:style-name="P329"/>
      <text:p text:style-name="P329">🌡️Atributos</text:p>
      <text:p text:style-name="P368"><text:span text:style-name="T396">O</text:span><text:span text:style-name="T395">s atributos começam com 0.</text:span></text:p>
      <text:p text:style-name="P342">Você possui 1<text:span text:style-name="T587">0 </text:span>pontos para distribuir entre os atributos <text:span text:style-name="T601">(máximo </text:span><text:span text:style-name="T602">4</text:span><text:span text:style-name="T601"> por </text:span><text:span text:style-name="T602">atributo</text:span><text:span text:style-name="T601">).</text:span></text:p>
      <text:p text:style-name="P333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555">💪 <text:span text:style-name="T283">For</text:span><text:span text:style-name="T284">ça</text:span></text:p>
          </table:table-cell>
          <table:table-cell table:style-name="Tabela27.B1" office:value-type="string">
            <text:p text:style-name="P269">O quão vigoroso você é. </text:p>
          </table:table-cell>
        </table:table-row>
        <table:table-row table:style-name="Tabela27.1">
          <table:table-cell table:style-name="Tabela27.A2" office:value-type="string">
            <text:p text:style-name="P555"><text:span text:style-name="T481">🤹 </text:span><text:span text:style-name="T330">Des</text:span><text:span text:style-name="T331">treza</text:span></text:p>
          </table:table-cell>
          <table:table-cell table:style-name="Tabela27.B2" office:value-type="string">
            <text:p text:style-name="P269">O quão ágil você é. </text:p>
          </table:table-cell>
        </table:table-row>
        <table:table-row table:style-name="Tabela27.1">
          <table:table-cell table:style-name="Tabela27.A3" office:value-type="string">
            <text:p text:style-name="P555">✊ <text:span text:style-name="T304">Co</text:span><text:span text:style-name="T305">n</text:span><text:span text:style-name="T306">stituição</text:span></text:p>
          </table:table-cell>
          <table:table-cell table:style-name="Tabela27.B3" office:value-type="string">
            <text:p text:style-name="P269">O quão resistente você é. </text:p>
          </table:table-cell>
        </table:table-row>
        <table:table-row table:style-name="Tabela27.1">
          <table:table-cell table:style-name="Tabela27.A2" office:value-type="string">
            <text:p text:style-name="P555">🤝 <text:span text:style-name="T315">Car</text:span><text:span text:style-name="T316">isma</text:span></text:p>
          </table:table-cell>
          <table:table-cell table:style-name="Tabela27.B2" office:value-type="string">
            <text:p text:style-name="P269">O quão influente você é. </text:p>
          </table:table-cell>
        </table:table-row>
        <table:table-row table:style-name="Tabela27.1">
          <table:table-cell table:style-name="Tabela27.A3" office:value-type="string">
            <text:p text:style-name="P555">🧠 <text:span text:style-name="T346">Int</text:span><text:span text:style-name="T347">electo</text:span></text:p>
          </table:table-cell>
          <table:table-cell table:style-name="Tabela27.B3" office:value-type="string">
            <text:p text:style-name="P269">O quão inteligente e sábio você é e o quão bem você raciocina. </text:p>
          </table:table-cell>
        </table:table-row>
        <table:table-row table:style-name="Tabela27.1">
          <table:table-cell table:style-name="Tabela27.A2" office:value-type="string">
            <text:p text:style-name="P556">👁️ <text:span text:style-name="T339">Per</text:span><text:span text:style-name="T340">cepção</text:span> </text:p>
          </table:table-cell>
          <table:table-cell table:style-name="Tabela27.B2" office:value-type="string">
            <text:p text:style-name="P269">O quão atento, focado ou atencioso em algo você é. </text:p>
          </table:table-cell>
        </table:table-row>
      </table:table>
      <text:p text:style-name="Standard"/>
      <text:p text:style-name="P332"/>
      <text:p text:style-name="P328"/>
      <text:p text:style-name="P328"/>
      <text:h text:style-name="P422" text:outline-level="1" text:is-list-header="true"><text:soft-page-break/>📝Fazendo a ficha <text:span text:style-name="T607">2</text:span></text:h>
      <text:h text:style-name="P423" text:outline-level="1"/>
      <text:h text:style-name="P423" text:outline-level="1" text:is-list-header="true">📜Habilidades </text:h>
      <text:p text:style-name="P175"><text:span text:style-name="T418">A</text:span><text:span text:style-name="T417">s habilidades começam com 0 p</text:span><text:span text:style-name="T419">onto.</text:span></text:p>
      <text:p text:style-name="P353"><text:span text:style-name="T391">Você possui </text:span><text:span text:style-name="T393">24</text:span><text:span text:style-name="T391"> pontos para distribuir entre as habilidades </text:span><text:span text:style-name="T392">(máximo </text:span><text:span text:style-name="T394">4</text:span><text:span text:style-name="T392"> por habilidade).</text:span></text:p>
      <text:p text:style-name="P174"/>
      <table:table table:name="Tabela28" table:style-name="Tabela28" table:template-name="Simple Grid Rows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277">🏃Atletismo <text:span text:style-name="T280">(For)</text:span></text:p>
          </table:table-cell>
          <table:table-cell table:style-name="Tabela28.B1" office:value-type="string">
            <text:p text:style-name="P281">O quão bom você é em atividades atléticas.</text:p>
          </table:table-cell>
        </table:table-row>
        <table:table-row table:style-name="Tabela28.1">
          <table:table-cell table:style-name="Tabela28.A2" office:value-type="string">
            <text:p text:style-name="P277">🤸Acrobacia <text:span text:style-name="T327">(Des)</text:span></text:p>
          </table:table-cell>
          <table:table-cell table:style-name="Tabela28.B2" office:value-type="string">
            <text:p text:style-name="P281">O quão bom você é em fazer acrobacias.</text:p>
          </table:table-cell>
        </table:table-row>
        <table:table-row table:style-name="Tabela28.1">
          <table:table-cell table:style-name="Tabela28.A3" office:value-type="string">
            <text:p text:style-name="P277">🥊Briga <text:span text:style-name="T327">(Des)</text:span></text:p>
          </table:table-cell>
          <table:table-cell table:style-name="Tabela28.B3" office:value-type="string">
            <text:p text:style-name="P281">O quão bem você luta corpo a corpo.</text:p>
          </table:table-cell>
        </table:table-row>
        <table:table-row table:style-name="Tabela28.1">
          <table:table-cell table:style-name="Tabela28.A2" office:value-type="string">
            <text:p text:style-name="P277">🤺Reflexo <text:span text:style-name="T327">(Des)</text:span></text:p>
          </table:table-cell>
          <table:table-cell table:style-name="Tabela28.B2" office:value-type="string">
            <text:p text:style-name="P281">O quão bem você reagi.</text:p>
          </table:table-cell>
        </table:table-row>
        <table:table-row table:style-name="Tabela28.1">
          <table:table-cell table:style-name="Tabela28.A3" office:value-type="string">
            <text:p text:style-name="P277">🗺️Localizar <text:span text:style-name="T337">(Per)</text:span></text:p>
          </table:table-cell>
          <table:table-cell table:style-name="Tabela28.B3" office:value-type="string">
            <text:p text:style-name="P281">O quão bem você sabe onde está, atalhos e lugares ao redor.</text:p>
          </table:table-cell>
        </table:table-row>
        <table:table-row table:style-name="Tabela28.1">
          <table:table-cell table:style-name="Tabela28.A2" office:value-type="string">
            <text:p text:style-name="P276">🛞Condução <text:span text:style-name="T327">(Des)</text:span></text:p>
          </table:table-cell>
          <table:table-cell table:style-name="Tabela28.B2" office:value-type="string">
            <text:p text:style-name="P281">O quão bem você consegue dirigir, pilotar ou montar.</text:p>
          </table:table-cell>
        </table:table-row>
        <table:table-row table:style-name="Tabela28.1">
          <table:table-cell table:style-name="Tabela28.A3" office:value-type="string">
            <text:p text:style-name="P276">🎯Pontaria <text:span text:style-name="T327">(Des)</text:span></text:p>
          </table:table-cell>
          <table:table-cell table:style-name="Tabela28.B3" office:value-type="string">
            <text:p text:style-name="P281">O quão bem você consegue atirar, disparar ou arremessar.</text:p>
          </table:table-cell>
        </table:table-row>
        <table:table-row table:style-name="Tabela28.1">
          <table:table-cell table:style-name="Tabela28.A2" office:value-type="string">
            <text:p text:style-name="P276">🗡️Manuseio <text:span text:style-name="T327">(Des)</text:span></text:p>
          </table:table-cell>
          <table:table-cell table:style-name="Tabela28.B2" office:value-type="string">
            <text:p text:style-name="P281">O quão bem você lida com objetos que está segurando.</text:p>
          </table:table-cell>
        </table:table-row>
        <table:table-row table:style-name="Tabela28.1">
          <table:table-cell table:style-name="Tabela28.A3" office:value-type="string">
            <text:p text:style-name="P276">🃏Trapacear <text:span text:style-name="T327">(Des)</text:span></text:p>
          </table:table-cell>
          <table:table-cell table:style-name="Tabela28.B3" office:value-type="string">
            <text:p text:style-name="P281">O quão bem você engana e ilude e destranca.</text:p>
          </table:table-cell>
        </table:table-row>
        <table:table-row table:style-name="Tabela28.1">
          <table:table-cell table:style-name="Tabela28.A2" office:value-type="string">
            <text:p text:style-name="P276">🐕Adestramento <text:span text:style-name="T313">(Car)</text:span></text:p>
          </table:table-cell>
          <table:table-cell table:style-name="Tabela28.B2" office:value-type="string">
            <text:p text:style-name="P281">O quão bem você lida e doméstica animais.</text:p>
          </table:table-cell>
        </table:table-row>
        <table:table-row table:style-name="Tabela28.1">
          <table:table-cell table:style-name="Tabela28.A3" office:value-type="string">
            <text:p text:style-name="P276">👻Sobrenatural <text:span text:style-name="T343">(Int)</text:span></text:p>
          </table:table-cell>
          <table:table-cell table:style-name="Tabela28.B3" office:value-type="string">
            <text:p text:style-name="P281">O quão bem você sabe e lida coisas misticas.</text:p>
          </table:table-cell>
        </table:table-row>
        <table:table-row table:style-name="Tabela28.1">
          <table:table-cell table:style-name="Tabela28.A2" office:value-type="string">
            <text:p text:style-name="P276">🧰Fabricação <text:span text:style-name="T343">(Int)</text:span></text:p>
          </table:table-cell>
          <table:table-cell table:style-name="Tabela28.B2" office:value-type="string">
            <text:p text:style-name="P281">O quão bem você consegue construir e consertar.</text:p>
          </table:table-cell>
        </table:table-row>
        <table:table-row table:style-name="Tabela28.1">
          <table:table-cell table:style-name="Tabela28.A3" office:value-type="string">
            <text:p text:style-name="P277">🗣️Influência <text:span text:style-name="T313">(Car)</text:span></text:p>
          </table:table-cell>
          <table:table-cell table:style-name="Tabela28.B3" office:value-type="string">
            <text:p text:style-name="P281">O quão bom você é em manipular e persuadir.</text:p>
          </table:table-cell>
        </table:table-row>
        <table:table-row table:style-name="Tabela28.1">
          <table:table-cell table:style-name="Tabela28.A2" office:value-type="string">
            <text:p text:style-name="P276">🎓Erudição <text:span text:style-name="T343">(Int)</text:span></text:p>
          </table:table-cell>
          <table:table-cell table:style-name="Tabela28.B2" office:value-type="string">
            <text:p text:style-name="P281">O quão bem você entende sobre etiqueta, leis e política.</text:p>
          </table:table-cell>
        </table:table-row>
        <table:table-row table:style-name="Tabela28.1">
          <table:table-cell table:style-name="Tabela28.A3" office:value-type="string">
            <text:p text:style-name="P278">💡Intuição <text:span text:style-name="T343">(Int)</text:span></text:p>
          </table:table-cell>
          <table:table-cell table:style-name="Tabela28.B3" office:value-type="string">
            <text:p text:style-name="P281">O quão instintivo você é.</text:p>
          </table:table-cell>
        </table:table-row>
        <table:table-row table:style-name="Tabela28.1">
          <table:table-cell table:style-name="Tabela28.A2" office:value-type="string">
            <text:p text:style-name="P276">🫵Intimidação <text:span text:style-name="T313">(Car)</text:span></text:p>
          </table:table-cell>
          <table:table-cell table:style-name="Tabela28.B2" office:value-type="string">
            <text:p text:style-name="P281">O quanto que sua fisionomia e ações intimidam alguém.</text:p>
          </table:table-cell>
        </table:table-row>
        <table:table-row table:style-name="Tabela28.1">
          <table:table-cell table:style-name="Tabela28.A3" office:value-type="string">
            <text:p text:style-name="P277">🔍Investigação <text:span text:style-name="T337">(Per)</text:span></text:p>
          </table:table-cell>
          <table:table-cell table:style-name="Tabela28.B3" office:value-type="string">
            <text:p text:style-name="P281">O quão bem você busca, procura e examina.</text:p>
          </table:table-cell>
        </table:table-row>
        <table:table-row table:style-name="Tabela28.1">
          <table:table-cell table:style-name="Tabela28.A2" office:value-type="string">
            <text:p text:style-name="P276">🎭Atuação <text:span text:style-name="T313">(Car)</text:span></text:p>
          </table:table-cell>
          <table:table-cell table:style-name="Tabela28.B2" office:value-type="string">
            <text:p text:style-name="P281">O quão bem você encena e se expressa.</text:p>
          </table:table-cell>
        </table:table-row>
        <table:table-row table:style-name="Tabela28.1">
          <table:table-cell table:style-name="Tabela28.A3" office:value-type="string">
            <text:p text:style-name="P276">🖥️Tecnologia<text:span text:style-name="T343">(Int)</text:span></text:p>
          </table:table-cell>
          <table:table-cell table:style-name="Tabela28.B3" office:value-type="string">
            <text:p text:style-name="P281"><text:span text:style-name="T566">Conhecimentos de </text:span>sistemas eletrônicos e mecânicos.</text:p>
          </table:table-cell>
        </table:table-row>
        <table:table-row table:style-name="Tabela28.1">
          <table:table-cell table:style-name="Tabela28.A2" office:value-type="string">
            <text:p text:style-name="P276">🩺Medicina <text:span text:style-name="T343">(Int)</text:span></text:p>
          </table:table-cell>
          <table:table-cell table:style-name="Tabela28.B2" office:value-type="string">
            <text:p text:style-name="P281">O quão bem você sabe operar, medicar e curar.</text:p>
          </table:table-cell>
        </table:table-row>
        <table:table-row table:style-name="Tabela28.1">
          <table:table-cell table:style-name="Tabela28.A3" office:value-type="string">
            <text:p text:style-name="P276">🌳Natureza <text:span text:style-name="T343">(Int)</text:span></text:p>
          </table:table-cell>
          <table:table-cell table:style-name="Tabela28.B3" office:value-type="string">
            <text:p text:style-name="P281">O quão bem você lida em um ambiente não urbano.</text:p>
          </table:table-cell>
        </table:table-row>
        <table:table-row table:style-name="Tabela28.1">
          <table:table-cell table:style-name="Tabela28.A2" office:value-type="string">
            <text:p text:style-name="P276">🥷Furtividade <text:span text:style-name="T327">(Des)</text:span></text:p>
          </table:table-cell>
          <table:table-cell table:style-name="Tabela28.B2" office:value-type="string">
            <text:p text:style-name="P281">O quão bem você consegue se esconder e se disfarçar.</text:p>
          </table:table-cell>
        </table:table-row>
        <table:table-row table:style-name="Tabela28.1">
          <table:table-cell table:style-name="Tabela28.A3" office:value-type="string">
            <text:p text:style-name="P276">🧬Ciência <text:span text:style-name="T383"><text:s/></text:span><text:span text:style-name="T343">(Int)</text:span></text:p>
          </table:table-cell>
          <table:table-cell table:style-name="Tabela28.B3" office:value-type="string">
            <text:p text:style-name="P281"><text:span text:style-name="T566">Conhecimentos de</text:span> física, biologia, química ou alquimia.</text:p>
          </table:table-cell>
        </table:table-row>
        <table:table-row table:style-name="Tabela28.1">
          <table:table-cell table:style-name="Tabela28.A2" office:value-type="string">
            <text:p text:style-name="P277">🏋️Fortitude <text:span text:style-name="T302">(Co</text:span><text:span text:style-name="T303">n</text:span><text:span text:style-name="T302">)</text:span></text:p>
          </table:table-cell>
          <table:table-cell table:style-name="Tabela28.B2" office:value-type="string">
            <text:p text:style-name="P281">O quão resistente você é a exaustão.</text:p>
          </table:table-cell>
        </table:table-row>
        <table:table-row table:style-name="Tabela28.1">
          <table:table-cell table:style-name="Tabela28.A3" office:value-type="string">
            <text:p text:style-name="P276">🎖️Admiração <text:span text:style-name="T313">(Car)</text:span></text:p>
          </table:table-cell>
          <table:table-cell table:style-name="Tabela28.B3" office:value-type="string">
            <text:p text:style-name="P281">O quão bem você encanta.</text:p>
          </table:table-cell>
        </table:table-row>
        <table:table-row table:style-name="Tabela28.1">
          <table:table-cell table:style-name="Tabela28.A2" office:value-type="string">
            <text:p text:style-name="P277">🧗🏻Determinação <text:span text:style-name="T302">(Co</text:span><text:span text:style-name="T303">n</text:span><text:span text:style-name="T302">)</text:span></text:p>
          </table:table-cell>
          <table:table-cell table:style-name="Tabela28.B2" office:value-type="string">
            <text:p text:style-name="P281">O quão corajoso você é, e seu nível de autocontrole.</text:p>
          </table:table-cell>
        </table:table-row>
        <table:table-row table:style-name="Tabela28.1">
          <table:table-cell table:style-name="Tabela28.A3" office:value-type="string">
            <text:p text:style-name="P276">🧘Sanidade <text:span text:style-name="T383"><text:s/></text:span><text:span text:style-name="T343">(Int)</text:span></text:p>
          </table:table-cell>
          <table:table-cell table:style-name="Tabela28.B3" office:value-type="string">
            <text:p text:style-name="P281">O quão bem mentalmente equilibrado é você.</text:p>
          </table:table-cell>
        </table:table-row>
      </table:table>
      <text:h text:style-name="Heading_20_1" text:outline-level="1" text:is-list-header="true"><text:soft-page-break/>📝Fazendo a ficha <text:span text:style-name="T607">3</text:span></text:h>
      <text:p text:style-name="P32"/>
      <text:p text:style-name="P26">🌡️<text:span text:style-name="T372">Condiç</text:span><text:span text:style-name="T378">ões</text:span></text:p>
      <text:p text:style-name="P4"/>
      <text:p text:style-name="P149"><text:span text:style-name="T481">Você começa com 100% de</text:span><text:span text:style-name="T201"> </text:span><text:span text:style-name="T570">⚡ </text:span><text:span text:style-name="T162">Energia,💧Hidratação </text:span><text:span text:style-name="T259">&amp; </text:span><text:span text:style-name="T162">🍽️</text:span><text:span text:style-name="T259">Nutrição</text:span><text:span text:style-name="T201">.</text:span></text:p>
      <text:p text:style-name="P100"><text:span text:style-name="T191">Sua</text:span><text:span text:style-name="T138">🩸</text:span><text:span text:style-name="T137">Vida</text:span><text:span text:style-name="T449"> </text:span><text:span text:style-name="T508">é igual sua</text:span><text:span text:style-name="T507"> </text:span><text:span text:style-name="T509">10 + </text:span><text:span text:style-name="T408">✊</text:span><text:span text:style-name="T291">Constituição</text:span><text:span text:style-name="T163"> </text:span><text:span text:style-name="T202">* </text:span><text:span text:style-name="T205">4</text:span><text:span text:style-name="T203"><text:tab/></text:span></text:p>
      <text:p text:style-name="P303"><text:span text:style-name="T525">Sua</text:span>🧘Sanidade <text:span text:style-name="T508">é igual sua</text:span><text:span text:style-name="T449"> </text:span><text:span text:style-name="T509">10 + </text:span><text:span text:style-name="T414">🧠Intelecto</text:span><text:span text:style-name="T449"> </text:span><text:span text:style-name="T507">* </text:span><text:span text:style-name="T508">4</text:span></text:p>
      <text:p text:style-name="P287"/>
      <table:table table:name="Tabela29" table:style-name="Tabela29">
        <table:table-column table:style-name="Tabela29.A" table:number-columns-repeated="2"/>
        <table:table-row table:style-name="Tabela29.1">
          <table:table-cell table:style-name="Tabela29.A1" office:value-type="string">
            <text:p text:style-name="P66"><text:span text:style-name="T111">💧Hidratação </text:span><text:span text:style-name="T113">&amp; </text:span><text:span text:style-name="T111">🍽️</text:span><text:span text:style-name="T113">Nutrição</text:span></text:p>
          </table:table-cell>
          <table:table-cell table:style-name="Tabela29.B1" office:value-type="string">
            <text:p text:style-name="P65"><text:span text:style-name="T150">O quão </text:span><text:span text:style-name="T152">desidratado </text:span><text:span text:style-name="T157">e </text:span><text:span text:style-name="T151">des</text:span><text:span text:style-name="T150">nutrido </text:span><text:span text:style-name="T151">você está.</text:span></text:p>
          </table:table-cell>
        </table:table-row>
        <table:table-row table:style-name="Tabela29.1">
          <table:table-cell table:style-name="Tabela29.A2" office:value-type="string">
            <text:p text:style-name="P97"><text:span text:style-name="T569"><text:s text:c="2"/>⚡ <text:s/></text:span><text:span text:style-name="T100">Energia</text:span></text:p>
          </table:table-cell>
          <table:table-cell table:style-name="Tabela29.B2" office:value-type="string">
            <text:p text:style-name="P97"><text:span text:style-name="T175">O quão </text:span><text:span text:style-name="T176">você está cansado.</text:span></text:p>
          </table:table-cell>
        </table:table-row>
        <table:table-row table:style-name="Tabela29.1">
          <table:table-cell table:style-name="Tabela29.A3" office:value-type="string">
            <text:p text:style-name="P50"><text:span text:style-name="T100">🩸 Vida </text:span><text:span text:style-name="T300">(Co</text:span><text:span text:style-name="T301">n</text:span><text:span text:style-name="T300">)</text:span></text:p>
          </table:table-cell>
          <table:table-cell table:style-name="Tabela29.B3" office:value-type="string">
            <text:p text:style-name="P57"><text:span text:style-name="T139">S</text:span><text:span text:style-name="T137">eu nível de ferimentos.</text:span></text:p>
          </table:table-cell>
        </table:table-row>
        <table:table-row table:style-name="Tabela29.1">
          <table:table-cell table:style-name="Tabela29.A2" office:value-type="string">
            <text:p text:style-name="P288"><text:span text:style-name="T37">🧘 Sanidade</text:span><text:span text:style-name="T344">(Int)</text:span></text:p>
          </table:table-cell>
          <table:table-cell table:style-name="Tabela29.B2" office:value-type="string">
            <text:p text:style-name="P288"><text:span text:style-name="T373">O quão </text:span><text:span text:style-name="T375">louco</text:span><text:span text:style-name="T373"> </text:span><text:span text:style-name="T374">você está.</text:span></text:p>
          </table:table-cell>
        </table:table-row>
      </table:table>
      <text:p text:style-name="P34"/>
      <text:p text:style-name="P25"/>
      <text:p text:style-name="P25">🙃Qualidades &amp; Defeitos </text:p>
      <text:p text:style-name="P106"/>
      <text:p text:style-name="P394"><text:span text:style-name="T9">Você possui 3 pontos para </text:span><text:span text:style-name="T11">obter em</text:span><text:span text:style-name="T9"> </text:span><text:a xlink:type="simple" xlink:href="#1.🙂Qualidades 1|outline" text:style-name="Internet_20_link" text:visited-style-name="Visited_20_Internet_20_Link"><text:span text:style-name="T74">🙂</text:span><text:span text:style-name="T76">Q</text:span><text:span text:style-name="T74">ualidades</text:span></text:a><text:span text:style-name="T9">.</text:span></text:p>
      <text:p text:style-name="P67">Peg<text:span text:style-name="T480">ar</text:span> <text:a xlink:type="simple" xlink:href="#1.😐Qualidades &amp; Defeitos|outline" text:style-name="Internet_20_link" text:visited-style-name="Visited_20_Internet_20_Link"><text:span text:style-name="T68">🙁Defeitos </text:span></text:a><text:span text:style-name="T480">te d</text:span><text:span text:style-name="T605">á</text:span><text:span text:style-name="T480"> pontos para</text:span> obter<text:span text:style-name="T480"> </text:span><text:a xlink:type="simple" xlink:href="#1.🙂Qualidades 1|outline" text:style-name="Internet_20_link" text:visited-style-name="Visited_20_Internet_20_Link"><text:span text:style-name="T66">🙂</text:span><text:span text:style-name="T67">Q</text:span><text:span text:style-name="T66">ualidades</text:span></text:a><text:span text:style-name="T98">.</text:span></text:p>
      <text:p text:style-name="P58"><text:span text:style-name="T584">Veja a li</text:span><text:span text:style-name="T479">sta</text:span> <text:span text:style-name="T479">de </text:span><text:a xlink:type="simple" xlink:href="#3.Qualidades &amp; Defeitos|outline" text:style-name="Internet_20_link" text:visited-style-name="Visited_20_Internet_20_Link"><text:span text:style-name="T65">Qualidades &amp; Defeitos</text:span></text:a><text:span text:style-name="T573">.</text:span></text:p>
      <text:p text:style-name="P105"/>
      <text:p text:style-name="P15">🎒Pertences</text:p>
      <text:p text:style-name="P177"/>
      <text:p text:style-name="P172"><text:span text:style-name="T573">S</text:span>eu 🪙<text:span text:style-name="T33">Dinheiro </text:span><text:span text:style-name="T573">= </text:span><text:span text:style-name="T33">🎲</text:span><text:span text:style-name="T573">5 + </text:span><text:span text:style-name="T38">Recursos</text:span><text:span text:style-name="T573"> d20</text:span> </text:p>
      <text:p text:style-name="P176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5">Situação</text:p>
          </table:table-cell>
          <table:table-cell table:style-name="Tabela30.A1" office:value-type="string">
            <text:p text:style-name="P35">Resultado</text:p>
          </table:table-cell>
          <table:table-cell table:style-name="Tabela30.C1" office:value-type="string">
            <text:p text:style-name="P35">Dinheiro</text:p>
          </table:table-cell>
        </table:table-row>
        <table:table-row table:style-name="Tabela30.2">
          <table:table-cell table:style-name="Tabela30.A2" office:value-type="string">
            <text:p text:style-name="P247">Miserável</text:p>
          </table:table-cell>
          <table:table-cell table:style-name="Tabela30.A2" office:value-type="string">
            <text:p text:style-name="P186"><text:span text:style-name="T449">1 <text:s text:c="2"/>↦</text:span><text:span text:style-name="T462"> </text:span><text:span text:style-name="T449">20</text:span></text:p>
          </table:table-cell>
          <table:table-cell table:style-name="Tabela30.C2" office:value-type="string">
            <text:p text:style-name="P247">0 Moedas de ouro</text:p>
          </table:table-cell>
        </table:table-row>
        <table:table-row table:style-name="Tabela30.3">
          <table:table-cell table:style-name="Tabela30.A3" office:value-type="string">
            <text:p text:style-name="P247">Pobre </text:p>
          </table:table-cell>
          <table:table-cell table:style-name="Tabela30.A3" office:value-type="string">
            <text:p text:style-name="P187"><text:span text:style-name="T449">21 </text:span><text:span text:style-name="T462">↦ </text:span><text:span text:style-name="T449">40</text:span></text:p>
          </table:table-cell>
          <table:table-cell table:style-name="Tabela30.C3" office:value-type="string">
            <text:p text:style-name="P247">50 Moedas de ouro</text:p>
          </table:table-cell>
        </table:table-row>
        <table:table-row table:style-name="Tabela30.4">
          <table:table-cell table:style-name="Tabela30.A2" office:value-type="string">
            <text:p text:style-name="P248">Modesto</text:p>
          </table:table-cell>
          <table:table-cell table:style-name="Tabela30.A2" office:value-type="string">
            <text:p text:style-name="P188"><text:span text:style-name="T449">41 ↦</text:span><text:span text:style-name="T462"> </text:span><text:span text:style-name="T449">60</text:span></text:p>
          </table:table-cell>
          <table:table-cell table:style-name="Tabela30.C2" office:value-type="string">
            <text:p text:style-name="P248">100 Moedas de ouro</text:p>
          </table:table-cell>
        </table:table-row>
        <table:table-row table:style-name="Tabela30.1">
          <table:table-cell table:style-name="Tabela30.A3" office:value-type="string">
            <text:p text:style-name="P248">Confortável</text:p>
          </table:table-cell>
          <table:table-cell table:style-name="Tabela30.A3" office:value-type="string">
            <text:p text:style-name="P188"><text:span text:style-name="T449">61 ↦</text:span><text:span text:style-name="T462"> </text:span><text:span text:style-name="T449">80</text:span></text:p>
          </table:table-cell>
          <table:table-cell table:style-name="Tabela30.C3" office:value-type="string">
            <text:p text:style-name="P248">200 Moedas de ouro</text:p>
          </table:table-cell>
        </table:table-row>
        <table:table-row table:style-name="Tabela30.6">
          <table:table-cell table:style-name="Tabela30.A2" office:value-type="string">
            <text:p text:style-name="P247">Rico </text:p>
          </table:table-cell>
          <table:table-cell table:style-name="Tabela30.A2" office:value-type="string">
            <text:p text:style-name="P187"><text:span text:style-name="T449">81 ↦</text:span><text:span text:style-name="T462"> </text:span><text:span text:style-name="T449">99</text:span></text:p>
          </table:table-cell>
          <table:table-cell table:style-name="Tabela30.C2" office:value-type="string">
            <text:p text:style-name="P247">300 Moedas de ouro</text:p>
          </table:table-cell>
        </table:table-row>
        <table:table-row table:style-name="Tabela30.7">
          <table:table-cell table:style-name="Tabela30.A3" office:value-type="string">
            <text:p text:style-name="P247">Magnata</text:p>
          </table:table-cell>
          <table:table-cell table:style-name="Tabela30.A3" office:value-type="string">
            <text:p text:style-name="P249">&gt;100</text:p>
          </table:table-cell>
          <table:table-cell table:style-name="Tabela30.C3" office:value-type="string">
            <text:p text:style-name="P247">1000 Moedas de ouro</text:p>
          </table:table-cell>
        </table:table-row>
      </table:table>
      <text:p text:style-name="P178"/>
      <text:p text:style-name="P179">Adquira <text:span text:style-name="T572">🎒</text:span><text:span text:style-name="T40">P</text:span><text:span text:style-name="T39">ertences</text:span> na <text:a xlink:type="simple" xlink:href="#9.🛍️Loja |outline" text:style-name="Internet_20_link" text:visited-style-name="Visited_20_Internet_20_Link"><text:span text:style-name="T65">🛍️Loja</text:span></text:a><text:span text:style-name="T350">.</text:span></text:p>
      <text:p text:style-name="P16"/>
      <text:p text:style-name="P16">🧤<text:span text:style-name="T572">Equipados</text:span></text:p>
      <text:p text:style-name="P367"/>
      <text:p text:style-name="P191">São🎒<text:span text:style-name="T40">P</text:span><text:span text:style-name="T33">ertences </text:span>que estão com você e podem ser pegos em <text:span text:style-name="T573">turnos de ação. </text:span></text:p>
      <text:p text:style-name="P171">Você é capaz de carregar 💪<text:span text:style-name="T264">Força <text:s/></text:span><text:span text:style-name="T133">* 4 k</text:span>g.</text:p>
      <text:p text:style-name="P171"/>
      <text:h text:style-name="P424" text:outline-level="1" text:is-list-header="true"><text:soft-page-break/>⚙️<text:span text:style-name="T575">Sistema </text:span><text:span text:style-name="T607">1</text:span></text:h>
      <text:p text:style-name="P392"/>
      <text:h text:style-name="P416" text:outline-level="1" text:is-list-header="true">🎞️<text:span text:style-name="T575">Ações </text:span></text:h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271"><text:span text:style-name="T363">Cada </text:span><text:span text:style-name="T355">rodada </text:span><text:span text:style-name="T367">de</text:span><text:span text:style-name="T355"> 🎞️Ações </text:span><text:span text:style-name="T363">dura 6 segundos.</text:span></text:p>
          </table:table-cell>
        </table:table-row>
        <table:table-row table:style-name="Tabela35.1">
          <table:table-cell table:style-name="Tabela35.A2" office:value-type="string">
            <text:p text:style-name="P68"><text:span text:style-name="T449">Você possui 2</text:span><text:span text:style-name="T472">0</text:span><text:span text:style-name="T449"> pontos de 🎬</text:span><text:span text:style-name="T59">A</text:span><text:span text:style-name="T56">ção </text:span><text:span text:style-name="T449">por turno. </text:span></text:p>
          </table:table-cell>
        </table:table-row>
        <table:table-row table:style-name="Tabela35.1">
          <table:table-cell table:style-name="Tabela35.A3" office:value-type="string">
            <text:list xml:id="list3067368885" text:style-name="WWNum1aaaaaaaaaaaaaaaaaaaaaaaaaaaaaaaaaaaaaaaaaaaaaaaaaaaaaaaaaaaaaaaaaaaaaaaaaaaa">
              <text:list-header>
                <text:p text:style-name="P438">Iniciativa <text:span text:style-name="T481">🎲1d20 +</text:span> <text:span text:style-name="T209">🤺Reflexo + 🤹</text:span><text:span text:style-name="T321">Destreza</text:span></text:p>
              </text:list-header>
            </text:list>
          </table:table-cell>
        </table:table-row>
        <table:table-row table:style-name="Tabela35.1">
          <table:table-cell table:style-name="Tabela35.A2" office:value-type="string">
            <text:list xml:id="list114410122573102" text:continue-numbering="true" text:style-name="WWNum1aaaaaaaaaaaaaaaaaaaaaaaaaaaaaaaaaaaaaaaaaaaaaaaaaaaaaaaaaaaaaaaaaaaaaaaaaaaa">
              <text:list-header>
                <text:p text:style-name="P450"><text:span text:style-name="T56">Movimentar</text:span><text:span text:style-name="T449"> </text:span><text:span text:style-name="T467">usa</text:span><text:span text:style-name="T449"> 8 pontos de 🎬</text:span><text:span text:style-name="T59">A</text:span><text:span text:style-name="T56">ção </text:span></text:p>
              </text:list-header>
            </text:list>
          </table:table-cell>
        </table:table-row>
        <table:table-row table:style-name="Tabela35.1">
          <table:table-cell table:style-name="Tabela35.A3" office:value-type="string">
            <text:list xml:id="list14684224" text:style-name="WWNum3aa">
              <text:list-item>
                <text:list>
                  <text:list-header>
                    <text:p text:style-name="P512"><text:span text:style-name="T56">Qualquer </text:span><text:span text:style-name="T449">outra ação </text:span><text:span text:style-name="T467">usa</text:span><text:span text:style-name="T463"> </text:span><text:span text:style-name="T449">12 pontos</text:span><text:span text:style-name="T363"> de 🎬</text:span><text:span text:style-name="T354">A</text:span><text:span text:style-name="T353">ção </text:span></text:p>
                  </text:list-header>
                </text:list>
              </text:list-item>
            </text:list>
          </table:table-cell>
        </table:table-row>
      </table:table>
      <text:p text:style-name="P253"/>
      <text:h text:style-name="P425" text:outline-level="1" text:is-list-header="true">🔺Vantagem &amp;🔻Desvantagem</text:h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office:value-type="string">
            <text:p text:style-name="P117">Tipo</text:p>
          </table:table-cell>
          <table:table-cell table:style-name="Tabela34.B1" office:value-type="string">
            <text:p text:style-name="P117">Efeito</text:p>
          </table:table-cell>
        </table:table-row>
        <table:table-row table:style-name="Tabela34.1">
          <table:table-cell table:style-name="Tabela34.A2" office:value-type="string">
            <text:p text:style-name="P59"><text:span text:style-name="T87">🔺</text:span><text:span text:style-name="T33">Vantagem</text:span></text:p>
          </table:table-cell>
          <table:table-cell table:style-name="Tabela34.B2" office:value-type="string">
            <text:p text:style-name="P59">Resultado do dado + <text:span text:style-name="T87">🔺</text:span><text:span text:style-name="T99">1</text:span> * 2</text:p>
          </table:table-cell>
        </table:table-row>
        <table:table-row table:style-name="Tabela34.1">
          <table:table-cell table:style-name="Tabela34.A3" office:value-type="string">
            <text:p text:style-name="P117"><text:span text:style-name="T198">🔺</text:span>Vantagem <text:span text:style-name="T489">3</text:span></text:p>
          </table:table-cell>
          <table:table-cell table:style-name="Tabela34.B3" office:value-type="string">
            <text:p text:style-name="P59">Resultado do dado + <text:span text:style-name="T87">🔺</text:span><text:span text:style-name="T99">3</text:span> * 2 </text:p>
          </table:table-cell>
        </table:table-row>
        <table:table-row table:style-name="Tabela34.1">
          <table:table-cell table:style-name="Tabela34.A2" office:value-type="string">
            <text:p text:style-name="P117"><text:span text:style-name="T87">🔻</text:span>Desvantagem</text:p>
          </table:table-cell>
          <table:table-cell table:style-name="Tabela34.B2" office:value-type="string">
            <text:p text:style-name="P59">Resultado do dado <text:s/>- <text:span text:style-name="T99">🔻1</text:span> * 2</text:p>
          </table:table-cell>
        </table:table-row>
        <table:table-row table:style-name="Tabela34.1">
          <table:table-cell table:style-name="Tabela34.A3" office:value-type="string">
            <text:p text:style-name="P117"><text:span text:style-name="T87">🔻</text:span>Desvantagem <text:span text:style-name="T489">3</text:span></text:p>
          </table:table-cell>
          <table:table-cell table:style-name="Tabela34.B3" office:value-type="string">
            <text:p text:style-name="P59">Resultado do dado <text:s/>- <text:span text:style-name="T99">🔻</text:span><text:span text:style-name="T102">3</text:span> * 2 </text:p>
          </table:table-cell>
        </table:table-row>
      </table:table>
      <text:p text:style-name="Standard"/>
      <text:h text:style-name="P419" text:outline-level="1" text:is-list-header="true">⚔️Combate</text:h>
      <text:p text:style-name="P192">💥<text:span text:style-name="T58">A</text:span><text:span text:style-name="T56">taque</text:span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12">Tipo</text:p>
          </table:table-cell>
          <table:table-cell table:style-name="Tabela25.A1" office:value-type="string">
            <text:p text:style-name="P111">Acertar</text:p>
          </table:table-cell>
          <table:table-cell table:style-name="Tabela25.C1" office:value-type="string">
            <text:p text:style-name="P112">Dano</text:p>
          </table:table-cell>
        </table:table-row>
        <table:table-row table:style-name="Tabela25.1">
          <table:table-cell table:style-name="Tabela25.A2" office:value-type="string">
            <text:p text:style-name="P255">Desarmado </text:p>
          </table:table-cell>
          <table:table-cell table:style-name="Tabela25.A2" office:value-type="string">
            <text:p text:style-name="P182"><text:span text:style-name="T488">🎲</text:span><text:span text:style-name="T364">1d20 +</text:span><text:span text:style-name="T230">🥊Briga </text:span><text:span text:style-name="T240">+</text:span><text:span text:style-name="T246">🤹</text:span><text:span text:style-name="T328">Destreza </text:span><text:span text:style-name="T488">&gt; 🛡️Defesa</text:span></text:p>
          </table:table-cell>
          <table:table-cell table:style-name="Tabela25.C2" office:value-type="string">
            <text:p text:style-name="P165">💪<text:span text:style-name="T32"> </text:span><text:span text:style-name="T264">Força </text:span></text:p>
          </table:table-cell>
        </table:table-row>
        <table:table-row>
          <table:table-cell table:style-name="Tabela25.A3" office:value-type="string">
            <text:p text:style-name="P244">Corpo a corpo</text:p>
          </table:table-cell>
          <table:table-cell table:style-name="Tabela25.A3" office:value-type="string">
            <text:p text:style-name="P182">🎲<text:span text:style-name="T356">1d20 +</text:span><text:span text:style-name="T235">🗡️Manuseio</text:span><text:span text:style-name="T239"> </text:span><text:span text:style-name="T240">+</text:span><text:span text:style-name="T246">🤹</text:span><text:span text:style-name="T328">Destreza </text:span><text:span text:style-name="T481">&gt; </text:span><text:span text:style-name="T488">🛡️Defesa </text:span></text:p>
          </table:table-cell>
          <table:table-cell table:style-name="Tabela25.C3" office:value-type="string">
            <text:p text:style-name="P244">❗Dano da arma</text:p>
          </table:table-cell>
        </table:table-row>
        <table:table-row>
          <table:table-cell table:style-name="Tabela25.A2" office:value-type="string">
            <text:p text:style-name="P244">Distancia</text:p>
          </table:table-cell>
          <table:table-cell table:style-name="Tabela25.A2" office:value-type="string">
            <text:p text:style-name="P182">🎲<text:span text:style-name="T356">1d20 +</text:span><text:span text:style-name="T235">🎯Pontaria</text:span><text:span text:style-name="T229"> </text:span><text:span text:style-name="T240">+</text:span><text:span text:style-name="T246">🤹</text:span><text:span text:style-name="T328">Destreza </text:span><text:span text:style-name="T481">&gt; </text:span><text:span text:style-name="T488">🛡️Defesa </text:span></text:p>
          </table:table-cell>
          <table:table-cell table:style-name="Tabela25.C2" office:value-type="string">
            <text:p text:style-name="P244">❗Dano da arma </text:p>
          </table:table-cell>
        </table:table-row>
      </table:table>
      <text:p text:style-name="P246"/>
      <text:p text:style-name="P193">🛡️<text:span text:style-name="T58">D</text:span><text:span text:style-name="T56">efesa</text:span></text:p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113">Tipo</text:p>
          </table:table-cell>
          <table:table-cell table:style-name="Tabela32.B1" office:value-type="string">
            <text:p text:style-name="P115">Evitar</text:p>
          </table:table-cell>
        </table:table-row>
        <table:table-row table:style-name="Tabela32.1">
          <table:table-cell table:style-name="Tabela32.A2" office:value-type="string">
            <text:p text:style-name="P254">Desarmado </text:p>
          </table:table-cell>
          <table:table-cell table:style-name="Tabela32.B2" office:value-type="string">
            <text:p text:style-name="P184"><text:span text:style-name="T488">🎲</text:span><text:span text:style-name="T364">1d20 +</text:span><text:span text:style-name="T230">🥊Briga </text:span><text:span text:style-name="T240">+</text:span><text:span text:style-name="T230"> </text:span><text:span text:style-name="T246">🤹</text:span><text:span text:style-name="T328">Destreza </text:span><text:span text:style-name="T488">&gt; </text:span><text:span text:style-name="T576">💥</text:span><text:span text:style-name="T577">Ataque</text:span></text:p>
          </table:table-cell>
        </table:table-row>
        <table:table-row>
          <table:table-cell table:style-name="Tabela32.A3" office:value-type="string">
            <text:p text:style-name="P243">Corpo a corpo</text:p>
          </table:table-cell>
          <table:table-cell table:style-name="Tabela32.B3" office:value-type="string">
            <text:p text:style-name="P183">🎲<text:span text:style-name="T356">1d20 +</text:span><text:span text:style-name="T235">🗡️Manuseio</text:span><text:span text:style-name="T229"> </text:span><text:span text:style-name="T240">+ </text:span><text:span text:style-name="T246">🤹</text:span><text:span text:style-name="T328">Destreza </text:span><text:span text:style-name="T481">&gt; </text:span><text:span text:style-name="T576">💥</text:span><text:span text:style-name="T577">Ataque</text:span></text:p>
          </table:table-cell>
        </table:table-row>
        <table:table-row>
          <table:table-cell table:style-name="Tabela32.A2" office:value-type="string">
            <text:p text:style-name="P256">Esquivar</text:p>
          </table:table-cell>
          <table:table-cell table:style-name="Tabela32.B4" office:value-type="string">
            <text:p text:style-name="P183">🎲<text:span text:style-name="T356">1d20 +</text:span><text:span text:style-name="T235">🤺Reflexo </text:span><text:span text:style-name="T229"><text:s/></text:span><text:span text:style-name="T240">+ </text:span><text:span text:style-name="T246">🤹</text:span><text:span text:style-name="T328">Destreza </text:span><text:span text:style-name="T481">&gt; </text:span><text:span text:style-name="T576">💥</text:span><text:span text:style-name="T577">Ataque</text:span></text:p>
          </table:table-cell>
        </table:table-row>
        <table:table-row>
          <table:table-cell table:style-name="Tabela32.A2" office:value-type="string">
            <text:p text:style-name="P280">🪖Proteção</text:p>
          </table:table-cell>
          <table:table-cell table:style-name="Tabela32.B4" office:value-type="string">
            <text:p text:style-name="P194"><text:span text:style-name="T233">🪖Proteção</text:span><text:span text:style-name="T242"> &gt;</text:span><text:span text:style-name="T215">💥</text:span><text:span text:style-name="T214">Ataq</text:span><text:span text:style-name="T216">ue</text:span></text:p>
          </table:table-cell>
        </table:table-row>
      </table:table>
      <text:p text:style-name="P398"/>
      <text:list xml:id="list114410797114602" text:continue-numbering="true" text:style-name="WWNum3aa">
        <text:list-header>
          <text:p text:style-name="P532"><text:span text:style-name="T25">💥💥</text:span><text:span text:style-name="T26">A</text:span><text:span text:style-name="T25">taques múltiplos</text:span></text:p>
        </text:list-header>
      </text:list>
      <table:table table:name="Tabela36" table:style-name="Tabela36">
        <table:table-column table:style-name="Tabela36.A"/>
        <table:table-row table:style-name="Tabela36.1">
          <table:table-cell table:style-name="Tabela36.A1" office:value-type="string">
            <text:p text:style-name="P60">Receber ataques múltiplos <text:span text:style-name="T582">no mesmo turno</text:span> dá<text:span text:style-name="T257">🔻</text:span><text:span text:style-name="T33">desvantagem </text:span><text:span text:style-name="T582">para 🛡️Defesa</text:span></text:p>
          </table:table-cell>
        </table:table-row>
        <table:table-row table:style-name="Tabela36.2">
          <table:table-cell table:style-name="Tabela36.A2" office:value-type="string">
            <text:p text:style-name="P61">Primeiro<text:span text:style-name="T33"> 💥Ataque </text:span>+<text:span text:style-name="T257">🔻</text:span><text:span text:style-name="T581">desvantagem </text:span>0, Segundo<text:span text:style-name="T33">💥Ataque </text:span>+<text:span text:style-name="T257">🔻</text:span><text:span text:style-name="T581">desvantagem </text:span>1 e assim sucessivamente, Oitavo <text:span text:style-name="T33">💥Ataque </text:span>+<text:span text:style-name="T257">🔻</text:span><text:span text:style-name="T581">desvantagem </text:span>8</text:p>
          </table:table-cell>
        </table:table-row>
      </table:table>
      <text:list xml:id="list114410511754189" text:continue-numbering="true" text:style-name="WWNum3aa">
        <text:list-header>
          <text:p text:style-name="P533"><text:soft-page-break/></text:p>
        </text:list-header>
      </text:list>
      <text:h text:style-name="P426" text:outline-level="1" text:is-list-header="true"><text:span text:style-name="T27">⚙️</text:span><text:span text:style-name="T28">Sistema </text:span><text:span text:style-name="T29">2</text:span></text:h>
      <text:h text:style-name="P428" text:outline-level="1" text:is-list-header="true"/>
      <text:h text:style-name="Heading_20_1" text:outline-level="1" text:is-list-header="true"><text:span text:style-name="T608">🤳Movimentos</text:span> </text:h>
      <text:list xml:id="list114409917338120" text:continue-numbering="true" text:style-name="WWNum3aa">
        <text:list-header>
          <text:p text:style-name="P513"/>
          <text:p text:style-name="P513"><text:span text:style-name="T578">🚶</text:span><text:span text:style-name="T579">Descocamento</text:span></text:p>
        </text:list-header>
      </text:list>
      <table:table table:name="Tabela33" table:style-name="Tabela33">
        <table:table-column table:style-name="Tabela33.A"/>
        <table:table-column table:style-name="Tabela33.B"/>
        <table:table-row table:style-name="Tabela33.1">
          <table:table-cell table:style-name="Tabela33.A1" office:value-type="string">
            <text:p text:style-name="P114">Tipo</text:p>
          </table:table-cell>
          <table:table-cell table:style-name="Tabela33.B1" office:value-type="string">
            <text:p text:style-name="P115">Metragem percorrida</text:p>
          </table:table-cell>
        </table:table-row>
        <table:table-row table:style-name="Tabela33.1">
          <table:table-cell table:style-name="Tabela33.A2" office:value-type="string">
            <text:p text:style-name="P257">Normal</text:p>
          </table:table-cell>
          <table:table-cell table:style-name="Tabela33.B2" office:value-type="string">
            <text:p text:style-name="P92">9 <text:span text:style-name="T609">M</text:span>etros <text:span text:style-name="T609">por </text:span><text:span text:style-name="T575">🎬</text:span><text:span text:style-name="T47">A</text:span><text:span text:style-name="T43">ção</text:span></text:p>
          </table:table-cell>
        </table:table-row>
        <table:table-row>
          <table:table-cell table:style-name="Tabela33.A3" office:value-type="string">
            <text:p text:style-name="P245">C<text:span text:style-name="T580">orrer</text:span></text:p>
          </table:table-cell>
          <table:table-cell table:style-name="Tabela33.B3" office:value-type="string">
            <text:p text:style-name="P189"><text:span text:style-name="T245">9 Metros + </text:span><text:span text:style-name="T365">🎲1d20 </text:span><text:span text:style-name="T366">+</text:span><text:span text:style-name="T231">🏃</text:span><text:span text:style-name="T232">Atletismo </text:span><text:span text:style-name="T241">+</text:span><text:span text:style-name="T231">💪 </text:span><text:span text:style-name="T281">Força </text:span><text:span text:style-name="T244">por </text:span><text:span text:style-name="T246">🎬</text:span><text:span text:style-name="T238">A</text:span><text:span text:style-name="T236">ção</text:span></text:p>
          </table:table-cell>
        </table:table-row>
        <table:table-row>
          <table:table-cell table:style-name="Tabela33.A2" office:value-type="string">
            <text:p text:style-name="P261">Escalar</text:p>
          </table:table-cell>
          <table:table-cell table:style-name="Tabela33.B4" office:value-type="string">
            <text:p text:style-name="P262">4 Metros por <text:span text:style-name="T363">🎬</text:span><text:span text:style-name="T354">A</text:span><text:span text:style-name="T353">ção</text:span></text:p>
          </table:table-cell>
        </table:table-row>
        <table:table-row>
          <table:table-cell table:style-name="Tabela33.A3" office:value-type="string">
            <text:p text:style-name="P261">Abaixado</text:p>
          </table:table-cell>
          <table:table-cell table:style-name="Tabela33.B3" office:value-type="string">
            <text:p text:style-name="P262">7 Metros por <text:span text:style-name="T363">🎬</text:span><text:span text:style-name="T354">A</text:span><text:span text:style-name="T353">ção</text:span></text:p>
          </table:table-cell>
        </table:table-row>
        <table:table-row>
          <table:table-cell table:style-name="Tabela33.A3" office:value-type="string">
            <text:p text:style-name="P270">Nadar</text:p>
          </table:table-cell>
          <table:table-cell table:style-name="Tabela33.B3" office:value-type="string">
            <text:p text:style-name="P262"><text:span text:style-name="T610">5</text:span> Metros por <text:span text:style-name="T363">🎬</text:span><text:span text:style-name="T354">A</text:span><text:span text:style-name="T353">ção</text:span></text:p>
          </table:table-cell>
        </table:table-row>
      </table:table>
      <text:p text:style-name="P153"/>
      <text:p text:style-name="P232"><text:span text:style-name="T211">🥢</text:span><text:span text:style-name="T212">Dificuldade</text:span></text:p>
      <text:p text:style-name="P232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able:table-row table:style-name="Tabela37.1">
          <table:table-cell table:style-name="Tabela37.A1" table:number-columns-spanned="5" office:value-type="string">
            <text:p text:style-name="P326">As dificuldades são atribuídas pelo 🎤<text:span text:style-name="T33">Narrador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2" table:number-columns-spanned="5" office:value-type="string">
            <text:p text:style-name="P325">Caso a habilidade d<text:span text:style-name="T604">o teste</text:span> seja 0 a <text:span text:style-name="T590">🥢</text:span><text:span text:style-name="T592">D</text:span><text:span text:style-name="T33">ificuldade</text:span> <text:span text:style-name="T637">aumenta</text:span>.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3" office:value-type="string">
            <text:p text:style-name="P327">Simples<text:span text:style-name="T590">🥢</text:span><text:span text:style-name="T591">1</text:span></text:p>
          </table:table-cell>
          <table:table-cell table:style-name="Tabela37.A3" office:value-type="string">
            <text:p text:style-name="P327">Fácil <text:span text:style-name="T590">🥢</text:span><text:span text:style-name="T591">2</text:span></text:p>
          </table:table-cell>
          <table:table-cell table:style-name="Tabela37.A3" office:value-type="string">
            <text:p text:style-name="P327">Razoável <text:span text:style-name="T590">🥢</text:span><text:span text:style-name="T591">3</text:span></text:p>
          </table:table-cell>
          <table:table-cell table:style-name="Tabela37.A3" office:value-type="string">
            <text:p text:style-name="P327">Complicado<text:span text:style-name="T590">🥢</text:span><text:span text:style-name="T591">4</text:span></text:p>
          </table:table-cell>
          <table:table-cell table:style-name="Tabela37.A1" office:value-type="string">
            <text:p text:style-name="P327">Difícil<text:span text:style-name="T590">🥢</text:span><text:span text:style-name="T591">5</text:span></text:p>
          </table:table-cell>
        </table:table-row>
        <table:table-row table:style-name="Tabela37.4">
          <table:table-cell table:style-name="Tabela37.A4" office:value-type="string">
            <text:p text:style-name="P324">10</text:p>
          </table:table-cell>
          <table:table-cell table:style-name="Tabela37.A4" office:value-type="string">
            <text:p text:style-name="P324">12</text:p>
          </table:table-cell>
          <table:table-cell table:style-name="Tabela37.A4" office:value-type="string">
            <text:p text:style-name="P324">14</text:p>
          </table:table-cell>
          <table:table-cell table:style-name="Tabela37.A4" office:value-type="string">
            <text:p text:style-name="P324">16</text:p>
          </table:table-cell>
          <table:table-cell table:style-name="Tabela37.A2" office:value-type="string">
            <text:p text:style-name="P324">18</text:p>
          </table:table-cell>
        </table:table-row>
      </table:table>
      <text:p text:style-name="P365"/>
      <text:p text:style-name="P362"><text:span text:style-name="T15">🕹</text:span><text:span text:style-name="T17">Atividades </text:span></text:p>
      <text:p text:style-name="P366"/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118">Atividade</text:p>
          </table:table-cell>
          <table:table-cell table:style-name="Tabela38.B1" office:value-type="string">
            <text:p text:style-name="P116">Rolagem</text:p>
          </table:table-cell>
        </table:table-row>
        <table:table-row table:style-name="Tabela38.1">
          <table:table-cell table:style-name="Tabela38.A2" office:value-type="string">
            <text:p text:style-name="P62">Destrancar</text:p>
          </table:table-cell>
          <table:table-cell table:style-name="Tabela38.B2" office:value-type="string">
            <text:p text:style-name="P190"><text:span text:style-name="T464">🎲1d20 </text:span><text:span text:style-name="T237">🃏Trapacear </text:span><text:span text:style-name="T210">+ </text:span><text:span text:style-name="T286">🤹‍♂️ </text:span><text:span text:style-name="T282">🤹</text:span><text:span text:style-name="T329">Destreza </text:span><text:span text:style-name="T243">&gt;</text:span><text:span text:style-name="T231">🥢</text:span><text:span text:style-name="T234">Dificuldade</text:span></text:p>
          </table:table-cell>
        </table:table-row>
        <table:table-row table:style-name="Tabela38.1">
          <table:table-cell table:style-name="Tabela38.A3" office:value-type="string">
            <text:p text:style-name="P258">Escalar</text:p>
          </table:table-cell>
          <table:table-cell table:style-name="Tabela38.B3" office:value-type="string">
            <text:p text:style-name="P185"><text:span text:style-name="T464">🎲1d20 </text:span><text:span text:style-name="T130">🏃Atletismo </text:span><text:span text:style-name="T134">+ </text:span><text:span text:style-name="T265">💪 Força </text:span><text:span text:style-name="T243">&gt;</text:span><text:span text:style-name="T231">🥢</text:span><text:span text:style-name="T234">Dificuldade</text:span></text:p>
          </table:table-cell>
        </table:table-row>
        <table:table-row table:style-name="Tabela38.1">
          <table:table-cell table:style-name="Tabela38.A2" office:value-type="string">
            <text:p text:style-name="P258">Investigar</text:p>
          </table:table-cell>
          <table:table-cell table:style-name="Tabela38.B2" office:value-type="string">
            <text:p text:style-name="P108"><text:span text:style-name="T172">🎲</text:span><text:span text:style-name="T204">1d20</text:span><text:span text:style-name="T172"> </text:span><text:span text:style-name="T137">🔍Investigação </text:span><text:span text:style-name="T192">+</text:span><text:span text:style-name="T153"> </text:span><text:span text:style-name="T335">👁️ Percepção </text:span><text:span text:style-name="T214">&gt;</text:span><text:span text:style-name="T211">🥢</text:span><text:span text:style-name="T212">Dificuldade</text:span></text:p>
          </table:table-cell>
        </table:table-row>
        <table:table-row table:style-name="Tabela38.1">
          <table:table-cell table:style-name="Tabela38.A3" office:value-type="string">
            <text:p text:style-name="P258">Furtivo </text:p>
          </table:table-cell>
          <table:table-cell table:style-name="Tabela38.B3" office:value-type="string">
            <text:p text:style-name="P108"><text:span text:style-name="T172">🎲</text:span><text:span text:style-name="T204">1d20</text:span><text:span text:style-name="T172"> </text:span><text:span text:style-name="T154">🥷Furtividade</text:span><text:span text:style-name="T137"> </text:span><text:span text:style-name="T192">+</text:span><text:span text:style-name="T153"> </text:span><text:span text:style-name="T285">🤹‍♂️</text:span><text:span text:style-name="T287">🤹</text:span><text:span text:style-name="T332">Destreza</text:span><text:span text:style-name="T335"> </text:span><text:span text:style-name="T214">&gt;</text:span><text:span text:style-name="T211">🥢</text:span><text:span text:style-name="T212">Dificuldade</text:span></text:p>
          </table:table-cell>
        </table:table-row>
        <table:table-row table:style-name="Tabela38.1">
          <table:table-cell table:style-name="Tabela38.A2" office:value-type="string">
            <text:p text:style-name="P259">Intimidar</text:p>
          </table:table-cell>
          <table:table-cell table:style-name="Tabela38.B2" office:value-type="string">
            <text:p text:style-name="P109"><text:span text:style-name="T172">🎲</text:span><text:span text:style-name="T204">1d20</text:span><text:span text:style-name="T172"> </text:span><text:span text:style-name="T154">🫵Intimidação</text:span><text:span text:style-name="T137"> </text:span><text:span text:style-name="T192">+</text:span><text:span text:style-name="T153"> </text:span><text:span text:style-name="T314">🤝 Carisma </text:span><text:span text:style-name="T214">&gt;</text:span><text:span text:style-name="T335"> </text:span><text:span text:style-name="T153">🧗🏻Determinação </text:span><text:span text:style-name="T155">+ ✊</text:span><text:span text:style-name="T295">Con</text:span></text:p>
          </table:table-cell>
        </table:table-row>
        <table:table-row table:style-name="Tabela38.1">
          <table:table-cell table:style-name="Tabela38.A3" office:value-type="string">
            <text:p text:style-name="P272"><text:span text:style-name="T642">L</text:span>ocalizar-<text:span text:style-name="T642">se</text:span></text:p>
          </table:table-cell>
          <table:table-cell table:style-name="Tabela38.B3" office:value-type="string">
            <text:p text:style-name="P279"><text:span text:style-name="T464">🎲</text:span><text:span text:style-name="T515">1d20</text:span><text:span text:style-name="T464"> </text:span><text:span text:style-name="T380">🗺️Localizar </text:span><text:span text:style-name="T371"><text:s/></text:span><text:span text:style-name="T526">+</text:span><text:span text:style-name="T381"> </text:span><text:span text:style-name="T335">👁️ Percepção </text:span><text:span text:style-name="T527">&gt;</text:span><text:span text:style-name="T380">🥢</text:span><text:span text:style-name="T382">Dificuldade</text:span></text:p>
          </table:table-cell>
        </table:table-row>
        <table:table-row table:style-name="Tabela38.1">
          <table:table-cell table:style-name="Tabela38.A2" office:value-type="string">
            <text:p text:style-name="P259"/>
          </table:table-cell>
          <table:table-cell table:style-name="Tabela38.B2" office:value-type="string">
            <text:p text:style-name="P109"/>
          </table:table-cell>
        </table:table-row>
        <table:table-row table:style-name="Tabela38.1">
          <table:table-cell table:style-name="Tabela38.A3" office:value-type="string">
            <text:p text:style-name="P259"/>
          </table:table-cell>
          <table:table-cell table:style-name="Tabela38.B3" office:value-type="string">
            <text:p text:style-name="P109"/>
          </table:table-cell>
        </table:table-row>
        <table:table-row table:style-name="Tabela38.1">
          <table:table-cell table:style-name="Tabela38.A2" office:value-type="string">
            <text:p text:style-name="P259"/>
          </table:table-cell>
          <table:table-cell table:style-name="Tabela38.B2" office:value-type="string">
            <text:p text:style-name="P109"/>
          </table:table-cell>
        </table:table-row>
        <table:table-row table:style-name="Tabela38.1">
          <table:table-cell table:style-name="Tabela38.A3" office:value-type="string">
            <text:p text:style-name="P259"/>
          </table:table-cell>
          <table:table-cell table:style-name="Tabela38.B3" office:value-type="string">
            <text:p text:style-name="P109"/>
          </table:table-cell>
        </table:table-row>
        <table:table-row table:style-name="Tabela38.1">
          <table:table-cell table:style-name="Tabela38.A2" office:value-type="string">
            <text:p text:style-name="P259"/>
          </table:table-cell>
          <table:table-cell table:style-name="Tabela38.B2" office:value-type="string">
            <text:p text:style-name="P109"/>
          </table:table-cell>
        </table:table-row>
      </table:table>
      <text:p text:style-name="P363"><text:soft-page-break/></text:p>
      <text:h text:style-name="P427" text:outline-level="1" text:is-list-header="true"><text:span text:style-name="T33">⚙️</text:span><text:span text:style-name="T43">Sistema </text:span><text:span text:style-name="T44">3</text:span></text:h>
      <text:p text:style-name="P159"/>
      <text:p text:style-name="P29">🔫<text:span text:style-name="T56">Combate com armas de fogo</text:span></text:p>
      <text:p text:style-name="P396"/>
      <table:table table:name="Tabela41" table:style-name="Tabela41">
        <table:table-column table:style-name="Tabela41.A"/>
        <table:table-column table:style-name="Tabela41.B"/>
        <table:table-column table:style-name="Tabela41.C"/>
        <table:table-row table:style-name="Tabela41.1">
          <table:table-cell table:style-name="Tabela41.A1" office:value-type="string">
            <text:p text:style-name="P36">Resultado</text:p>
          </table:table-cell>
          <table:table-cell table:style-name="Tabela41.A1" office:value-type="string">
            <text:p text:style-name="P36">Membro</text:p>
          </table:table-cell>
          <table:table-cell table:style-name="Tabela41.C1" office:value-type="string">
            <text:p text:style-name="P36">Dano</text:p>
          </table:table-cell>
        </table:table-row>
        <table:table-row table:style-name="Tabela41.2">
          <table:table-cell table:style-name="Tabela41.A2" office:value-type="string">
            <text:p text:style-name="P263">1</text:p>
          </table:table-cell>
          <table:table-cell table:style-name="Tabela41.A2" office:value-type="string">
            <text:p text:style-name="P264">Acerta aliado <text:span text:style-name="T611">ou</text:span><text:span text:style-name="T589"> Arma </text:span><text:span text:style-name="T611">F</text:span><text:span text:style-name="T589">alha/</text:span><text:span text:style-name="T611">Quebra</text:span></text:p>
          </table:table-cell>
          <table:table-cell table:style-name="Tabela41.C2" office:value-type="string">
            <text:p text:style-name="P250">❗Dano da arma</text:p>
          </table:table-cell>
        </table:table-row>
        <table:table-row table:style-name="Tabela41.3">
          <table:table-cell table:style-name="Tabela41.A3" office:value-type="string">
            <text:p text:style-name="P263"><text:span text:style-name="T449">2 <text:s/></text:span><text:span text:style-name="T462">↦ </text:span><text:span text:style-name="T449">10</text:span></text:p>
          </table:table-cell>
          <table:table-cell table:style-name="Tabela41.A3" office:value-type="string">
            <text:p text:style-name="P251">Nenhum</text:p>
          </table:table-cell>
          <table:table-cell table:style-name="Tabela41.C3" office:value-type="string">
            <text:p text:style-name="P251"><text:s/>0</text:p>
          </table:table-cell>
        </table:table-row>
        <table:table-row table:style-name="Tabela41.4">
          <table:table-cell table:style-name="Tabela41.A2" office:value-type="string">
            <text:p text:style-name="P263"><text:span text:style-name="T449">11 </text:span><text:span text:style-name="T462">↦ </text:span><text:span text:style-name="T449">1</text:span><text:span text:style-name="T465">2</text:span></text:p>
          </table:table-cell>
          <table:table-cell table:style-name="Tabela41.A2" office:value-type="string">
            <text:p text:style-name="P265">Perna </text:p>
          </table:table-cell>
          <table:table-cell table:style-name="Tabela41.C2" office:value-type="string">
            <text:p text:style-name="P250">❗Dano da arma - <text:span text:style-name="T589">2</text:span></text:p>
          </table:table-cell>
        </table:table-row>
        <table:table-row table:style-name="Tabela41.5">
          <table:table-cell table:style-name="Tabela41.A3" office:value-type="string">
            <text:p text:style-name="P263"><text:span text:style-name="T449">1</text:span><text:span text:style-name="T465">3</text:span><text:span text:style-name="T449"> </text:span><text:span text:style-name="T462">↦ </text:span><text:span text:style-name="T449">1</text:span><text:span text:style-name="T465">4</text:span></text:p>
          </table:table-cell>
          <table:table-cell table:style-name="Tabela41.A3" office:value-type="string">
            <text:p text:style-name="P252">Braço</text:p>
          </table:table-cell>
          <table:table-cell table:style-name="Tabela41.C3" office:value-type="string">
            <text:p text:style-name="P250">❗Dano da arma - <text:span text:style-name="T589">1</text:span></text:p>
          </table:table-cell>
        </table:table-row>
        <table:table-row table:style-name="Tabela41.6">
          <table:table-cell table:style-name="Tabela41.A2" office:value-type="string">
            <text:p text:style-name="P263"><text:span text:style-name="T449">1</text:span><text:span text:style-name="T465">5 </text:span><text:span text:style-name="T462">↦ </text:span><text:span text:style-name="T465">17</text:span></text:p>
          </table:table-cell>
          <table:table-cell table:style-name="Tabela41.A2" office:value-type="string">
            <text:p text:style-name="P265">Tronco</text:p>
          </table:table-cell>
          <table:table-cell table:style-name="Tabela41.C2" office:value-type="string">
            <text:p text:style-name="P250">❗Dano da arma </text:p>
          </table:table-cell>
        </table:table-row>
        <table:table-row table:style-name="Tabela41.7">
          <table:table-cell table:style-name="Tabela41.A3" office:value-type="string">
            <text:p text:style-name="P263"><text:span text:style-name="T449">1</text:span><text:span text:style-name="T465">8</text:span><text:span text:style-name="T449"> </text:span><text:span text:style-name="T462">↦ </text:span><text:span text:style-name="T449">1</text:span><text:span text:style-name="T465">9</text:span></text:p>
          </table:table-cell>
          <table:table-cell table:style-name="Tabela41.A3" office:value-type="string">
            <text:p text:style-name="P265">Peito</text:p>
          </table:table-cell>
          <table:table-cell table:style-name="Tabela41.C3" office:value-type="string">
            <text:p text:style-name="P250">❗Dano da arma <text:span text:style-name="T589">+ </text:span><text:span text:style-name="T612">1</text:span></text:p>
          </table:table-cell>
        </table:table-row>
        <table:table-row table:style-name="Tabela41.1">
          <table:table-cell table:style-name="Tabela41.A2" office:value-type="string">
            <text:p text:style-name="P263">20</text:p>
          </table:table-cell>
          <table:table-cell table:style-name="Tabela41.A2" office:value-type="string">
            <text:p text:style-name="P250">Cabeça</text:p>
          </table:table-cell>
          <table:table-cell table:style-name="Tabela41.C2" office:value-type="string">
            <text:p text:style-name="P250">❗Dano da arma <text:span text:style-name="T585">* </text:span><text:span text:style-name="T611">2</text:span></text:p>
          </table:table-cell>
        </table:table-row>
        <table:table-row table:style-name="Tabela41.9">
          <table:table-cell table:style-name="Tabela41.A3" office:value-type="string">
            <text:p text:style-name="P263">&gt; 20 </text:p>
          </table:table-cell>
          <table:table-cell table:style-name="Tabela41.A3" office:value-type="string">
            <text:p text:style-name="P266"><text:span text:style-name="T462">P</text:span><text:span text:style-name="T449">escoço</text:span></text:p>
          </table:table-cell>
          <table:table-cell table:style-name="Tabela41.C3" office:value-type="string">
            <text:p text:style-name="P250">❗Dano da arma <text:span text:style-name="T589">+ </text:span><text:span text:style-name="T612">4</text:span></text:p>
          </table:table-cell>
        </table:table-row>
      </table:table>
      <text:h text:style-name="P429" text:outline-level="1" text:is-list-header="true"/>
      <text:p text:style-name="P30">🔼<text:span text:style-name="T55">P</text:span><text:span text:style-name="T62">roficiência </text:span></text:p>
      <text:p text:style-name="P31"/>
      <text:p text:style-name="P364"><text:span text:style-name="T30">Você</text:span><text:span text:style-name="T31"> ganha +2 * </text:span><text:span text:style-name="T289">🔷</text:span><text:span text:style-name="T251">Nível </text:span><text:span text:style-name="T253">em testes que você tenha </text:span><text:span text:style-name="T254">proficiência 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😐Qualidades &amp; Defeitos <text:span text:style-name="T619">1</text:span></text:h>
      <text:p text:style-name="P144"/>
      <text:p text:style-name="P27"><text:soft-page-break/><text:span text:style-name="T549">🙁</text:span>Defeitos</text:p>
      <text:p text:style-name="P145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313">Nome</text:p>
          </table:table-cell>
          <table:table-cell table:style-name="Tabela13.A1" office:value-type="string">
            <text:p text:style-name="P148">Pontos</text:p>
          </table:table-cell>
          <table:table-cell table:style-name="Tabela13.C1" office:value-type="string">
            <text:p text:style-name="P313">Efeito</text:p>
          </table:table-cell>
        </table:table-row>
        <table:table-row table:style-name="Tabela13.2">
          <table:table-cell table:style-name="Tabela13.A2" office:value-type="string">
            <text:p text:style-name="P41">Cheiro de túmulo </text:p>
          </table:table-cell>
          <table:table-cell table:style-name="Tabela13.A2" office:value-type="string">
            <text:p text:style-name="P384">+1</text:p>
          </table:table-cell>
          <table:table-cell table:style-name="Tabela13.C2" office:value-type="string">
            <text:list xml:id="list1139656915" text:style-name="WWNum1a">
              <text:list-item>
                <text:list>
                  <text:list-header>
                    <text:p text:style-name="P451">Desvantagem em testes <text:span text:style-name="T540">de 🥷</text:span><text:span text:style-name="T36">Furtividade</text:span><text:span text:style-name="T166">.</text:span></text:p>
                  </text:list-header>
                </text:list>
              </text:list-item>
            </text:list>
          </table:table-cell>
        </table:table-row>
        <table:table-row table:style-name="Tabela13.3">
          <table:table-cell table:style-name="Tabela13.A3" office:value-type="string">
            <text:p text:style-name="P41">Baixa estatura</text:p>
          </table:table-cell>
          <table:table-cell table:style-name="Tabela13.A3" office:value-type="string">
            <text:p text:style-name="P384">+1</text:p>
          </table:table-cell>
          <table:table-cell table:style-name="Tabela13.C3" office:value-type="string">
            <text:list xml:id="list114410315706822" text:continue-numbering="true" text:style-name="WWNum1a">
              <text:list-item>
                <text:list>
                  <text:list-header>
                    <text:p text:style-name="P451">Desvantagem em testes <text:span text:style-name="T540">de </text:span><text:span text:style-name="T371">🏃</text:span><text:span text:style-name="T63">Atletismo</text:span><text:span text:style-name="T166">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6">Deficiência auditiva</text:p>
          </table:table-cell>
          <table:table-cell table:style-name="Tabela13.A2" office:value-type="string">
            <text:p text:style-name="P384">+1</text:p>
          </table:table-cell>
          <table:table-cell table:style-name="Tabela13.C2" office:value-type="string">
            <text:list xml:id="list114410396372695" text:continue-numbering="true" text:style-name="WWNum1a">
              <text:list-item>
                <text:list>
                  <text:list-header>
                    <text:p text:style-name="P465">Desvantagem em testes <text:span text:style-name="T542">de</text:span>👂<text:span text:style-name="T33">audição</text:span><text:span text:style-name="T180">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7">Sono pesado</text:p>
          </table:table-cell>
          <table:table-cell table:style-name="Tabela13.A3" office:value-type="string">
            <text:p text:style-name="P384">+1</text:p>
          </table:table-cell>
          <table:table-cell table:style-name="Tabela13.C3" office:value-type="string">
            <text:list xml:id="list114411962510588" text:continue-numbering="true" text:style-name="WWNum1a">
              <text:list-item>
                <text:list>
                  <text:list-header>
                    <text:p text:style-name="P460"><text:span text:style-name="T177">T</text:span><text:span text:style-name="T87">este para acordar 1d20 &gt; 12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7">Pesadelos</text:p>
          </table:table-cell>
          <table:table-cell table:style-name="Tabela13.A2" office:value-type="string">
            <text:p text:style-name="P384">+1</text:p>
          </table:table-cell>
          <table:table-cell table:style-name="Tabela13.C2" office:value-type="string">
            <text:list xml:id="list114410361044975" text:continue-numbering="true" text:style-name="WWNum1a">
              <text:list-item>
                <text:list>
                  <text:list-header>
                    <text:p text:style-name="P460"><text:span text:style-name="T143">T</text:span><text:span text:style-name="T137">este 1d20 &gt; 12 </text:span><text:span text:style-name="T145">para não </text:span><text:span text:style-name="T156">dormir mau</text:span><text:span text:style-name="T145">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7">Exclusão de presa </text:p>
          </table:table-cell>
          <table:table-cell table:style-name="Tabela13.A3" office:value-type="string">
            <text:p text:style-name="P384">+1</text:p>
          </table:table-cell>
          <table:table-cell table:style-name="Tabela13.C3" office:value-type="string">
            <text:list xml:id="list114410621814517" text:continue-numbering="true" text:style-name="WWNum1a">
              <text:list-item>
                <text:list>
                  <text:list-header>
                    <text:p text:style-name="P462">Você se nega a matar um tipo de ser.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7">Timidez</text:p>
          </table:table-cell>
          <table:table-cell table:style-name="Tabela13.A2" office:value-type="string">
            <text:p text:style-name="P391"><text:span text:style-name="T529">+</text:span><text:span text:style-name="T533">1</text:span></text:p>
          </table:table-cell>
          <table:table-cell table:style-name="Tabela13.C2" office:value-type="string">
            <text:list xml:id="list114410537269229" text:continue-numbering="true" text:style-name="WWNum1a">
              <text:list-item>
                <text:list>
                  <text:list-header>
                    <text:p text:style-name="P469"><text:span text:style-name="T147">D</text:span><text:span text:style-name="T142">esvantagem em testes </text:span><text:span text:style-name="T140">de 🎭</text:span><text:span text:style-name="T109">Atuação</text:span><text:span text:style-name="T180">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7">Coração mole </text:p>
          </table:table-cell>
          <table:table-cell table:style-name="Tabela13.A3" office:value-type="string">
            <text:p text:style-name="P391"><text:span text:style-name="T529">+</text:span><text:span text:style-name="T538">1</text:span></text:p>
          </table:table-cell>
          <table:table-cell table:style-name="Tabela13.C3" office:value-type="string">
            <text:list xml:id="list114410529442507" text:continue-numbering="true" text:style-name="WWNum1a">
              <text:list-item>
                <text:list>
                  <text:list-header>
                    <text:p text:style-name="P469"><text:span text:style-name="T545">D</text:span>esvantagem ao machucar algué<text:span text:style-name="T545">m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7">Dificuldade de fala</text:p>
          </table:table-cell>
          <table:table-cell table:style-name="Tabela13.A2" office:value-type="string">
            <text:p text:style-name="P391"><text:span text:style-name="T529">+</text:span><text:span text:style-name="T533">1</text:span></text:p>
          </table:table-cell>
          <table:table-cell table:style-name="Tabela13.C2" office:value-type="string">
            <text:list xml:id="list114411692384290" text:continue-numbering="true" text:style-name="WWNum1a">
              <text:list-item>
                <text:list>
                  <text:list-header>
                    <text:p text:style-name="P469"><text:span text:style-name="T185">D</text:span><text:span text:style-name="T186">esvantagem em testes </text:span><text:span text:style-name="T180">de </text:span><text:span text:style-name="T140">🗣️</text:span><text:span text:style-name="T109">Influência</text:span><text:span text:style-name="T180">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48"><text:span text:style-name="T452">I</text:span><text:span text:style-name="T449">ndigno </text:span><text:span text:style-name="T452">do sobrenome</text:span></text:p>
          </table:table-cell>
          <table:table-cell table:style-name="Tabela13.A3" office:value-type="string">
            <text:p text:style-name="P391"><text:span text:style-name="T529">+</text:span><text:span text:style-name="T533">1</text:span></text:p>
          </table:table-cell>
          <table:table-cell table:style-name="Tabela13.C3" office:value-type="string">
            <text:list xml:id="list114410254149247" text:continue-numbering="true" text:style-name="WWNum1a">
              <text:list-item>
                <text:list>
                  <text:list-header>
                    <text:p text:style-name="P469"><text:span text:style-name="T178">Você é detestado na s</text:span>ua família.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7">Segredo sombrio</text:p>
          </table:table-cell>
          <table:table-cell table:style-name="Tabela13.A2" office:value-type="string">
            <text:p text:style-name="P391"><text:span text:style-name="T530">+</text:span><text:span text:style-name="T533">1</text:span></text:p>
          </table:table-cell>
          <table:table-cell table:style-name="Tabela13.C2" office:value-type="string">
            <text:list xml:id="list114411164651400" text:continue-numbering="true" text:style-name="WWNum1a">
              <text:list-item>
                <text:list>
                  <text:list-header>
                    <text:p text:style-name="P469">Você tem um segredo <text:span text:style-name="T543">horrível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7">Identidade trocada</text:p>
          </table:table-cell>
          <table:table-cell table:style-name="Tabela13.A3" office:value-type="string">
            <text:p text:style-name="P391"><text:span text:style-name="T529">+</text:span><text:span text:style-name="T533">1</text:span></text:p>
          </table:table-cell>
          <table:table-cell table:style-name="Tabela13.C3" office:value-type="string">
            <text:list xml:id="list114411107106055" text:continue-numbering="true" text:style-name="WWNum1a">
              <text:list-item>
                <text:list>
                  <text:list-header>
                    <text:p text:style-name="P535">Você é confundido com outra pessoa.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83">Vizinho desagradável</text:p>
          </table:table-cell>
          <table:table-cell table:style-name="Tabela13.A2" office:value-type="string">
            <text:p text:style-name="P391"><text:span text:style-name="T531">+</text:span><text:span text:style-name="T533">1</text:span></text:p>
          </table:table-cell>
          <table:table-cell table:style-name="Tabela13.C2" office:value-type="string">
            <text:list xml:id="list114410116602627" text:continue-numbering="true" text:style-name="WWNum1a">
              <text:list-item>
                <text:list>
                  <text:list-header>
                    <text:p text:style-name="P536">Você é detestado na área em que mora.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7">Inimigo</text:p>
          </table:table-cell>
          <table:table-cell table:style-name="Tabela13.A3" office:value-type="string">
            <text:p text:style-name="P391"><text:span text:style-name="T529">+</text:span><text:span text:style-name="T534">1</text:span></text:p>
          </table:table-cell>
          <table:table-cell table:style-name="Tabela13.C3" office:value-type="string">
            <text:list xml:id="list114410641374603" text:continue-numbering="true" text:style-name="WWNum1a">
              <text:list-item>
                <text:list>
                  <text:list-header>
                    <text:p text:style-name="P469">Você tem <text:span text:style-name="T544">um inimigo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7">Amnesia</text:p>
          </table:table-cell>
          <table:table-cell table:style-name="Tabela13.A2" office:value-type="string">
            <text:p text:style-name="P391"><text:span text:style-name="T529">+</text:span><text:span text:style-name="T533">1</text:span></text:p>
          </table:table-cell>
          <table:table-cell table:style-name="Tabela13.C2" office:value-type="string">
            <text:list xml:id="list114411544354122" text:continue-numbering="true" text:style-name="WWNum1a">
              <text:list-item>
                <text:list>
                  <text:list-header>
                    <text:p text:style-name="P537">Você não se recorda do seu passado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7">Lunático</text:p>
          </table:table-cell>
          <table:table-cell table:style-name="Tabela13.A3" office:value-type="string">
            <text:p text:style-name="P391"><text:span text:style-name="T529">+</text:span><text:span text:style-name="T538">2</text:span></text:p>
          </table:table-cell>
          <table:table-cell table:style-name="Tabela13.C3" office:value-type="string">
            <text:p text:style-name="P48"><text:span text:style-name="T452">D</text:span><text:span text:style-name="T449">esvantagem em </text:span><text:span text:style-name="T452">todos os testes</text:span><text:span text:style-name="T449"> </text:span><text:span text:style-name="T452">na</text:span><text:span text:style-name="T449"> lua chei</text:span><text:span text:style-name="T452">a.</text:span></text:p>
          </table:table-cell>
        </table:table-row>
        <table:table-row table:style-name="Tabela13.4">
          <table:table-cell table:style-name="Tabela13.A2" office:value-type="string">
            <text:p text:style-name="P85">Dedo podre</text:p>
          </table:table-cell>
          <table:table-cell table:style-name="Tabela13.A2" office:value-type="string">
            <text:p text:style-name="P391"><text:span text:style-name="T529">+</text:span><text:span text:style-name="T538">2</text:span></text:p>
          </table:table-cell>
          <table:table-cell table:style-name="Tabela13.C2" office:value-type="string">
            <text:list xml:id="list114411814872667" text:continue-numbering="true" text:style-name="WWNum1a">
              <text:list-item>
                <text:list>
                  <text:list-header>
                    <text:p text:style-name="P461"><text:span text:style-name="T177">T</text:span><text:span text:style-name="T87">este para </text:span><text:span text:style-name="T260">não quebra</text:span><text:span text:style-name="T87">r 1d20 &gt; 12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7">Alergia</text:p>
          </table:table-cell>
          <table:table-cell table:style-name="Tabela13.A3" office:value-type="string">
            <text:p text:style-name="P384">+1</text:p>
          </table:table-cell>
          <table:table-cell table:style-name="Tabela13.C3" office:value-type="string">
            <text:list xml:id="list114410448449481" text:continue-numbering="true" text:style-name="WWNum1a">
              <text:list-item>
                <text:list>
                  <text:list-header>
                    <text:p text:style-name="P469">Você tem alergia a alguma coisa.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7">Cicatrizes</text:p>
          </table:table-cell>
          <table:table-cell table:style-name="Tabela13.A2" office:value-type="string">
            <text:p text:style-name="P386">+<text:span text:style-name="T549">1</text:span></text:p>
          </table:table-cell>
          <table:table-cell table:style-name="Tabela13.C2" office:value-type="string">
            <text:list xml:id="list114411966863768" text:continue-numbering="true" text:style-name="WWNum1a">
              <text:list-item>
                <text:list>
                  <text:list-header>
                    <text:p text:style-name="P453"><text:span text:style-name="T449">Desvantagem</text:span><text:span text:style-name="T452"> </text:span><text:span text:style-name="T449">em testes de </text:span><text:span text:style-name="T166">🎖️</text:span><text:span text:style-name="T116">Admiração</text:span><text:span text:style-name="T166">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6">Deficiência visual</text:p>
          </table:table-cell>
          <table:table-cell table:style-name="Tabela13.A3" office:value-type="string">
            <text:p text:style-name="P384">+1</text:p>
          </table:table-cell>
          <table:table-cell table:style-name="Tabela13.C3" office:value-type="string">
            <text:list xml:id="list114411897996987" text:continue-numbering="true" text:style-name="WWNum1a">
              <text:list-item>
                <text:list>
                  <text:list-header>
                    <text:p text:style-name="P451"><text:span text:style-name="T449">Desvantagem em testes </text:span><text:span text:style-name="T450">de </text:span><text:span text:style-name="T449">🔍</text:span><text:span text:style-name="T56">Investigação</text:span><text:span text:style-name="T166">.</text:span></text:p>
                  </text:list-header>
                </text:list>
              </text:list-item>
            </text:list>
          </table:table-cell>
        </table:table-row>
        <table:table-row table:style-name="Tabela13.22">
          <table:table-cell table:style-name="Tabela13.A2" office:value-type="string">
            <text:p text:style-name="P76">Caolho</text:p>
          </table:table-cell>
          <table:table-cell table:style-name="Tabela13.A2" office:value-type="string">
            <text:p text:style-name="P384">+2</text:p>
          </table:table-cell>
          <table:table-cell table:style-name="Tabela13.C2" office:value-type="string">
            <text:list xml:id="list114409936450307" text:continue-numbering="true" text:style-name="WWNum1a">
              <text:list-item>
                <text:list>
                  <text:list-header>
                    <text:p text:style-name="P451"><text:span text:style-name="T449">Desvantagem em testes </text:span><text:span text:style-name="T451">de</text:span><text:span text:style-name="T449"> </text:span><text:span text:style-name="T334">👁️</text:span><text:span text:style-name="T336">Percepção</text:span><text:span text:style-name="T166">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7">Fobia </text:p>
          </table:table-cell>
          <table:table-cell table:style-name="Tabela13.A3" office:value-type="string">
            <text:p text:style-name="P391"><text:span text:style-name="T529">+</text:span><text:span text:style-name="T533">2</text:span></text:p>
          </table:table-cell>
          <table:table-cell table:style-name="Tabela13.C3" office:value-type="string">
            <text:list xml:id="list114410900629806" text:continue-numbering="true" text:style-name="WWNum1a">
              <text:list-item>
                <text:list>
                  <text:list-header>
                    <text:p text:style-name="P453"><text:span text:style-name="T449">Você </text:span><text:span text:style-name="T453">tem medo irracional de algo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7">Bairrismo</text:p>
          </table:table-cell>
          <table:table-cell table:style-name="Tabela13.A2" office:value-type="string">
            <text:p text:style-name="P391"><text:span text:style-name="T529">+</text:span><text:span text:style-name="T533">2</text:span></text:p>
          </table:table-cell>
          <table:table-cell table:style-name="Tabela13.C2" office:value-type="string">
            <text:list xml:id="list114410270190210" text:continue-numbering="true" text:style-name="WWNum1a">
              <text:list-item>
                <text:list>
                  <text:list-header>
                    <text:p text:style-name="P469">Você <text:span text:style-name="T543">atacará qualquer invasor de uma região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3" office:value-type="string">
            <text:p text:style-name="P77">Cabeça quente </text:p>
          </table:table-cell>
          <table:table-cell table:style-name="Tabela13.A3" office:value-type="string">
            <text:p text:style-name="P391"><text:span text:style-name="T529">+</text:span><text:span text:style-name="T533">2</text:span></text:p>
          </table:table-cell>
          <table:table-cell table:style-name="Tabela13.C3" office:value-type="string">
            <text:list xml:id="list114410851035877" text:continue-numbering="true" text:style-name="WWNum1a">
              <text:list-item>
                <text:list>
                  <text:list-header>
                    <text:p text:style-name="P493">Desvantagem ao ser provocado.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6">Desfigurado</text:p>
          </table:table-cell>
          <table:table-cell table:style-name="Tabela13.A2" office:value-type="string">
            <text:p text:style-name="P384">+2</text:p>
          </table:table-cell>
          <table:table-cell table:style-name="Tabela13.C2" office:value-type="string">
            <text:list xml:id="list114411526643854" text:continue-numbering="true" text:style-name="WWNum1a">
              <text:list-item>
                <text:list>
                  <text:list-header>
                    <text:p text:style-name="P451">Desvantagem em testes <text:span text:style-name="T540">de</text:span> 🎖️<text:span text:style-name="T33">Admiração</text:span><text:span text:style-name="T166">.</text:span></text:p>
                  </text:list-header>
                </text:list>
              </text:list-item>
            </text:list>
          </table:table-cell>
        </table:table-row>
        <table:table-row table:style-name="Tabela13.4">
          <table:table-cell table:style-name="Tabela13.A2" office:value-type="string">
            <text:p text:style-name="P76"/>
          </table:table-cell>
          <table:table-cell table:style-name="Tabela13.A2" office:value-type="string">
            <text:p text:style-name="P384"/>
          </table:table-cell>
          <table:table-cell table:style-name="Tabela13.C2" office:value-type="string">
            <text:list xml:id="list114410901509070" text:continue-numbering="true" text:style-name="WWNum1a">
              <text:list-item>
                <text:list>
                  <text:list-header>
                    <text:p text:style-name="P451"/>
                  </text:list-header>
                </text:list>
              </text:list-item>
            </text:list>
          </table:table-cell>
        </table:table-row>
      </table:table>
      <text:h text:style-name="P430" text:outline-level="1" text:is-list-header="true">😐Qualidades &amp; Defeitos <text:span text:style-name="T619">2</text:span></text:h>
      <text:list xml:id="list114409958110477" text:continue-numbering="true" text:style-name="WWNum1a">
        <text:list-header>
          <text:p text:style-name="P546"/>
          <text:p text:style-name="P552"><text:soft-page-break/><text:span text:style-name="T549">🙁</text:span>Defeitos</text:p>
        </text:list-header>
      </text:list>
      <text:p text:style-name="P145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313">Nome</text:p>
          </table:table-cell>
          <table:table-cell table:style-name="Tabela15.A1" office:value-type="string">
            <text:p text:style-name="P148">Pontos</text:p>
          </table:table-cell>
          <table:table-cell table:style-name="Tabela15.C1" office:value-type="string">
            <text:p text:style-name="P313">Efeito</text:p>
          </table:table-cell>
        </table:table-row>
        <table:table-row table:style-name="Tabela15.1">
          <table:table-cell table:style-name="Tabela15.A2" office:value-type="string">
            <text:p text:style-name="P77">Vingança</text:p>
          </table:table-cell>
          <table:table-cell table:style-name="Tabela15.A2" office:value-type="string">
            <text:p text:style-name="P390"><text:span text:style-name="T529">+</text:span><text:span text:style-name="T533">2</text:span></text:p>
          </table:table-cell>
          <table:table-cell table:style-name="Tabela15.C2" office:value-type="string">
            <text:list xml:id="list114411904864502" text:continue-numbering="true" text:style-name="WWNum1a">
              <text:list-item>
                <text:list>
                  <text:list-header>
                    <text:p text:style-name="P493">Você busca vingança por algo.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77">Descrente</text:p>
          </table:table-cell>
          <table:table-cell table:style-name="Tabela15.A3" office:value-type="string">
            <text:p text:style-name="P385">+2</text:p>
          </table:table-cell>
          <table:table-cell table:style-name="Tabela15.C3" office:value-type="string">
            <text:list xml:id="list114410429618872" text:continue-numbering="true" text:style-name="WWNum1a">
              <text:list-item>
                <text:list>
                  <text:list-header>
                    <text:p text:style-name="P469"><text:span text:style-name="T147">D</text:span><text:span text:style-name="T142">esvantagem </text:span><text:span text:style-name="T148">2 </text:span><text:span text:style-name="T142">em testes </text:span><text:span text:style-name="T140">de 👻</text:span><text:span text:style-name="T109"> </text:span><text:span text:style-name="T110">S</text:span><text:span text:style-name="T109">obrenatural</text:span><text:span text:style-name="T180">.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2" office:value-type="string">
            <text:p text:style-name="P77">Presença sinistra</text:p>
          </table:table-cell>
          <table:table-cell table:style-name="Tabela15.A2" office:value-type="string">
            <text:p text:style-name="P390"><text:span text:style-name="T529">+</text:span><text:span text:style-name="T536">2</text:span></text:p>
          </table:table-cell>
          <table:table-cell table:style-name="Tabela15.C2" office:value-type="string">
            <text:list xml:id="list114410968549807" text:continue-numbering="true" text:style-name="WWNum1a">
              <text:list-item>
                <text:list>
                  <text:list-header>
                    <text:p text:style-name="P453"><text:span text:style-name="T180">Desvantagem </text:span><text:span text:style-name="T181">2 </text:span><text:span text:style-name="T180">em testes de 🤝</text:span><text:span text:style-name="T312">Carisma</text:span><text:span text:style-name="T166">.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76">Criança</text:p>
          </table:table-cell>
          <table:table-cell table:style-name="Tabela15.A3" office:value-type="string">
            <text:p text:style-name="P383">+3</text:p>
          </table:table-cell>
          <table:table-cell table:style-name="Tabela15.C3" office:value-type="string">
            <text:list xml:id="list114411972819290" text:continue-numbering="true" text:style-name="WWNum1a">
              <text:list-item>
                <text:list>
                  <text:list-header>
                    <text:p text:style-name="P451"><text:span text:style-name="T449">💪</text:span><text:span text:style-name="T278">Força</text:span><text:span text:style-name="T267"> </text:span><text:span text:style-name="T163">e </text:span><text:span text:style-name="T291">✊</text:span><text:span text:style-name="T299">Constituição</text:span><text:span text:style-name="T291"> </text:span><text:span text:style-name="T141">são no</text:span><text:span text:style-name="T140"> máximo 2</text:span><text:span text:style-name="T166">.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2" office:value-type="string">
            <text:p text:style-name="P77">Deformidade</text:p>
          </table:table-cell>
          <table:table-cell table:style-name="Tabela15.A2" office:value-type="string">
            <text:p text:style-name="P383">+3</text:p>
          </table:table-cell>
          <table:table-cell table:style-name="Tabela15.C2" office:value-type="string">
            <text:list xml:id="list114410856054453" text:continue-numbering="true" text:style-name="WWNum1a">
              <text:list-item>
                <text:list>
                  <text:list-header>
                    <text:p text:style-name="P453"><text:span text:style-name="T449">Desvantagem em testes </text:span><text:span text:style-name="T450">de 🎖️Admiração</text:span><text:span text:style-name="T449">.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48"><text:span text:style-name="T449">Ale</text:span><text:span text:style-name="T452">i</text:span><text:span text:style-name="T449">jado</text:span></text:p>
          </table:table-cell>
          <table:table-cell table:style-name="Tabela15.A3" office:value-type="string">
            <text:p text:style-name="P383">+3</text:p>
          </table:table-cell>
          <table:table-cell table:style-name="Tabela15.C3" office:value-type="string">
            <text:list xml:id="list114409969380183" text:continue-numbering="true" text:style-name="WWNum1a">
              <text:list-item>
                <text:list>
                  <text:list-header>
                    <text:p text:style-name="P545"><text:span text:style-name="T1">Desvantagem em testes de </text:span><text:span text:style-name="T325">🤹</text:span><text:span text:style-name="T326">Destreza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2" office:value-type="string">
            <text:p text:style-name="P77">Monstruoso</text:p>
          </table:table-cell>
          <table:table-cell table:style-name="Tabela15.A2" office:value-type="string">
            <text:p text:style-name="P383">+3</text:p>
          </table:table-cell>
          <table:table-cell table:style-name="Tabela15.C2" office:value-type="string">
            <text:list xml:id="list114410674971297" text:continue-numbering="true" text:style-name="WWNum1a">
              <text:list-item>
                <text:list>
                  <text:list-header>
                    <text:p text:style-name="P453"><text:span text:style-name="T449">Desvantagem em testes de 🤝</text:span><text:span text:style-name="T311">Carisma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77">Ferimento permanente</text:p>
          </table:table-cell>
          <table:table-cell table:style-name="Tabela15.A3" office:value-type="string">
            <text:p text:style-name="P383">+3</text:p>
          </table:table-cell>
          <table:table-cell table:style-name="Tabela15.C3" office:value-type="string">
            <text:list xml:id="list114411336958000" text:continue-numbering="true" text:style-name="WWNum1a">
              <text:list-item>
                <text:list>
                  <text:list-header>
                    <text:p text:style-name="P453"><text:span text:style-name="T167">U</text:span><text:span text:style-name="T163">ma região do corpo </text:span><text:span text:style-name="T167">receberá</text:span><text:span text:style-name="T163"> dano é dobrado.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2" office:value-type="string">
            <text:p text:style-name="P91">Sem membro</text:p>
          </table:table-cell>
          <table:table-cell table:style-name="Tabela15.A2" office:value-type="string">
            <text:p text:style-name="P388">+3</text:p>
          </table:table-cell>
          <table:table-cell table:style-name="Tabela15.C2" office:value-type="string">
            <text:p text:style-name="P91">Você perdeu uma parte do corpo.</text:p>
          </table:table-cell>
        </table:table-row>
        <table:table-row table:style-name="Tabela15.11">
          <table:table-cell table:style-name="Tabela15.A3" office:value-type="string">
            <text:p text:style-name="P77">Cura demorada </text:p>
          </table:table-cell>
          <table:table-cell table:style-name="Tabela15.A3" office:value-type="string">
            <text:p text:style-name="P383">+3</text:p>
          </table:table-cell>
          <table:table-cell table:style-name="Tabela15.C3" office:value-type="string">
            <text:p text:style-name="P90">Recebe metade da cura</text:p>
          </table:table-cell>
        </table:table-row>
        <table:table-row table:style-name="Tabela15.11">
          <table:table-cell table:style-name="Tabela15.A2" office:value-type="string">
            <text:p text:style-name="P77">Vicio</text:p>
          </table:table-cell>
          <table:table-cell table:style-name="Tabela15.A2" office:value-type="string">
            <text:p text:style-name="P383">+3</text:p>
          </table:table-cell>
          <table:table-cell table:style-name="Tabela15.C2" office:value-type="string">
            <text:list xml:id="list114411978968139" text:continue-numbering="true" text:style-name="WWNum1a">
              <text:list-item>
                <text:list>
                  <text:list-header>
                    <text:p text:style-name="P520"><text:span text:style-name="T144">Sacie o</text:span><text:span text:style-name="T142"> vício </text:span><text:span text:style-name="T144">ou desvantagem em todos testes.</text:span></text:p>
                  </text:list-header>
                </text:list>
              </text:list-item>
            </text:list>
          </table:table-cell>
        </table:table-row>
        <table:table-row table:style-name="Tabela15.11">
          <table:table-cell table:style-name="Tabela15.A3" office:value-type="string">
            <text:p text:style-name="P77">Vontade Fraca</text:p>
          </table:table-cell>
          <table:table-cell table:style-name="Tabela15.A3" office:value-type="string">
            <text:p text:style-name="P383">+3</text:p>
          </table:table-cell>
          <table:table-cell table:style-name="Tabela15.C3" office:value-type="string">
            <text:list xml:id="list114411908158153" text:continue-numbering="true" text:style-name="WWNum1a">
              <text:list-item>
                <text:list>
                  <text:list-header>
                    <text:p text:style-name="P453"><text:span text:style-name="T169">Desvantagem em testes </text:span><text:span text:style-name="T166">de </text:span><text:span text:style-name="T142">🧗🏻Determinação</text:span></text:p>
                  </text:list-header>
                </text:list>
              </text:list-item>
            </text:list>
          </table:table-cell>
        </table:table-row>
        <table:table-row table:style-name="Tabela15.11">
          <table:table-cell table:style-name="Tabela15.A2" office:value-type="string">
            <text:p text:style-name="P89">Medo do mar</text:p>
          </table:table-cell>
          <table:table-cell table:style-name="Tabela15.A2" office:value-type="string">
            <text:p text:style-name="P387">+3</text:p>
          </table:table-cell>
          <table:table-cell table:style-name="Tabela15.C2" office:value-type="string">
            <text:list xml:id="list114410881319259" text:continue-numbering="true" text:style-name="WWNum1a">
              <text:list-item>
                <text:list>
                  <text:list-header>
                    <text:p text:style-name="P542">Você não sabe nadar.</text:p>
                  </text:list-header>
                </text:list>
              </text:list-item>
            </text:list>
          </table:table-cell>
        </table:table-row>
        <table:table-row table:style-name="Tabela15.11">
          <table:table-cell table:style-name="Tabela15.A3" office:value-type="string">
            <text:p text:style-name="P89">Loco</text:p>
          </table:table-cell>
          <table:table-cell table:style-name="Tabela15.A3" office:value-type="string">
            <text:p text:style-name="P390"><text:span text:style-name="T529">+</text:span><text:span text:style-name="T537">3</text:span></text:p>
          </table:table-cell>
          <table:table-cell table:style-name="Tabela15.C3" office:value-type="string">
            <text:list xml:id="list114411307612654" text:continue-numbering="true" text:style-name="WWNum1a">
              <text:list-item>
                <text:list>
                  <text:list-header>
                    <text:p text:style-name="P469"><text:span text:style-name="T147">D</text:span><text:span text:style-name="T142">esvantagem em</text:span><text:span text:style-name="T144">🧘Sanidade.</text:span></text:p>
                  </text:list-header>
                </text:list>
              </text:list-item>
            </text:list>
          </table:table-cell>
        </table:table-row>
        <table:table-row table:style-name="Tabela15.11">
          <table:table-cell table:style-name="Tabela15.A2" office:value-type="string">
            <text:p text:style-name="P83">Maniaco</text:p>
          </table:table-cell>
          <table:table-cell table:style-name="Tabela15.A2" office:value-type="string">
            <text:p text:style-name="P390"><text:span text:style-name="T529">+</text:span><text:span text:style-name="T530">4</text:span></text:p>
          </table:table-cell>
          <table:table-cell table:style-name="Tabela15.C2" office:value-type="string">
            <text:list xml:id="list114410983557771" text:continue-numbering="true" text:style-name="WWNum1a">
              <text:list-item>
                <text:list>
                  <text:list-header>
                    <text:p text:style-name="P469"><text:span text:style-name="T546">Fica um turno </text:span>esquartej<text:span text:style-name="T543">a</text:span><text:span text:style-name="T546">ndo</text:span><text:span text:style-name="T543"> todos que mata.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77">Mudo</text:p>
          </table:table-cell>
          <table:table-cell table:style-name="Tabela15.A3" office:value-type="string">
            <text:p text:style-name="P390"><text:span text:style-name="T529">+</text:span><text:span text:style-name="T530">4</text:span></text:p>
          </table:table-cell>
          <table:table-cell table:style-name="Tabela15.C3" office:value-type="string">
            <text:list xml:id="list114411878672700" text:continue-numbering="true" text:style-name="WWNum1a">
              <text:list-item>
                <text:list>
                  <text:list-header>
                    <text:p text:style-name="P469">Incapacidade de falar.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2" office:value-type="string">
            <text:p text:style-name="P77">Surdez</text:p>
          </table:table-cell>
          <table:table-cell table:style-name="Tabela15.A2" office:value-type="string">
            <text:p text:style-name="P390"><text:span text:style-name="T529">+</text:span><text:span text:style-name="T530">4</text:span></text:p>
          </table:table-cell>
          <table:table-cell table:style-name="Tabela15.C2" office:value-type="string">
            <text:list xml:id="list114410002754135" text:continue-numbering="true" text:style-name="WWNum1a">
              <text:list-item>
                <text:list>
                  <text:list-header>
                    <text:p text:style-name="P469">Incapacidade de ouvir.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77">Asmático</text:p>
          </table:table-cell>
          <table:table-cell table:style-name="Tabela15.A3" office:value-type="string">
            <text:p text:style-name="P382">+4</text:p>
          </table:table-cell>
          <table:table-cell table:style-name="Tabela15.C3" office:value-type="string">
            <text:list xml:id="list114410410053232" text:continue-numbering="true" text:style-name="WWNum1a">
              <text:list-item>
                <text:list>
                  <text:list-header>
                    <text:p text:style-name="P451"><text:span text:style-name="T449">Desvantagem </text:span><text:span text:style-name="T468">3</text:span><text:span text:style-name="T452"> </text:span><text:span text:style-name="T449">em testes </text:span><text:span text:style-name="T450">de </text:span><text:span text:style-name="T371">🏃Atletismo.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2" office:value-type="string">
            <text:p text:style-name="P77">Enfermo</text:p>
          </table:table-cell>
          <table:table-cell table:style-name="Tabela15.A2" office:value-type="string">
            <text:p text:style-name="P390"><text:span text:style-name="T529">+</text:span><text:span text:style-name="T530">4</text:span></text:p>
          </table:table-cell>
          <table:table-cell table:style-name="Tabela15.C2" office:value-type="string">
            <text:list xml:id="list114410425967372" text:continue-numbering="true" text:style-name="WWNum1a">
              <text:list-item>
                <text:list>
                  <text:list-header>
                    <text:p text:style-name="P460"><text:span text:style-name="T168">T</text:span><text:span text:style-name="T163">este para levantar da cama 1d20 &gt; 12 </text:span><text:span text:style-name="T171">por hora.</text:span></text:p>
                  </text:list-header>
                </text:list>
              </text:list-item>
            </text:list>
          </table:table-cell>
        </table:table-row>
        <table:table-row table:style-name="Tabela15.21">
          <table:table-cell table:style-name="Tabela15.A3" office:value-type="string">
            <text:p text:style-name="P77">Caçado</text:p>
          </table:table-cell>
          <table:table-cell table:style-name="Tabela15.A3" office:value-type="string">
            <text:p text:style-name="P390"><text:span text:style-name="T529">+</text:span><text:span text:style-name="T535">4</text:span></text:p>
          </table:table-cell>
          <table:table-cell table:style-name="Tabela15.C3" office:value-type="string">
            <text:list xml:id="list114411094508216" text:continue-numbering="true" text:style-name="WWNum1a">
              <text:list-item>
                <text:list>
                  <text:list-header>
                    <text:p text:style-name="P537">Alguém está te caçando.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2" office:value-type="string">
            <text:p text:style-name="P48"><text:span text:style-name="T454">Sendo</text:span><text:span text:style-name="T449"> observa</text:span><text:span text:style-name="T466">do</text:span></text:p>
          </table:table-cell>
          <table:table-cell table:style-name="Tabela15.A2" office:value-type="string">
            <text:p text:style-name="P390"><text:span text:style-name="T529">+</text:span><text:span text:style-name="T535">4</text:span></text:p>
          </table:table-cell>
          <table:table-cell table:style-name="Tabela15.C2" office:value-type="string">
            <text:list xml:id="list114411435790341" text:continue-numbering="true" text:style-name="WWNum1a">
              <text:list-item>
                <text:list>
                  <text:list-header>
                    <text:p text:style-name="P469"><text:span text:style-name="T145">Alguém está te </text:span><text:span text:style-name="T179">investigando.</text:span>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77">Cegueira</text:p>
          </table:table-cell>
          <table:table-cell table:style-name="Tabela15.A3" office:value-type="string">
            <text:p text:style-name="P390"><text:span text:style-name="T529">+</text:span><text:span text:style-name="T532">6</text:span></text:p>
          </table:table-cell>
          <table:table-cell table:style-name="Tabela15.C3" office:value-type="string">
            <text:list xml:id="list114411793344736" text:continue-numbering="true" text:style-name="WWNum1a">
              <text:list-item>
                <text:list>
                  <text:list-header>
                    <text:p text:style-name="P469">Incapacidade de enxergar.</text:p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2" office:value-type="string">
            <text:p text:style-name="P77"/>
          </table:table-cell>
          <table:table-cell table:style-name="Tabela15.A2" office:value-type="string">
            <text:p text:style-name="P389"/>
          </table:table-cell>
          <table:table-cell table:style-name="Tabela15.C2" office:value-type="string">
            <text:list xml:id="list114411190030139" text:continue-numbering="true" text:style-name="WWNum1a">
              <text:list-item>
                <text:list>
                  <text:list-header>
                    <text:p text:style-name="P469"/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77"/>
          </table:table-cell>
          <table:table-cell table:style-name="Tabela15.A3" office:value-type="string">
            <text:p text:style-name="P381"/>
          </table:table-cell>
          <table:table-cell table:style-name="Tabela15.C3" office:value-type="string">
            <text:list xml:id="list114410853899709" text:continue-numbering="true" text:style-name="WWNum1a">
              <text:list-item>
                <text:list>
                  <text:list-header>
                    <text:p text:style-name="P451"/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2" office:value-type="string">
            <text:p text:style-name="P77"/>
          </table:table-cell>
          <table:table-cell table:style-name="Tabela15.A2" office:value-type="string">
            <text:p text:style-name="P389"/>
          </table:table-cell>
          <table:table-cell table:style-name="Tabela15.C2" office:value-type="string">
            <text:list xml:id="list114410466169438" text:continue-numbering="true" text:style-name="WWNum1a">
              <text:list-item>
                <text:list>
                  <text:list-header>
                    <text:p text:style-name="P460"/>
                  </text:list-header>
                </text:list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77"/>
          </table:table-cell>
          <table:table-cell table:style-name="Tabela15.A3" office:value-type="string">
            <text:p text:style-name="P389"/>
          </table:table-cell>
          <table:table-cell table:style-name="Tabela15.C3" office:value-type="string">
            <text:list xml:id="list114410148840109" text:continue-numbering="true" text:style-name="WWNum1a">
              <text:list-item>
                <text:list>
                  <text:list-header>
                    <text:p text:style-name="P537"/>
                  </text:list-header>
                </text:list>
              </text:list-item>
            </text:list>
          </table:table-cell>
        </table:table-row>
      </table:table>
      <text:list xml:id="list114410036813907" text:continue-numbering="true" text:style-name="WWNum1a">
        <text:list-header>
          <text:p text:style-name="P553"><text:span text:style-name="T33">😐Qualidades &amp; Defeitos </text:span><text:span text:style-name="T45">1</text:span></text:p>
          <text:p text:style-name="P546"/>
        </text:list-header>
      </text:list>
      <text:h text:style-name="P415" text:outline-level="1" text:is-list-header="true"><text:soft-page-break/>🙂Qualidades</text:h>
      <text:p text:style-name="P98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313">Nome</text:p>
          </table:table-cell>
          <table:table-cell table:style-name="Tabela17.A1" office:value-type="string">
            <text:p text:style-name="P148">Pontos</text:p>
          </table:table-cell>
          <table:table-cell table:style-name="Tabela17.C1" office:value-type="string">
            <text:p text:style-name="P313">Efeito</text:p>
          </table:table-cell>
        </table:table-row>
        <table:table-row table:style-name="Tabela17.1">
          <table:table-cell table:style-name="Tabela17.A2" office:value-type="string">
            <text:p text:style-name="P77">Sentidos aguçados</text:p>
          </table:table-cell>
          <table:table-cell table:style-name="Tabela17.A2" office:value-type="string">
            <text:p text:style-name="P102"><text:span text:style-name="T268">-</text:span><text:span text:style-name="T269">1</text:span></text:p>
          </table:table-cell>
          <table:table-cell table:style-name="Tabela17.C2" office:value-type="string">
            <text:list xml:id="list114411177088535" text:continue-numbering="true" text:style-name="WWNum1a">
              <text:list-item>
                <text:list>
                  <text:list-header>
                    <text:p text:style-name="P538"><text:span text:style-name="T63">V</text:span><text:span text:style-name="T64">antagem</text:span><text:span text:style-name="T379"> </text:span>em testes de 👂👃<text:span text:style-name="T33">sentido</text:span><text:span text:style-name="T41">s</text:span>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3" office:value-type="string">
            <text:p text:style-name="P77">Ambidestro</text:p>
          </table:table-cell>
          <table:table-cell table:style-name="Tabela17.A3" office:value-type="string">
            <text:p text:style-name="P102"><text:span text:style-name="T268">-</text:span><text:span text:style-name="T269">1</text:span></text:p>
          </table:table-cell>
          <table:table-cell table:style-name="Tabela17.C3" office:value-type="string">
            <text:p text:style-name="P83">Sem <text:span text:style-name="T41">D</text:span><text:span text:style-name="T33">esvantagem</text:span> ao usar ambas as mãos</text:p>
          </table:table-cell>
        </table:table-row>
        <table:table-row table:style-name="Tabela17.4">
          <table:table-cell table:style-name="Tabela17.A2" office:value-type="string">
            <text:p text:style-name="P77">Ingerir comida </text:p>
          </table:table-cell>
          <table:table-cell table:style-name="Tabela17.A2" office:value-type="string">
            <text:p text:style-name="P102"><text:span text:style-name="T268">-</text:span><text:span text:style-name="T269">1</text:span></text:p>
          </table:table-cell>
          <table:table-cell table:style-name="Tabela17.C2" office:value-type="string">
            <text:list xml:id="list114410710006699" text:continue-numbering="true" text:style-name="WWNum1a">
              <text:list-item>
                <text:list>
                  <text:list-header>
                    <text:p text:style-name="P469"><text:span text:style-name="T114">V</text:span><text:span text:style-name="T112">antagem</text:span><text:span text:style-name="T142"> ao ingerir alimentos impróprios</text:span>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3" office:value-type="string">
            <text:p text:style-name="P77">Equilíbrio perfeito</text:p>
          </table:table-cell>
          <table:table-cell table:style-name="Tabela17.A3" office:value-type="string">
            <text:p text:style-name="P102"><text:span text:style-name="T268">-</text:span><text:span text:style-name="T269">1</text:span></text:p>
          </table:table-cell>
          <table:table-cell table:style-name="Tabela17.C3" office:value-type="string">
            <text:list xml:id="list114410776068838" text:continue-numbering="true" text:style-name="WWNum1a">
              <text:list-item>
                <text:list>
                  <text:list-header>
                    <text:p text:style-name="P469"><text:span text:style-name="T42">V</text:span><text:span text:style-name="T33">antagem</text:span> em teste de equilíbrio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2" office:value-type="string">
            <text:p text:style-name="P77">Concentração</text:p>
          </table:table-cell>
          <table:table-cell table:style-name="Tabela17.A2" office:value-type="string">
            <text:p text:style-name="P102"><text:span text:style-name="T268">-</text:span><text:span text:style-name="T270">1</text:span></text:p>
          </table:table-cell>
          <table:table-cell table:style-name="Tabela17.C2" office:value-type="string">
            <text:list xml:id="list114410030467305" text:continue-numbering="true" text:style-name="WWNum1a">
              <text:list-item>
                <text:list>
                  <text:list-header>
                    <text:p text:style-name="P463"><text:span text:style-name="T140">Nã</text:span><text:span text:style-name="T137">o é afetado por coisas externas.</text:span>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3" office:value-type="string">
            <text:p text:style-name="P77">Noção exata do tempo</text:p>
          </table:table-cell>
          <table:table-cell table:style-name="Tabela17.A3" office:value-type="string">
            <text:p text:style-name="P102"><text:span text:style-name="T268">-</text:span><text:span text:style-name="T270">1</text:span></text:p>
          </table:table-cell>
          <table:table-cell table:style-name="Tabela17.C3" office:value-type="string">
            <text:list xml:id="list114411964072046" text:continue-numbering="true" text:style-name="WWNum1a">
              <text:list-item>
                <text:list>
                  <text:list-header>
                    <text:p text:style-name="P469">Sabe exatamente a hora e o dia que está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2" office:value-type="string">
            <text:p text:style-name="P84">Sobrenome importante</text:p>
          </table:table-cell>
          <table:table-cell table:style-name="Tabela17.A2" office:value-type="string">
            <text:p text:style-name="P102"><text:span text:style-name="T269">-</text:span><text:span text:style-name="T271">1</text:span></text:p>
          </table:table-cell>
          <table:table-cell table:style-name="Tabela17.C2" office:value-type="string">
            <text:list xml:id="list114411097264545" text:continue-numbering="true" text:style-name="WWNum1a">
              <text:list-item>
                <text:list>
                  <text:list-header>
                    <text:p text:style-name="P494">Seus parantes têm uma reputação excelente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3" office:value-type="string">
            <text:p text:style-name="P83">Dívida de gratidão</text:p>
          </table:table-cell>
          <table:table-cell table:style-name="Tabela17.A3" office:value-type="string">
            <text:p text:style-name="P102"><text:span text:style-name="T269">-</text:span><text:span text:style-name="T290">1</text:span><text:span text:style-name="T271"> </text:span></text:p>
          </table:table-cell>
          <table:table-cell table:style-name="Tabela17.C3" office:value-type="string">
            <text:list xml:id="list114410751375647" text:continue-numbering="true" text:style-name="WWNum1a">
              <text:list-item>
                <text:list>
                  <text:list-header>
                    <text:p text:style-name="P494"><text:span text:style-name="T138">Alguém</text:span><text:span text:style-name="T137"> te deve um favor</text:span>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2" office:value-type="string">
            <text:p text:style-name="P77">Linguista nato</text:p>
          </table:table-cell>
          <table:table-cell table:style-name="Tabela17.A2" office:value-type="string">
            <text:p text:style-name="P102"><text:span text:style-name="T268">-</text:span><text:span text:style-name="T269">1</text:span></text:p>
          </table:table-cell>
          <table:table-cell table:style-name="Tabela17.C2" office:value-type="string">
            <text:list xml:id="list114411144993522" text:continue-numbering="true" text:style-name="WWNum1a">
              <text:list-item>
                <text:list>
                  <text:list-header>
                    <text:p text:style-name="P469"><text:span text:style-name="T87">Você </text:span><text:span text:style-name="T184">um idioma a mais</text:span>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3" office:value-type="string">
            <text:p text:style-name="P77">Aliados</text:p>
          </table:table-cell>
          <table:table-cell table:style-name="Tabela17.A3" office:value-type="string">
            <text:p text:style-name="P102"><text:span text:style-name="T270">-</text:span><text:span text:style-name="T271">1</text:span></text:p>
          </table:table-cell>
          <table:table-cell table:style-name="Tabela17.C3" office:value-type="string">
            <text:p text:style-name="P86">Você possui um aliado</text:p>
          </table:table-cell>
        </table:table-row>
        <table:table-row table:style-name="Tabela17.1">
          <table:table-cell table:style-name="Tabela17.A2" office:value-type="string">
            <text:p text:style-name="P77">Contatos</text:p>
          </table:table-cell>
          <table:table-cell table:style-name="Tabela17.A2" office:value-type="string">
            <text:p text:style-name="P102"><text:span text:style-name="T270">-</text:span><text:span text:style-name="T271">1</text:span></text:p>
          </table:table-cell>
          <table:table-cell table:style-name="Tabela17.C2" office:value-type="string">
            <text:p text:style-name="P86">Você possui um contato</text:p>
          </table:table-cell>
        </table:table-row>
        <table:table-row table:style-name="Tabela17.1">
          <table:table-cell table:style-name="Tabela17.A3" office:value-type="string">
            <text:p text:style-name="P84">Fama</text:p>
          </table:table-cell>
          <table:table-cell table:style-name="Tabela17.A3" office:value-type="string">
            <text:p text:style-name="P102"><text:span text:style-name="T270">-</text:span><text:span text:style-name="T271">1</text:span></text:p>
          </table:table-cell>
          <table:table-cell table:style-name="Tabela17.C3" office:value-type="string">
            <text:p text:style-name="P86">Você tem uma fama</text:p>
          </table:table-cell>
        </table:table-row>
        <table:table-row table:style-name="Tabela17.1">
          <table:table-cell table:style-name="Tabela17.A2" office:value-type="string">
            <text:p text:style-name="P77">Lacaios</text:p>
          </table:table-cell>
          <table:table-cell table:style-name="Tabela17.A2" office:value-type="string">
            <text:p text:style-name="P355">-1</text:p>
          </table:table-cell>
          <table:table-cell table:style-name="Tabela17.C2" office:value-type="string">
            <text:p text:style-name="P86">Você possui um lacaio</text:p>
          </table:table-cell>
        </table:table-row>
        <table:table-row table:style-name="Tabela17.1">
          <table:table-cell table:style-name="Tabela17.A3" office:value-type="string">
            <text:p text:style-name="P77">Recursos</text:p>
          </table:table-cell>
          <table:table-cell table:style-name="Tabela17.A3" office:value-type="string">
            <text:p text:style-name="P355">-1</text:p>
          </table:table-cell>
          <table:table-cell table:style-name="Tabela17.C3" office:value-type="string">
            <text:p text:style-name="P86">Você possui recursos</text:p>
          </table:table-cell>
        </table:table-row>
        <table:table-row table:style-name="Tabela17.1">
          <table:table-cell table:style-name="Tabela17.A2" office:value-type="string">
            <text:p text:style-name="P77">Influência</text:p>
          </table:table-cell>
          <table:table-cell table:style-name="Tabela17.A2" office:value-type="string">
            <text:p text:style-name="P355">-1</text:p>
          </table:table-cell>
          <table:table-cell table:style-name="Tabela17.C2" office:value-type="string">
            <text:p text:style-name="P86">Você tem uma influência</text:p>
          </table:table-cell>
        </table:table-row>
        <table:table-row table:style-name="Tabela17.1">
          <table:table-cell table:style-name="Tabela17.A3" office:value-type="string">
            <text:p text:style-name="P77">Prestígio</text:p>
          </table:table-cell>
          <table:table-cell table:style-name="Tabela17.A3" office:value-type="string">
            <text:p text:style-name="P355">-1</text:p>
          </table:table-cell>
          <table:table-cell table:style-name="Tabela17.C3" office:value-type="string">
            <text:p text:style-name="P86">Você tem um prestígio</text:p>
          </table:table-cell>
        </table:table-row>
        <table:table-row table:style-name="Tabela17.1">
          <table:table-cell table:style-name="Tabela17.A2" office:value-type="string">
            <text:p text:style-name="P77">Chefe</text:p>
          </table:table-cell>
          <table:table-cell table:style-name="Tabela17.A2" office:value-type="string">
            <text:p text:style-name="P355">-1</text:p>
          </table:table-cell>
          <table:table-cell table:style-name="Tabela17.C2" office:value-type="string">
            <text:p text:style-name="P86">Você comanda algo</text:p>
          </table:table-cell>
        </table:table-row>
        <table:table-row table:style-name="Tabela17.1">
          <table:table-cell table:style-name="Tabela17.A3" office:value-type="string">
            <text:p text:style-name="P77">Rebanho</text:p>
          </table:table-cell>
          <table:table-cell table:style-name="Tabela17.A3" office:value-type="string">
            <text:p text:style-name="P355">-1</text:p>
          </table:table-cell>
          <table:table-cell table:style-name="Tabela17.C3" office:value-type="string">
            <text:p text:style-name="P87">Você possui 6 rebanhos</text:p>
          </table:table-cell>
        </table:table-row>
        <table:table-row table:style-name="Tabela17.20">
          <table:table-cell table:style-name="Tabela17.A2" office:value-type="string">
            <text:p text:style-name="P87">Exala vitalidade</text:p>
          </table:table-cell>
          <table:table-cell table:style-name="Tabela17.A2" office:value-type="string">
            <text:p text:style-name="P102"><text:span text:style-name="T268">-</text:span><text:span text:style-name="T269">2</text:span></text:p>
          </table:table-cell>
          <table:table-cell table:style-name="Tabela17.C2" office:value-type="string">
            <text:list xml:id="list114411185585005" text:continue-numbering="true" text:style-name="WWNum1a">
              <text:list-item>
                <text:list>
                  <text:list-header>
                    <text:p text:style-name="P495">+1 ao seu multiplicador de<text:span text:style-name="T162">🩸</text:span><text:span text:style-name="T138">Vida</text:span>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3" office:value-type="string">
            <text:p text:style-name="P48"><text:span text:style-name="T455">V</text:span><text:span text:style-name="T449">oz encanadora</text:span></text:p>
          </table:table-cell>
          <table:table-cell table:style-name="Tabela17.A3" office:value-type="string">
            <text:p text:style-name="P102"><text:span text:style-name="T268">-</text:span><text:span text:style-name="T269">2</text:span></text:p>
          </table:table-cell>
          <table:table-cell table:style-name="Tabela17.C3" office:value-type="string">
            <text:list xml:id="list114411191941890" text:continue-numbering="true" text:style-name="WWNum1a">
              <text:list-item>
                <text:list>
                  <text:list-header>
                    <text:p text:style-name="P453"><text:span text:style-name="T103">V</text:span><text:span text:style-name="T104">antagem</text:span><text:span text:style-name="T180"> em testes de 🤝</text:span><text:span text:style-name="T308">Carisma</text:span>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2" office:value-type="string">
            <text:p text:style-name="P77">Código de honra</text:p>
          </table:table-cell>
          <table:table-cell table:style-name="Tabela17.A2" office:value-type="string">
            <text:p text:style-name="P102"><text:span text:style-name="T268">-</text:span><text:span text:style-name="T270">2</text:span></text:p>
          </table:table-cell>
          <table:table-cell table:style-name="Tabela17.C2" office:value-type="string">
            <text:list xml:id="list114411779153511" text:continue-numbering="true" text:style-name="WWNum1a">
              <text:list-item>
                <text:list>
                  <text:list-header>
                    <text:p text:style-name="P469"><text:span text:style-name="T105">V</text:span><text:span text:style-name="T99">antagem </text:span><text:span text:style-name="T106">3</text:span><text:span text:style-name="T87"> para cumprir seu código de honra</text:span>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3" office:value-type="string">
            <text:p text:style-name="P77">Médium</text:p>
          </table:table-cell>
          <table:table-cell table:style-name="Tabela17.A3" office:value-type="string">
            <text:p text:style-name="P102"><text:span text:style-name="T269">-</text:span><text:span text:style-name="T271">2</text:span></text:p>
          </table:table-cell>
          <table:table-cell table:style-name="Tabela17.C3" office:value-type="string">
            <text:p text:style-name="P173"><text:span text:style-name="T112">Vantagem</text:span><text:span text:style-name="T142"> em teste</text:span><text:span text:style-name="T146">s</text:span><text:span text:style-name="T142"> </text:span><text:span text:style-name="T118">de 👻 </text:span><text:span text:style-name="T119">S</text:span><text:span text:style-name="T118">obrenatural</text:span></text:p>
          </table:table-cell>
        </table:table-row>
        <table:table-row table:style-name="Tabela17.1">
          <table:table-cell table:style-name="Tabela17.A2" office:value-type="string">
            <text:p text:style-name="P77">Cético</text:p>
          </table:table-cell>
          <table:table-cell table:style-name="Tabela17.A2" office:value-type="string">
            <text:p text:style-name="P102"><text:span text:style-name="T269">-</text:span><text:span text:style-name="T271">2</text:span></text:p>
          </table:table-cell>
          <table:table-cell table:style-name="Tabela17.C2" office:value-type="string">
            <text:p text:style-name="P173"><text:span text:style-name="T109">Vantagem</text:span><text:span text:style-name="T140"> </text:span><text:span text:style-name="T146">contra </text:span><text:span text:style-name="T140">testes </text:span><text:span text:style-name="T146">de </text:span><text:span text:style-name="T118">👻 </text:span><text:span text:style-name="T140">Sobrenatural</text:span></text:p>
          </table:table-cell>
        </table:table-row>
        <table:table-row table:style-name="Tabela17.1">
          <table:table-cell table:style-name="Tabela17.A3" office:value-type="string">
            <text:p text:style-name="P77">Sono leve</text:p>
          </table:table-cell>
          <table:table-cell table:style-name="Tabela17.A3" office:value-type="string">
            <text:p text:style-name="P102"><text:span text:style-name="T268">-</text:span><text:span text:style-name="T270">2</text:span></text:p>
          </table:table-cell>
          <table:table-cell table:style-name="Tabela17.C3" office:value-type="string">
            <text:list xml:id="list114411340468577" text:continue-numbering="true" text:style-name="WWNum1a">
              <text:list-item>
                <text:list>
                  <text:list-header>
                    <text:p text:style-name="P511">Facilidade em acordar diante fatores externos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2" office:value-type="string">
            <text:p text:style-name="P84">Clarividente </text:p>
          </table:table-cell>
          <table:table-cell table:style-name="Tabela17.A2" office:value-type="string">
            <text:p text:style-name="P102"><text:span text:style-name="T269">-</text:span><text:span text:style-name="T290">3</text:span></text:p>
          </table:table-cell>
          <table:table-cell table:style-name="Tabela17.C2" office:value-type="string">
            <text:list xml:id="list114412004517356" text:continue-numbering="true" text:style-name="WWNum1a">
              <text:list-item>
                <text:list>
                  <text:list-header>
                    <text:p text:style-name="P540">Você tem momentos de clarividência</text:p>
                  </text:list-header>
                </text:list>
              </text:list-item>
            </text:list>
          </table:table-cell>
        </table:table-row>
        <table:table-row table:style-name="Tabela17.1">
          <table:table-cell table:style-name="Tabela17.A3" office:value-type="string">
            <text:p text:style-name="P84"/>
          </table:table-cell>
          <table:table-cell table:style-name="Tabela17.A3" office:value-type="string">
            <text:p text:style-name="P102"/>
          </table:table-cell>
          <table:table-cell table:style-name="Tabela17.C3" office:value-type="string">
            <text:list xml:id="list114410859807825" text:continue-numbering="true" text:style-name="WWNum1a">
              <text:list-item>
                <text:list>
                  <text:list-header>
                    <text:p text:style-name="P540"/>
                  </text:list-header>
                </text:list>
              </text:list-item>
            </text:list>
          </table:table-cell>
        </table:table-row>
      </table:table>
      <text:list xml:id="list114411121679416" text:continue-numbering="true" text:style-name="WWNum1a">
        <text:list-header>
          <text:p text:style-name="P554">😐Qualidades &amp; Defeitos</text:p>
          <text:p text:style-name="P546"/>
        </text:list-header>
      </text:list>
      <text:h text:style-name="P415" text:outline-level="1" text:is-list-header="true"><text:soft-page-break/>🙂Qualidades <text:span text:style-name="T586">2</text:span></text:h>
      <text:p text:style-name="P99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313">Nome</text:p>
          </table:table-cell>
          <table:table-cell table:style-name="Tabela16.A1" office:value-type="string">
            <text:p text:style-name="P148">Pontos</text:p>
          </table:table-cell>
          <table:table-cell table:style-name="Tabela16.C1" office:value-type="string">
            <text:p text:style-name="P313">Efeito</text:p>
          </table:table-cell>
        </table:table-row>
        <table:table-row table:style-name="Tabela16.1">
          <table:table-cell table:style-name="Tabela16.A2" office:value-type="string">
            <text:p text:style-name="P77">Temerário </text:p>
          </table:table-cell>
          <table:table-cell table:style-name="Tabela16.A2" office:value-type="string">
            <text:p text:style-name="P102"><text:span text:style-name="T268">-</text:span><text:span text:style-name="T269">3</text:span></text:p>
          </table:table-cell>
          <table:table-cell table:style-name="Tabela16.C2" office:value-type="string">
            <text:list xml:id="list114410862605080" text:continue-numbering="true" text:style-name="WWNum1a">
              <text:list-item>
                <text:list>
                  <text:list-header>
                    <text:p text:style-name="P453"><text:span text:style-name="T33">Vantagem</text:span> <text:span text:style-name="T617">2</text:span> em testes de 🧗🏻<text:span text:style-name="T33">Determinação</text:span></text:p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77">Digestão eficiente</text:p>
          </table:table-cell>
          <table:table-cell table:style-name="Tabela16.A3" office:value-type="string">
            <text:p text:style-name="P102"><text:span text:style-name="T268">-</text:span><text:span text:style-name="T269">3</text:span></text:p>
          </table:table-cell>
          <table:table-cell table:style-name="Tabela16.C3" office:value-type="string">
            <text:list xml:id="list114410672946120" text:continue-numbering="true" text:style-name="WWNum1a">
              <text:list-item>
                <text:list>
                  <text:list-header>
                    <text:p text:style-name="P453"><text:span text:style-name="T87">Ganh</text:span><text:span text:style-name="T183">e</text:span><text:span text:style-name="T170">🩸</text:span><text:span text:style-name="T111">Vida</text:span><text:span text:style-name="T87"> ao comer</text:span></text:p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2" office:value-type="string">
            <text:p text:style-name="P77">Corpo grande</text:p>
          </table:table-cell>
          <table:table-cell table:style-name="Tabela16.A2" office:value-type="string">
            <text:p text:style-name="P102"><text:span text:style-name="T268">-</text:span><text:span text:style-name="T269">3</text:span></text:p>
          </table:table-cell>
          <table:table-cell table:style-name="Tabela16.C2" office:value-type="string">
            <text:p text:style-name="P323"><text:span text:style-name="T33">Vantagem </text:span><text:span text:style-name="T617">2</text:span> em testes de🫵<text:span text:style-name="T33">Intimidação</text:span></text:p>
          </table:table-cell>
        </table:table-row>
        <table:table-row table:style-name="Tabela16.1">
          <table:table-cell table:style-name="Tabela16.A3" office:value-type="string">
            <text:p text:style-name="P48"><text:span text:style-name="T456">C</text:span><text:span text:style-name="T449">almo</text:span></text:p>
          </table:table-cell>
          <table:table-cell table:style-name="Tabela16.A3" office:value-type="string">
            <text:p text:style-name="P102"><text:span text:style-name="T269">-</text:span><text:span text:style-name="T271">3 </text:span></text:p>
          </table:table-cell>
          <table:table-cell table:style-name="Tabela16.C3" office:value-type="string">
            <text:list xml:id="list114410353271817" text:continue-numbering="true" text:style-name="WWNum1a">
              <text:list-item>
                <text:list>
                  <text:list-header>
                    <text:p text:style-name="P469"><text:span text:style-name="T42">V</text:span><text:span text:style-name="T33">antagem </text:span><text:span text:style-name="T617">2</text:span> em teste<text:span text:style-name="T547">s</text:span> de <text:span text:style-name="T547">provocação</text:span></text:p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2" office:value-type="string">
            <text:p text:style-name="P77">Vontade de ferro</text:p>
          </table:table-cell>
          <table:table-cell table:style-name="Tabela16.A2" office:value-type="string">
            <text:p text:style-name="P102"><text:span text:style-name="T269">-</text:span><text:span text:style-name="T271">3</text:span></text:p>
          </table:table-cell>
          <table:table-cell table:style-name="Tabela16.C2" office:value-type="string">
            <text:p text:style-name="P173"><text:span text:style-name="T112">Vantagem</text:span><text:span text:style-name="T142"> </text:span><text:span text:style-name="T161">2</text:span><text:span text:style-name="T142"> em teste</text:span><text:span text:style-name="T146">s</text:span><text:span text:style-name="T142"> de🏋️</text:span><text:span text:style-name="T112">Fortitude</text:span></text:p>
          </table:table-cell>
        </table:table-row>
        <table:table-row table:style-name="Tabela16.1">
          <table:table-cell table:style-name="Tabela16.A3" office:value-type="string">
            <text:p text:style-name="P77">Amigo imaginário</text:p>
          </table:table-cell>
          <table:table-cell table:style-name="Tabela16.A3" office:value-type="string">
            <text:p text:style-name="P102"><text:span text:style-name="T269">-</text:span><text:span text:style-name="T271">3</text:span></text:p>
          </table:table-cell>
          <table:table-cell table:style-name="Tabela16.C3" office:value-type="string">
            <text:p text:style-name="P77"><text:span text:style-name="T371">Uma voz na sua cabeça </text:span><text:span text:style-name="T376">que fala com você</text:span></text:p>
          </table:table-cell>
        </table:table-row>
        <table:table-row table:style-name="Tabela16.1">
          <table:table-cell table:style-name="Tabela16.A2" office:value-type="string">
            <text:p text:style-name="P77">Independente</text:p>
          </table:table-cell>
          <table:table-cell table:style-name="Tabela16.A2" office:value-type="string">
            <text:p text:style-name="P102"><text:span text:style-name="T270">-</text:span><text:span text:style-name="T271">3</text:span></text:p>
          </table:table-cell>
          <table:table-cell table:style-name="Tabela16.C2" office:value-type="string">
            <text:list xml:id="list114410707967503" text:continue-numbering="true" text:style-name="WWNum1a">
              <text:list-item>
                <text:list>
                  <text:list-header>
                    <text:p text:style-name="P469"><text:span text:style-name="T182">V</text:span><text:span text:style-name="T87">antagem </text:span><text:span text:style-name="T184">contra testes de</text:span><text:span text:style-name="T137">🗣️</text:span><text:span text:style-name="T107">Influência</text:span></text:p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77">Sort<text:span text:style-name="T617">udo</text:span></text:p>
          </table:table-cell>
          <table:table-cell table:style-name="Tabela16.A3" office:value-type="string">
            <text:p text:style-name="P102"><text:span text:style-name="T270">-</text:span><text:span text:style-name="T290">3</text:span></text:p>
          </table:table-cell>
          <table:table-cell table:style-name="Tabela16.C3" office:value-type="string">
            <text:list xml:id="list114410307917447" text:continue-numbering="true" text:style-name="WWNum1a">
              <text:list-item>
                <text:list>
                  <text:list-header>
                    <text:p text:style-name="P496">2 vezes por sessão <text:span text:style-name="T548">pode refazer</text:span> erros criticos</text:p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2" office:value-type="string">
            <text:p text:style-name="P77">Amor verdadeiro</text:p>
          </table:table-cell>
          <table:table-cell table:style-name="Tabela16.A2" office:value-type="string">
            <text:p text:style-name="P102"><text:span text:style-name="T270">-</text:span><text:span text:style-name="T271">4</text:span></text:p>
          </table:table-cell>
          <table:table-cell table:style-name="Tabela16.C2" office:value-type="string">
            <text:list xml:id="list114409996650340" text:continue-numbering="true" text:style-name="WWNum1a">
              <text:list-item>
                <text:list>
                  <text:list-header>
                    <text:p text:style-name="P539"><text:span text:style-name="T33">Vantagem</text:span> <text:span text:style-name="T617">3</text:span> ao ajudar pessoa amada</text:p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93"/>
          </table:table-cell>
          <table:table-cell table:style-name="Tabela16.A3" office:value-type="string">
            <text:p text:style-name="P102"/>
          </table:table-cell>
          <table:table-cell table:style-name="Tabela16.C3" office:value-type="string">
            <text:list xml:id="list114410105617528" text:continue-numbering="true" text:style-name="WWNum1a">
              <text:list-item>
                <text:list>
                  <text:list-header>
                    <text:p text:style-name="P539"/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2" office:value-type="string">
            <text:p text:style-name="P77"/>
          </table:table-cell>
          <table:table-cell table:style-name="Tabela16.A2" office:value-type="string">
            <text:p text:style-name="P102"/>
          </table:table-cell>
          <table:table-cell table:style-name="Tabela16.C2" office:value-type="string">
            <text:list xml:id="list114410239672457" text:continue-numbering="true" text:style-name="WWNum1a">
              <text:list-item>
                <text:list>
                  <text:list-header>
                    <text:p text:style-name="P453"/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77"/>
          </table:table-cell>
          <table:table-cell table:style-name="Tabela16.A3" office:value-type="string">
            <text:p text:style-name="P102"/>
          </table:table-cell>
          <table:table-cell table:style-name="Tabela16.C3" office:value-type="string">
            <text:p text:style-name="P323"/>
          </table:table-cell>
        </table:table-row>
        <table:table-row table:style-name="Tabela16.1">
          <table:table-cell table:style-name="Tabela16.A2" office:value-type="string">
            <text:p text:style-name="P48"/>
          </table:table-cell>
          <table:table-cell table:style-name="Tabela16.A2" office:value-type="string">
            <text:p text:style-name="P102"/>
          </table:table-cell>
          <table:table-cell table:style-name="Tabela16.C2" office:value-type="string">
            <text:list xml:id="list114411818789094" text:continue-numbering="true" text:style-name="WWNum1a">
              <text:list-item>
                <text:list>
                  <text:list-header>
                    <text:p text:style-name="P469"/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77"/>
          </table:table-cell>
          <table:table-cell table:style-name="Tabela16.A3" office:value-type="string">
            <text:p text:style-name="P102"/>
          </table:table-cell>
          <table:table-cell table:style-name="Tabela16.C3" office:value-type="string">
            <text:p text:style-name="P173"/>
          </table:table-cell>
        </table:table-row>
        <table:table-row table:style-name="Tabela16.1">
          <table:table-cell table:style-name="Tabela16.A2" office:value-type="string">
            <text:p text:style-name="P77"/>
          </table:table-cell>
          <table:table-cell table:style-name="Tabela16.A2" office:value-type="string">
            <text:p text:style-name="P102"/>
          </table:table-cell>
          <table:table-cell table:style-name="Tabela16.C2" office:value-type="string">
            <text:p text:style-name="P77"/>
          </table:table-cell>
        </table:table-row>
        <table:table-row table:style-name="Tabela16.1">
          <table:table-cell table:style-name="Tabela16.A3" office:value-type="string">
            <text:p text:style-name="P77"/>
          </table:table-cell>
          <table:table-cell table:style-name="Tabela16.A3" office:value-type="string">
            <text:p text:style-name="P102"/>
          </table:table-cell>
          <table:table-cell table:style-name="Tabela16.C3" office:value-type="string">
            <text:list xml:id="list114411709753230" text:continue-numbering="true" text:style-name="WWNum1a">
              <text:list-item>
                <text:list>
                  <text:list-header>
                    <text:p text:style-name="P469"/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2" office:value-type="string">
            <text:p text:style-name="P77"/>
          </table:table-cell>
          <table:table-cell table:style-name="Tabela16.A2" office:value-type="string">
            <text:p text:style-name="P102"/>
          </table:table-cell>
          <table:table-cell table:style-name="Tabela16.C2" office:value-type="string">
            <text:list xml:id="list114411922261992" text:continue-numbering="true" text:style-name="WWNum1a">
              <text:list-item>
                <text:list>
                  <text:list-header>
                    <text:p text:style-name="P496"/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77"/>
          </table:table-cell>
          <table:table-cell table:style-name="Tabela16.A3" office:value-type="string">
            <text:p text:style-name="P102"/>
          </table:table-cell>
          <table:table-cell table:style-name="Tabela16.C3" office:value-type="string">
            <text:list xml:id="list114410359970466" text:continue-numbering="true" text:style-name="WWNum1a">
              <text:list-item>
                <text:list>
                  <text:list-header>
                    <text:p text:style-name="P539"/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2" office:value-type="string">
            <text:p text:style-name="P77"/>
          </table:table-cell>
          <table:table-cell table:style-name="Tabela16.A2" office:value-type="string">
            <text:p text:style-name="P102"/>
          </table:table-cell>
          <table:table-cell table:style-name="Tabela16.C2" office:value-type="string">
            <text:list xml:id="list114412027095672" text:continue-numbering="true" text:style-name="WWNum1a">
              <text:list-item>
                <text:list>
                  <text:list-header>
                    <text:p text:style-name="P453"/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77"/>
          </table:table-cell>
          <table:table-cell table:style-name="Tabela16.A3" office:value-type="string">
            <text:p text:style-name="P102"/>
          </table:table-cell>
          <table:table-cell table:style-name="Tabela16.C3" office:value-type="string">
            <text:p text:style-name="P323"/>
          </table:table-cell>
        </table:table-row>
        <table:table-row table:style-name="Tabela16.1">
          <table:table-cell table:style-name="Tabela16.A2" office:value-type="string">
            <text:p text:style-name="P48"/>
          </table:table-cell>
          <table:table-cell table:style-name="Tabela16.A2" office:value-type="string">
            <text:p text:style-name="P102"/>
          </table:table-cell>
          <table:table-cell table:style-name="Tabela16.C2" office:value-type="string">
            <text:list xml:id="list114410245622777" text:continue-numbering="true" text:style-name="WWNum1a">
              <text:list-item>
                <text:list>
                  <text:list-header>
                    <text:p text:style-name="P469"/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77"/>
          </table:table-cell>
          <table:table-cell table:style-name="Tabela16.A3" office:value-type="string">
            <text:p text:style-name="P102"/>
          </table:table-cell>
          <table:table-cell table:style-name="Tabela16.C3" office:value-type="string">
            <text:p text:style-name="P173"/>
          </table:table-cell>
        </table:table-row>
        <table:table-row table:style-name="Tabela16.1">
          <table:table-cell table:style-name="Tabela16.A2" office:value-type="string">
            <text:p text:style-name="P77"/>
          </table:table-cell>
          <table:table-cell table:style-name="Tabela16.A2" office:value-type="string">
            <text:p text:style-name="P102"/>
          </table:table-cell>
          <table:table-cell table:style-name="Tabela16.C2" office:value-type="string">
            <text:p text:style-name="P77"/>
          </table:table-cell>
        </table:table-row>
        <table:table-row table:style-name="Tabela16.1">
          <table:table-cell table:style-name="Tabela16.A3" office:value-type="string">
            <text:p text:style-name="P77"/>
          </table:table-cell>
          <table:table-cell table:style-name="Tabela16.A3" office:value-type="string">
            <text:p text:style-name="P102"/>
          </table:table-cell>
          <table:table-cell table:style-name="Tabela16.C3" office:value-type="string">
            <text:list xml:id="list114411986297231" text:continue-numbering="true" text:style-name="WWNum1a">
              <text:list-item>
                <text:list>
                  <text:list-header>
                    <text:p text:style-name="P469"/>
                  </text:list-header>
                </text:list>
              </text:list-item>
            </text:list>
          </table:table-cell>
        </table:table-row>
        <table:table-row table:style-name="Tabela16.1">
          <table:table-cell table:style-name="Tabela16.A2" office:value-type="string">
            <text:p text:style-name="P77"/>
          </table:table-cell>
          <table:table-cell table:style-name="Tabela16.A2" office:value-type="string">
            <text:p text:style-name="P102"/>
          </table:table-cell>
          <table:table-cell table:style-name="Tabela16.C2" office:value-type="string">
            <text:list xml:id="list114411360764218" text:continue-numbering="true" text:style-name="WWNum1a">
              <text:list-item>
                <text:list>
                  <text:list-header>
                    <text:p text:style-name="P496"/>
                  </text:list-header>
                </text:list>
              </text:list-item>
            </text:list>
          </table:table-cell>
        </table:table-row>
        <table:table-row table:style-name="Tabela16.27">
          <table:table-cell table:style-name="Tabela16.A3" office:value-type="string">
            <text:p text:style-name="P77"/>
          </table:table-cell>
          <table:table-cell table:style-name="Tabela16.A3" office:value-type="string">
            <text:p text:style-name="P102"/>
          </table:table-cell>
          <table:table-cell table:style-name="Tabela16.C3" office:value-type="string">
            <text:list xml:id="list114412040958157" text:continue-numbering="true" text:style-name="WWNum1a">
              <text:list-item>
                <text:list>
                  <text:list-header>
                    <text:p text:style-name="P539"/>
                  </text:list-header>
                </text:list>
              </text:list-item>
            </text:list>
          </table:table-cell>
        </table:table-row>
      </table:table>
      <text:list xml:id="list114410722633170" text:continue-numbering="true" text:style-name="WWNum1a">
        <text:list-header>
          <text:p text:style-name="P551"/>
        </text:list-header>
      </text:list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 text:is-list-header="true">🛍️Loja <text:span text:style-name="T606">1</text:span></text:h>
      <text:p text:style-name="P20">🪓 Armas medievais <text:span text:style-name="T606">1</text:span></text:p>
      <text:p text:style-name="P20"/>
      <table:table table:name="Tabela10" table:style-name="Tabela10" table:template-name="Jotabela 01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285">🎒Item</text:p>
          </table:table-cell>
          <table:table-cell table:style-name="Tabela10.A1" office:value-type="string">
            <text:p text:style-name="P285">🪙Preço</text:p>
          </table:table-cell>
          <table:table-cell table:style-name="Tabela10.A1" office:value-type="string">
            <text:p text:style-name="P284">❗Dano</text:p>
          </table:table-cell>
          <table:table-cell table:style-name="Tabela10.D1" office:value-type="string">
            <text:p text:style-name="P284">⚖️Peso</text:p>
          </table:table-cell>
        </table:table-row>
        <table:table-row table:style-name="Tabela10.1">
          <table:table-cell table:style-name="Tabela10.A2" office:value-type="string">
            <text:p text:style-name="P283">Espada curta</text:p>
          </table:table-cell>
          <table:table-cell table:style-name="Tabela10.A2" office:value-type="string">
            <text:p text:style-name="P283">10 Moedas de ouro</text:p>
          </table:table-cell>
          <table:table-cell table:style-name="Tabela10.A2" office:value-type="string">
            <text:p text:style-name="P283">1d6</text:p>
          </table:table-cell>
          <table:table-cell table:style-name="Tabela10.D2" office:value-type="string">
            <text:p text:style-name="P283">1 kg</text:p>
          </table:table-cell>
        </table:table-row>
        <table:table-row table:style-name="Tabela10.3">
          <table:table-cell table:style-name="Tabela10.A3" office:value-type="string">
            <text:p text:style-name="P283">Espada grande</text:p>
          </table:table-cell>
          <table:table-cell table:style-name="Tabela10.A3" office:value-type="string">
            <text:p text:style-name="P283">50 Moedas de ouro</text:p>
          </table:table-cell>
          <table:table-cell table:style-name="Tabela10.A3" office:value-type="string">
            <text:p text:style-name="P283">2d6</text:p>
          </table:table-cell>
          <table:table-cell table:style-name="Tabela10.D3" office:value-type="string">
            <text:p text:style-name="P283">3 kg</text:p>
          </table:table-cell>
        </table:table-row>
        <table:table-row table:style-name="Tabela10.1">
          <table:table-cell table:style-name="Tabela10.A2" office:value-type="string">
            <text:p text:style-name="P283">Espada longa</text:p>
          </table:table-cell>
          <table:table-cell table:style-name="Tabela10.A2" office:value-type="string">
            <text:p text:style-name="P283">15 Moedas de ouro</text:p>
          </table:table-cell>
          <table:table-cell table:style-name="Tabela10.A2" office:value-type="string">
            <text:p text:style-name="P283">1d8</text:p>
          </table:table-cell>
          <table:table-cell table:style-name="Tabela10.D2" office:value-type="string">
            <text:p text:style-name="P283">1,5 kg</text:p>
          </table:table-cell>
        </table:table-row>
        <table:table-row table:style-name="Tabela10.1">
          <table:table-cell table:style-name="Tabela10.A3" office:value-type="string">
            <text:p text:style-name="P283">Cimitarra</text:p>
          </table:table-cell>
          <table:table-cell table:style-name="Tabela10.A3" office:value-type="string">
            <text:p text:style-name="P283">25 Moedas de ouro</text:p>
          </table:table-cell>
          <table:table-cell table:style-name="Tabela10.A3" office:value-type="string">
            <text:p text:style-name="P283">1d6</text:p>
          </table:table-cell>
          <table:table-cell table:style-name="Tabela10.D3" office:value-type="string">
            <text:p text:style-name="P283">1,5 kg</text:p>
          </table:table-cell>
        </table:table-row>
        <table:table-row table:style-name="Tabela10.1">
          <table:table-cell table:style-name="Tabela10.A2" office:value-type="string">
            <text:p text:style-name="P282">Rapieira</text:p>
          </table:table-cell>
          <table:table-cell table:style-name="Tabela10.A2" office:value-type="string">
            <text:p text:style-name="P282">25 Moedas de ouro</text:p>
          </table:table-cell>
          <table:table-cell table:style-name="Tabela10.A2" office:value-type="string">
            <text:p text:style-name="P282">1d8</text:p>
          </table:table-cell>
          <table:table-cell table:style-name="Tabela10.D2" office:value-type="string">
            <text:p text:style-name="P282">1 kg</text:p>
          </table:table-cell>
        </table:table-row>
        <table:table-row table:style-name="Tabela10.1">
          <table:table-cell table:style-name="Tabela10.A3" office:value-type="string">
            <text:p text:style-name="P282">Adaga</text:p>
          </table:table-cell>
          <table:table-cell table:style-name="Tabela10.A3" office:value-type="string">
            <text:p text:style-name="P282">2 Moedas de ouro</text:p>
          </table:table-cell>
          <table:table-cell table:style-name="Tabela10.A3" office:value-type="string">
            <text:p text:style-name="P282">1d4</text:p>
          </table:table-cell>
          <table:table-cell table:style-name="Tabela10.D3" office:value-type="string">
            <text:p text:style-name="P282">0,5 kg</text:p>
          </table:table-cell>
        </table:table-row>
        <table:table-row table:style-name="Tabela10.1">
          <table:table-cell table:style-name="Tabela10.A2" office:value-type="string">
            <text:p text:style-name="P283">Azagaia</text:p>
          </table:table-cell>
          <table:table-cell table:style-name="Tabela10.A2" office:value-type="string">
            <text:p text:style-name="P283">5 Moedas de ouro</text:p>
          </table:table-cell>
          <table:table-cell table:style-name="Tabela10.A2" office:value-type="string">
            <text:p text:style-name="P283">1d6</text:p>
          </table:table-cell>
          <table:table-cell table:style-name="Tabela10.D2" office:value-type="string">
            <text:p text:style-name="P283">1 kg</text:p>
          </table:table-cell>
        </table:table-row>
        <table:table-row table:style-name="Tabela10.1">
          <table:table-cell table:style-name="Tabela10.A3" office:value-type="string">
            <text:p text:style-name="P283">Lança</text:p>
          </table:table-cell>
          <table:table-cell table:style-name="Tabela10.A3" office:value-type="string">
            <text:p text:style-name="P283">1 Moeda de ouro</text:p>
          </table:table-cell>
          <table:table-cell table:style-name="Tabela10.A3" office:value-type="string">
            <text:p text:style-name="P283">1d6</text:p>
          </table:table-cell>
          <table:table-cell table:style-name="Tabela10.D3" office:value-type="string">
            <text:p text:style-name="P283">1,5 kg</text:p>
          </table:table-cell>
        </table:table-row>
        <table:table-row table:style-name="Tabela10.1">
          <table:table-cell table:style-name="Tabela10.A2" office:value-type="string">
            <text:p text:style-name="P282">Lança longa</text:p>
          </table:table-cell>
          <table:table-cell table:style-name="Tabela10.A2" office:value-type="string">
            <text:p text:style-name="P282">5 Moeda de ouro</text:p>
          </table:table-cell>
          <table:table-cell table:style-name="Tabela10.A2" office:value-type="string">
            <text:p text:style-name="P282">1d10</text:p>
          </table:table-cell>
          <table:table-cell table:style-name="Tabela10.D2" office:value-type="string">
            <text:p text:style-name="P282">4 kg</text:p>
          </table:table-cell>
        </table:table-row>
        <table:table-row table:style-name="Tabela10.1">
          <table:table-cell table:style-name="Tabela10.A3" office:value-type="string">
            <text:p text:style-name="P282">Lança montaria</text:p>
          </table:table-cell>
          <table:table-cell table:style-name="Tabela10.A3" office:value-type="string">
            <text:p text:style-name="P282">10 Moeda de ouro</text:p>
          </table:table-cell>
          <table:table-cell table:style-name="Tabela10.A3" office:value-type="string">
            <text:p text:style-name="P282">1d12</text:p>
          </table:table-cell>
          <table:table-cell table:style-name="Tabela10.D3" office:value-type="string">
            <text:p text:style-name="P282">3 kg</text:p>
          </table:table-cell>
        </table:table-row>
        <table:table-row table:style-name="Tabela10.1">
          <table:table-cell table:style-name="Tabela10.A2" office:value-type="string">
            <text:p text:style-name="P282">Alabarda</text:p>
          </table:table-cell>
          <table:table-cell table:style-name="Tabela10.A2" office:value-type="string">
            <text:p text:style-name="P282">20 Moeda de ouro</text:p>
          </table:table-cell>
          <table:table-cell table:style-name="Tabela10.A2" office:value-type="string">
            <text:p text:style-name="P282">1d10</text:p>
          </table:table-cell>
          <table:table-cell table:style-name="Tabela10.D2" office:value-type="string">
            <text:p text:style-name="P282">3 kg</text:p>
          </table:table-cell>
        </table:table-row>
        <table:table-row table:style-name="Tabela10.1">
          <table:table-cell table:style-name="Tabela10.A3" office:value-type="string">
            <text:p text:style-name="P282">Gleive</text:p>
          </table:table-cell>
          <table:table-cell table:style-name="Tabela10.A3" office:value-type="string">
            <text:p text:style-name="P282">20 Moeda de ouro</text:p>
          </table:table-cell>
          <table:table-cell table:style-name="Tabela10.A3" office:value-type="string">
            <text:p text:style-name="P282">1d10</text:p>
          </table:table-cell>
          <table:table-cell table:style-name="Tabela10.D3" office:value-type="string">
            <text:p text:style-name="P282">3 kg</text:p>
          </table:table-cell>
        </table:table-row>
        <table:table-row table:style-name="Tabela10.1">
          <table:table-cell table:style-name="Tabela10.A2" office:value-type="string">
            <text:p text:style-name="P282">Arco Curto</text:p>
          </table:table-cell>
          <table:table-cell table:style-name="Tabela10.A2" office:value-type="string">
            <text:p text:style-name="P282">25 Moeda de ouro</text:p>
          </table:table-cell>
          <table:table-cell table:style-name="Tabela10.A2" office:value-type="string">
            <text:p text:style-name="P282">1d6</text:p>
          </table:table-cell>
          <table:table-cell table:style-name="Tabela10.D2" office:value-type="string">
            <text:p text:style-name="P282">1 kg</text:p>
          </table:table-cell>
        </table:table-row>
        <table:table-row table:style-name="Tabela10.1">
          <table:table-cell table:style-name="Tabela10.A3" office:value-type="string">
            <text:p text:style-name="P282">Arco Longo</text:p>
          </table:table-cell>
          <table:table-cell table:style-name="Tabela10.A3" office:value-type="string">
            <text:p text:style-name="P282">50 Moeda de ouro</text:p>
          </table:table-cell>
          <table:table-cell table:style-name="Tabela10.A3" office:value-type="string">
            <text:p text:style-name="P282">1d8</text:p>
          </table:table-cell>
          <table:table-cell table:style-name="Tabela10.D3" office:value-type="string">
            <text:p text:style-name="P282">1 kg</text:p>
          </table:table-cell>
        </table:table-row>
        <text:soft-page-break/>
        <table:table-row table:style-name="Tabela10.1">
          <table:table-cell table:style-name="Tabela10.A2" office:value-type="string">
            <text:p text:style-name="P282">Besta de mão</text:p>
          </table:table-cell>
          <table:table-cell table:style-name="Tabela10.A2" office:value-type="string">
            <text:p text:style-name="P282">75 Moeda de ouro</text:p>
          </table:table-cell>
          <table:table-cell table:style-name="Tabela10.A2" office:value-type="string">
            <text:p text:style-name="P282">1d6</text:p>
          </table:table-cell>
          <table:table-cell table:style-name="Tabela10.D2" office:value-type="string">
            <text:p text:style-name="P282">1,5 kg</text:p>
          </table:table-cell>
        </table:table-row>
        <table:table-row table:style-name="Tabela10.1">
          <table:table-cell table:style-name="Tabela10.A3" office:value-type="string">
            <text:p text:style-name="P282">Besta leve</text:p>
          </table:table-cell>
          <table:table-cell table:style-name="Tabela10.A3" office:value-type="string">
            <text:p text:style-name="P282">25 Moeda de ouro</text:p>
          </table:table-cell>
          <table:table-cell table:style-name="Tabela10.A3" office:value-type="string">
            <text:p text:style-name="P282">1d8</text:p>
          </table:table-cell>
          <table:table-cell table:style-name="Tabela10.D3" office:value-type="string">
            <text:p text:style-name="P282">2,5 kg</text:p>
          </table:table-cell>
        </table:table-row>
        <table:table-row table:style-name="Tabela10.1">
          <table:table-cell table:style-name="Tabela10.A2" office:value-type="string">
            <text:p text:style-name="P283">Besta pesada</text:p>
          </table:table-cell>
          <table:table-cell table:style-name="Tabela10.A2" office:value-type="string">
            <text:p text:style-name="P283">50 Moeda de ouro</text:p>
          </table:table-cell>
          <table:table-cell table:style-name="Tabela10.A2" office:value-type="string">
            <text:p text:style-name="P283">1d10</text:p>
          </table:table-cell>
          <table:table-cell table:style-name="Tabela10.D2" office:value-type="string">
            <text:p text:style-name="P283">4,5 kg</text:p>
          </table:table-cell>
        </table:table-row>
        <table:table-row table:style-name="Tabela10.1">
          <table:table-cell table:style-name="Tabela10.A3" office:value-type="string">
            <text:p text:style-name="P282">Dardo</text:p>
          </table:table-cell>
          <table:table-cell table:style-name="Tabela10.A3" office:value-type="string">
            <text:p text:style-name="P282">5 Moedas de cobre</text:p>
          </table:table-cell>
          <table:table-cell table:style-name="Tabela10.A3" office:value-type="string">
            <text:p text:style-name="P282">1d4</text:p>
          </table:table-cell>
          <table:table-cell table:style-name="Tabela10.D3" office:value-type="string">
            <text:p text:style-name="P282">0,1 kg</text:p>
          </table:table-cell>
        </table:table-row>
        <table:table-row table:style-name="Tabela10.1">
          <table:table-cell table:style-name="Tabela10.A2" office:value-type="string">
            <text:p text:style-name="P282">Funda</text:p>
          </table:table-cell>
          <table:table-cell table:style-name="Tabela10.A2" office:value-type="string">
            <text:p text:style-name="P282">1 Moeda de prata</text:p>
          </table:table-cell>
          <table:table-cell table:style-name="Tabela10.A2" office:value-type="string">
            <text:p text:style-name="P282">1d4</text:p>
          </table:table-cell>
          <table:table-cell table:style-name="Tabela10.D2" office:value-type="string">
            <text:p text:style-name="P282">0 kg</text:p>
          </table:table-cell>
        </table:table-row>
        <table:table-row table:style-name="Tabela10.1">
          <table:table-cell table:style-name="Tabela10.A3" office:value-type="string">
            <text:p text:style-name="P283">Zarabatana</text:p>
          </table:table-cell>
          <table:table-cell table:style-name="Tabela10.A3" office:value-type="string">
            <text:p text:style-name="P283">10 Moedas de ouro</text:p>
          </table:table-cell>
          <table:table-cell table:style-name="Tabela10.A3" office:value-type="string">
            <text:p text:style-name="P283">1d1</text:p>
          </table:table-cell>
          <table:table-cell table:style-name="Tabela10.D3" office:value-type="string">
            <text:p text:style-name="P283">0,5 kg</text:p>
          </table:table-cell>
        </table:table-row>
        <table:table-row table:style-name="Tabela10.1">
          <table:table-cell table:style-name="Tabela10.A2" office:value-type="string">
            <text:p text:style-name="P283">Foice curta</text:p>
          </table:table-cell>
          <table:table-cell table:style-name="Tabela10.A2" office:value-type="string">
            <text:p text:style-name="P283">1 Moeda de ouro</text:p>
          </table:table-cell>
          <table:table-cell table:style-name="Tabela10.A2" office:value-type="string">
            <text:p text:style-name="P283">1d4</text:p>
          </table:table-cell>
          <table:table-cell table:style-name="Tabela10.D2" office:value-type="string">
            <text:p text:style-name="P283">1 kg</text:p>
          </table:table-cell>
        </table:table-row>
        <table:table-row table:style-name="Tabela10.1">
          <table:table-cell table:style-name="Tabela10.A3" office:value-type="string">
            <text:p text:style-name="P283">Picareta guerra</text:p>
          </table:table-cell>
          <table:table-cell table:style-name="Tabela10.A3" office:value-type="string">
            <text:p text:style-name="P283">5 Moedas de ouro</text:p>
          </table:table-cell>
          <table:table-cell table:style-name="Tabela10.A3" office:value-type="string">
            <text:p text:style-name="P283">1d8</text:p>
          </table:table-cell>
          <table:table-cell table:style-name="Tabela10.D3" office:value-type="string">
            <text:p text:style-name="P283">1 kg</text:p>
          </table:table-cell>
        </table:table-row>
        <table:table-row table:style-name="Tabela10.1">
          <table:table-cell table:style-name="Tabela10.A2" office:value-type="string">
            <text:p text:style-name="P282">Martelo leve</text:p>
          </table:table-cell>
          <table:table-cell table:style-name="Tabela10.A2" office:value-type="string">
            <text:p text:style-name="P282">2 Moedas de ouro</text:p>
          </table:table-cell>
          <table:table-cell table:style-name="Tabela10.A2" office:value-type="string">
            <text:p text:style-name="P282">1d4</text:p>
          </table:table-cell>
          <table:table-cell table:style-name="Tabela10.D2" office:value-type="string">
            <text:p text:style-name="P282">1 kg</text:p>
          </table:table-cell>
        </table:table-row>
        <table:table-row table:style-name="Tabela10.1">
          <table:table-cell table:style-name="Tabela10.A3" office:value-type="string">
            <text:p text:style-name="P282">Martelo guerra</text:p>
          </table:table-cell>
          <table:table-cell table:style-name="Tabela10.A3" office:value-type="string">
            <text:p text:style-name="P282">15 Moedas de ouro</text:p>
          </table:table-cell>
          <table:table-cell table:style-name="Tabela10.A3" office:value-type="string">
            <text:p text:style-name="P282">1d8</text:p>
          </table:table-cell>
          <table:table-cell table:style-name="Tabela10.D3" office:value-type="string">
            <text:p text:style-name="P282">1 kg</text:p>
          </table:table-cell>
        </table:table-row>
        <table:table-row table:style-name="Tabela10.1">
          <table:table-cell table:style-name="Tabela10.A2" office:value-type="string">
            <text:p text:style-name="P282">Malho</text:p>
          </table:table-cell>
          <table:table-cell table:style-name="Tabela10.A2" office:value-type="string">
            <text:p text:style-name="P282">10 Moedas de ouro</text:p>
          </table:table-cell>
          <table:table-cell table:style-name="Tabela10.A2" office:value-type="string">
            <text:p text:style-name="P282">2d6</text:p>
          </table:table-cell>
          <table:table-cell table:style-name="Tabela10.D2" office:value-type="string">
            <text:p text:style-name="P282">5 kg</text:p>
          </table:table-cell>
        </table:table-row>
        <table:table-row table:style-name="Tabela10.1">
          <table:table-cell table:style-name="Tabela10.A2" office:value-type="string">
            <text:p text:style-name="P282"/>
          </table:table-cell>
          <table:table-cell table:style-name="Tabela10.A2" office:value-type="string">
            <text:p text:style-name="P282"/>
          </table:table-cell>
          <table:table-cell table:style-name="Tabela10.A2" office:value-type="string">
            <text:p text:style-name="P282"/>
          </table:table-cell>
          <table:table-cell table:style-name="Tabela10.D2" office:value-type="string">
            <text:p text:style-name="P282"/>
          </table:table-cell>
        </table:table-row>
      </table:table>
      <text:h text:style-name="Heading_20_1" text:outline-level="1" text:is-list-header="true">🛍️Loja <text:span text:style-name="T606">2</text:span></text:h>
      <text:p text:style-name="P19">🪓 Armas medievais <text:span text:style-name="T606">2</text:span></text:p>
      <text:p text:style-name="P23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285">🎒Item</text:p>
          </table:table-cell>
          <table:table-cell table:style-name="Tabela11.A1" office:value-type="string">
            <text:p text:style-name="P285">🪙Preço</text:p>
          </table:table-cell>
          <table:table-cell table:style-name="Tabela11.A1" office:value-type="string">
            <text:p text:style-name="P284">❗Dano</text:p>
          </table:table-cell>
          <table:table-cell table:style-name="Tabela11.D1" office:value-type="string">
            <text:p text:style-name="P284">⚖️Peso</text:p>
          </table:table-cell>
        </table:table-row>
        <table:table-row table:style-name="Tabela11.1">
          <table:table-cell table:style-name="Tabela11.A2" office:value-type="string">
            <text:p text:style-name="P290">Machadinha</text:p>
          </table:table-cell>
          <table:table-cell table:style-name="Tabela11.A2" office:value-type="string">
            <text:p text:style-name="P290">5 Moedas de ouro</text:p>
          </table:table-cell>
          <table:table-cell table:style-name="Tabela11.A2" office:value-type="string">
            <text:p text:style-name="P290">1d6</text:p>
          </table:table-cell>
          <table:table-cell table:style-name="Tabela11.D2" office:value-type="string">
            <text:p text:style-name="P290">1 kg</text:p>
          </table:table-cell>
        </table:table-row>
        <table:table-row table:style-name="Tabela11.1">
          <table:table-cell table:style-name="Tabela11.A3" office:value-type="string">
            <text:p text:style-name="P290">Machado grande</text:p>
          </table:table-cell>
          <table:table-cell table:style-name="Tabela11.A3" office:value-type="string">
            <text:p text:style-name="P290">30 Moedas de ouro</text:p>
          </table:table-cell>
          <table:table-cell table:style-name="Tabela11.A3" office:value-type="string">
            <text:p text:style-name="P290">1d12</text:p>
          </table:table-cell>
          <table:table-cell table:style-name="Tabela11.D3" office:value-type="string">
            <text:p text:style-name="P290">3,5 kg</text:p>
          </table:table-cell>
        </table:table-row>
        <table:table-row table:style-name="Tabela11.1">
          <table:table-cell table:style-name="Tabela11.A2" office:value-type="string">
            <text:p text:style-name="P315">Machado batalha</text:p>
          </table:table-cell>
          <table:table-cell table:style-name="Tabela11.A2" office:value-type="string">
            <text:p text:style-name="P315">10 Moedas de ouro</text:p>
          </table:table-cell>
          <table:table-cell table:style-name="Tabela11.A2" office:value-type="string">
            <text:p text:style-name="P315">1d8</text:p>
          </table:table-cell>
          <table:table-cell table:style-name="Tabela11.D2" office:value-type="string">
            <text:p text:style-name="P315">2 kg</text:p>
          </table:table-cell>
        </table:table-row>
        <table:table-row table:style-name="Tabela11.1">
          <table:table-cell table:style-name="Tabela11.A3" office:value-type="string">
            <text:p text:style-name="P314">Maça</text:p>
          </table:table-cell>
          <table:table-cell table:style-name="Tabela11.A3" office:value-type="string">
            <text:p text:style-name="P314">5 Moedas de ouro</text:p>
          </table:table-cell>
          <table:table-cell table:style-name="Tabela11.A3" office:value-type="string">
            <text:p text:style-name="P314">1d6</text:p>
          </table:table-cell>
          <table:table-cell table:style-name="Tabela11.D3" office:value-type="string">
            <text:p text:style-name="P314">2 kg</text:p>
          </table:table-cell>
        </table:table-row>
        <table:table-row table:style-name="Tabela11.1">
          <table:table-cell table:style-name="Tabela11.A2" office:value-type="string">
            <text:p text:style-name="P314">Maça estrela</text:p>
          </table:table-cell>
          <table:table-cell table:style-name="Tabela11.A2" office:value-type="string">
            <text:p text:style-name="P314">15 Moedas de ouro</text:p>
          </table:table-cell>
          <table:table-cell table:style-name="Tabela11.A2" office:value-type="string">
            <text:p text:style-name="P314">1d8</text:p>
          </table:table-cell>
          <table:table-cell table:style-name="Tabela11.D2" office:value-type="string">
            <text:p text:style-name="P314">2 kg</text:p>
          </table:table-cell>
        </table:table-row>
        <table:table-row table:style-name="Tabela11.1">
          <table:table-cell table:style-name="Tabela11.A3" office:value-type="string">
            <text:p text:style-name="P314">Porrete</text:p>
          </table:table-cell>
          <table:table-cell table:style-name="Tabela11.A3" office:value-type="string">
            <text:p text:style-name="P314">1 Moeda de prata</text:p>
          </table:table-cell>
          <table:table-cell table:style-name="Tabela11.A3" office:value-type="string">
            <text:p text:style-name="P314">1d4</text:p>
          </table:table-cell>
          <table:table-cell table:style-name="Tabela11.D3" office:value-type="string">
            <text:p text:style-name="P314">1 kg</text:p>
          </table:table-cell>
        </table:table-row>
        <table:table-row table:style-name="Tabela11.1">
          <table:table-cell table:style-name="Tabela11.A2" office:value-type="string">
            <text:p text:style-name="P314">Clava grande</text:p>
          </table:table-cell>
          <table:table-cell table:style-name="Tabela11.A2" office:value-type="string">
            <text:p text:style-name="P314">2 Moedas de prata</text:p>
          </table:table-cell>
          <table:table-cell table:style-name="Tabela11.A2" office:value-type="string">
            <text:p text:style-name="P314">1d8</text:p>
          </table:table-cell>
          <table:table-cell table:style-name="Tabela11.D2" office:value-type="string">
            <text:p text:style-name="P314">5 kg</text:p>
          </table:table-cell>
        </table:table-row>
        <table:table-row table:style-name="Tabela11.1">
          <table:table-cell table:style-name="Tabela11.A3" office:value-type="string">
            <text:p text:style-name="P314">Mangual</text:p>
          </table:table-cell>
          <table:table-cell table:style-name="Tabela11.A3" office:value-type="string">
            <text:p text:style-name="P314">10 Moedas de ouro</text:p>
          </table:table-cell>
          <table:table-cell table:style-name="Tabela11.A3" office:value-type="string">
            <text:p text:style-name="P314">1d8</text:p>
          </table:table-cell>
          <table:table-cell table:style-name="Tabela11.D3" office:value-type="string">
            <text:p text:style-name="P314">1 kg</text:p>
          </table:table-cell>
        </table:table-row>
        <table:table-row table:style-name="Tabela11.1">
          <table:table-cell table:style-name="Tabela11.A2" office:value-type="string">
            <text:p text:style-name="P314">Bordão</text:p>
          </table:table-cell>
          <table:table-cell table:style-name="Tabela11.A2" office:value-type="string">
            <text:p text:style-name="P314">2 Moedas de prata</text:p>
          </table:table-cell>
          <table:table-cell table:style-name="Tabela11.A2" office:value-type="string">
            <text:p text:style-name="P314">1d6</text:p>
          </table:table-cell>
          <table:table-cell table:style-name="Tabela11.D2" office:value-type="string">
            <text:p text:style-name="P314">2 kg</text:p>
          </table:table-cell>
        </table:table-row>
        <table:table-row table:style-name="Tabela11.1">
          <table:table-cell table:style-name="Tabela11.A3" office:value-type="string">
            <text:p text:style-name="P314">Chicote</text:p>
          </table:table-cell>
          <table:table-cell table:style-name="Tabela11.A3" office:value-type="string">
            <text:p text:style-name="P314">2 Moedas de ouro</text:p>
          </table:table-cell>
          <table:table-cell table:style-name="Tabela11.A3" office:value-type="string">
            <text:p text:style-name="P314">1d4</text:p>
          </table:table-cell>
          <table:table-cell table:style-name="Tabela11.D3" office:value-type="string">
            <text:p text:style-name="P314">1,5 kg</text:p>
          </table:table-cell>
        </table:table-row>
        <table:table-row table:style-name="Tabela11.1">
          <table:table-cell table:style-name="Tabela11.A2" office:value-type="string">
            <text:p text:style-name="P314">Tridente</text:p>
          </table:table-cell>
          <table:table-cell table:style-name="Tabela11.A2" office:value-type="string">
            <text:p text:style-name="P314">5 Moedas de ouro</text:p>
          </table:table-cell>
          <table:table-cell table:style-name="Tabela11.A2" office:value-type="string">
            <text:p text:style-name="P314">1d6</text:p>
          </table:table-cell>
          <table:table-cell table:style-name="Tabela11.D2" office:value-type="string">
            <text:p text:style-name="P314">2 kg</text:p>
          </table:table-cell>
        </table:table-row>
        <table:table-row table:style-name="Tabela11.1">
          <table:table-cell table:style-name="Tabela11.A3" office:value-type="string">
            <text:p text:style-name="P314">Rede</text:p>
          </table:table-cell>
          <table:table-cell table:style-name="Tabela11.A3" office:value-type="string">
            <text:p text:style-name="P314">1 Moedas de ouro</text:p>
          </table:table-cell>
          <table:table-cell table:style-name="Tabela11.A3" office:value-type="string">
            <text:p text:style-name="P314">1d0</text:p>
          </table:table-cell>
          <table:table-cell table:style-name="Tabela11.D3" office:value-type="string">
            <text:p text:style-name="P314">1,5 kg</text:p>
          </table:table-cell>
        </table:table-row>
        <table:table-row table:style-name="Tabela11.1">
          <table:table-cell table:style-name="Tabela11.A2" office:value-type="string">
            <text:p text:style-name="P314">Pistola</text:p>
          </table:table-cell>
          <table:table-cell table:style-name="Tabela11.A2" office:value-type="string">
            <text:p text:style-name="P314">250 Moedas de ouro</text:p>
          </table:table-cell>
          <table:table-cell table:style-name="Tabela11.A2" office:value-type="string">
            <text:p text:style-name="P314">1d10</text:p>
          </table:table-cell>
          <table:table-cell table:style-name="Tabela11.D2" office:value-type="string">
            <text:p text:style-name="P314">1,3 kg</text:p>
          </table:table-cell>
        </table:table-row>
        <table:table-row table:style-name="Tabela11.1">
          <table:table-cell table:style-name="Tabela11.A3" office:value-type="string">
            <text:p text:style-name="P314">Canhão de mão</text:p>
          </table:table-cell>
          <table:table-cell table:style-name="Tabela11.A3" office:value-type="string">
            <text:p text:style-name="P314">50 Moedas de ouro</text:p>
          </table:table-cell>
          <table:table-cell table:style-name="Tabela11.A3" office:value-type="string">
            <text:p text:style-name="P314">1d8</text:p>
          </table:table-cell>
          <table:table-cell table:style-name="Tabela11.D3" office:value-type="string">
            <text:p text:style-name="P314">2,2 kg</text:p>
          </table:table-cell>
        </table:table-row>
        <table:table-row table:style-name="Tabela11.1">
          <table:table-cell table:style-name="Tabela11.A2" office:value-type="string">
            <text:p text:style-name="P314">Alavanca</text:p>
          </table:table-cell>
          <table:table-cell table:style-name="Tabela11.A2" office:value-type="string">
            <text:p text:style-name="P314">75 Moedas de ouro</text:p>
          </table:table-cell>
          <table:table-cell table:style-name="Tabela11.A2" office:value-type="string">
            <text:p text:style-name="P314">1d8</text:p>
          </table:table-cell>
          <table:table-cell table:style-name="Tabela11.D2" office:value-type="string">
            <text:p text:style-name="P314">3,1 kg</text:p>
          </table:table-cell>
        </table:table-row>
        <table:table-row table:style-name="Tabela11.1">
          <table:table-cell table:style-name="Tabela11.A3" office:value-type="string">
            <text:p text:style-name="P314">Mosquete cortado</text:p>
          </table:table-cell>
          <table:table-cell table:style-name="Tabela11.A3" office:value-type="string">
            <text:p text:style-name="P314">150 Moedas de ouro</text:p>
          </table:table-cell>
          <table:table-cell table:style-name="Tabela11.A3" office:value-type="string">
            <text:p text:style-name="P314">1d10</text:p>
          </table:table-cell>
          <table:table-cell table:style-name="Tabela11.D3" office:value-type="string">
            <text:p text:style-name="P314">4 kg</text:p>
          </table:table-cell>
        </table:table-row>
        <text:soft-page-break/>
        <table:table-row table:style-name="Tabela11.1">
          <table:table-cell table:style-name="Tabela11.A2" office:value-type="string">
            <text:p text:style-name="P314">Mosquete</text:p>
          </table:table-cell>
          <table:table-cell table:style-name="Tabela11.A2" office:value-type="string">
            <text:p text:style-name="P314">500 Moedas de ouro</text:p>
          </table:table-cell>
          <table:table-cell table:style-name="Tabela11.A2" office:value-type="string">
            <text:p text:style-name="P314">1d12</text:p>
          </table:table-cell>
          <table:table-cell table:style-name="Tabela11.D2" office:value-type="string">
            <text:p text:style-name="P314">6,8 kg</text:p>
          </table:table-cell>
        </table:table-row>
      </table:table>
      <text:p text:style-name="P24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><text:span text:style-name="T18">🪖 </text:span><text:span text:style-name="T3">Ar</text:span><text:span text:style-name="T4">maduras </text:span><text:span text:style-name="T6">&amp; Escudos </text:span><text:span text:style-name="T3">medievais</text:span></text:p>
      <text:p text:style-name="P393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229">🎒Item</text:p>
          </table:table-cell>
          <table:table-cell table:style-name="Tabela12.A1" office:value-type="string">
            <text:p text:style-name="P229">🪙Preço</text:p>
          </table:table-cell>
          <table:table-cell table:style-name="Tabela12.A1" office:value-type="string">
            <text:p text:style-name="P229">🪖 <text:span text:style-name="T598">Proteção</text:span></text:p>
          </table:table-cell>
          <table:table-cell table:style-name="Tabela12.A1" office:value-type="string">
            <text:p text:style-name="P229">⚖️Peso</text:p>
          </table:table-cell>
          <table:table-cell table:style-name="Tabela12.A1" office:value-type="string">
            <text:p text:style-name="P230">🥷</text:p>
          </table:table-cell>
          <table:table-cell table:style-name="Tabela12.F1" office:value-type="string">
            <text:p text:style-name="P231">Vestir | Tirar</text:p>
          </table:table-cell>
        </table:table-row>
        <table:table-row table:style-name="Tabela12.2">
          <table:table-cell table:style-name="Tabela12.A2" office:value-type="string">
            <text:p text:style-name="P292">Acolchoada</text:p>
          </table:table-cell>
          <table:table-cell table:style-name="Tabela12.A2" office:value-type="string">
            <text:p text:style-name="P292">5 Moedas </text:p>
          </table:table-cell>
          <table:table-cell table:style-name="Tabela12.A2" office:value-type="string">
            <text:p text:style-name="P292"><text:span text:style-name="T528">+</text:span>11</text:p>
          </table:table-cell>
          <table:table-cell table:style-name="Tabela12.A2" office:value-type="string">
            <text:p text:style-name="P43"><text:span text:style-name="T163">4 </text:span><text:span text:style-name="T164">kg</text:span></text:p>
          </table:table-cell>
          <table:table-cell table:style-name="Tabela12.A2" office:value-type="string">
            <text:p text:style-name="P306">🔻</text:p>
          </table:table-cell>
          <table:table-cell table:style-name="Tabela12.F2" office:value-type="string">
            <text:p text:style-name="P64"><text:s text:c="2"/>10🎞️ | 10🎞️</text:p>
          </table:table-cell>
        </table:table-row>
        <table:table-row table:style-name="Tabela12.3">
          <table:table-cell table:style-name="Tabela12.A3" office:value-type="string">
            <text:p text:style-name="P291">Couro</text:p>
          </table:table-cell>
          <table:table-cell table:style-name="Tabela12.A3" office:value-type="string">
            <text:p text:style-name="P291">10 Moedas </text:p>
          </table:table-cell>
          <table:table-cell table:style-name="Tabela12.A3" office:value-type="string">
            <text:p text:style-name="P291"><text:span text:style-name="T528">+</text:span>11</text:p>
          </table:table-cell>
          <table:table-cell table:style-name="Tabela12.A3" office:value-type="string">
            <text:p text:style-name="P42"><text:span text:style-name="T163">5 </text:span><text:span text:style-name="T164">kg</text:span></text:p>
          </table:table-cell>
          <table:table-cell table:style-name="Tabela12.A3" office:value-type="string">
            <text:p text:style-name="P52">-</text:p>
          </table:table-cell>
          <table:table-cell table:style-name="Tabela12.F3" office:value-type="string">
            <text:p text:style-name="P64"><text:s text:c="2"/>10🎞️ | 10🎞️</text:p>
          </table:table-cell>
        </table:table-row>
        <table:table-row table:style-name="Tabela12.4">
          <table:table-cell table:style-name="Tabela12.A2" office:value-type="string">
            <text:p text:style-name="P291">Couro Batido</text:p>
          </table:table-cell>
          <table:table-cell table:style-name="Tabela12.A2" office:value-type="string">
            <text:p text:style-name="P291">15 Moedas </text:p>
          </table:table-cell>
          <table:table-cell table:style-name="Tabela12.A2" office:value-type="string">
            <text:p text:style-name="P291"><text:span text:style-name="T528">+</text:span>12</text:p>
          </table:table-cell>
          <table:table-cell table:style-name="Tabela12.A2" office:value-type="string">
            <text:p text:style-name="P42"><text:span text:style-name="T163">6,5 </text:span><text:span text:style-name="T164">kg</text:span></text:p>
          </table:table-cell>
          <table:table-cell table:style-name="Tabela12.A2" office:value-type="string">
            <text:p text:style-name="P52">-</text:p>
          </table:table-cell>
          <table:table-cell table:style-name="Tabela12.F2" office:value-type="string">
            <text:p text:style-name="P64"><text:s text:c="2"/>10🎞️ | 10🎞️</text:p>
          </table:table-cell>
        </table:table-row>
        <table:table-row table:style-name="Tabela12.4">
          <table:table-cell table:style-name="Tabela12.A3" office:value-type="string">
            <text:p text:style-name="P293">Peles grossas</text:p>
          </table:table-cell>
          <table:table-cell table:style-name="Tabela12.A3" office:value-type="string">
            <text:p text:style-name="P292">10 Moedas</text:p>
          </table:table-cell>
          <table:table-cell table:style-name="Tabela12.A3" office:value-type="string">
            <text:p text:style-name="P292"><text:span text:style-name="T528">+</text:span>12 </text:p>
          </table:table-cell>
          <table:table-cell table:style-name="Tabela12.A3" office:value-type="string">
            <text:p text:style-name="P43"><text:span text:style-name="T163">6 </text:span><text:span text:style-name="T164">kg</text:span></text:p>
          </table:table-cell>
          <table:table-cell table:style-name="Tabela12.A3" office:value-type="string">
            <text:p text:style-name="P53">-</text:p>
          </table:table-cell>
          <table:table-cell table:style-name="Tabela12.F3" office:value-type="string">
            <text:p text:style-name="P64"><text:span text:style-name="T599"><text:s text:c="2"/>5</text:span>0🎞️ | 10🎞️</text:p>
          </table:table-cell>
        </table:table-row>
        <table:table-row table:style-name="Tabela12.4">
          <table:table-cell table:style-name="Tabela12.A2" office:value-type="string">
            <text:p text:style-name="P293">Escamas de metal</text:p>
          </table:table-cell>
          <table:table-cell table:style-name="Tabela12.A2" office:value-type="string">
            <text:p text:style-name="P292">50 Moedas </text:p>
          </table:table-cell>
          <table:table-cell table:style-name="Tabela12.A2" office:value-type="string">
            <text:p text:style-name="P292"><text:span text:style-name="T528">+</text:span>14</text:p>
          </table:table-cell>
          <table:table-cell table:style-name="Tabela12.A2" office:value-type="string">
            <text:p text:style-name="P43"><text:span text:style-name="T163">22,5 </text:span><text:span text:style-name="T164">kg</text:span></text:p>
          </table:table-cell>
          <table:table-cell table:style-name="Tabela12.A2" office:value-type="string">
            <text:p text:style-name="P306">🔻</text:p>
          </table:table-cell>
          <table:table-cell table:style-name="Tabela12.F2" office:value-type="string">
            <text:p text:style-name="P64"><text:span text:style-name="T599"><text:s text:c="2"/>5</text:span>0🎞️ | 10🎞️</text:p>
          </table:table-cell>
        </table:table-row>
        <table:table-row table:style-name="Tabela12.4">
          <table:table-cell table:style-name="Tabela12.A3" office:value-type="string">
            <text:p text:style-name="P316">Cota <text:span text:style-name="T598">de </text:span>anéis</text:p>
          </table:table-cell>
          <table:table-cell table:style-name="Tabela12.A3" office:value-type="string">
            <text:p text:style-name="P316">30<text:span text:style-name="T481"> Moedas</text:span></text:p>
          </table:table-cell>
          <table:table-cell table:style-name="Tabela12.A3" office:value-type="string">
            <text:p text:style-name="P316"><text:span text:style-name="T482">+</text:span>14</text:p>
          </table:table-cell>
          <table:table-cell table:style-name="Tabela12.A3" office:value-type="string">
            <text:p text:style-name="P155"><text:span text:style-name="T163">20 </text:span><text:span text:style-name="T164">kg</text:span></text:p>
          </table:table-cell>
          <table:table-cell table:style-name="Tabela12.A3" office:value-type="string">
            <text:p text:style-name="P306">🔻</text:p>
          </table:table-cell>
          <table:table-cell table:style-name="Tabela12.F3" office:value-type="string">
            <text:p text:style-name="P64">1<text:span text:style-name="T599">0</text:span>0🎞️ | <text:span text:style-name="T599">5</text:span>0🎞️</text:p>
          </table:table-cell>
        </table:table-row>
        <table:table-row table:style-name="Tabela12.4">
          <table:table-cell table:style-name="Tabela12.A2" office:value-type="string">
            <text:p text:style-name="P317">Cota <text:span text:style-name="T598">de </text:span>malha</text:p>
          </table:table-cell>
          <table:table-cell table:style-name="Tabela12.A2" office:value-type="string">
            <text:p text:style-name="P317">75<text:span text:style-name="T481"> Moedas</text:span></text:p>
          </table:table-cell>
          <table:table-cell table:style-name="Tabela12.A2" office:value-type="string">
            <text:p text:style-name="P317"><text:span text:style-name="T482">+</text:span>15</text:p>
          </table:table-cell>
          <table:table-cell table:style-name="Tabela12.A2" office:value-type="string">
            <text:p text:style-name="P156"><text:span text:style-name="T163">27,5 </text:span><text:span text:style-name="T164">kg</text:span></text:p>
          </table:table-cell>
          <table:table-cell table:style-name="Tabela12.A2" office:value-type="string">
            <text:p text:style-name="P306">🔻</text:p>
          </table:table-cell>
          <table:table-cell table:style-name="Tabela12.F2" office:value-type="string">
            <text:p text:style-name="P64">1<text:span text:style-name="T599">0</text:span>0🎞️ | <text:span text:style-name="T599">5</text:span>0🎞️</text:p>
          </table:table-cell>
        </table:table-row>
        <table:table-row table:style-name="Tabela12.4">
          <table:table-cell table:style-name="Tabela12.A3" office:value-type="string">
            <text:p text:style-name="P317">Cota <text:span text:style-name="T598">de </text:span>tal<text:span text:style-name="T598">a</text:span></text:p>
          </table:table-cell>
          <table:table-cell table:style-name="Tabela12.A3" office:value-type="string">
            <text:p text:style-name="P317">200<text:span text:style-name="T481"> Moedas</text:span></text:p>
          </table:table-cell>
          <table:table-cell table:style-name="Tabela12.A3" office:value-type="string">
            <text:p text:style-name="P317"><text:span text:style-name="T482">+</text:span>17</text:p>
          </table:table-cell>
          <table:table-cell table:style-name="Tabela12.A3" office:value-type="string">
            <text:p text:style-name="P156"><text:span text:style-name="T163">30 </text:span><text:span text:style-name="T164">kg</text:span></text:p>
          </table:table-cell>
          <table:table-cell table:style-name="Tabela12.A3" office:value-type="string">
            <text:p text:style-name="P306">🔻</text:p>
          </table:table-cell>
          <table:table-cell table:style-name="Tabela12.F3" office:value-type="string">
            <text:p text:style-name="P64">1<text:span text:style-name="T599">0</text:span>0🎞️ | <text:span text:style-name="T599">5</text:span>0🎞️</text:p>
          </table:table-cell>
        </table:table-row>
        <table:table-row table:style-name="Tabela12.4">
          <table:table-cell table:style-name="Tabela12.A2" office:value-type="string">
            <text:p text:style-name="P317">Placas</text:p>
          </table:table-cell>
          <table:table-cell table:style-name="Tabela12.A2" office:value-type="string">
            <text:p text:style-name="P317">1.500<text:span text:style-name="T481"> Moedas </text:span></text:p>
          </table:table-cell>
          <table:table-cell table:style-name="Tabela12.A2" office:value-type="string">
            <text:p text:style-name="P317"><text:span text:style-name="T482">+</text:span>18</text:p>
          </table:table-cell>
          <table:table-cell table:style-name="Tabela12.A2" office:value-type="string">
            <text:p text:style-name="P156"><text:span text:style-name="T163">32,5 </text:span><text:span text:style-name="T164">kg</text:span></text:p>
          </table:table-cell>
          <table:table-cell table:style-name="Tabela12.A2" office:value-type="string">
            <text:p text:style-name="P306">🔻</text:p>
          </table:table-cell>
          <table:table-cell table:style-name="Tabela12.F2" office:value-type="string">
            <text:p text:style-name="P64">1<text:span text:style-name="T599">0</text:span>0🎞️ | <text:span text:style-name="T599">5</text:span>0🎞️</text:p>
          </table:table-cell>
        </table:table-row>
        <table:table-row table:style-name="Tabela12.4">
          <table:table-cell table:style-name="Tabela12.A3" office:value-type="string">
            <text:p text:style-name="P317">Escudo <text:span text:style-name="T539">Pequeno</text:span></text:p>
          </table:table-cell>
          <table:table-cell table:style-name="Tabela12.A3" office:value-type="string">
            <text:p text:style-name="P317"><text:span text:style-name="T483">5</text:span><text:span text:style-name="T481"> Moedas </text:span></text:p>
          </table:table-cell>
          <table:table-cell table:style-name="Tabela12.A3" office:value-type="string">
            <text:p text:style-name="P318"><text:span text:style-name="T574">+</text:span>1</text:p>
          </table:table-cell>
          <table:table-cell table:style-name="Tabela12.A3" office:value-type="string">
            <text:p text:style-name="P156"><text:span text:style-name="T165">1</text:span><text:span text:style-name="T164"> kg</text:span></text:p>
          </table:table-cell>
          <table:table-cell table:style-name="Tabela12.A3" office:value-type="string">
            <text:p text:style-name="P289">-</text:p>
          </table:table-cell>
          <table:table-cell table:style-name="Tabela12.F3" office:value-type="string">
            <text:p text:style-name="P64"><text:s text:c="4"/>1🎞️ | <text:s text:c="2"/><text:span text:style-name="T600">1</text:span>🎞️</text:p>
          </table:table-cell>
        </table:table-row>
        <table:table-row table:style-name="Tabela12.4">
          <table:table-cell table:style-name="Tabela12.A2" office:value-type="string">
            <text:p text:style-name="P317">Escudo <text:span text:style-name="T539">Médio</text:span></text:p>
          </table:table-cell>
          <table:table-cell table:style-name="Tabela12.A2" office:value-type="string">
            <text:p text:style-name="P317">10<text:span text:style-name="T481"> Moedas </text:span></text:p>
          </table:table-cell>
          <table:table-cell table:style-name="Tabela12.A2" office:value-type="string">
            <text:p text:style-name="P318"><text:span text:style-name="T574">+</text:span>2</text:p>
          </table:table-cell>
          <table:table-cell table:style-name="Tabela12.A2" office:value-type="string">
            <text:p text:style-name="P156">3 <text:span text:style-name="T541">kg</text:span></text:p>
          </table:table-cell>
          <table:table-cell table:style-name="Tabela12.A2" office:value-type="string">
            <text:p text:style-name="P157">-</text:p>
          </table:table-cell>
          <table:table-cell table:style-name="Tabela12.F2" office:value-type="string">
            <text:p text:style-name="P64"><text:s text:c="4"/>1🎞️ | <text:s text:c="2"/><text:span text:style-name="T600">1</text:span>🎞️</text:p>
          </table:table-cell>
        </table:table-row>
        <table:table-row table:style-name="Tabela12.4">
          <table:table-cell table:style-name="Tabela12.A3" office:value-type="string">
            <text:p text:style-name="P317">Escudo <text:span text:style-name="T539">Grande</text:span></text:p>
          </table:table-cell>
          <table:table-cell table:style-name="Tabela12.A3" office:value-type="string">
            <text:p text:style-name="P317"><text:span text:style-name="T483">20</text:span><text:span text:style-name="T481"> Moedas</text:span></text:p>
          </table:table-cell>
          <table:table-cell table:style-name="Tabela12.A3" office:value-type="string">
            <text:p text:style-name="P318"><text:span text:style-name="T574">+</text:span>4</text:p>
          </table:table-cell>
          <table:table-cell table:style-name="Tabela12.A3" office:value-type="string">
            <text:p text:style-name="P156"><text:span text:style-name="T539">5 </text:span><text:span text:style-name="T541">kg</text:span></text:p>
          </table:table-cell>
          <table:table-cell table:style-name="Tabela12.A3" office:value-type="string">
            <text:p text:style-name="P289">🔻</text:p>
          </table:table-cell>
          <table:table-cell table:style-name="Tabela12.F3" office:value-type="string">
            <text:p text:style-name="P64"><text:s text:c="4"/>1🎞️ | <text:s text:c="2"/><text:span text:style-name="T600">1</text:span>🎞️</text:p>
          </table:table-cell>
        </table:table-row>
      </table:table>
      <text:p text:style-name="P22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><text:soft-page-break/></text:p>
      <text:p text:style-name="P361"/>
      <text:p text:style-name="P361"><text:span text:style-name="T5">🥄 <text:s/>Itens </text:span><text:span text:style-name="T3">medievais</text:span></text:p>
      <text:p text:style-name="P379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227">🎒Item</text:p>
          </table:table-cell>
          <table:table-cell table:style-name="Tabela19.A1" office:value-type="string">
            <text:p text:style-name="P227">🪙Preço</text:p>
          </table:table-cell>
          <table:table-cell table:style-name="Tabela19.C1" office:value-type="string">
            <text:p text:style-name="P226">⚖️Peso</text:p>
          </table:table-cell>
        </table:table-row>
        <table:table-row table:style-name="Tabela19.2">
          <table:table-cell table:style-name="Tabela19.A2" office:value-type="string">
            <text:p text:style-name="P164">Ábaco</text:p>
          </table:table-cell>
          <table:table-cell table:style-name="Tabela19.A2" office:value-type="string">
            <text:p text:style-name="P164">2 Moedas de ouro</text:p>
          </table:table-cell>
          <table:table-cell table:style-name="Tabela19.C2" office:value-type="string">
            <text:p text:style-name="P164">1 kg</text:p>
          </table:table-cell>
        </table:table-row>
        <table:table-row table:style-name="Tabela19.3">
          <table:table-cell table:style-name="Tabela19.A3" office:value-type="string">
            <text:p text:style-name="P164">Frasco com Ácido</text:p>
          </table:table-cell>
          <table:table-cell table:style-name="Tabela19.A3" office:value-type="string">
            <text:p text:style-name="P164">25 Moedas de ouro</text:p>
          </table:table-cell>
          <table:table-cell table:style-name="Tabela19.C3" office:value-type="string">
            <text:p text:style-name="P164">0,5 kg</text:p>
          </table:table-cell>
        </table:table-row>
        <table:table-row table:style-name="Tabela19.4">
          <table:table-cell table:style-name="Tabela19.A2" office:value-type="string">
            <text:p text:style-name="P164">Frasco com Água benta</text:p>
          </table:table-cell>
          <table:table-cell table:style-name="Tabela19.A2" office:value-type="string">
            <text:p text:style-name="P164">25 Moedas de ouro</text:p>
          </table:table-cell>
          <table:table-cell table:style-name="Tabela19.C2" office:value-type="string">
            <text:p text:style-name="P164">0,5 kg</text:p>
          </table:table-cell>
        </table:table-row>
        <table:table-row table:style-name="Tabela19.2">
          <table:table-cell table:style-name="Tabela19.A3" office:value-type="string">
            <text:p text:style-name="P164">Algemas</text:p>
          </table:table-cell>
          <table:table-cell table:style-name="Tabela19.A3" office:value-type="string">
            <text:p text:style-name="P164">2 Moedas de ouro</text:p>
          </table:table-cell>
          <table:table-cell table:style-name="Tabela19.C3" office:value-type="string">
            <text:p text:style-name="P164">2 kg</text:p>
          </table:table-cell>
        </table:table-row>
        <table:table-row table:style-name="Tabela19.2">
          <table:table-cell table:style-name="Tabela19.A2" office:value-type="string">
            <text:p text:style-name="P164">Algibeira</text:p>
          </table:table-cell>
          <table:table-cell table:style-name="Tabela19.A2" office:value-type="string">
            <text:p text:style-name="P164">5 Moedas de ouro</text:p>
          </table:table-cell>
          <table:table-cell table:style-name="Tabela19.C2" office:value-type="string">
            <text:p text:style-name="P164">0,5 kg</text:p>
          </table:table-cell>
        </table:table-row>
      </table:table>
      <text:p text:style-name="P379"/>
      <text:h text:style-name="P431" text:outline-level="1" text:is-list-header="true">🛍️Loja </text:h>
      <text:p text:style-name="P360"><text:span text:style-name="T5">🥄 Itens </text:span><text:span text:style-name="T2">medievais</text:span></text:p>
      <text:p text:style-name="P35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227">🎒Item</text:p>
          </table:table-cell>
          <table:table-cell table:style-name="Tabela22.A1" office:value-type="string">
            <text:p text:style-name="P228">🪙Preço</text:p>
          </table:table-cell>
          <table:table-cell table:style-name="Tabela22.C1" office:value-type="string">
            <text:p text:style-name="P226">⚖️Peso</text:p>
          </table:table-cell>
        </table:table-row>
        <table:table-row table:style-name="Tabela22.1">
          <table:table-cell table:style-name="Tabela22.A2" office:value-type="string">
            <text:p text:style-name="P162">Porta mapa ou pergaminhos</text:p>
          </table:table-cell>
          <table:table-cell table:style-name="Tabela22.A2" office:value-type="string">
            <text:p text:style-name="P162">1 Moeda de ouro</text:p>
          </table:table-cell>
          <table:table-cell table:style-name="Tabela22.C2" office:value-type="string">
            <text:p text:style-name="P162">0,5 kg</text:p>
          </table:table-cell>
        </table:table-row>
        <table:table-row table:style-name="Tabela22.1">
          <table:table-cell table:style-name="Tabela22.A3" office:value-type="string">
            <text:p text:style-name="P162">Porta<text:span text:style-name="T550">s</text:span> virote<text:span text:style-name="T550">s</text:span></text:p>
          </table:table-cell>
          <table:table-cell table:style-name="Tabela22.A3" office:value-type="string">
            <text:p text:style-name="P162">1 Moeda de ouro</text:p>
          </table:table-cell>
          <table:table-cell table:style-name="Tabela22.C3" office:value-type="string">
            <text:p text:style-name="P162">0,5 kg</text:p>
          </table:table-cell>
        </table:table-row>
        <table:table-row table:style-name="Tabela22.1">
          <table:table-cell table:style-name="Tabela22.A2" office:value-type="string">
            <text:p text:style-name="P162">Pregos de ferro (10)</text:p>
          </table:table-cell>
          <table:table-cell table:style-name="Tabela22.A2" office:value-type="string">
            <text:p text:style-name="P162">1 Moeda de ouro</text:p>
          </table:table-cell>
          <table:table-cell table:style-name="Tabela22.C2" office:value-type="string">
            <text:p text:style-name="P162">2,5 kg</text:p>
          </table:table-cell>
        </table:table-row>
        <table:table-row table:style-name="Tabela22.1">
          <table:table-cell table:style-name="Tabela22.A3" office:value-type="string">
            <text:p text:style-name="P162">Rações de viagem (1 dia)</text:p>
          </table:table-cell>
          <table:table-cell table:style-name="Tabela22.A3" office:value-type="string">
            <text:p text:style-name="P162">5 Moedas de pratas</text:p>
          </table:table-cell>
          <table:table-cell table:style-name="Tabela22.C3" office:value-type="string">
            <text:p text:style-name="P162">1 kg</text:p>
          </table:table-cell>
        </table:table-row>
        <table:table-row table:style-name="Tabela22.1">
          <table:table-cell table:style-name="Tabela22.A2" office:value-type="string">
            <text:p text:style-name="P162">Robes</text:p>
          </table:table-cell>
          <table:table-cell table:style-name="Tabela22.A2" office:value-type="string">
            <text:p text:style-name="P162">1<text:span text:style-name="T618">0</text:span> Moeda de ouro</text:p>
          </table:table-cell>
          <table:table-cell table:style-name="Tabela22.C2" office:value-type="string">
            <text:p text:style-name="P162">2 kg</text:p>
          </table:table-cell>
        </table:table-row>
        <table:table-row table:style-name="Tabela22.1">
          <table:table-cell table:style-name="Tabela22.A2" office:value-type="string">
            <text:p text:style-name="P162">Roldana e polia</text:p>
          </table:table-cell>
          <table:table-cell table:style-name="Tabela22.A2" office:value-type="string">
            <text:p text:style-name="P162">1 Moeda de ouro</text:p>
          </table:table-cell>
          <table:table-cell table:style-name="Tabela22.C2" office:value-type="string">
            <text:p text:style-name="P162">2,5 kg</text:p>
          </table:table-cell>
        </table:table-row>
        <table:table-row table:style-name="Tabela22.1">
          <table:table-cell table:style-name="Tabela22.A3" office:value-type="string">
            <text:p text:style-name="P162">Roupas comuns</text:p>
          </table:table-cell>
          <table:table-cell table:style-name="Tabela22.A3" office:value-type="string">
            <text:p text:style-name="P162">5 Moedas de pratas</text:p>
          </table:table-cell>
          <table:table-cell table:style-name="Tabela22.C3" office:value-type="string">
            <text:p text:style-name="P162">1,5 kg</text:p>
          </table:table-cell>
        </table:table-row>
        <table:table-row table:style-name="Tabela22.1">
          <table:table-cell table:style-name="Tabela22.A2" office:value-type="string">
            <text:p text:style-name="P162">Roupas de viajante</text:p>
          </table:table-cell>
          <table:table-cell table:style-name="Tabela22.A2" office:value-type="string">
            <text:p text:style-name="P162">2 Moedas de ouro</text:p>
          </table:table-cell>
          <table:table-cell table:style-name="Tabela22.C2" office:value-type="string">
            <text:p text:style-name="P162">2 kg</text:p>
          </table:table-cell>
        </table:table-row>
        <table:table-row table:style-name="Tabela22.1">
          <table:table-cell table:style-name="Tabela22.A3" office:value-type="string">
            <text:p text:style-name="P162">Roupas de entretenimento</text:p>
          </table:table-cell>
          <table:table-cell table:style-name="Tabela22.A3" office:value-type="string">
            <text:p text:style-name="P162">5 Moedas de ouro</text:p>
          </table:table-cell>
          <table:table-cell table:style-name="Tabela22.C3" office:value-type="string">
            <text:p text:style-name="P162">2 kg</text:p>
          </table:table-cell>
        </table:table-row>
        <table:table-row table:style-name="Tabela22.1">
          <table:table-cell table:style-name="Tabela22.A2" office:value-type="string">
            <text:p text:style-name="P162">Roupas finas</text:p>
          </table:table-cell>
          <table:table-cell table:style-name="Tabela22.A2" office:value-type="string">
            <text:p text:style-name="P162">15 Moedas de cobre</text:p>
          </table:table-cell>
          <table:table-cell table:style-name="Tabela22.C2" office:value-type="string">
            <text:p text:style-name="P162">3 kg</text:p>
          </table:table-cell>
        </table:table-row>
        <table:table-row table:style-name="Tabela22.1">
          <table:table-cell table:style-name="Tabela22.A3" office:value-type="string">
            <text:p text:style-name="P162">Sabão</text:p>
          </table:table-cell>
          <table:table-cell table:style-name="Tabela22.A3" office:value-type="string">
            <text:p text:style-name="P162">2 Moeda de cobre</text:p>
          </table:table-cell>
          <table:table-cell table:style-name="Tabela22.C3" office:value-type="string">
            <text:p text:style-name="P162">-</text:p>
          </table:table-cell>
        </table:table-row>
        <table:table-row table:style-name="Tabela22.1">
          <table:table-cell table:style-name="Tabela22.A2" office:value-type="string">
            <text:p text:style-name="P162">Saco</text:p>
          </table:table-cell>
          <table:table-cell table:style-name="Tabela22.A2" office:value-type="string">
            <text:p text:style-name="P162">1 Moeda de cobre</text:p>
          </table:table-cell>
          <table:table-cell table:style-name="Tabela22.C2" office:value-type="string">
            <text:p text:style-name="P162">0,25 kg</text:p>
          </table:table-cell>
        </table:table-row>
        <table:table-row table:style-name="Tabela22.1">
          <table:table-cell table:style-name="Tabela22.A3" office:value-type="string">
            <text:p text:style-name="P162">Saco de dormir</text:p>
          </table:table-cell>
          <table:table-cell table:style-name="Tabela22.A3" office:value-type="string">
            <text:p text:style-name="P162">1 Moeda de ouro</text:p>
          </table:table-cell>
          <table:table-cell table:style-name="Tabela22.C3" office:value-type="string">
            <text:p text:style-name="P162">3,5 kg</text:p>
          </table:table-cell>
        </table:table-row>
        <table:table-row table:style-name="Tabela22.1">
          <table:table-cell table:style-name="Tabela22.A2" office:value-type="string">
            <text:p text:style-name="P162">Amuleto</text:p>
          </table:table-cell>
          <table:table-cell table:style-name="Tabela22.A2" office:value-type="string">
            <text:p text:style-name="P162">5 Moedas de cobre</text:p>
          </table:table-cell>
          <table:table-cell table:style-name="Tabela22.C2" office:value-type="string">
            <text:p text:style-name="P162">0,5 kg</text:p>
          </table:table-cell>
        </table:table-row>
        <table:table-row table:style-name="Tabela22.1">
          <table:table-cell table:style-name="Tabela22.A3" office:value-type="string">
            <text:p text:style-name="P162">Emblema</text:p>
          </table:table-cell>
          <table:table-cell table:style-name="Tabela22.A3" office:value-type="string">
            <text:p text:style-name="P162">5 Moedas de cobre</text:p>
          </table:table-cell>
          <table:table-cell table:style-name="Tabela22.C3" office:value-type="string">
            <text:p text:style-name="P162">-</text:p>
          </table:table-cell>
        </table:table-row>
        <table:table-row table:style-name="Tabela22.1">
          <table:table-cell table:style-name="Tabela22.A2" office:value-type="string">
            <text:p text:style-name="P162">Relicário</text:p>
          </table:table-cell>
          <table:table-cell table:style-name="Tabela22.A2" office:value-type="string">
            <text:p text:style-name="P162">5 Moedas de cobre</text:p>
          </table:table-cell>
          <table:table-cell table:style-name="Tabela22.C2" office:value-type="string">
            <text:p text:style-name="P162">1 kg</text:p>
          </table:table-cell>
        </table:table-row>
        <table:table-row table:style-name="Tabela22.1">
          <table:table-cell table:style-name="Tabela22.A3" office:value-type="string">
            <text:p text:style-name="P162">Sinete</text:p>
          </table:table-cell>
          <table:table-cell table:style-name="Tabela22.A3" office:value-type="string">
            <text:p text:style-name="P162">5 Moedas de cobre</text:p>
          </table:table-cell>
          <table:table-cell table:style-name="Tabela22.C3" office:value-type="string">
            <text:p text:style-name="P162">-</text:p>
          </table:table-cell>
        </table:table-row>
        <table:table-row table:style-name="Tabela22.1">
          <table:table-cell table:style-name="Tabela22.A2" office:value-type="string">
            <text:p text:style-name="P162">Sino</text:p>
          </table:table-cell>
          <table:table-cell table:style-name="Tabela22.A2" office:value-type="string">
            <text:p text:style-name="P162">1 Moeda de ouro</text:p>
          </table:table-cell>
          <table:table-cell table:style-name="Tabela22.C2" office:value-type="string">
            <text:p text:style-name="P162">-</text:p>
          </table:table-cell>
        </table:table-row>
        <text:soft-page-break/>
        <table:table-row table:style-name="Tabela22.1">
          <table:table-cell table:style-name="Tabela22.A3" office:value-type="string">
            <text:p text:style-name="P162">Tenda</text:p>
          </table:table-cell>
          <table:table-cell table:style-name="Tabela22.A3" office:value-type="string">
            <text:p text:style-name="P162">2 Moedas de ouro</text:p>
          </table:table-cell>
          <table:table-cell table:style-name="Tabela22.C3" office:value-type="string">
            <text:p text:style-name="P162">10 kg</text:p>
          </table:table-cell>
        </table:table-row>
        <table:table-row table:style-name="Tabela22.1">
          <table:table-cell table:style-name="Tabela22.A2" office:value-type="string">
            <text:p text:style-name="P162">Tocha</text:p>
          </table:table-cell>
          <table:table-cell table:style-name="Tabela22.A2" office:value-type="string">
            <text:p text:style-name="P162">1 Moeda de cobre</text:p>
          </table:table-cell>
          <table:table-cell table:style-name="Tabela22.C2" office:value-type="string">
            <text:p text:style-name="P162">0,5 kg</text:p>
          </table:table-cell>
        </table:table-row>
        <table:table-row table:style-name="Tabela22.1">
          <table:table-cell table:style-name="Tabela22.A3" office:value-type="string">
            <text:p text:style-name="P162">Frasco de tinta 30ml</text:p>
          </table:table-cell>
          <table:table-cell table:style-name="Tabela22.A3" office:value-type="string">
            <text:p text:style-name="P162">10 Moedas de ouro</text:p>
          </table:table-cell>
          <table:table-cell table:style-name="Tabela22.C3" office:value-type="string">
            <text:p text:style-name="P162">-</text:p>
          </table:table-cell>
        </table:table-row>
        <table:table-row table:style-name="Tabela22.1">
          <table:table-cell table:style-name="Tabela22.A2" office:value-type="string">
            <text:p text:style-name="P162">Vara (3 metros)</text:p>
          </table:table-cell>
          <table:table-cell table:style-name="Tabela22.A2" office:value-type="string">
            <text:p text:style-name="P162">5 Moedas de cobre</text:p>
          </table:table-cell>
          <table:table-cell table:style-name="Tabela22.C2" office:value-type="string">
            <text:p text:style-name="P162">3,5 kg</text:p>
          </table:table-cell>
        </table:table-row>
        <table:table-row table:style-name="Tabela22.1">
          <table:table-cell table:style-name="Tabela22.A3" office:value-type="string">
            <text:p text:style-name="P162">Vela</text:p>
          </table:table-cell>
          <table:table-cell table:style-name="Tabela22.A3" office:value-type="string">
            <text:p text:style-name="P162">1 Moeda de cobre</text:p>
          </table:table-cell>
          <table:table-cell table:style-name="Tabela22.C3" office:value-type="string">
            <text:p text:style-name="P162">-</text:p>
          </table:table-cell>
        </table:table-row>
        <table:table-row table:style-name="Tabela22.25">
          <table:table-cell table:style-name="Tabela22.A2" office:value-type="string">
            <text:p text:style-name="P162">Frasco com Veneno</text:p>
          </table:table-cell>
          <table:table-cell table:style-name="Tabela22.A2" office:value-type="string">
            <text:p text:style-name="P162">100 Moedas de ouro</text:p>
          </table:table-cell>
          <table:table-cell table:style-name="Tabela22.C2" office:value-type="string">
            <text:p text:style-name="P162">-</text:p>
          </table:table-cell>
        </table:table-row>
        <table:table-row table:style-name="Tabela22.25">
          <table:table-cell table:style-name="Tabela22.A3" office:value-type="string">
            <text:p text:style-name="P163">Aljava</text:p>
          </table:table-cell>
          <table:table-cell table:style-name="Tabela22.A3" office:value-type="string">
            <text:p text:style-name="P163">1 Moeda de ouro</text:p>
          </table:table-cell>
          <table:table-cell table:style-name="Tabela22.C3" office:value-type="string">
            <text:p text:style-name="P163">0,5 kg</text:p>
          </table:table-cell>
        </table:table-row>
        <table:table-row table:style-name="Tabela22.25">
          <table:table-cell table:style-name="Tabela22.A2" office:value-type="string">
            <text:p text:style-name="P162">Totem</text:p>
          </table:table-cell>
          <table:table-cell table:style-name="Tabela22.A2" office:value-type="string">
            <text:p text:style-name="P162">1 Moeda de ouro</text:p>
          </table:table-cell>
          <table:table-cell table:style-name="Tabela22.C2" office:value-type="string">
            <text:p text:style-name="P162">-</text:p>
          </table:table-cell>
        </table:table-row>
        <table:table-row table:style-name="Tabela22.25">
          <table:table-cell table:style-name="Tabela22.A3" office:value-type="string">
            <text:p text:style-name="P162">Varinha de teixo</text:p>
          </table:table-cell>
          <table:table-cell table:style-name="Tabela22.A3" office:value-type="string">
            <text:p text:style-name="P162">10 Moedas de ouro</text:p>
          </table:table-cell>
          <table:table-cell table:style-name="Tabela22.C3" office:value-type="string">
            <text:p text:style-name="P162">0,5 kg</text:p>
          </table:table-cell>
        </table:table-row>
        <table:table-row table:style-name="Tabela22.25">
          <table:table-cell table:style-name="Tabela22.A2" office:value-type="string">
            <text:p text:style-name="P162">Frasco fogo alquímico</text:p>
          </table:table-cell>
          <table:table-cell table:style-name="Tabela22.A2" office:value-type="string">
            <text:p text:style-name="P162">50 Moedas de ouro</text:p>
          </table:table-cell>
          <table:table-cell table:style-name="Tabela22.C2" office:value-type="string">
            <text:p text:style-name="P162">0,5 kg</text:p>
          </table:table-cell>
        </table:table-row>
      </table:table>
      <text:h text:style-name="P431" text:outline-level="1" text:is-list-header="true">🛍️Loja </text:h>
      <text:p text:style-name="P359"><text:span text:style-name="T5">🥄 Itens </text:span><text:span text:style-name="T2">medievais</text:span></text:p>
      <text:p text:style-name="P351"/>
      <text:p text:style-name="P351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227">🎒Item</text:p>
          </table:table-cell>
          <table:table-cell table:style-name="Tabela21.A1" office:value-type="string">
            <text:p text:style-name="P228">🪙Preço</text:p>
          </table:table-cell>
          <table:table-cell table:style-name="Tabela21.C1" office:value-type="string">
            <text:p text:style-name="P226">⚖️Peso</text:p>
          </table:table-cell>
        </table:table-row>
        <table:table-row table:style-name="Tabela21.1">
          <table:table-cell table:style-name="Tabela21.A2" office:value-type="string">
            <text:p text:style-name="P162">Frasco</text:p>
          </table:table-cell>
          <table:table-cell table:style-name="Tabela21.A2" office:value-type="string">
            <text:p text:style-name="P162">2 Moedas de cobre</text:p>
          </table:table-cell>
          <table:table-cell table:style-name="Tabela21.C2" office:value-type="string">
            <text:p text:style-name="P162">1 kg</text:p>
          </table:table-cell>
        </table:table-row>
        <table:table-row table:style-name="Tabela21.1">
          <table:table-cell table:style-name="Tabela21.A3" office:value-type="string">
            <text:p text:style-name="P163">Aljava</text:p>
          </table:table-cell>
          <table:table-cell table:style-name="Tabela21.A3" office:value-type="string">
            <text:p text:style-name="P163">1 Moeda de ouro</text:p>
          </table:table-cell>
          <table:table-cell table:style-name="Tabela21.C3" office:value-type="string">
            <text:p text:style-name="P163">0,5 kg</text:p>
          </table:table-cell>
        </table:table-row>
        <table:table-row table:style-name="Tabela21.4">
          <table:table-cell table:style-name="Tabela21.A2" office:value-type="string">
            <text:p text:style-name="P162">Totem</text:p>
          </table:table-cell>
          <table:table-cell table:style-name="Tabela21.A2" office:value-type="string">
            <text:p text:style-name="P162">1 Moeda de ouro</text:p>
          </table:table-cell>
          <table:table-cell table:style-name="Tabela21.C2" office:value-type="string">
            <text:p text:style-name="P162">-</text:p>
          </table:table-cell>
        </table:table-row>
        <table:table-row table:style-name="Tabela21.4">
          <table:table-cell table:style-name="Tabela21.A3" office:value-type="string">
            <text:p text:style-name="P162">Varinha de teixo</text:p>
          </table:table-cell>
          <table:table-cell table:style-name="Tabela21.A3" office:value-type="string">
            <text:p text:style-name="P162">10 Moedas de ouro</text:p>
          </table:table-cell>
          <table:table-cell table:style-name="Tabela21.C3" office:value-type="string">
            <text:p text:style-name="P162">0,5 kg</text:p>
          </table:table-cell>
        </table:table-row>
        <table:table-row table:style-name="Tabela21.4">
          <table:table-cell table:style-name="Tabela21.A2" office:value-type="string">
            <text:p text:style-name="P162">Frasco fogo alquímico</text:p>
          </table:table-cell>
          <table:table-cell table:style-name="Tabela21.A2" office:value-type="string">
            <text:p text:style-name="P162">50 Moedas de ouro</text:p>
          </table:table-cell>
          <table:table-cell table:style-name="Tabela21.C2" office:value-type="string">
            <text:p text:style-name="P162">0,5 kg</text:p>
          </table:table-cell>
        </table:table-row>
        <table:table-row table:style-name="Tabela21.4">
          <table:table-cell table:style-name="Tabela21.A3" office:value-type="string">
            <text:p text:style-name="P162">Frasco</text:p>
          </table:table-cell>
          <table:table-cell table:style-name="Tabela21.A3" office:value-type="string">
            <text:p text:style-name="P162">2 Moedas de cobre</text:p>
          </table:table-cell>
          <table:table-cell table:style-name="Tabela21.C3" office:value-type="string">
            <text:p text:style-name="P162">1 kg</text:p>
          </table:table-cell>
        </table:table-row>
        <table:table-row table:style-name="Tabela21.4">
          <table:table-cell table:style-name="Tabela21.A2" office:value-type="string">
            <text:p text:style-name="P162">Garrafa de vidro</text:p>
          </table:table-cell>
          <table:table-cell table:style-name="Tabela21.A2" office:value-type="string">
            <text:p text:style-name="P162">1 Moeda de ouro</text:p>
          </table:table-cell>
          <table:table-cell table:style-name="Tabela21.C2" office:value-type="string">
            <text:p text:style-name="P162">1 kg</text:p>
          </table:table-cell>
        </table:table-row>
        <table:table-row table:style-name="Tabela21.4">
          <table:table-cell table:style-name="Tabela21.A3" office:value-type="string">
            <text:p text:style-name="P162">Giz (1 peça)</text:p>
          </table:table-cell>
          <table:table-cell table:style-name="Tabela21.A3" office:value-type="string">
            <text:p text:style-name="P162">1 Moeda de cobre</text:p>
          </table:table-cell>
          <table:table-cell table:style-name="Tabela21.C3" office:value-type="string">
            <text:p text:style-name="P162">-</text:p>
          </table:table-cell>
        </table:table-row>
        <table:table-row table:style-name="Tabela21.4">
          <table:table-cell table:style-name="Tabela21.A2" office:value-type="string">
            <text:p text:style-name="P162">Grimório</text:p>
          </table:table-cell>
          <table:table-cell table:style-name="Tabela21.A2" office:value-type="string">
            <text:p text:style-name="P162">50 Moedas de ouro</text:p>
          </table:table-cell>
          <table:table-cell table:style-name="Tabela21.C2" office:value-type="string">
            <text:p text:style-name="P162">1,5 kg</text:p>
          </table:table-cell>
        </table:table-row>
        <table:table-row table:style-name="Tabela21.4">
          <table:table-cell table:style-name="Tabela21.A3" office:value-type="string">
            <text:p text:style-name="P162">Jarra</text:p>
          </table:table-cell>
          <table:table-cell table:style-name="Tabela21.A3" office:value-type="string">
            <text:p text:style-name="P162">4 Moedas de cobre</text:p>
          </table:table-cell>
          <table:table-cell table:style-name="Tabela21.C3" office:value-type="string">
            <text:p text:style-name="P162">2 kg</text:p>
          </table:table-cell>
        </table:table-row>
        <table:table-row table:style-name="Tabela21.4">
          <table:table-cell table:style-name="Tabela21.A2" office:value-type="string">
            <text:p text:style-name="P162">Kit de escalada</text:p>
          </table:table-cell>
          <table:table-cell table:style-name="Tabela21.A2" office:value-type="string">
            <text:p text:style-name="P162">25 Moedas de ouro</text:p>
          </table:table-cell>
          <table:table-cell table:style-name="Tabela21.C2" office:value-type="string">
            <text:p text:style-name="P162">6 kg</text:p>
          </table:table-cell>
        </table:table-row>
        <table:table-row table:style-name="Tabela21.4">
          <table:table-cell table:style-name="Tabela21.A3" office:value-type="string">
            <text:p text:style-name="P162">Kit de primeiros socorros</text:p>
          </table:table-cell>
          <table:table-cell table:style-name="Tabela21.A3" office:value-type="string">
            <text:p text:style-name="P162">5 Moedas de ouro</text:p>
          </table:table-cell>
          <table:table-cell table:style-name="Tabela21.C3" office:value-type="string">
            <text:p text:style-name="P162">1,5 kg</text:p>
          </table:table-cell>
        </table:table-row>
        <table:table-row table:style-name="Tabela21.4">
          <table:table-cell table:style-name="Tabela21.A2" office:value-type="string">
            <text:p text:style-name="P162">Lâmpada</text:p>
          </table:table-cell>
          <table:table-cell table:style-name="Tabela21.A2" office:value-type="string">
            <text:p text:style-name="P162">5 Moedas de pratas</text:p>
          </table:table-cell>
          <table:table-cell table:style-name="Tabela21.C2" office:value-type="string">
            <text:p text:style-name="P162">0,5 kg</text:p>
          </table:table-cell>
        </table:table-row>
        <table:table-row table:style-name="Tabela21.4">
          <table:table-cell table:style-name="Tabela21.A3" office:value-type="string">
            <text:p text:style-name="P162">Lanterna coberta</text:p>
          </table:table-cell>
          <table:table-cell table:style-name="Tabela21.A3" office:value-type="string">
            <text:p text:style-name="P162">5 Moedas de ouro</text:p>
          </table:table-cell>
          <table:table-cell table:style-name="Tabela21.C3" office:value-type="string">
            <text:p text:style-name="P162">1 kg</text:p>
          </table:table-cell>
        </table:table-row>
        <table:table-row table:style-name="Tabela21.4">
          <table:table-cell table:style-name="Tabela21.A2" office:value-type="string">
            <text:p text:style-name="P162">Lanterna furta-fogo</text:p>
          </table:table-cell>
          <table:table-cell table:style-name="Tabela21.A2" office:value-type="string">
            <text:p text:style-name="P162">10 Moedas de ouro</text:p>
          </table:table-cell>
          <table:table-cell table:style-name="Tabela21.C2" office:value-type="string">
            <text:p text:style-name="P162">1 kg</text:p>
          </table:table-cell>
        </table:table-row>
        <table:table-row table:style-name="Tabela21.4">
          <table:table-cell table:style-name="Tabela21.A3" office:value-type="string">
            <text:p text:style-name="P162">Lente de aumento</text:p>
          </table:table-cell>
          <table:table-cell table:style-name="Tabela21.A3" office:value-type="string">
            <text:p text:style-name="P162">100 Moedas de ouro</text:p>
          </table:table-cell>
          <table:table-cell table:style-name="Tabela21.C3" office:value-type="string">
            <text:p text:style-name="P162">-</text:p>
          </table:table-cell>
        </table:table-row>
        <table:table-row table:style-name="Tabela21.4">
          <table:table-cell table:style-name="Tabela21.A2" office:value-type="string">
            <text:p text:style-name="P162">Livro</text:p>
          </table:table-cell>
          <table:table-cell table:style-name="Tabela21.A2" office:value-type="string">
            <text:p text:style-name="P162">25 Moedas de ouro</text:p>
          </table:table-cell>
          <table:table-cell table:style-name="Tabela21.C2" office:value-type="string">
            <text:p text:style-name="P162">2,5 kg</text:p>
          </table:table-cell>
        </table:table-row>
        <table:table-row table:style-name="Tabela21.4">
          <table:table-cell table:style-name="Tabela21.A3" office:value-type="string">
            <text:p text:style-name="P162">Luneta</text:p>
          </table:table-cell>
          <table:table-cell table:style-name="Tabela21.A3" office:value-type="string">
            <text:p text:style-name="P162">1000 Moedas de ouro</text:p>
          </table:table-cell>
          <table:table-cell table:style-name="Tabela21.C3" office:value-type="string">
            <text:p text:style-name="P162">0,5 kg</text:p>
          </table:table-cell>
        </table:table-row>
        <text:soft-page-break/>
        <table:table-row table:style-name="Tabela21.4">
          <table:table-cell table:style-name="Tabela21.A2" office:value-type="string">
            <text:p text:style-name="P162">Manto</text:p>
          </table:table-cell>
          <table:table-cell table:style-name="Tabela21.A2" office:value-type="string">
            <text:p text:style-name="P162">1 Moedas de ouro</text:p>
          </table:table-cell>
          <table:table-cell table:style-name="Tabela21.C2" office:value-type="string">
            <text:p text:style-name="P162">2 kg</text:p>
          </table:table-cell>
        </table:table-row>
        <table:table-row table:style-name="Tabela21.4">
          <table:table-cell table:style-name="Tabela21.A3" office:value-type="string">
            <text:p text:style-name="P162">Marreta</text:p>
          </table:table-cell>
          <table:table-cell table:style-name="Tabela21.A3" office:value-type="string">
            <text:p text:style-name="P162">2 Moedas de ouro</text:p>
          </table:table-cell>
          <table:table-cell table:style-name="Tabela21.C3" office:value-type="string">
            <text:p text:style-name="P162">5 kg</text:p>
          </table:table-cell>
        </table:table-row>
        <table:table-row table:style-name="Tabela21.4">
          <table:table-cell table:style-name="Tabela21.A2" office:value-type="string">
            <text:p text:style-name="P162">Martelo</text:p>
          </table:table-cell>
          <table:table-cell table:style-name="Tabela21.A2" office:value-type="string">
            <text:p text:style-name="P162">1 Moedas de ouro</text:p>
          </table:table-cell>
          <table:table-cell table:style-name="Tabela21.C2" office:value-type="string">
            <text:p text:style-name="P162">1,5 kg</text:p>
          </table:table-cell>
        </table:table-row>
        <table:table-row table:style-name="Tabela21.4">
          <table:table-cell table:style-name="Tabela21.A3" office:value-type="string">
            <text:p text:style-name="P162">Mochila</text:p>
          </table:table-cell>
          <table:table-cell table:style-name="Tabela21.A3" office:value-type="string">
            <text:p text:style-name="P162">2 Moedas de ouro</text:p>
          </table:table-cell>
          <table:table-cell table:style-name="Tabela21.C3" office:value-type="string">
            <text:p text:style-name="P162">2,5 kg</text:p>
          </table:table-cell>
        </table:table-row>
        <table:table-row table:style-name="Tabela21.4">
          <table:table-cell table:style-name="Tabela21.A2" office:value-type="string">
            <text:p text:style-name="P162">Frasco com Óleo</text:p>
          </table:table-cell>
          <table:table-cell table:style-name="Tabela21.A2" office:value-type="string">
            <text:p text:style-name="P162">1 Moedas de pratas</text:p>
          </table:table-cell>
          <table:table-cell table:style-name="Tabela21.C2" office:value-type="string">
            <text:p text:style-name="P162">0,5 kg</text:p>
          </table:table-cell>
        </table:table-row>
        <table:table-row table:style-name="Tabela21.4">
          <table:table-cell table:style-name="Tabela21.A3" office:value-type="string">
            <text:p text:style-name="P162">Pá</text:p>
          </table:table-cell>
          <table:table-cell table:style-name="Tabela21.A3" office:value-type="string">
            <text:p text:style-name="P162">2 Moedas de ouro</text:p>
          </table:table-cell>
          <table:table-cell table:style-name="Tabela21.C3" office:value-type="string">
            <text:p text:style-name="P162">2,5 kg</text:p>
          </table:table-cell>
        </table:table-row>
        <table:table-row table:style-name="Tabela21.4">
          <table:table-cell table:style-name="Tabela21.A2" office:value-type="string">
            <text:p text:style-name="P162">Panela de ferro</text:p>
          </table:table-cell>
          <table:table-cell table:style-name="Tabela21.A2" office:value-type="string">
            <text:p text:style-name="P162">2 Moedas de ouro</text:p>
          </table:table-cell>
          <table:table-cell table:style-name="Tabela21.C2" office:value-type="string">
            <text:p text:style-name="P162">5 kg</text:p>
          </table:table-cell>
        </table:table-row>
        <table:table-row table:style-name="Tabela21.4">
          <table:table-cell table:style-name="Tabela21.A3" office:value-type="string">
            <text:p text:style-name="P162">Folha de Papel</text:p>
          </table:table-cell>
          <table:table-cell table:style-name="Tabela21.A3" office:value-type="string">
            <text:p text:style-name="P162">2 Moedas de pratas</text:p>
          </table:table-cell>
          <table:table-cell table:style-name="Tabela21.C3" office:value-type="string">
            <text:p text:style-name="P162">-</text:p>
          </table:table-cell>
        </table:table-row>
        <table:table-row table:style-name="Tabela21.4">
          <table:table-cell table:style-name="Tabela21.A2" office:value-type="string">
            <text:p text:style-name="P162">Parafina</text:p>
          </table:table-cell>
          <table:table-cell table:style-name="Tabela21.A2" office:value-type="string">
            <text:p text:style-name="P162">5 Moedas de pratas</text:p>
          </table:table-cell>
          <table:table-cell table:style-name="Tabela21.C2" office:value-type="string">
            <text:p text:style-name="P162">-</text:p>
          </table:table-cell>
        </table:table-row>
        <table:table-row table:style-name="Tabela21.4">
          <table:table-cell table:style-name="Tabela21.A3" office:value-type="string">
            <text:p text:style-name="P162">Pé de cabra</text:p>
          </table:table-cell>
          <table:table-cell table:style-name="Tabela21.A3" office:value-type="string">
            <text:p text:style-name="P162">2 Moedas de ouro</text:p>
          </table:table-cell>
          <table:table-cell table:style-name="Tabela21.C3" office:value-type="string">
            <text:p text:style-name="P162">2,5 kg</text:p>
          </table:table-cell>
        </table:table-row>
      </table:table>
      <text:h text:style-name="P432" text:outline-level="1" text:is-list-header="true">🛍️Loja </text:h>
      <text:p text:style-name="P361"><text:span text:style-name="T5">🥄 Itens </text:span><text:span text:style-name="T2">medievais</text:span></text:p>
      <text:p text:style-name="P17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161">Pedra de amolar</text:p>
          </table:table-cell>
          <table:table-cell table:style-name="Tabela23.A1" office:value-type="string">
            <text:p text:style-name="P161">1 Moeda de cobre</text:p>
          </table:table-cell>
          <table:table-cell table:style-name="Tabela23.C1" office:value-type="string">
            <text:p text:style-name="P161">-</text:p>
          </table:table-cell>
        </table:table-row>
        <table:table-row table:style-name="Tabela23.1">
          <table:table-cell table:style-name="Tabela23.A2" office:value-type="string">
            <text:p text:style-name="P161">Perfume</text:p>
          </table:table-cell>
          <table:table-cell table:style-name="Tabela23.A2" office:value-type="string">
            <text:p text:style-name="P161">5 Moedas de ouro</text:p>
          </table:table-cell>
          <table:table-cell table:style-name="Tabela23.C2" office:value-type="string">
            <text:p text:style-name="P161">-</text:p>
          </table:table-cell>
        </table:table-row>
        <table:table-row table:style-name="Tabela23.1">
          <table:table-cell table:style-name="Tabela23.A3" office:value-type="string">
            <text:p text:style-name="P161">Pergaminho (Uma folha)</text:p>
          </table:table-cell>
          <table:table-cell table:style-name="Tabela23.A3" office:value-type="string">
            <text:p text:style-name="P161">1 Moedas de pratas</text:p>
          </table:table-cell>
          <table:table-cell table:style-name="Tabela23.C3" office:value-type="string">
            <text:p text:style-name="P161">-</text:p>
          </table:table-cell>
        </table:table-row>
        <table:table-row table:style-name="Tabela23.1">
          <table:table-cell table:style-name="Tabela23.A2" office:value-type="string">
            <text:p text:style-name="P161">Picareta de minerador</text:p>
          </table:table-cell>
          <table:table-cell table:style-name="Tabela23.A2" office:value-type="string">
            <text:p text:style-name="P161">2 Moedas de ouro</text:p>
          </table:table-cell>
          <table:table-cell table:style-name="Tabela23.C2" office:value-type="string">
            <text:p text:style-name="P161">5 kg</text:p>
          </table:table-cell>
        </table:table-row>
        <table:table-row table:style-name="Tabela23.1">
          <table:table-cell table:style-name="Tabela23.A3" office:value-type="string">
            <text:p text:style-name="P161">Píton</text:p>
          </table:table-cell>
          <table:table-cell table:style-name="Tabela23.A3" office:value-type="string">
            <text:p text:style-name="P161">5 Moedas de cobre</text:p>
          </table:table-cell>
          <table:table-cell table:style-name="Tabela23.C3" office:value-type="string">
            <text:p text:style-name="P161">-</text:p>
          </table:table-cell>
        </table:table-row>
        <table:table-row table:style-name="Tabela23.1">
          <table:table-cell table:style-name="Tabela23.A2" office:value-type="string">
            <text:p text:style-name="P161">Poção de cura</text:p>
          </table:table-cell>
          <table:table-cell table:style-name="Tabela23.A2" office:value-type="string">
            <text:p text:style-name="P161">50 Moedas de ouro</text:p>
          </table:table-cell>
          <table:table-cell table:style-name="Tabela23.C2" office:value-type="string">
            <text:p text:style-name="P161">0,25 kg</text:p>
          </table:table-cell>
        </table:table-row>
        <table:table-row table:style-name="Tabela23.1">
          <table:table-cell table:style-name="Tabela23.A3" office:value-type="string">
            <text:p text:style-name="P160">Ampulheta</text:p>
          </table:table-cell>
          <table:table-cell table:style-name="Tabela23.A3" office:value-type="string">
            <text:p text:style-name="P160">25 Moedas de ouro</text:p>
          </table:table-cell>
          <table:table-cell table:style-name="Tabela23.C3" office:value-type="string">
            <text:p text:style-name="P160">0,5 kg</text:p>
          </table:table-cell>
        </table:table-row>
        <table:table-row table:style-name="Tabela23.1">
          <table:table-cell table:style-name="Tabela23.A2" office:value-type="string">
            <text:p text:style-name="P160">Frasco com Antídoto</text:p>
          </table:table-cell>
          <table:table-cell table:style-name="Tabela23.A2" office:value-type="string">
            <text:p text:style-name="P160">50 Moedas de ouro</text:p>
          </table:table-cell>
          <table:table-cell table:style-name="Tabela23.C2" office:value-type="string">
            <text:p text:style-name="P160">-</text:p>
          </table:table-cell>
        </table:table-row>
        <table:table-row table:style-name="Tabela23.1">
          <table:table-cell table:style-name="Tabela23.A3" office:value-type="string">
            <text:p text:style-name="P160">Apito de advertência</text:p>
          </table:table-cell>
          <table:table-cell table:style-name="Tabela23.A3" office:value-type="string">
            <text:p text:style-name="P160">25 Moedas de ouro</text:p>
          </table:table-cell>
          <table:table-cell table:style-name="Tabela23.C3" office:value-type="string">
            <text:p text:style-name="P160">0,5 kg</text:p>
          </table:table-cell>
        </table:table-row>
        <table:table-row table:style-name="Tabela23.1">
          <table:table-cell table:style-name="Tabela23.A2" office:value-type="string">
            <text:p text:style-name="P160">Aríete portátil</text:p>
          </table:table-cell>
          <table:table-cell table:style-name="Tabela23.A2" office:value-type="string">
            <text:p text:style-name="P160">4 Moedas de ouro</text:p>
          </table:table-cell>
          <table:table-cell table:style-name="Tabela23.C2" office:value-type="string">
            <text:p text:style-name="P160">17,5 kg</text:p>
          </table:table-cell>
        </table:table-row>
        <table:table-row table:style-name="Tabela23.1">
          <table:table-cell table:style-name="Tabela23.A3" office:value-type="string">
            <text:p text:style-name="P160">Armadilha de caça</text:p>
          </table:table-cell>
          <table:table-cell table:style-name="Tabela23.A3" office:value-type="string">
            <text:p text:style-name="P160">5 Moedas de ouro</text:p>
          </table:table-cell>
          <table:table-cell table:style-name="Tabela23.C3" office:value-type="string">
            <text:p text:style-name="P160">12,5 kg</text:p>
          </table:table-cell>
        </table:table-row>
        <table:table-row table:style-name="Tabela23.1">
          <table:table-cell table:style-name="Tabela23.A2" office:value-type="string">
            <text:p text:style-name="P160">Arpéu</text:p>
          </table:table-cell>
          <table:table-cell table:style-name="Tabela23.A2" office:value-type="string">
            <text:p text:style-name="P160">2 Moedas de ouro</text:p>
          </table:table-cell>
          <table:table-cell table:style-name="Tabela23.C2" office:value-type="string">
            <text:p text:style-name="P160">2 kg</text:p>
          </table:table-cell>
        </table:table-row>
        <table:table-row table:style-name="Tabela23.1">
          <table:table-cell table:style-name="Tabela23.A3" office:value-type="string">
            <text:p text:style-name="P160">Balança de mercador</text:p>
          </table:table-cell>
          <table:table-cell table:style-name="Tabela23.A3" office:value-type="string">
            <text:p text:style-name="P160">5 Moedas de ouro</text:p>
          </table:table-cell>
          <table:table-cell table:style-name="Tabela23.C3" office:value-type="string">
            <text:p text:style-name="P160">1,5 kg</text:p>
          </table:table-cell>
        </table:table-row>
        <table:table-row table:style-name="Tabela23.1">
          <table:table-cell table:style-name="Tabela23.A2" office:value-type="string">
            <text:p text:style-name="P160">Balde</text:p>
          </table:table-cell>
          <table:table-cell table:style-name="Tabela23.A2" office:value-type="string">
            <text:p text:style-name="P160">5 Moedas de cobre</text:p>
          </table:table-cell>
          <table:table-cell table:style-name="Tabela23.C2" office:value-type="string">
            <text:p text:style-name="P160">1 kg</text:p>
          </table:table-cell>
        </table:table-row>
        <table:table-row table:style-name="Tabela23.1">
          <table:table-cell table:style-name="Tabela23.A3" office:value-type="string">
            <text:p text:style-name="P160">Barril</text:p>
          </table:table-cell>
          <table:table-cell table:style-name="Tabela23.A3" office:value-type="string">
            <text:p text:style-name="P160">2 Moedas de ouro</text:p>
          </table:table-cell>
          <table:table-cell table:style-name="Tabela23.C3" office:value-type="string">
            <text:p text:style-name="P160">35 kg</text:p>
          </table:table-cell>
        </table:table-row>
        <table:table-row table:style-name="Tabela23.1">
          <table:table-cell table:style-name="Tabela23.A2" office:value-type="string">
            <text:p text:style-name="P160">Baú</text:p>
          </table:table-cell>
          <table:table-cell table:style-name="Tabela23.A2" office:value-type="string">
            <text:p text:style-name="P160">5 Moedas de ouro</text:p>
          </table:table-cell>
          <table:table-cell table:style-name="Tabela23.C2" office:value-type="string">
            <text:p text:style-name="P160">12,5 kg</text:p>
          </table:table-cell>
        </table:table-row>
        <table:table-row table:style-name="Tabela23.1">
          <table:table-cell table:style-name="Tabela23.A3" office:value-type="string">
            <text:p text:style-name="P160">Bolsa de componentes</text:p>
          </table:table-cell>
          <table:table-cell table:style-name="Tabela23.A3" office:value-type="string">
            <text:p text:style-name="P160">25 Moedas de ouro</text:p>
          </table:table-cell>
          <table:table-cell table:style-name="Tabela23.C3" office:value-type="string">
            <text:p text:style-name="P160">1 kg</text:p>
          </table:table-cell>
        </table:table-row>
        <table:table-row table:style-name="Tabela23.1">
          <table:table-cell table:style-name="Tabela23.A2" office:value-type="string">
            <text:p text:style-name="P160">Caixa de fogo</text:p>
          </table:table-cell>
          <table:table-cell table:style-name="Tabela23.A2" office:value-type="string">
            <text:p text:style-name="P160">5 Moedas de pratas</text:p>
          </table:table-cell>
          <table:table-cell table:style-name="Tabela23.C2" office:value-type="string">
            <text:p text:style-name="P160">0,5 kg</text:p>
          </table:table-cell>
        </table:table-row>
        <table:table-row table:style-name="Tabela23.1">
          <table:table-cell table:style-name="Tabela23.A3" office:value-type="string">
            <text:p text:style-name="P160">Caneca</text:p>
          </table:table-cell>
          <table:table-cell table:style-name="Tabela23.A3" office:value-type="string">
            <text:p text:style-name="P160">2 Moedas de cobre</text:p>
          </table:table-cell>
          <table:table-cell table:style-name="Tabela23.C3" office:value-type="string">
            <text:p text:style-name="P160">0,5 kg</text:p>
          </table:table-cell>
        </table:table-row>
        <table:table-row table:style-name="Tabela23.1">
          <table:table-cell table:style-name="Tabela23.A2" office:value-type="string">
            <text:p text:style-name="P160">Caneta Tinteiro</text:p>
          </table:table-cell>
          <table:table-cell table:style-name="Tabela23.A2" office:value-type="string">
            <text:p text:style-name="P160">2 Moedas de cobre</text:p>
          </table:table-cell>
          <table:table-cell table:style-name="Tabela23.C2" office:value-type="string">
            <text:p text:style-name="P160">-</text:p>
          </table:table-cell>
        </table:table-row>
        <text:soft-page-break/>
        <table:table-row table:style-name="Tabela23.1">
          <table:table-cell table:style-name="Tabela23.A3" office:value-type="string">
            <text:p text:style-name="P160">Cantil</text:p>
          </table:table-cell>
          <table:table-cell table:style-name="Tabela23.A3" office:value-type="string">
            <text:p text:style-name="P160">2 Moedas de prata</text:p>
          </table:table-cell>
          <table:table-cell table:style-name="Tabela23.C3" office:value-type="string">
            <text:p text:style-name="P160">2,5 kg</text:p>
          </table:table-cell>
        </table:table-row>
        <table:table-row table:style-name="Tabela23.1">
          <table:table-cell table:style-name="Tabela23.A2" office:value-type="string">
            <text:p text:style-name="P160">Cesto</text:p>
          </table:table-cell>
          <table:table-cell table:style-name="Tabela23.A2" office:value-type="string">
            <text:p text:style-name="P160">4 Moedas de prata</text:p>
          </table:table-cell>
          <table:table-cell table:style-name="Tabela23.C2" office:value-type="string">
            <text:p text:style-name="P160">1 kg</text:p>
          </table:table-cell>
        </table:table-row>
        <table:table-row table:style-name="Tabela23.1">
          <table:table-cell table:style-name="Tabela23.A3" office:value-type="string">
            <text:p text:style-name="P160">Cobertor de inverno</text:p>
          </table:table-cell>
          <table:table-cell table:style-name="Tabela23.A3" office:value-type="string">
            <text:p text:style-name="P160">5 Moedas de pratas</text:p>
          </table:table-cell>
          <table:table-cell table:style-name="Tabela23.C3" office:value-type="string">
            <text:p text:style-name="P160">1,5 kg</text:p>
          </table:table-cell>
        </table:table-row>
        <table:table-row table:style-name="Tabela23.1">
          <table:table-cell table:style-name="Tabela23.A2" office:value-type="string">
            <text:p text:style-name="P160">Corda cânhamo</text:p>
          </table:table-cell>
          <table:table-cell table:style-name="Tabela23.A2" office:value-type="string">
            <text:p text:style-name="P160">1 Moeda de ouro</text:p>
          </table:table-cell>
          <table:table-cell table:style-name="Tabela23.C2" office:value-type="string">
            <text:p text:style-name="P160">5 kg</text:p>
          </table:table-cell>
        </table:table-row>
        <table:table-row table:style-name="Tabela23.1">
          <table:table-cell table:style-name="Tabela23.A3" office:value-type="string">
            <text:p text:style-name="P160">Corda seda</text:p>
          </table:table-cell>
          <table:table-cell table:style-name="Tabela23.A3" office:value-type="string">
            <text:p text:style-name="P160">10 Moedas de pratas</text:p>
          </table:table-cell>
          <table:table-cell table:style-name="Tabela23.C3" office:value-type="string">
            <text:p text:style-name="P160">2,5 kg</text:p>
          </table:table-cell>
        </table:table-row>
        <table:table-row table:style-name="Tabela23.1">
          <table:table-cell table:style-name="Tabela23.A2" office:value-type="string">
            <text:p text:style-name="P160">Corrente 3 Metros</text:p>
          </table:table-cell>
          <table:table-cell table:style-name="Tabela23.A2" office:value-type="string">
            <text:p text:style-name="P160">5 Moedas de ouro</text:p>
          </table:table-cell>
          <table:table-cell table:style-name="Tabela23.C2" office:value-type="string">
            <text:p text:style-name="P160">5 kg</text:p>
          </table:table-cell>
        </table:table-row>
        <table:table-row table:style-name="Tabela23.1">
          <table:table-cell table:style-name="Tabela23.A3" office:value-type="string">
            <text:p text:style-name="P160">Equipamento de pescaria</text:p>
          </table:table-cell>
          <table:table-cell table:style-name="Tabela23.A3" office:value-type="string">
            <text:p text:style-name="P160">1 Moeda de ouro</text:p>
          </table:table-cell>
          <table:table-cell table:style-name="Tabela23.C3" office:value-type="string">
            <text:p text:style-name="P160">2 kg</text:p>
          </table:table-cell>
        </table:table-row>
        <table:table-row table:style-name="Tabela23.1">
          <table:table-cell table:style-name="Tabela23.A2" office:value-type="string">
            <text:p text:style-name="P160">Escada 3 metros</text:p>
          </table:table-cell>
          <table:table-cell table:style-name="Tabela23.A2" office:value-type="string">
            <text:p text:style-name="P160">1 Moedas de pratas</text:p>
          </table:table-cell>
          <table:table-cell table:style-name="Tabela23.C2" office:value-type="string">
            <text:p text:style-name="P160">12,5 kg</text:p>
          </table:table-cell>
        </table:table-row>
        <table:table-row table:style-name="Tabela23.1">
          <table:table-cell table:style-name="Tabela23.A3" office:value-type="string">
            <text:p text:style-name="P160">Sacola com 1000 esferas</text:p>
          </table:table-cell>
          <table:table-cell table:style-name="Tabela23.A3" office:value-type="string">
            <text:p text:style-name="P160">1 Moeda de ouro</text:p>
          </table:table-cell>
          <table:table-cell table:style-name="Tabela23.C3" office:value-type="string">
            <text:p text:style-name="P160">1 kg</text:p>
          </table:table-cell>
        </table:table-row>
        <table:table-row table:style-name="Tabela23.1">
          <table:table-cell table:style-name="Tabela23.A2" office:value-type="string">
            <text:p text:style-name="P160">Espelho de aço</text:p>
          </table:table-cell>
          <table:table-cell table:style-name="Tabela23.A2" office:value-type="string">
            <text:p text:style-name="P160">5 Moedas de ouro</text:p>
          </table:table-cell>
          <table:table-cell table:style-name="Tabela23.C2" office:value-type="string">
            <text:p text:style-name="P160">0,25 kg</text:p>
          </table:table-cell>
        </table:table-row>
        <table:table-row table:style-name="Tabela23.1">
          <table:table-cell table:style-name="Tabela23.A3" office:value-type="string">
            <text:p text:style-name="P160">Bolsa com 20 estrepes</text:p>
          </table:table-cell>
          <table:table-cell table:style-name="Tabela23.A3" office:value-type="string">
            <text:p text:style-name="P160">1 Moeda de ouro</text:p>
          </table:table-cell>
          <table:table-cell table:style-name="Tabela23.C3" office:value-type="string">
            <text:p text:style-name="P160">1 kg</text:p>
          </table:table-cell>
        </table:table-row>
        <table:table-row table:style-name="Tabela23.1">
          <table:table-cell table:style-name="Tabela23.A2" office:value-type="string">
            <text:p text:style-name="P160">Fechadura</text:p>
          </table:table-cell>
          <table:table-cell table:style-name="Tabela23.A2" office:value-type="string">
            <text:p text:style-name="P160">10 Moedas de ouro</text:p>
          </table:table-cell>
          <table:table-cell table:style-name="Tabela23.C2" office:value-type="string">
            <text:p text:style-name="P160">0,5 kg</text:p>
          </table:table-cell>
        </table:table-row>
        <table:table-row table:style-name="Tabela23.1">
          <table:table-cell table:style-name="Tabela23.A3" office:value-type="string">
            <text:p text:style-name="P160">Bastão</text:p>
          </table:table-cell>
          <table:table-cell table:style-name="Tabela23.A3" office:value-type="string">
            <text:p text:style-name="P160">10 Moedas de ouro</text:p>
          </table:table-cell>
          <table:table-cell table:style-name="Tabela23.C3" office:value-type="string">
            <text:p text:style-name="P160">1 kg</text:p>
          </table:table-cell>
        </table:table-row>
        <table:table-row table:style-name="Tabela23.1">
          <table:table-cell table:style-name="Tabela23.A2" office:value-type="string">
            <text:p text:style-name="P160">Cajado</text:p>
          </table:table-cell>
          <table:table-cell table:style-name="Tabela23.A2" office:value-type="string">
            <text:p text:style-name="P160">5 Moedas de ouro</text:p>
          </table:table-cell>
          <table:table-cell table:style-name="Tabela23.C2" office:value-type="string">
            <text:p text:style-name="P160">2 kg</text:p>
          </table:table-cell>
        </table:table-row>
        <table:table-row table:style-name="Tabela23.1">
          <table:table-cell table:style-name="Tabela23.A3" office:value-type="string">
            <text:p text:style-name="P160">Cristal</text:p>
          </table:table-cell>
          <table:table-cell table:style-name="Tabela23.A3" office:value-type="string">
            <text:p text:style-name="P160">10 Moedas de ouro</text:p>
          </table:table-cell>
          <table:table-cell table:style-name="Tabela23.C3" office:value-type="string">
            <text:p text:style-name="P160">0,5 kg</text:p>
          </table:table-cell>
        </table:table-row>
        <table:table-row table:style-name="Tabela23.1">
          <table:table-cell table:style-name="Tabela23.A2" office:value-type="string">
            <text:p text:style-name="P160">Orbe</text:p>
          </table:table-cell>
          <table:table-cell table:style-name="Tabela23.A2" office:value-type="string">
            <text:p text:style-name="P160">20 Moedas de ouro</text:p>
          </table:table-cell>
          <table:table-cell table:style-name="Tabela23.C2" office:value-type="string">
            <text:p text:style-name="P160">1,5 kg</text:p>
          </table:table-cell>
        </table:table-row>
        <table:table-row table:style-name="Tabela23.1">
          <table:table-cell table:style-name="Tabela23.A3" office:value-type="string">
            <text:p text:style-name="P160">Varinha</text:p>
          </table:table-cell>
          <table:table-cell table:style-name="Tabela23.A3" office:value-type="string">
            <text:p text:style-name="P160">10 Moedas de ouro</text:p>
          </table:table-cell>
          <table:table-cell table:style-name="Tabela23.C3" office:value-type="string">
            <text:p text:style-name="P160">0,5 kg</text:p>
          </table:table-cell>
        </table:table-row>
        <table:table-row table:style-name="Tabela23.1">
          <table:table-cell table:style-name="Tabela23.A2" office:value-type="string">
            <text:p text:style-name="P160">Cajado de madeira</text:p>
          </table:table-cell>
          <table:table-cell table:style-name="Tabela23.A2" office:value-type="string">
            <text:p text:style-name="P160">5 Moedas de ouro</text:p>
          </table:table-cell>
          <table:table-cell table:style-name="Tabela23.C2" office:value-type="string">
            <text:p text:style-name="P160">2 kg</text:p>
          </table:table-cell>
        </table:table-row>
        <table:table-row table:style-name="Tabela23.1">
          <table:table-cell table:style-name="Tabela23.A3" office:value-type="string">
            <text:p text:style-name="P160">Ramo de visco</text:p>
          </table:table-cell>
          <table:table-cell table:style-name="Tabela23.A3" office:value-type="string">
            <text:p text:style-name="P160">1 Moeda de ouro</text:p>
          </table:table-cell>
          <table:table-cell table:style-name="Tabela23.C3" office:value-type="string">
            <text:p text:style-name="P160">-</text:p>
          </table:table-cell>
        </table:table-row>
      </table:table>
      <text:p text:style-name="P18"/>
      <text:p text:style-name="P21"><text:s/></text:p>
      <text:h text:style-name="P415" text:outline-level="1" text:is-list-header="true"/>
      <text:h text:style-name="P418" text:outline-level="1"/>
      <text:p text:style-name="P352"/>
      <text:h text:style-name="P417" text:outline-level="1" text:is-list-header="true"/>
      <text:p text:style-name="P28"/>
      <text:p text:style-name="P376"/>
      <text:p text:style-name="P377"><text:tab/></text:p>
      <text:p text:style-name="P376"/>
      <text:p text:style-name="P376"/>
      <text:p text:style-name="P376"/>
      <text:p text:style-name="P376"/>
      <text:p text:style-name="P376"/>
      <text:p text:style-name="P376"/>
      <text:p text:style-name="P376"/>
      <text:p text:style-name="P376"/>
      <text:p text:style-name="P376"><text:soft-page-break/></text:p>
      <text:h text:style-name="P433" text:outline-level="1" text:is-list-header="true">💼<text:span text:style-name="T615">Ocupações</text:span> </text:h>
      <text:p text:style-name="Standard"/>
      <text:h text:style-name="P434" text:outline-level="1" text:is-list-header="true">Profissões </text:h>
      <text:p text:style-name="Standard"><text:s/></text:p>
      <table:table table:name="Profissoes" table:style-name="Profissoes">
        <table:table-column table:style-name="Profissoes.A"/>
        <table:table-column table:style-name="Profissoes.B"/>
        <table:table-row table:style-name="Profissoes.1">
          <table:table-cell table:style-name="Profissoes.A1" office:value-type="string">
            <text:p text:style-name="P166">🔎Detetive</text:p>
          </table:table-cell>
          <table:table-cell table:style-name="Profissoes.B1" office:value-type="string">
            <text:p text:style-name="P166">+2🔍Investigação +1 💡Intuição</text:p>
          </table:table-cell>
        </table:table-row>
        <table:table-row table:style-name="Profissoes.1">
          <table:table-cell table:style-name="Profissoes.A2" office:value-type="string">
            <text:p text:style-name="P395">🧑‍⚕️<text:span text:style-name="T1">Médico</text:span></text:p>
          </table:table-cell>
          <table:table-cell table:style-name="Profissoes.B2" office:value-type="string">
            <text:p text:style-name="P166">+2🩺Medicina +1 🧬Ciência</text:p>
          </table:table-cell>
        </table:table-row>
        <table:table-row table:style-name="Profissoes.1">
          <table:table-cell table:style-name="Profissoes.A3" office:value-type="string">
            <text:p text:style-name="P166">📿Padre</text:p>
          </table:table-cell>
          <table:table-cell table:style-name="Profissoes.B3" office:value-type="string">
            <text:p text:style-name="P166">+2👻Sobrenatural +1 🗣️Influência</text:p>
          </table:table-cell>
        </table:table-row>
        <table:table-row table:style-name="Profissoes.1">
          <table:table-cell table:style-name="Profissoes.A2" office:value-type="string">
            <text:p text:style-name="P166">🔓Ladrão</text:p>
          </table:table-cell>
          <table:table-cell table:style-name="Profissoes.B2" office:value-type="string">
            <text:p text:style-name="P166">+2🃏Trapacear +1🥷Furtividade</text:p>
          </table:table-cell>
        </table:table-row>
        <table:table-row table:style-name="Profissoes.1">
          <table:table-cell table:style-name="Profissoes.A3" office:value-type="string">
            <text:p text:style-name="P166">🪖<text:span text:style-name="T614">Militar</text:span></text:p>
          </table:table-cell>
          <table:table-cell table:style-name="Profissoes.B3" office:value-type="string">
            <text:p text:style-name="P167">+2🎯Pontaria +<text:span text:style-name="T614">1</text:span>🏃Atletismo</text:p>
          </table:table-cell>
        </table:table-row>
        <table:table-row table:style-name="Profissoes.1">
          <table:table-cell table:style-name="Profissoes.A2" office:value-type="string">
            <text:p text:style-name="P166">👨‍🌾Fazendeiro </text:p>
          </table:table-cell>
          <table:table-cell table:style-name="Profissoes.B2" office:value-type="string">
            <text:p text:style-name="P166">+2🐕Adestramento +1 🌳Natureza</text:p>
          </table:table-cell>
        </table:table-row>
        <table:table-row table:style-name="Profissoes.7">
          <table:table-cell table:style-name="Profissoes.A3" office:value-type="string">
            <text:p text:style-name="P166">🏞Caçador</text:p>
          </table:table-cell>
          <table:table-cell table:style-name="Profissoes.B3" office:value-type="string">
            <text:p text:style-name="P166">+2🎯Pontaria +1 🌳Natureza</text:p>
          </table:table-cell>
        </table:table-row>
        <table:table-row table:style-name="Profissoes.1">
          <table:table-cell table:style-name="Profissoes.A2" office:value-type="string">
            <text:p text:style-name="P167"><text:span text:style-name="T33">🤑</text:span>Mercenário </text:p>
          </table:table-cell>
          <table:table-cell table:style-name="Profissoes.B2" office:value-type="string">
            <text:p text:style-name="P166">+2🎯Pontaria +1🔍Investigação</text:p>
          </table:table-cell>
        </table:table-row>
        <table:table-row table:style-name="Profissoes.1">
          <table:table-cell table:style-name="Profissoes.A3" office:value-type="string">
            <text:p text:style-name="P166"><text:s/>⚽Esportista </text:p>
          </table:table-cell>
          <table:table-cell table:style-name="Profissoes.B3" office:value-type="string">
            <text:p text:style-name="P166">+2🏃Atletismo +1🤺Reflexo</text:p>
          </table:table-cell>
        </table:table-row>
        <table:table-row table:style-name="Profissoes.7">
          <table:table-cell table:style-name="Profissoes.A2" office:value-type="string">
            <text:p text:style-name="P166">🤸Acrobata </text:p>
          </table:table-cell>
          <table:table-cell table:style-name="Profissoes.B2" office:value-type="string">
            <text:p text:style-name="P166">+2🤸Acrobacia +1🎭Atuação</text:p>
          </table:table-cell>
        </table:table-row>
        <table:table-row table:style-name="Profissoes.1">
          <table:table-cell table:style-name="Profissoes.A3" office:value-type="string">
            <text:p text:style-name="P166">🥊Pugilista </text:p>
          </table:table-cell>
          <table:table-cell table:style-name="Profissoes.B3" office:value-type="string">
            <text:p text:style-name="P166">+2🥊Briga +1🤺Reflexo </text:p>
          </table:table-cell>
        </table:table-row>
        <table:table-row table:style-name="Profissoes.1">
          <table:table-cell table:style-name="Profissoes.A2" office:value-type="string">
            <text:p text:style-name="P166">🚗Motorista </text:p>
          </table:table-cell>
          <table:table-cell table:style-name="Profissoes.B2" office:value-type="string">
            <text:p text:style-name="P166">+2🛞Condução +1 🗺️Localização </text:p>
          </table:table-cell>
        </table:table-row>
        <table:table-row table:style-name="Profissoes.1">
          <table:table-cell table:style-name="Profissoes.A3" office:value-type="string">
            <text:p text:style-name="P166">👮Policial </text:p>
          </table:table-cell>
          <table:table-cell table:style-name="Profissoes.B3" office:value-type="string">
            <text:p text:style-name="P166">+2🎯Pontaria +1🔍Investigação</text:p>
          </table:table-cell>
        </table:table-row>
        <table:table-row table:style-name="Profissoes.1">
          <table:table-cell table:style-name="Profissoes.A2" office:value-type="string">
            <text:p text:style-name="P166">🚔Policial da ronda </text:p>
          </table:table-cell>
          <table:table-cell table:style-name="Profissoes.B2" office:value-type="string">
            <text:p text:style-name="P166">+2🎯Pontaria +1🛞Condução</text:p>
          </table:table-cell>
        </table:table-row>
        <table:table-row table:style-name="Profissoes.1">
          <table:table-cell table:style-name="Profissoes.A3" office:value-type="string">
            <text:p text:style-name="P166">🕶️Segurança </text:p>
          </table:table-cell>
          <table:table-cell table:style-name="Profissoes.B3" office:value-type="string">
            <text:p text:style-name="P166">+2🫵Intimidação +1🥊Briga </text:p>
          </table:table-cell>
        </table:table-row>
        <table:table-row table:style-name="Profissoes.1">
          <table:table-cell table:style-name="Profissoes.A2" office:value-type="string">
            <text:p text:style-name="P166">🛋️Psicólogo </text:p>
          </table:table-cell>
          <table:table-cell table:style-name="Profissoes.B2" office:value-type="string">
            <text:p text:style-name="P166">+2🧘Sanidade +1🗣️Influência</text:p>
          </table:table-cell>
        </table:table-row>
        <table:table-row table:style-name="Profissoes.1">
          <table:table-cell table:style-name="Profissoes.A3" office:value-type="string">
            <text:p text:style-name="P166">🧑‍🔧Mecâni<text:span text:style-name="T597">co</text:span></text:p>
          </table:table-cell>
          <table:table-cell table:style-name="Profissoes.B3" office:value-type="string">
            <text:p text:style-name="P166">+2🧰Fabricação +1🗡️Manuseio</text:p>
          </table:table-cell>
        </table:table-row>
        <table:table-row table:style-name="Profissoes.1">
          <table:table-cell table:style-name="Profissoes.A2" office:value-type="string">
            <text:p text:style-name="P166">🪞Modelo </text:p>
          </table:table-cell>
          <table:table-cell table:style-name="Profissoes.B2" office:value-type="string">
            <text:p text:style-name="P166">+2🎖️Admiração +1🏃Atletismo</text:p>
          </table:table-cell>
        </table:table-row>
        <table:table-row table:style-name="Profissoes.1">
          <table:table-cell table:style-name="Profissoes.A3" office:value-type="string">
            <text:p text:style-name="P166">🧑‍🚒Bombeiro </text:p>
          </table:table-cell>
          <table:table-cell table:style-name="Profissoes.B3" office:value-type="string">
            <text:p text:style-name="P166">+2🧗🏻Determinação +1 🏋Fortitude</text:p>
          </table:table-cell>
        </table:table-row>
        <table:table-row table:style-name="Profissoes.1">
          <table:table-cell table:style-name="Profissoes.A2" office:value-type="string">
            <text:p text:style-name="P166">🛑Guarda </text:p>
          </table:table-cell>
          <table:table-cell table:style-name="Profissoes.B2" office:value-type="string">
            <text:p text:style-name="P166">+2🗡️Manuseio +1 🎯Pontaria</text:p>
          </table:table-cell>
        </table:table-row>
        <table:table-row table:style-name="Profissoes.1">
          <table:table-cell table:style-name="Profissoes.A3" office:value-type="string">
            <text:p text:style-name="P166">🥸Espião</text:p>
          </table:table-cell>
          <table:table-cell table:style-name="Profissoes.B3" office:value-type="string">
            <text:p text:style-name="P166">+2🥷Furtividade +1 🎭Atuação</text:p>
          </table:table-cell>
        </table:table-row>
        <table:table-row table:style-name="Profissoes.1">
          <table:table-cell table:style-name="Profissoes.A2" office:value-type="string">
            <text:p text:style-name="P166">🔬Cientista </text:p>
          </table:table-cell>
          <table:table-cell table:style-name="Profissoes.B2" office:value-type="string">
            <text:p text:style-name="P166">+2🧬Ciência +1🎓Erudição</text:p>
          </table:table-cell>
        </table:table-row>
        <table:table-row table:style-name="Profissoes.1">
          <table:table-cell table:style-name="Profissoes.A3" office:value-type="string">
            <text:p text:style-name="P166">🧮<text:span text:style-name="T612">Comerciante </text:span></text:p>
          </table:table-cell>
          <table:table-cell table:style-name="Profissoes.B3" office:value-type="string">
            <text:p text:style-name="P267">+2🗣️Influência +1 🎭Atuação </text:p>
          </table:table-cell>
        </table:table-row>
        <table:table-row table:style-name="Profissoes.1">
          <table:table-cell table:style-name="Profissoes.A2" office:value-type="string">
            <text:p text:style-name="P166">📸 <text:span text:style-name="T612">Artista</text:span></text:p>
          </table:table-cell>
          <table:table-cell table:style-name="Profissoes.B2" office:value-type="string">
            <text:p text:style-name="P267">+<text:span text:style-name="T613">2</text:span>🎭Atuação +<text:span text:style-name="T613">1</text:span> 🗣️Influência <text:s/></text:p>
          </table:table-cell>
        </table:table-row>
        <table:table-row table:style-name="Profissoes.1">
          <table:table-cell table:style-name="Profissoes.A3" office:value-type="string">
            <text:p text:style-name="P268">🌱 Agricultor</text:p>
          </table:table-cell>
          <table:table-cell table:style-name="Profissoes.B3" office:value-type="string">
            <text:p text:style-name="P69"><text:span text:style-name="T158">+</text:span><text:span text:style-name="T159">2</text:span><text:span text:style-name="T158"> </text:span><text:span text:style-name="T137">🏋️Fortitude <text:s/></text:span><text:span text:style-name="T160">+1🌳Natureza</text:span></text:p>
          </table:table-cell>
        </table:table-row>
        <table:table-row table:style-name="Profissoes.1">
          <table:table-cell table:style-name="Profissoes.A2" office:value-type="string">
            <text:p text:style-name="P268">⚓ <text:span text:style-name="T620">Marinheiro</text:span></text:p>
          </table:table-cell>
          <table:table-cell table:style-name="Profissoes.B2" office:value-type="string">
            <text:p text:style-name="P168">+<text:span text:style-name="T620">2</text:span>🗺️Localização +1🏃Atletismo</text:p>
          </table:table-cell>
        </table:table-row>
        <table:table-row table:style-name="Profissoes.1">
          <table:table-cell table:style-name="Profissoes.A3" office:value-type="string">
            <text:p text:style-name="P268">⛺ <text:span text:style-name="T621">Guia</text:span></text:p>
          </table:table-cell>
          <table:table-cell table:style-name="Profissoes.B3" office:value-type="string">
            <text:p text:style-name="P169">+<text:span text:style-name="T620">2</text:span>🗺️Localização <text:span text:style-name="T135">+1🌳Natureza</text:span></text:p>
          </table:table-cell>
        </table:table-row>
        <table:table-row table:style-name="Profissoes.1">
          <table:table-cell table:style-name="Profissoes.A2" office:value-type="string">
            <text:p text:style-name="P70">🧑‍💻 Técnico de informática </text:p>
          </table:table-cell>
          <table:table-cell table:style-name="Profissoes.B2" office:value-type="string">
            <text:p text:style-name="P70">+2🖥️Tecnologia +1 💡Intuição</text:p>
          </table:table-cell>
        </table:table-row>
        <table:table-row table:style-name="Profissoes.1">
          <table:table-cell table:style-name="Profissoes.A3" office:value-type="string">
            <text:p text:style-name="P70">🧑‍🏫<text:span text:style-name="T623">Professor </text:span></text:p>
          </table:table-cell>
          <table:table-cell table:style-name="Profissoes.B3" office:value-type="string">
            <text:p text:style-name="P170">+<text:span text:style-name="T623">2</text:span>🎓Erudição <text:span text:style-name="T369">+1 💡Intuição</text:span></text:p>
          </table:table-cell>
        </table:table-row>
      </table:table>
      <text:h text:style-name="P435" text:outline-level="1" text:is-list-header="true"><text:soft-page-break/>An<text:span text:style-name="T558">tecedentes</text:span></text:h>
      <text:p text:style-name="P395"/>
      <text:p text:style-name="P408"/>
      <table:table table:name="Antecedentes_1" table:style-name="Antecedentes_5f_1">
        <table:table-column table:style-name="Antecedentes_5f_1.A"/>
        <table:table-column table:style-name="Antecedentes_5f_1.B"/>
        <table:table-row table:style-name="Antecedentes_5f_1.1">
          <table:table-cell table:style-name="Antecedentes_5f_1.A1" table:number-rows-spanned="5" office:value-type="string">
            <text:p text:style-name="P127">Lenhador</text:p>
          </table:table-cell>
          <table:table-cell table:style-name="Antecedentes_5f_1.B1" office:value-type="string">
            <text:list xml:id="list740986190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266">💪 Força</text:span><text:span text:style-name="T117"> </text:span><text:span text:style-name="T401">+1</text:span><text:span text:style-name="T437">🤹</text:span><text:span text:style-name="T439">Destreza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2" office:value-type="string">
            <text:p text:style-name="P300"><text:span text:style-name="T648">+</text:span><text:span text:style-name="T654">2</text:span><text:span text:style-name="T50">🌳Natureza </text:span>+<text:span text:style-name="T654">1</text:span> <text:span text:style-name="T33">🗡️Manuseio </text:span></text:p>
          </table:table-cell>
        </table:table-row>
        <table:table-row table:style-name="Antecedentes_5f_1.3">
          <table:covered-table-cell table:style-name="Antecedentes_5f_1.A2"/>
          <table:table-cell table:style-name="Antecedentes_5f_1.B3" office:value-type="string">
            <text:list xml:id="list599123378" text:style-name="WWNum1aaaaaaaaaaaaaaaa">
              <text:list-item>
                <text:list>
                  <text:list-header>
                    <text:p text:style-name="P497"><text:span text:style-name="T661">2</text:span> <text:span text:style-name="T652">Roupas simples 1 </text:span><text:span text:style-name="T656">A</text:span><text:span text:style-name="T652">lgibeira com 3🪙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4" office:value-type="string">
            <text:list xml:id="list2263661334" text:style-name="WWNum1aaaaaaaaaaaaaaaaa">
              <text:list-item>
                <text:list>
                  <text:list-header>
                    <text:p text:style-name="P502">1 <text:span text:style-name="T658">Serrote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5" office:value-type="string">
            <text:p text:style-name="P94">1 <text:span text:style-name="T652">Machado </text:span></text:p>
          </table:table-cell>
        </table:table-row>
        <table:table-row>
          <table:table-cell table:style-name="Antecedentes_5f_1.A6" table:number-rows-spanned="5" office:value-type="string">
            <text:p text:style-name="P134"><text:span text:style-name="T647">⚔️ </text:span><text:span text:style-name="T420">Guerre</text:span><text:span text:style-name="T421">ir</text:span><text:span text:style-name="T420">o</text:span></text:p>
          </table:table-cell>
          <table:table-cell table:style-name="Antecedentes_5f_1.B6" office:value-type="string">
            <text:list xml:id="list114411539260686" text:continue-list="list740986190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266">💪 Força</text:span><text:span text:style-name="T117"> </text:span><text:span text:style-name="T401">+1</text:span><text:span text:style-name="T411">✊ </text:span><text:span text:style-name="T412">Constituiçã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6"/>
          <table:table-cell table:style-name="Antecedentes_5f_1.B7" office:value-type="string">
            <text:list xml:id="list4244022753" text:style-name="WWNum1aaaaaaaaaaaaaaaaaaaaaaaaaaaaaaaaaaaaaaaaaaaaaaaaaaaaaaaaaaaaaaaaaaaaa">
              <text:list-item>
                <text:list>
                  <text:list-header>
                    <text:p text:style-name="P521"><text:span text:style-name="T117">+2🗡️</text:span><text:span text:style-name="T128">Manuseio </text:span><text:span text:style-name="T117">+</text:span><text:span text:style-name="T122">1</text:span><text:span text:style-name="T128">🏃‍♂️Atletism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8"/>
          <table:table-cell table:style-name="Antecedentes_5f_1.B8" office:value-type="string">
            <text:list xml:id="list4291787170" text:style-name="WWNum1aaaaaaaaaaaaaaaaaaaaaaaaaaaaaaaaaaaaaaaaaaaaaaaaaaaaaaaaaaaaaaaaaaaaaa">
              <text:list-item>
                <text:list>
                  <text:list-header>
                    <text:p text:style-name="P470">1 Roupa viajante 1 <text:span text:style-name="T656">A</text:span>lgibeira com 5🪙</text:p>
                  </text:list-header>
                </text:list>
              </text:list-item>
            </text:list>
          </table:table-cell>
        </table:table-row>
        <table:table-row table:style-name="Antecedentes_5f_1.9">
          <table:covered-table-cell table:style-name="Antecedentes_5f_1.A8"/>
          <table:table-cell table:style-name="Antecedentes_5f_1.B9" office:value-type="string">
            <text:list xml:id="list767384302" text:style-name="WWNum1aaaaaaaaaaaaaaaaaaaaaaaaaaaaaaaaaaaaaaaaaaaaaaaaaaaaaaaaaaaaaaaaaaaaaaa">
              <text:list-item>
                <text:list>
                  <text:list-header>
                    <text:p text:style-name="P473">1 Escudo <text:span text:style-name="T659">p</text:span><text:span text:style-name="T655">equeno </text:span><text:span text:style-name="T659">p</text:span><text:span text:style-name="T655">erfurad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8"/>
          <table:table-cell table:style-name="Antecedentes_5f_1.B10" office:value-type="string">
            <text:list xml:id="list3890081854" text:style-name="WWNum1aaaaaaaaaaaaaaaaaaaaaaaaaaaaaaaaaaaaaaaaaaaaaaaaaaaaaaaaaaaaaaaaaaaaaaaa">
              <text:list-item>
                <text:list>
                  <text:list-header>
                    <text:p text:style-name="P478">1 Espada <text:span text:style-name="T659">c</text:span>urta <text:span text:style-name="T659">q</text:span><text:span text:style-name="T658">uebrada</text:span></text:p>
                  </text:list-header>
                </text:list>
              </text:list-item>
            </text:list>
          </table:table-cell>
        </table:table-row>
        <table:table-row>
          <table:table-cell table:style-name="Antecedentes_5f_1.A2" table:number-rows-spanned="5" office:value-type="string">
            <text:p text:style-name="P124">🏛️ </text:p>
            <text:p text:style-name="P124">Gladiador</text:p>
          </table:table-cell>
          <table:table-cell table:style-name="Antecedentes_5f_1.B11" office:value-type="string">
            <text:list xml:id="list114411118632399" text:continue-list="list114411539260686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266">💪 Força</text:span><text:span text:style-name="T370"> </text:span><text:span text:style-name="T368">+1</text:span><text:span text:style-name="T323"> </text:span><text:span text:style-name="T310">🤝Carisma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12" office:value-type="string">
            <text:list xml:id="list114410409648614" text:continue-list="list4244022753" text:style-name="WWNum1aaaaaaaaaaaaaaaaaaaaaaaaaaaaaaaaaaaaaaaaaaaaaaaaaaaaaaaaaaaaaaaaaaaaa">
              <text:list-item>
                <text:list>
                  <text:list-header>
                    <text:p text:style-name="P521"><text:span text:style-name="T117">+2</text:span><text:span text:style-name="T128"> 🏃‍♂️Atletismo </text:span><text:span text:style-name="T117">+</text:span><text:span text:style-name="T125">1</text:span><text:span text:style-name="T128"> 🎭Atuaçã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13" office:value-type="string">
            <text:list xml:id="list114411840583623" text:continue-list="list4291787170" text:style-name="WWNum1aaaaaaaaaaaaaaaaaaaaaaaaaaaaaaaaaaaaaaaaaaaaaaaaaaaaaaaaaaaaaaaaaaaaaa">
              <text:list-item>
                <text:list>
                  <text:list-header>
                    <text:p text:style-name="P470">1 <text:span text:style-name="T657">Fantasia </text:span>simples 1 <text:span text:style-name="T658">A</text:span>lgibeira com <text:span text:style-name="T645">2</text:span>🪙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14" office:value-type="string">
            <text:list xml:id="list114410604993734" text:continue-list="list767384302" text:style-name="WWNum1aaaaaaaaaaaaaaaaaaaaaaaaaaaaaaaaaaaaaaaaaaaaaaaaaaaaaaaaaaaaaaaaaaaaaaa">
              <text:list-item>
                <text:list>
                  <text:list-header>
                    <text:p text:style-name="P473">1 Escudo <text:span text:style-name="T660">p</text:span>equeno <text:span text:style-name="T658">de </text:span><text:span text:style-name="T660">m</text:span><text:span text:style-name="T658">adeira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15" office:value-type="string">
            <text:list xml:id="list114411067998582" text:continue-list="list3890081854" text:style-name="WWNum1aaaaaaaaaaaaaaaaaaaaaaaaaaaaaaaaaaaaaaaaaaaaaaaaaaaaaaaaaaaaaaaaaaaaaaaa">
              <text:list-item>
                <text:list>
                  <text:list-header>
                    <text:p text:style-name="P478">1 <text:span text:style-name="T658">E</text:span>spada <text:span text:style-name="T660">c</text:span>urta <text:span text:style-name="T660">e</text:span>nferrujada</text:p>
                  </text:list-header>
                </text:list>
              </text:list-item>
            </text:list>
          </table:table-cell>
        </table:table-row>
        <table:table-row>
          <table:table-cell table:style-name="Antecedentes_5f_1.A6" table:number-rows-spanned="5" office:value-type="string">
            <text:p text:style-name="P124">🛑 </text:p>
            <text:p text:style-name="P124">Guarda</text:p>
          </table:table-cell>
          <table:table-cell table:style-name="Antecedentes_5f_1.B16" office:value-type="string">
            <text:list xml:id="list114411075503980" text:continue-list="list114411118632399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266">💪 Força</text:span><text:span text:style-name="T117"> </text:span><text:span text:style-name="T136">+1</text:span><text:span text:style-name="T310"> </text:span><text:span text:style-name="T320">🧠 Intelect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6"/>
          <table:table-cell table:style-name="Antecedentes_5f_1.B17" office:value-type="string">
            <text:list xml:id="list114410805726855" text:continue-list="list114410409648614" text:style-name="WWNum1aaaaaaaaaaaaaaaaaaaaaaaaaaaaaaaaaaaaaaaaaaaaaaaaaaaaaaaaaaaaaaaaaaaaa">
              <text:list-item>
                <text:list>
                  <text:list-header>
                    <text:p text:style-name="P521"><text:span text:style-name="T117">+2</text:span><text:span text:style-name="T128"> </text:span><text:span text:style-name="T117">🏃‍♂️</text:span><text:span text:style-name="T128">Atletismo </text:span><text:span text:style-name="T117">+1</text:span><text:span text:style-name="T128">🔍Investigaçã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6"/>
          <table:table-cell table:style-name="Antecedentes_5f_1.B18" office:value-type="string">
            <text:list xml:id="list114411273537948" text:continue-list="list114411840583623" text:style-name="WWNum1aaaaaaaaaaaaaaaaaaaaaaaaaaaaaaaaaaaaaaaaaaaaaaaaaaaaaaaaaaaaaaaaaaaaaa">
              <text:list-item>
                <text:list>
                  <text:list-header>
                    <text:p text:style-name="P470">2 Roupas comum 1 <text:span text:style-name="T664">A</text:span>lgibeira com 8 🪙</text:p>
                  </text:list-header>
                </text:list>
              </text:list-item>
            </text:list>
          </table:table-cell>
        </table:table-row>
        <table:table-row table:style-name="Antecedentes_5f_1.19">
          <table:covered-table-cell table:style-name="Antecedentes_5f_1.A6"/>
          <table:table-cell table:style-name="Antecedentes_5f_1.B19" office:value-type="string">
            <text:list xml:id="list114410020890901" text:continue-list="list114410604993734" text:style-name="WWNum1aaaaaaaaaaaaaaaaaaaaaaaaaaaaaaaaaaaaaaaaaaaaaaaaaaaaaaaaaaaaaaaaaaaaaaa">
              <text:list-item>
                <text:list>
                  <text:list-header>
                    <text:p text:style-name="P474">1 Apito de advertência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6"/>
          <table:table-cell table:style-name="Antecedentes_5f_1.B20" office:value-type="string">
            <text:list xml:id="list114410728058365" text:continue-list="list114411067998582" text:style-name="WWNum1aaaaaaaaaaaaaaaaaaaaaaaaaaaaaaaaaaaaaaaaaaaaaaaaaaaaaaaaaaaaaaaaaaaaaaaa">
              <text:list-item>
                <text:list>
                  <text:list-header>
                    <text:p text:style-name="P478">1 Lanterna cobert<text:span text:style-name="T663">a</text:span></text:p>
                  </text:list-header>
                </text:list>
              </text:list-item>
            </text:list>
          </table:table-cell>
        </table:table-row>
        <table:table-row table:style-name="Antecedentes_5f_1.21">
          <table:table-cell table:style-name="Antecedentes_5f_1.A2" table:number-rows-spanned="5" office:value-type="string">
            <text:list xml:id="list3692855288" text:style-name="WWNum1aaaaaaaaaaaaaaaaaaaaaaaaaaaaaa">
              <text:list-header>
                <text:p text:style-name="P445">⛏️</text:p>
                <text:p text:style-name="P445">Minerador</text:p>
              </text:list-header>
            </text:list>
          </table:table-cell>
          <table:table-cell table:style-name="Antecedentes_5f_1.B21" office:value-type="string">
            <text:list xml:id="list114410148331911" text:continue-list="list114411075503980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266">💪 Força</text:span><text:span text:style-name="T370"> </text:span><text:span text:style-name="T136">+1</text:span><text:span text:style-name="T338">👁️ Percepçã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22" office:value-type="string">
            <text:p text:style-name="P295">+2 <text:span text:style-name="T33">🏋️Fortitude </text:span><text:span text:style-name="T649">+</text:span><text:span text:style-name="T651">1</text:span><text:span text:style-name="T51">🌳Natureza</text:span></text:p>
          </table:table-cell>
        </table:table-row>
        <table:table-row>
          <table:covered-table-cell table:style-name="Antecedentes_5f_1.A2"/>
          <table:table-cell table:style-name="Antecedentes_5f_1.B23" office:value-type="string">
            <text:list xml:id="list114410303516472" text:continue-list="list599123378" text:style-name="WWNum1aaaaaaaaaaaaaaaa">
              <text:list-item>
                <text:list>
                  <text:list-header>
                    <text:p text:style-name="P498"><text:span text:style-name="T661">2</text:span> <text:span text:style-name="T652">Roupas simples 1 </text:span><text:span text:style-name="T656">A</text:span><text:span text:style-name="T652">lgibeira com </text:span><text:span text:style-name="T662">3</text:span><text:span text:style-name="T652">🪙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24" office:value-type="string">
            <text:list xml:id="list114411529739632" text:continue-list="list2263661334" text:style-name="WWNum1aaaaaaaaaaaaaaaaa">
              <text:list-item>
                <text:list>
                  <text:list-header>
                    <text:p text:style-name="P504">20 Tochas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2"/>
          <table:table-cell table:style-name="Antecedentes_5f_1.B25" office:value-type="string">
            <text:p text:style-name="P94">1 <text:span text:style-name="T665">Picareta</text:span></text:p>
          </table:table-cell>
        </table:table-row>
        <table:table-row>
          <table:table-cell table:style-name="Antecedentes_5f_1.A6" table:number-rows-spanned="5" office:value-type="string">
            <text:p text:style-name="P128">🐎</text:p>
            <text:p text:style-name="P128">Cocheiro</text:p>
          </table:table-cell>
          <table:table-cell table:style-name="Antecedentes_5f_1.B26" office:value-type="string">
            <text:list xml:id="list114411189292746" text:continue-list="list3692855288" text:style-name="WWNum1aaaaaaaaaaaaaaaaaaaaaaaaaaaaaa">
              <text:list-item>
                <text:list>
                  <text:list-header>
                    <text:p text:style-name="P529"><text:span text:style-name="T397">+</text:span><text:span text:style-name="T399">2</text:span><text:span text:style-name="T440">🤹</text:span><text:span text:style-name="T441">Destreza </text:span><text:span text:style-name="T428">+</text:span><text:span text:style-name="T431">1</text:span><text:span text:style-name="T432"> </text:span><text:span text:style-name="T442">💪 Força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6"/>
          <table:table-cell table:style-name="Antecedentes_5f_1.B27" office:value-type="string">
            <text:p text:style-name="P294">+2<text:span text:style-name="T593">🛞Condução </text:span><text:span text:style-name="T595">+</text:span><text:span text:style-name="T596">1</text:span><text:span text:style-name="T594">🗺️Localizar</text:span></text:p>
          </table:table-cell>
        </table:table-row>
        <table:table-row>
          <table:covered-table-cell table:style-name="Antecedentes_5f_1.A6"/>
          <table:table-cell table:style-name="Antecedentes_5f_1.B28" office:value-type="string">
            <text:list xml:id="list114410679456633" text:continue-list="list114410303516472" text:style-name="WWNum1aaaaaaaaaaaaaaaa">
              <text:list-item>
                <text:list>
                  <text:list-header>
                    <text:p text:style-name="P482">2 Roupas comum 1 <text:span text:style-name="T666">A</text:span>lgibeira com <text:span text:style-name="T653">4</text:span> 🪙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6"/>
          <table:table-cell table:style-name="Antecedentes_5f_1.B29" office:value-type="string">
            <text:list xml:id="list114412131793033" text:continue-list="list114411529739632" text:style-name="WWNum1aaaaaaaaaaaaaaaaa">
              <text:list-item>
                <text:list>
                  <text:list-header>
                    <text:p text:style-name="P503">1 <text:span text:style-name="T653">Caval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6"/>
          <table:table-cell table:style-name="Antecedentes_5f_1.B30" office:value-type="string">
            <text:p text:style-name="P95">1 <text:span text:style-name="T653">Carroça</text:span></text:p>
          </table:table-cell>
        </table:table-row>
        <text:soft-page-break/>
        <table:table-row>
          <table:table-cell table:style-name="Antecedentes_5f_1.A2" table:number-rows-spanned="5" office:value-type="string">
            <text:p text:style-name="P124">🐀</text:p>
            <text:p text:style-name="P335">Órfão</text:p>
          </table:table-cell>
          <table:table-cell table:style-name="Antecedentes_5f_1.B31" office:value-type="string">
            <text:list xml:id="list114411841495694" text:continue-list="list114410148331911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324">🤹</text:span><text:span text:style-name="T323">Destreza </text:span><text:span text:style-name="T403">+1</text:span><text:span text:style-name="T413">✊ </text:span><text:span text:style-name="T412">Constituiçã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32"/>
          <table:table-cell table:style-name="Antecedentes_5f_1.B32" office:value-type="string">
            <text:list xml:id="list114411038565178" text:continue-list="list114410805726855" text:style-name="WWNum1aaaaaaaaaaaaaaaaaaaaaaaaaaaaaaaaaaaaaaaaaaaaaaaaaaaaaaaaaaaaaaaaaaaaa">
              <text:list-item>
                <text:list>
                  <text:list-header>
                    <text:p text:style-name="P543"><text:span text:style-name="T481">+2</text:span> 🥷Furtividade <text:span text:style-name="T481">+</text:span><text:span text:style-name="T503">1</text:span>🃏Trapacear</text:p>
                  </text:list-header>
                </text:list>
              </text:list-item>
            </text:list>
          </table:table-cell>
        </table:table-row>
        <table:table-row table:style-name="Antecedentes_5f_1.33">
          <table:covered-table-cell table:style-name="Antecedentes_5f_1.A32"/>
          <table:table-cell table:style-name="Antecedentes_5f_1.B33" office:value-type="string">
            <text:list xml:id="list114412032654288" text:continue-list="list114411273537948" text:style-name="WWNum1aaaaaaaaaaaaaaaaaaaaaaaaaaaaaaaaaaaaaaaaaaaaaaaaaaaaaaaaaaaaaaaaaaaaaa">
              <text:list-item>
                <text:list>
                  <text:list-header>
                    <text:p text:style-name="P470">1 Roupa comum 1 <text:span text:style-name="T667">A</text:span>lgibeira com 10 🪙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32"/>
          <table:table-cell table:style-name="Antecedentes_5f_1.B34" office:value-type="string">
            <text:list xml:id="list114412009663679" text:continue-list="list114410020890901" text:style-name="WWNum1aaaaaaaaaaaaaaaaaaaaaaaaaaaaaaaaaaaaaaaaaaaaaaaaaaaaaaaaaaaaaaaaaaaaaaa">
              <text:list-item>
                <text:list>
                  <text:list-header>
                    <text:p text:style-name="P473">1 Objeto <text:span text:style-name="T667">que</text:span> seus pais <text:span text:style-name="T667">deixaram 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Antecedentes_5f_1.A32"/>
          <table:table-cell table:style-name="Antecedentes_5f_1.B35" office:value-type="string">
            <text:list xml:id="list114411834275095" text:continue-list="list114410728058365" text:style-name="WWNum1aaaaaaaaaaaaaaaaaaaaaaaaaaaaaaaaaaaaaaaaaaaaaaaaaaaaaaaaaaaaaaaaaaaaaaaa">
              <text:list-item>
                <text:list>
                  <text:list-header>
                    <text:p text:style-name="P478">1 Faca pequena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6" table:number-rows-spanned="5" office:value-type="string">
            <text:p text:style-name="P128">🧹</text:p>
            <text:p text:style-name="P128">Serviçal</text:p>
          </table:table-cell>
          <table:table-cell table:style-name="Antecedentes_5f_1.B36" office:value-type="string">
            <text:list xml:id="list114410306295279" text:continue-list="list114411841495694" text:style-name="WWNum1aaaaaaaaaaaaaaaaaaaaaaaaaaaaaaaaaaaaaaaaaaaaaaaaaaaaaaaaaaaaaaaaaaaa">
              <text:list-item>
                <text:list>
                  <text:list-header>
                    <text:p text:style-name="P527"><text:span text:style-name="T400">+</text:span><text:span text:style-name="T402">2</text:span><text:span text:style-name="T436">🤹</text:span><text:span text:style-name="T438">Destreza </text:span><text:span text:style-name="T429">+</text:span><text:span text:style-name="T431">1</text:span><text:span text:style-name="T433"> </text:span><text:span text:style-name="T426">🤝Carism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37" office:value-type="string">
            <text:p text:style-name="P295">+2<text:span text:style-name="T33">🧘Sanidade </text:span><text:span text:style-name="T649">+1</text:span><text:span text:style-name="T51">💡Intuição</text:span></text:p>
          </table:table-cell>
        </table:table-row>
        <table:table-row table:style-name="Antecedentes_5f_1.36">
          <table:covered-table-cell table:style-name="Antecedentes_5f_1.A36"/>
          <table:table-cell table:style-name="Antecedentes_5f_1.B38" office:value-type="string">
            <text:list xml:id="list114411368813006" text:continue-list="list114410679456633" text:style-name="WWNum1aaaaaaaaaaaaaaaa">
              <text:list-item>
                <text:list>
                  <text:list-header>
                    <text:p text:style-name="P499"><text:span text:style-name="T668">2</text:span> <text:span text:style-name="T668">Roupas finas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39" office:value-type="string">
            <text:list xml:id="list114411283680597" text:continue-list="list114412131793033" text:style-name="WWNum1aaaaaaaaaaaaaaaaa">
              <text:list-item>
                <text:list>
                  <text:list-header>
                    <text:p text:style-name="P502">1 <text:span text:style-name="T686">Bandeija</text:span><text:span text:style-name="T668"> 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40" office:value-type="string">
            <text:p text:style-name="P94">1 <text:span text:style-name="T668">Faca</text:span></text:p>
          </table:table-cell>
        </table:table-row>
        <table:table-row table:style-name="Antecedentes_5f_1.36">
          <table:table-cell table:style-name="Antecedentes_5f_1.A32" table:number-rows-spanned="5" office:value-type="string">
            <text:p text:style-name="P134"><text:span text:style-name="T423">🦹 C</text:span><text:span text:style-name="T424">riminoso</text:span></text:p>
          </table:table-cell>
          <table:table-cell table:style-name="Antecedentes_5f_1.B41" office:value-type="string">
            <text:list xml:id="list114410378006148" text:continue-list="list114410306295279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324">🤹</text:span><text:span text:style-name="T323">Destreza </text:span><text:span text:style-name="T136">+1</text:span><text:span text:style-name="T415">🧠 Intelect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41" office:value-type="string">
            <text:list xml:id="list114411116921168" text:continue-list="list114411038565178" text:style-name="WWNum1aaaaaaaaaaaaaaaaaaaaaaaaaaaaaaaaaaaaaaaaaaaaaaaaaaaaaaaaaaaaaaaaaaaaa">
              <text:list-item>
                <text:list>
                  <text:list-header>
                    <text:p text:style-name="P543">+2 🥷Furtividade <text:span text:style-name="T481">+</text:span><text:span text:style-name="T505">1</text:span>🃏Trapacear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41" office:value-type="string">
            <text:list xml:id="list114411288258816" text:continue-list="list114412032654288" text:style-name="WWNum1aaaaaaaaaaaaaaaaaaaaaaaaaaaaaaaaaaaaaaaaaaaaaaaaaaaaaaaaaaaaaaaaaaaaaa">
              <text:list-item>
                <text:list>
                  <text:list-header>
                    <text:p text:style-name="P470">1 <text:span text:style-name="T669">R</text:span>oupa escura comum com capuz 1 <text:span text:style-name="T669">A</text:span>lgibeira com 15 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41" office:value-type="string">
            <text:list xml:id="list114411416344937" text:continue-list="list114412009663679" text:style-name="WWNum1aaaaaaaaaaaaaaaaaaaaaaaaaaaaaaaaaaaaaaaaaaaaaaaaaaaaaaaaaaaaaaaaaaaaaaa">
              <text:list-item>
                <text:list>
                  <text:list-header>
                    <text:p text:style-name="P473">2 <text:span text:style-name="T669">A</text:span>dagas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41" office:value-type="string">
            <text:list xml:id="list114412029795306" text:continue-list="list114411834275095" text:style-name="WWNum1aaaaaaaaaaaaaaaaaaaaaaaaaaaaaaaaaaaaaaaaaaaaaaaaaaaaaaaaaaaaaaaaaaaaaaaa">
              <text:list-item>
                <text:list>
                  <text:list-header>
                    <text:p text:style-name="P478">1 Pé de cabra 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6" table:number-rows-spanned="5" office:value-type="string">
            <text:p text:style-name="P134"><text:span text:style-name="T647">🏹 </text:span><text:span text:style-name="T423">Caçador</text:span></text:p>
          </table:table-cell>
          <table:table-cell table:style-name="Antecedentes_5f_1.B46" office:value-type="string">
            <text:list xml:id="list114410073431042" text:continue-list="list114410378006148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324">🤹</text:span><text:span text:style-name="T323">Destreza </text:span><text:span text:style-name="T136">+1</text:span><text:span text:style-name="T425">👁️ Percepçã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46" office:value-type="string">
            <text:list xml:id="list114410233582336" text:continue-list="list114411116921168" text:style-name="WWNum1aaaaaaaaaaaaaaaaaaaaaaaaaaaaaaaaaaaaaaaaaaaaaaaaaaaaaaaaaaaaaaaaaaaaa">
              <text:list-item>
                <text:list>
                  <text:list-header>
                    <text:p text:style-name="P522"><text:span text:style-name="T117">+2</text:span><text:span text:style-name="T128">🌳Natureza </text:span><text:span text:style-name="T117">+</text:span><text:span text:style-name="T124">1 </text:span><text:span text:style-name="T131">🎯Pontari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46" office:value-type="string">
            <text:list xml:id="list114410825605510" text:continue-list="list114411288258816" text:style-name="WWNum1aaaaaaaaaaaaaaaaaaaaaaaaaaaaaaaaaaaaaaaaaaaaaaaaaaaaaaaaaaaaaaaaaaaaaa">
              <text:list-item>
                <text:list>
                  <text:list-header>
                    <text:p text:style-name="P470">1 Roupa viajante 1 Algibeira com 5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46" office:value-type="string">
            <text:list xml:id="list114411752123165" text:continue-list="list114411416344937" text:style-name="WWNum1aaaaaaaaaaaaaaaaaaaaaaaaaaaaaaaaaaaaaaaaaaaaaaaaaaaaaaaaaaaaaaaaaaaaaaa">
              <text:list-item>
                <text:list>
                  <text:list-header>
                    <text:p text:style-name="P473">1 Arco curto 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46" office:value-type="string">
            <text:list xml:id="list114410696630026" text:continue-list="list114412029795306" text:style-name="WWNum1aaaaaaaaaaaaaaaaaaaaaaaaaaaaaaaaaaaaaaaaaaaaaaaaaaaaaaaaaaaaaaaaaaaaaaaa">
              <text:list-item>
                <text:list>
                  <text:list-header>
                    <text:p text:style-name="P479">1 Aljava 20 Flechas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2" table:number-rows-spanned="5" office:value-type="string">
            <text:p text:style-name="P336">🏇</text:p>
            <text:p text:style-name="P339">Cavaleiro</text:p>
          </table:table-cell>
          <table:table-cell table:style-name="Antecedentes_5f_1.B51" office:value-type="string">
            <text:list xml:id="list114410171563455" text:continue-list="list114410073431042" text:style-name="WWNum1aaaaaaaaaaaaaaaaaaaaaaaaaaaaaaaaaaaaaaaaaaaaaaaaaaaaaaaaaaaaaaaaaaaa">
              <text:list-item>
                <text:list>
                  <text:list-header>
                    <text:p text:style-name="P527"><text:span text:style-name="T481">+2</text:span> <text:span text:style-name="T413">✊ </text:span><text:span text:style-name="T412">Constituição</text:span> <text:span text:style-name="T481">+1</text:span> <text:span text:style-name="T266">💪 Forç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51" office:value-type="string">
            <text:list xml:id="list114411502627538" text:continue-list="list114410233582336" text:style-name="WWNum1aaaaaaaaaaaaaaaaaaaaaaaaaaaaaaaaaaaaaaaaaaaaaaaaaaaaaaaaaaaaaaaaaaaaa">
              <text:list-item>
                <text:list>
                  <text:list-header>
                    <text:p text:style-name="P534"><text:span text:style-name="T90"><text:s/></text:span><text:span text:style-name="T95">+2</text:span><text:span text:style-name="T250">🛞Condução </text:span><text:span text:style-name="T252">+2️</text:span><text:span text:style-name="T250">🧗🏻Determinaçã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51" office:value-type="string">
            <text:list xml:id="list114410823675328" text:continue-list="list114410825605510" text:style-name="WWNum1aaaaaaaaaaaaaaaaaaaaaaaaaaaaaaaaaaaaaaaaaaaaaaaaaaaaaaaaaaaaaaaaaaaaaa">
              <text:list-item>
                <text:list>
                  <text:list-header>
                    <text:p text:style-name="P471">1 Roupa Viajante 1 Algibeira com 10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51" office:value-type="string">
            <text:list xml:id="list114410489168692" text:continue-list="list114411752123165" text:style-name="WWNum1aaaaaaaaaaaaaaaaaaaaaaaaaaaaaaaaaaaaaaaaaaaaaaaaaaaaaaaaaaaaaaaaaaaaaaa">
              <text:list-item>
                <text:list>
                  <text:list-header>
                    <text:p text:style-name="P473">1 Cavalo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51" office:value-type="string">
            <text:list xml:id="list114411146941500" text:continue-list="list114410696630026" text:style-name="WWNum1aaaaaaaaaaaaaaaaaaaaaaaaaaaaaaaaaaaaaaaaaaaaaaaaaaaaaaaaaaaaaaaaaaaaaaaa">
              <text:list-item>
                <text:list>
                  <text:list-header>
                    <text:p text:style-name="P478">1 Estandarte 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6" table:number-rows-spanned="5" office:value-type="string">
            <text:p text:style-name="P138">Monge</text:p>
          </table:table-cell>
          <table:table-cell table:style-name="Antecedentes_5f_1.B56" office:value-type="string">
            <text:list xml:id="list114410212300284" text:continue-list="list114410171563455" text:style-name="WWNum1aaaaaaaaaaaaaaaaaaaaaaaaaaaaaaaaaaaaaaaaaaaaaaaaaaaaaaaaaaaaaaaaaaaa">
              <text:list-item>
                <text:list>
                  <text:list-header>
                    <text:p text:style-name="P527"><text:span text:style-name="T403">+2</text:span><text:span text:style-name="T405"> </text:span><text:span text:style-name="T413">✊ </text:span><text:span text:style-name="T412">Constituição </text:span><text:span text:style-name="T403">+1</text:span><text:span text:style-name="T412"> </text:span><text:span text:style-name="T437">🤹</text:span><text:span text:style-name="T439">Destrez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56" office:value-type="string">
            <text:p text:style-name="P301">+<text:span text:style-name="T681">2 </text:span><text:span text:style-name="T54">🧘Sanidade </text:span>+<text:span text:style-name="T681">1</text:span> <text:span text:style-name="T33">🏋️Fortitude</text:span></text:p>
          </table:table-cell>
        </table:table-row>
        <table:table-row table:style-name="Antecedentes_5f_1.36">
          <table:covered-table-cell table:style-name="Antecedentes_5f_1.A36"/>
          <table:table-cell table:style-name="Antecedentes_5f_1.B56" office:value-type="string">
            <text:list xml:id="list114410046071518" text:continue-list="list114411368813006" text:style-name="WWNum1aaaaaaaaaaaaaaaa">
              <text:list-item>
                <text:list>
                  <text:list-header>
                    <text:p text:style-name="P500">1 <text:span text:style-name="T681">Manto simples 1 Algibeira com 2🪙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56" office:value-type="string">
            <text:list xml:id="list114410170004590" text:continue-list="list114411283680597" text:style-name="WWNum1aaaaaaaaaaaaaaaaa">
              <text:list-item>
                <text:list>
                  <text:list-header>
                    <text:p text:style-name="P502">1 <text:span text:style-name="T682">Colar de esferas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56" office:value-type="string">
            <text:p text:style-name="P94">1 <text:span text:style-name="T682">Bastão </text:span></text:p>
          </table:table-cell>
        </table:table-row>
        <table:table-row table:style-name="Antecedentes_5f_1.36">
          <table:table-cell table:style-name="Antecedentes_5f_1.A32" table:number-rows-spanned="5" office:value-type="string">
            <text:p text:style-name="P335">🫅</text:p>
            <text:p text:style-name="P135"><text:span text:style-name="T424">N</text:span><text:span text:style-name="T422">obre</text:span></text:p>
          </table:table-cell>
          <table:table-cell table:style-name="Antecedentes_5f_1.B61" office:value-type="string">
            <text:list xml:id="list114412045517048" text:continue-list="list114410212300284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413">✊ </text:span><text:span text:style-name="T412">Constituição</text:span><text:span text:style-name="T323"> </text:span><text:span text:style-name="T136">+1</text:span><text:span text:style-name="T426">🤝Carism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61" office:value-type="string">
            <text:list xml:id="list114411821572032" text:continue-list="list114411502627538" text:style-name="WWNum1aaaaaaaaaaaaaaaaaaaaaaaaaaaaaaaaaaaaaaaaaaaaaaaaaaaaaaaaaaaaaaaaaaaaa">
              <text:list-item>
                <text:list>
                  <text:list-header>
                    <text:p text:style-name="P543"><text:span text:style-name="T481">+2</text:span>🗣️Influência <text:span text:style-name="T481">+1</text:span>🎓Erudição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61" office:value-type="string">
            <text:list xml:id="list114410215097560" text:continue-list="list114410823675328" text:style-name="WWNum1aaaaaaaaaaaaaaaaaaaaaaaaaaaaaaaaaaaaaaaaaaaaaaaaaaaaaaaaaaaaaaaaaaaaaa">
              <text:list-item>
                <text:list>
                  <text:list-header>
                    <text:p text:style-name="P470">2 Roupas finas 1 Algibeira com 25 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61" office:value-type="string">
            <text:list xml:id="list114410603100928" text:continue-list="list114410489168692" text:style-name="WWNum1aaaaaaaaaaaaaaaaaaaaaaaaaaaaaaaaaaaaaaaaaaaaaaaaaaaaaaaaaaaaaaaaaaaaaaa">
              <text:list-item>
                <text:list>
                  <text:list-header>
                    <text:p text:style-name="P473">1 Relicário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61" office:value-type="string">
            <text:list xml:id="list114411267739006" text:continue-list="list114411146941500" text:style-name="WWNum1aaaaaaaaaaaaaaaaaaaaaaaaaaaaaaaaaaaaaaaaaaaaaaaaaaaaaaaaaaaaaaaaaaaaaaaa">
              <text:list-item>
                <text:list>
                  <text:list-header>
                    <text:p text:style-name="P480"><text:s/>1 Perfume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6" table:number-rows-spanned="5" office:value-type="string">
            <text:p text:style-name="P134"><text:span text:style-name="T647">👨‍🌾 </text:span><text:span text:style-name="T424">Fazendeiro</text:span></text:p>
          </table:table-cell>
          <table:table-cell table:style-name="Antecedentes_5f_1.B66" office:value-type="string">
            <text:list xml:id="list114411038975011" text:continue-list="list114412045517048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413">✊ </text:span><text:span text:style-name="T412">Constituição</text:span><text:span text:style-name="T323"> </text:span><text:span text:style-name="T136">+1</text:span><text:span text:style-name="T415">🧠 Intelect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66" office:value-type="string">
            <text:list xml:id="list114411187661297" text:continue-list="list114411821572032" text:style-name="WWNum1aaaaaaaaaaaaaaaaaaaaaaaaaaaaaaaaaaaaaaaaaaaaaaaaaaaaaaaaaaaaaaaaaaaaa">
              <text:list-item>
                <text:list>
                  <text:list-header>
                    <text:p text:style-name="P543"><text:span text:style-name="T481">+2</text:span>🐕Adestramento <text:span text:style-name="T481">+</text:span><text:span text:style-name="T506">1</text:span>🌳Natureza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66" office:value-type="string">
            <text:list xml:id="list114410765137245" text:continue-list="list114410215097560" text:style-name="WWNum1aaaaaaaaaaaaaaaaaaaaaaaaaaaaaaaaaaaaaaaaaaaaaaaaaaaaaaaaaaaaaaaaaaaaaa">
              <text:list-item>
                <text:list>
                  <text:list-header>
                    <text:p text:style-name="P470">1 <text:span text:style-name="T670">R</text:span>oupa comum 1 <text:span text:style-name="T670">Al</text:span>gibeira com 5 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66" office:value-type="string">
            <text:list xml:id="list114410771152716" text:continue-list="list114410603100928" text:style-name="WWNum1aaaaaaaaaaaaaaaaaaaaaaaaaaaaaaaaaaaaaaaaaaaaaaaaaaaaaaaaaaaaaaaaaaaaaaa">
              <text:list-item>
                <text:list>
                  <text:list-header>
                    <text:p text:style-name="P473">1 Carroça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66" office:value-type="string">
            <text:list xml:id="list114411749230358" text:continue-list="list114411267739006" text:style-name="WWNum1aaaaaaaaaaaaaaaaaaaaaaaaaaaaaaaaaaaaaaaaaaaaaaaaaaaaaaaaaaaaaaaaaaaaaaaa">
              <text:list-item>
                <text:list>
                  <text:list-header>
                    <text:p text:style-name="P481">1 Vaca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2" table:number-rows-spanned="5" office:value-type="string">
            <text:p text:style-name="P340"/>
            <text:p text:style-name="P340">🎣Pescador</text:p>
          </table:table-cell>
          <table:table-cell table:style-name="Antecedentes_5f_1.B71" office:value-type="string">
            <text:list xml:id="list114411708366956" text:continue-list="list114411038975011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413">✊ </text:span><text:span text:style-name="T412">Constituição</text:span><text:span text:style-name="T323"> </text:span><text:span text:style-name="T403">+1</text:span><text:span text:style-name="T425">👁️ Percepçã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71" office:value-type="string">
            <text:p text:style-name="P299">+2 <text:span text:style-name="T33">🗣️Influência </text:span><text:span text:style-name="T446">+1</text:span><text:span text:style-name="T447">🌳Natureza</text:span></text:p>
          </table:table-cell>
        </table:table-row>
        <table:table-row table:style-name="Antecedentes_5f_1.36">
          <table:covered-table-cell table:style-name="Antecedentes_5f_1.A32"/>
          <table:table-cell table:style-name="Antecedentes_5f_1.B71" office:value-type="string">
            <text:list xml:id="list114410833604686" text:continue-list="list114410046071518" text:style-name="WWNum1aaaaaaaaaaaaaaaa">
              <text:list-item>
                <text:list>
                  <text:list-header>
                    <text:p text:style-name="P483">1 <text:span text:style-name="T670">R</text:span>oupa comum 1 <text:span text:style-name="T670">Al</text:span>gibeira com 5 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71" office:value-type="string">
            <text:list xml:id="list114412048552928" text:continue-list="list114410170004590" text:style-name="WWNum1aaaaaaaaaaaaaaaaa">
              <text:list-item>
                <text:list>
                  <text:list-header>
                    <text:p text:style-name="P502">1 Bote de Madeira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71" office:value-type="string">
            <text:p text:style-name="P94">1 Vara de pesca</text:p>
          </table:table-cell>
        </table:table-row>
        <table:table-row table:style-name="Antecedentes_5f_1.36">
          <table:table-cell table:style-name="Antecedentes_5f_1.A36" table:number-rows-spanned="5" office:value-type="string">
            <text:p text:style-name="P137">🐄</text:p>
            <text:p text:style-name="P137">Coureiro</text:p>
          </table:table-cell>
          <table:table-cell table:style-name="Antecedentes_5f_1.B76" office:value-type="string">
            <text:list xml:id="list114411897541557" text:continue-list="list114411708366956" text:style-name="WWNum1aaaaaaaaaaaaaaaaaaaaaaaaaaaaaaaaaaaaaaaaaaaaaaaaaaaaaaaaaaaaaaaaaaaa">
              <text:list-header>
                <text:p text:style-name="P439"><text:span text:style-name="T434">+2</text:span><text:span text:style-name="T435"> </text:span><text:span text:style-name="T427">🤝Carisma</text:span><text:span text:style-name="T416"> </text:span><text:span text:style-name="T406">+1</text:span><text:span text:style-name="T407"> </text:span><text:span text:style-name="T445">💪 Força</text:span></text:p>
              </text:list-header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76" office:value-type="string">
            <text:p text:style-name="P298">+2 <text:span text:style-name="T33">🧰Fabricação </text:span><text:span text:style-name="T650">+1 </text:span><text:span text:style-name="T52">🌳Natureza</text:span></text:p>
          </table:table-cell>
        </table:table-row>
        <table:table-row table:style-name="Antecedentes_5f_1.36">
          <table:covered-table-cell table:style-name="Antecedentes_5f_1.A36"/>
          <table:table-cell table:style-name="Antecedentes_5f_1.B76" office:value-type="string">
            <text:list xml:id="list114411729569336" text:continue-list="list114410833604686" text:style-name="WWNum1aaaaaaaaaaaaaaaa">
              <text:list-item>
                <text:list>
                  <text:list-header>
                    <text:p text:style-name="P484">1 <text:span text:style-name="T672">Roupa de couro</text:span><text:span text:style-name="T671"> </text:span><text:span text:style-name="T670">Al</text:span>gibeira com 7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76" office:value-type="string">
            <text:list xml:id="list114411333793312" text:continue-list="list114412048552928" text:style-name="WWNum1aaaaaaaaaaaaaaaaa">
              <text:list-item>
                <text:list>
                  <text:list-header>
                    <text:p text:style-name="P502">1 <text:span text:style-name="T672">Tesoura grande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76" office:value-type="string">
            <text:p text:style-name="P94">1 <text:span text:style-name="T678">Pacote costura</text:span></text:p>
          </table:table-cell>
        </table:table-row>
        <table:table-row table:style-name="Antecedentes_5f_1.36">
          <table:table-cell table:style-name="Antecedentes_5f_1.A32" table:number-rows-spanned="5" office:value-type="string">
            <text:p text:style-name="P120">🎨 </text:p>
            <text:p text:style-name="P124">Artista</text:p>
          </table:table-cell>
          <table:table-cell table:style-name="Antecedentes_5f_1.B81" office:value-type="string">
            <text:list xml:id="list114411095227929" text:continue-list="list114411897541557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309">🤝Carisma</text:span><text:span text:style-name="T370"> </text:span><text:span text:style-name="T368">+1</text:span><text:span text:style-name="T323"> </text:span><text:span text:style-name="T324">🤹</text:span><text:span text:style-name="T323">Destrez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81" office:value-type="string">
            <text:list xml:id="list114411448292728" text:continue-list="list114411187661297" text:style-name="WWNum1aaaaaaaaaaaaaaaaaaaaaaaaaaaaaaaaaaaaaaaaaaaaaaaaaaaaaaaaaaaaaaaaaaaaa">
              <text:list-item>
                <text:list>
                  <text:list-header>
                    <text:p text:style-name="P521"><text:span text:style-name="T117">+2🎭</text:span><text:span text:style-name="T128">Atuação</text:span><text:span text:style-name="T117"> +</text:span><text:span text:style-name="T123">1</text:span><text:span text:style-name="T117">🤸</text:span><text:span text:style-name="T128">Acrobaci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81" office:value-type="string">
            <text:list xml:id="list114410138717283" text:continue-list="list114410765137245" text:style-name="WWNum1aaaaaaaaaaaaaaaaaaaaaaaaaaaaaaaaaaaaaaaaaaaaaaaaaaaaaaaaaaaaaaaaaaaaaa">
              <text:list-item>
                <text:list>
                  <text:list-header>
                    <text:p text:style-name="P470">1 <text:span text:style-name="T674">R</text:span>oupa fina 1 <text:span text:style-name="T674">A</text:span>lgibeira contendo 15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81" office:value-type="string">
            <text:list xml:id="list114410122675514" text:continue-list="list114410771152716" text:style-name="WWNum1aaaaaaaaaaaaaaaaaaaaaaaaaaaaaaaaaaaaaaaaaaaaaaaaaaaaaaaaaaaaaaaaaaaaaaa">
              <text:list-item>
                <text:list>
                  <text:list-header>
                    <text:p text:style-name="P475">1 Espelho de aço 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81" office:value-type="string">
            <text:list xml:id="list114411338541802" text:continue-list="list114411749230358" text:style-name="WWNum1aaaaaaaaaaaaaaaaaaaaaaaaaaaaaaaaaaaaaaaaaaaaaaaaaaaaaaaaaaaaaaaaaaaaaaaa">
              <text:list-item>
                <text:list>
                  <text:list-header>
                    <text:p text:style-name="P478"><text:span text:style-name="T588">1 </text:span><text:span text:style-name="T673">I</text:span>nstrumento musical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6" table:number-rows-spanned="5" office:value-type="string">
            <text:p text:style-name="P136">💈 </text:p>
            <text:p text:style-name="P547">Barbeiro<text:span text:style-name="T422"/></text:p>
          </table:table-cell>
          <table:table-cell table:style-name="Antecedentes_5f_1.B86" office:value-type="string">
            <text:list xml:id="list114411349995234" text:continue-list="list114411095227929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309">🤝Carisma</text:span><text:span text:style-name="T266"> </text:span><text:span text:style-name="T132">+1</text:span><text:span text:style-name="T413">✊ </text:span><text:span text:style-name="T412">Constituiçã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86" office:value-type="string">
            <text:p text:style-name="P297">+2<text:span text:style-name="T33">💡Intuição <text:s/></text:span><text:span text:style-name="T53">+1 🗣️Influência</text:span></text:p>
          </table:table-cell>
        </table:table-row>
        <table:table-row table:style-name="Antecedentes_5f_1.36">
          <table:covered-table-cell table:style-name="Antecedentes_5f_1.A36"/>
          <table:table-cell table:style-name="Antecedentes_5f_1.B86" office:value-type="string">
            <text:list xml:id="list114410789608552" text:continue-list="list114411729569336" text:style-name="WWNum1aaaaaaaaaaaaaaaa">
              <text:list-item>
                <text:list>
                  <text:list-header>
                    <text:p text:style-name="P485">1 <text:span text:style-name="T674">R</text:span>oupa fina 1 <text:span text:style-name="T674">A</text:span>lgibeira contendo <text:span text:style-name="T675">4</text:span>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86" office:value-type="string">
            <text:list xml:id="list114410327175180" text:continue-list="list114411333793312" text:style-name="WWNum1aaaaaaaaaaaaaaaaa">
              <text:list-item>
                <text:list>
                  <text:list-header>
                    <text:p text:style-name="P502"><text:span text:style-name="T676">2 </text:span><text:span text:style-name="T677">Tesour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86" office:value-type="string">
            <text:p text:style-name="P94"><text:span text:style-name="T677">2</text:span> <text:span text:style-name="T675">Navalha</text:span></text:p>
          </table:table-cell>
        </table:table-row>
        <table:table-row table:style-name="Antecedentes_5f_1.36">
          <table:table-cell table:style-name="Antecedentes_5f_1.A32" table:number-rows-spanned="5" office:value-type="string">
            <text:list xml:id="list3434096349" text:style-name="WWNum1aaaaaaaaaaaaaaaaaaaaaaaaaaaaaaaaaaaaaaaaaaaaaaaaaaaaaaaaaaa">
              <text:list-header>
                <text:p text:style-name="P446"><text:s/>⚖️</text:p>
                <text:list>
                  <text:list-header>
                    <text:p text:style-name="P441"><text:span text:style-name="T461">M</text:span><text:span text:style-name="T449">ercador</text:span></text:p>
                  </text:list-header>
                </text:list>
              </text:list-header>
            </text:list>
          </table:table-cell>
          <table:table-cell table:style-name="Antecedentes_5f_1.B91" office:value-type="string">
            <text:list xml:id="list114411263955583" text:continue-list="list114411189292746" text:style-name="WWNum1aaaaaaaaaaaaaaaaaaaaaaaaaaaaaa">
              <text:list-header>
                <text:p text:style-name="P440"><text:span text:style-name="T562">+2</text:span><text:span text:style-name="T561"> </text:span><text:span text:style-name="T307">🤝Carisma</text:span><text:span text:style-name="T371"> </text:span><text:span text:style-name="T524">+1</text:span><text:span text:style-name="T371"> </text:span><text:span text:style-name="T317">🧠 Intelecto</text:span></text:p>
              </text:list-header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91" office:value-type="string">
            <text:list xml:id="list2882537426" text:style-name="WWNum1aaaaaaaaaaaaaaaaaaaaaaaaaaaaaaaaaaaaaaaaaaaaaaaaaaaaaaaaaaaaa">
              <text:list-item>
                <text:list>
                  <text:list-header>
                    <text:p text:style-name="P454"><text:span text:style-name="T137">+2 ️🗣️ </text:span><text:span text:style-name="T107">Influência</text:span><text:span text:style-name="T137"> +2🎭</text:span><text:span text:style-name="T107">Atuaçã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91" office:value-type="string">
            <text:list xml:id="list308512765" text:style-name="WWNum1aaaaaaaaaaaaaaaaaaaaaaaaaaaaaaaaaaaaaaaaaaaaaaaaaaaaaaaaaaaaaaaaa">
              <text:list-item>
                <text:list>
                  <text:list-header>
                    <text:p text:style-name="P487">2 <text:span text:style-name="T679">R</text:span>oupas comuns e 1 <text:span text:style-name="T679">A</text:span>lgibeira com 15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91" office:value-type="string">
            <text:list xml:id="list607887977" text:style-name="WWNum1aaaaaaaaaaaaaaaaaaaaaaaaaaaaaaaaaaaaaaaaaaaaaaaaaaaaaaaaaaaaaaaaaa">
              <text:list-item>
                <text:list>
                  <text:list-header>
                    <text:p text:style-name="P455"><text:span text:style-name="T163">2 Balanças</text:span><text:span text:style-name="T449"> de mercador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91" office:value-type="string">
            <text:list xml:id="list1350010575" text:style-name="WWNum1aaaaaaaaaaaaaaaaaaaaaaaaaaaaaaaaaaaaaaaaaaaaaaaaaaaaaaaaaaaaaaaaaaa">
              <text:list-item>
                <text:list>
                  <text:list-header>
                    <text:p text:style-name="P456"><text:span text:style-name="T163">1 </text:span><text:span text:style-name="T174">M</text:span><text:span text:style-name="T163">ochil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6" table:number-rows-spanned="5" office:value-type="string">
            <text:list xml:id="list114410556971805" text:continue-list="list3434096349" text:style-name="WWNum1aaaaaaaaaaaaaaaaaaaaaaaaaaaaaaaaaaaaaaaaaaaaaaaaaaaaaaaaaaa">
              <text:list-header>
                <text:p text:style-name="P446">🎴</text:p>
                <text:list text:continue-numbering="true">
                  <text:list-header>
                    <text:p text:style-name="P446">Charlatão </text:p>
                  </text:list-header>
                </text:list>
              </text:list-header>
            </text:list>
          </table:table-cell>
          <table:table-cell table:style-name="Antecedentes_5f_1.B96" office:value-type="string">
            <text:list xml:id="list114411813183973" text:continue-list="list114411263955583" text:style-name="WWNum1aaaaaaaaaaaaaaaaaaaaaaaaaaaaaa">
              <text:list-header>
                <text:p text:style-name="P440"><text:span text:style-name="T562">+2</text:span><text:span text:style-name="T561"> </text:span><text:span text:style-name="T307">🤝Carisma</text:span><text:span text:style-name="T371"> </text:span><text:span text:style-name="T189">+1</text:span><text:span text:style-name="T334">👁️ Percepção</text:span></text:p>
              </text:list-header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96" office:value-type="string">
            <text:list xml:id="list114411210090351" text:continue-list="list2882537426" text:style-name="WWNum1aaaaaaaaaaaaaaaaaaaaaaaaaaaaaaaaaaaaaaaaaaaaaaaaaaaaaaaaaaaaa">
              <text:list-item>
                <text:list>
                  <text:list-header>
                    <text:p text:style-name="P454"><text:span text:style-name="T137">+2🃏</text:span><text:span text:style-name="T107">Trapacear</text:span><text:span text:style-name="T137"> +2 ️🗣️ </text:span><text:span text:style-name="T107">Influênci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96" office:value-type="string">
            <text:list xml:id="list114411467905850" text:continue-list="list308512765" text:style-name="WWNum1aaaaaaaaaaaaaaaaaaaaaaaaaaaaaaaaaaaaaaaaaaaaaaaaaaaaaaaaaaaaaaaaa">
              <text:list-item>
                <text:list>
                  <text:list-header>
                    <text:p text:style-name="P487">1 <text:span text:style-name="T679">R</text:span>oupa fina 1 algibeira contendo 15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96" office:value-type="string">
            <text:list xml:id="list114411763304282" text:continue-list="list607887977" text:style-name="WWNum1aaaaaaaaaaaaaaaaaaaaaaaaaaaaaaaaaaaaaaaaaaaaaaaaaaaaaaaaaaaaaaaaaa">
              <text:list-item>
                <text:list>
                  <text:list-header>
                    <text:p text:style-name="P488"><text:span text:style-name="T679">8 D</text:span>ados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00" office:value-type="string">
            <text:list xml:id="list114410219792831" text:continue-list="list1350010575" text:style-name="WWNum1aaaaaaaaaaaaaaaaaaaaaaaaaaaaaaaaaaaaaaaaaaaaaaaaaaaaaaaaaaaaaaaaaaa">
              <text:list-item>
                <text:list>
                  <text:list-header>
                    <text:p text:style-name="P489"><text:span text:style-name="T679">2</text:span> <text:span text:style-name="T679">B</text:span>aralho de cartas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2" table:number-rows-spanned="5" office:value-type="string">
            <text:list xml:id="list114410973124673" text:continue-list="list114411813183973" text:style-name="WWNum1aaaaaaaaaaaaaaaaaaaaaaaaaaaaaa">
              <text:list-header>
                <text:p text:style-name="P442">🏺</text:p>
                <text:p text:style-name="P447">Artesão </text:p>
              </text:list-header>
            </text:list>
            <text:p text:style-name="P123"/>
          </table:table-cell>
          <table:table-cell table:style-name="Antecedentes_5f_1.B101" office:value-type="string">
            <text:list xml:id="list285620127" text:style-name="WWNum1aaaaaaaaa">
              <text:list-item>
                <text:list>
                  <text:list-header>
                    <text:p text:style-name="P444"><text:span text:style-name="T189">+2</text:span><text:span text:style-name="T307"> </text:span><text:span text:style-name="T317">🧠 Intelecto </text:span><text:span text:style-name="T563">+1</text:span><text:span text:style-name="T261">💪 Forç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01" office:value-type="string">
            <text:list xml:id="list114411144252600" text:continue-numbering="true" text:style-name="WWNum1aaaaaaaaa">
              <text:list-item>
                <text:list>
                  <text:list-header>
                    <text:p text:style-name="P457"><text:span text:style-name="T137">+2🧰</text:span><text:span text:style-name="T107">Fabricação</text:span><text:span text:style-name="T137"> +2🗡️</text:span><text:span text:style-name="T107">Manusei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01" office:value-type="string">
            <text:list xml:id="list114411430501105" text:continue-list="list114410789608552" text:style-name="WWNum1aaaaaaaaaaaaaaaa">
              <text:list-item>
                <text:list>
                  <text:list-header>
                    <text:p text:style-name="P486">2 <text:span text:style-name="T680">R</text:span>oupas <text:span text:style-name="T680">comuns</text:span> e 1 <text:span text:style-name="T680">A</text:span>lgibeira com 15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01" office:value-type="string">
            <text:list xml:id="list114410181894548" text:continue-list="list114410327175180" text:style-name="WWNum1aaaaaaaaaaaaaaaaa">
              <text:list-item>
                <text:list>
                  <text:list-header>
                    <text:p text:style-name="P505">1 <text:span text:style-name="T680">C</text:span>arta de apresentação d<text:span text:style-name="T680">e </text:span>guilda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01" office:value-type="string">
            <text:list xml:id="list114411264662075" text:continue-list="list114410219792831" text:style-name="WWNum1aaaaaaaaaaaaaaaaaaaaaaaaaaaaaaaaaaaaaaaaaaaaaaaaaaaaaaaaaaaaaaaaaaa">
              <text:list-item>
                <text:list>
                  <text:list-header>
                    <text:p text:style-name="P489"/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6" table:number-rows-spanned="5" office:value-type="string">
            <text:list text:style-name="WWNum1aaaaaaaaaaaaaaaaaaaaaaaaaaaaa">
              <text:list-header>
                <text:p text:style-name="P443">🧭</text:p>
                <text:p text:style-name="P448">Guia</text:p>
              </text:list-header>
            </text:list>
            <text:p text:style-name="P123"/>
          </table:table-cell>
          <table:table-cell table:style-name="Antecedentes_5f_1.B106" office:value-type="string">
            <text:list xml:id="list114411093701688" text:continue-list="list114411144252600" text:style-name="WWNum1aaaaaaaaa">
              <text:list-item>
                <text:list>
                  <text:list-header>
                    <text:p text:style-name="P444"><text:span text:style-name="T524">+2</text:span><text:span text:style-name="T371"> </text:span><text:span text:style-name="T317">🧠 Intelecto </text:span><text:span text:style-name="T562">+1</text:span><text:span text:style-name="T333">🤹</text:span><text:span text:style-name="T322">Destrez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06" office:value-type="string">
            <text:list xml:id="list114410078183538" text:continue-numbering="true" text:style-name="WWNum1aaaaaaaaa">
              <text:list-item>
                <text:list>
                  <text:list-header>
                    <text:p text:style-name="P457"><text:span text:style-name="T137">+2 🥷</text:span><text:span text:style-name="T107">Furtividade</text:span><text:span text:style-name="T137"> +2🌳</text:span><text:span text:style-name="T107">Naturez</text:span><text:span text:style-name="T108">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06" office:value-type="string">
            <text:list xml:id="list114410581873666" text:continue-list="list114411430501105" text:style-name="WWNum1aaaaaaaaaaaaaaaa">
              <text:list-item>
                <text:list>
                  <text:list-header>
                    <text:p text:style-name="P486">1 Roupa Viajante 1 algibeira com 5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06" office:value-type="string">
            <text:list xml:id="list114411588815492" text:continue-list="list114410181894548" text:style-name="WWNum1aaaaaaaaaaaaaaaaa">
              <text:list-item>
                <text:list>
                  <text:list-header>
                    <text:p text:style-name="P506">8 Tochas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10" office:value-type="string">
            <text:list xml:id="list114411493302942" text:continue-numbering="true" text:style-name="WWNum1aaaaaaaaaaaaaaaaa">
              <text:list-item>
                <text:list>
                  <text:list-header>
                    <text:p text:style-name="P505">1 Tenda 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2" table:number-rows-spanned="5" office:value-type="string">
            <text:p text:style-name="P120">👳</text:p>
            <text:p text:style-name="P122">Eremita</text:p>
          </table:table-cell>
          <table:table-cell table:style-name="Antecedentes_5f_1.B111" office:value-type="string">
            <text:list xml:id="list114411590284512" text:continue-list="list114410973124673" text:style-name="WWNum1aaaaaaaaaaaaaaaaaaaaaaaaaaaaaa">
              <text:list-header>
                <text:p text:style-name="P440"><text:span text:style-name="T189">+2</text:span><text:span text:style-name="T371"> </text:span><text:span text:style-name="T317">🧠 Intelecto</text:span><text:span text:style-name="T371"> </text:span><text:span text:style-name="T524">+1</text:span><text:span text:style-name="T371"> </text:span><text:span text:style-name="T291">✊ Constituição</text:span></text:p>
              </text:list-header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11" office:value-type="string">
            <text:list text:style-name="WWNum1aaaaaaaaaaaaaaaaaaaaaaaaaaaaaaaaaaaaaaaaaaaaaaaaaaaaaaa">
              <text:list-item>
                <text:list>
                  <text:list-header>
                    <text:p text:style-name="P452"><text:span text:style-name="T137">+2 👻</text:span><text:span text:style-name="T107">Sobrenatural</text:span><text:span text:style-name="T137"> +2🩺</text:span><text:span text:style-name="T107">Medicin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11" office:value-type="string">
            <text:list text:style-name="WWNum1aaaaaaaaaaaaaaaaaaaaaaaaaaaaaaaaaaaaaaaaaaaaaaaaaaaaaaaa">
              <text:list-item>
                <text:list>
                  <text:list-header>
                    <text:p text:style-name="P466">1 Roupas Viajante 1 algibeira com 5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11" office:value-type="string">
            <text:list text:style-name="WWNum1aaaaaaaaaaaaaaaaaaaaaaaaaaaaaaaaaaaaaaaaaaaaaaaaaaaaaaaaa">
              <text:list-item>
                <text:list>
                  <text:list-header>
                    <text:p text:style-name="P467">1 Cajado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11" office:value-type="string">
            <text:list text:style-name="WWNum1aaaaaaaaaaaaaaaaaaaaaaaaaaaaaaaaaaaaaaaaaaaaaaaaaaaaaaaaaa">
              <text:list-item>
                <text:list>
                  <text:list-header>
                    <text:p text:style-name="P468">1 Livro de filosofia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6" table:number-rows-spanned="5" office:value-type="string">
            <text:p text:style-name="P126">📿</text:p>
            <text:p text:style-name="P125">Neófito</text:p>
          </table:table-cell>
          <table:table-cell table:style-name="Antecedentes_5f_1.B116" office:value-type="string">
            <text:p text:style-name="P54"><text:span text:style-name="T137">+2 </text:span><text:span text:style-name="T319">🧠 Intelecto</text:span><text:span text:style-name="T317"> </text:span><text:span text:style-name="T561">+1 </text:span><text:span text:style-name="T311">🤝Carisma</text:span></text:p>
          </table:table-cell>
        </table:table-row>
        <table:table-row table:style-name="Antecedentes_5f_1.36">
          <table:covered-table-cell table:style-name="Antecedentes_5f_1.A36"/>
          <table:table-cell table:style-name="Antecedentes_5f_1.B116" office:value-type="string">
            <text:p text:style-name="P54"><text:span text:style-name="T149">+2 </text:span><text:span text:style-name="T371">👻</text:span><text:span text:style-name="T63">Sobrenatural</text:span><text:span text:style-name="T371"> +2 </text:span><text:span text:style-name="T137">️🗣️ </text:span><text:span text:style-name="T107">Influência</text:span></text:p>
          </table:table-cell>
        </table:table-row>
        <table:table-row table:style-name="Antecedentes_5f_1.36">
          <table:covered-table-cell table:style-name="Antecedentes_5f_1.A36"/>
          <table:table-cell table:style-name="Antecedentes_5f_1.B116" office:value-type="string">
            <text:list xml:id="list114411353421310" text:continue-list="list114410581873666" text:style-name="WWNum1aaaaaaaaaaaaaaaa">
              <text:list-item>
                <text:list>
                  <text:list-header>
                    <text:p text:style-name="P486">1 <text:span text:style-name="T683">Manto fino </text:span>1 algibeira com 15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16" office:value-type="string">
            <text:list xml:id="list114410257809993" text:continue-list="list114411493302942" text:style-name="WWNum1aaaaaaaaaaaaaaaaa">
              <text:list-item>
                <text:list>
                  <text:list-header>
                    <text:p text:style-name="P464"><text:span text:style-name="T459">1 </text:span><text:span text:style-name="T478">Um</text:span><text:span text:style-name="T459"> s</text:span><text:span text:style-name="T449">ímbolo </text:span><text:span text:style-name="T477">sagrado </text:span><text:span text:style-name="T478">(Colar, anel, bijuteria, entre outros)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16" office:value-type="string">
            <text:p text:style-name="P54"><text:span text:style-name="T163">1 </text:span><text:span text:style-name="T173">L</text:span><text:span text:style-name="T163">ivro de preces</text:span></text:p>
          </table:table-cell>
        </table:table-row>
        <table:table-row table:style-name="Antecedentes_5f_1.36">
          <table:table-cell table:style-name="Antecedentes_5f_1.A32" table:number-rows-spanned="5" office:value-type="string">
            <text:list xml:id="list114410557169540" text:continue-list="list114411590284512" text:style-name="WWNum1aaaaaaaaaaaaaaaaaaaaaaaaaaaaaa">
              <text:list-header>
                <text:p text:style-name="P442">📚</text:p>
                <text:p text:style-name="P449">Sábio</text:p>
              </text:list-header>
            </text:list>
          </table:table-cell>
          <table:table-cell table:style-name="Antecedentes_5f_1.B121" office:value-type="string">
            <text:list xml:id="list114410194686756" text:continue-list="list114410078183538" text:style-name="WWNum1aaaaaaaaa">
              <text:list-item>
                <text:list>
                  <text:list-header>
                    <text:p text:style-name="P444"><text:span text:style-name="T189">+2</text:span><text:span text:style-name="T261"> </text:span><text:span text:style-name="T317">🧠 Intelecto </text:span><text:span text:style-name="T524">+1</text:span><text:span text:style-name="T334">👁️ Percepçã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21" office:value-type="string">
            <text:list xml:id="list114412111627073" text:continue-numbering="true" text:style-name="WWNum1aaaaaaaaa">
              <text:list-item>
                <text:list>
                  <text:list-header>
                    <text:p text:style-name="P457"><text:span text:style-name="T137">+2</text:span><text:span text:style-name="T107">🎓Erudição </text:span><text:span text:style-name="T371">+2 👻</text:span><text:span text:style-name="T63">Sobrenatural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21" office:value-type="string">
            <text:list xml:id="list114411591611409" text:continue-list="list114411353421310" text:style-name="WWNum1aaaaaaaaaaaaaaaa">
              <text:list-item>
                <text:list>
                  <text:list-header>
                    <text:p text:style-name="P486">2 <text:span text:style-name="T683">R</text:span>oupas finas e 1 <text:span text:style-name="T683">A</text:span>lgibeira com 15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21" office:value-type="string">
            <text:list xml:id="list114410707658829" text:continue-list="list114410257809993" text:style-name="WWNum1aaaaaaaaaaaaaaaaa">
              <text:list-item>
                <text:list>
                  <text:list-header>
                    <text:p text:style-name="P464"><text:span text:style-name="T478">3</text:span><text:span text:style-name="T449"> Livros </text:span><text:span text:style-name="T460">com o temas acadêmicos a sua escolha.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21" office:value-type="string">
            <text:list xml:id="list114411053554129" text:continue-numbering="true" text:style-name="WWNum1aaaaaaaaaaaaaaaaa">
              <text:list-item>
                <text:list>
                  <text:list-header>
                    <text:p text:style-name="P508"><text:span text:style-name="T683">8</text:span> <text:span text:style-name="T683">P</text:span>ergaminhos</text:p>
                  </text:list-header>
                </text:list>
              </text:list-item>
            </text:list>
          </table:table-cell>
        </table:table-row>
        <table:table-row table:style-name="Antecedentes_5f_1.126">
          <table:table-cell table:style-name="Antecedentes_5f_1.A36" table:number-rows-spanned="5" office:value-type="string">
            <text:p text:style-name="P337">⛵</text:p>
            <text:p text:style-name="P337">Marinheiro </text:p>
          </table:table-cell>
          <table:table-cell table:style-name="Antecedentes_5f_1.B126" office:value-type="string">
            <text:list xml:id="list114410950120549" text:continue-list="list114411349995234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425">👁️ Percepção</text:span><text:span text:style-name="T323"> </text:span><text:span text:style-name="T429">+</text:span><text:span text:style-name="T430">1</text:span><text:span text:style-name="T433"> </text:span><text:span text:style-name="T443">💪 Forç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26" office:value-type="string">
            <text:list xml:id="list114412099412361" text:continue-list="list114411448292728" text:style-name="WWNum1aaaaaaaaaaaaaaaaaaaaaaaaaaaaaaaaaaaaaaaaaaaaaaaaaaaaaaaaaaaaaaaaaaaaa">
              <text:list-item>
                <text:list>
                  <text:list-header>
                    <text:p text:style-name="P490">+2 <text:span text:style-name="T33">🏃‍♂Atletismo </text:span>+2🗺️<text:span text:style-name="T33">Localizar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26" office:value-type="string">
            <text:list xml:id="list114410341141510" text:continue-list="list114410122675514" text:style-name="WWNum1aaaaaaaaaaaaaaaaaaaaaaaaaaaaaaaaaaaaaaaaaaaaaaaaaaaaaaaaaaaaaaaaaaaaaaa">
              <text:list-item>
                <text:list>
                  <text:list-header>
                    <text:p text:style-name="P473">2 Roupas comum 1 algibeira com <text:span text:style-name="T682">5</text:span> 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26" office:value-type="string">
            <text:list xml:id="list114410363774321" text:continue-list="list114411338541802" text:style-name="WWNum1aaaaaaaaaaaaaaaaaaaaaaaaaaaaaaaaaaaaaaaaaaaaaaaaaaaaaaaaaaaaaaaaaaaaaaaa">
              <text:list-item>
                <text:list>
                  <text:list-header>
                    <text:p text:style-name="P478">1 Pistola usada (-3 dano)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26" office:value-type="string">
            <text:list xml:id="list114411392040344" text:continue-numbering="true" text:style-name="WWNum1aaaaaaaaaaaaaaaaaaaaaaaaaaaaaaaaaaaaaaaaaaaaaaaaaaaaaaaaaaaaaaaaaaaaaaaa">
              <text:list-item>
                <text:list>
                  <text:list-header>
                    <text:p text:style-name="P507">1 Corda com 15 metros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2" table:number-rows-spanned="5" office:value-type="string">
            <text:p text:style-name="P335">👀</text:p>
            <text:p text:style-name="P337">Vigia</text:p>
          </table:table-cell>
          <table:table-cell table:style-name="Antecedentes_5f_1.B131" office:value-type="string">
            <text:list xml:id="list114412157574362" text:continue-list="list114410950120549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425">👁️ Percepção</text:span><text:span text:style-name="T323"> </text:span><text:span text:style-name="T429">+</text:span><text:span text:style-name="T430">1</text:span><text:span text:style-name="T433"> </text:span><text:span text:style-name="T437">🤹</text:span><text:span text:style-name="T439">Destreza 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31" office:value-type="string">
            <text:list xml:id="list114411276428002" text:continue-list="list114412099412361" text:style-name="WWNum1aaaaaaaaaaaaaaaaaaaaaaaaaaaaaaaaaaaaaaaaaaaaaaaaaaaaaaaaaaaaaaaaaaaaa">
              <text:list-item>
                <text:list>
                  <text:list-header>
                    <text:p text:style-name="P543">+2🎯Pontaria +2🧗🏻Determinação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31" office:value-type="string">
            <text:list xml:id="list114411030448334" text:continue-list="list114410138717283" text:style-name="WWNum1aaaaaaaaaaaaaaaaaaaaaaaaaaaaaaaaaaaaaaaaaaaaaaaaaaaaaaaaaaaaaaaaaaaaaa">
              <text:list-item>
                <text:list>
                  <text:list-header>
                    <text:p text:style-name="P470">2 Roupa comum 1 Algibeira com <text:span text:style-name="T682">6</text:span> 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31" office:value-type="string">
            <text:list xml:id="list114410999613183" text:continue-list="list114410341141510" text:style-name="WWNum1aaaaaaaaaaaaaaaaaaaaaaaaaaaaaaaaaaaaaaaaaaaaaaaaaaaaaaaaaaaaaaaaaaaaaaa">
              <text:list-item>
                <text:list>
                  <text:list-header>
                    <text:p text:style-name="P476">1 Apito de advertência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31" office:value-type="string">
            <text:list xml:id="list114411568465941" text:continue-list="list114411392040344" text:style-name="WWNum1aaaaaaaaaaaaaaaaaaaaaaaaaaaaaaaaaaaaaaaaaaaaaaaaaaaaaaaaaaaaaaaaaaaaaaaa">
              <text:list-item>
                <text:list>
                  <text:list-header>
                    <text:p text:style-name="P478">1 Lanterna coberta</text:p>
                  </text:list-header>
                </text:list>
              </text:list-item>
            </text:list>
          </table:table-cell>
        </table:table-row>
        <table:table-row table:style-name="Antecedentes_5f_1.36">
          <table:table-cell table:style-name="Antecedentes_5f_1.A36" table:number-rows-spanned="5" office:value-type="string">
            <text:p text:style-name="P337">🔬</text:p>
            <text:p text:style-name="P337">Ourives </text:p>
          </table:table-cell>
          <table:table-cell table:style-name="Antecedentes_5f_1.B136" office:value-type="string">
            <text:list xml:id="list114411954815592" text:continue-list="list114412157574362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425">👁️ Percepção</text:span><text:span text:style-name="T323"> </text:span><text:span text:style-name="T444">+1</text:span><text:span text:style-name="T443"> </text:span><text:span text:style-name="T412">✊ Constituiçã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36" office:value-type="string">
            <text:p text:style-name="P296">+2 <text:span text:style-name="T33">🧰Fabricação </text:span><text:span text:style-name="T52">+1 🔍Investigação</text:span><text:span text:style-name="T345"> </text:span></text:p>
          </table:table-cell>
        </table:table-row>
        <table:table-row table:style-name="Antecedentes_5f_1.36">
          <table:covered-table-cell table:style-name="Antecedentes_5f_1.A36"/>
          <table:table-cell table:style-name="Antecedentes_5f_1.B136" office:value-type="string">
            <text:list xml:id="list114410106704027" text:continue-list="list114411591611409" text:style-name="WWNum1aaaaaaaaaaaaaaaa">
              <text:list-item>
                <text:list>
                  <text:list-header>
                    <text:p text:style-name="P501">1 <text:span text:style-name="T682">Roupa fina 1 Algibeira com 10 🪙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36" office:value-type="string">
            <text:list xml:id="list114410752767934" text:continue-list="list114411053554129" text:style-name="WWNum1aaaaaaaaaaaaaaaaa">
              <text:list-item>
                <text:list>
                  <text:list-header>
                    <text:p text:style-name="P502">1 <text:span text:style-name="T682">Monócul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36" office:value-type="string">
            <text:p text:style-name="P94"><text:span text:style-name="T682">2</text:span> <text:span text:style-name="T682">Lupa</text:span></text:p>
          </table:table-cell>
        </table:table-row>
        <table:table-row table:style-name="Antecedentes_5f_1.36">
          <table:table-cell table:style-name="Antecedentes_5f_1.A32" table:number-rows-spanned="5" office:value-type="string">
            <text:p text:style-name="P335">🏜️ </text:p>
            <text:p text:style-name="P338"><text:soft-page-break/>Forasteiro</text:p>
          </table:table-cell>
          <table:table-cell table:style-name="Antecedentes_5f_1.B141" office:value-type="string">
            <text:list xml:id="list114410413757827" text:continue-list="list114411954815592" text:style-name="WWNum1aaaaaaaaaaaaaaaaaaaaaaaaaaaaaaaaaaaaaaaaaaaaaaaaaaaaaaaaaaaaaaaaaaaa">
              <text:list-item>
                <text:list>
                  <text:list-header>
                    <text:p text:style-name="P527"><text:span text:style-name="T560">+2</text:span><text:span text:style-name="T559"> </text:span><text:span text:style-name="T425">👁️ Percepção</text:span><text:span text:style-name="T323"> </text:span><text:span text:style-name="T429">+</text:span><text:span text:style-name="T430">1</text:span><text:span text:style-name="T433"> </text:span><text:span text:style-name="T426">🤝Carisma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41" office:value-type="string">
            <text:list xml:id="list114410816101418" text:continue-list="list114411276428002" text:style-name="WWNum1aaaaaaaaaaaaaaaaaaaaaaaaaaaaaaaaaaaaaaaaaaaaaaaaaaaaaaaaaaaaaaaaaaaaa">
              <text:list-item>
                <text:list>
                  <text:list-header>
                    <text:p text:style-name="P543"><text:span text:style-name="T481">+2</text:span> 🌳Natureza <text:span text:style-name="T481">+</text:span><text:span text:style-name="T504">1</text:span>🏃‍♂️Atletismo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41" office:value-type="string">
            <text:list xml:id="list114410580457994" text:continue-list="list114411030448334" text:style-name="WWNum1aaaaaaaaaaaaaaaaaaaaaaaaaaaaaaaaaaaaaaaaaaaaaaaaaaaaaaaaaaaaaaaaaaaaaa">
              <text:list-item>
                <text:list>
                  <text:list-header>
                    <text:p text:style-name="P470">1 Roupa viajante 1 <text:span text:style-name="T682">A</text:span>lgibeira com <text:span text:style-name="T682">4</text:span> 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41" office:value-type="string">
            <text:list xml:id="list114411465514911" text:continue-list="list114410999613183" text:style-name="WWNum1aaaaaaaaaaaaaaaaaaaaaaaaaaaaaaaaaaaaaaaaaaaaaaaaaaaaaaaaaaaaaaaaaaaaaaa">
              <text:list-item>
                <text:list>
                  <text:list-header>
                    <text:p text:style-name="P477">1 Cantil 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2"/>
          <table:table-cell table:style-name="Antecedentes_5f_1.B141" office:value-type="string">
            <text:list xml:id="list114410161003438" text:continue-list="list114411568465941" text:style-name="WWNum1aaaaaaaaaaaaaaaaaaaaaaaaaaaaaaaaaaaaaaaaaaaaaaaaaaaaaaaaaaaaaaaaaaaaaaaa">
              <text:list-item>
                <text:list>
                  <text:list-header>
                    <text:p text:style-name="P478">1 Saco de dormir</text:p>
                  </text:list-header>
                </text:list>
              </text:list-item>
            </text:list>
          </table:table-cell>
        </table:table-row>
        <table:table-row table:style-name="Antecedentes_5f_1.146">
          <table:table-cell table:style-name="Antecedentes_5f_1.A36" table:number-rows-spanned="5" office:value-type="string">
            <text:p text:style-name="P335">🧪</text:p>
            <text:p text:style-name="P350"><text:span text:style-name="T648">Al</text:span>quimista</text:p>
          </table:table-cell>
          <table:table-cell table:style-name="Antecedentes_5f_1.B146" office:value-type="string">
            <text:list xml:id="list114411600794070" text:continue-list="list114410413757827" text:style-name="WWNum1aaaaaaaaaaaaaaaaaaaaaaaaaaaaaaaaaaaaaaaaaaaaaaaaaaaaaaaaaaaaaaaaaaaa">
              <text:list-item>
                <text:list>
                  <text:list-header>
                    <text:p text:style-name="P528"><text:span text:style-name="T429">+2</text:span><text:span text:style-name="T433"> </text:span><text:span text:style-name="T425">👁️ Percepção </text:span><text:span text:style-name="T403">+</text:span><text:span text:style-name="T404">1</text:span><text:span text:style-name="T443"> </text:span><text:span text:style-name="T415">🧠 Intelecto</text:span>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47" office:value-type="string">
            <text:list xml:id="list114410453505421" text:continue-list="list114410816101418" text:style-name="WWNum1aaaaaaaaaaaaaaaaaaaaaaaaaaaaaaaaaaaaaaaaaaaaaaaaaaaaaaaaaaaaaaaaaaaaa">
              <text:list-item>
                <text:list>
                  <text:list-header>
                    <text:p text:style-name="P544">+2🧬Ciência <text:span text:style-name="T481">+1</text:span>🌳Natureza 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48" office:value-type="string">
            <text:list xml:id="list114410782594479" text:continue-list="list114410580457994" text:style-name="WWNum1aaaaaaaaaaaaaaaaaaaaaaaaaaaaaaaaaaaaaaaaaaaaaaaaaaaaaaaaaaaaaaaaaaaaaa">
              <text:list-item>
                <text:list>
                  <text:list-header>
                    <text:p text:style-name="P472">1 Roupa <text:span text:style-name="T682">comum </text:span>1 <text:span text:style-name="T682">A</text:span>lgibeira com <text:span text:style-name="T682">8</text:span> 🪙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48" office:value-type="string">
            <text:list xml:id="list114411068028357" text:continue-list="list114411465514911" text:style-name="WWNum1aaaaaaaaaaaaaaaaaaaaaaaaaaaaaaaaaaaaaaaaaaaaaaaaaaaaaaaaaaaaaaaaaaaaaaa">
              <text:list-item>
                <text:list>
                  <text:list-header>
                    <text:p text:style-name="P509">6 Frascos</text:p>
                  </text:list-header>
                </text:list>
              </text:list-item>
            </text:list>
          </table:table-cell>
        </table:table-row>
        <table:table-row table:style-name="Antecedentes_5f_1.36">
          <table:covered-table-cell table:style-name="Antecedentes_5f_1.A36"/>
          <table:table-cell table:style-name="Antecedentes_5f_1.B148" office:value-type="string">
            <text:list xml:id="list114410658379754" text:continue-list="list114410161003438" text:style-name="WWNum1aaaaaaaaaaaaaaaaaaaaaaaaaaaaaaaaaaaaaaaaaaaaaaaaaaaaaaaaaaaaaaaaaaaaaaaa">
              <text:list-item>
                <text:list>
                  <text:list-header>
                    <text:p text:style-name="P510">8 Ervas medicinais</text:p>
                  </text:list-header>
                </text:list>
              </text:list-item>
            </text:list>
          </table:table-cell>
        </table:table-row>
      </table:table>
      <text:p text:style-name="P348"/>
      <text:p text:style-name="P347"/>
      <text:p text:style-name="P33"/>
      <text:p text:style-name="P349"/>
      <text:p text:style-name="P346"/>
      <text:p text:style-name="P346"/>
      <text:p text:style-name="P346"/>
      <text:p text:style-name="P346"/>
      <text:p text:style-name="Text_20_body"/>
      <text:p text:style-name="P376"/>
      <text:p text:style-name="P376"/>
      <text:p text:style-name="P376"/>
      <text:p text:style-name="P376"/>
      <text:p text:style-name="P376"/>
      <text:p text:style-name="P376"/>
      <text:p text:style-name="P376"/>
      <text:p text:style-name="P181"/>
      <text:p text:style-name="P181"/>
      <text:p text:style-name="P181"/>
      <text:h text:style-name="Heading_20_1" text:outline-level="1" text:is-list-header="true"><text:span text:style-name="T137">🚼 </text:span>Ancestralidade<text:span text:style-name="T583">s</text:span></text:h>
      <text:p text:style-name="P154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table:number-rows-spanned="2" office:value-type="string">
            <text:p text:style-name="P56">⛏ </text:p>
            <text:p text:style-name="P56">Anã </text:p>
          </table:table-cell>
          <table:table-cell table:style-name="Tabela18.B1" office:value-type="string">
            <text:p text:style-name="P286"><text:span text:style-name="T33">Meia sorte</text:span> Você dá acerto tanto no 20 quanto no 10.</text:p>
          </table:table-cell>
        </table:table-row>
        <table:table-row table:style-name="Tabela18.1">
          <table:covered-table-cell table:style-name="Tabela18.A2"/>
          <table:table-cell table:style-name="Tabela18.B2" office:value-type="string">
            <text:p text:style-name="P47"><text:span text:style-name="T57">Resili</text:span><text:span text:style-name="T56">ência compacta</text:span><text:span text:style-name="T57"> </text:span><text:span text:style-name="T457">V</text:span><text:span text:style-name="T449">ocê tem Imunidade </text:span><text:span text:style-name="T457">a veneno.</text:span></text:p>
          </table:table-cell>
        </table:table-row>
        <text:soft-page-break/>
        <table:table-row table:style-name="Tabela18.1">
          <table:table-cell table:style-name="Tabela18.A3" table:number-rows-spanned="2" office:value-type="string">
            <text:p text:style-name="P55">🧝🏼</text:p>
            <text:p text:style-name="P55">Élfica</text:p>
          </table:table-cell>
          <table:table-cell table:style-name="Tabela18.B3" office:value-type="string">
            <text:p text:style-name="P358"><text:span text:style-name="T88">Feiti</text:span><text:span text:style-name="T89">ço anulado </text:span><text:span text:style-name="T94">🎲</text:span><text:span text:style-name="T93">1d20 +</text:span><text:span text:style-name="T96"> </text:span><text:span text:style-name="T91">🧠</text:span><text:span text:style-name="T318">Intelecto</text:span><text:span text:style-name="T96"> &gt; 🛡️</text:span><text:span text:style-name="T91">CA</text:span><text:span text:style-name="T96"> anula magia.</text:span></text:p>
          </table:table-cell>
        </table:table-row>
        <table:table-row table:style-name="Tabela18.1">
          <table:covered-table-cell table:style-name="Tabela18.A3"/>
          <table:table-cell table:style-name="Tabela18.B3" office:value-type="string">
            <text:p text:style-name="P104"><text:span text:style-name="T449">Meditar </text:span><text:span text:style-name="T507">Não precisa dormir apenas ficar subconsciente por 4 h.</text:span></text:p>
          </table:table-cell>
        </table:table-row>
        <table:table-row table:style-name="Tabela18.1">
          <table:table-cell table:style-name="Tabela18.A2" table:number-rows-spanned="2" office:value-type="string">
            <text:list text:style-name="WWNum1aaaa">
              <text:list-header>
                <text:p text:style-name="P491">🐲</text:p>
                <text:p text:style-name="P458"><text:span text:style-name="T449">Draconiana</text:span><text:span text:style-name="T458"/></text:p>
              </text:list-header>
            </text:list>
          </table:table-cell>
          <table:table-cell table:style-name="Tabela18.B2" office:value-type="string">
            <text:list text:style-name="WWNum1aaaaa">
              <text:list-item>
                <text:list>
                  <text:list-header>
                    <text:p text:style-name="P523"><text:span text:style-name="T351">Baforada</text:span><text:span text:style-name="T356"> 🎲1d20 +</text:span><text:span text:style-name="T117"> 🎯</text:span><text:span text:style-name="T128">Pontaria</text:span><text:span text:style-name="T117"> &gt; </text:span><text:span text:style-name="T120">🛡️</text:span><text:span text:style-name="T129">CA</text:span><text:span text:style-name="T117">, </text:span><text:span text:style-name="T120">causa </text:span><text:span text:style-name="T356">2d6 de dano </text:span><text:span text:style-name="T357">cone de até 6 metros de alcance.</text:span></text:p>
                  </text:list-header>
                </text:list>
              </text:list-item>
            </text:list>
          </table:table-cell>
        </table:table-row>
        <table:table-row table:style-name="Tabela18.1">
          <table:covered-table-cell table:style-name="Tabela18.A2"/>
          <table:table-cell table:style-name="Tabela18.B2" office:value-type="string">
            <text:p text:style-name="P45"><text:span text:style-name="T57">Escamas de dragão</text:span><text:span text:style-name="T457"> V</text:span><text:span text:style-name="T449">ocê tem Imunidade ao fogo.</text:span></text:p>
          </table:table-cell>
        </table:table-row>
        <table:table-row table:style-name="Tabela18.1">
          <table:table-cell table:style-name="Tabela18.A3" table:number-rows-spanned="2" office:value-type="string">
            <text:p text:style-name="P72">👨</text:p>
            <text:p text:style-name="P78">Humano</text:p>
          </table:table-cell>
          <table:table-cell table:style-name="Tabela18.B3" office:value-type="string">
            <text:p text:style-name="P46"><text:span text:style-name="T33">Aprimorado</text:span> <text:span text:style-name="T449">🎲</text:span>1d20 &gt; 12,dobra seu maior atributo (caso empate você escolhe) (dura <text:span text:style-name="T550">3</text:span> Turnos).</text:p>
          </table:table-cell>
        </table:table-row>
        <table:table-row table:style-name="Tabela18.1">
          <table:covered-table-cell table:style-name="Tabela18.A3"/>
          <table:table-cell table:style-name="Tabela18.B3" office:value-type="string">
            <text:p text:style-name="P103">Talentoso <text:span text:style-name="T481">Escolha </text:span><text:span text:style-name="T502">uma +1🪄</text:span><text:span text:style-name="T644">Técnica </text:span></text:p>
          </table:table-cell>
        </table:table-row>
        <table:table-row table:style-name="Tabela18.1">
          <table:table-cell table:style-name="Tabela18.A2" table:number-rows-spanned="2" office:value-type="string">
            <text:list text:style-name="WWNum1aaaaaaa">
              <text:list-header>
                <text:p text:style-name="P459">🦶</text:p>
                <text:p text:style-name="P492">Gigante</text:p>
              </text:list-header>
            </text:list>
          </table:table-cell>
          <table:table-cell table:style-name="Tabela18.B2" office:value-type="string">
            <text:p text:style-name="P103">Ataques carregados <text:span text:style-name="T481">ele pode usar 1 turnos para dobrar o dano do próximo golpe.</text:span></text:p>
          </table:table-cell>
        </table:table-row>
        <table:table-row table:style-name="Tabela18.1">
          <table:covered-table-cell table:style-name="Tabela18.A2"/>
          <table:table-cell table:style-name="Tabela18.B2" office:value-type="string">
            <text:p text:style-name="P357"><text:span text:style-name="T14">Quem tem limite é vilarejo, </text:span><text:span text:style-name="T10">seus pontos de </text:span><text:span text:style-name="T273">💪</text:span><text:span text:style-name="T275">Força </text:span><text:span text:style-name="T97">e</text:span><text:span text:style-name="T274"> </text:span><text:span text:style-name="T298">✊ </text:span><text:span text:style-name="T297">Constituição</text:span><text:span text:style-name="T298"> </text:span><text:span text:style-name="T97">não são limitados em 5 pontos, +1</text:span><text:span text:style-name="T274">💪</text:span><text:span text:style-name="T276">Força</text:span><text:span text:style-name="T92">.</text:span></text:p>
          </table:table-cell>
        </table:table-row>
        <table:table-row table:style-name="Tabela18.1">
          <table:table-cell table:style-name="Tabela18.A3" table:number-rows-spanned="2" office:value-type="string">
            <text:p text:style-name="P79">🪨</text:p>
            <text:p text:style-name="P79">Gole<text:span text:style-name="T616">ns</text:span></text:p>
          </table:table-cell>
          <table:table-cell table:style-name="Tabela18.B3" office:value-type="string">
            <text:p text:style-name="P131">Desmontar <text:span text:style-name="T481">Pode retirar e recolocar partes do corpo</text:span></text:p>
          </table:table-cell>
        </table:table-row>
        <table:table-row table:style-name="Tabela18.1">
          <table:covered-table-cell table:style-name="Tabela18.A3"/>
          <table:table-cell table:style-name="Tabela18.B3" office:value-type="string">
            <text:p text:style-name="P130">Duro como pedra <text:span text:style-name="T481">sua</text:span>🪖 <text:span text:style-name="T598">Proteção </text:span><text:span text:style-name="T481">base 14</text:span></text:p>
          </table:table-cell>
        </table:table-row>
        <table:table-row table:style-name="Tabela18.1">
          <table:table-cell table:style-name="Tabela18.A2" table:number-rows-spanned="2" office:value-type="string">
            <text:p text:style-name="P78">🌲</text:p>
            <text:p text:style-name="P88">Arvores</text:p>
          </table:table-cell>
          <table:table-cell table:style-name="Tabela18.B2" office:value-type="string">
            <text:p text:style-name="P71"><text:span text:style-name="T56">Natureza revitalizadora </text:span><text:span text:style-name="T449">suas folhas 🩹Cura 1 de vida</text:span></text:p>
          </table:table-cell>
        </table:table-row>
        <table:table-row table:style-name="Tabela18.1">
          <table:covered-table-cell table:style-name="Tabela18.A2"/>
          <table:table-cell table:style-name="Tabela18.B2" office:value-type="string">
            <text:p text:style-name="P129"><text:span text:style-name="T449">Fotossíntese </text:span><text:span text:style-name="T507">com luz e água 🩹Cura 1 de vida por hora.</text:span></text:p>
          </table:table-cell>
        </table:table-row>
        <table:table-row table:style-name="Tabela18.1">
          <table:table-cell table:style-name="Tabela18.A3" table:number-rows-spanned="2" office:value-type="string">
            <text:p text:style-name="P78">🐢</text:p>
            <text:p text:style-name="P96">Tartaruga</text:p>
          </table:table-cell>
          <table:table-cell table:style-name="Tabela18.B3" office:value-type="string">
            <text:p text:style-name="P410">Casco giratório <text:span text:style-name="T464">🎲</text:span><text:span text:style-name="T515">1d20</text:span><text:span text:style-name="T464"> </text:span><text:span text:style-name="T154">🏃Atletismo </text:span><text:span text:style-name="T192">+ </text:span><text:span text:style-name="T263">💪 Força </text:span><text:span text:style-name="T256">&gt; </text:span><text:span text:style-name="T255">14 se movimenta dentro de seu casco sem ser tomar dano.</text:span></text:p>
          </table:table-cell>
        </table:table-row>
        <table:table-row table:style-name="Tabela18.1">
          <table:covered-table-cell table:style-name="Tabela18.A3"/>
          <table:table-cell table:style-name="Tabela18.B3" office:value-type="string">
            <text:p text:style-name="P409">Encolher os membros <text:span text:style-name="T481">+2 para esquivar na</text:span> 🛡️Defesa</text:p>
          </table:table-cell>
        </table:table-row>
        <table:table-row table:style-name="Tabela18.1">
          <table:table-cell table:style-name="Tabela18.A2" table:number-rows-spanned="2" office:value-type="string">
            <text:p text:style-name="P260">🐂</text:p>
            <text:p text:style-name="P260">Minotauro</text:p>
          </table:table-cell>
          <table:table-cell table:style-name="Tabela18.B2" office:value-type="string">
            <text:p text:style-name="P63"><text:span text:style-name="T33">Cabeçada</text:span> sua cabeçada da 1d4 + 💪Força</text:p>
          </table:table-cell>
        </table:table-row>
        <table:table-row table:style-name="Tabela18.1">
          <table:covered-table-cell table:style-name="Tabela18.A2"/>
          <table:table-cell table:style-name="Tabela18.B2" office:value-type="string">
            <text:p text:style-name="P63"><text:span text:style-name="T33">Paulada</text:span> Acertar ataque com critico 🌀Atordoam o alvo</text:p>
          </table:table-cell>
        </table:table-row>
        <table:table-row table:style-name="Tabela18.1">
          <table:table-cell table:style-name="Tabela18.A3" table:number-rows-spanned="2" office:value-type="string">
            <text:p text:style-name="P260">🐈‍⬛</text:p>
            <text:p text:style-name="P180">Felino</text:p>
          </table:table-cell>
          <table:table-cell table:style-name="Tabela18.B3" office:value-type="string">
            <text:p text:style-name="P133">Mega Pulo <text:span text:style-name="T464">🎲</text:span><text:span text:style-name="T515">1d20</text:span><text:span text:style-name="T464"> </text:span><text:span text:style-name="T154">🏃Atletismo </text:span><text:span text:style-name="T192">+ </text:span><text:span text:style-name="T263">💪 Força </text:span><text:span text:style-name="T214">&gt; </text:span><text:span text:style-name="T213">14 pula 3 vezes seu tamanho.</text:span></text:p>
          </table:table-cell>
        </table:table-row>
        <table:table-row table:style-name="Tabela18.1">
          <table:covered-table-cell table:style-name="Tabela18.A3"/>
          <table:table-cell table:style-name="Tabela18.B3" office:value-type="string">
            <text:p text:style-name="P63"><text:span text:style-name="T33">Gatuno</text:span> Anda, corre e pula sem fazer barulho <text:span text:style-name="T684">e sempre cai em pé.</text:span></text:p>
          </table:table-cell>
        </table:table-row>
        <table:table-row table:style-name="Tabela18.1">
          <table:table-cell table:style-name="Tabela18.A3" table:number-rows-spanned="2" office:value-type="string">
            <text:p text:style-name="P402">🐎</text:p>
            <text:p text:style-name="P275">Centauro</text:p>
          </table:table-cell>
          <table:table-cell table:style-name="Tabela18.B3" office:value-type="string">
            <text:p text:style-name="P132"><text:span text:style-name="T685">Hiper </text:span>Coice <text:span text:style-name="T507">🎲1d6 + 💪</text:span><text:span text:style-name="T261">Força </text:span><text:span text:style-name="T197">de </text:span><text:span text:style-name="T189">dano e derruba o alvo</text:span></text:p>
          </table:table-cell>
        </table:table-row>
        <table:table-row table:style-name="Tabela18.1">
          <table:covered-table-cell table:style-name="Tabela18.A3"/>
          <table:table-cell table:style-name="Tabela18.B3" office:value-type="string">
            <text:p text:style-name="P121">Cavalgar <text:span text:style-name="T481">você tem o dobro de deslocamento</text:span></text:p>
          </table:table-cell>
        </table:table-row>
        <table:table-row table:style-name="Tabela18.1">
          <table:table-cell table:style-name="Tabela18.A2" table:number-rows-spanned="2" office:value-type="string">
            <text:p text:style-name="P73">🧌 </text:p>
            <text:p text:style-name="P82">Ogro</text:p>
          </table:table-cell>
          <table:table-cell table:style-name="Tabela18.B2" office:value-type="string">
            <text:p text:style-name="P49"><text:span text:style-name="T33">Rugido</text:span> <text:span text:style-name="T449">🎲</text:span>1d20 + Intimidação + <text:span text:style-name="T262">💪</text:span><text:span text:style-name="T279">Força</text:span> &gt; <text:span text:style-name="T449"><text:s/></text:span><text:span text:style-name="T56">🧗 Determinação</text:span>, <text:span text:style-name="T551">os</text:span> oponentes que ouviram dão –2 de dano em você por 5 turnos.</text:p>
          </table:table-cell>
        </table:table-row>
        <table:table-row table:style-name="Tabela18.1">
          <table:covered-table-cell table:style-name="Tabela18.A2"/>
          <table:table-cell table:style-name="Tabela18.B2" office:value-type="string">
            <text:p text:style-name="P44"><text:span text:style-name="T33">Pancada</text:span> quando o dado de dano der crítico você pode rolar novamente e somando no dano total. (Somente armas corpo a corpo).</text:p>
          </table:table-cell>
        </table:table-row>
        <table:table-row table:style-name="Tabela18.1">
          <table:table-cell table:style-name="Tabela18.A3" table:number-rows-spanned="2" office:value-type="string">
            <text:p text:style-name="P73">👿 </text:p>
            <text:p text:style-name="P82">Demoníaca</text:p>
          </table:table-cell>
          <table:table-cell table:style-name="Tabela18.B3" office:value-type="string">
            <text:p text:style-name="P75"><text:span text:style-name="T33">Possessão </text:span><text:span text:style-name="T551">A</text:span>o tocar em oponente 🎲1d20 + <text:span text:style-name="T33">👻Sobrenatural </text:span>&gt; <text:span text:style-name="T33">🧗 Determinação</text:span>, <text:span text:style-name="T554">v</text:span>ocê entra no corpo do oponente por 3 turnos.</text:p>
          </table:table-cell>
        </table:table-row>
        <table:table-row table:style-name="Tabela18.1">
          <table:covered-table-cell table:style-name="Tabela18.A3"/>
          <table:table-cell table:style-name="Tabela18.B3" office:value-type="string">
            <text:p text:style-name="P139">Sem sangue? <text:span text:style-name="T481">Você não sangra.</text:span></text:p>
          </table:table-cell>
        </table:table-row>
        <table:table-row table:style-name="Tabela18.1">
          <table:table-cell table:style-name="Tabela18.A2" table:number-rows-spanned="2" office:value-type="string">
            <text:p text:style-name="P72">🧛</text:p>
            <text:p text:style-name="P80">Vampírica</text:p>
          </table:table-cell>
          <table:table-cell table:style-name="Tabela18.B2" office:value-type="string">
            <text:p text:style-name="P356"><text:span text:style-name="T12">Morder</text:span><text:span text:style-name="T7"> 🎲1</text:span><text:span text:style-name="T8">d</text:span><text:span text:style-name="T7">20 + </text:span><text:span text:style-name="T12">🥊Briga</text:span><text:span text:style-name="T7"> &gt; 🛡️</text:span><text:span text:style-name="T13">CA,</text:span><text:span text:style-name="T7"> dano 🎲1d6 + 💪</text:span><text:span text:style-name="T275">Força</text:span><text:span text:style-name="T90">,</text:span><text:span text:style-name="T272"> </text:span><text:span text:style-name="T7">🩹</text:span><text:span text:style-name="T8">cura</text:span><text:span text:style-name="T7"> d</text:span><text:span text:style-name="T8">obro do dano</text:span><text:span text:style-name="T7">.</text:span></text:p>
          </table:table-cell>
        </table:table-row>
        <table:table-row table:style-name="Tabela18.1">
          <table:covered-table-cell table:style-name="Tabela18.A2"/>
          <table:table-cell table:style-name="Tabela18.B2" office:value-type="string">
            <text:p text:style-name="P74"><text:span text:style-name="T33">Sangue </text:span><text:span text:style-name="T34">fresco</text:span> todo ataque corpo a corpo que <text:span text:style-name="T552">ferir</text:span> te dará +2 🩸<text:span text:style-name="T33">Vida</text:span>.</text:p>
          </table:table-cell>
        </table:table-row>
        <table:table-row table:style-name="Tabela18.1">
          <table:table-cell table:style-name="Tabela18.A3" table:number-rows-spanned="2" office:value-type="string">
            <text:p text:style-name="P80">😇</text:p>
            <text:p text:style-name="P81"><text:soft-page-break/>Angelical</text:p>
          </table:table-cell>
          <table:table-cell table:style-name="Tabela18.B3" office:value-type="string">
            <text:p text:style-name="P140">Voar <text:span text:style-name="T481">🎲1d20 + 🤹</text:span><text:span text:style-name="T321">Destreza </text:span><text:span text:style-name="T481">&gt; 12 - </text:span><text:span text:style-name="T137">🤸 Acrobacia</text:span><text:span text:style-name="T189">, você pode voar a </text:span><text:soft-page-break/><text:span text:style-name="T189">distancia do seu deslocamento.</text:span></text:p>
          </table:table-cell>
        </table:table-row>
        <table:table-row table:style-name="Tabela18.30">
          <table:covered-table-cell table:style-name="Tabela18.A3"/>
          <table:table-cell table:style-name="Tabela18.B3" office:value-type="string">
            <text:p text:style-name="P74"><text:span text:style-name="T33">Aura</text:span> 🩹Cura 1 de Vida de aliados até 4 m (Apenas em combate).</text:p>
          </table:table-cell>
        </table:table-row>
        <table:table-row table:style-name="Tabela18.1">
          <table:table-cell table:style-name="Tabela18.A2" table:number-rows-spanned="2" office:value-type="string">
            <text:p text:style-name="P72">🐺</text:p>
            <text:p text:style-name="P81">Licantropo</text:p>
          </table:table-cell>
          <table:table-cell table:style-name="Tabela18.B2" office:value-type="string">
            <text:p text:style-name="P140">Transformar <text:span text:style-name="T481">🎲1d20 &gt; 12 - </text:span><text:span text:style-name="T187">🧗🏻</text:span><text:span text:style-name="T189">Determinação, você se transforma e ganha +2💪</text:span><text:span text:style-name="T261">Força</text:span><text:span text:style-name="T189"> + 2</text:span><text:span text:style-name="T408">✊ Constituição.</text:span><text:span text:style-name="T398">(3 turnos)</text:span></text:p>
          </table:table-cell>
        </table:table-row>
        <table:table-row table:style-name="Tabela18.1">
          <table:covered-table-cell table:style-name="Tabela18.A2"/>
          <table:table-cell table:style-name="Tabela18.B2" office:value-type="string">
            <text:p text:style-name="P142"><text:span text:style-name="T553">Fases da lua </text:span><text:span text:style-name="T487">(</text:span><text:span text:style-name="T486">1 por sessão</text:span><text:span text:style-name="T487">) </text:span><text:span text:style-name="T277">🌘</text:span><text:span text:style-name="T484">Crescente </text:span><text:span text:style-name="T189">+</text:span><text:span text:style-name="T190">1</text:span><text:span text:style-name="T189">💪</text:span><text:span text:style-name="T261">Força </text:span></text:p>
            <text:p text:style-name="P143"><text:span text:style-name="T481">🌕</text:span><text:span text:style-name="T484">Cheia </text:span><text:span text:style-name="T189">+</text:span><text:span text:style-name="T190">1</text:span><text:span text:style-name="T189">💪</text:span><text:span text:style-name="T261">Força </text:span><text:span text:style-name="T189">+</text:span><text:span text:style-name="T190">1</text:span><text:span text:style-name="T408">✊ Constituição</text:span></text:p>
            <text:p text:style-name="P141">🌒<text:span text:style-name="T484">Minguante: -</text:span><text:span text:style-name="T485">1</text:span><text:span text:style-name="T564"> </text:span><text:span text:style-name="T188">🧗🏻</text:span><text:span text:style-name="T208">Determinação</text:span><text:span text:style-name="T189"> </text:span></text:p>
            <text:p text:style-name="P141"><text:span text:style-name="T481">🌑</text:span><text:span text:style-name="T484">Nova: </text:span><text:span text:style-name="T199">-</text:span><text:span text:style-name="T200">3 </text:span><text:span text:style-name="T187">🧗🏻</text:span><text:span text:style-name="T137">Determinação</text:span></text:p>
          </table:table-cell>
        </table:table-row>
      </table:table>
      <text:p text:style-name="P334"/>
      <text:h text:style-name="P434" text:outline-level="1" text:is-list-header="true"/>
      <text:p text:style-name="P378"/>
      <text:p text:style-name="P378"/>
      <text:p text:style-name="P378"/>
      <text:p text:style-name="P378"/>
      <text:h text:style-name="P434" text:outline-level="1" text:is-list-header="true">Classes</text:h>
      <text:p text:style-name="P376"/>
      <text:p text:style-name="P376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table:number-rows-spanned="6" office:value-type="string">
            <text:p text:style-name="P38">😤</text:p>
            <text:p text:style-name="P38">Bárbaro</text:p>
          </table:table-cell>
          <table:table-cell table:style-name="Tabela24.B1" office:value-type="string">
            <text:list xml:id="list114411816361177" text:continue-list="list114412111627073" text:style-name="WWNum1aaaaaaaaa">
              <text:list-item>
                <text:list>
                  <text:list-header>
                    <text:p text:style-name="P514"><text:span text:style-name="T126">🩸</text:span><text:span text:style-name="T264">Vida </text:span><text:span text:style-name="T126">= </text:span><text:span text:style-name="T127">10 + </text:span><text:span text:style-name="T409">✊</text:span><text:span text:style-name="T296">Constituição</text:span><text:span text:style-name="T126"> * </text:span><text:span text:style-name="T127">8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2"/>
          <table:table-cell table:style-name="Tabela24.B2" office:value-type="string">
            <text:list xml:id="list114411943179584" text:continue-numbering="true" text:style-name="WWNum1aaaaaaaaa">
              <text:list-item>
                <text:list>
                  <text:list-header>
                    <text:p text:style-name="P524"><text:span text:style-name="T352">Perícias: </text:span><text:span text:style-name="T356">Escolha 2 </text:span><text:span text:style-name="T358">entre:</text:span></text:p>
                    <text:p text:style-name="P524"><text:span text:style-name="T117">+2🐕Adestramento</text:span><text:span text:style-name="T356"> </text:span><text:span text:style-name="T360">| </text:span><text:span text:style-name="T117">+2🏃Atletismo +2</text:span><text:span text:style-name="T356"> </text:span><text:span text:style-name="T360">|</text:span><text:span text:style-name="T117">🫵Intimidação </text:span><text:span text:style-name="T121">| </text:span><text:span text:style-name="T117">+2🌳Natureza</text:span></text:p>
                  </text:list-header>
                </text:list>
              </text:list-item>
            </text:list>
          </table:table-cell>
        </table:table-row>
        <table:table-row table:style-name="Tabela24.3">
          <table:covered-table-cell table:style-name="Tabela24.A2"/>
          <table:table-cell table:style-name="Tabela24.B3" office:value-type="string">
            <text:list xml:id="list3909083651" text:style-name="WWNum1aaaaaaaaaaaa">
              <text:list-item>
                <text:list>
                  <text:list-header>
                    <text:p text:style-name="P516"><text:span text:style-name="T352">Equipamento:</text:span><text:span text:style-name="T359"> </text:span><text:span text:style-name="T356">Escolha 2 Armas corpo a corp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2"/>
          <table:table-cell table:style-name="Tabela24.B4" office:value-type="string">
            <text:list xml:id="list114411719684597" text:continue-numbering="true" text:style-name="WWNum1aaaaaaaaaaaa">
              <text:list-item>
                <text:list>
                  <text:list-header>
                    <text:p text:style-name="P530"><text:span text:style-name="T35">Proficiência com:</text:span> <text:span text:style-name="T557">Q</text:span>ualquer arma.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2"/>
          <table:table-cell table:style-name="Tabela24.B5" office:value-type="string">
            <text:list text:style-name="WWNum1aaaaaaaaaaa">
              <text:list-item>
                <text:list>
                  <text:list-header>
                    <text:p text:style-name="P517"><text:span text:style-name="T351">Fúria </text:span><text:span text:style-name="T356">durante 10 turnos </text:span><text:span text:style-name="T126">usa </text:span><text:span text:style-name="T207">1,2 ação</text:span><text:span text:style-name="T126"> → 0,6 ação para atacar, cada ataque acertado ganha dano 1 Mitigado no próximo ataque e +2 de dano por ataque (1 vez ao dia).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2"/>
          <table:table-cell table:style-name="Tabela24.B6" office:value-type="string">
            <text:list text:style-name="WWNum1aaaaaaaaaa">
              <text:list-item>
                <text:list>
                  <text:list-header>
                    <text:p text:style-name="P518"><text:span text:style-name="T351">Casca Dura</text:span><text:span text:style-name="T356"> sem armadura mitiga</text:span><text:span text:style-name="T351"> </text:span><text:span text:style-name="T356">2 de dano </text:span><text:span text:style-name="T555">Físico</text:span></text:p>
                  </text:list-header>
                </text:list>
              </text:list-item>
            </text:list>
          </table:table-cell>
        </table:table-row>
        <table:table-row>
          <table:table-cell table:style-name="Tabela24.A7" table:number-rows-spanned="5" office:value-type="string">
            <text:p text:style-name="P37"/>
            <text:p text:style-name="P38">🎶</text:p>
            <text:p text:style-name="P37">Bardo</text:p>
          </table:table-cell>
          <table:table-cell table:style-name="Tabela24.B7" office:value-type="string">
            <text:list xml:id="list114411298135601" text:continue-list="list114411943179584" text:style-name="WWNum1aaaaaaaaa">
              <text:list-item>
                <text:list>
                  <text:list-header>
                    <text:p text:style-name="P514">🩸<text:span text:style-name="T264">Vida </text:span><text:span text:style-name="T126">= </text:span><text:span text:style-name="T127">10 + </text:span><text:span text:style-name="T409">✊</text:span><text:span text:style-name="T296">Constituição</text:span><text:span text:style-name="T449"> </text:span><text:span text:style-name="T356">* </text:span><text:span text:style-name="T360">6</text:span></text:p>
                  </text:list-header>
                </text:list>
              </text:list-item>
            </text:list>
          </table:table-cell>
        </table:table-row>
        <table:table-row table:style-name="Tabela24.8">
          <table:covered-table-cell table:style-name="Tabela24.A7"/>
          <table:table-cell table:style-name="Tabela24.B8" office:value-type="string">
            <text:list xml:id="list114410817849603" text:continue-numbering="true" text:style-name="WWNum1aaaaaaaaa">
              <text:list-item>
                <text:list>
                  <text:list-header>
                    <text:p text:style-name="P525"><text:span text:style-name="T352">Perícias: </text:span><text:span text:style-name="T356">Escolha </text:span><text:span text:style-name="T358">2 habilidades para ter +2 </text:span><text:span text:style-name="T361">pontos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7"/>
          <table:table-cell table:style-name="Tabela24.B9" office:value-type="string">
            <text:list xml:id="list114410236165571" text:continue-list="list114410106704027" text:style-name="WWNum1aaaaaaaaaaaaaaaa">
              <text:list-item>
                <text:list>
                  <text:list-header>
                    <text:p text:style-name="P519"><text:span text:style-name="T352">Equipamento:</text:span><text:span text:style-name="T359"> </text:span><text:span text:style-name="T356">Escolha 1 Arma e 1 Instrumento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7"/>
          <table:table-cell table:style-name="Tabela24.B10" office:value-type="string">
            <text:list xml:id="list114411858292896" text:continue-list="list114410752767934" text:style-name="WWNum1aaaaaaaaaaaaaaaaa">
              <text:list-item>
                <text:list>
                  <text:list-header>
                    <text:p text:style-name="P531"><text:span text:style-name="T352">Proficiência com:</text:span><text:span text:style-name="T362"> Adaga, Azagaia, Bordão, Clava Grande, Foice, Lança, Maça, Machadinha, Martelo, Porrete, Arco Curto, Beste Leve, Dardo, Funda, Bestas de mão, Rapieiras, Espadas curtas e Espadas longas.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7"/>
          <table:table-cell table:style-name="Tabela24.B11" office:value-type="string">
            <text:p text:style-name="P39"><text:span text:style-name="T556">4🪄</text:span>Magias, <text:span text:style-name="T556">2</text:span>🔵<text:span text:style-name="T556">Mana</text:span> e <text:span text:style-name="T556">2</text:span>♟️Truques</text:p>
          </table:table-cell>
        </table:table-row>
        <table:table-row>
          <table:table-cell table:style-name="Tabela24.A2" table:number-rows-spanned="5" office:value-type="string">
            <text:p text:style-name="P40">🧹</text:p>
            <text:p text:style-name="P40">Bruxo</text:p>
          </table:table-cell>
          <table:table-cell table:style-name="Tabela24.B12" office:value-type="string">
            <text:list xml:id="list114410543793519" text:continue-list="list114410817849603" text:style-name="WWNum1aaaaaaaaa">
              <text:list-item>
                <text:list>
                  <text:list-header>
                    <text:p text:style-name="P515">🩸<text:span text:style-name="T264">Vida </text:span><text:span text:style-name="T126">= </text:span><text:span text:style-name="T127">10 + </text:span><text:span text:style-name="T409">✊</text:span><text:span text:style-name="T296">Constituição</text:span><text:span text:style-name="T449"> </text:span><text:span text:style-name="T356">* </text:span><text:span text:style-name="T360">4</text:span>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2"/>
          <table:table-cell table:style-name="Tabela24.B13" office:value-type="string">
            <text:list xml:id="list114410403415547" text:continue-numbering="true" text:style-name="WWNum1aaaaaaaaa">
              <text:list-item>
                <text:list>
                  <text:list-header>
                    <text:p text:style-name="P525"><text:span text:style-name="T352">Perícias: </text:span><text:span text:style-name="T356">Escolha 2 </text:span><text:span text:style-name="T358">entre:</text:span></text:p>
                    <text:p text:style-name="P541"><text:soft-page-break/>+2👻Sobrenatural <text:span text:style-name="T603">| </text:span>+2🫵Intimidação <text:span text:style-name="T603">| </text:span>+2🌳Natureza <text:span text:style-name="T603">| </text:span>+2🗣️Influência 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2"/>
          <table:table-cell table:style-name="Tabela24.B14" office:value-type="string">
            <text:list xml:id="list114411225859620" text:continue-numbering="true" text:style-name="WWNum1aaaaaaaaa">
              <text:list-item>
                <text:list>
                  <text:list-header>
                    <text:p text:style-name="P526"><text:span text:style-name="T352">Equipamento: </text:span>Escolha 1 Arma 1 Foco arcano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2"/>
          <table:table-cell table:style-name="Tabela24.B15" office:value-type="string">
            <text:list xml:id="list114411843646477" text:continue-numbering="true" text:style-name="WWNum1aaaaaaaaa">
              <text:list-item>
                <text:list>
                  <text:list-header>
                    <text:p text:style-name="P526"><text:span text:style-name="T352">Proficiência com: </text:span>Adaga, Azagaia, Bordão, Clava Grande, Foice, Lança, Maça, Machadinha, Martelo, Porrete, Arco Curto, Beste Leve, Dardo e Funda</text:p>
                  </text:list-header>
                </text:list>
              </text:list-item>
            </text:list>
          </table:table-cell>
        </table:table-row>
        <table:table-row>
          <table:covered-table-cell table:style-name="Tabela24.A2"/>
          <table:table-cell table:style-name="Tabela24.B16" office:value-type="string">
            <text:p text:style-name="P39"><text:span text:style-name="T557">2</text:span><text:span text:style-name="T556">🪄</text:span>Magias, <text:span text:style-name="T557">1</text:span>🔵<text:span text:style-name="T556">Mana</text:span> e <text:span text:style-name="T556">2</text:span>♟️Truques</text:p>
          </table:table-cell>
        </table:table-row>
      </table:table>
      <text:p text:style-name="P376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434" text:outline-level="1" text:is-list-header="true"/>
      <text:h text:style-name="P436" text:outline-level="1" text:is-list-header="true"/>
      <text:h text:style-name="P436" text:outline-level="1"/>
      <text:h text:style-name="P436" text:outline-level="1" text:is-list-header="true"><text:span text:style-name="T634">🪄</text:span><text:span text:style-name="T622">T</text:span><text:span text:style-name="T634">écnicas </text:span></text:h>
      <text:h text:style-name="P437" text:outline-level="1" text:is-list-header="true"/>
      <table:table table:name="Técnicias" table:style-name="Técnicias">
        <table:table-column table:style-name="Técnicias.A"/>
        <table:table-column table:style-name="Técnicias.B"/>
        <table:table-row table:style-name="Técnicias.1">
          <table:table-cell table:style-name="Técnicias.A1" office:value-type="string">
            <text:p text:style-name="P234">Retomar presença <text:span text:style-name="T490">(12 </text:span><text:span text:style-name="T510">🎬</text:span><text:span text:style-name="T469">A</text:span><text:span text:style-name="T463">ção</text:span><text:span text:style-name="T512">)</text:span></text:p>
          </table:table-cell>
          <table:table-cell table:style-name="Técnicias.B1" office:value-type="string">
            <text:p text:style-name="P242">1 vez por 💤<text:span text:style-name="T33">descanso</text:span> longo</text:p>
          </table:table-cell>
        </table:table-row>
        <table:table-row table:style-name="Técnicias.1">
          <table:table-cell table:style-name="Técnicias.A2" office:value-type="string">
            <text:p text:style-name="P215">Recupera vida </text:p>
          </table:table-cell>
          <table:table-cell table:style-name="Técnicias.B2" office:value-type="string">
            <text:p text:style-name="P195"><text:span text:style-name="T464">🎲1d</text:span><text:span text:style-name="T470">1</text:span><text:span text:style-name="T464">0 </text:span><text:span text:style-name="T471">+</text:span><text:span text:style-name="T286">🔷</text:span><text:span text:style-name="T220">Nível </text:span><text:span text:style-name="T217">+</text:span><text:span text:style-name="T227">🧗</text:span><text:span text:style-name="T228">Determinação </text:span></text:p>
          </table:table-cell>
        </table:table-row>
        <table:table-row table:style-name="Técnicias.1">
          <table:table-cell table:style-name="Técnicias.A3" office:value-type="string">
            <text:p text:style-name="P235"><text:span text:style-name="T625">Ataque</text:span> Atordoante <text:span text:style-name="T507">(</text:span><text:span text:style-name="T511">0</text:span><text:span text:style-name="T507"> </text:span><text:span text:style-name="T510">🎬</text:span><text:span text:style-name="T469">A</text:span><text:span text:style-name="T463">ção</text:span><text:span text:style-name="T507">)</text:span></text:p>
          </table:table-cell>
          <table:table-cell table:style-name="Técnicias.B3" office:value-type="string">
            <text:p text:style-name="P199"><text:span text:style-name="T626">20%</text:span><text:span text:style-name="T624"> de </text:span><text:span text:style-name="T568">⚡ </text:span><text:span text:style-name="T111">Energia</text:span></text:p>
          </table:table-cell>
        </table:table-row>
        <table:table-row table:style-name="Técnicias.1">
          <table:table-cell table:style-name="Técnicias.A3" office:value-type="string">
            <text:p text:style-name="P198">Acertar o alvo o 🌀Atordoa <text:span text:style-name="T625">por </text:span></text:p>
          </table:table-cell>
          <table:table-cell table:style-name="Técnicias.B3" office:value-type="string">
            <text:p text:style-name="P201"><text:span text:style-name="T629">(</text:span>💥<text:span text:style-name="T46">Ataque /</text:span><text:span text:style-name="T491"> 8</text:span><text:span text:style-name="T492">)</text:span><text:span text:style-name="T491"> </text:span><text:span text:style-name="T513">+</text:span><text:span text:style-name="T287">🔷</text:span><text:span text:style-name="T220">Nível </text:span><text:span text:style-name="T491">🎞️</text:span><text:span text:style-name="T46">Ações </text:span></text:p>
          </table:table-cell>
        </table:table-row>
        <table:table-row table:style-name="Técnicias.1">
          <table:table-cell table:style-name="Técnicias.A2" office:value-type="string">
            <text:p text:style-name="P233">Modo defensivo <text:span text:style-name="T512">(</text:span><text:span text:style-name="T521">8</text:span><text:span text:style-name="T512"> </text:span><text:span text:style-name="T510">🎬</text:span><text:span text:style-name="T469">A</text:span><text:span text:style-name="T463">ção</text:span><text:span text:style-name="T512">)</text:span></text:p>
          </table:table-cell>
          <table:table-cell table:style-name="Técnicias.B2" office:value-type="string">
            <text:p text:style-name="P200"><text:span text:style-name="T627">5</text:span><text:span text:style-name="T626">%</text:span><text:span text:style-name="T624"> de </text:span><text:span text:style-name="T568">⚡ </text:span><text:span text:style-name="T111">Energia</text:span></text:p>
          </table:table-cell>
        </table:table-row>
        <table:table-row table:style-name="Técnicias.1">
          <table:table-cell table:style-name="Técnicias.A2" office:value-type="string">
            <text:p text:style-name="P197"><text:span text:style-name="T629">+</text:span><text:span text:style-name="T631">2</text:span><text:span text:style-name="T628"> </text:span>em testes de🛡️<text:span text:style-name="T628">por 2</text:span><text:span text:style-name="T481">🎞️</text:span><text:span text:style-name="T33">Ações</text:span></text:p>
          </table:table-cell>
          <table:table-cell table:style-name="Técnicias.B2" office:value-type="string">
            <text:p text:style-name="P196"><text:span text:style-name="T464">🎲1d</text:span><text:span text:style-name="T473">2</text:span><text:span text:style-name="T464">0 </text:span><text:span text:style-name="T471">+</text:span><text:span text:style-name="T286">🔷</text:span><text:span text:style-name="T220">Nível </text:span><text:span text:style-name="T217">&gt; </text:span><text:span text:style-name="T224">🥢</text:span><text:span text:style-name="T223">2</text:span></text:p>
          </table:table-cell>
        </table:table-row>
        <table:table-row table:style-name="Técnicias.1">
          <table:table-cell table:style-name="Técnicias.A3" office:value-type="string">
            <text:p text:style-name="P235"><text:span text:style-name="T625">Ataque</text:span> <text:span text:style-name="T630">Vibrante</text:span><text:span text:style-name="T507">(</text:span><text:span text:style-name="T511">0</text:span><text:span text:style-name="T507"> </text:span><text:span text:style-name="T510">🎬</text:span><text:span text:style-name="T469">A</text:span><text:span text:style-name="T463">ção</text:span><text:span text:style-name="T507">)</text:span></text:p>
          </table:table-cell>
          <table:table-cell table:style-name="Técnicias.B3" office:value-type="string">
            <text:p text:style-name="P199"><text:span text:style-name="T626">2</text:span><text:span text:style-name="T630">5</text:span><text:span text:style-name="T626">%</text:span><text:span text:style-name="T624"> de </text:span><text:span text:style-name="T568">⚡ </text:span><text:span text:style-name="T111">Energia</text:span></text:p>
          </table:table-cell>
        </table:table-row>
        <table:table-row table:style-name="Técnicias.1">
          <table:table-cell table:style-name="Técnicias.A3" office:value-type="string">
            <text:p text:style-name="P198">Acertar o alvo, <text:span text:style-name="T630">dobra o dano </text:span></text:p>
          </table:table-cell>
          <table:table-cell table:style-name="Técnicias.B3" office:value-type="string">
            <text:p text:style-name="P204">💥<text:span text:style-name="T46">Ataque</text:span><text:span text:style-name="T491"> </text:span><text:span text:style-name="T513">+</text:span><text:span text:style-name="T287">🔷</text:span><text:span text:style-name="T220">Nível </text:span><text:span text:style-name="T46"><text:s/></text:span><text:span text:style-name="T491">&gt; </text:span><text:span text:style-name="T224">🥢</text:span><text:span text:style-name="T223">4</text:span></text:p>
          </table:table-cell>
        </table:table-row>
        <table:table-row table:style-name="Técnicias.1">
          <table:table-cell table:style-name="Técnicias.A2" office:value-type="string">
            <text:p text:style-name="P237"><text:span text:style-name="T449">Ataque certeiro</text:span><text:span text:style-name="T512">(</text:span><text:span text:style-name="T511">0</text:span><text:span text:style-name="T512"> </text:span><text:span text:style-name="T510">🎬</text:span><text:span text:style-name="T469">A</text:span><text:span text:style-name="T463">ção</text:span><text:span text:style-name="T512">)</text:span></text:p>
          </table:table-cell>
          <table:table-cell table:style-name="Técnicias.B2" office:value-type="string">
            <text:p text:style-name="P202"><text:span text:style-name="T196">1</text:span><text:span text:style-name="T195">5</text:span><text:span text:style-name="T194">%</text:span><text:span text:style-name="T193"> de</text:span><text:span text:style-name="T115"> </text:span><text:span text:style-name="T568">⚡ </text:span><text:span text:style-name="T111">Energia</text:span></text:p>
          </table:table-cell>
        </table:table-row>
        <table:table-row table:style-name="Técnicias.1">
          <table:table-cell table:style-name="Técnicias.A2" office:value-type="string">
            <text:p text:style-name="P216">Acertar o alvo, dano * 1,5</text:p>
          </table:table-cell>
          <table:table-cell table:style-name="Técnicias.B2" office:value-type="string">
            <text:p text:style-name="P204"><text:span text:style-name="T46">💥Ataque</text:span><text:span text:style-name="T491"> </text:span><text:span text:style-name="T513">+</text:span><text:span text:style-name="T287">🔷</text:span><text:span text:style-name="T220">Nível </text:span><text:span text:style-name="T46"><text:s/></text:span><text:span text:style-name="T491">&gt; </text:span><text:span text:style-name="T224">🥢</text:span><text:span text:style-name="T223">4</text:span></text:p>
          </table:table-cell>
        </table:table-row>
        <table:table-row table:style-name="Técnicias.1">
          <table:table-cell table:style-name="Técnicias.A3" office:value-type="string">
            <text:p text:style-name="P235"><text:span text:style-name="T632">Investida</text:span> <text:span text:style-name="T632">ofensiva</text:span><text:span text:style-name="T507">(</text:span><text:span text:style-name="T514">8</text:span><text:span text:style-name="T507"> </text:span><text:span text:style-name="T510">🎬</text:span><text:span text:style-name="T469">A</text:span><text:span text:style-name="T463">ção</text:span><text:span text:style-name="T507">)</text:span></text:p>
          </table:table-cell>
          <table:table-cell table:style-name="Técnicias.B3" office:value-type="string">
            <text:p text:style-name="P199"><text:span text:style-name="T632">30</text:span><text:span text:style-name="T626">%</text:span><text:span text:style-name="T624"> de </text:span><text:span text:style-name="T568">⚡ </text:span><text:span text:style-name="T111">Energia</text:span></text:p>
          </table:table-cell>
        </table:table-row>
        <table:table-row table:style-name="Técnicias.1">
          <table:table-cell table:style-name="Técnicias.A3" office:value-type="string">
            <text:p text:style-name="P217"><text:span text:style-name="T624">🌀</text:span>1 <text:span text:style-name="T510">🎬</text:span><text:span text:style-name="T516">A</text:span><text:span text:style-name="T510">ção</text:span><text:span text:style-name="T58"> </text:span><text:span text:style-name="T517">e</text:span> <text:span text:style-name="T33">💪* </text:span><text:span text:style-name="T481">1,5 </text:span><text:span text:style-name="T494">de</text:span><text:span text:style-name="T49"> </text:span><text:span text:style-name="T494">dano</text:span></text:p>
          </table:table-cell>
          <table:table-cell table:style-name="Técnicias.B3" office:value-type="string">
            <text:p text:style-name="P203"><text:span text:style-name="T60">🎲</text:span><text:span text:style-name="T515">1d</text:span><text:span text:style-name="T514">20</text:span><text:span text:style-name="T491"> </text:span><text:span text:style-name="T513">+</text:span><text:span text:style-name="T287">🔷</text:span><text:span text:style-name="T220">Nível </text:span><text:span text:style-name="T493">+</text:span><text:span text:style-name="T48"> 🏃</text:span><text:span text:style-name="T493">+</text:span><text:span text:style-name="T48">💪</text:span><text:span text:style-name="T491">&gt; </text:span><text:span text:style-name="T501">🛡️</text:span></text:p>
          </table:table-cell>
        </table:table-row>
        <table:table-row table:style-name="Técnicias.1">
          <table:table-cell table:style-name="Técnicias.A2" office:value-type="string">
            <text:p text:style-name="P235"><text:span text:style-name="T474">Chamado de batalha </text:span><text:span text:style-name="T507">(</text:span><text:span text:style-name="T517">0</text:span><text:span text:style-name="T507"> </text:span><text:span text:style-name="T510">🎬</text:span><text:span text:style-name="T469">A</text:span><text:span text:style-name="T463">ção</text:span><text:span text:style-name="T507">)</text:span></text:p>
          </table:table-cell>
          <table:table-cell table:style-name="Técnicias.B2" office:value-type="string">
            <text:p text:style-name="P199"><text:span text:style-name="T633">10</text:span><text:span text:style-name="T626">%</text:span><text:span text:style-name="T624"> de </text:span><text:span text:style-name="T568">⚡ </text:span><text:span text:style-name="T111">Energia</text:span></text:p>
          </table:table-cell>
        </table:table-row>
        <text:soft-page-break/>
        <table:table-row table:style-name="Técnicias.1">
          <table:table-cell table:style-name="Técnicias.A2" office:value-type="string">
            <text:p text:style-name="P219"><text:span text:style-name="T481">+2 </text:span><text:span text:style-name="T496">de </text:span><text:span text:style-name="T495">dano</text:span><text:span text:style-name="T481"> </text:span><text:span text:style-name="T497">a</text:span><text:span text:style-name="T481"> aliados por </text:span><text:span text:style-name="T522">2</text:span><text:span text:style-name="T511">🎞️</text:span><text:span text:style-name="T61">Ações</text:span></text:p>
          </table:table-cell>
          <table:table-cell table:style-name="Técnicias.B2" office:value-type="string">
            <text:p text:style-name="P400"><text:span text:style-name="T19">🎲</text:span><text:span text:style-name="T22">1d</text:span><text:span text:style-name="T23">20</text:span><text:span text:style-name="T20"> </text:span><text:span text:style-name="T24">+</text:span><text:span text:style-name="T288">🔷</text:span><text:span text:style-name="T249">Nível </text:span><text:span text:style-name="T21">+</text:span><text:span text:style-name="T578">🎖️</text:span><text:span text:style-name="T16">+🤝&gt; </text:span><text:span text:style-name="T247">🥢</text:span><text:span text:style-name="T248">3</text:span></text:p>
          </table:table-cell>
        </table:table-row>
        <table:table-row table:style-name="Técnicias.1">
          <table:table-cell table:style-name="Técnicias.A3" office:value-type="string">
            <text:p text:style-name="P236"><text:span text:style-name="T475">Flecha perfurante</text:span><text:span text:style-name="T474"> </text:span><text:span text:style-name="T507">(</text:span><text:span text:style-name="T517">0</text:span><text:span text:style-name="T507"> </text:span><text:span text:style-name="T510">🎬</text:span><text:span text:style-name="T469">A</text:span><text:span text:style-name="T463">ção</text:span><text:span text:style-name="T507">)</text:span></text:p>
          </table:table-cell>
          <table:table-cell table:style-name="Técnicias.B3" office:value-type="string">
            <text:p text:style-name="P206"><text:span text:style-name="T632">30</text:span><text:span text:style-name="T626">%</text:span><text:span text:style-name="T624"> de </text:span><text:span text:style-name="T568">⚡ </text:span><text:span text:style-name="T111">Energia</text:span></text:p>
          </table:table-cell>
        </table:table-row>
        <table:table-row table:style-name="Técnicias.1">
          <table:table-cell table:style-name="Técnicias.A3" office:value-type="string">
            <text:p text:style-name="P220">Sua flecha atinge na reta até</text:p>
          </table:table-cell>
          <table:table-cell table:style-name="Técnicias.B3" office:value-type="string">
            <text:p text:style-name="P205"><text:span text:style-name="T635">(</text:span>💥<text:span text:style-name="T46">Ataque /</text:span><text:span text:style-name="T491"> </text:span><text:span text:style-name="T498">6</text:span><text:span text:style-name="T492">)</text:span><text:span text:style-name="T491"> </text:span><text:span text:style-name="T513">+</text:span><text:span text:style-name="T287">🔷</text:span><text:span text:style-name="T220">Nível </text:span><text:span text:style-name="T218">alvos</text:span></text:p>
          </table:table-cell>
        </table:table-row>
        <table:table-row table:style-name="Técnicias.1">
          <table:table-cell table:style-name="Técnicias.A2" office:value-type="string">
            <text:p text:style-name="P238">Corpo Protetor <text:span text:style-name="T512">(</text:span><text:span text:style-name="T518">8</text:span><text:span text:style-name="T510">🎬</text:span><text:span text:style-name="T469">A</text:span><text:span text:style-name="T463">ção</text:span><text:span text:style-name="T512">)</text:span></text:p>
          </table:table-cell>
          <table:table-cell table:style-name="Técnicias.B2" office:value-type="string">
            <text:p text:style-name="P207"><text:span text:style-name="T636">20</text:span><text:span text:style-name="T626">%</text:span><text:span text:style-name="T624"> de </text:span><text:span text:style-name="T568">⚡ </text:span><text:span text:style-name="T111">Energia</text:span></text:p>
          </table:table-cell>
        </table:table-row>
        <table:table-row table:style-name="Técnicias.1">
          <table:table-cell table:style-name="Técnicias.A2" office:value-type="string">
            <text:p text:style-name="P221">Protege aliado concedendo 🪖= á</text:p>
          </table:table-cell>
          <table:table-cell table:style-name="Técnicias.B2" office:value-type="string">
            <text:p text:style-name="P208">🎲1d20 +🧗+ <text:span text:style-name="T409">✊</text:span><text:span text:style-name="T410">Con </text:span><text:span text:style-name="T513">+</text:span><text:span text:style-name="T287">🔷</text:span><text:span text:style-name="T220">Nível </text:span></text:p>
          </table:table-cell>
        </table:table-row>
        <table:table-row table:style-name="Técnicias.1">
          <table:table-cell table:style-name="Técnicias.A3" office:value-type="string">
            <text:p text:style-name="P239">Locomoção de batalha <text:span text:style-name="T512">(</text:span><text:span text:style-name="T518">8</text:span><text:span text:style-name="T510">🎬</text:span><text:span text:style-name="T469">A</text:span><text:span text:style-name="T463">ção</text:span><text:span text:style-name="T512">)</text:span></text:p>
          </table:table-cell>
          <table:table-cell table:style-name="Técnicias.B3" office:value-type="string">
            <text:p text:style-name="P209"><text:span text:style-name="T636">20</text:span><text:span text:style-name="T626">%</text:span><text:span text:style-name="T624"> de </text:span><text:span text:style-name="T568">⚡ </text:span><text:span text:style-name="T111">Energia</text:span></text:p>
          </table:table-cell>
        </table:table-row>
        <table:table-row table:style-name="Técnicias.1">
          <table:table-cell table:style-name="Técnicias.A3" office:value-type="string">
            <text:p text:style-name="P222">+2 em <text:span text:style-name="T33">Esquivas </text:span><text:span text:style-name="T481">por</text:span><text:span text:style-name="T33"> </text:span><text:span text:style-name="T481">2 turnos</text:span></text:p>
          </table:table-cell>
          <table:table-cell table:style-name="Técnicias.B3" office:value-type="string">
            <text:p text:style-name="P212">🎲1d20 +🧗+ <text:span text:style-name="T409">✊</text:span><text:span text:style-name="T410">Con </text:span><text:span text:style-name="T513">+</text:span><text:span text:style-name="T287">🔷</text:span><text:span text:style-name="T220">Nível </text:span><text:span text:style-name="T223">&gt;</text:span><text:span text:style-name="T224">🥢</text:span><text:span text:style-name="T225">2</text:span></text:p>
          </table:table-cell>
        </table:table-row>
        <table:table-row table:style-name="Técnicias.1">
          <table:table-cell table:style-name="Técnicias.A2" office:value-type="string">
            <text:p text:style-name="P241">Presença intimidadora <text:span text:style-name="T512">(</text:span><text:span text:style-name="T523">1</text:span><text:span text:style-name="T512"> </text:span><text:span text:style-name="T510">🎬</text:span><text:span text:style-name="T469">A</text:span><text:span text:style-name="T463">ção</text:span><text:span text:style-name="T512">)</text:span></text:p>
          </table:table-cell>
          <table:table-cell table:style-name="Técnicias.B2" office:value-type="string">
            <text:p text:style-name="P210"><text:span text:style-name="T639">3</text:span><text:span text:style-name="T636">0</text:span><text:span text:style-name="T626">%</text:span><text:span text:style-name="T624"> de </text:span><text:span text:style-name="T568">⚡ </text:span><text:span text:style-name="T111">Energia</text:span></text:p>
          </table:table-cell>
        </table:table-row>
        <table:table-row table:style-name="Técnicias.1">
          <table:table-cell table:style-name="Técnicias.A2" office:value-type="string">
            <text:p text:style-name="P218"><text:span text:style-name="T624">🌀</text:span><text:span text:style-name="T499">Inimigos próximos </text:span><text:span text:style-name="T500">por 2</text:span><text:span text:style-name="T219">🎞️</text:span><text:span text:style-name="T221">Ações</text:span></text:p>
          </table:table-cell>
          <table:table-cell table:style-name="Técnicias.B2" office:value-type="string">
            <text:p text:style-name="P211">🎲1d20 <text:span text:style-name="T639">+</text:span>🫵<text:span text:style-name="T639">+🤝</text:span><text:span text:style-name="T206">+</text:span><text:span text:style-name="T287">🔷</text:span><text:span text:style-name="T220">Nível</text:span><text:span text:style-name="T222"> </text:span><text:span text:style-name="T223">&gt; </text:span><text:span text:style-name="T224">🥢</text:span><text:span text:style-name="T226">3</text:span></text:p>
          </table:table-cell>
        </table:table-row>
        <table:table-row table:style-name="Técnicias.1">
          <table:table-cell table:style-name="Técnicias.A3" office:value-type="string">
            <text:p text:style-name="P240"><text:span text:style-name="T476">E</text:span><text:span text:style-name="T449">spada rotatória </text:span><text:span text:style-name="T512">(</text:span><text:span text:style-name="T507">12</text:span><text:span text:style-name="T512"> </text:span><text:span text:style-name="T510">🎬</text:span><text:span text:style-name="T469">A</text:span><text:span text:style-name="T463">ção</text:span><text:span text:style-name="T512">)</text:span></text:p>
          </table:table-cell>
          <table:table-cell table:style-name="Técnicias.B3" office:value-type="string">
            <text:p text:style-name="P214"><text:span text:style-name="T643">10</text:span><text:span text:style-name="T626">%</text:span><text:span text:style-name="T624"> de </text:span><text:span text:style-name="T571">⚡ </text:span><text:span text:style-name="T111">Energia</text:span></text:p>
          </table:table-cell>
        </table:table-row>
        <table:table-row table:style-name="Técnicias.1">
          <table:table-cell table:style-name="Técnicias.B3" table:number-columns-spanned="2" office:value-type="string">
            <text:p text:style-name="P225">Dano em are até 2 m 💥Ataque <text:span text:style-name="T206">+</text:span><text:span text:style-name="T287">🔷</text:span><text:span text:style-name="T220">Nível </text:span><text:span text:style-name="T213">e</text:span>❗Dano <text:span text:style-name="T206">+</text:span><text:span text:style-name="T287">🔷</text:span><text:span text:style-name="T220">Nível</text:span></text:p>
          </table:table-cell>
          <table:covered-table-cell/>
        </table:table-row>
        <table:table-row table:style-name="Técnicias.1">
          <table:table-cell table:style-name="Técnicias.A2" office:value-type="string">
            <text:p text:style-name="P240">Avanço rotatório <text:span text:style-name="T512">(</text:span><text:span text:style-name="T507">8</text:span><text:span text:style-name="T512"> </text:span><text:span text:style-name="T510">🎬</text:span><text:span text:style-name="T469">A</text:span><text:span text:style-name="T463">ção</text:span><text:span text:style-name="T512">)</text:span></text:p>
          </table:table-cell>
          <table:table-cell table:style-name="Técnicias.B2" office:value-type="string">
            <text:p text:style-name="P214"><text:span text:style-name="T643">3</text:span>0<text:span text:style-name="T626">%</text:span><text:span text:style-name="T624"> de </text:span><text:span text:style-name="T571">⚡ </text:span><text:span text:style-name="T138">Energia</text:span></text:p>
          </table:table-cell>
        </table:table-row>
        <table:table-row table:style-name="Técnicias.1">
          <table:table-cell table:style-name="Técnicias.B2" table:number-columns-spanned="2" office:value-type="string">
            <text:p text:style-name="P225">Dano em are até 2 m e avança 6m💥Ataque <text:span text:style-name="T206">+</text:span><text:span text:style-name="T287">🔷</text:span><text:span text:style-name="T220">Nível </text:span><text:span text:style-name="T213">e</text:span>❗Dano <text:span text:style-name="T206">+</text:span><text:span text:style-name="T287">🔷</text:span><text:span text:style-name="T220">Nível</text:span></text:p>
          </table:table-cell>
          <table:covered-table-cell/>
        </table:table-row>
        <table:table-row table:style-name="Técnicias.1">
          <table:table-cell table:style-name="Técnicias.B3" table:number-columns-spanned="2" office:value-type="string">
            <text:p text:style-name="P213"/>
          </table:table-cell>
          <table:covered-table-cell/>
        </table:table-row>
        <table:table-row table:style-name="Técnicias.1">
          <table:table-cell table:style-name="Técnicias.B3" table:number-columns-spanned="2" office:value-type="string">
            <text:p text:style-name="P213"/>
          </table:table-cell>
          <table:covered-table-cell/>
        </table:table-row>
        <table:table-row table:style-name="Técnicias.1">
          <table:table-cell table:style-name="Técnicias.B2" table:number-columns-spanned="2" office:value-type="string">
            <text:p text:style-name="P213"/>
          </table:table-cell>
          <table:covered-table-cell/>
        </table:table-row>
        <table:table-row table:style-name="Técnicias.1">
          <table:table-cell table:style-name="Técnicias.B2" table:number-columns-spanned="2" office:value-type="string">
            <text:p text:style-name="P213"/>
          </table:table-cell>
          <table:covered-table-cell/>
        </table:table-row>
        <table:table-row table:style-name="Técnicias.1">
          <table:table-cell table:style-name="Técnicias.B3" table:number-columns-spanned="2" office:value-type="string">
            <text:p text:style-name="P224"/>
          </table:table-cell>
          <table:covered-table-cell/>
        </table:table-row>
        <table:table-row table:style-name="Técnicias.1">
          <table:table-cell table:style-name="Técnicias.B3" table:number-columns-spanned="2" office:value-type="string">
            <text:p text:style-name="P213"/>
          </table:table-cell>
          <table:covered-table-cell/>
        </table:table-row>
      </table:table>
      <text:p text:style-name="P403"/>
      <text:p text:style-name="P40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23"><text:span text:style-name="T33">Fúria</text:span> <text:span text:style-name="T512">(</text:span><text:span text:style-name="T518">8</text:span><text:span text:style-name="T510">🎬</text:span><text:span text:style-name="T59">A</text:span><text:span text:style-name="T58">ção</text:span><text:span text:style-name="T512">)</text:span></text:p>
          </table:table-cell>
        </table:table-row>
        <table:table-row table:style-name="Tabela1.1">
          <table:table-cell table:style-name="Tabela1.A2" office:value-type="string">
            <text:p text:style-name="P214"><text:span text:style-name="T641">Ataques</text:span>💥 <text:span text:style-name="T641">são </text:span><text:span text:style-name="T640">6</text:span><text:span text:style-name="T510">🎬</text:span><text:span text:style-name="T59">A</text:span><text:span text:style-name="T58">ção, </text:span><text:span text:style-name="T519">+1 dano e </text:span><text:span text:style-name="T520">🪖 </text:span><text:span text:style-name="T519">por acerto durante 10</text:span><text:span text:style-name="T219">🎞️</text:span><text:span text:style-name="T221">Ações</text:span></text:p>
          </table:table-cell>
        </table:table-row>
      </table:table>
      <text:p text:style-name="P4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ova" svg:font-family="'Arial Nova'" style:font-family-generic="system" style:font-pitch="variable"/>
    <style:font-face style:name="Arial Nova1" svg:font-family="'Arial Nova', 'Arial Nova_MSFontService'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Courier New" svg:font-family="'Courier New'" style:font-adornments="Normal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D Digi Kyokasho NK-B" svg:font-family="'UD Digi Kyokasho NK-B'" style:font-family-generic="roman" style:font-pitch="variable"/>
    <style:font-face style:name="UD Digi Kyokasho NK-B1" svg:font-family="'UD Digi Kyokasho NK-B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able_20_1" style:display-name="Plain Table 1" style:family="paragraph" style:parent-style-name="Normal_20_Table">
      <style:paragraph-properties fo:margin-top="0cm" fo:margin-bottom="0cm" style:contextual-spacing="false" fo:line-height="100%" fo:padding="0cm" fo:border="none" style:shadow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24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egoe UI" fo:font-family="'Segoe UI'" style:font-family-generic="swiss" style:font-pitch="variable" fo:font-size="16pt" fo:font-weight="normal" style:font-name-asian="OpenSymbol" style:font-family-asian="OpenSymbol" style:font-charset-asian="x-symbol" style:font-size-asian="14pt" style:font-weight-asian="normal" style:font-name-complex="OpenSymbol" style:font-family-complex="OpenSymbol" style:font-charset-complex="x-symbol" style:font-size-complex="16pt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/>
    <style:style style:name="ListLabel_20_704" style:display-name="ListLabel 704" style:family="text"/>
    <style:style style:name="ListLabel_20_705" style:display-name="ListLabel 705" style:family="text"/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/>
    <style:style style:name="ListLabel_20_709" style:display-name="ListLabel 709" style:family="text"/>
    <style:style style:name="ListLabel_20_710" style:display-name="ListLabel 710" style:family="text"/>
    <style:style style:name="ListLabel_20_711" style:display-name="ListLabel 711" style:family="text"/>
    <style:style style:name="ListLabel_20_712" style:display-name="ListLabel 712" style:family="text"/>
    <style:style style:name="ListLabel_20_713" style:display-name="ListLabel 713" style:family="text"/>
    <style:style style:name="ListLabel_20_714" style:display-name="ListLabel 714" style:family="text"/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/>
    <style:style style:name="ListLabel_20_720" style:display-name="ListLabel 720" style:family="text"/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/>
    <style:style style:name="ListLabel_20_758" style:display-name="ListLabel 758" style:family="text"/>
    <style:style style:name="ListLabel_20_759" style:display-name="ListLabel 759" style:family="text"/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/>
    <style:style style:name="ListLabel_20_774" style:display-name="ListLabel 774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">
      <text:list-level-style-bullet text:level="1" text:style-name="ListLabel_20_6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a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aa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aaa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aaaa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aaaaa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aaaaaa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aaaaaaa">
      <text:list-level-style-bullet text:level="1" text:style-name="ListLabel_20_6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aaaaaaaa">
      <text:list-level-style-bullet text:level="1" text:style-name="ListLabel_20_7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7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aaaaaaaaaaaa">
      <text:list-level-style-bullet text:level="1" text:style-name="ListLabel_20_7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Jotabela_20_01.1" style:display-name="Jotabela 01.1" style:family="table-cell">
      <style:table-cell-properties fo:background-color="#ffffff" fo:border-left="0.74pt solid #000000" fo:border-top="0.74pt solid #000000" fo:border-bottom="0.74pt solid #000000" fo:padding="0.101cm" fo:padding-left="0.101cm" fo:padding-right="0.101cm" fo:padding-top="0.101cm" fo:padding-bottom="0.101cm" style:writing-mode="lr-tb"/>
      <style:text-properties fo:font-size="14pt" fo:font-weight="bold" style:font-name="Arial" fo:font-family="Arial" style:font-family-generic="swiss" style:font-size-asian="14pt" style:font-weight-asian="bold" style:font-name-asian="Calibri" style:font-family-asian="Calibri" style:font-family-generic-asian="roman" style:font-size-complex="14pt" style:font-weight-complex="bold" style:font-name-complex="Calibri" style:font-family-complex="Calibri" style:font-family-generic-complex="roman"/>
    </style:style>
    <style:style style:name="Jotabela_20_01.2" style:display-name="Jotabela 01.2" style:family="table-cell">
      <style:table-cell-properties fo:background-color="#ffffff" fo:border-lef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3" style:display-name="Jotabela 01.3" style:family="table-cell">
      <style:table-cell-properties fo:background-color="#ffffff" fo:border-lef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4" style:display-name="Jotabela 01.4" style:family="table-cell">
      <style:table-cell-properties fo:background-color="#ffffff" fo:border-left="0.74pt solid #000000" fo:border-righ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5" style:display-name="Jotabela 01.5" style:family="table-cell">
      <style:table-cell-properties fo:background-color="#ffffff" fo:border-lef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6" style:display-name="Jotabela 01.6" style:family="table-cell">
      <style:table-cell-properties fo:background-color="#ffffff" fo:border-lef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7" style:display-name="Jotabela 01.7" style:family="table-cell">
      <style:table-cell-properties fo:background-color="#ffffff" fo:border-lef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8" style:display-name="Jotabela 01.8" style:family="table-cell">
      <style:table-cell-properties fo:background-color="#ffffff" fo:border-lef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9" style:display-name="Jotabela 01.9" style:family="table-cell">
      <style:table-cell-properties fo:background-color="#ffffff" fo:border-lef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10" style:display-name="Jotabela 01.10" style:family="table-cell">
      <style:table-cell-properties fo:background-color="#ffffff" fo:border-left="0.74pt solid #000000" fo:border-righ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11" style:display-name="Jotabela 01.11" style:family="table-cell">
      <style:table-cell-properties fo:background-color="#ffffff" fo:border-left="0.74pt solid #000000" fo:border-top="0.74pt solid #000000" fo:border-bottom="0.74pt solid #000000" fo:padding="0.101cm" fo:padding-left="0.101cm" fo:padding-right="0.101cm" fo:padding-top="0.101cm" fo:padding-bottom="0.101cm" style:writing-mode="lr-tb"/>
      <style:text-properties fo:font-size="14pt" fo:font-weight="bold" style:font-name="Arial" fo:font-family="Arial" style:font-family-generic="swiss" style:font-size-asian="14pt" style:font-weight-asian="bold" style:font-name-asian="Calibri" style:font-family-asian="Calibri" style:font-family-generic-asian="roman" style:font-size-complex="14pt" style:font-weight-complex="bold" style:font-name-complex="Calibri" style:font-family-complex="Calibri" style:font-family-generic-complex="roman"/>
    </style:style>
    <style:style style:name="Jotabela_20_01.12" style:display-name="Jotabela 01.12" style:family="table-cell">
      <style:table-cell-properties fo:background-color="#ffffff" fo:border-left="0.74pt solid #000000" fo:border-right="0.74pt solid #000000" fo:border-top="0.74pt solid #000000" fo:border-bottom="0.74pt solid #000000" fo:padding="0.101cm" fo:padding-left="0.101cm" fo:padding-right="0.101cm" fo:padding-top="0.101cm" fo:padding-bottom="0.101cm" style:writing-mode="lr-tb"/>
      <style:text-properties fo:font-size="14pt" fo:font-weight="bold" style:font-name="Arial" fo:font-family="Arial" style:font-family-generic="swiss" style:font-size-asian="14pt" style:font-weight-asian="bold" style:font-name-asian="Calibri" style:font-family-asian="Calibri" style:font-family-generic-asian="roman" style:font-size-complex="14pt" style:font-weight-complex="bold" style:font-name-complex="Calibri" style:font-family-complex="Calibri" style:font-family-generic-complex="roman"/>
    </style:style>
    <style:style style:name="Jotabela_20_01.13" style:display-name="Jotabela 01.13" style:family="table-cell">
      <style:table-cell-properties fo:background-color="#ffffff" fo:border-lef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14" style:display-name="Jotabela 01.14" style:family="table-cell">
      <style:table-cell-properties fo:background-color="#ffffff" fo:border-left="0.74pt solid #000000" fo:border-righ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Jotabela_20_01.15" style:display-name="Jotabela 01.15" style:family="table-cell">
      <style:table-cell-properties fo:background-color="#ffffff" fo:border-left="0.74pt solid #000000" fo:border-top="0.74pt solid #000000" fo:border-bottom="0.74pt solid #000000" fo:padding="0.101cm" fo:padding-left="0.101cm" fo:padding-right="0.101cm" fo:padding-top="0.101cm" fo:padding-bottom="0.101cm" style:writing-mode="lr-tb"/>
      <style:text-properties fo:font-size="14pt" fo:font-weight="bold" style:font-name="Arial" fo:font-family="Arial" style:font-family-generic="swiss" style:font-size-asian="14pt" style:font-weight-asian="bold" style:font-name-asian="Calibri" style:font-family-asian="Calibri" style:font-family-generic-asian="roman" style:font-size-complex="14pt" style:font-weight-complex="bold" style:font-name-complex="Calibri" style:font-family-complex="Calibri" style:font-family-generic-complex="roman"/>
    </style:style>
    <style:style style:name="Jotabela_20_01.16" style:display-name="Jotabela 01.16" style:family="table-cell">
      <style:table-cell-properties fo:background-color="#ffffff" fo:border-left="0.74pt solid #000000" fo:border-bottom="0.74pt solid #000000" fo:padding="0.101cm" fo:padding-left="0.101cm" fo:padding-right="0.101cm" fo:padding-top="0.101cm" fo:padding-bottom="0.101cm" style:writing-mode="lr-tb"/>
      <style:text-properties style:font-name="Arial" fo:font-family="Arial" style:font-family-generic="swiss" style:font-name-asian="Calibri" style:font-family-asian="Calibri" style:font-family-generic-asian="roman" style:font-name-complex="Calibri" style:font-family-complex="Calibri" style:font-family-generic-complex="roman"/>
    </style: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Jotabela 01" table:first-row-end-column="row" table:first-row-start-column="row" table:last-row-end-column="row" table:last-row-start-column="row">
      <table:first-row table:style-name="Jotabela_20_01.1"/>
      <table:last-row table:style-name="Jotabela_20_01.2"/>
      <table:first-column table:style-name="Jotabela_20_01.3"/>
      <table:last-column table:style-name="Jotabela_20_01.4"/>
      <table:body table:style-name="Jotabela_20_01.9"/>
      <table:even-rows table:style-name="Jotabela_20_01.5"/>
      <table:odd-rows table:style-name="Jotabela_20_01.6"/>
      <table:even-columns table:style-name="Jotabela_20_01.7"/>
      <table:odd-columns table:style-name="Jotabela_20_01.8"/>
      <table:background table:style-name="Jotabela_20_01.10"/>
      <loext:first-row-even-column table:style-name="Jotabela_20_01.15"/>
      <loext:last-row-even-column table:style-name="Jotabela_20_01.16"/>
      <loext:first-row-end-column table:style-name="Jotabela_20_01.12"/>
      <loext:first-row-start-column table:style-name="Jotabela_20_01.11"/>
      <loext:last-row-end-column table:style-name="Jotabela_20_01.14"/>
      <loext:last-row-start-column table:style-name="Jotabela_20_01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e9a814"/>
    </style:style>
    <style:style style:name="MP2" style:family="paragraph" style:parent-style-name="Footer">
      <style:paragraph-properties fo:text-align="start" style:justify-single-word="false"/>
      <style:text-properties style:font-name="Arial" fo:font-size="16pt" officeooo:paragraph-rsid="00514929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register-truth-ref-style-name="Text_20_body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fill-hatch-solid="true" draw:opacity="100%" draw:fill-image-width="1cm" draw:fill-image-height="1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fill-hatch-solid="true" draw:opacity="100%" draw:fill-image-width="1cm" draw:fill-image-height="1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 draw:style-name="Mdp2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  <style:master-page style:name="Endnote" style:page-layout-name="Mpm4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21:46:12.082000000</meta:creation-date>
    <dc:date>2023-05-20T11:44:09.275000000</dc:date>
    <meta:editing-duration>P2DT5H22M55S</meta:editing-duration>
    <meta:editing-cycles>489</meta:editing-cycles>
    <meta:generator>LibreOffice/7.5.1.2$Windows_X86_64 LibreOffice_project/fcbaee479e84c6cd81291587d2ee68cba099e129</meta:generator>
    <meta:document-statistic meta:table-count="39" meta:image-count="0" meta:object-count="0" meta:page-count="31" meta:paragraph-count="1638" meta:word-count="5100" meta:character-count="26188" meta:non-whitespace-character-count="22723"/>
  </office:meta>
</office:document-meta>
</file>